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Body_20_text_20__28_2_29_">
      <loext:graphic-properties draw:fill="none" draw:fill-color="#ffffff"/>
      <style:paragraph-properties fo:margin-left="0cm" fo:margin-right="0cm" fo:margin-top="0cm" fo:margin-bottom="0cm" style:contextual-spacing="false" fo:text-align="start" style:justify-single-word="false" fo:keep-together="auto" fo:orphans="0" fo:widows="0" fo:text-indent="0cm" style:auto-text-indent="false" fo:background-color="transparent" fo:keep-with-next="auto" style:writing-mode="lr-tb"/>
    </style:style>
    <style:style style:name="P2" style:family="paragraph" style:parent-style-name="Body_20_text_20__28_2_29_">
      <loext:graphic-properties draw:fill="none" draw:fill-color="#ffffff"/>
      <style:paragraph-properties fo:margin-left="0cm" fo:margin-right="0cm" fo:margin-top="0cm" fo:margin-bottom="0cm" style:contextual-spacing="false" fo:line-height="0.369cm" fo:text-align="start" style:justify-single-word="false" fo:keep-together="auto" fo:orphans="0" fo:widows="0" fo:text-indent="0cm" style:auto-text-indent="false" fo:background-color="transparent" fo:keep-with-next="auto" style:writing-mode="lr-tb"/>
    </style:style>
    <style:style style:name="P3" style:family="paragraph" style:parent-style-name="Body_20_text_20__28_2_29_">
      <loext:graphic-properties draw:fill="none" draw:fill-color="#ffffff"/>
      <style:paragraph-properties fo:margin-left="0cm" fo:margin-right="0cm" fo:margin-top="0cm" fo:margin-bottom="0cm" style:contextual-spacing="false" fo:line-height="0.369cm" fo:text-align="start" style:justify-single-word="false" fo:keep-together="auto" fo:orphans="0" fo:widows="0" fo:text-indent="0cm" style:auto-text-indent="false" fo:break-before="page" fo:background-color="transparent" fo:keep-with-next="auto" style:writing-mode="lr-tb"/>
    </style:style>
    <style:style style:name="P4" style:family="paragraph" style:parent-style-name="Body_20_text_20__28_2_29_">
      <loext:graphic-properties draw:fill="none" draw:fill-color="#ffffff"/>
      <style:paragraph-properties fo:margin-left="0cm" fo:margin-right="0cm" fo:margin-top="0cm" fo:margin-bottom="0.758cm" style:contextual-spacing="false" fo:line-height="0.369cm" fo:text-align="start" style:justify-single-word="false" fo:keep-together="auto" fo:orphans="0" fo:widows="0" fo:text-indent="0cm" style:auto-text-indent="false" fo:background-color="transparent" fo:keep-with-next="auto" style:writing-mode="lr-tb"/>
    </style:style>
    <style:style style:name="P5" style:family="paragraph" style:parent-style-name="Body_20_text_20__28_2_29_">
      <loext:graphic-properties draw:fill="none" draw:fill-color="#ffffff"/>
      <style:paragraph-properties fo:margin-left="0cm" fo:margin-right="0cm" fo:margin-top="0cm" fo:margin-bottom="0.173cm" style:contextual-spacing="false" fo:line-height="0.369cm" fo:text-align="start" style:justify-single-word="false" fo:keep-together="auto" fo:orphans="0" fo:widows="0" fo:text-indent="0cm" style:auto-text-indent="false" fo:background-color="transparent" fo:keep-with-next="auto" style:writing-mode="lr-tb"/>
    </style:style>
    <style:style style:name="P6" style:family="paragraph" style:parent-style-name="Body_20_text_20__28_2_29_">
      <loext:graphic-properties draw:fill="none" draw:fill-color="#ffffff"/>
      <style:paragraph-properties fo:margin-left="0cm" fo:margin-right="0cm" fo:margin-top="0cm" fo:margin-bottom="0.169cm" style:contextual-spacing="false" fo:line-height="0.369cm" fo:text-align="start" style:justify-single-word="false" fo:keep-together="auto" fo:orphans="0" fo:widows="0" fo:text-indent="0cm" style:auto-text-indent="false" fo:background-color="transparent" fo:keep-with-next="auto" style:writing-mode="lr-tb"/>
    </style:style>
    <style:style style:name="P7" style:family="paragraph" style:parent-style-name="Body_20_text_20__28_2_29_">
      <loext:graphic-properties draw:fill="none" draw:fill-color="#ffffff"/>
      <style:paragraph-properties fo:margin-left="0cm" fo:margin-right="0cm" fo:margin-top="0cm" fo:margin-bottom="0.176cm" style:contextual-spacing="false" fo:line-height="0.369cm" fo:text-align="start" style:justify-single-word="false" fo:keep-together="auto" fo:orphans="0" fo:widows="0" fo:text-indent="0cm" style:auto-text-indent="false" fo:background-color="transparent" fo:keep-with-next="auto" style:writing-mode="lr-tb"/>
    </style:style>
    <style:style style:name="P8" style:family="paragraph" style:parent-style-name="Body_20_text_20__28_2_29_">
      <loext:graphic-properties draw:fill="none" draw:fill-color="#ffffff"/>
      <style:paragraph-properties fo:margin-left="0cm" fo:margin-right="0cm" fo:margin-top="0cm" fo:margin-bottom="0.18cm" style:contextual-spacing="false" fo:line-height="0.369cm" fo:text-align="start" style:justify-single-word="false" fo:keep-together="auto" fo:orphans="0" fo:widows="0" fo:text-indent="0cm" style:auto-text-indent="false" fo:background-color="transparent" fo:keep-with-next="auto" style:writing-mode="lr-tb"/>
    </style:style>
    <style:style style:name="P9" style:family="paragraph" style:parent-style-name="Body_20_text_20__28_2_29_">
      <loext:graphic-properties draw:fill="none" draw:fill-color="#ffffff"/>
      <style:paragraph-properties fo:margin-left="0cm" fo:margin-right="0cm" fo:margin-top="0cm" fo:margin-bottom="0.206cm" style:contextual-spacing="false" fo:line-height="0.369cm" fo:text-align="start" style:justify-single-word="false" fo:keep-together="auto" fo:orphans="0" fo:widows="0" fo:text-indent="0cm" style:auto-text-indent="false" fo:background-color="transparent" fo:keep-with-next="auto" style:writing-mode="lr-tb"/>
    </style:style>
    <style:style style:name="P10" style:family="paragraph" style:parent-style-name="Body_20_text_20__28_2_29_">
      <loext:graphic-properties draw:fill="none" draw:fill-color="#ffffff"/>
      <style:paragraph-properties fo:margin-left="0cm" fo:margin-right="0cm" fo:margin-top="0cm" fo:margin-bottom="0.829cm" style:contextual-spacing="false" fo:line-height="0.369cm" fo:text-align="start" style:justify-single-word="false" fo:keep-together="auto" fo:orphans="0" fo:widows="0" fo:text-indent="0cm" style:auto-text-indent="false" fo:background-color="transparent" fo:keep-with-next="auto" style:writing-mode="lr-tb"/>
    </style:style>
    <style:style style:name="P11" style:family="paragraph" style:parent-style-name="Body_20_text_20__28_2_29_">
      <loext:graphic-properties draw:fill="none" draw:fill-color="#ffffff"/>
      <style:paragraph-properties fo:margin-left="0cm" fo:margin-right="8.784cm" fo:margin-top="0cm" fo:margin-bottom="0cm" style:contextual-spacing="false" fo:line-height="0.369cm" fo:text-align="start" style:justify-single-word="false" fo:keep-together="auto" fo:orphans="0" fo:widows="0" fo:text-indent="0cm" style:auto-text-indent="false" fo:background-color="transparent" fo:keep-with-next="auto" style:writing-mode="lr-tb"/>
    </style:style>
    <style:style style:name="P12" style:family="paragraph" style:parent-style-name="Body_20_text_20__28_2_29_">
      <loext:graphic-properties draw:fill="none" draw:fill-color="#ffffff"/>
      <style:paragraph-properties fo:margin-left="0.494cm" fo:margin-right="0cm" fo:margin-top="0cm" fo:margin-bottom="0.794cm" style:contextual-spacing="false" fo:line-height="0.369cm" fo:text-align="start" style:justify-single-word="false" fo:keep-together="auto" fo:orphans="0" fo:widows="0" fo:text-indent="0cm" style:auto-text-indent="false" fo:background-color="transparent" fo:keep-with-next="auto" style:writing-mode="lr-tb"/>
    </style:style>
    <style:style style:name="P13" style:family="paragraph" style:parent-style-name="Body_20_text_20__28_2_29_">
      <loext:graphic-properties draw:fill="none" draw:fill-color="#ffffff"/>
      <style:paragraph-properties fo:margin-left="0cm" fo:margin-right="4.092cm" fo:margin-top="0cm" fo:margin-bottom="0cm" style:contextual-spacing="false" fo:line-height="0.369cm" fo:text-align="start" style:justify-single-word="false" fo:keep-together="auto" fo:orphans="0" fo:widows="0" fo:text-indent="0cm" style:auto-text-indent="false" fo:background-color="transparent" fo:keep-with-next="auto" style:writing-mode="lr-tb"/>
    </style:style>
    <style:style style:name="P14" style:family="paragraph" style:parent-style-name="Body_20_text_20__28_2_29_">
      <loext:graphic-properties draw:fill="none" draw:fill-color="#ffffff"/>
      <style:paragraph-properties fo:margin-left="0cm" fo:margin-right="3.881cm" fo:margin-top="0cm" fo:margin-bottom="0cm" style:contextual-spacing="false" fo:line-height="0.369cm" fo:text-align="start" style:justify-single-word="false" fo:keep-together="auto" fo:orphans="0" fo:widows="0" fo:text-indent="0cm" style:auto-text-indent="false" fo:background-color="transparent" fo:keep-with-next="auto" style:writing-mode="lr-tb"/>
    </style:style>
    <style:style style:name="P15" style:family="paragraph" style:parent-style-name="Body_20_text_20__28_2_29_">
      <loext:graphic-properties draw:fill="none" draw:fill-color="#ffffff"/>
      <style:paragraph-properties fo:margin-left="1.341cm" fo:margin-right="0cm" fo:margin-top="0cm" fo:margin-bottom="0.176cm" style:contextual-spacing="false" fo:line-height="0.369cm" fo:text-align="start" style:justify-single-word="false" fo:keep-together="auto" fo:orphans="0" fo:widows="0" fo:text-indent="0cm" style:auto-text-indent="false" fo:background-color="transparent" fo:keep-with-next="auto" style:writing-mode="lr-tb"/>
    </style:style>
    <style:style style:name="P16" style:family="paragraph" style:parent-style-name="Body_20_text_20__28_2_29_">
      <loext:graphic-properties draw:fill="none" draw:fill-color="#ffffff"/>
      <style:paragraph-properties fo:margin-left="0cm" fo:margin-right="0.953cm" fo:margin-top="0cm" fo:margin-bottom="0.173cm" style:contextual-spacing="false" fo:line-height="0.369cm" fo:text-align="start" style:justify-single-word="false" fo:keep-together="auto" fo:orphans="0" fo:widows="0" fo:text-indent="0cm" style:auto-text-indent="false" fo:background-color="transparent" fo:keep-with-next="auto" style:writing-mode="lr-tb"/>
    </style:style>
    <style:style style:name="P17" style:family="paragraph" style:parent-style-name="Body_20_text_20__28_2_29_">
      <loext:graphic-properties draw:fill="none" draw:fill-color="#ffffff"/>
      <style:paragraph-properties fo:margin-left="0cm" fo:margin-right="4.445cm" fo:margin-top="0cm" fo:margin-bottom="0.758cm" style:contextual-spacing="false" fo:line-height="0.369cm" fo:text-align="start" style:justify-single-word="false" fo:keep-together="auto" fo:orphans="0" fo:widows="0" fo:text-indent="0cm" style:auto-text-indent="false" fo:background-color="transparent" fo:keep-with-next="auto" style:writing-mode="lr-tb"/>
    </style:style>
    <style:style style:name="P18" style:family="paragraph" style:parent-style-name="Body_20_text_20__28_2_29_">
      <loext:graphic-properties draw:fill="none" draw:fill-color="#ffffff"/>
      <style:paragraph-properties fo:margin-left="1.411cm" fo:margin-right="0cm" fo:margin-top="0cm" fo:margin-bottom="0.183cm" style:contextual-spacing="false" fo:line-height="0.369cm" fo:text-align="start" style:justify-single-word="false" fo:keep-together="auto" fo:orphans="0" fo:widows="0" fo:text-indent="0cm" style:auto-text-indent="false" fo:background-color="transparent" fo:keep-with-next="auto" style:writing-mode="lr-tb"/>
    </style:style>
    <style:style style:name="P19" style:family="paragraph" style:parent-style-name="Body_20_text_20__28_2_29_">
      <loext:graphic-properties draw:fill="none" draw:fill-color="#ffffff"/>
      <style:paragraph-properties fo:margin-left="0cm" fo:margin-right="2.611cm" fo:margin-top="0cm" fo:margin-bottom="0cm" style:contextual-spacing="false" fo:line-height="0.369cm" fo:text-align="start" style:justify-single-word="false" fo:keep-together="auto" fo:orphans="0" fo:widows="0" fo:text-indent="0cm" style:auto-text-indent="false" fo:background-color="transparent" fo:keep-with-next="auto" style:writing-mode="lr-tb"/>
    </style:style>
    <style:style style:name="P20" style:family="paragraph" style:parent-style-name="Body_20_text_20__28_2_29_">
      <loext:graphic-properties draw:fill="none" draw:fill-color="#ffffff"/>
      <style:paragraph-properties fo:margin-left="0cm" fo:margin-right="5.75cm" fo:margin-top="0cm" fo:margin-bottom="0cm" style:contextual-spacing="false" fo:line-height="0.369cm" fo:text-align="start" style:justify-single-word="false" fo:keep-together="auto" fo:orphans="0" fo:widows="0" fo:text-indent="0cm" style:auto-text-indent="false" fo:background-color="transparent" fo:keep-with-next="auto" style:writing-mode="lr-tb"/>
    </style:style>
    <style:style style:name="P21" style:family="paragraph" style:parent-style-name="Body_20_text_20__28_2_29_" style:list-style-name="WWNum1">
      <loext:graphic-properties draw:fill="none" draw:fill-color="#ffffff"/>
      <style:paragraph-properties fo:margin-left="0cm" fo:margin-right="0cm" fo:margin-top="0cm" fo:margin-bottom="0cm" style:contextual-spacing="false" fo:line-height="0.369cm" fo:text-align="start" style:justify-single-word="false" fo:keep-together="auto" fo:orphans="0" fo:widows="0" fo:text-indent="0cm" style:auto-text-indent="false" fo:background-color="transparent" fo:keep-with-next="auto" style:writing-mode="lr-tb">
        <style:tab-stops>
          <style:tab-stop style:position="0.667cm"/>
        </style:tab-stops>
      </style:paragraph-properties>
    </style:style>
    <style:style style:name="P22" style:family="paragraph" style:parent-style-name="Body_20_text_20__28_2_29_" style:list-style-name="WWNum9">
      <loext:graphic-properties draw:fill="none" draw:fill-color="#ffffff"/>
      <style:paragraph-properties fo:margin-left="0cm" fo:margin-right="0cm" fo:margin-top="0cm" fo:margin-bottom="0cm" style:contextual-spacing="false" fo:line-height="0.369cm" fo:text-align="start" style:justify-single-word="false" fo:keep-together="auto" fo:orphans="0" fo:widows="0" fo:text-indent="0cm" style:auto-text-indent="false" fo:background-color="transparent" fo:keep-with-next="auto" style:writing-mode="lr-tb">
        <style:tab-stops>
          <style:tab-stop style:position="1.081cm" style:type="center"/>
          <style:tab-stop style:position="2.034cm"/>
        </style:tab-stops>
      </style:paragraph-properties>
    </style:style>
    <style:style style:name="P23" style:family="paragraph" style:parent-style-name="Body_20_text_20__28_2_29_" style:list-style-name="WWNum11">
      <loext:graphic-properties draw:fill="none" draw:fill-color="#ffffff"/>
      <style:paragraph-properties fo:margin-left="0cm" fo:margin-right="0cm" fo:margin-top="0cm" fo:margin-bottom="0cm" style:contextual-spacing="false" fo:line-height="0.369cm" fo:text-align="start" style:justify-single-word="false" fo:keep-together="auto" fo:orphans="0" fo:widows="0" fo:text-indent="0cm" style:auto-text-indent="false" fo:background-color="transparent" fo:keep-with-next="auto" style:writing-mode="lr-tb">
        <style:tab-stops>
          <style:tab-stop style:position="1.081cm" style:type="center"/>
          <style:tab-stop style:position="2.034cm"/>
        </style:tab-stops>
      </style:paragraph-properties>
    </style:style>
    <style:style style:name="P24" style:family="paragraph" style:parent-style-name="Body_20_text_20__28_2_29_" style:list-style-name="WWNum13">
      <loext:graphic-properties draw:fill="none" draw:fill-color="#ffffff"/>
      <style:paragraph-properties fo:margin-left="0cm" fo:margin-right="0cm" fo:margin-top="0cm" fo:margin-bottom="0cm" style:contextual-spacing="false" fo:line-height="0.369cm" fo:text-align="start" style:justify-single-word="false" fo:keep-together="auto" fo:orphans="0" fo:widows="0" fo:text-indent="0cm" style:auto-text-indent="false" fo:background-color="transparent" fo:keep-with-next="auto" style:writing-mode="lr-tb">
        <style:tab-stops>
          <style:tab-stop style:position="0.665cm"/>
        </style:tab-stops>
      </style:paragraph-properties>
    </style:style>
    <style:style style:name="P25" style:family="paragraph" style:parent-style-name="Body_20_text_20__28_2_29_" style:list-style-name="WWNum39">
      <loext:graphic-properties draw:fill="none" draw:fill-color="#ffffff"/>
      <style:paragraph-properties fo:margin-left="0cm" fo:margin-right="0cm" fo:margin-top="0cm" fo:margin-bottom="0.176cm" style:contextual-spacing="false" fo:line-height="0.369cm" fo:text-align="start" style:justify-single-word="false" fo:keep-together="auto" fo:orphans="0" fo:widows="0" fo:text-indent="0cm" style:auto-text-indent="false" fo:background-color="transparent" fo:keep-with-next="auto" style:writing-mode="lr-tb">
        <style:tab-stops>
          <style:tab-stop style:position="0.496cm"/>
        </style:tab-stops>
      </style:paragraph-properties>
    </style:style>
    <style:style style:name="P26" style:family="paragraph" style:parent-style-name="Body_20_text_20__28_2_29_" style:list-style-name="WWNum47">
      <loext:graphic-properties draw:fill="none" draw:fill-color="#ffffff"/>
      <style:paragraph-properties fo:margin-left="0cm" fo:margin-right="0cm" fo:margin-top="0cm" fo:margin-bottom="0cm" style:contextual-spacing="false" fo:line-height="0.369cm" fo:text-align="start" style:justify-single-word="false" fo:keep-together="auto" fo:orphans="0" fo:widows="0" fo:text-indent="0cm" style:auto-text-indent="false" fo:background-color="transparent" fo:keep-with-next="auto" style:writing-mode="lr-tb">
        <style:tab-stops>
          <style:tab-stop style:position="0.674cm"/>
        </style:tab-stops>
      </style:paragraph-properties>
    </style:style>
    <style:style style:name="P27" style:family="paragraph" style:parent-style-name="Body_20_text_20__28_2_29_" style:list-style-name="WWNum49">
      <loext:graphic-properties draw:fill="none" draw:fill-color="#ffffff"/>
      <style:paragraph-properties fo:margin-left="0cm" fo:margin-right="0cm" fo:margin-top="0cm" fo:margin-bottom="0cm" style:contextual-spacing="false" fo:line-height="0.369cm" fo:text-align="start" style:justify-single-word="false" fo:keep-together="auto" fo:orphans="0" fo:widows="0" fo:text-indent="0cm" style:auto-text-indent="false" fo:break-before="column" fo:background-color="transparent" fo:keep-with-next="auto" style:writing-mode="lr-tb">
        <style:tab-stops>
          <style:tab-stop style:position="1.085cm" style:type="center"/>
          <style:tab-stop style:position="2.11cm"/>
          <style:tab-stop style:position="3.637cm" style:type="right"/>
          <style:tab-stop style:position="4.145cm" style:type="center"/>
        </style:tab-stops>
      </style:paragraph-properties>
    </style:style>
    <style:style style:name="P28" style:family="paragraph" style:parent-style-name="Body_20_text_20__28_2_29_" style:list-style-name="WWNum49">
      <loext:graphic-properties draw:fill="none" draw:fill-color="#ffffff"/>
      <style:paragraph-properties fo:margin-left="0cm" fo:margin-right="0cm" fo:margin-top="0cm" fo:margin-bottom="0cm" style:contextual-spacing="false" fo:line-height="0.369cm" fo:text-align="start" style:justify-single-word="false" fo:keep-together="auto" fo:orphans="0" fo:widows="0" fo:text-indent="0cm" style:auto-text-indent="false" fo:background-color="transparent" fo:keep-with-next="auto" style:writing-mode="lr-tb">
        <style:tab-stops>
          <style:tab-stop style:position="1.085cm" style:type="center"/>
          <style:tab-stop style:position="2.11cm"/>
        </style:tab-stops>
      </style:paragraph-properties>
    </style:style>
    <style:style style:name="P29" style:family="paragraph" style:parent-style-name="Body_20_text_20__28_2_29_" style:list-style-name="WWNum17">
      <loext:graphic-properties draw:fill="none" draw:fill-color="#ffffff"/>
      <style:paragraph-properties fo:margin-left="0cm" fo:margin-right="0cm" fo:margin-top="0cm" fo:margin-bottom="0cm" style:contextual-spacing="false" fo:line-height="0.369cm" fo:text-align="start" style:justify-single-word="false" fo:keep-together="auto" fo:orphans="0" fo:widows="0" fo:text-indent="0cm" style:auto-text-indent="false" fo:background-color="transparent" fo:keep-with-next="auto" style:writing-mode="lr-tb">
        <style:tab-stops>
          <style:tab-stop style:position="0.665cm"/>
          <style:tab-stop style:position="2.066cm"/>
        </style:tab-stops>
      </style:paragraph-properties>
    </style:style>
    <style:style style:name="P30" style:family="paragraph" style:parent-style-name="Body_20_text_20__28_2_29_" style:list-style-name="WWNum19">
      <loext:graphic-properties draw:fill="none" draw:fill-color="#ffffff"/>
      <style:paragraph-properties fo:margin-left="0cm" fo:margin-right="0cm" fo:margin-top="0cm" fo:margin-bottom="0.18cm" style:contextual-spacing="false" fo:line-height="0.369cm" fo:text-align="start" style:justify-single-word="false" fo:keep-together="auto" fo:orphans="0" fo:widows="0" fo:text-indent="0cm" style:auto-text-indent="false" fo:background-color="transparent" fo:keep-with-next="auto" style:writing-mode="lr-tb">
        <style:tab-stops>
          <style:tab-stop style:position="0.385cm"/>
        </style:tab-stops>
      </style:paragraph-properties>
    </style:style>
    <style:style style:name="P31" style:family="paragraph" style:parent-style-name="Body_20_text_20__28_2_29_" style:list-style-name="WWNum55">
      <loext:graphic-properties draw:fill="none" draw:fill-color="#ffffff"/>
      <style:paragraph-properties fo:margin-left="0cm" fo:margin-right="0cm" fo:margin-top="0cm" fo:margin-bottom="0cm" style:contextual-spacing="false" fo:line-height="0.369cm" fo:text-align="start" style:justify-single-word="false" fo:keep-together="auto" fo:orphans="0" fo:widows="0" fo:text-indent="0cm" style:auto-text-indent="false" fo:background-color="transparent" fo:keep-with-next="auto" style:writing-mode="lr-tb">
        <style:tab-stops>
          <style:tab-stop style:position="1.492cm" style:type="right"/>
          <style:tab-stop style:position="2.073cm"/>
        </style:tab-stops>
      </style:paragraph-properties>
    </style:style>
    <style:style style:name="P32" style:family="paragraph" style:parent-style-name="Body_20_text_20__28_2_29_" style:list-style-name="WWNum57">
      <loext:graphic-properties draw:fill="none" draw:fill-color="#ffffff"/>
      <style:paragraph-properties fo:margin-left="0cm" fo:margin-right="0cm" fo:margin-top="0cm" fo:margin-bottom="0cm" style:contextual-spacing="false" fo:line-height="0.369cm" fo:text-align="start" style:justify-single-word="false" fo:keep-together="auto" fo:orphans="0" fo:widows="0" fo:text-indent="0cm" style:auto-text-indent="false" fo:background-color="transparent" fo:keep-with-next="auto" style:writing-mode="lr-tb">
        <style:tab-stops>
          <style:tab-stop style:position="0.656cm"/>
          <style:tab-stop style:position="2.073cm"/>
        </style:tab-stops>
      </style:paragraph-properties>
    </style:style>
    <style:style style:name="P33" style:family="paragraph" style:parent-style-name="Body_20_text_20__28_2_29_" style:list-style-name="WWNum59">
      <loext:graphic-properties draw:fill="none" draw:fill-color="#ffffff"/>
      <style:paragraph-properties fo:margin-left="0cm" fo:margin-right="0cm" fo:margin-top="0cm" fo:margin-bottom="0cm" style:contextual-spacing="false" fo:line-height="0.369cm" fo:text-align="start" style:justify-single-word="false" fo:keep-together="auto" fo:orphans="0" fo:widows="0" fo:text-indent="0cm" style:auto-text-indent="false" fo:background-color="transparent" fo:keep-with-next="auto" style:writing-mode="lr-tb">
        <style:tab-stops>
          <style:tab-stop style:position="0.656cm"/>
          <style:tab-stop style:position="2.073cm"/>
        </style:tab-stops>
      </style:paragraph-properties>
    </style:style>
    <style:style style:name="P34" style:family="paragraph" style:parent-style-name="Body_20_text_20__28_2_29_" style:list-style-name="WWNum73">
      <loext:graphic-properties draw:fill="none" draw:fill-color="#ffffff"/>
      <style:paragraph-properties fo:margin-left="0cm" fo:margin-right="0cm" fo:margin-top="0cm" fo:margin-bottom="0cm" style:contextual-spacing="false" fo:line-height="0.369cm" fo:text-align="start" style:justify-single-word="false" fo:keep-together="auto" fo:orphans="0" fo:widows="0" fo:text-indent="0cm" style:auto-text-indent="false" fo:background-color="transparent" fo:keep-with-next="auto" style:writing-mode="lr-tb">
        <style:tab-stops>
          <style:tab-stop style:position="0.649cm"/>
        </style:tab-stops>
      </style:paragraph-properties>
    </style:style>
    <style:style style:name="P35" style:family="paragraph" style:parent-style-name="Body_20_text_20__28_2_29_" style:list-style-name="WWNum77">
      <loext:graphic-properties draw:fill="none" draw:fill-color="#ffffff"/>
      <style:paragraph-properties fo:margin-left="0cm" fo:margin-right="0cm" fo:margin-top="0cm" fo:margin-bottom="0cm" style:contextual-spacing="false" fo:line-height="0.369cm" fo:text-align="start" style:justify-single-word="false" fo:keep-together="auto" fo:orphans="0" fo:widows="0" fo:text-indent="0cm" style:auto-text-indent="false" fo:background-color="transparent" fo:keep-with-next="auto" style:writing-mode="lr-tb">
        <style:tab-stops>
          <style:tab-stop style:position="0.66cm"/>
        </style:tab-stops>
      </style:paragraph-properties>
    </style:style>
    <style:style style:name="P36" style:family="paragraph" style:parent-style-name="Body_20_text_20__28_2_29_" style:list-style-name="WWNum81">
      <loext:graphic-properties draw:fill="none" draw:fill-color="#ffffff"/>
      <style:paragraph-properties fo:margin-left="0cm" fo:margin-right="0cm" fo:margin-top="0cm" fo:margin-bottom="0cm" style:contextual-spacing="false" fo:line-height="0.369cm" fo:text-align="start" style:justify-single-word="false" fo:keep-together="auto" fo:orphans="0" fo:widows="0" fo:text-indent="0cm" style:auto-text-indent="false" fo:background-color="transparent" fo:keep-with-next="auto" style:writing-mode="lr-tb">
        <style:tab-stops>
          <style:tab-stop style:position="0.66cm"/>
          <style:tab-stop style:position="2.113cm"/>
        </style:tab-stops>
      </style:paragraph-properties>
    </style:style>
    <style:style style:name="P37" style:family="paragraph" style:parent-style-name="Body_20_text_20__28_2_29_">
      <loext:graphic-properties draw:fill="none" draw:fill-color="#ffffff"/>
      <style:paragraph-properties fo:margin-left="0cm" fo:margin-right="0cm" fo:margin-top="0cm" fo:margin-bottom="0cm" style:contextual-spacing="false" fo:line-height="0.369cm" fo:text-align="start" style:justify-single-word="false" fo:keep-together="auto" fo:orphans="0" fo:widows="0" fo:text-indent="0cm" style:auto-text-indent="false" fo:background-color="transparent" fo:keep-with-next="auto" style:writing-mode="lr-tb">
        <style:tab-stops>
          <style:tab-stop style:position="2.977cm"/>
        </style:tab-stops>
      </style:paragraph-properties>
    </style:style>
    <style:style style:name="P38" style:family="paragraph" style:parent-style-name="Body_20_text_20__28_2_29_" style:list-style-name="WWNum73">
      <loext:graphic-properties draw:fill="none" draw:fill-color="#ffffff"/>
      <style:paragraph-properties fo:margin-left="0cm" fo:margin-right="0cm" fo:margin-top="0cm" fo:margin-bottom="0.173cm" style:contextual-spacing="false" fo:line-height="0.369cm" fo:text-align="start" style:justify-single-word="false" fo:keep-together="auto" fo:orphans="0" fo:widows="0" fo:text-indent="0cm" style:auto-text-indent="false" fo:background-color="transparent" fo:keep-with-next="auto" style:writing-mode="lr-tb">
        <style:tab-stops>
          <style:tab-stop style:position="0.653cm"/>
        </style:tab-stops>
      </style:paragraph-properties>
    </style:style>
    <style:style style:name="P39" style:family="paragraph" style:parent-style-name="Body_20_text_20__28_2_29_" style:list-style-name="WWNum105">
      <loext:graphic-properties draw:fill="none" draw:fill-color="#ffffff"/>
      <style:paragraph-properties fo:margin-left="0cm" fo:margin-right="0cm" fo:margin-top="0cm" fo:margin-bottom="0cm" style:contextual-spacing="false" fo:line-height="0.369cm" fo:text-align="start" style:justify-single-word="false" fo:keep-together="auto" fo:orphans="0" fo:widows="0" fo:text-indent="0cm" style:auto-text-indent="false" fo:background-color="transparent" fo:keep-with-next="auto" style:writing-mode="lr-tb">
        <style:tab-stops>
          <style:tab-stop style:position="0.676cm"/>
          <style:tab-stop style:position="2.092cm"/>
        </style:tab-stops>
      </style:paragraph-properties>
    </style:style>
    <style:style style:name="P40" style:family="paragraph" style:parent-style-name="Body_20_text_20__28_2_29_" style:list-style-name="WWNum107">
      <loext:graphic-properties draw:fill="none" draw:fill-color="#ffffff"/>
      <style:paragraph-properties fo:margin-left="0cm" fo:margin-right="0cm" fo:margin-top="0cm" fo:margin-bottom="0cm" style:contextual-spacing="false" fo:line-height="0.369cm" fo:text-align="start" style:justify-single-word="false" fo:keep-together="auto" fo:orphans="0" fo:widows="0" fo:text-indent="0cm" style:auto-text-indent="false" fo:background-color="transparent" fo:keep-with-next="auto" style:writing-mode="lr-tb">
        <style:tab-stops>
          <style:tab-stop style:position="0.676cm"/>
          <style:tab-stop style:position="2.092cm"/>
        </style:tab-stops>
      </style:paragraph-properties>
    </style:style>
    <style:style style:name="P41" style:family="paragraph" style:parent-style-name="Body_20_text_20__28_2_29_" style:list-style-name="WWNum121">
      <loext:graphic-properties draw:fill="none" draw:fill-color="#ffffff"/>
      <style:paragraph-properties fo:margin-left="0cm" fo:margin-right="0cm" fo:margin-top="0cm" fo:margin-bottom="0cm" style:contextual-spacing="false" fo:line-height="0.369cm" fo:text-align="start" style:justify-single-word="false" fo:keep-together="auto" fo:orphans="0" fo:widows="0" fo:text-indent="0cm" style:auto-text-indent="false" fo:background-color="transparent" fo:keep-with-next="auto" style:writing-mode="lr-tb">
        <style:tab-stops>
          <style:tab-stop style:position="0.676cm"/>
        </style:tab-stops>
      </style:paragraph-properties>
    </style:style>
    <style:style style:name="P42" style:family="paragraph" style:parent-style-name="Body_20_text_20__28_2_29_">
      <loext:graphic-properties draw:fill="none" draw:fill-color="#ffffff"/>
      <style:paragraph-properties fo:margin-left="0cm" fo:margin-right="9.737cm" fo:margin-top="0cm" fo:margin-bottom="0cm" style:contextual-spacing="false" fo:line-height="0.369cm" fo:text-align="start" style:justify-single-word="false" fo:keep-together="auto" fo:orphans="0" fo:widows="0" fo:text-indent="0cm" style:auto-text-indent="false" fo:background-color="transparent" fo:keep-with-next="auto" style:writing-mode="lr-tb">
        <style:tab-stops>
          <style:tab-stop style:position="0.676cm"/>
        </style:tab-stops>
      </style:paragraph-properties>
    </style:style>
    <style:style style:name="P43" style:family="paragraph" style:parent-style-name="Body_20_text_20__28_2_29_" style:list-style-name="WWNum125">
      <loext:graphic-properties draw:fill="none" draw:fill-color="#ffffff"/>
      <style:paragraph-properties fo:margin-left="0cm" fo:margin-right="0cm" fo:margin-top="0cm" fo:margin-bottom="0cm" style:contextual-spacing="false" fo:line-height="0.369cm" fo:text-align="start" style:justify-single-word="false" fo:keep-together="auto" fo:orphans="0" fo:widows="0" fo:text-indent="0cm" style:auto-text-indent="false" fo:background-color="transparent" fo:keep-with-next="auto" style:writing-mode="lr-tb">
        <style:tab-stops>
          <style:tab-stop style:position="0.644cm"/>
        </style:tab-stops>
      </style:paragraph-properties>
    </style:style>
    <style:style style:name="P44" style:family="paragraph" style:parent-style-name="Body_20_text_20__28_2_29_">
      <loext:graphic-properties draw:fill="none" draw:fill-color="#ffffff"/>
      <style:paragraph-properties fo:margin-left="0cm" fo:margin-right="0cm" fo:margin-top="0cm" fo:margin-bottom="0.169cm" style:contextual-spacing="false" fo:line-height="0.369cm" fo:text-align="justify" style:justify-single-word="false" fo:keep-together="auto" fo:orphans="0" fo:widows="0" fo:text-indent="0cm" style:auto-text-indent="false" fo:background-color="transparent" fo:keep-with-next="auto" style:writing-mode="lr-tb"/>
    </style:style>
    <style:style style:name="P45" style:family="paragraph" style:parent-style-name="Body_20_text_20__28_2_29_">
      <loext:graphic-properties draw:fill="none" draw:fill-color="#ffffff"/>
      <style:paragraph-properties fo:margin-left="0cm" fo:margin-right="0cm" fo:margin-top="0cm" fo:margin-bottom="0cm" style:contextual-spacing="false" fo:line-height="0.369cm" fo:text-align="justify" style:justify-single-word="false" fo:keep-together="auto" fo:orphans="0" fo:widows="0" fo:text-indent="0cm" style:auto-text-indent="false" fo:background-color="transparent" fo:keep-with-next="auto" style:writing-mode="lr-tb"/>
    </style:style>
    <style:style style:name="P46" style:family="paragraph" style:parent-style-name="Body_20_text_20__28_2_29_">
      <loext:graphic-properties draw:fill="none" draw:fill-color="#ffffff"/>
      <style:paragraph-properties fo:margin-left="0cm" fo:margin-right="0cm" fo:margin-top="0cm" fo:margin-bottom="0.173cm" style:contextual-spacing="false" fo:line-height="0.369cm" fo:text-align="justify" style:justify-single-word="false" fo:keep-together="auto" fo:orphans="0" fo:widows="0" fo:text-indent="0cm" style:auto-text-indent="false" fo:background-color="transparent" fo:keep-with-next="auto" style:writing-mode="lr-tb"/>
    </style:style>
    <style:style style:name="P47" style:family="paragraph" style:parent-style-name="Body_20_text_20__28_2_29_">
      <loext:graphic-properties draw:fill="none" draw:fill-color="#ffffff"/>
      <style:paragraph-properties fo:margin-left="0cm" fo:margin-right="0cm" fo:margin-top="0cm" fo:margin-bottom="0.208cm" style:contextual-spacing="false" fo:line-height="0.369cm" fo:text-align="justify" style:justify-single-word="false" fo:keep-together="auto" fo:orphans="0" fo:widows="0" fo:text-indent="0cm" style:auto-text-indent="false" fo:background-color="transparent" fo:keep-with-next="auto" style:writing-mode="lr-tb"/>
    </style:style>
    <style:style style:name="P48" style:family="paragraph" style:parent-style-name="Body_20_text_20__28_2_29_">
      <loext:graphic-properties draw:fill="none" draw:fill-color="#ffffff"/>
      <style:paragraph-properties fo:margin-left="0cm" fo:margin-right="0cm" fo:margin-top="0cm" fo:margin-bottom="0.758cm" style:contextual-spacing="false" fo:line-height="0.369cm" fo:text-align="justify" style:justify-single-word="false" fo:keep-together="auto" fo:orphans="0" fo:widows="0" fo:text-indent="0cm" style:auto-text-indent="false" fo:background-color="transparent" fo:keep-with-next="auto" style:writing-mode="lr-tb"/>
    </style:style>
    <style:style style:name="P49" style:family="paragraph" style:parent-style-name="Body_20_text_20__28_2_29_">
      <loext:graphic-properties draw:fill="none" draw:fill-color="#ffffff"/>
      <style:paragraph-properties fo:margin-left="0cm" fo:margin-right="0cm" fo:margin-top="0cm" fo:margin-bottom="0.18cm" style:contextual-spacing="false" fo:line-height="0.369cm" fo:text-align="justify" style:justify-single-word="false" fo:keep-together="auto" fo:orphans="0" fo:widows="0" fo:text-indent="0cm" style:auto-text-indent="false" fo:background-color="transparent" fo:keep-with-next="auto" style:writing-mode="lr-tb"/>
    </style:style>
    <style:style style:name="P50" style:family="paragraph" style:parent-style-name="Body_20_text_20__28_2_29_">
      <loext:graphic-properties draw:fill="none" draw:fill-color="#ffffff"/>
      <style:paragraph-properties fo:margin-left="0cm" fo:margin-right="0cm" fo:margin-top="0cm" fo:margin-bottom="0.176cm" style:contextual-spacing="false" fo:line-height="0.369cm" fo:text-align="justify" style:justify-single-word="false" fo:keep-together="auto" fo:orphans="0" fo:widows="0" fo:text-indent="0cm" style:auto-text-indent="false" fo:background-color="transparent" fo:keep-with-next="auto" style:writing-mode="lr-tb"/>
    </style:style>
    <style:style style:name="P51" style:family="paragraph" style:parent-style-name="Body_20_text_20__28_2_29_">
      <loext:graphic-properties draw:fill="none" draw:fill-color="#ffffff"/>
      <style:paragraph-properties fo:margin-left="0cm" fo:margin-right="0cm" fo:margin-top="0cm" fo:margin-bottom="0.206cm" style:contextual-spacing="false" fo:line-height="0.369cm" fo:text-align="justify" style:justify-single-word="false" fo:keep-together="auto" fo:orphans="0" fo:widows="0" fo:text-indent="0cm" style:auto-text-indent="false" fo:background-color="transparent" fo:keep-with-next="auto" style:writing-mode="lr-tb"/>
    </style:style>
    <style:style style:name="P52" style:family="paragraph" style:parent-style-name="Body_20_text_20__28_2_29_">
      <loext:graphic-properties draw:fill="none" draw:fill-color="#ffffff"/>
      <style:paragraph-properties fo:margin-left="0cm" fo:margin-right="0.388cm" fo:margin-top="0cm" fo:margin-bottom="0.176cm" style:contextual-spacing="false" fo:line-height="0.369cm" fo:text-align="justify" style:justify-single-word="false" fo:keep-together="auto" fo:orphans="0" fo:widows="0" fo:text-indent="0cm" style:auto-text-indent="false" fo:background-color="transparent" fo:keep-with-next="auto" style:writing-mode="lr-tb"/>
    </style:style>
    <style:style style:name="P53" style:family="paragraph" style:parent-style-name="Body_20_text_20__28_2_29_">
      <loext:graphic-properties draw:fill="none" draw:fill-color="#ffffff"/>
      <style:paragraph-properties fo:margin-left="0cm" fo:margin-right="0.388cm" fo:margin-top="0cm" fo:margin-bottom="0.206cm" style:contextual-spacing="false" fo:line-height="0.369cm" fo:text-align="justify" style:justify-single-word="false" fo:keep-together="auto" fo:orphans="0" fo:widows="0" fo:text-indent="0cm" style:auto-text-indent="false" fo:background-color="transparent" fo:keep-with-next="auto" style:writing-mode="lr-tb"/>
    </style:style>
    <style:style style:name="P54" style:family="paragraph" style:parent-style-name="Body_20_text_20__28_2_29_">
      <loext:graphic-properties draw:fill="none" draw:fill-color="#ffffff"/>
      <style:paragraph-properties fo:margin-left="0.494cm" fo:margin-right="0cm" fo:margin-top="0cm" fo:margin-bottom="0cm" style:contextual-spacing="false" fo:line-height="0.369cm" fo:text-align="justify" style:justify-single-word="false" fo:keep-together="auto" fo:orphans="0" fo:widows="0" fo:text-indent="0cm" style:auto-text-indent="false" fo:background-color="transparent" fo:keep-with-next="auto" style:writing-mode="lr-tb"/>
    </style:style>
    <style:style style:name="P55" style:family="paragraph" style:parent-style-name="Body_20_text_20__28_2_29_">
      <loext:graphic-properties draw:fill="none" draw:fill-color="#ffffff"/>
      <style:paragraph-properties fo:margin-left="0.494cm" fo:margin-right="0cm" fo:margin-top="0cm" fo:margin-bottom="0.169cm" style:contextual-spacing="false" fo:line-height="0.369cm" fo:text-align="justify" style:justify-single-word="false" fo:keep-together="auto" fo:orphans="0" fo:widows="0" fo:text-indent="0cm" style:auto-text-indent="false" fo:background-color="transparent" fo:keep-with-next="auto" style:writing-mode="lr-tb"/>
    </style:style>
    <style:style style:name="P56" style:family="paragraph" style:parent-style-name="Body_20_text_20__28_2_29_">
      <loext:graphic-properties draw:fill="none" draw:fill-color="#ffffff"/>
      <style:paragraph-properties fo:margin-left="0.494cm" fo:margin-right="0.282cm" fo:margin-top="0cm" fo:margin-bottom="0.794cm" style:contextual-spacing="false" fo:line-height="0.369cm" fo:text-align="justify" style:justify-single-word="false" fo:keep-together="auto" fo:orphans="0" fo:widows="0" fo:text-indent="0cm" style:auto-text-indent="false" fo:background-color="transparent" fo:keep-with-next="auto" style:writing-mode="lr-tb"/>
    </style:style>
    <style:style style:name="P57" style:family="paragraph" style:parent-style-name="Body_20_text_20__28_2_29_">
      <loext:graphic-properties draw:fill="none" draw:fill-color="#ffffff"/>
      <style:paragraph-properties fo:margin-left="0.494cm" fo:margin-right="0.6cm" fo:margin-top="0cm" fo:margin-bottom="0.173cm" style:contextual-spacing="false" fo:line-height="0.369cm" fo:text-align="justify" style:justify-single-word="false" fo:keep-together="auto" fo:orphans="0" fo:widows="0" fo:text-indent="0cm" style:auto-text-indent="false" fo:background-color="transparent" fo:keep-with-next="auto" style:writing-mode="lr-tb"/>
    </style:style>
    <style:style style:name="P58" style:family="paragraph" style:parent-style-name="Body_20_text_20__28_2_29_">
      <loext:graphic-properties draw:fill="none" draw:fill-color="#ffffff"/>
      <style:paragraph-properties fo:margin-left="0cm" fo:margin-right="0.353cm" fo:margin-top="0cm" fo:margin-bottom="0.176cm" style:contextual-spacing="false" fo:line-height="0.369cm" fo:text-align="justify" style:justify-single-word="false" fo:keep-together="auto" fo:orphans="0" fo:widows="0" fo:text-indent="0cm" style:auto-text-indent="false" fo:background-color="transparent" fo:keep-with-next="auto" style:writing-mode="lr-tb"/>
    </style:style>
    <style:style style:name="P59" style:family="paragraph" style:parent-style-name="Body_20_text_20__28_2_29_">
      <loext:graphic-properties draw:fill="none" draw:fill-color="#ffffff"/>
      <style:paragraph-properties fo:margin-left="0cm" fo:margin-right="0.282cm" fo:margin-top="0cm" fo:margin-bottom="0.169cm" style:contextual-spacing="false" fo:line-height="0.369cm" fo:text-align="justify" style:justify-single-word="false" fo:keep-together="auto" fo:orphans="0" fo:widows="0" fo:text-indent="0cm" style:auto-text-indent="false" fo:background-color="transparent" fo:keep-with-next="auto" style:writing-mode="lr-tb"/>
    </style:style>
    <style:style style:name="P60" style:family="paragraph" style:parent-style-name="Body_20_text_20__28_2_29_">
      <loext:graphic-properties draw:fill="none" draw:fill-color="#ffffff"/>
      <style:paragraph-properties fo:margin-left="0cm" fo:margin-right="0.282cm" fo:margin-top="0cm" fo:margin-bottom="0.176cm" style:contextual-spacing="false" fo:line-height="0.369cm" fo:text-align="justify" style:justify-single-word="false" fo:keep-together="auto" fo:orphans="0" fo:widows="0" fo:text-indent="0cm" style:auto-text-indent="false" fo:background-color="transparent" fo:keep-with-next="auto" style:writing-mode="lr-tb"/>
    </style:style>
    <style:style style:name="P61" style:family="paragraph" style:parent-style-name="Body_20_text_20__28_2_29_">
      <loext:graphic-properties draw:fill="none" draw:fill-color="#ffffff"/>
      <style:paragraph-properties fo:margin-left="0cm" fo:margin-right="0.423cm" fo:margin-top="0cm" fo:margin-bottom="0.176cm" style:contextual-spacing="false" fo:line-height="0.369cm" fo:text-align="justify" style:justify-single-word="false" fo:keep-together="auto" fo:orphans="0" fo:widows="0" fo:text-indent="0cm" style:auto-text-indent="false" fo:background-color="transparent" fo:keep-with-next="auto" style:writing-mode="lr-tb"/>
    </style:style>
    <style:style style:name="P62" style:family="paragraph" style:parent-style-name="Body_20_text_20__28_2_29_">
      <loext:graphic-properties draw:fill="none" draw:fill-color="#ffffff"/>
      <style:paragraph-properties fo:margin-left="0cm" fo:margin-right="0.423cm" fo:margin-top="0cm" fo:margin-bottom="0.173cm" style:contextual-spacing="false" fo:line-height="0.369cm" fo:text-align="justify" style:justify-single-word="false" fo:keep-together="auto" fo:orphans="0" fo:widows="0" fo:text-indent="0cm" style:auto-text-indent="false" fo:background-color="transparent" fo:keep-with-next="auto" style:writing-mode="lr-tb"/>
    </style:style>
    <style:style style:name="P63" style:family="paragraph" style:parent-style-name="Body_20_text_20__28_2_29_" style:list-style-name="WWNum7">
      <loext:graphic-properties draw:fill="none" draw:fill-color="#ffffff"/>
      <style:paragraph-properties fo:margin-left="0cm" fo:margin-right="0cm" fo:margin-top="0cm" fo:margin-bottom="0cm" style:contextual-spacing="false" fo:line-height="0.369cm" fo:text-align="justify" style:justify-single-word="false" fo:keep-together="auto" fo:orphans="0" fo:widows="0" fo:text-indent="0cm" style:auto-text-indent="false" fo:background-color="transparent" fo:keep-with-next="auto" style:writing-mode="lr-tb">
        <style:tab-stops>
          <style:tab-stop style:position="0.669cm"/>
        </style:tab-stops>
      </style:paragraph-properties>
    </style:style>
    <style:style style:name="P64" style:family="paragraph" style:parent-style-name="Body_20_text_20__28_2_29_" style:list-style-name="WWNum135">
      <loext:graphic-properties draw:fill="none" draw:fill-color="#ffffff"/>
      <style:paragraph-properties fo:margin-left="0cm" fo:margin-right="0cm" fo:margin-top="0cm" fo:margin-bottom="0cm" style:contextual-spacing="false" fo:line-height="0.369cm" fo:text-align="justify" style:justify-single-word="false" fo:keep-together="auto" fo:orphans="0" fo:widows="0" fo:text-indent="0cm" style:auto-text-indent="false" fo:background-color="transparent" fo:keep-with-next="auto" style:writing-mode="lr-tb">
        <style:tab-stops>
          <style:tab-stop style:position="0.669cm"/>
        </style:tab-stops>
      </style:paragraph-properties>
    </style:style>
    <style:style style:name="P65" style:family="paragraph" style:parent-style-name="Body_20_text_20__28_2_29_">
      <loext:graphic-properties draw:fill="none" draw:fill-color="#ffffff"/>
      <style:paragraph-properties fo:margin-left="0cm" fo:margin-right="0cm" fo:margin-top="0cm" fo:margin-bottom="0cm" style:contextual-spacing="false" fo:line-height="0.369cm" fo:text-align="justify" style:justify-single-word="false" fo:keep-together="auto" fo:orphans="0" fo:widows="0" fo:text-indent="0cm" style:auto-text-indent="false" fo:background-color="transparent" fo:keep-with-next="auto" style:writing-mode="lr-tb">
        <style:tab-stops>
          <style:tab-stop style:position="2.928cm"/>
          <style:tab-stop style:position="7.204cm" style:type="right"/>
        </style:tab-stops>
      </style:paragraph-properties>
    </style:style>
    <style:style style:name="P66" style:family="paragraph" style:parent-style-name="Body_20_text_20__28_2_29_">
      <loext:graphic-properties draw:fill="none" draw:fill-color="#ffffff"/>
      <style:paragraph-properties fo:margin-left="0cm" fo:margin-right="0cm" fo:margin-top="0cm" fo:margin-bottom="0cm" style:contextual-spacing="false" fo:line-height="0.369cm" fo:text-align="justify" style:justify-single-word="false" fo:keep-together="auto" fo:orphans="0" fo:widows="0" fo:text-indent="0cm" style:auto-text-indent="false" fo:background-color="transparent" fo:keep-with-next="auto" style:writing-mode="lr-tb">
        <style:tab-stops>
          <style:tab-stop style:position="2.928cm"/>
        </style:tab-stops>
      </style:paragraph-properties>
    </style:style>
    <style:style style:name="P67" style:family="paragraph" style:parent-style-name="Body_20_text_20__28_2_29_">
      <loext:graphic-properties draw:fill="none" draw:fill-color="#ffffff"/>
      <style:paragraph-properties fo:margin-left="0cm" fo:margin-right="0cm" fo:margin-top="0cm" fo:margin-bottom="0cm" style:contextual-spacing="false" fo:line-height="0.369cm" fo:text-align="justify" style:justify-single-word="false" fo:keep-together="auto" fo:orphans="0" fo:widows="0" fo:text-indent="0cm" style:auto-text-indent="false" fo:background-color="transparent" fo:keep-with-next="auto" style:writing-mode="lr-tb">
        <style:tab-stops>
          <style:tab-stop style:position="2.963cm"/>
        </style:tab-stops>
      </style:paragraph-properties>
    </style:style>
    <style:style style:name="P68" style:family="paragraph" style:parent-style-name="Body_20_text_20__28_2_29_" style:list-style-name="WWNum11">
      <loext:graphic-properties draw:fill="none" draw:fill-color="#ffffff"/>
      <style:paragraph-properties fo:margin-left="0cm" fo:margin-right="0cm" fo:margin-top="0cm" fo:margin-bottom="0cm" style:contextual-spacing="false" fo:line-height="0.369cm" fo:text-align="justify" style:justify-single-word="false" fo:keep-together="auto" fo:orphans="0" fo:widows="0" fo:text-indent="0cm" style:auto-text-indent="false" fo:background-color="transparent" fo:keep-with-next="auto" style:writing-mode="lr-tb">
        <style:tab-stops>
          <style:tab-stop style:position="0.674cm"/>
          <style:tab-stop style:position="2.034cm"/>
        </style:tab-stops>
      </style:paragraph-properties>
    </style:style>
    <style:style style:name="P69" style:family="paragraph" style:parent-style-name="Body_20_text_20__28_2_29_" style:list-style-name="WWNum13">
      <loext:graphic-properties draw:fill="none" draw:fill-color="#ffffff"/>
      <style:paragraph-properties fo:margin-left="0cm" fo:margin-right="0cm" fo:margin-top="0cm" fo:margin-bottom="0cm" style:contextual-spacing="false" fo:line-height="0.369cm" fo:text-align="justify" style:justify-single-word="false" fo:keep-together="auto" fo:orphans="0" fo:widows="0" fo:text-indent="0cm" style:auto-text-indent="false" fo:background-color="transparent" fo:keep-with-next="auto" style:writing-mode="lr-tb">
        <style:tab-stops>
          <style:tab-stop style:position="0.677cm"/>
        </style:tab-stops>
      </style:paragraph-properties>
    </style:style>
    <style:style style:name="P70" style:family="paragraph" style:parent-style-name="Body_20_text_20__28_2_29_" style:list-style-name="WWNum117">
      <loext:graphic-properties draw:fill="none" draw:fill-color="#ffffff"/>
      <style:paragraph-properties fo:margin-left="0cm" fo:margin-right="0cm" fo:margin-top="0cm" fo:margin-bottom="0cm" style:contextual-spacing="false" fo:line-height="0.369cm" fo:text-align="justify" style:justify-single-word="false" fo:keep-together="auto" fo:orphans="0" fo:widows="0" fo:text-indent="0cm" style:auto-text-indent="false" fo:background-color="transparent" fo:keep-with-next="auto" style:writing-mode="lr-tb">
        <style:tab-stops>
          <style:tab-stop style:position="0.677cm"/>
        </style:tab-stops>
      </style:paragraph-properties>
    </style:style>
    <style:style style:name="P71" style:family="paragraph" style:parent-style-name="Body_20_text_20__28_2_29_">
      <loext:graphic-properties draw:fill="none" draw:fill-color="#ffffff"/>
      <style:paragraph-properties fo:margin-left="0cm" fo:margin-right="0cm" fo:margin-top="0cm" fo:margin-bottom="0cm" style:contextual-spacing="false" fo:line-height="0.369cm" fo:text-align="justify" style:justify-single-word="false" fo:keep-together="auto" fo:orphans="0" fo:widows="0" fo:text-indent="0cm" style:auto-text-indent="false" fo:background-color="transparent" fo:keep-with-next="auto" style:writing-mode="lr-tb">
        <style:tab-stops>
          <style:tab-stop style:position="3.027cm"/>
        </style:tab-stops>
      </style:paragraph-properties>
    </style:style>
    <style:style style:name="P72" style:family="paragraph" style:parent-style-name="Body_20_text_20__28_2_29_" style:list-style-name="WWNum13">
      <loext:graphic-properties draw:fill="none" draw:fill-color="#ffffff"/>
      <style:paragraph-properties fo:margin-left="0cm" fo:margin-right="0cm" fo:margin-top="0cm" fo:margin-bottom="0cm" style:contextual-spacing="false" fo:line-height="0.369cm" fo:text-align="justify" style:justify-single-word="false" fo:keep-together="auto" fo:orphans="0" fo:widows="0" fo:text-indent="0cm" style:auto-text-indent="false" fo:background-color="transparent" fo:keep-with-next="auto" style:writing-mode="lr-tb">
        <style:tab-stops>
          <style:tab-stop style:position="0.677cm"/>
          <style:tab-stop style:position="2.055cm"/>
        </style:tab-stops>
      </style:paragraph-properties>
    </style:style>
    <style:style style:name="P73" style:family="paragraph" style:parent-style-name="Body_20_text_20__28_2_29_">
      <loext:graphic-properties draw:fill="none" draw:fill-color="#ffffff"/>
      <style:paragraph-properties fo:margin-left="0cm" fo:margin-right="0cm" fo:margin-top="0cm" fo:margin-bottom="0.18cm" style:contextual-spacing="false" fo:line-height="0.369cm" fo:text-align="justify" style:justify-single-word="false" fo:keep-together="auto" fo:orphans="0" fo:widows="0" fo:text-indent="0cm" style:auto-text-indent="false" fo:background-color="transparent" fo:keep-with-next="auto" style:writing-mode="lr-tb">
        <style:tab-stops>
          <style:tab-stop style:position="5.098cm" style:type="center"/>
        </style:tab-stops>
      </style:paragraph-properties>
    </style:style>
    <style:style style:name="P74" style:family="paragraph" style:parent-style-name="Body_20_text_20__28_2_29_" style:list-style-name="WWNum27">
      <loext:graphic-properties draw:fill="none" draw:fill-color="#ffffff"/>
      <style:paragraph-properties fo:margin-left="0cm" fo:margin-right="0cm" fo:margin-top="0cm" fo:margin-bottom="0cm" style:contextual-spacing="false" fo:line-height="0.369cm" fo:text-align="justify" style:justify-single-word="false" fo:keep-together="auto" fo:orphans="0" fo:widows="0" fo:text-indent="0cm" style:auto-text-indent="false" fo:background-color="transparent" fo:keep-with-next="auto" style:writing-mode="lr-tb">
        <style:tab-stops>
          <style:tab-stop style:position="0.79cm"/>
        </style:tab-stops>
      </style:paragraph-properties>
    </style:style>
    <style:style style:name="P75" style:family="paragraph" style:parent-style-name="Body_20_text_20__28_2_29_" style:list-style-name="WWNum29">
      <loext:graphic-properties draw:fill="none" draw:fill-color="#ffffff"/>
      <style:paragraph-properties fo:margin-left="0cm" fo:margin-right="0cm" fo:margin-top="0cm" fo:margin-bottom="0cm" style:contextual-spacing="false" fo:line-height="0.369cm" fo:text-align="justify" style:justify-single-word="false" fo:keep-together="auto" fo:orphans="0" fo:widows="0" fo:text-indent="0cm" style:auto-text-indent="false" fo:background-color="transparent" fo:keep-with-next="auto" style:writing-mode="lr-tb">
        <style:tab-stops>
          <style:tab-stop style:position="1.489cm" style:type="right"/>
          <style:tab-stop style:position="2.244cm"/>
        </style:tab-stops>
      </style:paragraph-properties>
    </style:style>
    <style:style style:name="P76" style:family="paragraph" style:parent-style-name="Body_20_text_20__28_2_29_" style:list-style-name="WWNum33">
      <loext:graphic-properties draw:fill="none" draw:fill-color="#ffffff"/>
      <style:paragraph-properties fo:margin-left="0.494cm" fo:margin-right="0cm" fo:margin-top="0cm" fo:margin-bottom="0cm" style:contextual-spacing="false" fo:line-height="0.369cm" fo:text-align="justify" style:justify-single-word="false" fo:keep-together="auto" fo:orphans="0" fo:widows="0" fo:text-indent="0cm" style:auto-text-indent="false" fo:background-color="transparent" fo:keep-with-next="auto" style:writing-mode="lr-tb">
        <style:tab-stops>
          <style:tab-stop style:position="1.164cm"/>
        </style:tab-stops>
      </style:paragraph-properties>
    </style:style>
    <style:style style:name="P77" style:family="paragraph" style:parent-style-name="Body_20_text_20__28_2_29_">
      <loext:graphic-properties draw:fill="none" draw:fill-color="#ffffff"/>
      <style:paragraph-properties fo:margin-left="0.494cm" fo:margin-right="0cm" fo:margin-top="0cm" fo:margin-bottom="0cm" style:contextual-spacing="false" fo:line-height="0.369cm" fo:text-align="justify" style:justify-single-word="false" fo:keep-together="auto" fo:orphans="0" fo:widows="0" fo:text-indent="0cm" style:auto-text-indent="false" fo:background-color="transparent" fo:keep-with-next="auto" style:writing-mode="lr-tb">
        <style:tab-stops>
          <style:tab-stop style:position="3.448cm"/>
          <style:tab-stop style:position="7.86cm" style:type="right"/>
        </style:tab-stops>
      </style:paragraph-properties>
    </style:style>
    <style:style style:name="P78" style:family="paragraph" style:parent-style-name="Body_20_text_20__28_2_29_" style:list-style-name="WWNum35">
      <loext:graphic-properties draw:fill="none" draw:fill-color="#ffffff"/>
      <style:paragraph-properties fo:margin-left="0.494cm" fo:margin-right="0cm" fo:margin-top="0cm" fo:margin-bottom="0cm" style:contextual-spacing="false" fo:line-height="0.369cm" fo:text-align="justify" style:justify-single-word="false" fo:keep-together="auto" fo:orphans="0" fo:widows="0" fo:text-indent="0cm" style:auto-text-indent="false" fo:background-color="transparent" fo:keep-with-next="auto" style:writing-mode="lr-tb">
        <style:tab-stops>
          <style:tab-stop style:position="1.573cm" style:type="center"/>
          <style:tab-stop style:position="2.591cm"/>
        </style:tab-stops>
      </style:paragraph-properties>
    </style:style>
    <style:style style:name="P79" style:family="paragraph" style:parent-style-name="Body_20_text_20__28_2_29_" style:list-style-name="WWNum29">
      <loext:graphic-properties draw:fill="none" draw:fill-color="#ffffff"/>
      <style:paragraph-properties fo:margin-left="0cm" fo:margin-right="0cm" fo:margin-top="0cm" fo:margin-bottom="0cm" style:contextual-spacing="false" fo:line-height="0.369cm" fo:text-align="justify" style:justify-single-word="false" fo:keep-together="auto" fo:orphans="0" fo:widows="0" fo:text-indent="0cm" style:auto-text-indent="false" fo:background-color="transparent" fo:keep-with-next="auto" style:writing-mode="lr-tb">
        <style:tab-stops>
          <style:tab-stop style:position="0.658cm"/>
          <style:tab-stop style:position="2.096cm"/>
        </style:tab-stops>
      </style:paragraph-properties>
    </style:style>
    <style:style style:name="P80" style:family="paragraph" style:parent-style-name="Body_20_text_20__28_2_29_">
      <loext:graphic-properties draw:fill="none" draw:fill-color="#ffffff"/>
      <style:paragraph-properties fo:margin-left="0cm" fo:margin-right="0cm" fo:margin-top="0cm" fo:margin-bottom="0cm" style:contextual-spacing="false" fo:line-height="0.369cm" fo:text-align="justify" style:justify-single-word="false" fo:keep-together="auto" fo:orphans="0" fo:widows="0" fo:text-indent="0cm" style:auto-text-indent="false" fo:background-color="transparent" fo:keep-with-next="auto" style:writing-mode="lr-tb">
        <style:tab-stops>
          <style:tab-stop style:position="2.951cm"/>
          <style:tab-stop style:position="7.221cm" style:type="right"/>
        </style:tab-stops>
      </style:paragraph-properties>
    </style:style>
    <style:style style:name="P81" style:family="paragraph" style:parent-style-name="Body_20_text_20__28_2_29_">
      <loext:graphic-properties draw:fill="none" draw:fill-color="#ffffff"/>
      <style:paragraph-properties fo:margin-left="0cm" fo:margin-right="0cm" fo:margin-top="0cm" fo:margin-bottom="0cm" style:contextual-spacing="false" fo:line-height="0.369cm" fo:text-align="justify" style:justify-single-word="false" fo:keep-together="auto" fo:orphans="0" fo:widows="0" fo:text-indent="0cm" style:auto-text-indent="false" fo:background-color="transparent" fo:keep-with-next="auto" style:writing-mode="lr-tb">
        <style:tab-stops>
          <style:tab-stop style:position="2.951cm"/>
          <style:tab-stop style:position="5.198cm"/>
          <style:tab-stop style:position="7.084cm" style:type="center"/>
        </style:tab-stops>
      </style:paragraph-properties>
    </style:style>
    <style:style style:name="P82" style:family="paragraph" style:parent-style-name="Body_20_text_20__28_2_29_">
      <loext:graphic-properties draw:fill="none" draw:fill-color="#ffffff"/>
      <style:paragraph-properties fo:margin-left="0cm" fo:margin-right="0cm" fo:margin-top="0cm" fo:margin-bottom="0cm" style:contextual-spacing="false" fo:line-height="0.369cm" fo:text-align="justify" style:justify-single-word="false" fo:keep-together="auto" fo:orphans="0" fo:widows="0" fo:text-indent="0cm" style:auto-text-indent="false" fo:background-color="transparent" fo:keep-with-next="auto" style:writing-mode="lr-tb">
        <style:tab-stops>
          <style:tab-stop style:position="2.951cm"/>
        </style:tab-stops>
      </style:paragraph-properties>
    </style:style>
    <style:style style:name="P83" style:family="paragraph" style:parent-style-name="Body_20_text_20__28_2_29_" style:list-style-name="WWNum29">
      <loext:graphic-properties draw:fill="none" draw:fill-color="#ffffff"/>
      <style:paragraph-properties fo:margin-left="0cm" fo:margin-right="0cm" fo:margin-top="0cm" fo:margin-bottom="0cm" style:contextual-spacing="false" fo:line-height="0.369cm" fo:text-align="justify" style:justify-single-word="false" fo:keep-together="auto" fo:orphans="0" fo:widows="0" fo:text-indent="0cm" style:auto-text-indent="false" fo:background-color="transparent" fo:keep-with-next="auto" style:writing-mode="lr-tb">
        <style:tab-stops>
          <style:tab-stop style:position="0.658cm"/>
        </style:tab-stops>
      </style:paragraph-properties>
    </style:style>
    <style:style style:name="P84" style:family="paragraph" style:parent-style-name="Body_20_text_20__28_2_29_" style:list-style-name="WWNum41">
      <loext:graphic-properties draw:fill="none" draw:fill-color="#ffffff"/>
      <style:paragraph-properties fo:margin-left="0cm" fo:margin-right="0cm" fo:margin-top="0cm" fo:margin-bottom="0cm" style:contextual-spacing="false" fo:line-height="0.369cm" fo:text-align="justify" style:justify-single-word="false" fo:keep-together="auto" fo:orphans="0" fo:widows="0" fo:text-indent="0cm" style:auto-text-indent="false" fo:background-color="transparent" fo:keep-with-next="auto" style:writing-mode="lr-tb">
        <style:tab-stops>
          <style:tab-stop style:position="0.658cm"/>
        </style:tab-stops>
      </style:paragraph-properties>
    </style:style>
    <style:style style:name="P85" style:family="paragraph" style:parent-style-name="Body_20_text_20__28_2_29_">
      <loext:graphic-properties draw:fill="none" draw:fill-color="#ffffff"/>
      <style:paragraph-properties fo:margin-left="0cm" fo:margin-right="0cm" fo:margin-top="0cm" fo:margin-bottom="0cm" style:contextual-spacing="false" fo:line-height="0.369cm" fo:text-align="justify" style:justify-single-word="false" fo:keep-together="auto" fo:orphans="0" fo:widows="0" fo:text-indent="0cm" style:auto-text-indent="false" fo:background-color="transparent" fo:keep-with-next="auto" style:writing-mode="lr-tb">
        <style:tab-stops>
          <style:tab-stop style:position="2.937cm"/>
          <style:tab-stop style:position="7.01cm" style:type="right"/>
        </style:tab-stops>
      </style:paragraph-properties>
    </style:style>
    <style:style style:name="P86" style:family="paragraph" style:parent-style-name="Body_20_text_20__28_2_29_">
      <loext:graphic-properties draw:fill="none" draw:fill-color="#ffffff"/>
      <style:paragraph-properties fo:margin-left="0cm" fo:margin-right="0cm" fo:margin-top="0cm" fo:margin-bottom="0cm" style:contextual-spacing="false" fo:line-height="0.369cm" fo:text-align="justify" style:justify-single-word="false" fo:keep-together="auto" fo:orphans="0" fo:widows="0" fo:text-indent="0cm" style:auto-text-indent="false" fo:background-color="transparent" fo:keep-with-next="auto" style:writing-mode="lr-tb">
        <style:tab-stops>
          <style:tab-stop style:position="2.937cm"/>
          <style:tab-stop style:position="6.431cm" style:type="right"/>
          <style:tab-stop style:position="6.823cm" style:type="center"/>
        </style:tab-stops>
      </style:paragraph-properties>
    </style:style>
    <style:style style:name="P87" style:family="paragraph" style:parent-style-name="Body_20_text_20__28_2_29_">
      <loext:graphic-properties draw:fill="none" draw:fill-color="#ffffff"/>
      <style:paragraph-properties fo:margin-left="0cm" fo:margin-right="0cm" fo:margin-top="0cm" fo:margin-bottom="0cm" style:contextual-spacing="false" fo:line-height="0.369cm" fo:text-align="justify" style:justify-single-word="false" fo:keep-together="auto" fo:orphans="0" fo:widows="0" fo:text-indent="0cm" style:auto-text-indent="false" fo:background-color="transparent" fo:keep-with-next="auto" style:writing-mode="lr-tb">
        <style:tab-stops>
          <style:tab-stop style:position="2.937cm"/>
        </style:tab-stops>
      </style:paragraph-properties>
    </style:style>
    <style:style style:name="P88" style:family="paragraph" style:parent-style-name="Body_20_text_20__28_2_29_" style:list-style-name="WWNum47">
      <loext:graphic-properties draw:fill="none" draw:fill-color="#ffffff"/>
      <style:paragraph-properties fo:margin-left="0cm" fo:margin-right="0cm" fo:margin-top="0cm" fo:margin-bottom="0cm" style:contextual-spacing="false" fo:line-height="0.369cm" fo:text-align="justify" style:justify-single-word="false" fo:keep-together="auto" fo:orphans="0" fo:widows="0" fo:text-indent="0cm" style:auto-text-indent="false" fo:background-color="transparent" fo:keep-with-next="auto" style:writing-mode="lr-tb">
        <style:tab-stops>
          <style:tab-stop style:position="0.674cm"/>
        </style:tab-stops>
      </style:paragraph-properties>
    </style:style>
    <style:style style:name="P89" style:family="paragraph" style:parent-style-name="Body_20_text_20__28_2_29_">
      <loext:graphic-properties draw:fill="none" draw:fill-color="#ffffff"/>
      <style:paragraph-properties fo:margin-left="0cm" fo:margin-right="0cm" fo:margin-top="0cm" fo:margin-bottom="0cm" style:contextual-spacing="false" fo:line-height="0.369cm" fo:text-align="justify" style:justify-single-word="false" fo:keep-together="auto" fo:orphans="0" fo:widows="0" fo:text-indent="0cm" style:auto-text-indent="false" fo:background-color="transparent" fo:keep-with-next="auto" style:writing-mode="lr-tb">
        <style:tab-stops>
          <style:tab-stop style:position="2.937cm"/>
          <style:tab-stop style:position="6.823cm" style:type="center"/>
        </style:tab-stops>
      </style:paragraph-properties>
    </style:style>
    <style:style style:name="P90" style:family="paragraph" style:parent-style-name="Body_20_text_20__28_2_29_">
      <loext:graphic-properties draw:fill="none" draw:fill-color="#ffffff"/>
      <style:paragraph-properties fo:margin-left="0cm" fo:margin-right="0cm" fo:margin-top="0cm" fo:margin-bottom="0cm" style:contextual-spacing="false" fo:line-height="0.369cm" fo:text-align="justify" style:justify-single-word="false" fo:keep-together="auto" fo:orphans="0" fo:widows="0" fo:text-indent="0cm" style:auto-text-indent="false" fo:background-color="transparent" fo:keep-with-next="auto" style:writing-mode="lr-tb">
        <style:tab-stops>
          <style:tab-stop style:position="2.944cm"/>
          <style:tab-stop style:position="5.484cm"/>
        </style:tab-stops>
      </style:paragraph-properties>
    </style:style>
    <style:style style:name="P91" style:family="paragraph" style:parent-style-name="Body_20_text_20__28_2_29_">
      <loext:graphic-properties draw:fill="none" draw:fill-color="#ffffff"/>
      <style:paragraph-properties fo:margin-left="0cm" fo:margin-right="0cm" fo:margin-top="0cm" fo:margin-bottom="0cm" style:contextual-spacing="false" fo:line-height="0.369cm" fo:text-align="justify" style:justify-single-word="false" fo:keep-together="auto" fo:orphans="0" fo:widows="0" fo:text-indent="0cm" style:auto-text-indent="false" fo:background-color="transparent" fo:keep-with-next="auto" style:writing-mode="lr-tb">
        <style:tab-stops>
          <style:tab-stop style:position="2.944cm"/>
        </style:tab-stops>
      </style:paragraph-properties>
    </style:style>
    <style:style style:name="P92" style:family="paragraph" style:parent-style-name="Body_20_text_20__28_2_29_" style:list-style-name="WWNum49">
      <loext:graphic-properties draw:fill="none" draw:fill-color="#ffffff"/>
      <style:paragraph-properties fo:margin-left="0cm" fo:margin-right="0cm" fo:margin-top="0cm" fo:margin-bottom="0cm" style:contextual-spacing="false" fo:line-height="0.369cm" fo:text-align="justify" style:justify-single-word="false" fo:keep-together="auto" fo:orphans="0" fo:widows="0" fo:text-indent="0cm" style:auto-text-indent="false" fo:background-color="transparent" fo:keep-with-next="auto" style:writing-mode="lr-tb">
        <style:tab-stops>
          <style:tab-stop style:position="0.674cm"/>
          <style:tab-stop style:position="2.043cm"/>
        </style:tab-stops>
      </style:paragraph-properties>
    </style:style>
    <style:style style:name="P93" style:family="paragraph" style:parent-style-name="Body_20_text_20__28_2_29_">
      <loext:graphic-properties draw:fill="none" draw:fill-color="#ffffff"/>
      <style:paragraph-properties fo:margin-left="0cm" fo:margin-right="0cm" fo:margin-top="0cm" fo:margin-bottom="0cm" style:contextual-spacing="false" fo:line-height="0.369cm" fo:text-align="justify" style:justify-single-word="false" fo:keep-together="auto" fo:orphans="0" fo:widows="0" fo:text-indent="0cm" style:auto-text-indent="false" fo:background-color="transparent" fo:keep-with-next="auto" style:writing-mode="lr-tb">
        <style:tab-stops>
          <style:tab-stop style:position="2.944cm"/>
          <style:tab-stop style:position="5.272cm"/>
        </style:tab-stops>
      </style:paragraph-properties>
    </style:style>
    <style:style style:name="P94" style:family="paragraph" style:parent-style-name="Body_20_text_20__28_2_29_">
      <loext:graphic-properties draw:fill="none" draw:fill-color="#ffffff"/>
      <style:paragraph-properties fo:margin-left="0cm" fo:margin-right="0cm" fo:margin-top="0cm" fo:margin-bottom="0cm" style:contextual-spacing="false" fo:line-height="0.369cm" fo:text-align="justify" style:justify-single-word="false" fo:keep-together="auto" fo:orphans="0" fo:widows="0" fo:text-indent="0cm" style:auto-text-indent="false" fo:background-color="transparent" fo:keep-with-next="auto" style:writing-mode="lr-tb">
        <style:tab-stops>
          <style:tab-stop style:position="2.942cm"/>
        </style:tab-stops>
      </style:paragraph-properties>
    </style:style>
    <style:style style:name="P95" style:family="paragraph" style:parent-style-name="Body_20_text_20__28_2_29_" style:list-style-name="WWNum61">
      <loext:graphic-properties draw:fill="none" draw:fill-color="#ffffff"/>
      <style:paragraph-properties fo:margin-left="0cm" fo:margin-right="0cm" fo:margin-top="0cm" fo:margin-bottom="0cm" style:contextual-spacing="false" fo:line-height="0.369cm" fo:text-align="justify" style:justify-single-word="false" fo:keep-together="auto" fo:orphans="0" fo:widows="0" fo:text-indent="0cm" style:auto-text-indent="false" fo:background-color="transparent" fo:keep-with-next="auto" style:writing-mode="lr-tb">
        <style:tab-stops>
          <style:tab-stop style:position="0.674cm"/>
          <style:tab-stop style:position="2.988cm" style:type="right"/>
        </style:tab-stops>
      </style:paragraph-properties>
    </style:style>
    <style:style style:name="P96" style:family="paragraph" style:parent-style-name="Body_20_text_20__28_2_29_" style:list-style-name="WWNum61">
      <loext:graphic-properties draw:fill="none" draw:fill-color="#ffffff"/>
      <style:paragraph-properties fo:margin-left="0cm" fo:margin-right="0cm" fo:margin-top="0cm" fo:margin-bottom="0cm" style:contextual-spacing="false" fo:line-height="0.369cm" fo:text-align="justify" style:justify-single-word="false" fo:keep-together="auto" fo:orphans="0" fo:widows="0" fo:text-indent="0cm" style:auto-text-indent="false" fo:background-color="transparent" fo:keep-with-next="auto" style:writing-mode="lr-tb">
        <style:tab-stops>
          <style:tab-stop style:position="1.083cm" style:type="center"/>
          <style:tab-stop style:position="2.074cm"/>
        </style:tab-stops>
      </style:paragraph-properties>
    </style:style>
    <style:style style:name="P97" style:family="paragraph" style:parent-style-name="Body_20_text_20__28_2_29_" style:list-style-name="WWNum61">
      <loext:graphic-properties draw:fill="none" draw:fill-color="#ffffff"/>
      <style:paragraph-properties fo:margin-left="0cm" fo:margin-right="0cm" fo:margin-top="0cm" fo:margin-bottom="0cm" style:contextual-spacing="false" fo:line-height="0.369cm" fo:text-align="justify" style:justify-single-word="false" fo:keep-together="auto" fo:orphans="0" fo:widows="0" fo:text-indent="0cm" style:auto-text-indent="false" fo:background-color="transparent" fo:keep-with-next="auto" style:writing-mode="lr-tb">
        <style:tab-stops>
          <style:tab-stop style:position="0.674cm"/>
          <style:tab-stop style:position="2.074cm"/>
        </style:tab-stops>
      </style:paragraph-properties>
    </style:style>
    <style:style style:name="P98" style:family="paragraph" style:parent-style-name="Body_20_text_20__28_2_29_" style:list-style-name="WWNum65">
      <loext:graphic-properties draw:fill="none" draw:fill-color="#ffffff"/>
      <style:paragraph-properties fo:margin-left="0cm" fo:margin-right="0cm" fo:margin-top="0cm" fo:margin-bottom="0cm" style:contextual-spacing="false" fo:line-height="0.369cm" fo:text-align="justify" style:justify-single-word="false" fo:keep-together="auto" fo:orphans="0" fo:widows="0" fo:text-indent="0cm" style:auto-text-indent="false" fo:background-color="transparent" fo:keep-with-next="auto" style:writing-mode="lr-tb">
        <style:tab-stops>
          <style:tab-stop style:position="0.656cm"/>
        </style:tab-stops>
      </style:paragraph-properties>
    </style:style>
    <style:style style:name="P99" style:family="paragraph" style:parent-style-name="Body_20_text_20__28_2_29_" style:list-style-name="WWNum67">
      <loext:graphic-properties draw:fill="none" draw:fill-color="#ffffff"/>
      <style:paragraph-properties fo:margin-left="0cm" fo:margin-right="0cm" fo:margin-top="0cm" fo:margin-bottom="0cm" style:contextual-spacing="false" fo:line-height="0.369cm" fo:text-align="justify" style:justify-single-word="false" fo:keep-together="auto" fo:orphans="0" fo:widows="0" fo:text-indent="0cm" style:auto-text-indent="false" fo:background-color="transparent" fo:keep-with-next="auto" style:writing-mode="lr-tb">
        <style:tab-stops>
          <style:tab-stop style:position="0.656cm"/>
        </style:tab-stops>
      </style:paragraph-properties>
    </style:style>
    <style:style style:name="P100" style:family="paragraph" style:parent-style-name="Body_20_text_20__28_2_29_">
      <loext:graphic-properties draw:fill="none" draw:fill-color="#ffffff"/>
      <style:paragraph-properties fo:margin-left="0cm" fo:margin-right="0cm" fo:margin-top="0cm" fo:margin-bottom="0cm" style:contextual-spacing="false" fo:line-height="0.369cm" fo:text-align="justify" style:justify-single-word="false" fo:keep-together="auto" fo:orphans="0" fo:widows="0" fo:text-indent="0cm" style:auto-text-indent="false" fo:background-color="transparent" fo:keep-with-next="auto" style:writing-mode="lr-tb">
        <style:tab-stops>
          <style:tab-stop style:position="2.977cm"/>
        </style:tab-stops>
      </style:paragraph-properties>
    </style:style>
    <style:style style:name="P101" style:family="paragraph" style:parent-style-name="Body_20_text_20__28_2_29_" style:list-style-name="WWNum69">
      <loext:graphic-properties draw:fill="none" draw:fill-color="#ffffff"/>
      <style:paragraph-properties fo:margin-left="0cm" fo:margin-right="0cm" fo:margin-top="0cm" fo:margin-bottom="0cm" style:contextual-spacing="false" fo:line-height="0.369cm" fo:text-align="justify" style:justify-single-word="false" fo:keep-together="auto" fo:orphans="0" fo:widows="0" fo:text-indent="0cm" style:auto-text-indent="false" fo:background-color="transparent" fo:keep-with-next="auto" style:writing-mode="lr-tb">
        <style:tab-stops>
          <style:tab-stop style:position="1.083cm" style:type="center"/>
          <style:tab-stop style:position="4.45cm" style:type="right"/>
        </style:tab-stops>
      </style:paragraph-properties>
    </style:style>
    <style:style style:name="P102" style:family="paragraph" style:parent-style-name="Body_20_text_20__28_2_29_" style:list-style-name="WWNum75">
      <loext:graphic-properties draw:fill="none" draw:fill-color="#ffffff"/>
      <style:paragraph-properties fo:margin-left="0cm" fo:margin-right="0cm" fo:margin-top="0cm" fo:margin-bottom="0.173cm" style:contextual-spacing="false" fo:line-height="0.369cm" fo:text-align="justify" style:justify-single-word="false" fo:keep-together="auto" fo:orphans="0" fo:widows="0" fo:text-indent="0cm" style:auto-text-indent="false" fo:background-color="transparent" fo:keep-with-next="auto" style:writing-mode="lr-tb">
        <style:tab-stops>
          <style:tab-stop style:position="0.631cm"/>
        </style:tab-stops>
      </style:paragraph-properties>
    </style:style>
    <style:style style:name="P103" style:family="paragraph" style:parent-style-name="Body_20_text_20__28_2_29_">
      <loext:graphic-properties draw:fill="none" draw:fill-color="#ffffff"/>
      <style:paragraph-properties fo:margin-left="0cm" fo:margin-right="0cm" fo:margin-top="0cm" fo:margin-bottom="0cm" style:contextual-spacing="false" fo:line-height="0.369cm" fo:text-align="justify" style:justify-single-word="false" fo:keep-together="auto" fo:orphans="0" fo:widows="0" fo:text-indent="0cm" style:auto-text-indent="false" fo:background-color="transparent" fo:keep-with-next="auto" style:writing-mode="lr-tb">
        <style:tab-stops>
          <style:tab-stop style:position="0.66cm"/>
        </style:tab-stops>
      </style:paragraph-properties>
    </style:style>
    <style:style style:name="P104" style:family="paragraph" style:parent-style-name="Body_20_text_20__28_2_29_" style:list-style-name="WWNum83">
      <loext:graphic-properties draw:fill="none" draw:fill-color="#ffffff"/>
      <style:paragraph-properties fo:margin-left="0cm" fo:margin-right="0cm" fo:margin-top="0cm" fo:margin-bottom="0cm" style:contextual-spacing="false" fo:line-height="0.369cm" fo:text-align="justify" style:justify-single-word="false" fo:keep-together="auto" fo:orphans="0" fo:widows="0" fo:text-indent="0cm" style:auto-text-indent="false" fo:background-color="transparent" fo:keep-with-next="auto" style:writing-mode="lr-tb">
        <style:tab-stops>
          <style:tab-stop style:position="0.667cm"/>
          <style:tab-stop style:position="2.106cm"/>
        </style:tab-stops>
      </style:paragraph-properties>
    </style:style>
    <style:style style:name="P105" style:family="paragraph" style:parent-style-name="Body_20_text_20__28_2_29_" style:list-style-name="WWNum85">
      <loext:graphic-properties draw:fill="none" draw:fill-color="#ffffff"/>
      <style:paragraph-properties fo:margin-left="0cm" fo:margin-right="0cm" fo:margin-top="0cm" fo:margin-bottom="0cm" style:contextual-spacing="false" fo:line-height="0.369cm" fo:text-align="justify" style:justify-single-word="false" fo:keep-together="auto" fo:orphans="0" fo:widows="0" fo:text-indent="0cm" style:auto-text-indent="false" fo:background-color="transparent" fo:keep-with-next="auto" style:writing-mode="lr-tb">
        <style:tab-stops>
          <style:tab-stop style:position="0.667cm"/>
          <style:tab-stop style:position="2.819cm" style:type="right"/>
        </style:tab-stops>
      </style:paragraph-properties>
    </style:style>
    <style:style style:name="P106" style:family="paragraph" style:parent-style-name="Body_20_text_20__28_2_29_" style:list-style-name="WWNum87">
      <loext:graphic-properties draw:fill="none" draw:fill-color="#ffffff"/>
      <style:paragraph-properties fo:margin-left="0cm" fo:margin-right="0cm" fo:margin-top="0cm" fo:margin-bottom="0cm" style:contextual-spacing="false" fo:line-height="0.369cm" fo:text-align="justify" style:justify-single-word="false" fo:keep-together="auto" fo:orphans="0" fo:widows="0" fo:text-indent="0cm" style:auto-text-indent="false" fo:background-color="transparent" fo:keep-with-next="auto" style:writing-mode="lr-tb">
        <style:tab-stops>
          <style:tab-stop style:position="1.092cm" style:type="center"/>
          <style:tab-stop style:position="2.097cm"/>
        </style:tab-stops>
      </style:paragraph-properties>
    </style:style>
    <style:style style:name="P107" style:family="paragraph" style:parent-style-name="Body_20_text_20__28_2_29_" style:list-style-name="WWNum79">
      <loext:graphic-properties draw:fill="none" draw:fill-color="#ffffff"/>
      <style:paragraph-properties fo:margin-left="0cm" fo:margin-right="0cm" fo:margin-top="0cm" fo:margin-bottom="0cm" style:contextual-spacing="false" fo:line-height="0.369cm" fo:text-align="justify" style:justify-single-word="false" fo:keep-together="auto" fo:orphans="0" fo:widows="0" fo:text-indent="0cm" style:auto-text-indent="false" fo:background-color="transparent" fo:keep-with-next="auto" style:writing-mode="lr-tb">
        <style:tab-stops>
          <style:tab-stop style:position="0.679cm"/>
        </style:tab-stops>
      </style:paragraph-properties>
    </style:style>
    <style:style style:name="P108" style:family="paragraph" style:parent-style-name="Body_20_text_20__28_2_29_">
      <loext:graphic-properties draw:fill="none" draw:fill-color="#ffffff"/>
      <style:paragraph-properties fo:margin-left="0cm" fo:margin-right="0cm" fo:margin-top="0cm" fo:margin-bottom="0cm" style:contextual-spacing="false" fo:line-height="0.369cm" fo:text-align="justify" style:justify-single-word="false" fo:keep-together="auto" fo:orphans="0" fo:widows="0" fo:text-indent="0cm" style:auto-text-indent="false" fo:background-color="transparent" fo:keep-with-next="auto" style:writing-mode="lr-tb">
        <style:tab-stops>
          <style:tab-stop style:position="2.965cm"/>
          <style:tab-stop style:position="5.23cm"/>
        </style:tab-stops>
      </style:paragraph-properties>
    </style:style>
    <style:style style:name="P109" style:family="paragraph" style:parent-style-name="Body_20_text_20__28_2_29_" style:list-style-name="WWNum89">
      <loext:graphic-properties draw:fill="none" draw:fill-color="#ffffff"/>
      <style:paragraph-properties fo:margin-left="0cm" fo:margin-right="0cm" fo:margin-top="0cm" fo:margin-bottom="0cm" style:contextual-spacing="false" fo:line-height="0.369cm" fo:text-align="justify" style:justify-single-word="false" fo:keep-together="auto" fo:orphans="0" fo:widows="0" fo:text-indent="0cm" style:auto-text-indent="false" fo:background-color="transparent" fo:keep-with-next="auto" style:writing-mode="lr-tb">
        <style:tab-stops>
          <style:tab-stop style:position="0.616cm"/>
        </style:tab-stops>
      </style:paragraph-properties>
    </style:style>
    <style:style style:name="P110" style:family="paragraph" style:parent-style-name="Body_20_text_20__28_2_29_" style:list-style-name="WWNum91">
      <loext:graphic-properties draw:fill="none" draw:fill-color="#ffffff"/>
      <style:paragraph-properties fo:margin-left="0cm" fo:margin-right="0cm" fo:margin-top="0cm" fo:margin-bottom="0cm" style:contextual-spacing="false" fo:line-height="0.369cm" fo:text-align="justify" style:justify-single-word="false" fo:keep-together="auto" fo:orphans="0" fo:widows="0" fo:text-indent="0cm" style:auto-text-indent="false" fo:background-color="transparent" fo:keep-with-next="auto" style:writing-mode="lr-tb">
        <style:tab-stops>
          <style:tab-stop style:position="0.616cm"/>
        </style:tab-stops>
      </style:paragraph-properties>
    </style:style>
    <style:style style:name="P111" style:family="paragraph" style:parent-style-name="Body_20_text_20__28_2_29_" style:list-style-name="WWNum93">
      <loext:graphic-properties draw:fill="none" draw:fill-color="#ffffff"/>
      <style:paragraph-properties fo:margin-left="0cm" fo:margin-right="0cm" fo:margin-top="0cm" fo:margin-bottom="0cm" style:contextual-spacing="false" fo:line-height="0.369cm" fo:text-align="justify" style:justify-single-word="false" fo:keep-together="auto" fo:orphans="0" fo:widows="0" fo:text-indent="0cm" style:auto-text-indent="false" fo:background-color="transparent" fo:keep-with-next="auto" style:writing-mode="lr-tb">
        <style:tab-stops>
          <style:tab-stop style:position="0.616cm"/>
        </style:tab-stops>
      </style:paragraph-properties>
    </style:style>
    <style:style style:name="P112" style:family="paragraph" style:parent-style-name="Body_20_text_20__28_2_29_" style:list-style-name="WWNum91">
      <loext:graphic-properties draw:fill="none" draw:fill-color="#ffffff"/>
      <style:paragraph-properties fo:margin-left="0cm" fo:margin-right="0cm" fo:margin-top="0cm" fo:margin-bottom="0.758cm" style:contextual-spacing="false" fo:line-height="0.369cm" fo:text-align="justify" style:justify-single-word="false" fo:keep-together="auto" fo:orphans="0" fo:widows="0" fo:text-indent="0cm" style:auto-text-indent="false" fo:background-color="transparent" fo:keep-with-next="auto" style:writing-mode="lr-tb">
        <style:tab-stops>
          <style:tab-stop style:position="0.603cm"/>
        </style:tab-stops>
      </style:paragraph-properties>
    </style:style>
    <style:style style:name="P113" style:family="paragraph" style:parent-style-name="Body_20_text_20__28_2_29_" style:list-style-name="WWNum97">
      <loext:graphic-properties draw:fill="none" draw:fill-color="#ffffff"/>
      <style:paragraph-properties fo:margin-left="0cm" fo:margin-right="0cm" fo:margin-top="0cm" fo:margin-bottom="0cm" style:contextual-spacing="false" fo:line-height="0.369cm" fo:text-align="justify" style:justify-single-word="false" fo:keep-together="auto" fo:orphans="0" fo:widows="0" fo:text-indent="0cm" style:auto-text-indent="false" fo:background-color="transparent" fo:keep-with-next="auto" style:writing-mode="lr-tb">
        <style:tab-stops>
          <style:tab-stop style:position="0.667cm"/>
          <style:tab-stop style:position="2.096cm"/>
        </style:tab-stops>
      </style:paragraph-properties>
    </style:style>
    <style:style style:name="P114" style:family="paragraph" style:parent-style-name="Body_20_text_20__28_2_29_">
      <loext:graphic-properties draw:fill="none" draw:fill-color="#ffffff"/>
      <style:paragraph-properties fo:margin-left="0cm" fo:margin-right="0cm" fo:margin-top="0cm" fo:margin-bottom="0cm" style:contextual-spacing="false" fo:line-height="0.369cm" fo:text-align="justify" style:justify-single-word="false" fo:keep-together="auto" fo:orphans="0" fo:widows="0" fo:text-indent="0cm" style:auto-text-indent="false" fo:background-color="transparent" fo:keep-with-next="auto" style:writing-mode="lr-tb">
        <style:tab-stops>
          <style:tab-stop style:position="2.947cm"/>
          <style:tab-stop style:position="6.182cm" style:type="center"/>
          <style:tab-stop style:position="7.1cm" style:type="right"/>
        </style:tab-stops>
      </style:paragraph-properties>
    </style:style>
    <style:style style:name="P115" style:family="paragraph" style:parent-style-name="Body_20_text_20__28_2_29_">
      <loext:graphic-properties draw:fill="none" draw:fill-color="#ffffff"/>
      <style:paragraph-properties fo:margin-left="0cm" fo:margin-right="0cm" fo:margin-top="0cm" fo:margin-bottom="0cm" style:contextual-spacing="false" fo:line-height="0.369cm" fo:text-align="justify" style:justify-single-word="false" fo:keep-together="auto" fo:orphans="0" fo:widows="0" fo:text-indent="0cm" style:auto-text-indent="false" fo:background-color="transparent" fo:keep-with-next="auto" style:writing-mode="lr-tb">
        <style:tab-stops>
          <style:tab-stop style:position="2.947cm"/>
        </style:tab-stops>
      </style:paragraph-properties>
    </style:style>
    <style:style style:name="P116" style:family="paragraph" style:parent-style-name="Body_20_text_20__28_2_29_">
      <loext:graphic-properties draw:fill="none" draw:fill-color="#ffffff"/>
      <style:paragraph-properties fo:margin-left="0cm" fo:margin-right="0cm" fo:margin-top="0cm" fo:margin-bottom="0cm" style:contextual-spacing="false" fo:line-height="0.369cm" fo:text-align="justify" style:justify-single-word="false" fo:keep-together="auto" fo:orphans="0" fo:widows="0" fo:text-indent="0cm" style:auto-text-indent="false" fo:background-color="transparent" fo:keep-with-next="auto" style:writing-mode="lr-tb">
        <style:tab-stops>
          <style:tab-stop style:position="2.947cm"/>
          <style:tab-stop style:position="4.683cm" style:type="center"/>
          <style:tab-stop style:position="5.394cm" style:type="center"/>
        </style:tab-stops>
      </style:paragraph-properties>
    </style:style>
    <style:style style:name="P117" style:family="paragraph" style:parent-style-name="Body_20_text_20__28_2_29_" style:list-style-name="WWNum97">
      <loext:graphic-properties draw:fill="none" draw:fill-color="#ffffff"/>
      <style:paragraph-properties fo:margin-left="0cm" fo:margin-right="0cm" fo:margin-top="0cm" fo:margin-bottom="0cm" style:contextual-spacing="false" fo:line-height="0.369cm" fo:text-align="justify" style:justify-single-word="false" fo:keep-together="auto" fo:orphans="0" fo:widows="0" fo:text-indent="0cm" style:auto-text-indent="false" fo:background-color="transparent" fo:keep-with-next="auto" style:writing-mode="lr-tb">
        <style:tab-stops>
          <style:tab-stop style:position="0.667cm"/>
        </style:tab-stops>
      </style:paragraph-properties>
    </style:style>
    <style:style style:name="P118" style:family="paragraph" style:parent-style-name="Body_20_text_20__28_2_29_" style:list-style-name="WWNum97" style:master-page-name="Converted16">
      <loext:graphic-properties draw:fill="none" draw:fill-color="#ffffff"/>
      <style:paragraph-properties fo:margin-left="0cm" fo:margin-right="0cm" fo:margin-top="0cm" fo:margin-bottom="0cm" style:contextual-spacing="false" fo:line-height="0.369cm" fo:text-align="justify" style:justify-single-word="false" fo:keep-together="auto" fo:orphans="0" fo:widows="0" fo:text-indent="0cm" style:auto-text-indent="false" style:page-number="69" fo:background-color="transparent" fo:keep-with-next="auto" style:writing-mode="lr-tb">
        <style:tab-stops>
          <style:tab-stop style:position="0.667cm"/>
        </style:tab-stops>
      </style:paragraph-properties>
    </style:style>
    <style:style style:name="P119" style:family="paragraph" style:parent-style-name="Body_20_text_20__28_2_29_">
      <loext:graphic-properties draw:fill="none" draw:fill-color="#ffffff"/>
      <style:paragraph-properties fo:margin-left="0cm" fo:margin-right="0cm" fo:margin-top="0cm" fo:margin-bottom="0cm" style:contextual-spacing="false" fo:line-height="0.369cm" fo:text-align="justify" style:justify-single-word="false" fo:keep-together="auto" fo:orphans="0" fo:widows="0" fo:text-indent="0cm" style:auto-text-indent="false" fo:background-color="transparent" fo:keep-with-next="auto" style:writing-mode="lr-tb">
        <style:tab-stops>
          <style:tab-stop style:position="2.947cm"/>
          <style:tab-stop style:position="6.544cm" style:type="right"/>
          <style:tab-stop style:position="6.897cm" style:type="center"/>
        </style:tab-stops>
      </style:paragraph-properties>
    </style:style>
    <style:style style:name="P120" style:family="paragraph" style:parent-style-name="Body_20_text_20__28_2_29_" style:list-style-name="WWNum99">
      <loext:graphic-properties draw:fill="none" draw:fill-color="#ffffff"/>
      <style:paragraph-properties fo:margin-left="0cm" fo:margin-right="0cm" fo:margin-top="0cm" fo:margin-bottom="0cm" style:contextual-spacing="false" fo:line-height="0.369cm" fo:text-align="justify" style:justify-single-word="false" fo:keep-together="auto" fo:orphans="0" fo:widows="0" fo:text-indent="0cm" style:auto-text-indent="false" fo:background-color="transparent" fo:keep-with-next="auto" style:writing-mode="lr-tb">
        <style:tab-stops>
          <style:tab-stop style:position="0.601cm"/>
          <style:tab-stop style:position="2.053cm"/>
        </style:tab-stops>
      </style:paragraph-properties>
    </style:style>
    <style:style style:name="P121" style:family="paragraph" style:parent-style-name="Body_20_text_20__28_2_29_" style:list-style-name="WWNum99">
      <loext:graphic-properties draw:fill="none" draw:fill-color="#ffffff"/>
      <style:paragraph-properties fo:margin-left="0cm" fo:margin-right="0cm" fo:margin-top="0cm" fo:margin-bottom="0cm" style:contextual-spacing="false" fo:line-height="0.369cm" fo:text-align="justify" style:justify-single-word="false" fo:keep-together="auto" fo:orphans="0" fo:widows="0" fo:text-indent="0cm" style:auto-text-indent="false" fo:background-color="transparent" fo:keep-with-next="auto" style:writing-mode="lr-tb">
        <style:tab-stops>
          <style:tab-stop style:position="0.617cm"/>
          <style:tab-stop style:position="2.05cm"/>
        </style:tab-stops>
      </style:paragraph-properties>
    </style:style>
    <style:style style:name="P122" style:family="paragraph" style:parent-style-name="Body_20_text_20__28_2_29_">
      <loext:graphic-properties draw:fill="none" draw:fill-color="#ffffff"/>
      <style:paragraph-properties fo:margin-left="0cm" fo:margin-right="0cm" fo:margin-top="0cm" fo:margin-bottom="0cm" style:contextual-spacing="false" fo:line-height="0.369cm" fo:text-align="justify" style:justify-single-word="false" fo:keep-together="auto" fo:orphans="0" fo:widows="0" fo:text-indent="0cm" style:auto-text-indent="false" fo:background-color="transparent" fo:keep-with-next="auto" style:writing-mode="lr-tb">
        <style:tab-stops>
          <style:tab-stop style:position="2.986cm"/>
        </style:tab-stops>
      </style:paragraph-properties>
    </style:style>
    <style:style style:name="P123" style:family="paragraph" style:parent-style-name="Body_20_text_20__28_2_29_" style:list-style-name="WWNum103">
      <loext:graphic-properties draw:fill="none" draw:fill-color="#ffffff"/>
      <style:paragraph-properties fo:margin-left="0cm" fo:margin-right="0cm" fo:margin-top="0cm" fo:margin-bottom="0cm" style:contextual-spacing="false" fo:line-height="0.369cm" fo:text-align="justify" style:justify-single-word="false" fo:keep-together="auto" fo:orphans="0" fo:widows="0" fo:text-indent="0cm" style:auto-text-indent="false" fo:background-color="transparent" fo:keep-with-next="auto" style:writing-mode="lr-tb">
        <style:tab-stops>
          <style:tab-stop style:position="1.487cm" style:type="right"/>
          <style:tab-stop style:position="2.05cm"/>
        </style:tab-stops>
      </style:paragraph-properties>
    </style:style>
    <style:style style:name="P124" style:family="paragraph" style:parent-style-name="Body_20_text_20__28_2_29_" style:list-style-name="WWNum109">
      <loext:graphic-properties draw:fill="none" draw:fill-color="#ffffff"/>
      <style:paragraph-properties fo:margin-left="0cm" fo:margin-right="0cm" fo:margin-top="0cm" fo:margin-bottom="0cm" style:contextual-spacing="false" fo:line-height="0.369cm" fo:text-align="justify" style:justify-single-word="false" fo:keep-together="auto" fo:orphans="0" fo:widows="0" fo:text-indent="0cm" style:auto-text-indent="false" fo:background-color="transparent" fo:keep-with-next="auto" style:writing-mode="lr-tb">
        <style:tab-stops>
          <style:tab-stop style:position="0.67cm"/>
          <style:tab-stop style:position="2.106cm"/>
        </style:tab-stops>
      </style:paragraph-properties>
    </style:style>
    <style:style style:name="P125" style:family="paragraph" style:parent-style-name="Body_20_text_20__28_2_29_">
      <loext:graphic-properties draw:fill="none" draw:fill-color="#ffffff"/>
      <style:paragraph-properties fo:margin-left="0cm" fo:margin-right="0cm" fo:margin-top="0cm" fo:margin-bottom="0cm" style:contextual-spacing="false" fo:line-height="0.369cm" fo:text-align="justify" style:justify-single-word="false" fo:keep-together="auto" fo:orphans="0" fo:widows="0" fo:text-indent="0cm" style:auto-text-indent="false" fo:background-color="transparent" fo:keep-with-next="auto" style:writing-mode="lr-tb">
        <style:tab-stops>
          <style:tab-stop style:position="2.944cm"/>
          <style:tab-stop style:position="6.158cm" style:type="center"/>
          <style:tab-stop style:position="8.505cm" style:type="center"/>
        </style:tab-stops>
      </style:paragraph-properties>
    </style:style>
    <style:style style:name="P126" style:family="paragraph" style:parent-style-name="Body_20_text_20__28_2_29_">
      <loext:graphic-properties draw:fill="none" draw:fill-color="#ffffff"/>
      <style:paragraph-properties fo:margin-left="0cm" fo:margin-right="0cm" fo:margin-top="0cm" fo:margin-bottom="0cm" style:contextual-spacing="false" fo:line-height="0.369cm" fo:text-align="justify" style:justify-single-word="false" fo:keep-together="auto" fo:orphans="0" fo:widows="0" fo:text-indent="0cm" style:auto-text-indent="false" fo:background-color="transparent" fo:keep-with-next="auto" style:writing-mode="lr-tb">
        <style:tab-stops>
          <style:tab-stop style:position="3.048cm"/>
        </style:tab-stops>
      </style:paragraph-properties>
    </style:style>
    <style:style style:name="P127" style:family="paragraph" style:parent-style-name="Body_20_text_20__28_2_29_">
      <loext:graphic-properties draw:fill="none" draw:fill-color="#ffffff"/>
      <style:paragraph-properties fo:margin-left="0cm" fo:margin-right="0cm" fo:margin-top="0cm" fo:margin-bottom="0cm" style:contextual-spacing="false" fo:line-height="0.369cm" fo:text-align="justify" style:justify-single-word="false" fo:keep-together="auto" fo:orphans="0" fo:widows="0" fo:text-indent="0cm" style:auto-text-indent="false" fo:background-color="transparent" fo:keep-with-next="auto" style:writing-mode="lr-tb">
        <style:tab-stops>
          <style:tab-stop style:position="2.985cm"/>
        </style:tab-stops>
      </style:paragraph-properties>
    </style:style>
    <style:style style:name="P128" style:family="paragraph" style:parent-style-name="Body_20_text_20__28_2_29_" style:list-style-name="WWNum117">
      <loext:graphic-properties draw:fill="none" draw:fill-color="#ffffff"/>
      <style:paragraph-properties fo:margin-left="0cm" fo:margin-right="0cm" fo:margin-top="0cm" fo:margin-bottom="0cm" style:contextual-spacing="false" fo:line-height="0.369cm" fo:text-align="justify" style:justify-single-word="false" fo:keep-together="auto" fo:orphans="0" fo:widows="0" fo:text-indent="0cm" style:auto-text-indent="false" fo:background-color="transparent" fo:keep-with-next="auto" style:writing-mode="lr-tb">
        <style:tab-stops>
          <style:tab-stop style:position="1.08cm" style:type="center"/>
          <style:tab-stop style:position="2.066cm"/>
        </style:tab-stops>
      </style:paragraph-properties>
    </style:style>
    <style:style style:name="P129" style:family="paragraph" style:parent-style-name="Body_20_text_20__28_2_29_">
      <loext:graphic-properties draw:fill="none" draw:fill-color="#ffffff"/>
      <style:paragraph-properties fo:margin-left="0cm" fo:margin-right="0cm" fo:margin-top="0cm" fo:margin-bottom="0cm" style:contextual-spacing="false" fo:line-height="0.369cm" fo:text-align="justify" style:justify-single-word="false" fo:keep-together="auto" fo:orphans="0" fo:widows="0" fo:text-indent="0cm" style:auto-text-indent="false" fo:background-color="transparent" fo:keep-with-next="auto" style:writing-mode="lr-tb">
        <style:tab-stops>
          <style:tab-stop style:position="2.946cm"/>
          <style:tab-stop style:position="5.745cm" style:type="center"/>
          <style:tab-stop style:position="7.161cm" style:type="right"/>
        </style:tab-stops>
      </style:paragraph-properties>
    </style:style>
    <style:style style:name="P130" style:family="paragraph" style:parent-style-name="Body_20_text_20__28_2_29_">
      <loext:graphic-properties draw:fill="none" draw:fill-color="#ffffff"/>
      <style:paragraph-properties fo:margin-left="0cm" fo:margin-right="0cm" fo:margin-top="0cm" fo:margin-bottom="0cm" style:contextual-spacing="false" fo:line-height="0.369cm" fo:text-align="justify" style:justify-single-word="false" fo:keep-together="auto" fo:orphans="0" fo:widows="0" fo:text-indent="0cm" style:auto-text-indent="false" fo:background-color="transparent" fo:keep-with-next="auto" style:writing-mode="lr-tb">
        <style:tab-stops>
          <style:tab-stop style:position="2.946cm"/>
        </style:tab-stops>
      </style:paragraph-properties>
    </style:style>
    <style:style style:name="P131" style:family="paragraph" style:parent-style-name="Body_20_text_20__28_2_29_" style:list-style-name="WWNum93">
      <loext:graphic-properties draw:fill="none" draw:fill-color="#ffffff"/>
      <style:paragraph-properties fo:margin-left="0cm" fo:margin-right="0cm" fo:margin-top="0cm" fo:margin-bottom="0cm" style:contextual-spacing="false" fo:line-height="0.369cm" fo:text-align="justify" style:justify-single-word="false" fo:keep-together="auto" fo:orphans="0" fo:widows="0" fo:text-indent="0cm" style:auto-text-indent="false" fo:break-before="column" fo:background-color="transparent" fo:keep-with-next="auto" style:writing-mode="lr-tb">
        <style:tab-stops>
          <style:tab-stop style:position="1.487cm" style:type="right"/>
          <style:tab-stop style:position="2.055cm"/>
        </style:tab-stops>
      </style:paragraph-properties>
    </style:style>
    <style:style style:name="P132" style:family="paragraph" style:parent-style-name="Body_20_text_20__28_2_29_" style:list-style-name="WWNum93">
      <loext:graphic-properties draw:fill="none" draw:fill-color="#ffffff"/>
      <style:paragraph-properties fo:margin-left="0cm" fo:margin-right="0cm" fo:margin-top="0cm" fo:margin-bottom="0cm" style:contextual-spacing="false" fo:line-height="0.369cm" fo:text-align="justify" style:justify-single-word="false" fo:keep-together="auto" fo:orphans="0" fo:widows="0" fo:text-indent="0cm" style:auto-text-indent="false" fo:background-color="transparent" fo:keep-with-next="auto" style:writing-mode="lr-tb">
        <style:tab-stops>
          <style:tab-stop style:position="1.487cm" style:type="right"/>
          <style:tab-stop style:position="2.055cm"/>
        </style:tab-stops>
      </style:paragraph-properties>
    </style:style>
    <style:style style:name="P133" style:family="paragraph" style:parent-style-name="Body_20_text_20__28_2_29_">
      <loext:graphic-properties draw:fill="none" draw:fill-color="#ffffff"/>
      <style:paragraph-properties fo:margin-left="0cm" fo:margin-right="0cm" fo:margin-top="0cm" fo:margin-bottom="0cm" style:contextual-spacing="false" fo:line-height="0.369cm" fo:text-align="justify" style:justify-single-word="false" fo:keep-together="auto" fo:orphans="0" fo:widows="0" fo:text-indent="0cm" style:auto-text-indent="false" fo:background-color="transparent" fo:keep-with-next="auto" style:writing-mode="lr-tb">
        <style:tab-stops>
          <style:tab-stop style:position="2.96cm"/>
          <style:tab-stop style:position="6.465cm" style:type="right"/>
          <style:tab-stop style:position="7.114cm" style:type="right"/>
        </style:tab-stops>
      </style:paragraph-properties>
    </style:style>
    <style:style style:name="P134" style:family="paragraph" style:parent-style-name="Body_20_text_20__28_2_29_">
      <loext:graphic-properties draw:fill="none" draw:fill-color="#ffffff"/>
      <style:paragraph-properties fo:margin-left="0cm" fo:margin-right="0cm" fo:margin-top="0cm" fo:margin-bottom="0cm" style:contextual-spacing="false" fo:line-height="0.369cm" fo:text-align="justify" style:justify-single-word="false" fo:keep-together="auto" fo:orphans="0" fo:widows="0" fo:text-indent="0cm" style:auto-text-indent="false" fo:background-color="transparent" fo:keep-with-next="auto" style:writing-mode="lr-tb">
        <style:tab-stops>
          <style:tab-stop style:position="2.96cm"/>
          <style:tab-stop style:position="5.401cm" style:type="center"/>
          <style:tab-stop style:position="7.114cm" style:type="right"/>
        </style:tab-stops>
      </style:paragraph-properties>
    </style:style>
    <style:style style:name="P135" style:family="paragraph" style:parent-style-name="Body_20_text_20__28_2_29_" style:list-style-name="WWNum93">
      <loext:graphic-properties draw:fill="none" draw:fill-color="#ffffff"/>
      <style:paragraph-properties fo:margin-left="0cm" fo:margin-right="0cm" fo:margin-top="0cm" fo:margin-bottom="0cm" style:contextual-spacing="false" fo:line-height="0.369cm" fo:text-align="justify" style:justify-single-word="false" fo:keep-together="auto" fo:orphans="0" fo:widows="0" fo:text-indent="0cm" style:auto-text-indent="false" fo:background-color="transparent" fo:keep-with-next="auto" style:writing-mode="lr-tb">
        <style:tab-stops>
          <style:tab-stop style:position="0.66cm"/>
          <style:tab-stop style:position="2.055cm"/>
        </style:tab-stops>
      </style:paragraph-properties>
    </style:style>
    <style:style style:name="P136" style:family="paragraph" style:parent-style-name="Body_20_text_20__28_2_29_">
      <loext:graphic-properties draw:fill="none" draw:fill-color="#ffffff"/>
      <style:paragraph-properties fo:margin-left="0cm" fo:margin-right="0cm" fo:margin-top="0cm" fo:margin-bottom="0cm" style:contextual-spacing="false" fo:line-height="0.369cm" fo:text-align="justify" style:justify-single-word="false" fo:keep-together="auto" fo:orphans="0" fo:widows="0" fo:text-indent="0cm" style:auto-text-indent="false" fo:background-color="transparent" fo:keep-with-next="auto" style:writing-mode="lr-tb">
        <style:tab-stops>
          <style:tab-stop style:position="2.96cm"/>
        </style:tab-stops>
      </style:paragraph-properties>
    </style:style>
    <style:style style:name="P137" style:family="paragraph" style:parent-style-name="Body_20_text_20__28_2_29_">
      <loext:graphic-properties draw:fill="none" draw:fill-color="#ffffff"/>
      <style:paragraph-properties fo:margin-left="0cm" fo:margin-right="0cm" fo:margin-top="0cm" fo:margin-bottom="0cm" style:contextual-spacing="false" fo:line-height="0.369cm" fo:text-align="justify" style:justify-single-word="false" fo:keep-together="auto" fo:orphans="0" fo:widows="0" fo:text-indent="0cm" style:auto-text-indent="false" fo:background-color="transparent" fo:keep-with-next="auto" style:writing-mode="lr-tb">
        <style:tab-stops>
          <style:tab-stop style:position="0.644cm"/>
        </style:tab-stops>
      </style:paragraph-properties>
    </style:style>
    <style:style style:name="P138" style:family="paragraph" style:parent-style-name="Body_20_text_20__28_2_29_" style:list-style-name="WWNum127">
      <loext:graphic-properties draw:fill="none" draw:fill-color="#ffffff"/>
      <style:paragraph-properties fo:margin-left="0cm" fo:margin-right="0cm" fo:margin-top="0cm" fo:margin-bottom="0cm" style:contextual-spacing="false" fo:line-height="0.369cm" fo:text-align="justify" style:justify-single-word="false" fo:keep-together="auto" fo:orphans="0" fo:widows="0" fo:text-indent="0cm" style:auto-text-indent="false" fo:background-color="transparent" fo:keep-with-next="auto" style:writing-mode="lr-tb">
        <style:tab-stops>
          <style:tab-stop style:position="0.644cm"/>
        </style:tab-stops>
      </style:paragraph-properties>
    </style:style>
    <style:style style:name="P139" style:family="paragraph" style:parent-style-name="Body_20_text_20__28_2_29_" style:list-style-name="WWNum89">
      <loext:graphic-properties draw:fill="none" draw:fill-color="#ffffff"/>
      <style:paragraph-properties fo:margin-left="0cm" fo:margin-right="0cm" fo:margin-top="0cm" fo:margin-bottom="0cm" style:contextual-spacing="false" fo:line-height="0.369cm" fo:text-align="justify" style:justify-single-word="false" fo:keep-together="auto" fo:orphans="0" fo:widows="0" fo:text-indent="0cm" style:auto-text-indent="false" fo:background-color="transparent" fo:keep-with-next="auto" style:writing-mode="lr-tb">
        <style:tab-stops>
          <style:tab-stop style:position="0.676cm"/>
          <style:tab-stop style:position="2.055cm"/>
        </style:tab-stops>
      </style:paragraph-properties>
    </style:style>
    <style:style style:name="P140" style:family="paragraph" style:parent-style-name="Body_20_text_20__28_2_29_">
      <loext:graphic-properties draw:fill="none" draw:fill-color="#ffffff"/>
      <style:paragraph-properties fo:margin-left="0cm" fo:margin-right="0cm" fo:margin-top="0cm" fo:margin-bottom="0cm" style:contextual-spacing="false" fo:line-height="0.369cm" fo:text-align="justify" style:justify-single-word="false" fo:keep-together="auto" fo:orphans="0" fo:widows="0" fo:text-indent="0cm" style:auto-text-indent="false" fo:background-color="transparent" fo:keep-with-next="auto" style:writing-mode="lr-tb">
        <style:tab-stops>
          <style:tab-stop style:position="2.946cm"/>
          <style:tab-stop style:position="5.318cm"/>
        </style:tab-stops>
      </style:paragraph-properties>
    </style:style>
    <style:style style:name="P141" style:family="paragraph" style:parent-style-name="Body_20_text_20__28_2_29_" style:list-style-name="WWNum139">
      <loext:graphic-properties draw:fill="none" draw:fill-color="#ffffff"/>
      <style:paragraph-properties fo:margin-left="0cm" fo:margin-right="0cm" fo:margin-top="0cm" fo:margin-bottom="0cm" style:contextual-spacing="false" fo:line-height="0.369cm" fo:text-align="justify" style:justify-single-word="false" fo:keep-together="auto" fo:orphans="0" fo:widows="0" fo:text-indent="0cm" style:auto-text-indent="false" fo:background-color="transparent" fo:keep-with-next="auto" style:writing-mode="lr-tb">
        <style:tab-stops>
          <style:tab-stop style:position="0.669cm"/>
          <style:tab-stop style:position="2.076cm"/>
        </style:tab-stops>
      </style:paragraph-properties>
    </style:style>
    <style:style style:name="P142" style:family="paragraph" style:parent-style-name="Body_20_text_20__28_2_29_" style:list-style-name="WWNum141">
      <loext:graphic-properties draw:fill="none" draw:fill-color="#ffffff"/>
      <style:paragraph-properties fo:margin-left="0cm" fo:margin-right="0cm" fo:margin-top="0cm" fo:margin-bottom="0cm" style:contextual-spacing="false" fo:line-height="0.369cm" fo:text-align="justify" style:justify-single-word="false" fo:keep-together="auto" fo:orphans="0" fo:widows="0" fo:text-indent="0cm" style:auto-text-indent="false" fo:background-color="transparent" fo:keep-with-next="auto" style:writing-mode="lr-tb">
        <style:tab-stops>
          <style:tab-stop style:position="0.665cm"/>
          <style:tab-stop style:position="2.094cm"/>
        </style:tab-stops>
      </style:paragraph-properties>
    </style:style>
    <style:style style:name="P143" style:family="paragraph" style:parent-style-name="Body_20_text_20__28_2_29_">
      <loext:graphic-properties draw:fill="none" draw:fill-color="#ffffff"/>
      <style:paragraph-properties fo:margin-left="0cm" fo:margin-right="0cm" fo:margin-top="0cm" fo:margin-bottom="0cm" style:contextual-spacing="false" fo:line-height="0.369cm" fo:text-align="justify" style:justify-single-word="false" fo:keep-together="auto" fo:orphans="0" fo:widows="0" fo:text-indent="0cm" style:auto-text-indent="false" fo:background-color="transparent" fo:keep-with-next="auto" style:writing-mode="lr-tb">
        <style:tab-stops>
          <style:tab-stop style:position="2.958cm"/>
          <style:tab-stop style:position="7.257cm" style:type="right"/>
        </style:tab-stops>
      </style:paragraph-properties>
    </style:style>
    <style:style style:name="P144" style:family="paragraph" style:parent-style-name="Body_20_text_20__28_2_29_" style:list-style-name="WWNum141">
      <loext:graphic-properties draw:fill="none" draw:fill-color="#ffffff"/>
      <style:paragraph-properties fo:margin-left="0cm" fo:margin-right="0cm" fo:margin-top="0cm" fo:margin-bottom="0cm" style:contextual-spacing="false" fo:line-height="0.369cm" fo:text-align="justify" style:justify-single-word="false" fo:keep-together="auto" fo:orphans="0" fo:widows="0" fo:text-indent="0cm" style:auto-text-indent="false" fo:background-color="transparent" fo:keep-with-next="auto" style:writing-mode="lr-tb">
        <style:tab-stops>
          <style:tab-stop style:position="1.088cm" style:type="center"/>
          <style:tab-stop style:position="4.586cm" style:type="right"/>
        </style:tab-stops>
      </style:paragraph-properties>
    </style:style>
    <style:style style:name="P145" style:family="paragraph" style:parent-style-name="Body_20_text_20__28_2_29_">
      <loext:graphic-properties draw:fill="none" draw:fill-color="#ffffff"/>
      <style:paragraph-properties fo:margin-left="0cm" fo:margin-right="0cm" fo:margin-top="0cm" fo:margin-bottom="0cm" style:contextual-spacing="false" fo:line-height="0.369cm" fo:text-align="justify" style:justify-single-word="false" fo:keep-together="auto" fo:orphans="0" fo:widows="0" fo:text-indent="0cm" style:auto-text-indent="false" fo:background-color="transparent" fo:keep-with-next="auto" style:writing-mode="lr-tb">
        <style:tab-stops>
          <style:tab-stop style:position="2.958cm"/>
        </style:tab-stops>
      </style:paragraph-properties>
    </style:style>
    <style:style style:name="P146" style:family="paragraph" style:parent-style-name="Body_20_text_20__28_2_29_">
      <loext:graphic-properties draw:fill="none" draw:fill-color="#ffffff"/>
      <style:paragraph-properties fo:margin-left="0cm" fo:margin-right="0cm" fo:margin-top="0cm" fo:margin-bottom="0cm" style:contextual-spacing="false" fo:line-height="0.369cm" fo:text-align="justify" style:justify-single-word="false" fo:keep-together="auto" fo:orphans="0" fo:widows="0" fo:text-indent="0cm" style:auto-text-indent="false" fo:background-color="transparent" fo:keep-with-next="auto" style:writing-mode="lr-tb">
        <style:tab-stops>
          <style:tab-stop style:position="0.663cm"/>
          <style:tab-stop style:position="2.08cm"/>
        </style:tab-stops>
      </style:paragraph-properties>
    </style:style>
    <style:style style:name="P147" style:family="paragraph" style:parent-style-name="Body_20_text_20__28_2_29_" style:list-style-name="WWNum143">
      <loext:graphic-properties draw:fill="none" draw:fill-color="#ffffff"/>
      <style:paragraph-properties fo:margin-left="0cm" fo:margin-right="0cm" fo:margin-top="0cm" fo:margin-bottom="0cm" style:contextual-spacing="false" fo:line-height="0.369cm" fo:text-align="justify" style:justify-single-word="false" fo:keep-together="auto" fo:orphans="0" fo:widows="0" fo:text-indent="0cm" style:auto-text-indent="false" fo:background-color="transparent" fo:keep-with-next="auto" style:writing-mode="lr-tb">
        <style:tab-stops>
          <style:tab-stop style:position="0.663cm"/>
          <style:tab-stop style:position="2.08cm"/>
        </style:tab-stops>
      </style:paragraph-properties>
    </style:style>
    <style:style style:name="P148" style:family="paragraph" style:parent-style-name="Body_20_text_20__28_2_29_">
      <loext:graphic-properties draw:fill="none" draw:fill-color="#ffffff"/>
      <style:paragraph-properties fo:margin-left="0cm" fo:margin-right="0cm" fo:margin-top="0cm" fo:margin-bottom="0cm" style:contextual-spacing="false" fo:line-height="0.369cm" fo:text-align="justify" style:justify-single-word="false" fo:keep-together="auto" fo:orphans="0" fo:widows="0" fo:text-indent="0cm" style:auto-text-indent="false" fo:background-color="transparent" fo:keep-with-next="auto" style:writing-mode="lr-tb">
        <style:tab-stops>
          <style:tab-stop style:position="2.955cm"/>
          <style:tab-stop style:position="5.069cm"/>
        </style:tab-stops>
      </style:paragraph-properties>
    </style:style>
    <style:style style:name="P149" style:family="paragraph" style:parent-style-name="Body_20_text_20__28_2_29_">
      <loext:graphic-properties draw:fill="none" draw:fill-color="#ffffff"/>
      <style:paragraph-properties fo:margin-left="0cm" fo:margin-right="0cm" fo:margin-top="0cm" fo:margin-bottom="0cm" style:contextual-spacing="false" fo:line-height="0.369cm" fo:text-align="justify" style:justify-single-word="false" fo:keep-together="auto" fo:orphans="0" fo:widows="0" fo:text-indent="0cm" style:auto-text-indent="false" fo:background-color="transparent" fo:keep-with-next="auto" style:writing-mode="lr-tb">
        <style:tab-stops>
          <style:tab-stop style:position="2.955cm"/>
          <style:tab-stop style:position="6.406cm" style:type="center"/>
          <style:tab-stop style:position="7.193cm" style:type="right"/>
        </style:tab-stops>
      </style:paragraph-properties>
    </style:style>
    <style:style style:name="P150" style:family="paragraph" style:parent-style-name="Body_20_text_20__28_2_29_">
      <loext:graphic-properties draw:fill="none" draw:fill-color="#ffffff"/>
      <style:paragraph-properties fo:margin-left="0cm" fo:margin-right="0cm" fo:margin-top="0cm" fo:margin-bottom="0.146cm" style:contextual-spacing="false" fo:line-height="0.332cm" fo:text-align="start" style:justify-single-word="false" fo:keep-together="auto" fo:orphans="0" fo:widows="0" fo:text-indent="0cm" style:auto-text-indent="false" fo:background-color="transparent" fo:keep-with-next="auto" style:writing-mode="lr-tb"/>
    </style:style>
    <style:style style:name="P151" style:family="paragraph" style:parent-style-name="Body_20_text_20__28_2_29_">
      <loext:graphic-properties draw:fill="none" draw:fill-color="#ffffff"/>
      <style:paragraph-properties fo:margin-left="0cm" fo:margin-right="0cm" fo:margin-top="0cm" fo:margin-bottom="0cm" style:contextual-spacing="false" fo:line-height="0.332cm" fo:text-align="start" style:justify-single-word="false" fo:keep-together="auto" fo:orphans="0" fo:widows="0" fo:text-indent="0cm" style:auto-text-indent="false" fo:background-color="transparent" fo:keep-with-next="auto" style:writing-mode="lr-tb"/>
    </style:style>
    <style:style style:name="P152" style:family="paragraph" style:parent-style-name="Body_20_text_20__28_2_29_">
      <loext:graphic-properties draw:fill="none" draw:fill-color="#ffffff"/>
      <style:paragraph-properties fo:margin-left="0cm" fo:margin-right="0cm" fo:margin-top="0cm" fo:margin-bottom="0cm" style:contextual-spacing="false" fo:line-height="0.332cm" fo:text-align="start" style:justify-single-word="false" fo:keep-together="auto" fo:orphans="0" fo:widows="0" fo:text-indent="0cm" style:auto-text-indent="false" fo:break-before="column" fo:background-color="transparent" fo:keep-with-next="auto" style:writing-mode="lr-tb"/>
    </style:style>
    <style:style style:name="P153" style:family="paragraph" style:parent-style-name="Body_20_text_20__28_2_29_">
      <loext:graphic-properties draw:fill="none" draw:fill-color="#ffffff"/>
      <style:paragraph-properties fo:margin-left="0cm" fo:margin-right="0cm" fo:margin-top="0cm" fo:margin-bottom="0.145cm" style:contextual-spacing="false" fo:line-height="0.332cm" fo:text-align="start" style:justify-single-word="false" fo:keep-together="auto" fo:orphans="0" fo:widows="0" fo:text-indent="0cm" style:auto-text-indent="false" fo:background-color="transparent" fo:keep-with-next="auto" style:writing-mode="lr-tb"/>
    </style:style>
    <style:style style:name="P154" style:family="paragraph" style:parent-style-name="Body_20_text_20__28_2_29_">
      <loext:graphic-properties draw:fill="none" draw:fill-color="#ffffff"/>
      <style:paragraph-properties fo:margin-left="1.341cm" fo:margin-right="0cm" fo:margin-top="0cm" fo:margin-bottom="0.728cm" style:contextual-spacing="false" fo:line-height="0.332cm" fo:text-align="start" style:justify-single-word="false" fo:keep-together="auto" fo:orphans="0" fo:widows="0" fo:text-indent="0cm" style:auto-text-indent="false" fo:background-color="transparent" fo:keep-with-next="auto" style:writing-mode="lr-tb"/>
    </style:style>
    <style:style style:name="P155" style:family="paragraph" style:parent-style-name="Body_20_text_20__28_2_29_" style:list-style-name="WWNum9">
      <loext:graphic-properties draw:fill="none" draw:fill-color="#ffffff"/>
      <style:paragraph-properties fo:margin-left="0cm" fo:margin-right="0cm" fo:margin-top="0cm" fo:margin-bottom="0cm" style:contextual-spacing="false" fo:line-height="0.332cm" fo:text-align="start" style:justify-single-word="false" fo:keep-together="auto" fo:orphans="0" fo:widows="0" fo:text-indent="0cm" style:auto-text-indent="false" fo:background-color="transparent" fo:keep-with-next="auto" style:writing-mode="lr-tb">
        <style:tab-stops>
          <style:tab-stop style:position="1.081cm" style:type="center"/>
          <style:tab-stop style:position="2.034cm"/>
        </style:tab-stops>
      </style:paragraph-properties>
    </style:style>
    <style:style style:name="P156" style:family="paragraph" style:parent-style-name="Body_20_text_20__28_2_29_" style:list-style-name="WWNum41" style:master-page-name="Converted8">
      <loext:graphic-properties draw:fill="none" draw:fill-color="#ffffff"/>
      <style:paragraph-properties fo:margin-left="0cm" fo:margin-right="0cm" fo:margin-top="0cm" fo:margin-bottom="0cm" style:contextual-spacing="false" fo:line-height="0.332cm" fo:text-align="start" style:justify-single-word="false" fo:keep-together="auto" fo:orphans="0" fo:widows="0" fo:text-indent="0cm" style:auto-text-indent="false" style:page-number="55" fo:background-color="transparent" fo:keep-with-next="auto" style:writing-mode="lr-tb">
        <style:tab-stops>
          <style:tab-stop style:position="1.49cm" style:type="right"/>
          <style:tab-stop style:position="3.039cm" style:type="right"/>
        </style:tab-stops>
      </style:paragraph-properties>
    </style:style>
    <style:style style:name="P157" style:family="paragraph" style:parent-style-name="Body_20_text_20__28_2_29_" style:list-style-name="WWNum15">
      <loext:graphic-properties draw:fill="none" draw:fill-color="#ffffff"/>
      <style:paragraph-properties fo:margin-left="0cm" fo:margin-right="0cm" fo:margin-top="0cm" fo:margin-bottom="0.146cm" style:contextual-spacing="false" fo:line-height="0.332cm" fo:text-align="start" style:justify-single-word="false" fo:keep-together="auto" fo:orphans="0" fo:widows="0" fo:text-indent="0cm" style:auto-text-indent="false" fo:background-color="transparent" fo:keep-with-next="auto" style:writing-mode="lr-tb">
        <style:tab-stops>
          <style:tab-stop style:position="0.233cm"/>
        </style:tab-stops>
      </style:paragraph-properties>
    </style:style>
    <style:style style:name="P158" style:family="paragraph" style:parent-style-name="Body_20_text_20__28_2_29_" style:list-style-name="WWNum133">
      <loext:graphic-properties draw:fill="none" draw:fill-color="#ffffff"/>
      <style:paragraph-properties fo:margin-left="0cm" fo:margin-right="0cm" fo:margin-top="0cm" fo:margin-bottom="0cm" style:contextual-spacing="false" fo:line-height="0.332cm" fo:text-align="start" style:justify-single-word="false" fo:keep-together="auto" fo:orphans="0" fo:widows="0" fo:text-indent="0cm" style:auto-text-indent="false" fo:background-color="transparent" fo:keep-with-next="auto" style:writing-mode="lr-tb">
        <style:tab-stops>
          <style:tab-stop style:position="0.665cm"/>
        </style:tab-stops>
      </style:paragraph-properties>
    </style:style>
    <style:style style:name="P159" style:family="paragraph" style:parent-style-name="Body_20_text_20__28_2_29_">
      <loext:graphic-properties draw:fill="none" draw:fill-color="#ffffff"/>
      <style:paragraph-properties fo:margin-left="0cm" fo:margin-right="0cm" fo:margin-top="0cm" fo:margin-bottom="0cm" style:contextual-spacing="false" fo:line-height="0.332cm" fo:text-align="justify" style:justify-single-word="false" fo:keep-together="auto" fo:orphans="0" fo:widows="0" fo:text-indent="0cm" style:auto-text-indent="false" fo:background-color="transparent" fo:keep-with-next="auto" style:writing-mode="lr-tb"/>
    </style:style>
    <style:style style:name="P160" style:family="paragraph" style:parent-style-name="Body_20_text_20__28_2_29_" style:master-page-name="Converted2">
      <loext:graphic-properties draw:fill="none" draw:fill-color="#ffffff"/>
      <style:paragraph-properties fo:margin-left="0cm" fo:margin-right="0cm" fo:margin-top="0cm" fo:margin-bottom="0cm" style:contextual-spacing="false" fo:line-height="0.332cm" fo:text-align="justify" style:justify-single-word="false" fo:keep-together="auto" fo:orphans="0" fo:widows="0" fo:text-indent="0cm" style:auto-text-indent="false" style:page-number="47" fo:background-color="transparent" fo:keep-with-next="auto" style:writing-mode="lr-tb"/>
    </style:style>
    <style:style style:name="P161" style:family="paragraph" style:parent-style-name="Body_20_text_20__28_2_29_" style:master-page-name="Converted3">
      <loext:graphic-properties draw:fill="none" draw:fill-color="#ffffff"/>
      <style:paragraph-properties fo:margin-left="0cm" fo:margin-right="0cm" fo:margin-top="0cm" fo:margin-bottom="0cm" style:contextual-spacing="false" fo:line-height="0.332cm" fo:text-align="justify" style:justify-single-word="false" fo:keep-together="auto" fo:orphans="0" fo:widows="0" fo:text-indent="0cm" style:auto-text-indent="false" style:page-number="auto" fo:background-color="transparent" fo:keep-with-next="auto" style:writing-mode="lr-tb"/>
    </style:style>
    <style:style style:name="P162" style:family="paragraph" style:parent-style-name="Body_20_text_20__28_2_29_" style:master-page-name="Converted14">
      <loext:graphic-properties draw:fill="none" draw:fill-color="#ffffff"/>
      <style:paragraph-properties fo:margin-left="0cm" fo:margin-right="0cm" fo:margin-top="0cm" fo:margin-bottom="0cm" style:contextual-spacing="false" fo:line-height="0.332cm" fo:text-align="justify" style:justify-single-word="false" fo:keep-together="auto" fo:orphans="0" fo:widows="0" fo:text-indent="0cm" style:auto-text-indent="false" style:page-number="65" fo:background-color="transparent" fo:keep-with-next="auto" style:writing-mode="lr-tb"/>
    </style:style>
    <style:style style:name="P163" style:family="paragraph" style:parent-style-name="Body_20_text_20__28_2_29_">
      <loext:graphic-properties draw:fill="none" draw:fill-color="#ffffff"/>
      <style:paragraph-properties fo:margin-left="0cm" fo:margin-right="0cm" fo:margin-top="0cm" fo:margin-bottom="0.141cm" style:contextual-spacing="false" fo:line-height="0.332cm" fo:text-align="justify" style:justify-single-word="false" fo:keep-together="auto" fo:orphans="0" fo:widows="0" fo:text-indent="0cm" style:auto-text-indent="false" fo:background-color="transparent" fo:keep-with-next="auto" style:writing-mode="lr-tb"/>
    </style:style>
    <style:style style:name="P164" style:family="paragraph" style:parent-style-name="Body_20_text_20__28_2_29_">
      <loext:graphic-properties draw:fill="none" draw:fill-color="#ffffff"/>
      <style:paragraph-properties fo:margin-left="0cm" fo:margin-right="0cm" fo:margin-top="0cm" fo:margin-bottom="0.146cm" style:contextual-spacing="false" fo:line-height="0.332cm" fo:text-align="justify" style:justify-single-word="false" fo:keep-together="auto" fo:orphans="0" fo:widows="0" fo:text-indent="0cm" style:auto-text-indent="false" fo:background-color="transparent" fo:keep-with-next="auto" style:writing-mode="lr-tb"/>
    </style:style>
    <style:style style:name="P165" style:family="paragraph" style:parent-style-name="Body_20_text_20__28_2_29_">
      <loext:graphic-properties draw:fill="none" draw:fill-color="#ffffff"/>
      <style:paragraph-properties fo:margin-left="0cm" fo:margin-right="0cm" fo:margin-top="0cm" fo:margin-bottom="0.182cm" style:contextual-spacing="false" fo:line-height="0.332cm" fo:text-align="justify" style:justify-single-word="false" fo:keep-together="auto" fo:orphans="0" fo:widows="0" fo:text-indent="0cm" style:auto-text-indent="false" fo:background-color="transparent" fo:keep-with-next="auto" style:writing-mode="lr-tb"/>
    </style:style>
    <style:style style:name="P166" style:family="paragraph" style:parent-style-name="Body_20_text_20__28_2_29_">
      <loext:graphic-properties draw:fill="none" draw:fill-color="#ffffff"/>
      <style:paragraph-properties fo:margin-left="0cm" fo:margin-right="0cm" fo:margin-top="0cm" fo:margin-bottom="0.764cm" style:contextual-spacing="false" fo:line-height="0.332cm" fo:text-align="justify" style:justify-single-word="false" fo:keep-together="auto" fo:orphans="0" fo:widows="0" fo:text-indent="0cm" style:auto-text-indent="false" fo:background-color="transparent" fo:keep-with-next="auto" style:writing-mode="lr-tb"/>
    </style:style>
    <style:style style:name="P167" style:family="paragraph" style:parent-style-name="Body_20_text_20__28_2_29_">
      <loext:graphic-properties draw:fill="none" draw:fill-color="#ffffff"/>
      <style:paragraph-properties fo:margin-left="0cm" fo:margin-right="0cm" fo:margin-top="0cm" fo:margin-bottom="0.176cm" style:contextual-spacing="false" fo:line-height="0.332cm" fo:text-align="justify" style:justify-single-word="false" fo:keep-together="auto" fo:orphans="0" fo:widows="0" fo:text-indent="0cm" style:auto-text-indent="false" fo:background-color="transparent" fo:keep-with-next="auto" style:writing-mode="lr-tb"/>
    </style:style>
    <style:style style:name="P168" style:family="paragraph" style:parent-style-name="Body_20_text_20__28_2_29_">
      <loext:graphic-properties draw:fill="none" draw:fill-color="#ffffff"/>
      <style:paragraph-properties fo:margin-left="0cm" fo:margin-right="0cm" fo:margin-top="0cm" fo:margin-bottom="0.22cm" style:contextual-spacing="false" fo:line-height="0.332cm" fo:text-align="justify" style:justify-single-word="false" fo:keep-together="auto" fo:orphans="0" fo:widows="0" fo:text-indent="0cm" style:auto-text-indent="false" fo:background-color="transparent" fo:keep-with-next="auto" style:writing-mode="lr-tb"/>
    </style:style>
    <style:style style:name="P169" style:family="paragraph" style:parent-style-name="Body_20_text_20__28_2_29_">
      <loext:graphic-properties draw:fill="none" draw:fill-color="#ffffff"/>
      <style:paragraph-properties fo:margin-left="0cm" fo:margin-right="0cm" fo:margin-top="0cm" fo:margin-bottom="0.145cm" style:contextual-spacing="false" fo:line-height="0.332cm" fo:text-align="justify" style:justify-single-word="false" fo:keep-together="auto" fo:orphans="0" fo:widows="0" fo:text-indent="0cm" style:auto-text-indent="false" fo:background-color="transparent" fo:keep-with-next="auto" style:writing-mode="lr-tb"/>
    </style:style>
    <style:style style:name="P170" style:family="paragraph" style:parent-style-name="Body_20_text_20__28_2_29_">
      <loext:graphic-properties draw:fill="none" draw:fill-color="#ffffff"/>
      <style:paragraph-properties fo:margin-left="0cm" fo:margin-right="0cm" fo:margin-top="0cm" fo:margin-bottom="0.15cm" style:contextual-spacing="false" fo:line-height="0.332cm" fo:text-align="justify" style:justify-single-word="false" fo:keep-together="auto" fo:orphans="0" fo:widows="0" fo:text-indent="0cm" style:auto-text-indent="false" fo:background-color="transparent" fo:keep-with-next="auto" style:writing-mode="lr-tb"/>
    </style:style>
    <style:style style:name="P171" style:family="paragraph" style:parent-style-name="Body_20_text_20__28_2_29_">
      <loext:graphic-properties draw:fill="none" draw:fill-color="#ffffff"/>
      <style:paragraph-properties fo:margin-left="0cm" fo:margin-right="0cm" fo:margin-top="0cm" fo:margin-bottom="0.728cm" style:contextual-spacing="false" fo:line-height="0.332cm" fo:text-align="justify" style:justify-single-word="false" fo:keep-together="auto" fo:orphans="0" fo:widows="0" fo:text-indent="0cm" style:auto-text-indent="false" fo:background-color="transparent" fo:keep-with-next="auto" style:writing-mode="lr-tb"/>
    </style:style>
    <style:style style:name="P172" style:family="paragraph" style:parent-style-name="Body_20_text_20__28_2_29_">
      <loext:graphic-properties draw:fill="none" draw:fill-color="#ffffff"/>
      <style:paragraph-properties fo:margin-left="0cm" fo:margin-right="0cm" fo:margin-top="0cm" fo:margin-bottom="0.212cm" style:contextual-spacing="false" fo:line-height="0.332cm" fo:text-align="justify" style:justify-single-word="false" fo:keep-together="auto" fo:orphans="0" fo:widows="0" fo:text-indent="0cm" style:auto-text-indent="false" fo:background-color="transparent" fo:keep-with-next="auto" style:writing-mode="lr-tb"/>
    </style:style>
    <style:style style:name="P173" style:family="paragraph" style:parent-style-name="Body_20_text_20__28_2_29_">
      <loext:graphic-properties draw:fill="none" draw:fill-color="#ffffff"/>
      <style:paragraph-properties fo:margin-left="0cm" fo:margin-right="0cm" fo:margin-top="0cm" fo:margin-bottom="0.189cm" style:contextual-spacing="false" fo:line-height="0.332cm" fo:text-align="justify" style:justify-single-word="false" fo:keep-together="auto" fo:orphans="0" fo:widows="0" fo:text-indent="0cm" style:auto-text-indent="false" fo:background-color="transparent" fo:keep-with-next="auto" style:writing-mode="lr-tb"/>
    </style:style>
    <style:style style:name="P174" style:family="paragraph" style:parent-style-name="Body_20_text_20__28_2_29_">
      <loext:graphic-properties draw:fill="none" draw:fill-color="#ffffff"/>
      <style:paragraph-properties fo:margin-left="0.494cm" fo:margin-right="0cm" fo:margin-top="0cm" fo:margin-bottom="0cm" style:contextual-spacing="false" fo:line-height="0.332cm" fo:text-align="justify" style:justify-single-word="false" fo:keep-together="auto" fo:orphans="0" fo:widows="0" fo:text-indent="0cm" style:auto-text-indent="false" fo:background-color="transparent" fo:keep-with-next="auto" style:writing-mode="lr-tb"/>
    </style:style>
    <style:style style:name="P175" style:family="paragraph" style:parent-style-name="Body_20_text_20__28_2_29_">
      <loext:graphic-properties draw:fill="none" draw:fill-color="#ffffff"/>
      <style:paragraph-properties fo:margin-left="0.494cm" fo:margin-right="0cm" fo:margin-top="0cm" fo:margin-bottom="0.146cm" style:contextual-spacing="false" fo:line-height="0.332cm" fo:text-align="justify" style:justify-single-word="false" fo:keep-together="auto" fo:orphans="0" fo:widows="0" fo:text-indent="0cm" style:auto-text-indent="false" fo:background-color="transparent" fo:keep-with-next="auto" style:writing-mode="lr-tb"/>
    </style:style>
    <style:style style:name="P176" style:family="paragraph" style:parent-style-name="Body_20_text_20__28_2_29_">
      <loext:graphic-properties draw:fill="none" draw:fill-color="#ffffff"/>
      <style:paragraph-properties fo:margin-left="0.494cm" fo:margin-right="0cm" fo:margin-top="0cm" fo:margin-bottom="0.764cm" style:contextual-spacing="false" fo:line-height="0.332cm" fo:text-align="justify" style:justify-single-word="false" fo:keep-together="auto" fo:orphans="0" fo:widows="0" fo:text-indent="0cm" style:auto-text-indent="false" fo:background-color="transparent" fo:keep-with-next="auto" style:writing-mode="lr-tb"/>
    </style:style>
    <style:style style:name="P177" style:family="paragraph" style:parent-style-name="Body_20_text_20__28_2_29_">
      <loext:graphic-properties draw:fill="none" draw:fill-color="#ffffff"/>
      <style:paragraph-properties fo:margin-left="0.494cm" fo:margin-right="0cm" fo:margin-top="0cm" fo:margin-bottom="0.145cm" style:contextual-spacing="false" fo:line-height="0.332cm" fo:text-align="justify" style:justify-single-word="false" fo:keep-together="auto" fo:orphans="0" fo:widows="0" fo:text-indent="0cm" style:auto-text-indent="false" fo:background-color="transparent" fo:keep-with-next="auto" style:writing-mode="lr-tb"/>
    </style:style>
    <style:style style:name="P178" style:family="paragraph" style:parent-style-name="Body_20_text_20__28_2_29_">
      <loext:graphic-properties draw:fill="none" draw:fill-color="#ffffff"/>
      <style:paragraph-properties fo:margin-left="0.353cm" fo:margin-right="0cm" fo:margin-top="0cm" fo:margin-bottom="0.173cm" style:contextual-spacing="false" fo:line-height="0.332cm" fo:text-align="justify" style:justify-single-word="false" fo:keep-together="auto" fo:orphans="0" fo:widows="0" fo:text-indent="0cm" style:auto-text-indent="false" fo:background-color="transparent" fo:keep-with-next="auto" style:writing-mode="lr-tb"/>
    </style:style>
    <style:style style:name="P179" style:family="paragraph" style:parent-style-name="Body_20_text_20__28_2_29_" style:list-style-name="WWNum37">
      <loext:graphic-properties draw:fill="none" draw:fill-color="#ffffff"/>
      <style:paragraph-properties fo:margin-left="0cm" fo:margin-right="0cm" fo:margin-top="0cm" fo:margin-bottom="0cm" style:contextual-spacing="false" fo:line-height="0.332cm" fo:text-align="justify" style:justify-single-word="false" fo:keep-together="auto" fo:orphans="0" fo:widows="0" fo:text-indent="0cm" style:auto-text-indent="false" fo:background-color="transparent" fo:keep-with-next="auto" style:writing-mode="lr-tb">
        <style:tab-stops>
          <style:tab-stop style:position="0.658cm"/>
        </style:tab-stops>
      </style:paragraph-properties>
    </style:style>
    <style:style style:name="P180" style:family="paragraph" style:parent-style-name="Body_20_text_20__28_2_29_" style:list-style-name="WWNum43">
      <loext:graphic-properties draw:fill="none" draw:fill-color="#ffffff"/>
      <style:paragraph-properties fo:margin-left="0cm" fo:margin-right="0cm" fo:margin-top="0cm" fo:margin-bottom="0cm" style:contextual-spacing="false" fo:line-height="0.332cm" fo:text-align="justify" style:justify-single-word="false" fo:keep-together="auto" fo:orphans="0" fo:widows="0" fo:text-indent="0cm" style:auto-text-indent="false" fo:background-color="transparent" fo:keep-with-next="auto" style:writing-mode="lr-tb">
        <style:tab-stops>
          <style:tab-stop style:position="0.672cm"/>
          <style:tab-stop style:position="2.099cm"/>
        </style:tab-stops>
      </style:paragraph-properties>
    </style:style>
    <style:style style:name="P181" style:family="paragraph" style:parent-style-name="Body_20_text_20__28_2_29_" style:list-style-name="WWNum41">
      <loext:graphic-properties draw:fill="none" draw:fill-color="#ffffff"/>
      <style:paragraph-properties fo:margin-left="0cm" fo:margin-right="0cm" fo:margin-top="0cm" fo:margin-bottom="0cm" style:contextual-spacing="false" fo:line-height="0.332cm" fo:text-align="justify" style:justify-single-word="false" fo:keep-together="auto" fo:orphans="0" fo:widows="0" fo:text-indent="0cm" style:auto-text-indent="false" fo:background-color="transparent" fo:keep-with-next="auto" style:writing-mode="lr-tb">
        <style:tab-stops>
          <style:tab-stop style:position="0.674cm"/>
        </style:tab-stops>
      </style:paragraph-properties>
    </style:style>
    <style:style style:name="P182" style:family="paragraph" style:parent-style-name="Body_20_text_20__28_2_29_" style:list-style-name="WWNum47">
      <loext:graphic-properties draw:fill="none" draw:fill-color="#ffffff"/>
      <style:paragraph-properties fo:margin-left="0cm" fo:margin-right="0cm" fo:margin-top="0cm" fo:margin-bottom="0cm" style:contextual-spacing="false" fo:line-height="0.332cm" fo:text-align="justify" style:justify-single-word="false" fo:keep-together="auto" fo:orphans="0" fo:widows="0" fo:text-indent="0cm" style:auto-text-indent="false" fo:background-color="transparent" fo:keep-with-next="auto" style:writing-mode="lr-tb">
        <style:tab-stops>
          <style:tab-stop style:position="0.674cm"/>
        </style:tab-stops>
      </style:paragraph-properties>
    </style:style>
    <style:style style:name="P183" style:family="paragraph" style:parent-style-name="Body_20_text_20__28_2_29_">
      <loext:graphic-properties draw:fill="none" draw:fill-color="#ffffff"/>
      <style:paragraph-properties fo:margin-left="0cm" fo:margin-right="0cm" fo:margin-top="0cm" fo:margin-bottom="0cm" style:contextual-spacing="false" fo:line-height="0.332cm" fo:text-align="justify" style:justify-single-word="false" fo:keep-together="auto" fo:orphans="0" fo:widows="0" fo:text-indent="0cm" style:auto-text-indent="false" fo:background-color="transparent" fo:keep-with-next="auto" style:writing-mode="lr-tb">
        <style:tab-stops>
          <style:tab-stop style:position="0.674cm"/>
        </style:tab-stops>
      </style:paragraph-properties>
    </style:style>
    <style:style style:name="P184" style:family="paragraph" style:parent-style-name="Body_20_text_20__28_2_29_" style:list-style-name="WWNum45">
      <loext:graphic-properties draw:fill="none" draw:fill-color="#ffffff"/>
      <style:paragraph-properties fo:margin-left="0cm" fo:margin-right="0cm" fo:margin-top="0cm" fo:margin-bottom="0.146cm" style:contextual-spacing="false" fo:line-height="0.332cm" fo:text-align="justify" style:justify-single-word="false" fo:keep-together="auto" fo:orphans="0" fo:widows="0" fo:text-indent="0cm" style:auto-text-indent="false" fo:background-color="transparent" fo:keep-with-next="auto" style:writing-mode="lr-tb">
        <style:tab-stops>
          <style:tab-stop style:position="0.462cm"/>
        </style:tab-stops>
      </style:paragraph-properties>
    </style:style>
    <style:style style:name="P185" style:family="paragraph" style:parent-style-name="Body_20_text_20__28_2_29_" style:list-style-name="WWNum61">
      <loext:graphic-properties draw:fill="none" draw:fill-color="#ffffff"/>
      <style:paragraph-properties fo:margin-left="0cm" fo:margin-right="0cm" fo:margin-top="0cm" fo:margin-bottom="0cm" style:contextual-spacing="false" fo:line-height="0.332cm" fo:text-align="justify" style:justify-single-word="false" fo:keep-together="auto" fo:orphans="0" fo:widows="0" fo:text-indent="0cm" style:auto-text-indent="false" fo:background-color="transparent" fo:keep-with-next="auto" style:writing-mode="lr-tb">
        <style:tab-stops>
          <style:tab-stop style:position="0.674cm"/>
          <style:tab-stop style:position="4.591cm" style:type="right"/>
        </style:tab-stops>
      </style:paragraph-properties>
    </style:style>
    <style:style style:name="P186" style:family="paragraph" style:parent-style-name="Body_20_text_20__28_2_29_" style:list-style-name="WWNum85">
      <loext:graphic-properties draw:fill="none" draw:fill-color="#ffffff"/>
      <style:paragraph-properties fo:margin-left="0cm" fo:margin-right="0cm" fo:margin-top="0cm" fo:margin-bottom="0cm" style:contextual-spacing="false" fo:line-height="0.332cm" fo:text-align="justify" style:justify-single-word="false" fo:keep-together="auto" fo:orphans="0" fo:widows="0" fo:text-indent="0cm" style:auto-text-indent="false" fo:background-color="transparent" fo:keep-with-next="auto" style:writing-mode="lr-tb">
        <style:tab-stops>
          <style:tab-stop style:position="0.667cm"/>
          <style:tab-stop style:position="4.42cm" style:type="right"/>
        </style:tab-stops>
      </style:paragraph-properties>
    </style:style>
    <style:style style:name="P187" style:family="paragraph" style:parent-style-name="Body_20_text_20__28_2_29_" style:list-style-name="WWNum87">
      <loext:graphic-properties draw:fill="none" draw:fill-color="#ffffff"/>
      <style:paragraph-properties fo:margin-left="0cm" fo:margin-right="0cm" fo:margin-top="0cm" fo:margin-bottom="0cm" style:contextual-spacing="false" fo:line-height="0.332cm" fo:text-align="justify" style:justify-single-word="false" fo:keep-together="auto" fo:orphans="0" fo:widows="0" fo:text-indent="0cm" style:auto-text-indent="false" fo:background-color="transparent" fo:keep-with-next="auto" style:writing-mode="lr-tb">
        <style:tab-stops>
          <style:tab-stop style:position="1.092cm" style:type="center"/>
          <style:tab-stop style:position="2.097cm"/>
        </style:tab-stops>
      </style:paragraph-properties>
    </style:style>
    <style:style style:name="P188" style:family="paragraph" style:parent-style-name="Body_20_text_20__28_2_29_">
      <loext:graphic-properties draw:fill="none" draw:fill-color="#ffffff"/>
      <style:paragraph-properties fo:margin-left="0cm" fo:margin-right="0cm" fo:margin-top="0cm" fo:margin-bottom="0cm" style:contextual-spacing="false" fo:line-height="0.332cm" fo:text-align="justify" style:justify-single-word="false" fo:keep-together="auto" fo:orphans="0" fo:widows="0" fo:text-indent="0cm" style:auto-text-indent="false" fo:background-color="transparent" fo:keep-with-next="auto" style:writing-mode="lr-tb">
        <style:tab-stops>
          <style:tab-stop style:position="0.679cm"/>
        </style:tab-stops>
      </style:paragraph-properties>
    </style:style>
    <style:style style:name="P189" style:family="paragraph" style:parent-style-name="Body_20_text_20__28_2_29_">
      <loext:graphic-properties draw:fill="none" draw:fill-color="#ffffff"/>
      <style:paragraph-properties fo:margin-left="0cm" fo:margin-right="0cm" fo:margin-top="0cm" fo:margin-bottom="0cm" style:contextual-spacing="false" fo:line-height="0.332cm" fo:text-align="justify" style:justify-single-word="false" fo:keep-together="auto" fo:orphans="0" fo:widows="0" fo:text-indent="0cm" style:auto-text-indent="false" fo:background-color="transparent" fo:keep-with-next="auto" style:writing-mode="lr-tb">
        <style:tab-stops>
          <style:tab-stop style:position="2.942cm"/>
        </style:tab-stops>
      </style:paragraph-properties>
    </style:style>
    <style:style style:name="P190" style:family="paragraph" style:parent-style-name="Body_20_text_20__28_2_29_">
      <loext:graphic-properties draw:fill="none" draw:fill-color="#ffffff"/>
      <style:paragraph-properties fo:margin-left="0cm" fo:margin-right="0cm" fo:margin-top="0cm" fo:margin-bottom="0cm" style:contextual-spacing="false" fo:line-height="0.332cm" fo:text-align="justify" style:justify-single-word="false" fo:keep-together="auto" fo:orphans="0" fo:widows="0" fo:text-indent="0cm" style:auto-text-indent="false" fo:background-color="transparent" fo:keep-with-next="auto" style:writing-mode="lr-tb">
        <style:tab-stops>
          <style:tab-stop style:position="2.985cm"/>
        </style:tab-stops>
      </style:paragraph-properties>
    </style:style>
    <style:style style:name="P191" style:family="paragraph" style:parent-style-name="Body_20_text_20__28_2_29_" style:list-style-name="WWNum119">
      <loext:graphic-properties draw:fill="none" draw:fill-color="#ffffff"/>
      <style:paragraph-properties fo:margin-left="0cm" fo:margin-right="0cm" fo:margin-top="0cm" fo:margin-bottom="0cm" style:contextual-spacing="false" fo:line-height="0.332cm" fo:text-align="justify" style:justify-single-word="false" fo:keep-together="auto" fo:orphans="0" fo:widows="0" fo:text-indent="0cm" style:auto-text-indent="false" fo:background-color="transparent" fo:keep-with-next="auto" style:writing-mode="lr-tb">
        <style:tab-stops>
          <style:tab-stop style:position="1.085cm" style:type="center"/>
          <style:tab-stop style:position="2.057cm"/>
        </style:tab-stops>
      </style:paragraph-properties>
    </style:style>
    <style:style style:name="P192" style:family="paragraph" style:parent-style-name="Body_20_text_20__28_2_29_" style:list-style-name="WWNum93">
      <loext:graphic-properties draw:fill="none" draw:fill-color="#ffffff"/>
      <style:paragraph-properties fo:margin-left="0cm" fo:margin-right="0cm" fo:margin-top="0cm" fo:margin-bottom="0cm" style:contextual-spacing="false" fo:line-height="0.332cm" fo:text-align="justify" style:justify-single-word="false" fo:keep-together="auto" fo:orphans="0" fo:widows="0" fo:text-indent="0cm" style:auto-text-indent="false" fo:background-color="transparent" fo:keep-with-next="auto" style:writing-mode="lr-tb">
        <style:tab-stops>
          <style:tab-stop style:position="0.676cm"/>
        </style:tab-stops>
      </style:paragraph-properties>
    </style:style>
    <style:style style:name="P193" style:family="paragraph" style:parent-style-name="Body_20_text_20__28_2_29_">
      <loext:graphic-properties draw:fill="none" draw:fill-color="#ffffff"/>
      <style:paragraph-properties fo:margin-left="0cm" fo:margin-right="0cm" fo:margin-top="0cm" fo:margin-bottom="0cm" style:contextual-spacing="false" fo:line-height="0.332cm" fo:text-align="justify" style:justify-single-word="false" fo:keep-together="auto" fo:orphans="0" fo:widows="0" fo:text-indent="0cm" style:auto-text-indent="false" fo:background-color="transparent" fo:keep-with-next="auto" style:writing-mode="lr-tb">
        <style:tab-stops>
          <style:tab-stop style:position="0.676cm"/>
        </style:tab-stops>
      </style:paragraph-properties>
    </style:style>
    <style:style style:name="P194" style:family="paragraph" style:parent-style-name="Body_20_text_20__28_2_29_">
      <loext:graphic-properties draw:fill="none" draw:fill-color="#ffffff"/>
      <style:paragraph-properties fo:margin-left="0cm" fo:margin-right="0cm" fo:margin-top="0cm" fo:margin-bottom="0cm" style:contextual-spacing="false" fo:line-height="0.332cm" fo:text-align="justify" style:justify-single-word="false" fo:keep-together="auto" fo:orphans="0" fo:widows="0" fo:text-indent="0cm" style:auto-text-indent="false" fo:background-color="transparent" fo:keep-with-next="auto" style:writing-mode="lr-tb">
        <style:tab-stops>
          <style:tab-stop style:position="2.967cm"/>
        </style:tab-stops>
      </style:paragraph-properties>
    </style:style>
    <style:style style:name="P195" style:family="paragraph" style:parent-style-name="Body_20_text_20__28_2_29_" style:list-style-name="WWNum93">
      <loext:graphic-properties draw:fill="none" draw:fill-color="#ffffff"/>
      <style:paragraph-properties fo:margin-left="0cm" fo:margin-right="0cm" fo:margin-top="0cm" fo:margin-bottom="0cm" style:contextual-spacing="false" fo:line-height="0.332cm" fo:text-align="justify" style:justify-single-word="false" fo:keep-together="auto" fo:orphans="0" fo:widows="0" fo:text-indent="0cm" style:auto-text-indent="false" fo:background-color="transparent" fo:keep-with-next="auto" style:writing-mode="lr-tb">
        <style:tab-stops>
          <style:tab-stop style:position="1.487cm" style:type="right"/>
          <style:tab-stop style:position="2.055cm"/>
        </style:tab-stops>
      </style:paragraph-properties>
    </style:style>
    <style:style style:name="P196" style:family="paragraph" style:parent-style-name="Body_20_text_20__28_2_29_" style:list-style-name="WWNum129">
      <loext:graphic-properties draw:fill="none" draw:fill-color="#ffffff"/>
      <style:paragraph-properties fo:margin-left="0cm" fo:margin-right="0cm" fo:margin-top="0cm" fo:margin-bottom="0cm" style:contextual-spacing="false" fo:line-height="0.332cm" fo:text-align="justify" style:justify-single-word="false" fo:keep-together="auto" fo:orphans="0" fo:widows="0" fo:text-indent="0cm" style:auto-text-indent="false" fo:background-color="transparent" fo:keep-with-next="auto" style:writing-mode="lr-tb">
        <style:tab-stops>
          <style:tab-stop style:position="0.674cm"/>
          <style:tab-stop style:position="2.073cm"/>
        </style:tab-stops>
      </style:paragraph-properties>
    </style:style>
    <style:style style:name="P197" style:family="paragraph" style:parent-style-name="Body_20_text_20__28_2_29_" style:list-style-name="WWNum131">
      <loext:graphic-properties draw:fill="none" draw:fill-color="#ffffff"/>
      <style:paragraph-properties fo:margin-left="0cm" fo:margin-right="0cm" fo:margin-top="0cm" fo:margin-bottom="0cm" style:contextual-spacing="false" fo:line-height="0.332cm" fo:text-align="justify" style:justify-single-word="false" fo:keep-together="auto" fo:orphans="0" fo:widows="0" fo:text-indent="0cm" style:auto-text-indent="false" fo:background-color="transparent" fo:keep-with-next="auto" style:writing-mode="lr-tb">
        <style:tab-stops>
          <style:tab-stop style:position="0.757cm"/>
          <style:tab-stop style:position="2.057cm"/>
        </style:tab-stops>
      </style:paragraph-properties>
    </style:style>
    <style:style style:name="P198" style:family="paragraph" style:parent-style-name="Body_20_text_20__28_2_29_" style:list-style-name="WWNum131">
      <loext:graphic-properties draw:fill="none" draw:fill-color="#ffffff"/>
      <style:paragraph-properties fo:margin-left="0cm" fo:margin-right="0cm" fo:margin-top="0cm" fo:margin-bottom="0cm" style:contextual-spacing="false" fo:line-height="0.332cm" fo:text-align="justify" style:justify-single-word="false" fo:keep-together="auto" fo:orphans="0" fo:widows="0" fo:text-indent="0cm" style:auto-text-indent="false" fo:background-color="transparent" fo:keep-with-next="auto" style:writing-mode="lr-tb">
        <style:tab-stops>
          <style:tab-stop style:position="1.49cm" style:type="right"/>
          <style:tab-stop style:position="2.057cm"/>
        </style:tab-stops>
      </style:paragraph-properties>
    </style:style>
    <style:style style:name="P199" style:family="paragraph" style:parent-style-name="Body_20_text_20__28_2_29_">
      <loext:graphic-properties draw:fill="none" draw:fill-color="#ffffff"/>
      <style:paragraph-properties fo:margin-left="0cm" fo:margin-right="0cm" fo:margin-top="0cm" fo:margin-bottom="0cm" style:contextual-spacing="false" fo:line-height="0.332cm" fo:text-align="justify" style:justify-single-word="false" fo:keep-together="auto" fo:orphans="0" fo:widows="0" fo:text-indent="0cm" style:auto-text-indent="false" fo:background-color="transparent" fo:keep-with-next="auto" style:writing-mode="lr-tb">
        <style:tab-stops>
          <style:tab-stop style:position="3.078cm"/>
          <style:tab-stop style:position="7.654cm" style:type="right"/>
        </style:tab-stops>
      </style:paragraph-properties>
    </style:style>
    <style:style style:name="P200" style:family="paragraph" style:parent-style-name="Body_20_text_20__28_2_29_" style:list-style-name="WWNum133">
      <loext:graphic-properties draw:fill="none" draw:fill-color="#ffffff"/>
      <style:paragraph-properties fo:margin-left="0cm" fo:margin-right="0cm" fo:margin-top="0cm" fo:margin-bottom="0cm" style:contextual-spacing="false" fo:line-height="0.332cm" fo:text-align="justify" style:justify-single-word="false" fo:keep-together="auto" fo:orphans="0" fo:widows="0" fo:text-indent="0cm" style:auto-text-indent="false" fo:background-color="transparent" fo:keep-with-next="auto" style:writing-mode="lr-tb">
        <style:tab-stops>
          <style:tab-stop style:position="1.081cm" style:type="center"/>
          <style:tab-stop style:position="2.05cm"/>
        </style:tab-stops>
      </style:paragraph-properties>
    </style:style>
    <style:style style:name="P201" style:family="paragraph" style:parent-style-name="Body_20_text_20__28_2_29_" style:list-style-name="WWNum137">
      <loext:graphic-properties draw:fill="none" draw:fill-color="#ffffff"/>
      <style:paragraph-properties fo:margin-left="0cm" fo:margin-right="0cm" fo:margin-top="0cm" fo:margin-bottom="0cm" style:contextual-spacing="false" fo:line-height="0.332cm" fo:text-align="justify" style:justify-single-word="false" fo:keep-together="auto" fo:orphans="0" fo:widows="0" fo:text-indent="0cm" style:auto-text-indent="false" fo:background-color="transparent" fo:keep-with-next="auto" style:writing-mode="lr-tb">
        <style:tab-stops>
          <style:tab-stop style:position="0.669cm"/>
          <style:tab-stop style:position="2.076cm"/>
        </style:tab-stops>
      </style:paragraph-properties>
    </style:style>
    <style:style style:name="P202" style:family="paragraph" style:parent-style-name="Body_20_text_20__28_2_29_">
      <loext:graphic-properties draw:fill="none" draw:fill-color="#ffffff"/>
      <style:paragraph-properties fo:margin-left="0.035cm" fo:margin-right="0cm" fo:margin-top="0cm" fo:margin-bottom="0cm" style:contextual-spacing="false" fo:line-height="0.332cm" fo:text-align="center" style:justify-single-word="false" fo:keep-together="auto" fo:orphans="0" fo:widows="0" fo:text-indent="0cm" style:auto-text-indent="false" fo:background-color="transparent" fo:keep-with-next="auto" style:writing-mode="lr-tb"/>
    </style:style>
    <style:style style:name="P203" style:family="paragraph" style:parent-style-name="Body_20_text_20__28_2_29_" style:list-style-name="WWNum3">
      <loext:graphic-properties draw:fill="none" draw:fill-color="#ffffff"/>
      <style:paragraph-properties fo:margin-left="0cm" fo:margin-right="0cm" fo:margin-top="0cm" fo:margin-bottom="0cm" style:contextual-spacing="false" fo:line-height="0.363cm" fo:text-align="start" style:justify-single-word="false" fo:keep-together="auto" fo:orphans="0" fo:widows="0" fo:text-indent="0cm" style:auto-text-indent="false" fo:background-color="transparent" fo:keep-with-next="auto" style:writing-mode="lr-tb">
        <style:tab-stops>
          <style:tab-stop style:position="0.667cm"/>
          <style:tab-stop style:position="2.057cm"/>
        </style:tab-stops>
      </style:paragraph-properties>
    </style:style>
    <style:style style:name="P204" style:family="paragraph" style:parent-style-name="Body_20_text_20__28_2_29_">
      <loext:graphic-properties draw:fill="none" draw:fill-color="#ffffff"/>
      <style:paragraph-properties fo:margin-left="0cm" fo:margin-right="0cm" fo:margin-top="0cm" fo:margin-bottom="0cm" style:contextual-spacing="false" fo:line-height="0.363cm" fo:text-align="start" style:justify-single-word="false" fo:keep-together="auto" fo:orphans="0" fo:widows="0" fo:text-indent="0cm" style:auto-text-indent="false" fo:background-color="transparent" fo:keep-with-next="auto" style:writing-mode="lr-tb"/>
    </style:style>
    <style:style style:name="P205" style:family="paragraph" style:parent-style-name="Body_20_text_20__28_2_29_" style:master-page-name="Converted20">
      <loext:graphic-properties draw:fill="none" draw:fill-color="#ffffff"/>
      <style:paragraph-properties fo:margin-left="0cm" fo:margin-right="0cm" fo:margin-top="0cm" fo:margin-bottom="0cm" style:contextual-spacing="false" fo:line-height="0.363cm" fo:text-align="start" style:justify-single-word="false" fo:keep-together="auto" fo:orphans="0" fo:widows="0" fo:text-indent="0cm" style:auto-text-indent="false" style:page-number="75" fo:background-color="transparent" fo:keep-with-next="auto" style:writing-mode="lr-tb"/>
    </style:style>
    <style:style style:name="P206" style:family="paragraph" style:parent-style-name="Body_20_text_20__28_2_29_">
      <loext:graphic-properties draw:fill="none" draw:fill-color="#ffffff"/>
      <style:paragraph-properties fo:margin-left="0cm" fo:margin-right="0cm" fo:margin-top="0cm" fo:margin-bottom="0.755cm" style:contextual-spacing="false" fo:line-height="0.363cm" fo:text-align="start" style:justify-single-word="false" fo:keep-together="auto" fo:orphans="0" fo:widows="0" fo:text-indent="0cm" style:auto-text-indent="false" fo:background-color="transparent" fo:keep-with-next="auto" style:writing-mode="lr-tb"/>
    </style:style>
    <style:style style:name="P207" style:family="paragraph" style:parent-style-name="Body_20_text_20__28_2_29_">
      <loext:graphic-properties draw:fill="none" draw:fill-color="#ffffff"/>
      <style:paragraph-properties fo:margin-left="0cm" fo:margin-right="0cm" fo:margin-top="0cm" fo:margin-bottom="0.169cm" style:contextual-spacing="false" fo:line-height="0.363cm" fo:text-align="start" style:justify-single-word="false" fo:keep-together="auto" fo:orphans="0" fo:widows="0" fo:text-indent="0cm" style:auto-text-indent="false" fo:background-color="transparent" fo:keep-with-next="auto" style:writing-mode="lr-tb"/>
    </style:style>
    <style:style style:name="P208" style:family="paragraph" style:parent-style-name="Body_20_text_20__28_2_29_">
      <loext:graphic-properties draw:fill="none" draw:fill-color="#ffffff"/>
      <style:paragraph-properties fo:margin-left="0cm" fo:margin-right="0cm" fo:margin-top="0cm" fo:margin-bottom="0.24cm" style:contextual-spacing="false" fo:line-height="0.363cm" fo:text-align="start" style:justify-single-word="false" fo:keep-together="auto" fo:orphans="0" fo:widows="0" fo:text-indent="0cm" style:auto-text-indent="false" fo:background-color="transparent" fo:keep-with-next="auto" style:writing-mode="lr-tb"/>
    </style:style>
    <style:style style:name="P209" style:family="paragraph" style:parent-style-name="Body_20_text_20__28_2_29_">
      <loext:graphic-properties draw:fill="none" draw:fill-color="#ffffff"/>
      <style:paragraph-properties fo:margin-left="0cm" fo:margin-right="0cm" fo:margin-top="0cm" fo:margin-bottom="0.173cm" style:contextual-spacing="false" fo:line-height="0.363cm" fo:text-align="start" style:justify-single-word="false" fo:keep-together="auto" fo:orphans="0" fo:widows="0" fo:text-indent="0cm" style:auto-text-indent="false" fo:background-color="transparent" fo:keep-with-next="auto" style:writing-mode="lr-tb"/>
    </style:style>
    <style:style style:name="P210" style:family="paragraph" style:parent-style-name="Body_20_text_20__28_2_29_">
      <loext:graphic-properties draw:fill="none" draw:fill-color="#ffffff"/>
      <style:paragraph-properties fo:margin-left="0cm" fo:margin-right="0cm" fo:margin-top="0cm" fo:margin-bottom="0.203cm" style:contextual-spacing="false" fo:line-height="0.363cm" fo:text-align="start" style:justify-single-word="false" fo:keep-together="auto" fo:orphans="0" fo:widows="0" fo:text-indent="0cm" style:auto-text-indent="false" fo:background-color="transparent" fo:keep-with-next="auto" style:writing-mode="lr-tb"/>
    </style:style>
    <style:style style:name="P211" style:family="paragraph" style:parent-style-name="Body_20_text_20__28_2_29_">
      <loext:graphic-properties draw:fill="none" draw:fill-color="#ffffff"/>
      <style:paragraph-properties fo:margin-left="0cm" fo:margin-right="0cm" fo:margin-top="0cm" fo:margin-bottom="0.201cm" style:contextual-spacing="false" fo:line-height="0.363cm" fo:text-align="start" style:justify-single-word="false" fo:keep-together="auto" fo:orphans="0" fo:widows="0" fo:text-indent="0cm" style:auto-text-indent="false" fo:background-color="transparent" fo:keep-with-next="auto" style:writing-mode="lr-tb"/>
    </style:style>
    <style:style style:name="P212" style:family="paragraph" style:parent-style-name="Body_20_text_20__28_2_29_">
      <loext:graphic-properties draw:fill="none" draw:fill-color="#ffffff"/>
      <style:paragraph-properties fo:margin-left="0.494cm" fo:margin-right="0cm" fo:margin-top="0cm" fo:margin-bottom="0.169cm" style:contextual-spacing="false" fo:line-height="0.363cm" fo:text-align="start" style:justify-single-word="false" fo:keep-together="auto" fo:orphans="0" fo:widows="0" fo:text-indent="-0.494cm" style:auto-text-indent="false" fo:background-color="transparent" fo:keep-with-next="auto" style:writing-mode="lr-tb"/>
    </style:style>
    <style:style style:name="P213" style:family="paragraph" style:parent-style-name="Body_20_text_20__28_2_29_">
      <loext:graphic-properties draw:fill="none" draw:fill-color="#ffffff"/>
      <style:paragraph-properties fo:margin-left="0cm" fo:margin-right="2.152cm" fo:margin-top="0cm" fo:margin-bottom="0.173cm" style:contextual-spacing="false" fo:line-height="0.363cm" fo:text-align="start" style:justify-single-word="false" fo:keep-together="auto" fo:orphans="0" fo:widows="0" fo:text-indent="0cm" style:auto-text-indent="false" fo:background-color="transparent" fo:keep-with-next="auto" style:writing-mode="lr-tb"/>
    </style:style>
    <style:style style:name="P214" style:family="paragraph" style:parent-style-name="Body_20_text_20__28_2_29_" style:list-style-name="WWNum9">
      <loext:graphic-properties draw:fill="none" draw:fill-color="#ffffff"/>
      <style:paragraph-properties fo:margin-left="0cm" fo:margin-right="2.187cm" fo:margin-top="0cm" fo:margin-bottom="0cm" style:contextual-spacing="false" fo:line-height="0.363cm" fo:text-align="start" style:justify-single-word="false" fo:keep-together="auto" fo:orphans="0" fo:widows="0" fo:text-indent="0cm" style:auto-text-indent="false" fo:break-before="column" fo:background-color="transparent" fo:keep-with-next="auto" style:writing-mode="lr-tb">
        <style:tab-stops>
          <style:tab-stop style:position="0.674cm"/>
        </style:tab-stops>
      </style:paragraph-properties>
    </style:style>
    <style:style style:name="P215" style:family="paragraph" style:parent-style-name="Body_20_text_20__28_2_29_" style:list-style-name="WWNum45">
      <loext:graphic-properties draw:fill="none" draw:fill-color="#ffffff"/>
      <style:paragraph-properties fo:margin-left="0cm" fo:margin-right="5.68cm" fo:margin-top="0cm" fo:margin-bottom="0cm" style:contextual-spacing="false" fo:line-height="0.363cm" fo:text-align="start" style:justify-single-word="false" fo:keep-together="auto" fo:orphans="0" fo:widows="0" fo:text-indent="0cm" style:auto-text-indent="false" fo:background-color="transparent" fo:keep-with-next="auto" style:writing-mode="lr-tb">
        <style:tab-stops>
          <style:tab-stop style:position="0.674cm"/>
        </style:tab-stops>
      </style:paragraph-properties>
    </style:style>
    <style:style style:name="P216" style:family="paragraph" style:parent-style-name="Body_20_text_20__28_2_29_" style:list-style-name="WWNum9">
      <loext:graphic-properties draw:fill="none" draw:fill-color="#ffffff"/>
      <style:paragraph-properties fo:margin-left="0cm" fo:margin-right="0cm" fo:margin-top="0cm" fo:margin-bottom="0cm" style:contextual-spacing="false" fo:line-height="0.363cm" fo:text-align="start" style:justify-single-word="false" fo:keep-together="auto" fo:orphans="0" fo:widows="0" fo:text-indent="0cm" style:auto-text-indent="false" fo:background-color="transparent" fo:keep-with-next="auto" style:writing-mode="lr-tb">
        <style:tab-stops>
          <style:tab-stop style:position="0.674cm"/>
          <style:tab-stop style:position="2.034cm"/>
        </style:tab-stops>
      </style:paragraph-properties>
    </style:style>
    <style:style style:name="P217" style:family="paragraph" style:parent-style-name="Body_20_text_20__28_2_29_" style:list-style-name="WWNum49">
      <loext:graphic-properties draw:fill="none" draw:fill-color="#ffffff"/>
      <style:paragraph-properties fo:margin-left="0cm" fo:margin-right="0cm" fo:margin-top="0cm" fo:margin-bottom="0cm" style:contextual-spacing="false" fo:line-height="0.363cm" fo:text-align="start" style:justify-single-word="false" fo:keep-together="auto" fo:orphans="0" fo:widows="0" fo:text-indent="0cm" style:auto-text-indent="false" fo:background-color="transparent" fo:keep-with-next="auto" style:writing-mode="lr-tb">
        <style:tab-stops>
          <style:tab-stop style:position="1.085cm" style:type="center"/>
          <style:tab-stop style:position="2.11cm"/>
        </style:tab-stops>
      </style:paragraph-properties>
    </style:style>
    <style:style style:name="P218" style:family="paragraph" style:parent-style-name="Body_20_text_20__28_2_29_" style:list-style-name="WWNum17">
      <loext:graphic-properties draw:fill="none" draw:fill-color="#ffffff"/>
      <style:paragraph-properties fo:margin-left="0cm" fo:margin-right="0cm" fo:margin-top="0cm" fo:margin-bottom="0cm" style:contextual-spacing="false" fo:line-height="0.363cm" fo:text-align="start" style:justify-single-word="false" fo:keep-together="auto" fo:orphans="0" fo:widows="0" fo:text-indent="0cm" style:auto-text-indent="false" fo:background-color="transparent" fo:keep-with-next="auto" style:writing-mode="lr-tb">
        <style:tab-stops>
          <style:tab-stop style:position="0.677cm"/>
          <style:tab-stop style:position="2.083cm"/>
        </style:tab-stops>
      </style:paragraph-properties>
    </style:style>
    <style:style style:name="P219" style:family="paragraph" style:parent-style-name="Body_20_text_20__28_2_29_" style:list-style-name="WWNum21">
      <loext:graphic-properties draw:fill="none" draw:fill-color="#ffffff"/>
      <style:paragraph-properties fo:margin-left="0cm" fo:margin-right="0cm" fo:margin-top="0cm" fo:margin-bottom="0cm" style:contextual-spacing="false" fo:line-height="0.363cm" fo:text-align="start" style:justify-single-word="false" fo:keep-together="auto" fo:orphans="0" fo:widows="0" fo:text-indent="0cm" style:auto-text-indent="false" fo:background-color="transparent" fo:keep-with-next="auto" style:writing-mode="lr-tb">
        <style:tab-stops>
          <style:tab-stop style:position="0.656cm"/>
        </style:tab-stops>
      </style:paragraph-properties>
    </style:style>
    <style:style style:name="P220" style:family="paragraph" style:parent-style-name="Body_20_text_20__28_2_29_" style:list-style-name="WWNum81">
      <loext:graphic-properties draw:fill="none" draw:fill-color="#ffffff"/>
      <style:paragraph-properties fo:margin-left="0cm" fo:margin-right="0cm" fo:margin-top="0cm" fo:margin-bottom="0cm" style:contextual-spacing="false" fo:line-height="0.363cm" fo:text-align="start" style:justify-single-word="false" fo:keep-together="auto" fo:orphans="0" fo:widows="0" fo:text-indent="0cm" style:auto-text-indent="false" fo:background-color="transparent" fo:keep-with-next="auto" style:writing-mode="lr-tb">
        <style:tab-stops>
          <style:tab-stop style:position="0.66cm"/>
          <style:tab-stop style:position="2.113cm"/>
        </style:tab-stops>
      </style:paragraph-properties>
    </style:style>
    <style:style style:name="P221" style:family="paragraph" style:parent-style-name="Body_20_text_20__28_2_29_" style:list-style-name="WWNum105">
      <loext:graphic-properties draw:fill="none" draw:fill-color="#ffffff"/>
      <style:paragraph-properties fo:margin-left="0cm" fo:margin-right="0cm" fo:margin-top="0cm" fo:margin-bottom="0cm" style:contextual-spacing="false" fo:line-height="0.363cm" fo:text-align="start" style:justify-single-word="false" fo:keep-together="auto" fo:orphans="0" fo:widows="0" fo:text-indent="0cm" style:auto-text-indent="false" fo:background-color="transparent" fo:keep-with-next="auto" style:writing-mode="lr-tb">
        <style:tab-stops>
          <style:tab-stop style:position="0.676cm"/>
          <style:tab-stop style:position="2.092cm"/>
        </style:tab-stops>
      </style:paragraph-properties>
    </style:style>
    <style:style style:name="P222" style:family="paragraph" style:parent-style-name="Body_20_text_20__28_2_29_">
      <loext:graphic-properties draw:fill="none" draw:fill-color="#ffffff"/>
      <style:paragraph-properties fo:margin-left="0cm" fo:margin-right="0cm" fo:margin-top="0cm" fo:margin-bottom="0cm" style:contextual-spacing="false" fo:line-height="0.363cm" fo:text-align="justify" style:justify-single-word="false" fo:keep-together="auto" fo:orphans="0" fo:widows="0" fo:text-indent="0cm" style:auto-text-indent="false" fo:background-color="transparent" fo:keep-with-next="auto" style:writing-mode="lr-tb"/>
    </style:style>
    <style:style style:name="P223" style:family="paragraph" style:parent-style-name="Body_20_text_20__28_2_29_">
      <loext:graphic-properties draw:fill="none" draw:fill-color="#ffffff"/>
      <style:paragraph-properties fo:margin-left="0cm" fo:margin-right="0cm" fo:margin-top="0cm" fo:margin-bottom="0.755cm" style:contextual-spacing="false" fo:line-height="0.363cm" fo:text-align="justify" style:justify-single-word="false" fo:keep-together="auto" fo:orphans="0" fo:widows="0" fo:text-indent="0cm" style:auto-text-indent="false" fo:background-color="transparent" fo:keep-with-next="auto" style:writing-mode="lr-tb"/>
    </style:style>
    <style:style style:name="P224" style:family="paragraph" style:parent-style-name="Body_20_text_20__28_2_29_">
      <loext:graphic-properties draw:fill="none" draw:fill-color="#ffffff"/>
      <style:paragraph-properties fo:margin-left="0cm" fo:margin-right="0cm" fo:margin-top="0cm" fo:margin-bottom="0.79cm" style:contextual-spacing="false" fo:line-height="0.363cm" fo:text-align="justify" style:justify-single-word="false" fo:keep-together="auto" fo:orphans="0" fo:widows="0" fo:text-indent="0cm" style:auto-text-indent="false" fo:background-color="transparent" fo:keep-with-next="auto" style:writing-mode="lr-tb"/>
    </style:style>
    <style:style style:name="P225" style:family="paragraph" style:parent-style-name="Body_20_text_20__28_2_29_">
      <loext:graphic-properties draw:fill="none" draw:fill-color="#ffffff"/>
      <style:paragraph-properties fo:margin-left="0cm" fo:margin-right="0cm" fo:margin-top="0cm" fo:margin-bottom="0.173cm" style:contextual-spacing="false" fo:line-height="0.363cm" fo:text-align="justify" style:justify-single-word="false" fo:keep-together="auto" fo:orphans="0" fo:widows="0" fo:text-indent="0cm" style:auto-text-indent="false" fo:background-color="transparent" fo:keep-with-next="auto" style:writing-mode="lr-tb"/>
    </style:style>
    <style:style style:name="P226" style:family="paragraph" style:parent-style-name="Body_20_text_20__28_2_29_">
      <loext:graphic-properties draw:fill="none" draw:fill-color="#ffffff"/>
      <style:paragraph-properties fo:margin-left="0cm" fo:margin-right="0cm" fo:margin-top="0cm" fo:margin-bottom="0.203cm" style:contextual-spacing="false" fo:line-height="0.363cm" fo:text-align="justify" style:justify-single-word="false" fo:keep-together="auto" fo:orphans="0" fo:widows="0" fo:text-indent="0cm" style:auto-text-indent="false" fo:background-color="transparent" fo:keep-with-next="auto" style:writing-mode="lr-tb"/>
    </style:style>
    <style:style style:name="P227" style:family="paragraph" style:parent-style-name="Body_20_text_20__28_2_29_">
      <loext:graphic-properties draw:fill="none" draw:fill-color="#ffffff"/>
      <style:paragraph-properties fo:margin-left="0cm" fo:margin-right="0cm" fo:margin-top="0cm" fo:margin-bottom="0.169cm" style:contextual-spacing="false" fo:line-height="0.363cm" fo:text-align="justify" style:justify-single-word="false" fo:keep-together="auto" fo:orphans="0" fo:widows="0" fo:text-indent="0cm" style:auto-text-indent="false" fo:background-color="transparent" fo:keep-with-next="auto" style:writing-mode="lr-tb"/>
    </style:style>
    <style:style style:name="P228" style:family="paragraph" style:parent-style-name="Body_20_text_20__28_2_29_" style:list-style-name="WWNum13">
      <loext:graphic-properties draw:fill="none" draw:fill-color="#ffffff"/>
      <style:paragraph-properties fo:margin-left="0cm" fo:margin-right="0cm" fo:margin-top="0cm" fo:margin-bottom="0cm" style:contextual-spacing="false" fo:line-height="0.363cm" fo:text-align="justify" style:justify-single-word="false" fo:keep-together="auto" fo:orphans="0" fo:widows="0" fo:text-indent="0cm" style:auto-text-indent="false" fo:background-color="transparent" fo:keep-with-next="auto" style:writing-mode="lr-tb">
        <style:tab-stops>
          <style:tab-stop style:position="0.677cm"/>
          <style:tab-stop style:position="2.055cm"/>
        </style:tab-stops>
      </style:paragraph-properties>
    </style:style>
    <style:style style:name="P229" style:family="paragraph" style:parent-style-name="Body_20_text_20__28_2_29_">
      <loext:graphic-properties draw:fill="none" draw:fill-color="#ffffff"/>
      <style:paragraph-properties fo:margin-left="0cm" fo:margin-right="0cm" fo:margin-top="0cm" fo:margin-bottom="0cm" style:contextual-spacing="false" fo:line-height="0.363cm" fo:text-align="justify" style:justify-single-word="false" fo:keep-together="auto" fo:orphans="0" fo:widows="0" fo:text-indent="0cm" style:auto-text-indent="false" fo:background-color="transparent" fo:keep-with-next="auto" style:writing-mode="lr-tb">
        <style:tab-stops>
          <style:tab-stop style:position="3.027cm"/>
        </style:tab-stops>
      </style:paragraph-properties>
    </style:style>
    <style:style style:name="P230" style:family="paragraph" style:parent-style-name="Body_20_text_20__28_2_29_" style:list-style-name="WWNum45">
      <loext:graphic-properties draw:fill="none" draw:fill-color="#ffffff"/>
      <style:paragraph-properties fo:margin-left="0cm" fo:margin-right="0cm" fo:margin-top="0cm" fo:margin-bottom="0.79cm" style:contextual-spacing="false" fo:line-height="0.363cm" fo:text-align="justify" style:justify-single-word="false" fo:keep-together="auto" fo:orphans="0" fo:widows="0" fo:text-indent="0cm" style:auto-text-indent="false" fo:background-color="transparent" fo:keep-with-next="auto" style:writing-mode="lr-tb">
        <style:tab-stops>
          <style:tab-stop style:position="0.497cm"/>
        </style:tab-stops>
      </style:paragraph-properties>
    </style:style>
    <style:style style:name="P231" style:family="paragraph" style:parent-style-name="Body_20_text_20__28_2_29_" style:list-style-name="WWNum61">
      <loext:graphic-properties draw:fill="none" draw:fill-color="#ffffff"/>
      <style:paragraph-properties fo:margin-left="0cm" fo:margin-right="0cm" fo:margin-top="0cm" fo:margin-bottom="0cm" style:contextual-spacing="false" fo:line-height="0.363cm" fo:text-align="justify" style:justify-single-word="false" fo:keep-together="auto" fo:orphans="0" fo:widows="0" fo:text-indent="0cm" style:auto-text-indent="false" fo:background-color="transparent" fo:keep-with-next="auto" style:writing-mode="lr-tb">
        <style:tab-stops>
          <style:tab-stop style:position="0.674cm"/>
          <style:tab-stop style:position="4.591cm" style:type="right"/>
        </style:tab-stops>
      </style:paragraph-properties>
    </style:style>
    <style:style style:name="P232" style:family="paragraph" style:parent-style-name="Body_20_text_20__28_2_29_" style:list-style-name="WWNum61">
      <loext:graphic-properties draw:fill="none" draw:fill-color="#ffffff"/>
      <style:paragraph-properties fo:margin-left="0cm" fo:margin-right="0cm" fo:margin-top="0cm" fo:margin-bottom="0cm" style:contextual-spacing="false" fo:line-height="0.363cm" fo:text-align="justify" style:justify-single-word="false" fo:keep-together="auto" fo:orphans="0" fo:widows="0" fo:text-indent="0cm" style:auto-text-indent="false" fo:background-color="transparent" fo:keep-with-next="auto" style:writing-mode="lr-tb">
        <style:tab-stops>
          <style:tab-stop style:position="0.674cm"/>
          <style:tab-stop style:position="2.074cm"/>
        </style:tab-stops>
      </style:paragraph-properties>
    </style:style>
    <style:style style:name="P233" style:family="paragraph" style:parent-style-name="Body_20_text_20__28_2_29_" style:list-style-name="WWNum87">
      <loext:graphic-properties draw:fill="none" draw:fill-color="#ffffff"/>
      <style:paragraph-properties fo:margin-left="0cm" fo:margin-right="0cm" fo:margin-top="0cm" fo:margin-bottom="0cm" style:contextual-spacing="false" fo:line-height="0.363cm" fo:text-align="justify" style:justify-single-word="false" fo:keep-together="auto" fo:orphans="0" fo:widows="0" fo:text-indent="0cm" style:auto-text-indent="false" fo:background-color="transparent" fo:keep-with-next="auto" style:writing-mode="lr-tb">
        <style:tab-stops>
          <style:tab-stop style:position="1.092cm" style:type="center"/>
          <style:tab-stop style:position="2.097cm"/>
        </style:tab-stops>
      </style:paragraph-properties>
    </style:style>
    <style:style style:name="P234" style:family="paragraph" style:parent-style-name="Body_20_text_20__28_2_29_">
      <loext:graphic-properties draw:fill="none" draw:fill-color="#ffffff"/>
      <style:paragraph-properties fo:margin-left="0cm" fo:margin-right="0cm" fo:margin-top="0cm" fo:margin-bottom="0cm" style:contextual-spacing="false" fo:line-height="0.363cm" fo:text-align="justify" style:justify-single-word="false" fo:keep-together="auto" fo:orphans="0" fo:widows="0" fo:text-indent="0cm" style:auto-text-indent="false" fo:background-color="transparent" fo:keep-with-next="auto" style:writing-mode="lr-tb">
        <style:tab-stops>
          <style:tab-stop style:position="2.986cm"/>
        </style:tab-stops>
      </style:paragraph-properties>
    </style:style>
    <style:style style:name="P235" style:family="paragraph" style:parent-style-name="Body_20_text_20__28_2_29_" style:list-style-name="WWNum111">
      <loext:graphic-properties draw:fill="none" draw:fill-color="#ffffff"/>
      <style:paragraph-properties fo:margin-left="0cm" fo:margin-right="0cm" fo:margin-top="0cm" fo:margin-bottom="0.169cm" style:contextual-spacing="false" fo:line-height="0.363cm" fo:text-align="justify" style:justify-single-word="false" fo:keep-together="auto" fo:orphans="0" fo:widows="0" fo:text-indent="0cm" style:auto-text-indent="false" fo:background-color="transparent" fo:keep-with-next="auto" style:writing-mode="lr-tb">
        <style:tab-stops>
          <style:tab-stop style:position="0.492cm"/>
        </style:tab-stops>
      </style:paragraph-properties>
    </style:style>
    <style:style style:name="P236" style:family="paragraph" style:parent-style-name="Body_20_text_20__28_2_29_" style:list-style-name="WWNum103">
      <loext:graphic-properties draw:fill="none" draw:fill-color="#ffffff"/>
      <style:paragraph-properties fo:margin-left="0cm" fo:margin-right="0cm" fo:margin-top="0cm" fo:margin-bottom="0cm" style:contextual-spacing="false" fo:line-height="0.363cm" fo:text-align="justify" style:justify-single-word="false" fo:keep-together="auto" fo:orphans="0" fo:widows="0" fo:text-indent="0cm" style:auto-text-indent="false" fo:background-color="transparent" fo:keep-with-next="auto" style:writing-mode="lr-tb">
        <style:tab-stops>
          <style:tab-stop style:position="0.676cm"/>
        </style:tab-stops>
      </style:paragraph-properties>
    </style:style>
    <style:style style:name="P237" style:family="paragraph" style:parent-style-name="Body_20_text_20__28_2_29_" style:list-style-name="WWNum143">
      <loext:graphic-properties draw:fill="none" draw:fill-color="#ffffff"/>
      <style:paragraph-properties fo:margin-left="0cm" fo:margin-right="0cm" fo:margin-top="0cm" fo:margin-bottom="0.169cm" style:contextual-spacing="false" fo:line-height="0.363cm" fo:text-align="justify" style:justify-single-word="false" fo:keep-together="auto" fo:orphans="0" fo:widows="0" fo:text-indent="0cm" style:auto-text-indent="false" fo:background-color="transparent" fo:keep-with-next="auto" style:writing-mode="lr-tb">
        <style:tab-stops>
          <style:tab-stop style:position="0.455cm"/>
        </style:tab-stops>
      </style:paragraph-properties>
    </style:style>
    <style:style style:name="P238" style:family="paragraph" style:parent-style-name="Body_20_text_20__28_2_29_" style:list-style-name="WWNum5">
      <loext:graphic-properties draw:fill="none" draw:fill-color="#ffffff"/>
      <style:paragraph-properties fo:margin-left="0cm" fo:margin-right="0cm" fo:margin-top="0cm" fo:margin-bottom="0cm" style:contextual-spacing="false" fo:line-height="0.372cm" fo:text-align="start" style:justify-single-word="false" fo:keep-together="auto" fo:orphans="0" fo:widows="0" fo:text-indent="0cm" style:auto-text-indent="false" fo:background-color="transparent" fo:keep-with-next="auto" style:writing-mode="lr-tb">
        <style:tab-stops>
          <style:tab-stop style:position="1.501cm" style:type="right"/>
          <style:tab-stop style:position="4.586cm" style:type="right"/>
        </style:tab-stops>
      </style:paragraph-properties>
    </style:style>
    <style:style style:name="P239" style:family="paragraph" style:parent-style-name="Body_20_text_20__28_2_29_">
      <loext:graphic-properties draw:fill="none" draw:fill-color="#ffffff"/>
      <style:paragraph-properties fo:margin-left="0cm" fo:margin-right="0cm" fo:margin-top="0cm" fo:margin-bottom="0cm" style:contextual-spacing="false" fo:line-height="0.372cm" fo:text-align="start" style:justify-single-word="false" fo:keep-together="auto" fo:orphans="0" fo:widows="0" fo:text-indent="0cm" style:auto-text-indent="false" fo:background-color="transparent" fo:keep-with-next="auto" style:writing-mode="lr-tb"/>
    </style:style>
    <style:style style:name="P240" style:family="paragraph" style:parent-style-name="Body_20_text_20__28_2_29_" style:master-page-name="Converted19">
      <loext:graphic-properties draw:fill="none" draw:fill-color="#ffffff"/>
      <style:paragraph-properties fo:margin-left="0cm" fo:margin-right="0cm" fo:margin-top="0cm" fo:margin-bottom="0cm" style:contextual-spacing="false" fo:line-height="0.372cm" fo:text-align="start" style:justify-single-word="false" fo:keep-together="auto" fo:orphans="0" fo:widows="0" fo:text-indent="0cm" style:auto-text-indent="false" style:page-number="71" fo:background-color="transparent" fo:keep-with-next="auto" style:writing-mode="lr-tb"/>
    </style:style>
    <style:style style:name="P241" style:family="paragraph" style:parent-style-name="Body_20_text_20__28_2_29_">
      <loext:graphic-properties draw:fill="none" draw:fill-color="#ffffff"/>
      <style:paragraph-properties fo:margin-left="0cm" fo:margin-right="0cm" fo:margin-top="0cm" fo:margin-bottom="0.18cm" style:contextual-spacing="false" fo:line-height="0.372cm" fo:text-align="start" style:justify-single-word="false" fo:keep-together="auto" fo:orphans="0" fo:widows="0" fo:text-indent="0cm" style:auto-text-indent="false" fo:background-color="transparent" fo:keep-with-next="auto" style:writing-mode="lr-tb"/>
    </style:style>
    <style:style style:name="P242" style:family="paragraph" style:parent-style-name="Body_20_text_20__28_2_29_">
      <loext:graphic-properties draw:fill="none" draw:fill-color="#ffffff"/>
      <style:paragraph-properties fo:margin-left="0cm" fo:margin-right="0cm" fo:margin-top="0cm" fo:margin-bottom="0.176cm" style:contextual-spacing="false" fo:line-height="0.372cm" fo:text-align="start" style:justify-single-word="false" fo:keep-together="auto" fo:orphans="0" fo:widows="0" fo:text-indent="0cm" style:auto-text-indent="false" fo:background-color="transparent" fo:keep-with-next="auto" style:writing-mode="lr-tb"/>
    </style:style>
    <style:style style:name="P243" style:family="paragraph" style:parent-style-name="Body_20_text_20__28_2_29_" style:master-page-name="Converted12">
      <loext:graphic-properties draw:fill="none" draw:fill-color="#ffffff"/>
      <style:paragraph-properties fo:margin-left="0cm" fo:margin-right="0cm" fo:margin-top="0cm" fo:margin-bottom="0.176cm" style:contextual-spacing="false" fo:line-height="0.372cm" fo:text-align="start" style:justify-single-word="false" fo:keep-together="auto" fo:orphans="0" fo:widows="0" fo:text-indent="0cm" style:auto-text-indent="false" style:page-number="61" fo:background-color="transparent" fo:keep-with-next="auto" style:writing-mode="lr-tb"/>
    </style:style>
    <style:style style:name="P244" style:family="paragraph" style:parent-style-name="Body_20_text_20__28_2_29_">
      <loext:graphic-properties draw:fill="none" draw:fill-color="#ffffff"/>
      <style:paragraph-properties fo:margin-left="0cm" fo:margin-right="0cm" fo:margin-top="0cm" fo:margin-bottom="0.76cm" style:contextual-spacing="false" fo:line-height="0.372cm" fo:text-align="start" style:justify-single-word="false" fo:keep-together="auto" fo:orphans="0" fo:widows="0" fo:text-indent="0cm" style:auto-text-indent="false" fo:background-color="transparent" fo:keep-with-next="auto" style:writing-mode="lr-tb"/>
    </style:style>
    <style:style style:name="P245" style:family="paragraph" style:parent-style-name="Body_20_text_20__28_2_29_">
      <loext:graphic-properties draw:fill="none" draw:fill-color="#ffffff"/>
      <style:paragraph-properties fo:margin-left="0cm" fo:margin-right="0cm" fo:margin-top="0cm" fo:margin-bottom="0.173cm" style:contextual-spacing="false" fo:line-height="0.372cm" fo:text-align="start" style:justify-single-word="false" fo:keep-together="auto" fo:orphans="0" fo:widows="0" fo:text-indent="0cm" style:auto-text-indent="false" fo:background-color="transparent" fo:keep-with-next="auto" style:writing-mode="lr-tb"/>
    </style:style>
    <style:style style:name="P246" style:family="paragraph" style:parent-style-name="Body_20_text_20__28_2_29_">
      <loext:graphic-properties draw:fill="none" draw:fill-color="#ffffff"/>
      <style:paragraph-properties fo:margin-left="0cm" fo:margin-right="0cm" fo:margin-top="0cm" fo:margin-bottom="0.628cm" style:contextual-spacing="false" fo:line-height="0.372cm" fo:text-align="start" style:justify-single-word="false" fo:keep-together="auto" fo:orphans="0" fo:widows="0" fo:text-indent="0cm" style:auto-text-indent="false" fo:background-color="transparent" fo:keep-with-next="auto" style:writing-mode="lr-tb"/>
    </style:style>
    <style:style style:name="P247" style:family="paragraph" style:parent-style-name="Body_20_text_20__28_2_29_">
      <loext:graphic-properties draw:fill="none" draw:fill-color="#ffffff"/>
      <style:paragraph-properties fo:margin-left="0cm" fo:margin-right="5.68cm" fo:margin-top="0cm" fo:margin-bottom="0cm" style:contextual-spacing="false" fo:line-height="0.372cm" fo:text-align="start" style:justify-single-word="false" fo:keep-together="auto" fo:orphans="0" fo:widows="0" fo:text-indent="0cm" style:auto-text-indent="false" fo:background-color="transparent" fo:keep-with-next="auto" style:writing-mode="lr-tb"/>
    </style:style>
    <style:style style:name="P248" style:family="paragraph" style:parent-style-name="Body_20_text_20__28_2_29_">
      <loext:graphic-properties draw:fill="none" draw:fill-color="#ffffff"/>
      <style:paragraph-properties fo:margin-left="0.494cm" fo:margin-right="5.327cm" fo:margin-top="0cm" fo:margin-bottom="0cm" style:contextual-spacing="false" fo:line-height="0.372cm" fo:text-align="start" style:justify-single-word="false" fo:keep-together="auto" fo:orphans="0" fo:widows="0" fo:text-indent="0cm" style:auto-text-indent="false" fo:background-color="transparent" fo:keep-with-next="auto" style:writing-mode="lr-tb"/>
    </style:style>
    <style:style style:name="P249" style:family="paragraph" style:parent-style-name="Body_20_text_20__28_2_29_">
      <loext:graphic-properties draw:fill="none" draw:fill-color="#ffffff"/>
      <style:paragraph-properties fo:margin-left="0cm" fo:margin-right="5.398cm" fo:margin-top="0cm" fo:margin-bottom="0cm" style:contextual-spacing="false" fo:line-height="0.372cm" fo:text-align="start" style:justify-single-word="false" fo:keep-together="auto" fo:orphans="0" fo:widows="0" fo:text-indent="0cm" style:auto-text-indent="false" fo:background-color="transparent" fo:keep-with-next="auto" style:writing-mode="lr-tb"/>
    </style:style>
    <style:style style:name="P250" style:family="paragraph" style:parent-style-name="Body_20_text_20__28_2_29_">
      <loext:graphic-properties draw:fill="none" draw:fill-color="#ffffff"/>
      <style:paragraph-properties fo:margin-left="3.175cm" fo:margin-right="0cm" fo:margin-top="0cm" fo:margin-bottom="0cm" style:contextual-spacing="false" fo:line-height="0.372cm" fo:text-align="start" style:justify-single-word="false" fo:keep-together="auto" fo:orphans="0" fo:widows="0" fo:text-indent="0cm" style:auto-text-indent="false" fo:background-color="transparent" fo:keep-with-next="auto" style:writing-mode="lr-tb"/>
    </style:style>
    <style:style style:name="P251" style:family="paragraph" style:parent-style-name="Body_20_text_20__28_2_29_">
      <loext:graphic-properties draw:fill="none" draw:fill-color="#ffffff"/>
      <style:paragraph-properties fo:margin-left="0cm" fo:margin-right="7.514cm" fo:margin-top="0cm" fo:margin-bottom="0cm" style:contextual-spacing="false" fo:line-height="0.372cm" fo:text-align="start" style:justify-single-word="false" fo:keep-together="auto" fo:orphans="0" fo:widows="0" fo:text-indent="0cm" style:auto-text-indent="false" fo:background-color="transparent" fo:keep-with-next="auto" style:writing-mode="lr-tb"/>
    </style:style>
    <style:style style:name="P252" style:family="paragraph" style:parent-style-name="Body_20_text_20__28_2_29_" style:list-style-name="WWNum9">
      <loext:graphic-properties draw:fill="none" draw:fill-color="#ffffff"/>
      <style:paragraph-properties fo:margin-left="0cm" fo:margin-right="0cm" fo:margin-top="0cm" fo:margin-bottom="0cm" style:contextual-spacing="false" fo:line-height="0.372cm" fo:text-align="start" style:justify-single-word="false" fo:keep-together="auto" fo:orphans="0" fo:widows="0" fo:text-indent="0cm" style:auto-text-indent="false" fo:background-color="transparent" fo:keep-with-next="auto" style:writing-mode="lr-tb">
        <style:tab-stops>
          <style:tab-stop style:position="1.081cm" style:type="center"/>
          <style:tab-stop style:position="2.034cm"/>
        </style:tab-stops>
      </style:paragraph-properties>
    </style:style>
    <style:style style:name="P253" style:family="paragraph" style:parent-style-name="Body_20_text_20__28_2_29_" style:list-style-name="WWNum7">
      <loext:graphic-properties draw:fill="none" draw:fill-color="#ffffff"/>
      <style:paragraph-properties fo:margin-left="0cm" fo:margin-right="0cm" fo:margin-top="0cm" fo:margin-bottom="0.18cm" style:contextual-spacing="false" fo:line-height="0.372cm" fo:text-align="start" style:justify-single-word="false" fo:keep-together="auto" fo:orphans="0" fo:widows="0" fo:text-indent="0cm" style:auto-text-indent="false" fo:background-color="transparent" fo:keep-with-next="auto" style:writing-mode="lr-tb">
        <style:tab-stops>
          <style:tab-stop style:position="0.452cm"/>
        </style:tab-stops>
      </style:paragraph-properties>
    </style:style>
    <style:style style:name="P254" style:family="paragraph" style:parent-style-name="Body_20_text_20__28_2_29_" style:list-style-name="WWNum39">
      <loext:graphic-properties draw:fill="none" draw:fill-color="#ffffff"/>
      <style:paragraph-properties fo:margin-left="0cm" fo:margin-right="0cm" fo:margin-top="0cm" fo:margin-bottom="0cm" style:contextual-spacing="false" fo:line-height="0.372cm" fo:text-align="start" style:justify-single-word="false" fo:keep-together="auto" fo:orphans="0" fo:widows="0" fo:text-indent="0cm" style:auto-text-indent="false" fo:background-color="transparent" fo:keep-with-next="auto" style:writing-mode="lr-tb">
        <style:tab-stops>
          <style:tab-stop style:position="0.658cm"/>
          <style:tab-stop style:position="2.096cm"/>
        </style:tab-stops>
      </style:paragraph-properties>
    </style:style>
    <style:style style:name="P255" style:family="paragraph" style:parent-style-name="Body_20_text_20__28_2_29_" style:list-style-name="WWNum41">
      <loext:graphic-properties draw:fill="none" draw:fill-color="#ffffff"/>
      <style:paragraph-properties fo:margin-left="0cm" fo:margin-right="0cm" fo:margin-top="0cm" fo:margin-bottom="0cm" style:contextual-spacing="false" fo:line-height="0.372cm" fo:text-align="start" style:justify-single-word="false" fo:keep-together="auto" fo:orphans="0" fo:widows="0" fo:text-indent="0cm" style:auto-text-indent="false" fo:background-color="transparent" fo:keep-with-next="auto" style:writing-mode="lr-tb">
        <style:tab-stops>
          <style:tab-stop style:position="1.49cm" style:type="right"/>
          <style:tab-stop style:position="4.734cm" style:type="right"/>
        </style:tab-stops>
      </style:paragraph-properties>
    </style:style>
    <style:style style:name="P256" style:family="paragraph" style:parent-style-name="Body_20_text_20__28_2_29_" style:list-style-name="WWNum43">
      <loext:graphic-properties draw:fill="none" draw:fill-color="#ffffff"/>
      <style:paragraph-properties fo:margin-left="0cm" fo:margin-right="0cm" fo:margin-top="0cm" fo:margin-bottom="0cm" style:contextual-spacing="false" fo:line-height="0.372cm" fo:text-align="start" style:justify-single-word="false" fo:keep-together="auto" fo:orphans="0" fo:widows="0" fo:text-indent="0cm" style:auto-text-indent="false" fo:background-color="transparent" fo:keep-with-next="auto" style:writing-mode="lr-tb">
        <style:tab-stops>
          <style:tab-stop style:position="0.672cm"/>
          <style:tab-stop style:position="2.099cm"/>
        </style:tab-stops>
      </style:paragraph-properties>
    </style:style>
    <style:style style:name="P257" style:family="paragraph" style:parent-style-name="Body_20_text_20__28_2_29_" style:list-style-name="WWNum51">
      <loext:graphic-properties draw:fill="none" draw:fill-color="#ffffff"/>
      <style:paragraph-properties fo:margin-left="0cm" fo:margin-right="0cm" fo:margin-top="0cm" fo:margin-bottom="0cm" style:contextual-spacing="false" fo:line-height="0.372cm" fo:text-align="start" style:justify-single-word="false" fo:keep-together="auto" fo:orphans="0" fo:widows="0" fo:text-indent="0cm" style:auto-text-indent="false" fo:background-color="transparent" fo:keep-with-next="auto" style:writing-mode="lr-tb">
        <style:tab-stops>
          <style:tab-stop style:position="0.663cm"/>
        </style:tab-stops>
      </style:paragraph-properties>
    </style:style>
    <style:style style:name="P258" style:family="paragraph" style:parent-style-name="Body_20_text_20__28_2_29_" style:list-style-name="WWNum53">
      <loext:graphic-properties draw:fill="none" draw:fill-color="#ffffff"/>
      <style:paragraph-properties fo:margin-left="0cm" fo:margin-right="0cm" fo:margin-top="0cm" fo:margin-bottom="0cm" style:contextual-spacing="false" fo:line-height="0.372cm" fo:text-align="start" style:justify-single-word="false" fo:keep-together="auto" fo:orphans="0" fo:widows="0" fo:text-indent="0cm" style:auto-text-indent="false" fo:background-color="transparent" fo:keep-with-next="auto" style:writing-mode="lr-tb">
        <style:tab-stops>
          <style:tab-stop style:position="0.663cm"/>
        </style:tab-stops>
      </style:paragraph-properties>
    </style:style>
    <style:style style:name="P259" style:family="paragraph" style:parent-style-name="Body_20_text_20__28_2_29_">
      <loext:graphic-properties draw:fill="none" draw:fill-color="#ffffff"/>
      <style:paragraph-properties fo:margin-left="0cm" fo:margin-right="0cm" fo:margin-top="0cm" fo:margin-bottom="0cm" style:contextual-spacing="false" fo:line-height="0.372cm" fo:text-align="start" style:justify-single-word="false" fo:keep-together="auto" fo:orphans="0" fo:widows="0" fo:text-indent="0cm" style:auto-text-indent="false" fo:background-color="transparent" fo:keep-with-next="auto" style:writing-mode="lr-tb">
        <style:tab-stops>
          <style:tab-stop style:position="2.942cm"/>
        </style:tab-stops>
      </style:paragraph-properties>
    </style:style>
    <style:style style:name="P260" style:family="paragraph" style:parent-style-name="Body_20_text_20__28_2_29_" style:list-style-name="WWNum59">
      <loext:graphic-properties draw:fill="none" draw:fill-color="#ffffff"/>
      <style:paragraph-properties fo:margin-left="0cm" fo:margin-right="0cm" fo:margin-top="0cm" fo:margin-bottom="0cm" style:contextual-spacing="false" fo:line-height="0.372cm" fo:text-align="start" style:justify-single-word="false" fo:keep-together="auto" fo:orphans="0" fo:widows="0" fo:text-indent="0cm" style:auto-text-indent="false" fo:background-color="transparent" fo:keep-with-next="auto" style:writing-mode="lr-tb">
        <style:tab-stops>
          <style:tab-stop style:position="0.674cm"/>
        </style:tab-stops>
      </style:paragraph-properties>
    </style:style>
    <style:style style:name="P261" style:family="paragraph" style:parent-style-name="Body_20_text_20__28_2_29_">
      <loext:graphic-properties draw:fill="none" draw:fill-color="#ffffff"/>
      <style:paragraph-properties fo:margin-left="0cm" fo:margin-right="9.454cm" fo:margin-top="0cm" fo:margin-bottom="0cm" style:contextual-spacing="false" fo:line-height="0.372cm" fo:text-align="start" style:justify-single-word="false" fo:keep-together="auto" fo:orphans="0" fo:widows="0" fo:text-indent="0cm" style:auto-text-indent="false" fo:background-color="transparent" fo:keep-with-next="auto" style:writing-mode="lr-tb">
        <style:tab-stops>
          <style:tab-stop style:position="0.674cm"/>
        </style:tab-stops>
      </style:paragraph-properties>
    </style:style>
    <style:style style:name="P262" style:family="paragraph" style:parent-style-name="Body_20_text_20__28_2_29_" style:list-style-name="WWNum63">
      <loext:graphic-properties draw:fill="none" draw:fill-color="#ffffff"/>
      <style:paragraph-properties fo:margin-left="0cm" fo:margin-right="0cm" fo:margin-top="0cm" fo:margin-bottom="0cm" style:contextual-spacing="false" fo:line-height="0.372cm" fo:text-align="start" style:justify-single-word="false" fo:keep-together="auto" fo:orphans="0" fo:widows="0" fo:text-indent="0cm" style:auto-text-indent="false" fo:background-color="transparent" fo:keep-with-next="auto" style:writing-mode="lr-tb">
        <style:tab-stops>
          <style:tab-stop style:position="0.665cm"/>
        </style:tab-stops>
      </style:paragraph-properties>
    </style:style>
    <style:style style:name="P263" style:family="paragraph" style:parent-style-name="Body_20_text_20__28_2_29_" style:list-style-name="WWNum79">
      <loext:graphic-properties draw:fill="none" draw:fill-color="#ffffff"/>
      <style:paragraph-properties fo:margin-left="0cm" fo:margin-right="0cm" fo:margin-top="0cm" fo:margin-bottom="0cm" style:contextual-spacing="false" fo:line-height="0.372cm" fo:text-align="start" style:justify-single-word="false" fo:keep-together="auto" fo:orphans="0" fo:widows="0" fo:text-indent="0cm" style:auto-text-indent="false" fo:background-color="transparent" fo:keep-with-next="auto" style:writing-mode="lr-tb">
        <style:tab-stops>
          <style:tab-stop style:position="0.66cm"/>
        </style:tab-stops>
      </style:paragraph-properties>
    </style:style>
    <style:style style:name="P264" style:family="paragraph" style:parent-style-name="Body_20_text_20__28_2_29_" style:list-style-name="WWNum97">
      <loext:graphic-properties draw:fill="none" draw:fill-color="#ffffff"/>
      <style:paragraph-properties fo:margin-left="0cm" fo:margin-right="0cm" fo:margin-top="0cm" fo:margin-bottom="0cm" style:contextual-spacing="false" fo:line-height="0.372cm" fo:text-align="start" style:justify-single-word="false" fo:keep-together="auto" fo:orphans="0" fo:widows="0" fo:text-indent="0cm" style:auto-text-indent="false" fo:background-color="transparent" fo:keep-with-next="auto" style:writing-mode="lr-tb">
        <style:tab-stops>
          <style:tab-stop style:position="0.667cm"/>
        </style:tab-stops>
      </style:paragraph-properties>
    </style:style>
    <style:style style:name="P265" style:family="paragraph" style:parent-style-name="Body_20_text_20__28_2_29_" style:list-style-name="WWNum101">
      <loext:graphic-properties draw:fill="none" draw:fill-color="#ffffff"/>
      <style:paragraph-properties fo:margin-left="0cm" fo:margin-right="0cm" fo:margin-top="0cm" fo:margin-bottom="0cm" style:contextual-spacing="false" fo:line-height="0.372cm" fo:text-align="start" style:justify-single-word="false" fo:keep-together="auto" fo:orphans="0" fo:widows="0" fo:text-indent="0cm" style:auto-text-indent="false" fo:background-color="transparent" fo:keep-with-next="auto" style:writing-mode="lr-tb">
        <style:tab-stops>
          <style:tab-stop style:position="0.617cm"/>
        </style:tab-stops>
      </style:paragraph-properties>
    </style:style>
    <style:style style:name="P266" style:family="paragraph" style:parent-style-name="Body_20_text_20__28_2_29_" style:list-style-name="WWNum107">
      <loext:graphic-properties draw:fill="none" draw:fill-color="#ffffff"/>
      <style:paragraph-properties fo:margin-left="0cm" fo:margin-right="0cm" fo:margin-top="0cm" fo:margin-bottom="0cm" style:contextual-spacing="false" fo:line-height="0.372cm" fo:text-align="start" style:justify-single-word="false" fo:keep-together="auto" fo:orphans="0" fo:widows="0" fo:text-indent="0cm" style:auto-text-indent="false" fo:background-color="transparent" fo:keep-with-next="auto" style:writing-mode="lr-tb">
        <style:tab-stops>
          <style:tab-stop style:position="0.676cm"/>
        </style:tab-stops>
      </style:paragraph-properties>
    </style:style>
    <style:style style:name="P267" style:family="paragraph" style:parent-style-name="Body_20_text_20__28_2_29_" style:list-style-name="WWNum121">
      <loext:graphic-properties draw:fill="none" draw:fill-color="#ffffff"/>
      <style:paragraph-properties fo:margin-left="0cm" fo:margin-right="0cm" fo:margin-top="0cm" fo:margin-bottom="0cm" style:contextual-spacing="false" fo:line-height="0.372cm" fo:text-align="start" style:justify-single-word="false" fo:keep-together="auto" fo:orphans="0" fo:widows="0" fo:text-indent="0cm" style:auto-text-indent="false" fo:background-color="transparent" fo:keep-with-next="auto" style:writing-mode="lr-tb">
        <style:tab-stops>
          <style:tab-stop style:position="0.676cm"/>
        </style:tab-stops>
      </style:paragraph-properties>
    </style:style>
    <style:style style:name="P268" style:family="paragraph" style:parent-style-name="Body_20_text_20__28_2_29_" style:list-style-name="WWNum123">
      <loext:graphic-properties draw:fill="none" draw:fill-color="#ffffff"/>
      <style:paragraph-properties fo:margin-left="0cm" fo:margin-right="0cm" fo:margin-top="0cm" fo:margin-bottom="0cm" style:contextual-spacing="false" fo:line-height="0.372cm" fo:text-align="start" style:justify-single-word="false" fo:keep-together="auto" fo:orphans="0" fo:widows="0" fo:text-indent="0cm" style:auto-text-indent="false" fo:background-color="transparent" fo:keep-with-next="auto" style:writing-mode="lr-tb">
        <style:tab-stops>
          <style:tab-stop style:position="0.676cm"/>
        </style:tab-stops>
      </style:paragraph-properties>
    </style:style>
    <style:style style:name="P269" style:family="paragraph" style:parent-style-name="Body_20_text_20__28_2_29_" style:list-style-name="WWNum107">
      <loext:graphic-properties draw:fill="none" draw:fill-color="#ffffff"/>
      <style:paragraph-properties fo:margin-left="0cm" fo:margin-right="0cm" fo:margin-top="0cm" fo:margin-bottom="0cm" style:contextual-spacing="false" fo:line-height="0.372cm" fo:text-align="start" style:justify-single-word="false" fo:keep-together="auto" fo:orphans="0" fo:widows="0" fo:text-indent="0cm" style:auto-text-indent="false" fo:background-color="transparent" fo:keep-with-next="auto" style:writing-mode="lr-tb">
        <style:tab-stops>
          <style:tab-stop style:position="0.676cm"/>
          <style:tab-stop style:position="2.092cm"/>
        </style:tab-stops>
      </style:paragraph-properties>
    </style:style>
    <style:style style:name="P270" style:family="paragraph" style:parent-style-name="Body_20_text_20__28_2_29_" style:list-style-name="WWNum109">
      <loext:graphic-properties draw:fill="none" draw:fill-color="#ffffff"/>
      <style:paragraph-properties fo:margin-left="0cm" fo:margin-right="0cm" fo:margin-top="0cm" fo:margin-bottom="0cm" style:contextual-spacing="false" fo:line-height="0.372cm" fo:text-align="start" style:justify-single-word="false" fo:keep-together="auto" fo:orphans="0" fo:widows="0" fo:text-indent="0cm" style:auto-text-indent="false" fo:background-color="transparent" fo:keep-with-next="auto" style:writing-mode="lr-tb">
        <style:tab-stops>
          <style:tab-stop style:position="0.676cm"/>
          <style:tab-stop style:position="2.092cm"/>
        </style:tab-stops>
      </style:paragraph-properties>
    </style:style>
    <style:style style:name="P271" style:family="paragraph" style:parent-style-name="Body_20_text_20__28_2_29_" style:list-style-name="WWNum109">
      <loext:graphic-properties draw:fill="none" draw:fill-color="#ffffff"/>
      <style:paragraph-properties fo:margin-left="0cm" fo:margin-right="0cm" fo:margin-top="0cm" fo:margin-bottom="0cm" style:contextual-spacing="false" fo:line-height="0.372cm" fo:text-align="start" style:justify-single-word="false" fo:keep-together="auto" fo:orphans="0" fo:widows="0" fo:text-indent="0cm" style:auto-text-indent="false" fo:background-color="transparent" fo:keep-with-next="auto" style:writing-mode="lr-tb">
        <style:tab-stops>
          <style:tab-stop style:position="0.67cm"/>
          <style:tab-stop style:position="2.106cm"/>
        </style:tab-stops>
      </style:paragraph-properties>
    </style:style>
    <style:style style:name="P272" style:family="paragraph" style:parent-style-name="Body_20_text_20__28_2_29_" style:list-style-name="WWNum113">
      <loext:graphic-properties draw:fill="none" draw:fill-color="#ffffff"/>
      <style:paragraph-properties fo:margin-left="0cm" fo:margin-right="0cm" fo:margin-top="0cm" fo:margin-bottom="0cm" style:contextual-spacing="false" fo:line-height="0.372cm" fo:text-align="start" style:justify-single-word="false" fo:keep-together="auto" fo:orphans="0" fo:widows="0" fo:text-indent="0cm" style:auto-text-indent="false" fo:background-color="transparent" fo:keep-with-next="auto" style:writing-mode="lr-tb">
        <style:tab-stops>
          <style:tab-stop style:position="0.669cm"/>
          <style:tab-stop style:position="2.097cm"/>
        </style:tab-stops>
      </style:paragraph-properties>
    </style:style>
    <style:style style:name="P273" style:family="paragraph" style:parent-style-name="Body_20_text_20__28_2_29_" style:list-style-name="WWNum113">
      <loext:graphic-properties draw:fill="none" draw:fill-color="#ffffff"/>
      <style:paragraph-properties fo:margin-left="0cm" fo:margin-right="0cm" fo:margin-top="0cm" fo:margin-bottom="0cm" style:contextual-spacing="false" fo:line-height="0.372cm" fo:text-align="start" style:justify-single-word="false" fo:keep-together="auto" fo:orphans="0" fo:widows="0" fo:text-indent="0cm" style:auto-text-indent="false" fo:background-color="transparent" fo:keep-with-next="auto" style:writing-mode="lr-tb">
        <style:tab-stops>
          <style:tab-stop style:position="0.677cm"/>
        </style:tab-stops>
      </style:paragraph-properties>
    </style:style>
    <style:style style:name="P274" style:family="paragraph" style:parent-style-name="Body_20_text_20__28_2_29_" style:list-style-name="WWNum117">
      <loext:graphic-properties draw:fill="none" draw:fill-color="#ffffff"/>
      <style:paragraph-properties fo:margin-left="0cm" fo:margin-right="0cm" fo:margin-top="0cm" fo:margin-bottom="0cm" style:contextual-spacing="false" fo:line-height="0.372cm" fo:text-align="start" style:justify-single-word="false" fo:keep-together="auto" fo:orphans="0" fo:widows="0" fo:text-indent="0cm" style:auto-text-indent="false" fo:background-color="transparent" fo:keep-with-next="auto" style:writing-mode="lr-tb">
        <style:tab-stops>
          <style:tab-stop style:position="0.677cm"/>
          <style:tab-stop style:position="2.066cm"/>
        </style:tab-stops>
      </style:paragraph-properties>
    </style:style>
    <style:style style:name="P275" style:family="paragraph" style:parent-style-name="Body_20_text_20__28_2_29_">
      <loext:graphic-properties draw:fill="none" draw:fill-color="#ffffff"/>
      <style:paragraph-properties fo:margin-left="0cm" fo:margin-right="0cm" fo:margin-top="0cm" fo:margin-bottom="0cm" style:contextual-spacing="false" fo:line-height="0.372cm" fo:text-align="start" style:justify-single-word="false" fo:keep-together="auto" fo:orphans="0" fo:widows="0" fo:text-indent="0cm" style:auto-text-indent="false" fo:background-color="transparent" fo:keep-with-next="auto" style:writing-mode="lr-tb">
        <style:tab-stops>
          <style:tab-stop style:position="2.969cm"/>
        </style:tab-stops>
      </style:paragraph-properties>
    </style:style>
    <style:style style:name="P276" style:family="paragraph" style:parent-style-name="Body_20_text_20__28_2_29_" style:list-style-name="WWNum141">
      <loext:graphic-properties draw:fill="none" draw:fill-color="#ffffff"/>
      <style:paragraph-properties fo:margin-left="0cm" fo:margin-right="0cm" fo:margin-top="0cm" fo:margin-bottom="0cm" style:contextual-spacing="false" fo:line-height="0.372cm" fo:text-align="start" style:justify-single-word="false" fo:keep-together="auto" fo:orphans="0" fo:widows="0" fo:text-indent="0cm" style:auto-text-indent="false" fo:background-color="transparent" fo:keep-with-next="auto" style:writing-mode="lr-tb">
        <style:tab-stops>
          <style:tab-stop style:position="0.665cm"/>
          <style:tab-stop style:position="2.094cm"/>
        </style:tab-stops>
      </style:paragraph-properties>
    </style:style>
    <style:style style:name="P277" style:family="paragraph" style:parent-style-name="Body_20_text_20__28_2_29_">
      <loext:graphic-properties draw:fill="none" draw:fill-color="#ffffff"/>
      <style:paragraph-properties fo:margin-left="0cm" fo:margin-right="0cm" fo:margin-top="0cm" fo:margin-bottom="0cm" style:contextual-spacing="false" fo:line-height="0.372cm" fo:text-align="start" style:justify-single-word="false" fo:keep-together="auto" fo:orphans="0" fo:widows="0" fo:text-indent="0cm" style:auto-text-indent="false" fo:background-color="transparent" fo:keep-with-next="auto" style:writing-mode="lr-tb">
        <style:tab-stops>
          <style:tab-stop style:position="2.958cm"/>
        </style:tab-stops>
      </style:paragraph-properties>
    </style:style>
    <style:style style:name="P278" style:family="paragraph" style:parent-style-name="Body_20_text_20__28_2_29_">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2.949cm"/>
          <style:tab-stop style:position="4.277cm"/>
          <style:tab-stop style:position="5.368cm" style:type="center"/>
          <style:tab-stop style:position="7.138cm" style:type="right"/>
        </style:tab-stops>
      </style:paragraph-properties>
    </style:style>
    <style:style style:name="P279" style:family="paragraph" style:parent-style-name="Body_20_text_20__28_2_29_" style:list-style-name="WWNum5">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1.501cm" style:type="right"/>
          <style:tab-stop style:position="4.586cm" style:type="right"/>
        </style:tab-stops>
      </style:paragraph-properties>
    </style:style>
    <style:style style:name="P280" style:family="paragraph" style:parent-style-name="Body_20_text_20__28_2_29_">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2.949cm"/>
          <style:tab-stop style:position="7.138cm" style:type="right"/>
        </style:tab-stops>
      </style:paragraph-properties>
    </style:style>
    <style:style style:name="P281" style:family="paragraph" style:parent-style-name="Body_20_text_20__28_2_29_" style:list-style-name="WWNum5">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0.669cm"/>
          <style:tab-stop style:position="2.067cm"/>
        </style:tab-stops>
      </style:paragraph-properties>
    </style:style>
    <style:style style:name="P282" style:family="paragraph" style:parent-style-name="Body_20_text_20__28_2_29_">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2.928cm"/>
          <style:tab-stop style:position="4.685cm" style:type="center"/>
          <style:tab-stop style:position="5.48cm" style:type="center"/>
          <style:tab-stop style:position="7.204cm" style:type="right"/>
        </style:tab-stops>
      </style:paragraph-properties>
    </style:style>
    <style:style style:name="P283" style:family="paragraph" style:parent-style-name="Body_20_text_20__28_2_29_" style:list-style-name="WWNum9">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0.669cm"/>
        </style:tab-stops>
      </style:paragraph-properties>
    </style:style>
    <style:style style:name="P284" style:family="paragraph" style:parent-style-name="Body_20_text_20__28_2_29_">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2.928cm"/>
          <style:tab-stop style:position="7.204cm" style:type="right"/>
        </style:tab-stops>
      </style:paragraph-properties>
    </style:style>
    <style:style style:name="P285" style:family="paragraph" style:parent-style-name="Body_20_text_20__28_2_29_">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2.928cm"/>
        </style:tab-stops>
      </style:paragraph-properties>
    </style:style>
    <style:style style:name="P286" style:family="paragraph" style:parent-style-name="Body_20_text_20__28_2_29_">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style>
    <style:style style:name="P287" style:family="paragraph" style:parent-style-name="Body_20_text_20__28_2_29_">
      <loext:graphic-properties draw:fill="none" draw:fill-color="#ffffff"/>
      <style:paragraph-properties fo:margin-left="0cm" fo:margin-right="0cm" fo:margin-top="0cm" fo:margin-bottom="0.725cm" style:contextual-spacing="false" fo:line-height="0.372cm" fo:text-align="justify" style:justify-single-word="false" fo:keep-together="auto" fo:orphans="0" fo:widows="0" fo:text-indent="0cm" style:auto-text-indent="false" fo:background-color="transparent" fo:keep-with-next="auto" style:writing-mode="lr-tb"/>
    </style:style>
    <style:style style:name="P288" style:family="paragraph" style:parent-style-name="Body_20_text_20__28_2_29_">
      <loext:graphic-properties draw:fill="none" draw:fill-color="#ffffff"/>
      <style:paragraph-properties fo:margin-left="0cm" fo:margin-right="0cm" fo:margin-top="0cm" fo:margin-bottom="0.36cm" style:contextual-spacing="false" fo:line-height="0.372cm" fo:text-align="justify" style:justify-single-word="false" fo:keep-together="auto" fo:orphans="0" fo:widows="0" fo:text-indent="0cm" style:auto-text-indent="false" fo:background-color="transparent" fo:keep-with-next="auto" style:writing-mode="lr-tb"/>
    </style:style>
    <style:style style:name="P289" style:family="paragraph" style:parent-style-name="Body_20_text_20__28_2_29_">
      <loext:graphic-properties draw:fill="none" draw:fill-color="#ffffff"/>
      <style:paragraph-properties fo:margin-left="0cm" fo:margin-right="0cm" fo:margin-top="0cm" fo:margin-bottom="0.18cm" style:contextual-spacing="false" fo:line-height="0.372cm" fo:text-align="justify" style:justify-single-word="false" fo:keep-together="auto" fo:orphans="0" fo:widows="0" fo:text-indent="0cm" style:auto-text-indent="false" fo:background-color="transparent" fo:keep-with-next="auto" style:writing-mode="lr-tb"/>
    </style:style>
    <style:style style:name="P290" style:family="paragraph" style:parent-style-name="Body_20_text_20__28_2_29_">
      <loext:graphic-properties draw:fill="none" draw:fill-color="#ffffff"/>
      <style:paragraph-properties fo:margin-left="0cm" fo:margin-right="0cm" fo:margin-top="0cm" fo:margin-bottom="0.796cm" style:contextual-spacing="false" fo:line-height="0.372cm" fo:text-align="justify" style:justify-single-word="false" fo:keep-together="auto" fo:orphans="0" fo:widows="0" fo:text-indent="0cm" style:auto-text-indent="false" fo:background-color="transparent" fo:keep-with-next="auto" style:writing-mode="lr-tb"/>
    </style:style>
    <style:style style:name="P291" style:family="paragraph" style:parent-style-name="Body_20_text_20__28_2_29_">
      <loext:graphic-properties draw:fill="none" draw:fill-color="#ffffff"/>
      <style:paragraph-properties fo:margin-left="0cm" fo:margin-right="0cm" fo:margin-top="0cm" fo:margin-bottom="0.624cm" style:contextual-spacing="false" fo:line-height="0.372cm" fo:text-align="justify" style:justify-single-word="false" fo:keep-together="auto" fo:orphans="0" fo:widows="0" fo:text-indent="0cm" style:auto-text-indent="false" fo:background-color="transparent" fo:keep-with-next="auto" style:writing-mode="lr-tb"/>
    </style:style>
    <style:style style:name="P292" style:family="paragraph" style:parent-style-name="Body_20_text_20__28_2_29_">
      <loext:graphic-properties draw:fill="none" draw:fill-color="#ffffff"/>
      <style:paragraph-properties fo:margin-left="0cm" fo:margin-right="0cm" fo:margin-top="0cm" fo:margin-bottom="0.76cm" style:contextual-spacing="false" fo:line-height="0.372cm" fo:text-align="justify" style:justify-single-word="false" fo:keep-together="auto" fo:orphans="0" fo:widows="0" fo:text-indent="0cm" style:auto-text-indent="false" fo:background-color="transparent" fo:keep-with-next="auto" style:writing-mode="lr-tb"/>
    </style:style>
    <style:style style:name="P293" style:family="paragraph" style:parent-style-name="Body_20_text_20__28_2_29_">
      <loext:graphic-properties draw:fill="none" draw:fill-color="#ffffff"/>
      <style:paragraph-properties fo:margin-left="0cm" fo:margin-right="0cm" fo:margin-top="0cm" fo:margin-bottom="0.425cm" style:contextual-spacing="false" fo:line-height="0.372cm" fo:text-align="justify" style:justify-single-word="false" fo:keep-together="auto" fo:orphans="0" fo:widows="0" fo:text-indent="0cm" style:auto-text-indent="false" fo:background-color="transparent" fo:keep-with-next="auto" style:writing-mode="lr-tb"/>
    </style:style>
    <style:style style:name="P294" style:family="paragraph" style:parent-style-name="Body_20_text_20__28_2_29_">
      <loext:graphic-properties draw:fill="none" draw:fill-color="#ffffff"/>
      <style:paragraph-properties fo:margin-left="0.282cm" fo:margin-right="0cm" fo:margin-top="0cm" fo:margin-bottom="0.796cm" style:contextual-spacing="false" fo:line-height="0.372cm" fo:text-align="justify" style:justify-single-word="false" fo:keep-together="auto" fo:orphans="0" fo:widows="0" fo:text-indent="0cm" style:auto-text-indent="false" fo:background-color="transparent" fo:keep-with-next="auto" style:writing-mode="lr-tb"/>
    </style:style>
    <style:style style:name="P295" style:family="paragraph" style:parent-style-name="Body_20_text_20__28_2_29_">
      <loext:graphic-properties draw:fill="none" draw:fill-color="#ffffff"/>
      <style:paragraph-properties fo:margin-left="0.494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style>
    <style:style style:name="P296" style:family="paragraph" style:parent-style-name="Body_20_text_20__28_2_29_">
      <loext:graphic-properties draw:fill="none" draw:fill-color="#ffffff"/>
      <style:paragraph-properties fo:margin-left="0cm" fo:margin-right="0.353cm" fo:margin-top="0cm" fo:margin-bottom="0.18cm" style:contextual-spacing="false" fo:line-height="0.372cm" fo:text-align="justify" style:justify-single-word="false" fo:keep-together="auto" fo:orphans="0" fo:widows="0" fo:text-indent="0cm" style:auto-text-indent="false" fo:background-color="transparent" fo:keep-with-next="auto" style:writing-mode="lr-tb"/>
    </style:style>
    <style:style style:name="P297" style:family="paragraph" style:parent-style-name="Body_20_text_20__28_2_29_">
      <loext:graphic-properties draw:fill="none" draw:fill-color="#ffffff"/>
      <style:paragraph-properties fo:margin-left="0cm" fo:margin-right="0.353cm" fo:margin-top="0cm" fo:margin-bottom="0.176cm" style:contextual-spacing="false" fo:line-height="0.372cm" fo:text-align="justify" style:justify-single-word="false" fo:keep-together="auto" fo:orphans="0" fo:widows="0" fo:text-indent="0cm" style:auto-text-indent="false" fo:background-color="transparent" fo:keep-with-next="auto" style:writing-mode="lr-tb"/>
    </style:style>
    <style:style style:name="P298" style:family="paragraph" style:parent-style-name="Body_20_text_20__28_2_29_">
      <loext:graphic-properties draw:fill="none" draw:fill-color="#ffffff"/>
      <style:paragraph-properties fo:margin-left="0cm" fo:margin-right="0.353cm" fo:margin-top="0cm" fo:margin-bottom="0.212cm" style:contextual-spacing="false" fo:line-height="0.372cm" fo:text-align="justify" style:justify-single-word="false" fo:keep-together="auto" fo:orphans="0" fo:widows="0" fo:text-indent="0cm" style:auto-text-indent="false" fo:background-color="transparent" fo:keep-with-next="auto" style:writing-mode="lr-tb"/>
    </style:style>
    <style:style style:name="P299" style:family="paragraph" style:parent-style-name="Body_20_text_20__28_2_29_">
      <loext:graphic-properties draw:fill="none" draw:fill-color="#ffffff"/>
      <style:paragraph-properties fo:margin-left="0cm" fo:margin-right="0.423cm" fo:margin-top="0cm" fo:margin-bottom="0.76cm" style:contextual-spacing="false" fo:line-height="0.372cm" fo:text-align="justify" style:justify-single-word="false" fo:keep-together="auto" fo:orphans="0" fo:widows="0" fo:text-indent="0cm" style:auto-text-indent="false" fo:background-color="transparent" fo:keep-with-next="auto" style:writing-mode="lr-tb"/>
    </style:style>
    <style:style style:name="P300" style:family="paragraph" style:parent-style-name="Body_20_text_20__28_2_29_">
      <loext:graphic-properties draw:fill="none" draw:fill-color="#ffffff"/>
      <style:paragraph-properties fo:margin-left="0cm" fo:margin-right="0.247cm" fo:margin-top="0cm" fo:margin-bottom="0.173cm" style:contextual-spacing="false" fo:line-height="0.372cm" fo:text-align="justify" style:justify-single-word="false" fo:keep-together="auto" fo:orphans="0" fo:widows="0" fo:text-indent="0cm" style:auto-text-indent="false" fo:background-color="transparent" fo:keep-with-next="auto" style:writing-mode="lr-tb"/>
    </style:style>
    <style:style style:name="P301" style:family="paragraph" style:parent-style-name="Body_20_text_20__28_2_29_">
      <loext:graphic-properties draw:fill="none" draw:fill-color="#ffffff"/>
      <style:paragraph-properties fo:margin-left="0cm" fo:margin-right="0.282cm" fo:margin-top="0cm" fo:margin-bottom="0.18cm" style:contextual-spacing="false" fo:line-height="0.372cm" fo:text-align="justify" style:justify-single-word="false" fo:keep-together="auto" fo:orphans="0" fo:widows="0" fo:text-indent="0cm" style:auto-text-indent="false" fo:background-color="transparent" fo:keep-with-next="auto" style:writing-mode="lr-tb"/>
    </style:style>
    <style:style style:name="P302" style:family="paragraph" style:parent-style-name="Body_20_text_20__28_2_29_">
      <loext:graphic-properties draw:fill="none" draw:fill-color="#ffffff"/>
      <style:paragraph-properties fo:margin-left="0cm" fo:margin-right="0.388cm" fo:margin-top="0cm" fo:margin-bottom="0.176cm" style:contextual-spacing="false" fo:line-height="0.372cm" fo:text-align="justify" style:justify-single-word="false" fo:keep-together="auto" fo:orphans="0" fo:widows="0" fo:text-indent="0cm" style:auto-text-indent="false" fo:background-color="transparent" fo:keep-with-next="auto" style:writing-mode="lr-tb"/>
    </style:style>
    <style:style style:name="P303" style:family="paragraph" style:parent-style-name="Body_20_text_20__28_2_29_">
      <loext:graphic-properties draw:fill="none" draw:fill-color="#ffffff"/>
      <style:paragraph-properties fo:margin-left="0cm" fo:margin-right="0.388cm" fo:margin-top="0cm" fo:margin-bottom="0.663cm" style:contextual-spacing="false" fo:line-height="0.372cm" fo:text-align="justify" style:justify-single-word="false" fo:keep-together="auto" fo:orphans="0" fo:widows="0" fo:text-indent="0cm" style:auto-text-indent="false" fo:background-color="transparent" fo:keep-with-next="auto" style:writing-mode="lr-tb"/>
    </style:style>
    <style:style style:name="P304" style:family="paragraph" style:parent-style-name="Body_20_text_20__28_2_29_">
      <loext:graphic-properties draw:fill="none" draw:fill-color="#ffffff"/>
      <style:paragraph-properties fo:margin-left="0cm" fo:margin-right="0.564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style>
    <style:style style:name="P305" style:family="paragraph" style:parent-style-name="Body_20_text_20__28_2_29_" style:list-style-name="WWNum11">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0.674cm"/>
          <style:tab-stop style:position="2.034cm"/>
        </style:tab-stops>
      </style:paragraph-properties>
    </style:style>
    <style:style style:name="P306" style:family="paragraph" style:parent-style-name="Body_20_text_20__28_2_29_" style:list-style-name="WWNum13">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0.677cm"/>
          <style:tab-stop style:position="2.055cm"/>
        </style:tab-stops>
      </style:paragraph-properties>
    </style:style>
    <style:style style:name="P307" style:family="paragraph" style:parent-style-name="Body_20_text_20__28_2_29_">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3.027cm"/>
        </style:tab-stops>
      </style:paragraph-properties>
    </style:style>
    <style:style style:name="P308" style:family="paragraph" style:parent-style-name="Body_20_text_20__28_2_29_" style:list-style-name="WWNum11">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0.67cm"/>
        </style:tab-stops>
      </style:paragraph-properties>
    </style:style>
    <style:style style:name="P309" style:family="paragraph" style:parent-style-name="Body_20_text_20__28_2_29_" style:list-style-name="WWNum23">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0.67cm"/>
        </style:tab-stops>
      </style:paragraph-properties>
    </style:style>
    <style:style style:name="P310" style:family="paragraph" style:parent-style-name="Body_20_text_20__28_2_29_" style:list-style-name="WWNum25">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0.67cm"/>
        </style:tab-stops>
      </style:paragraph-properties>
    </style:style>
    <style:style style:name="P311" style:family="paragraph" style:parent-style-name="Body_20_text_20__28_2_29_">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2.937cm"/>
        </style:tab-stops>
      </style:paragraph-properties>
    </style:style>
    <style:style style:name="P312" style:family="paragraph" style:parent-style-name="Body_20_text_20__28_2_29_" style:list-style-name="WWNum11">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0.67cm"/>
          <style:tab-stop style:position="2.074cm"/>
        </style:tab-stops>
      </style:paragraph-properties>
    </style:style>
    <style:style style:name="P313" style:family="paragraph" style:parent-style-name="Body_20_text_20__28_2_29_">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2.937cm"/>
          <style:tab-stop style:position="5.775cm" style:type="right"/>
          <style:tab-stop style:position="6.368cm" style:type="right"/>
          <style:tab-stop style:position="6.705cm"/>
        </style:tab-stops>
      </style:paragraph-properties>
    </style:style>
    <style:style style:name="P314" style:family="paragraph" style:parent-style-name="Body_20_text_20__28_2_29_">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2.937cm"/>
          <style:tab-stop style:position="5.775cm" style:type="right"/>
          <style:tab-stop style:position="6.368cm" style:type="right"/>
          <style:tab-stop style:position="6.729cm"/>
        </style:tab-stops>
      </style:paragraph-properties>
    </style:style>
    <style:style style:name="P315" style:family="paragraph" style:parent-style-name="Body_20_text_20__28_2_29_" style:list-style-name="WWNum29">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1.489cm" style:type="right"/>
          <style:tab-stop style:position="2.244cm"/>
        </style:tab-stops>
      </style:paragraph-properties>
    </style:style>
    <style:style style:name="P316" style:family="paragraph" style:parent-style-name="Body_20_text_20__28_2_29_" style:list-style-name="WWNum31">
      <loext:graphic-properties draw:fill="none" draw:fill-color="#ffffff"/>
      <style:paragraph-properties fo:margin-left="0.494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1.164cm"/>
          <style:tab-stop style:position="2.591cm"/>
        </style:tab-stops>
      </style:paragraph-properties>
    </style:style>
    <style:style style:name="P317" style:family="paragraph" style:parent-style-name="Body_20_text_20__28_2_29_">
      <loext:graphic-properties draw:fill="none" draw:fill-color="#ffffff"/>
      <style:paragraph-properties fo:margin-left="0.494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3.448cm"/>
          <style:tab-stop style:position="6.048cm" style:type="center"/>
          <style:tab-stop style:position="6.9cm" style:type="center"/>
        </style:tab-stops>
      </style:paragraph-properties>
    </style:style>
    <style:style style:name="P318" style:family="paragraph" style:parent-style-name="Body_20_text_20__28_2_29_">
      <loext:graphic-properties draw:fill="none" draw:fill-color="#ffffff"/>
      <style:paragraph-properties fo:margin-left="0.494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3.448cm"/>
          <style:tab-stop style:position="5.652cm" style:type="center"/>
          <style:tab-stop style:position="7.86cm" style:type="right"/>
        </style:tab-stops>
      </style:paragraph-properties>
    </style:style>
    <style:style style:name="P319" style:family="paragraph" style:parent-style-name="Body_20_text_20__28_2_29_" style:list-style-name="WWNum35">
      <loext:graphic-properties draw:fill="none" draw:fill-color="#ffffff"/>
      <style:paragraph-properties fo:margin-left="0.494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1.573cm" style:type="center"/>
          <style:tab-stop style:position="2.591cm"/>
        </style:tab-stops>
      </style:paragraph-properties>
    </style:style>
    <style:style style:name="P320" style:family="paragraph" style:parent-style-name="Body_20_text_20__28_2_29_" style:list-style-name="WWNum37">
      <loext:graphic-properties draw:fill="none" draw:fill-color="#ffffff"/>
      <style:paragraph-properties fo:margin-left="0.494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1.573cm" style:type="center"/>
          <style:tab-stop style:position="2.591cm"/>
        </style:tab-stops>
      </style:paragraph-properties>
    </style:style>
    <style:style style:name="P321" style:family="paragraph" style:parent-style-name="Body_20_text_20__28_2_29_">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2.951cm"/>
          <style:tab-stop style:position="6.02cm" style:type="center"/>
        </style:tab-stops>
      </style:paragraph-properties>
    </style:style>
    <style:style style:name="P322" style:family="paragraph" style:parent-style-name="Body_20_text_20__28_2_29_" style:list-style-name="WWNum29">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0.658cm"/>
          <style:tab-stop style:position="2.096cm"/>
        </style:tab-stops>
      </style:paragraph-properties>
    </style:style>
    <style:style style:name="P323" style:family="paragraph" style:parent-style-name="Body_20_text_20__28_2_29_">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2.951cm"/>
          <style:tab-stop style:position="5.216cm"/>
          <style:tab-stop style:position="7.084cm" style:type="center"/>
        </style:tab-stops>
      </style:paragraph-properties>
    </style:style>
    <style:style style:name="P324" style:family="paragraph" style:parent-style-name="Body_20_text_20__28_2_29_">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2.951cm"/>
        </style:tab-stops>
      </style:paragraph-properties>
    </style:style>
    <style:style style:name="P325" style:family="paragraph" style:parent-style-name="Body_20_text_20__28_2_29_">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2.951cm"/>
          <style:tab-stop style:position="7.743cm" style:type="center"/>
        </style:tab-stops>
      </style:paragraph-properties>
    </style:style>
    <style:style style:name="P326" style:family="paragraph" style:parent-style-name="Body_20_text_20__28_2_29_">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2.937cm"/>
          <style:tab-stop style:position="4.265cm"/>
          <style:tab-stop style:position="7.1cm" style:type="right"/>
        </style:tab-stops>
      </style:paragraph-properties>
    </style:style>
    <style:style style:name="P327" style:family="paragraph" style:parent-style-name="Body_20_text_20__28_2_29_" style:list-style-name="WWNum41">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0.674cm"/>
        </style:tab-stops>
      </style:paragraph-properties>
    </style:style>
    <style:style style:name="P328" style:family="paragraph" style:parent-style-name="Body_20_text_20__28_2_29_">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3.023cm"/>
        </style:tab-stops>
      </style:paragraph-properties>
    </style:style>
    <style:style style:name="P329" style:family="paragraph" style:parent-style-name="Body_20_text_20__28_2_29_" style:list-style-name="WWNum53">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0.663cm"/>
          <style:tab-stop style:position="2.11cm"/>
        </style:tab-stops>
      </style:paragraph-properties>
    </style:style>
    <style:style style:name="P330" style:family="paragraph" style:parent-style-name="Body_20_text_20__28_2_29_" style:list-style-name="WWNum59">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0.656cm"/>
          <style:tab-stop style:position="2.073cm"/>
        </style:tab-stops>
      </style:paragraph-properties>
    </style:style>
    <style:style style:name="P331" style:family="paragraph" style:parent-style-name="Body_20_text_20__28_2_29_">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2.944cm"/>
          <style:tab-stop style:position="6.981cm" style:type="right"/>
        </style:tab-stops>
      </style:paragraph-properties>
    </style:style>
    <style:style style:name="P332" style:family="paragraph" style:parent-style-name="Body_20_text_20__28_2_29_">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2.942cm"/>
        </style:tab-stops>
      </style:paragraph-properties>
    </style:style>
    <style:style style:name="P333" style:family="paragraph" style:parent-style-name="Body_20_text_20__28_2_29_" style:list-style-name="WWNum63">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1.492cm" style:type="right"/>
          <style:tab-stop style:position="2.099cm"/>
        </style:tab-stops>
      </style:paragraph-properties>
    </style:style>
    <style:style style:name="P334" style:family="paragraph" style:parent-style-name="Body_20_text_20__28_2_29_">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2.942cm"/>
          <style:tab-stop style:position="4.704cm" style:type="center"/>
          <style:tab-stop style:position="5.461cm" style:type="center"/>
          <style:tab-stop style:position="7.294cm" style:type="right"/>
        </style:tab-stops>
      </style:paragraph-properties>
    </style:style>
    <style:style style:name="P335" style:family="paragraph" style:parent-style-name="Body_20_text_20__28_2_29_">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2.942cm"/>
          <style:tab-stop style:position="7.294cm" style:type="right"/>
        </style:tab-stops>
      </style:paragraph-properties>
    </style:style>
    <style:style style:name="P336" style:family="paragraph" style:parent-style-name="Body_20_text_20__28_2_29_" style:list-style-name="WWNum69">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1.083cm" style:type="center"/>
          <style:tab-stop style:position="4.45cm" style:type="right"/>
        </style:tab-stops>
      </style:paragraph-properties>
    </style:style>
    <style:style style:name="P337" style:family="paragraph" style:parent-style-name="Body_20_text_20__28_2_29_">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2.977cm"/>
        </style:tab-stops>
      </style:paragraph-properties>
    </style:style>
    <style:style style:name="P338" style:family="paragraph" style:parent-style-name="Body_20_text_20__28_2_29_" style:list-style-name="WWNum69">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0.545cm"/>
          <style:tab-stop style:position="2.078cm"/>
        </style:tab-stops>
      </style:paragraph-properties>
    </style:style>
    <style:style style:name="P339" style:family="paragraph" style:parent-style-name="Body_20_text_20__28_2_29_" style:list-style-name="WWNum71">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0.545cm"/>
          <style:tab-stop style:position="2.078cm"/>
        </style:tab-stops>
      </style:paragraph-properties>
    </style:style>
    <style:style style:name="P340" style:family="paragraph" style:parent-style-name="Body_20_text_20__28_2_29_">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2.99cm"/>
        </style:tab-stops>
      </style:paragraph-properties>
    </style:style>
    <style:style style:name="P341" style:family="paragraph" style:parent-style-name="Body_20_text_20__28_2_29_">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2.99cm"/>
          <style:tab-stop style:position="4.667cm"/>
        </style:tab-stops>
      </style:paragraph-properties>
    </style:style>
    <style:style style:name="P342" style:family="paragraph" style:parent-style-name="Body_20_text_20__28_2_29_">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2.99cm"/>
          <style:tab-stop style:position="7.197cm" style:type="right"/>
        </style:tab-stops>
      </style:paragraph-properties>
    </style:style>
    <style:style style:name="P343" style:family="paragraph" style:parent-style-name="Body_20_text_20__28_2_29_" style:list-style-name="WWNum73">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0.64cm"/>
        </style:tab-stops>
      </style:paragraph-properties>
    </style:style>
    <style:style style:name="P344" style:family="paragraph" style:parent-style-name="Body_20_text_20__28_2_29_" style:list-style-name="WWNum73">
      <loext:graphic-properties draw:fill="none" draw:fill-color="#ffffff"/>
      <style:paragraph-properties fo:margin-left="0cm" fo:margin-right="0cm" fo:margin-top="0cm" fo:margin-bottom="0.18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0.64cm"/>
        </style:tab-stops>
      </style:paragraph-properties>
    </style:style>
    <style:style style:name="P345" style:family="paragraph" style:parent-style-name="Body_20_text_20__28_2_29_" style:list-style-name="WWNum75">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0.64cm"/>
        </style:tab-stops>
      </style:paragraph-properties>
    </style:style>
    <style:style style:name="P346" style:family="paragraph" style:parent-style-name="Body_20_text_20__28_2_29_" style:list-style-name="WWNum83">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0.667cm"/>
          <style:tab-stop style:position="2.106cm"/>
        </style:tab-stops>
      </style:paragraph-properties>
    </style:style>
    <style:style style:name="P347" style:family="paragraph" style:parent-style-name="Body_20_text_20__28_2_29_">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2.976cm"/>
          <style:tab-stop style:position="7.121cm" style:type="right"/>
        </style:tab-stops>
      </style:paragraph-properties>
    </style:style>
    <style:style style:name="P348" style:family="paragraph" style:parent-style-name="Body_20_text_20__28_2_29_" style:list-style-name="WWNum83">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0.667cm"/>
        </style:tab-stops>
      </style:paragraph-properties>
    </style:style>
    <style:style style:name="P349" style:family="paragraph" style:parent-style-name="Body_20_text_20__28_2_29_" style:list-style-name="WWNum97">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0.667cm"/>
        </style:tab-stops>
      </style:paragraph-properties>
    </style:style>
    <style:style style:name="P350" style:family="paragraph" style:parent-style-name="Body_20_text_20__28_2_29_" style:list-style-name="WWNum85">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0.667cm"/>
          <style:tab-stop style:position="4.42cm" style:type="right"/>
        </style:tab-stops>
      </style:paragraph-properties>
    </style:style>
    <style:style style:name="P351" style:family="paragraph" style:parent-style-name="Body_20_text_20__28_2_29_" style:list-style-name="WWNum79">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0.679cm"/>
        </style:tab-stops>
      </style:paragraph-properties>
    </style:style>
    <style:style style:name="P352" style:family="paragraph" style:parent-style-name="Body_20_text_20__28_2_29_">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0.679cm"/>
        </style:tab-stops>
      </style:paragraph-properties>
    </style:style>
    <style:style style:name="P353" style:family="paragraph" style:parent-style-name="Body_20_text_20__28_2_29_">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2.965cm"/>
          <style:tab-stop style:position="7.078cm" style:type="right"/>
        </style:tab-stops>
      </style:paragraph-properties>
    </style:style>
    <style:style style:name="P354" style:family="paragraph" style:parent-style-name="Body_20_text_20__28_2_29_">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2.965cm"/>
        </style:tab-stops>
      </style:paragraph-properties>
    </style:style>
    <style:style style:name="P355" style:family="paragraph" style:parent-style-name="Body_20_text_20__28_2_29_" style:list-style-name="WWNum79">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0.616cm"/>
          <style:tab-stop style:position="2.073cm"/>
        </style:tab-stops>
      </style:paragraph-properties>
    </style:style>
    <style:style style:name="P356" style:family="paragraph" style:parent-style-name="Body_20_text_20__28_2_29_" style:list-style-name="WWNum79" style:master-page-name="Converted15">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style:page-number="auto" fo:background-color="transparent" fo:keep-with-next="auto" style:writing-mode="lr-tb">
        <style:tab-stops>
          <style:tab-stop style:position="0.616cm"/>
          <style:tab-stop style:position="2.073cm"/>
        </style:tab-stops>
      </style:paragraph-properties>
    </style:style>
    <style:style style:name="P357" style:family="paragraph" style:parent-style-name="Body_20_text_20__28_2_29_">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2.937cm"/>
          <style:tab-stop style:position="5.745cm" style:type="center"/>
          <style:tab-stop style:position="7.188cm" style:type="right"/>
        </style:tab-stops>
      </style:paragraph-properties>
    </style:style>
    <style:style style:name="P358" style:family="paragraph" style:parent-style-name="Body_20_text_20__28_2_29_" style:list-style-name="WWNum95">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0.616cm"/>
        </style:tab-stops>
      </style:paragraph-properties>
    </style:style>
    <style:style style:name="P359" style:family="paragraph" style:parent-style-name="Body_20_text_20__28_2_29_" style:list-style-name="WWNum95">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0.489cm"/>
        </style:tab-stops>
      </style:paragraph-properties>
    </style:style>
    <style:style style:name="P360" style:family="paragraph" style:parent-style-name="Body_20_text_20__28_2_29_">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2.947cm"/>
        </style:tab-stops>
      </style:paragraph-properties>
    </style:style>
    <style:style style:name="P361" style:family="paragraph" style:parent-style-name="Body_20_text_20__28_2_29_">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2.947cm"/>
          <style:tab-stop style:position="6.544cm" style:type="right"/>
          <style:tab-stop style:position="6.906cm" style:type="center"/>
        </style:tab-stops>
      </style:paragraph-properties>
    </style:style>
    <style:style style:name="P362" style:family="paragraph" style:parent-style-name="Body_20_text_20__28_2_29_" style:list-style-name="WWNum97">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1.078cm" style:type="center"/>
          <style:tab-stop style:position="2.925cm" style:type="right"/>
        </style:tab-stops>
      </style:paragraph-properties>
    </style:style>
    <style:style style:name="P363" style:family="paragraph" style:parent-style-name="Body_20_text_20__28_2_29_" style:list-style-name="WWNum97">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1.078cm" style:type="center"/>
          <style:tab-stop style:position="4.47cm" style:type="right"/>
        </style:tab-stops>
      </style:paragraph-properties>
    </style:style>
    <style:style style:name="P364" style:family="paragraph" style:parent-style-name="Body_20_text_20__28_2_29_" style:list-style-name="WWNum99">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0.601cm"/>
          <style:tab-stop style:position="2.053cm"/>
        </style:tab-stops>
      </style:paragraph-properties>
    </style:style>
    <style:style style:name="P365" style:family="paragraph" style:parent-style-name="Body_20_text_20__28_2_29_" style:list-style-name="WWNum101">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0.601cm"/>
          <style:tab-stop style:position="2.053cm"/>
        </style:tab-stops>
      </style:paragraph-properties>
    </style:style>
    <style:style style:name="P366" style:family="paragraph" style:parent-style-name="Body_20_text_20__28_2_29_">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2.977cm"/>
          <style:tab-stop style:position="5.288cm" style:type="center"/>
          <style:tab-stop style:position="6.205cm" style:type="center"/>
        </style:tab-stops>
      </style:paragraph-properties>
    </style:style>
    <style:style style:name="P367" style:family="paragraph" style:parent-style-name="Body_20_text_20__28_2_29_">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2.986cm"/>
          <style:tab-stop style:position="7.124cm" style:type="right"/>
        </style:tab-stops>
      </style:paragraph-properties>
    </style:style>
    <style:style style:name="P368" style:family="paragraph" style:parent-style-name="Body_20_text_20__28_2_29_">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2.986cm"/>
        </style:tab-stops>
      </style:paragraph-properties>
    </style:style>
    <style:style style:name="P369" style:family="paragraph" style:parent-style-name="Body_20_text_20__28_2_29_" style:list-style-name="WWNum101">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0.617cm"/>
        </style:tab-stops>
      </style:paragraph-properties>
    </style:style>
    <style:style style:name="P370" style:family="paragraph" style:parent-style-name="Body_20_text_20__28_2_29_" style:list-style-name="WWNum99">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0.617cm"/>
          <style:tab-stop style:position="2.05cm"/>
        </style:tab-stops>
      </style:paragraph-properties>
    </style:style>
    <style:style style:name="P371" style:family="paragraph" style:parent-style-name="Body_20_text_20__28_2_29_">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2.96cm"/>
          <style:tab-stop style:position="6.216cm" style:type="center"/>
          <style:tab-stop style:position="6.648cm"/>
        </style:tab-stops>
      </style:paragraph-properties>
    </style:style>
    <style:style style:name="P372" style:family="paragraph" style:parent-style-name="Body_20_text_20__28_2_29_">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2.96cm"/>
        </style:tab-stops>
      </style:paragraph-properties>
    </style:style>
    <style:style style:name="P373" style:family="paragraph" style:parent-style-name="Body_20_text_20__28_2_29_">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2.944cm"/>
          <style:tab-stop style:position="6.158cm" style:type="center"/>
        </style:tab-stops>
      </style:paragraph-properties>
    </style:style>
    <style:style style:name="P374" style:family="paragraph" style:parent-style-name="Body_20_text_20__28_2_29_" style:list-style-name="WWNum111">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0.66cm"/>
          <style:tab-stop style:position="2.062cm"/>
        </style:tab-stops>
      </style:paragraph-properties>
    </style:style>
    <style:style style:name="P375" style:family="paragraph" style:parent-style-name="Body_20_text_20__28_2_29_">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2.925cm"/>
        </style:tab-stops>
      </style:paragraph-properties>
    </style:style>
    <style:style style:name="P376" style:family="paragraph" style:parent-style-name="Body_20_text_20__28_2_29_">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2.985cm"/>
        </style:tab-stops>
      </style:paragraph-properties>
    </style:style>
    <style:style style:name="P377" style:family="paragraph" style:parent-style-name="Body_20_text_20__28_2_29_">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2.963cm"/>
        </style:tab-stops>
      </style:paragraph-properties>
    </style:style>
    <style:style style:name="P378" style:family="paragraph" style:parent-style-name="Body_20_text_20__28_2_29_" style:list-style-name="WWNum113">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0.669cm"/>
          <style:tab-stop style:position="2.097cm"/>
        </style:tab-stops>
      </style:paragraph-properties>
    </style:style>
    <style:style style:name="P379" style:family="paragraph" style:parent-style-name="Body_20_text_20__28_2_29_" style:list-style-name="WWNum111">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0.669cm"/>
          <style:tab-stop style:position="2.097cm"/>
        </style:tab-stops>
      </style:paragraph-properties>
    </style:style>
    <style:style style:name="P380" style:family="paragraph" style:parent-style-name="Body_20_text_20__28_2_29_">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2.953cm"/>
          <style:tab-stop style:position="7.07cm" style:type="center"/>
        </style:tab-stops>
      </style:paragraph-properties>
    </style:style>
    <style:style style:name="P381" style:family="paragraph" style:parent-style-name="Body_20_text_20__28_2_29_" style:list-style-name="WWNum113">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0.677cm"/>
        </style:tab-stops>
      </style:paragraph-properties>
    </style:style>
    <style:style style:name="P382" style:family="paragraph" style:parent-style-name="Body_20_text_20__28_2_29_" style:list-style-name="WWNum115">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0.677cm"/>
        </style:tab-stops>
      </style:paragraph-properties>
    </style:style>
    <style:style style:name="P383" style:family="paragraph" style:parent-style-name="Body_20_text_20__28_2_29_" style:list-style-name="WWNum117">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0.677cm"/>
        </style:tab-stops>
      </style:paragraph-properties>
    </style:style>
    <style:style style:name="P384" style:family="paragraph" style:parent-style-name="Body_20_text_20__28_2_29_">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2.953cm"/>
        </style:tab-stops>
      </style:paragraph-properties>
    </style:style>
    <style:style style:name="P385" style:family="paragraph" style:parent-style-name="Body_20_text_20__28_2_29_" style:list-style-name="WWNum115">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0.677cm"/>
          <style:tab-stop style:position="2.104cm"/>
        </style:tab-stops>
      </style:paragraph-properties>
    </style:style>
    <style:style style:name="P386" style:family="paragraph" style:parent-style-name="Body_20_text_20__28_2_29_">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2.953cm"/>
          <style:tab-stop style:position="6.054cm" style:type="right"/>
          <style:tab-stop style:position="6.38cm"/>
          <style:tab-stop style:position="7.116cm" style:type="right"/>
        </style:tab-stops>
      </style:paragraph-properties>
    </style:style>
    <style:style style:name="P387" style:family="paragraph" style:parent-style-name="Body_20_text_20__28_2_29_">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2.953cm"/>
          <style:tab-stop style:position="6.054cm" style:type="right"/>
          <style:tab-stop style:position="6.389cm"/>
        </style:tab-stops>
      </style:paragraph-properties>
    </style:style>
    <style:style style:name="P388" style:family="paragraph" style:parent-style-name="Body_20_text_20__28_2_29_" style:list-style-name="WWNum115">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0.674cm"/>
          <style:tab-stop style:position="2.08cm"/>
        </style:tab-stops>
      </style:paragraph-properties>
    </style:style>
    <style:style style:name="P389" style:family="paragraph" style:parent-style-name="Body_20_text_20__28_2_29_">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3.007cm"/>
        </style:tab-stops>
      </style:paragraph-properties>
    </style:style>
    <style:style style:name="P390" style:family="paragraph" style:parent-style-name="Body_20_text_20__28_2_29_" style:list-style-name="WWNum117">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1.482cm" style:type="right"/>
          <style:tab-stop style:position="2.08cm"/>
          <style:tab-stop style:position="3.448cm"/>
        </style:tab-stops>
      </style:paragraph-properties>
    </style:style>
    <style:style style:name="P391" style:family="paragraph" style:parent-style-name="Body_20_text_20__28_2_29_">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2.946cm"/>
          <style:tab-stop style:position="5.745cm" style:type="center"/>
          <style:tab-stop style:position="7.161cm" style:type="right"/>
        </style:tab-stops>
      </style:paragraph-properties>
    </style:style>
    <style:style style:name="P392" style:family="paragraph" style:parent-style-name="Body_20_text_20__28_2_29_" style:list-style-name="WWNum117">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0.677cm"/>
          <style:tab-stop style:position="2.066cm"/>
        </style:tab-stops>
      </style:paragraph-properties>
    </style:style>
    <style:style style:name="P393" style:family="paragraph" style:parent-style-name="Body_20_text_20__28_2_29_">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2.946cm"/>
        </style:tab-stops>
      </style:paragraph-properties>
    </style:style>
    <style:style style:name="P394" style:family="paragraph" style:parent-style-name="Body_20_text_20__28_2_29_">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2.969cm"/>
          <style:tab-stop style:position="5.046cm" style:type="center"/>
          <style:tab-stop style:position="6.096cm" style:type="center"/>
          <style:tab-stop style:position="7.112cm" style:type="right"/>
        </style:tab-stops>
      </style:paragraph-properties>
    </style:style>
    <style:style style:name="P395" style:family="paragraph" style:parent-style-name="Body_20_text_20__28_2_29_" style:list-style-name="WWNum123">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0.676cm"/>
          <style:tab-stop style:position="2.12cm"/>
        </style:tab-stops>
      </style:paragraph-properties>
    </style:style>
    <style:style style:name="P396" style:family="paragraph" style:parent-style-name="Body_20_text_20__28_2_29_">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2.969cm"/>
          <style:tab-stop style:position="5.943cm" style:type="center"/>
          <style:tab-stop style:position="6.502cm" style:type="center"/>
        </style:tab-stops>
      </style:paragraph-properties>
    </style:style>
    <style:style style:name="P397" style:family="paragraph" style:parent-style-name="Body_20_text_20__28_2_29_">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0.66cm"/>
        </style:tab-stops>
      </style:paragraph-properties>
    </style:style>
    <style:style style:name="P398" style:family="paragraph" style:parent-style-name="Body_20_text_20__28_2_29_">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2.967cm"/>
        </style:tab-stops>
      </style:paragraph-properties>
    </style:style>
    <style:style style:name="P399" style:family="paragraph" style:parent-style-name="Body_20_text_20__28_2_29_">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0.644cm"/>
        </style:tab-stops>
      </style:paragraph-properties>
    </style:style>
    <style:style style:name="P400" style:family="paragraph" style:parent-style-name="Body_20_text_20__28_2_29_" style:list-style-name="WWNum129">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0.674cm"/>
          <style:tab-stop style:position="2.073cm"/>
        </style:tab-stops>
      </style:paragraph-properties>
    </style:style>
    <style:style style:name="P401" style:family="paragraph" style:parent-style-name="Body_20_text_20__28_2_29_">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2.965cm"/>
          <style:tab-stop style:position="4.953cm" style:type="right"/>
          <style:tab-stop style:position="6.565cm" style:type="right"/>
          <style:tab-stop style:position="6.911cm"/>
        </style:tab-stops>
      </style:paragraph-properties>
    </style:style>
    <style:style style:name="P402" style:family="paragraph" style:parent-style-name="Body_20_text_20__28_2_29_">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2.965cm"/>
          <style:tab-stop style:position="4.953cm" style:type="right"/>
          <style:tab-stop style:position="6.565cm" style:type="right"/>
          <style:tab-stop style:position="6.936cm"/>
        </style:tab-stops>
      </style:paragraph-properties>
    </style:style>
    <style:style style:name="P403" style:family="paragraph" style:parent-style-name="Body_20_text_20__28_2_29_">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0.681cm"/>
        </style:tab-stops>
      </style:paragraph-properties>
    </style:style>
    <style:style style:name="P404" style:family="paragraph" style:parent-style-name="Body_20_text_20__28_2_29_" style:list-style-name="WWNum89">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reak-before="column" fo:background-color="transparent" fo:keep-with-next="auto" style:writing-mode="lr-tb">
        <style:tab-stops>
          <style:tab-stop style:position="0.676cm"/>
          <style:tab-stop style:position="2.055cm"/>
        </style:tab-stops>
      </style:paragraph-properties>
    </style:style>
    <style:style style:name="P405" style:family="paragraph" style:parent-style-name="Body_20_text_20__28_2_29_">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2.946cm"/>
          <style:tab-stop style:position="5.285cm"/>
          <style:tab-stop style:position="6.403cm" style:type="center"/>
          <style:tab-stop style:position="7.228cm" style:type="right"/>
        </style:tab-stops>
      </style:paragraph-properties>
    </style:style>
    <style:style style:name="P406" style:family="paragraph" style:parent-style-name="Body_20_text_20__28_2_29_" style:list-style-name="WWNum89">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0.676cm"/>
        </style:tab-stops>
      </style:paragraph-properties>
    </style:style>
    <style:style style:name="P407" style:family="paragraph" style:parent-style-name="Body_20_text_20__28_2_29_">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2.946cm"/>
          <style:tab-stop style:position="7.228cm" style:type="right"/>
        </style:tab-stops>
      </style:paragraph-properties>
    </style:style>
    <style:style style:name="P408" style:family="paragraph" style:parent-style-name="Body_20_text_20__28_2_29_" style:list-style-name="WWNum133">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0.665cm"/>
          <style:tab-stop style:position="2.05cm"/>
        </style:tab-stops>
      </style:paragraph-properties>
    </style:style>
    <style:style style:name="P409" style:family="paragraph" style:parent-style-name="Body_20_text_20__28_2_29_">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2.962cm"/>
          <style:tab-stop style:position="5.196cm"/>
        </style:tab-stops>
      </style:paragraph-properties>
    </style:style>
    <style:style style:name="P410" style:family="paragraph" style:parent-style-name="Body_20_text_20__28_2_29_">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2.962cm"/>
          <style:tab-stop style:position="5.179cm"/>
        </style:tab-stops>
      </style:paragraph-properties>
    </style:style>
    <style:style style:name="P411" style:family="paragraph" style:parent-style-name="Body_20_text_20__28_2_29_">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2.962cm"/>
          <style:tab-stop style:position="7.116cm" style:type="right"/>
        </style:tab-stops>
      </style:paragraph-properties>
    </style:style>
    <style:style style:name="P412" style:family="paragraph" style:parent-style-name="Body_20_text_20__28_2_29_" style:list-style-name="WWNum133">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1.081cm" style:type="center"/>
          <style:tab-stop style:position="2.05cm"/>
        </style:tab-stops>
      </style:paragraph-properties>
    </style:style>
    <style:style style:name="P413" style:family="paragraph" style:parent-style-name="Body_20_text_20__28_2_29_" style:list-style-name="WWNum135">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0.669cm"/>
          <style:tab-stop style:position="2.076cm"/>
        </style:tab-stops>
      </style:paragraph-properties>
    </style:style>
    <style:style style:name="P414" style:family="paragraph" style:parent-style-name="Body_20_text_20__28_2_29_" style:list-style-name="WWNum141">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1.088cm" style:type="center"/>
          <style:tab-stop style:position="4.586cm" style:type="right"/>
        </style:tab-stops>
      </style:paragraph-properties>
    </style:style>
    <style:style style:name="P415" style:family="paragraph" style:parent-style-name="Body_20_text_20__28_2_29_">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2.958cm"/>
        </style:tab-stops>
      </style:paragraph-properties>
    </style:style>
    <style:style style:name="P416" style:family="paragraph" style:parent-style-name="Body_20_text_20__28_2_29_">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0.663cm"/>
        </style:tab-stops>
      </style:paragraph-properties>
    </style:style>
    <style:style style:name="P417" style:family="paragraph" style:parent-style-name="Body_20_text_20__28_2_29_">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2.955cm"/>
        </style:tab-stops>
      </style:paragraph-properties>
    </style:style>
    <style:style style:name="P418" style:family="paragraph" style:parent-style-name="Body_20_text_20__28_2_29_" style:list-style-name="WWNum143">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0.663cm"/>
          <style:tab-stop style:position="2.08cm"/>
        </style:tab-stops>
      </style:paragraph-properties>
    </style:style>
    <style:style style:name="P419" style:family="paragraph" style:parent-style-name="Body_20_text_20__28_2_29_">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2.955cm"/>
          <style:tab-stop style:position="6.673cm" style:type="center"/>
        </style:tab-stops>
      </style:paragraph-properties>
    </style:style>
    <style:style style:name="P420" style:family="paragraph" style:parent-style-name="Body_20_text_20__28_2_29_" style:list-style-name="WWNum5">
      <loext:graphic-properties draw:fill="none" draw:fill-color="#ffffff"/>
      <style:paragraph-properties fo:margin-left="0cm" fo:margin-right="0cm" fo:margin-top="0cm" fo:margin-bottom="0cm" style:contextual-spacing="false" fo:line-height="0.377cm" fo:text-align="justify" style:justify-single-word="false" fo:keep-together="auto" fo:orphans="0" fo:widows="0" fo:text-indent="0cm" style:auto-text-indent="false" fo:background-color="transparent" fo:keep-with-next="auto" style:writing-mode="lr-tb">
        <style:tab-stops>
          <style:tab-stop style:position="1.501cm" style:type="right"/>
          <style:tab-stop style:position="4.586cm" style:type="right"/>
        </style:tab-stops>
      </style:paragraph-properties>
    </style:style>
    <style:style style:name="P421" style:family="paragraph" style:parent-style-name="Body_20_text_20__28_2_29_">
      <loext:graphic-properties draw:fill="none" draw:fill-color="#ffffff"/>
      <style:paragraph-properties fo:margin-left="0cm" fo:margin-right="0cm" fo:margin-top="0cm" fo:margin-bottom="0cm" style:contextual-spacing="false" fo:line-height="0.377cm" fo:text-align="justify" style:justify-single-word="false" fo:keep-together="auto" fo:orphans="0" fo:widows="0" fo:text-indent="0cm" style:auto-text-indent="false" fo:background-color="transparent" fo:keep-with-next="auto" style:writing-mode="lr-tb">
        <style:tab-stops>
          <style:tab-stop style:position="2.949cm"/>
          <style:tab-stop style:position="4.286cm"/>
          <style:tab-stop style:position="4.688cm" style:type="center"/>
        </style:tab-stops>
      </style:paragraph-properties>
    </style:style>
    <style:style style:name="P422" style:family="paragraph" style:parent-style-name="Body_20_text_20__28_2_29_">
      <loext:graphic-properties draw:fill="none" draw:fill-color="#ffffff"/>
      <style:paragraph-properties fo:margin-left="0cm" fo:margin-right="0cm" fo:margin-top="0cm" fo:margin-bottom="0cm" style:contextual-spacing="false" fo:line-height="0.377cm" fo:text-align="justify" style:justify-single-word="false" fo:keep-together="auto" fo:orphans="0" fo:widows="0" fo:text-indent="0cm" style:auto-text-indent="false" fo:background-color="transparent" fo:keep-with-next="auto" style:writing-mode="lr-tb">
        <style:tab-stops>
          <style:tab-stop style:position="2.949cm"/>
          <style:tab-stop style:position="7.138cm" style:type="right"/>
        </style:tab-stops>
      </style:paragraph-properties>
    </style:style>
    <style:style style:name="P423" style:family="paragraph" style:parent-style-name="Body_20_text_20__28_2_29_">
      <loext:graphic-properties draw:fill="none" draw:fill-color="#ffffff"/>
      <style:paragraph-properties fo:margin-left="0cm" fo:margin-right="0cm" fo:margin-top="0cm" fo:margin-bottom="0cm" style:contextual-spacing="false" fo:line-height="0.377cm" fo:text-align="justify" style:justify-single-word="false" fo:keep-together="auto" fo:orphans="0" fo:widows="0" fo:text-indent="0cm" style:auto-text-indent="false" fo:background-color="transparent" fo:keep-with-next="auto" style:writing-mode="lr-tb"/>
    </style:style>
    <style:style style:name="P424" style:family="paragraph" style:parent-style-name="Body_20_text_20__28_2_29_">
      <loext:graphic-properties draw:fill="none" draw:fill-color="#ffffff"/>
      <style:paragraph-properties fo:margin-left="0cm" fo:margin-right="0cm" fo:margin-top="0cm" fo:margin-bottom="0.18cm" style:contextual-spacing="false" fo:line-height="0.377cm" fo:text-align="justify" style:justify-single-word="false" fo:keep-together="auto" fo:orphans="0" fo:widows="0" fo:text-indent="0cm" style:auto-text-indent="false" fo:background-color="transparent" fo:keep-with-next="auto" style:writing-mode="lr-tb"/>
    </style:style>
    <style:style style:name="P425" style:family="paragraph" style:parent-style-name="Body_20_text_20__28_2_29_">
      <loext:graphic-properties draw:fill="none" draw:fill-color="#ffffff"/>
      <style:paragraph-properties fo:margin-left="0cm" fo:margin-right="0cm" fo:margin-top="0cm" fo:margin-bottom="0.213cm" style:contextual-spacing="false" fo:line-height="0.377cm" fo:text-align="justify" style:justify-single-word="false" fo:keep-together="auto" fo:orphans="0" fo:widows="0" fo:text-indent="0cm" style:auto-text-indent="false" fo:background-color="transparent" fo:keep-with-next="auto" style:writing-mode="lr-tb"/>
    </style:style>
    <style:style style:name="P426" style:family="paragraph" style:parent-style-name="Body_20_text_20__28_2_29_">
      <loext:graphic-properties draw:fill="none" draw:fill-color="#ffffff"/>
      <style:paragraph-properties fo:margin-left="0cm" fo:margin-right="0cm" fo:margin-top="0cm" fo:margin-bottom="0.183cm" style:contextual-spacing="false" fo:line-height="0.377cm" fo:text-align="justify" style:justify-single-word="false" fo:keep-together="auto" fo:orphans="0" fo:widows="0" fo:text-indent="0cm" style:auto-text-indent="false" fo:background-color="transparent" fo:keep-with-next="auto" style:writing-mode="lr-tb"/>
    </style:style>
    <style:style style:name="P427" style:family="paragraph" style:parent-style-name="Body_20_text_20__28_2_29_">
      <loext:graphic-properties draw:fill="none" draw:fill-color="#ffffff"/>
      <style:paragraph-properties fo:margin-left="0.282cm" fo:margin-right="0cm" fo:margin-top="0cm" fo:margin-bottom="0cm" style:contextual-spacing="false" fo:line-height="0.377cm" fo:text-align="justify" style:justify-single-word="false" fo:keep-together="auto" fo:orphans="0" fo:widows="0" fo:text-indent="0cm" style:auto-text-indent="false" fo:background-color="transparent" fo:keep-with-next="auto" style:writing-mode="lr-tb"/>
    </style:style>
    <style:style style:name="P428" style:family="paragraph" style:parent-style-name="Body_20_text_20__28_2_29_">
      <loext:graphic-properties draw:fill="none" draw:fill-color="#ffffff"/>
      <style:paragraph-properties fo:margin-left="0cm" fo:margin-right="0.247cm" fo:margin-top="0cm" fo:margin-bottom="0.18cm" style:contextual-spacing="false" fo:line-height="0.377cm" fo:text-align="justify" style:justify-single-word="false" fo:keep-together="auto" fo:orphans="0" fo:widows="0" fo:text-indent="0cm" style:auto-text-indent="false" fo:background-color="transparent" fo:keep-with-next="auto" style:writing-mode="lr-tb"/>
    </style:style>
    <style:style style:name="P429" style:family="paragraph" style:parent-style-name="Body_20_text_20__28_2_29_">
      <loext:graphic-properties draw:fill="none" draw:fill-color="#ffffff"/>
      <style:paragraph-properties fo:margin-left="0.318cm" fo:margin-right="0cm" fo:margin-top="0cm" fo:margin-bottom="0cm" style:contextual-spacing="false" fo:line-height="0.377cm" fo:text-align="justify" style:justify-single-word="false" fo:keep-together="auto" fo:orphans="0" fo:widows="0" fo:text-indent="0cm" style:auto-text-indent="false" fo:background-color="transparent" fo:keep-with-next="auto" style:writing-mode="lr-tb"/>
    </style:style>
    <style:style style:name="P430" style:family="paragraph" style:parent-style-name="Body_20_text_20__28_2_29_" style:list-style-name="WWNum5">
      <loext:graphic-properties draw:fill="none" draw:fill-color="#ffffff"/>
      <style:paragraph-properties fo:margin-left="0cm" fo:margin-right="0cm" fo:margin-top="0cm" fo:margin-bottom="0cm" style:contextual-spacing="false" fo:line-height="0.377cm" fo:text-align="justify" style:justify-single-word="false" fo:keep-together="auto" fo:orphans="0" fo:widows="0" fo:text-indent="0cm" style:auto-text-indent="false" fo:background-color="transparent" fo:keep-with-next="auto" style:writing-mode="lr-tb">
        <style:tab-stops>
          <style:tab-stop style:position="0.669cm"/>
          <style:tab-stop style:position="2.067cm"/>
        </style:tab-stops>
      </style:paragraph-properties>
    </style:style>
    <style:style style:name="P431" style:family="paragraph" style:parent-style-name="Body_20_text_20__28_2_29_">
      <loext:graphic-properties draw:fill="none" draw:fill-color="#ffffff"/>
      <style:paragraph-properties fo:margin-left="0cm" fo:margin-right="0cm" fo:margin-top="0cm" fo:margin-bottom="0cm" style:contextual-spacing="false" fo:line-height="0.377cm" fo:text-align="justify" style:justify-single-word="false" fo:keep-together="auto" fo:orphans="0" fo:widows="0" fo:text-indent="0cm" style:auto-text-indent="false" fo:background-color="transparent" fo:keep-with-next="auto" style:writing-mode="lr-tb">
        <style:tab-stops>
          <style:tab-stop style:position="2.928cm"/>
          <style:tab-stop style:position="4.673cm" style:type="center"/>
          <style:tab-stop style:position="5.48cm" style:type="center"/>
          <style:tab-stop style:position="7.204cm" style:type="right"/>
        </style:tab-stops>
      </style:paragraph-properties>
    </style:style>
    <style:style style:name="P432" style:family="paragraph" style:parent-style-name="Body_20_text_20__28_2_29_" style:list-style-name="WWNum25" style:master-page-name="Converted5">
      <loext:graphic-properties draw:fill="none" draw:fill-color="#ffffff"/>
      <style:paragraph-properties fo:margin-left="0cm" fo:margin-right="0cm" fo:margin-top="0cm" fo:margin-bottom="0cm" style:contextual-spacing="false" fo:line-height="0.377cm" fo:text-align="justify" style:justify-single-word="false" fo:keep-together="auto" fo:orphans="0" fo:widows="0" fo:text-indent="0cm" style:auto-text-indent="false" style:page-number="51" fo:background-color="transparent" fo:keep-with-next="auto" style:writing-mode="lr-tb">
        <style:tab-stops>
          <style:tab-stop style:position="0.79cm"/>
        </style:tab-stops>
      </style:paragraph-properties>
    </style:style>
    <style:style style:name="P433" style:family="paragraph" style:parent-style-name="Body_20_text_20__28_2_29_">
      <loext:graphic-properties draw:fill="none" draw:fill-color="#ffffff"/>
      <style:paragraph-properties fo:margin-left="0cm" fo:margin-right="0cm" fo:margin-top="0cm" fo:margin-bottom="0cm" style:contextual-spacing="false" fo:line-height="0.377cm" fo:text-align="justify" style:justify-single-word="false" fo:keep-together="auto" fo:orphans="0" fo:widows="0" fo:text-indent="0cm" style:auto-text-indent="false" fo:background-color="transparent" fo:keep-with-next="auto" style:writing-mode="lr-tb">
        <style:tab-stops>
          <style:tab-stop style:position="3.087cm"/>
        </style:tab-stops>
      </style:paragraph-properties>
    </style:style>
    <style:style style:name="P434" style:family="paragraph" style:parent-style-name="Body_20_text_20__28_2_29_" style:list-style-name="WWNum31">
      <loext:graphic-properties draw:fill="none" draw:fill-color="#ffffff"/>
      <style:paragraph-properties fo:margin-left="0.282cm" fo:margin-right="0cm" fo:margin-top="0cm" fo:margin-bottom="0cm" style:contextual-spacing="false" fo:line-height="0.377cm" fo:text-align="justify" style:justify-single-word="false" fo:keep-together="auto" fo:orphans="0" fo:widows="0" fo:text-indent="0cm" style:auto-text-indent="false" fo:background-color="transparent" fo:keep-with-next="auto" style:writing-mode="lr-tb">
        <style:tab-stops>
          <style:tab-stop style:position="0.79cm"/>
          <style:tab-stop style:position="2.244cm"/>
        </style:tab-stops>
      </style:paragraph-properties>
    </style:style>
    <style:style style:name="P435" style:family="paragraph" style:parent-style-name="Body_20_text_20__28_2_29_">
      <loext:graphic-properties draw:fill="none" draw:fill-color="#ffffff"/>
      <style:paragraph-properties fo:margin-left="0cm" fo:margin-right="0cm" fo:margin-top="0cm" fo:margin-bottom="0cm" style:contextual-spacing="false" fo:line-height="0.377cm" fo:text-align="justify" style:justify-single-word="false" fo:keep-together="auto" fo:orphans="0" fo:widows="0" fo:text-indent="0cm" style:auto-text-indent="false" fo:background-color="transparent" fo:keep-with-next="auto" style:writing-mode="lr-tb">
        <style:tab-stops>
          <style:tab-stop style:position="3.087cm"/>
          <style:tab-stop style:position="7.112cm" style:type="right"/>
        </style:tab-stops>
      </style:paragraph-properties>
    </style:style>
    <style:style style:name="P436" style:family="paragraph" style:parent-style-name="Body_20_text_20__28_2_29_">
      <loext:graphic-properties draw:fill="none" draw:fill-color="#ffffff"/>
      <style:paragraph-properties fo:margin-left="0.282cm" fo:margin-right="0cm" fo:margin-top="0cm" fo:margin-bottom="0cm" style:contextual-spacing="false" fo:line-height="0.377cm" fo:text-align="justify" style:justify-single-word="false" fo:keep-together="auto" fo:orphans="0" fo:widows="0" fo:text-indent="0cm" style:auto-text-indent="false" fo:background-color="transparent" fo:keep-with-next="auto" style:writing-mode="lr-tb">
        <style:tab-stops>
          <style:tab-stop style:position="3.087cm"/>
          <style:tab-stop style:position="7.512cm" style:type="right"/>
        </style:tab-stops>
      </style:paragraph-properties>
    </style:style>
    <style:style style:name="P437" style:family="paragraph" style:parent-style-name="Body_20_text_20__28_2_29_" style:list-style-name="WWNum35">
      <loext:graphic-properties draw:fill="none" draw:fill-color="#ffffff"/>
      <style:paragraph-properties fo:margin-left="0.494cm" fo:margin-right="0cm" fo:margin-top="0cm" fo:margin-bottom="0cm" style:contextual-spacing="false" fo:line-height="0.377cm" fo:text-align="justify" style:justify-single-word="false" fo:keep-together="auto" fo:orphans="0" fo:widows="0" fo:text-indent="0cm" style:auto-text-indent="false" fo:background-color="transparent" fo:keep-with-next="auto" style:writing-mode="lr-tb">
        <style:tab-stops>
          <style:tab-stop style:position="1.573cm" style:type="center"/>
          <style:tab-stop style:position="2.591cm"/>
        </style:tab-stops>
      </style:paragraph-properties>
    </style:style>
    <style:style style:name="P438" style:family="paragraph" style:parent-style-name="Body_20_text_20__28_2_29_">
      <loext:graphic-properties draw:fill="none" draw:fill-color="#ffffff"/>
      <style:paragraph-properties fo:margin-left="0cm" fo:margin-right="0cm" fo:margin-top="0cm" fo:margin-bottom="0cm" style:contextual-spacing="false" fo:line-height="0.377cm" fo:text-align="justify" style:justify-single-word="false" fo:keep-together="auto" fo:orphans="0" fo:widows="0" fo:text-indent="0cm" style:auto-text-indent="false" fo:background-color="transparent" fo:keep-with-next="auto" style:writing-mode="lr-tb">
        <style:tab-stops>
          <style:tab-stop style:position="2.965cm"/>
          <style:tab-stop style:position="7.332cm" style:type="right"/>
        </style:tab-stops>
      </style:paragraph-properties>
    </style:style>
    <style:style style:name="P439" style:family="paragraph" style:parent-style-name="Body_20_text_20__28_2_29_" style:list-style-name="WWNum37">
      <loext:graphic-properties draw:fill="none" draw:fill-color="#ffffff"/>
      <style:paragraph-properties fo:margin-left="0cm" fo:margin-right="0cm" fo:margin-top="0cm" fo:margin-bottom="0cm" style:contextual-spacing="false" fo:line-height="0.377cm" fo:text-align="justify" style:justify-single-word="false" fo:keep-together="auto" fo:orphans="0" fo:widows="0" fo:text-indent="0cm" style:auto-text-indent="false" fo:background-color="transparent" fo:keep-with-next="auto" style:writing-mode="lr-tb">
        <style:tab-stops>
          <style:tab-stop style:position="0.658cm"/>
        </style:tab-stops>
      </style:paragraph-properties>
    </style:style>
    <style:style style:name="P440" style:family="paragraph" style:parent-style-name="Body_20_text_20__28_2_29_">
      <loext:graphic-properties draw:fill="none" draw:fill-color="#ffffff"/>
      <style:paragraph-properties fo:margin-left="0cm" fo:margin-right="0cm" fo:margin-top="0cm" fo:margin-bottom="0cm" style:contextual-spacing="false" fo:line-height="0.377cm" fo:text-align="justify" style:justify-single-word="false" fo:keep-together="auto" fo:orphans="0" fo:widows="0" fo:text-indent="0cm" style:auto-text-indent="false" fo:background-color="transparent" fo:keep-with-next="auto" style:writing-mode="lr-tb">
        <style:tab-stops>
          <style:tab-stop style:position="2.965cm"/>
        </style:tab-stops>
      </style:paragraph-properties>
    </style:style>
    <style:style style:name="P441" style:family="paragraph" style:parent-style-name="Body_20_text_20__28_2_29_" style:list-style-name="WWNum43">
      <loext:graphic-properties draw:fill="none" draw:fill-color="#ffffff"/>
      <style:paragraph-properties fo:margin-left="0cm" fo:margin-right="0cm" fo:margin-top="0cm" fo:margin-bottom="0cm" style:contextual-spacing="false" fo:line-height="0.377cm" fo:text-align="justify" style:justify-single-word="false" fo:keep-together="auto" fo:orphans="0" fo:widows="0" fo:text-indent="0cm" style:auto-text-indent="false" fo:background-color="transparent" fo:keep-with-next="auto" style:writing-mode="lr-tb">
        <style:tab-stops>
          <style:tab-stop style:position="0.672cm"/>
          <style:tab-stop style:position="2.099cm"/>
        </style:tab-stops>
      </style:paragraph-properties>
    </style:style>
    <style:style style:name="P442" style:family="paragraph" style:parent-style-name="Body_20_text_20__28_2_29_">
      <loext:graphic-properties draw:fill="none" draw:fill-color="#ffffff"/>
      <style:paragraph-properties fo:margin-left="0cm" fo:margin-right="0cm" fo:margin-top="0cm" fo:margin-bottom="0cm" style:contextual-spacing="false" fo:line-height="0.377cm" fo:text-align="justify" style:justify-single-word="false" fo:keep-together="auto" fo:orphans="0" fo:widows="0" fo:text-indent="0cm" style:auto-text-indent="false" fo:background-color="transparent" fo:keep-with-next="auto" style:writing-mode="lr-tb">
        <style:tab-stops>
          <style:tab-stop style:position="2.937cm"/>
          <style:tab-stop style:position="4.249cm"/>
          <style:tab-stop style:position="5.406cm" style:type="center"/>
        </style:tab-stops>
      </style:paragraph-properties>
    </style:style>
    <style:style style:name="P443" style:family="paragraph" style:parent-style-name="Body_20_text_20__28_2_29_" style:list-style-name="WWNum59">
      <loext:graphic-properties draw:fill="none" draw:fill-color="#ffffff"/>
      <style:paragraph-properties fo:margin-left="0cm" fo:margin-right="0cm" fo:margin-top="0cm" fo:margin-bottom="0cm" style:contextual-spacing="false" fo:line-height="0.377cm" fo:text-align="justify" style:justify-single-word="false" fo:keep-together="auto" fo:orphans="0" fo:widows="0" fo:text-indent="0cm" style:auto-text-indent="false" fo:background-color="transparent" fo:keep-with-next="auto" style:writing-mode="lr-tb">
        <style:tab-stops>
          <style:tab-stop style:position="0.656cm"/>
          <style:tab-stop style:position="2.073cm"/>
        </style:tab-stops>
      </style:paragraph-properties>
    </style:style>
    <style:style style:name="P444" style:family="paragraph" style:parent-style-name="Body_20_text_20__28_2_29_">
      <loext:graphic-properties draw:fill="none" draw:fill-color="#ffffff"/>
      <style:paragraph-properties fo:margin-left="0cm" fo:margin-right="0cm" fo:margin-top="0cm" fo:margin-bottom="0cm" style:contextual-spacing="false" fo:line-height="0.377cm" fo:text-align="justify" style:justify-single-word="false" fo:keep-together="auto" fo:orphans="0" fo:widows="0" fo:text-indent="0cm" style:auto-text-indent="false" fo:background-color="transparent" fo:keep-with-next="auto" style:writing-mode="lr-tb">
        <style:tab-stops>
          <style:tab-stop style:position="2.942cm"/>
        </style:tab-stops>
      </style:paragraph-properties>
    </style:style>
    <style:style style:name="P445" style:family="paragraph" style:parent-style-name="Body_20_text_20__28_2_29_" style:list-style-name="WWNum63">
      <loext:graphic-properties draw:fill="none" draw:fill-color="#ffffff"/>
      <style:paragraph-properties fo:margin-left="0cm" fo:margin-right="0cm" fo:margin-top="0cm" fo:margin-bottom="0cm" style:contextual-spacing="false" fo:line-height="0.377cm" fo:text-align="justify" style:justify-single-word="false" fo:keep-together="auto" fo:orphans="0" fo:widows="0" fo:text-indent="0cm" style:auto-text-indent="false" fo:background-color="transparent" fo:keep-with-next="auto" style:writing-mode="lr-tb">
        <style:tab-stops>
          <style:tab-stop style:position="1.492cm" style:type="right"/>
          <style:tab-stop style:position="2.099cm"/>
        </style:tab-stops>
      </style:paragraph-properties>
    </style:style>
    <style:style style:name="P446" style:family="paragraph" style:parent-style-name="Body_20_text_20__28_2_29_">
      <loext:graphic-properties draw:fill="none" draw:fill-color="#ffffff"/>
      <style:paragraph-properties fo:margin-left="0cm" fo:margin-right="0cm" fo:margin-top="0cm" fo:margin-bottom="0cm" style:contextual-spacing="false" fo:line-height="0.377cm" fo:text-align="justify" style:justify-single-word="false" fo:keep-together="auto" fo:orphans="0" fo:widows="0" fo:text-indent="0cm" style:auto-text-indent="false" fo:background-color="transparent" fo:keep-with-next="auto" style:writing-mode="lr-tb">
        <style:tab-stops>
          <style:tab-stop style:position="2.942cm"/>
          <style:tab-stop style:position="4.701cm" style:type="center"/>
          <style:tab-stop style:position="5.461cm" style:type="center"/>
          <style:tab-stop style:position="7.294cm" style:type="right"/>
        </style:tab-stops>
      </style:paragraph-properties>
    </style:style>
    <style:style style:name="P447" style:family="paragraph" style:parent-style-name="Body_20_text_20__28_2_29_">
      <loext:graphic-properties draw:fill="none" draw:fill-color="#ffffff"/>
      <style:paragraph-properties fo:margin-left="0cm" fo:margin-right="0cm" fo:margin-top="0cm" fo:margin-bottom="0cm" style:contextual-spacing="false" fo:line-height="0.377cm" fo:text-align="justify" style:justify-single-word="false" fo:keep-together="auto" fo:orphans="0" fo:widows="0" fo:text-indent="0cm" style:auto-text-indent="false" fo:background-color="transparent" fo:keep-with-next="auto" style:writing-mode="lr-tb">
        <style:tab-stops>
          <style:tab-stop style:position="2.942cm"/>
          <style:tab-stop style:position="7.294cm" style:type="right"/>
        </style:tab-stops>
      </style:paragraph-properties>
    </style:style>
    <style:style style:name="P448" style:family="paragraph" style:parent-style-name="Body_20_text_20__28_2_29_" style:list-style-name="WWNum71">
      <loext:graphic-properties draw:fill="none" draw:fill-color="#ffffff"/>
      <style:paragraph-properties fo:margin-left="0cm" fo:margin-right="0cm" fo:margin-top="0cm" fo:margin-bottom="0cm" style:contextual-spacing="false" fo:line-height="0.377cm" fo:text-align="justify" style:justify-single-word="false" fo:keep-together="auto" fo:orphans="0" fo:widows="0" fo:text-indent="0cm" style:auto-text-indent="false" fo:background-color="transparent" fo:keep-with-next="auto" style:writing-mode="lr-tb">
        <style:tab-stops>
          <style:tab-stop style:position="0.545cm"/>
          <style:tab-stop style:position="2.078cm"/>
        </style:tab-stops>
      </style:paragraph-properties>
    </style:style>
    <style:style style:name="P449" style:family="paragraph" style:parent-style-name="Body_20_text_20__28_2_29_">
      <loext:graphic-properties draw:fill="none" draw:fill-color="#ffffff"/>
      <style:paragraph-properties fo:margin-left="0cm" fo:margin-right="0cm" fo:margin-top="0cm" fo:margin-bottom="0cm" style:contextual-spacing="false" fo:line-height="0.377cm" fo:text-align="justify" style:justify-single-word="false" fo:keep-together="auto" fo:orphans="0" fo:widows="0" fo:text-indent="0cm" style:auto-text-indent="false" fo:background-color="transparent" fo:keep-with-next="auto" style:writing-mode="lr-tb">
        <style:tab-stops>
          <style:tab-stop style:position="2.99cm"/>
          <style:tab-stop style:position="4.662cm"/>
          <style:tab-stop style:position="7.197cm" style:type="right"/>
        </style:tab-stops>
      </style:paragraph-properties>
    </style:style>
    <style:style style:name="P450" style:family="paragraph" style:parent-style-name="Body_20_text_20__28_2_29_">
      <loext:graphic-properties draw:fill="none" draw:fill-color="#ffffff"/>
      <style:paragraph-properties fo:margin-left="0cm" fo:margin-right="0cm" fo:margin-top="0cm" fo:margin-bottom="0cm" style:contextual-spacing="false" fo:line-height="0.377cm" fo:text-align="justify" style:justify-single-word="false" fo:keep-together="auto" fo:orphans="0" fo:widows="0" fo:text-indent="0cm" style:auto-text-indent="false" fo:background-color="transparent" fo:keep-with-next="auto" style:writing-mode="lr-tb">
        <style:tab-stops>
          <style:tab-stop style:position="2.99cm"/>
        </style:tab-stops>
      </style:paragraph-properties>
    </style:style>
    <style:style style:name="P451" style:family="paragraph" style:parent-style-name="Body_20_text_20__28_2_29_" style:list-style-name="WWNum85">
      <loext:graphic-properties draw:fill="none" draw:fill-color="#ffffff"/>
      <style:paragraph-properties fo:margin-left="0cm" fo:margin-right="0cm" fo:margin-top="0cm" fo:margin-bottom="0cm" style:contextual-spacing="false" fo:line-height="0.377cm" fo:text-align="justify" style:justify-single-word="false" fo:keep-together="auto" fo:orphans="0" fo:widows="0" fo:text-indent="0cm" style:auto-text-indent="false" fo:background-color="transparent" fo:keep-with-next="auto" style:writing-mode="lr-tb">
        <style:tab-stops>
          <style:tab-stop style:position="0.667cm"/>
          <style:tab-stop style:position="4.42cm" style:type="right"/>
        </style:tab-stops>
      </style:paragraph-properties>
    </style:style>
    <style:style style:name="P452" style:family="paragraph" style:parent-style-name="Body_20_text_20__28_2_29_">
      <loext:graphic-properties draw:fill="none" draw:fill-color="#ffffff"/>
      <style:paragraph-properties fo:margin-left="0cm" fo:margin-right="0cm" fo:margin-top="0cm" fo:margin-bottom="0cm" style:contextual-spacing="false" fo:line-height="0.377cm" fo:text-align="justify" style:justify-single-word="false" fo:keep-together="auto" fo:orphans="0" fo:widows="0" fo:text-indent="0cm" style:auto-text-indent="false" fo:background-color="transparent" fo:keep-with-next="auto" style:writing-mode="lr-tb">
        <style:tab-stops>
          <style:tab-stop style:position="3.962cm" style:type="right"/>
          <style:tab-stop style:position="4.32cm"/>
        </style:tab-stops>
      </style:paragraph-properties>
    </style:style>
    <style:style style:name="P453" style:family="paragraph" style:parent-style-name="Body_20_text_20__28_2_29_" style:list-style-name="WWNum101">
      <loext:graphic-properties draw:fill="none" draw:fill-color="#ffffff"/>
      <style:paragraph-properties fo:margin-left="0cm" fo:margin-right="0cm" fo:margin-top="0cm" fo:margin-bottom="0cm" style:contextual-spacing="false" fo:line-height="0.377cm" fo:text-align="justify" style:justify-single-word="false" fo:keep-together="auto" fo:orphans="0" fo:widows="0" fo:text-indent="0cm" style:auto-text-indent="false" fo:background-color="transparent" fo:keep-with-next="auto" style:writing-mode="lr-tb">
        <style:tab-stops>
          <style:tab-stop style:position="0.601cm"/>
          <style:tab-stop style:position="2.053cm"/>
        </style:tab-stops>
      </style:paragraph-properties>
    </style:style>
    <style:style style:name="P454" style:family="paragraph" style:parent-style-name="Body_20_text_20__28_2_29_">
      <loext:graphic-properties draw:fill="none" draw:fill-color="#ffffff"/>
      <style:paragraph-properties fo:margin-left="0cm" fo:margin-right="0cm" fo:margin-top="0cm" fo:margin-bottom="0cm" style:contextual-spacing="false" fo:line-height="0.377cm" fo:text-align="justify" style:justify-single-word="false" fo:keep-together="auto" fo:orphans="0" fo:widows="0" fo:text-indent="0cm" style:auto-text-indent="false" fo:background-color="transparent" fo:keep-with-next="auto" style:writing-mode="lr-tb">
        <style:tab-stops>
          <style:tab-stop style:position="2.977cm"/>
          <style:tab-stop style:position="7.264cm" style:type="right"/>
        </style:tab-stops>
      </style:paragraph-properties>
    </style:style>
    <style:style style:name="P455" style:family="paragraph" style:parent-style-name="Body_20_text_20__28_2_29_">
      <loext:graphic-properties draw:fill="none" draw:fill-color="#ffffff"/>
      <style:paragraph-properties fo:margin-left="0cm" fo:margin-right="0cm" fo:margin-top="0cm" fo:margin-bottom="0cm" style:contextual-spacing="false" fo:line-height="0.377cm" fo:text-align="justify" style:justify-single-word="false" fo:keep-together="auto" fo:orphans="0" fo:widows="0" fo:text-indent="0cm" style:auto-text-indent="false" fo:background-color="transparent" fo:keep-with-next="auto" style:writing-mode="lr-tb">
        <style:tab-stops>
          <style:tab-stop style:position="2.977cm"/>
        </style:tab-stops>
      </style:paragraph-properties>
    </style:style>
    <style:style style:name="P456" style:family="paragraph" style:parent-style-name="Body_20_text_20__28_2_29_" style:list-style-name="WWNum109">
      <loext:graphic-properties draw:fill="none" draw:fill-color="#ffffff"/>
      <style:paragraph-properties fo:margin-left="0cm" fo:margin-right="0cm" fo:margin-top="0cm" fo:margin-bottom="0cm" style:contextual-spacing="false" fo:line-height="0.377cm" fo:text-align="justify" style:justify-single-word="false" fo:keep-together="auto" fo:orphans="0" fo:widows="0" fo:text-indent="0cm" style:auto-text-indent="false" fo:background-color="transparent" fo:keep-with-next="auto" style:writing-mode="lr-tb">
        <style:tab-stops>
          <style:tab-stop style:position="0.676cm"/>
          <style:tab-stop style:position="2.092cm"/>
        </style:tab-stops>
      </style:paragraph-properties>
    </style:style>
    <style:style style:name="P457" style:family="paragraph" style:parent-style-name="Body_20_text_20__28_2_29_">
      <loext:graphic-properties draw:fill="none" draw:fill-color="#ffffff"/>
      <style:paragraph-properties fo:margin-left="0cm" fo:margin-right="0cm" fo:margin-top="0cm" fo:margin-bottom="0cm" style:contextual-spacing="false" fo:line-height="0.377cm" fo:text-align="justify" style:justify-single-word="false" fo:keep-together="auto" fo:orphans="0" fo:widows="0" fo:text-indent="0cm" style:auto-text-indent="false" fo:background-color="transparent" fo:keep-with-next="auto" style:writing-mode="lr-tb">
        <style:tab-stops>
          <style:tab-stop style:position="2.96cm"/>
          <style:tab-stop style:position="6.17cm" style:type="center"/>
        </style:tab-stops>
      </style:paragraph-properties>
    </style:style>
    <style:style style:name="P458" style:family="paragraph" style:parent-style-name="Body_20_text_20__28_2_29_">
      <loext:graphic-properties draw:fill="none" draw:fill-color="#ffffff"/>
      <style:paragraph-properties fo:margin-left="0cm" fo:margin-right="0cm" fo:margin-top="0cm" fo:margin-bottom="0cm" style:contextual-spacing="false" fo:line-height="0.377cm" fo:text-align="justify" style:justify-single-word="false" fo:keep-together="auto" fo:orphans="0" fo:widows="0" fo:text-indent="0cm" style:auto-text-indent="false" fo:background-color="transparent" fo:keep-with-next="auto" style:writing-mode="lr-tb">
        <style:tab-stops>
          <style:tab-stop style:position="2.96cm"/>
        </style:tab-stops>
      </style:paragraph-properties>
    </style:style>
    <style:style style:name="P459" style:family="paragraph" style:parent-style-name="Body_20_text_20__28_2_29_">
      <loext:graphic-properties draw:fill="none" draw:fill-color="#ffffff"/>
      <style:paragraph-properties fo:margin-left="0cm" fo:margin-right="0cm" fo:margin-top="0cm" fo:margin-bottom="0cm" style:contextual-spacing="false" fo:line-height="0.377cm" fo:text-align="justify" style:justify-single-word="false" fo:keep-together="auto" fo:orphans="0" fo:widows="0" fo:text-indent="0cm" style:auto-text-indent="false" fo:background-color="transparent" fo:keep-with-next="auto" style:writing-mode="lr-tb">
        <style:tab-stops>
          <style:tab-stop style:position="0.66cm"/>
        </style:tab-stops>
      </style:paragraph-properties>
    </style:style>
    <style:style style:name="P460" style:family="paragraph" style:parent-style-name="Body_20_text_20__28_2_29_" style:list-style-name="WWNum115" style:master-page-name="Converted23">
      <loext:graphic-properties draw:fill="none" draw:fill-color="#ffffff"/>
      <style:paragraph-properties fo:margin-left="0cm" fo:margin-right="0cm" fo:margin-top="0cm" fo:margin-bottom="0cm" style:contextual-spacing="false" fo:line-height="0.377cm" fo:text-align="justify" style:justify-single-word="false" fo:keep-together="auto" fo:orphans="0" fo:widows="0" fo:text-indent="0cm" style:auto-text-indent="false" style:page-number="77" fo:background-color="transparent" fo:keep-with-next="auto" style:writing-mode="lr-tb">
        <style:tab-stops>
          <style:tab-stop style:position="0.674cm"/>
        </style:tab-stops>
      </style:paragraph-properties>
    </style:style>
    <style:style style:name="P461" style:family="paragraph" style:parent-style-name="Body_20_text_20__28_2_29_">
      <loext:graphic-properties draw:fill="none" draw:fill-color="#ffffff"/>
      <style:paragraph-properties fo:margin-left="0cm" fo:margin-right="0cm" fo:margin-top="0cm" fo:margin-bottom="0cm" style:contextual-spacing="false" fo:line-height="0.377cm" fo:text-align="justify" style:justify-single-word="false" fo:keep-together="auto" fo:orphans="0" fo:widows="0" fo:text-indent="0cm" style:auto-text-indent="false" fo:background-color="transparent" fo:keep-with-next="auto" style:writing-mode="lr-tb">
        <style:tab-stops>
          <style:tab-stop style:position="3.007cm"/>
        </style:tab-stops>
      </style:paragraph-properties>
    </style:style>
    <style:style style:name="P462" style:family="paragraph" style:parent-style-name="Body_20_text_20__28_2_29_" style:list-style-name="WWNum117">
      <loext:graphic-properties draw:fill="none" draw:fill-color="#ffffff"/>
      <style:paragraph-properties fo:margin-left="0cm" fo:margin-right="0cm" fo:margin-top="0cm" fo:margin-bottom="0cm" style:contextual-spacing="false" fo:line-height="0.377cm" fo:text-align="justify" style:justify-single-word="false" fo:keep-together="auto" fo:orphans="0" fo:widows="0" fo:text-indent="0cm" style:auto-text-indent="false" fo:background-color="transparent" fo:keep-with-next="auto" style:writing-mode="lr-tb">
        <style:tab-stops>
          <style:tab-stop style:position="1.482cm" style:type="right"/>
          <style:tab-stop style:position="2.08cm"/>
          <style:tab-stop style:position="3.436cm"/>
        </style:tab-stops>
      </style:paragraph-properties>
    </style:style>
    <style:style style:name="P463" style:family="paragraph" style:parent-style-name="Body_20_text_20__28_2_29_" style:list-style-name="WWNum117">
      <loext:graphic-properties draw:fill="none" draw:fill-color="#ffffff"/>
      <style:paragraph-properties fo:margin-left="0cm" fo:margin-right="0cm" fo:margin-top="0cm" fo:margin-bottom="0cm" style:contextual-spacing="false" fo:line-height="0.377cm" fo:text-align="justify" style:justify-single-word="false" fo:keep-together="auto" fo:orphans="0" fo:widows="0" fo:text-indent="0cm" style:auto-text-indent="false" fo:background-color="transparent" fo:keep-with-next="auto" style:writing-mode="lr-tb">
        <style:tab-stops>
          <style:tab-stop style:position="1.482cm" style:type="right"/>
          <style:tab-stop style:position="2.08cm"/>
          <style:tab-stop style:position="3.448cm"/>
        </style:tab-stops>
      </style:paragraph-properties>
    </style:style>
    <style:style style:name="P464" style:family="paragraph" style:parent-style-name="Body_20_text_20__28_2_29_">
      <loext:graphic-properties draw:fill="none" draw:fill-color="#ffffff"/>
      <style:paragraph-properties fo:margin-left="0cm" fo:margin-right="0cm" fo:margin-top="0cm" fo:margin-bottom="0cm" style:contextual-spacing="false" fo:line-height="0.377cm" fo:text-align="justify" style:justify-single-word="false" fo:keep-together="auto" fo:orphans="0" fo:widows="0" fo:text-indent="0cm" style:auto-text-indent="false" fo:background-color="transparent" fo:keep-with-next="auto" style:writing-mode="lr-tb">
        <style:tab-stops>
          <style:tab-stop style:position="3.007cm"/>
          <style:tab-stop style:position="4.752cm" style:type="center"/>
          <style:tab-stop style:position="7.031cm" style:type="right"/>
        </style:tab-stops>
      </style:paragraph-properties>
    </style:style>
    <style:style style:name="P465" style:family="paragraph" style:parent-style-name="Body_20_text_20__28_2_29_" style:list-style-name="WWNum119">
      <loext:graphic-properties draw:fill="none" draw:fill-color="#ffffff"/>
      <style:paragraph-properties fo:margin-left="0cm" fo:margin-right="0cm" fo:margin-top="0cm" fo:margin-bottom="0cm" style:contextual-spacing="false" fo:line-height="0.377cm" fo:text-align="justify" style:justify-single-word="false" fo:keep-together="auto" fo:orphans="0" fo:widows="0" fo:text-indent="0cm" style:auto-text-indent="false" fo:background-color="transparent" fo:keep-with-next="auto" style:writing-mode="lr-tb">
        <style:tab-stops>
          <style:tab-stop style:position="0.663cm"/>
          <style:tab-stop style:position="2.057cm"/>
        </style:tab-stops>
      </style:paragraph-properties>
    </style:style>
    <style:style style:name="P466" style:family="paragraph" style:parent-style-name="Body_20_text_20__28_2_29_">
      <loext:graphic-properties draw:fill="none" draw:fill-color="#ffffff"/>
      <style:paragraph-properties fo:margin-left="0cm" fo:margin-right="0cm" fo:margin-top="0cm" fo:margin-bottom="0cm" style:contextual-spacing="false" fo:line-height="0.377cm" fo:text-align="justify" style:justify-single-word="false" fo:keep-together="auto" fo:orphans="0" fo:widows="0" fo:text-indent="0cm" style:auto-text-indent="false" fo:background-color="transparent" fo:keep-with-next="auto" style:writing-mode="lr-tb">
        <style:tab-stops>
          <style:tab-stop style:position="2.953cm"/>
        </style:tab-stops>
      </style:paragraph-properties>
    </style:style>
    <style:style style:name="P467" style:family="paragraph" style:parent-style-name="Body_20_text_20__28_2_29_" style:list-style-name="WWNum119">
      <loext:graphic-properties draw:fill="none" draw:fill-color="#ffffff"/>
      <style:paragraph-properties fo:margin-left="0cm" fo:margin-right="0cm" fo:margin-top="0cm" fo:margin-bottom="0cm" style:contextual-spacing="false" fo:line-height="0.377cm" fo:text-align="justify" style:justify-single-word="false" fo:keep-together="auto" fo:orphans="0" fo:widows="0" fo:text-indent="0cm" style:auto-text-indent="false" fo:background-color="transparent" fo:keep-with-next="auto" style:writing-mode="lr-tb">
        <style:tab-stops>
          <style:tab-stop style:position="1.085cm" style:type="center"/>
          <style:tab-stop style:position="2.057cm"/>
        </style:tab-stops>
      </style:paragraph-properties>
    </style:style>
    <style:style style:name="P468" style:family="paragraph" style:parent-style-name="Body_20_text_20__28_2_29_" style:list-style-name="WWNum93">
      <loext:graphic-properties draw:fill="none" draw:fill-color="#ffffff"/>
      <style:paragraph-properties fo:margin-left="0cm" fo:margin-right="0cm" fo:margin-top="0cm" fo:margin-bottom="0cm" style:contextual-spacing="false" fo:line-height="0.377cm" fo:text-align="justify" style:justify-single-word="false" fo:keep-together="auto" fo:orphans="0" fo:widows="0" fo:text-indent="0cm" style:auto-text-indent="false" fo:background-color="transparent" fo:keep-with-next="auto" style:writing-mode="lr-tb">
        <style:tab-stops>
          <style:tab-stop style:position="0.676cm"/>
        </style:tab-stops>
      </style:paragraph-properties>
    </style:style>
    <style:style style:name="P469" style:family="paragraph" style:parent-style-name="Body_20_text_20__28_2_29_" style:list-style-name="WWNum93">
      <loext:graphic-properties draw:fill="none" draw:fill-color="#ffffff"/>
      <style:paragraph-properties fo:margin-left="0.353cm" fo:margin-right="0cm" fo:margin-top="0cm" fo:margin-bottom="0cm" style:contextual-spacing="false" fo:line-height="0.377cm" fo:text-align="justify" style:justify-single-word="false" fo:keep-together="auto" fo:orphans="0" fo:widows="0" fo:text-indent="0cm" style:auto-text-indent="false" fo:background-color="transparent" fo:keep-with-next="auto" style:writing-mode="lr-tb">
        <style:tab-stops>
          <style:tab-stop style:position="1.03cm"/>
        </style:tab-stops>
      </style:paragraph-properties>
    </style:style>
    <style:style style:name="P470" style:family="paragraph" style:parent-style-name="Body_20_text_20__28_2_29_" style:list-style-name="WWNum93">
      <loext:graphic-properties draw:fill="none" draw:fill-color="#ffffff"/>
      <style:paragraph-properties fo:margin-left="0cm" fo:margin-right="0cm" fo:margin-top="0cm" fo:margin-bottom="0cm" style:contextual-spacing="false" fo:line-height="0.377cm" fo:text-align="justify" style:justify-single-word="false" fo:keep-together="auto" fo:orphans="0" fo:widows="0" fo:text-indent="0cm" style:auto-text-indent="false" fo:background-color="transparent" fo:keep-with-next="auto" style:writing-mode="lr-tb">
        <style:tab-stops>
          <style:tab-stop style:position="0.66cm"/>
          <style:tab-stop style:position="2.055cm"/>
        </style:tab-stops>
      </style:paragraph-properties>
    </style:style>
    <style:style style:name="P471" style:family="paragraph" style:parent-style-name="Body_20_text_20__28_2_29_">
      <loext:graphic-properties draw:fill="none" draw:fill-color="#ffffff"/>
      <style:paragraph-properties fo:margin-left="0.318cm" fo:margin-right="0cm" fo:margin-top="0cm" fo:margin-bottom="0cm" style:contextual-spacing="false" fo:line-height="0.377cm" fo:text-align="justify" style:justify-single-word="false" fo:keep-together="auto" fo:orphans="0" fo:widows="0" fo:text-indent="0cm" style:auto-text-indent="false" fo:background-color="transparent" fo:keep-with-next="auto" style:writing-mode="lr-tb">
        <style:tab-stops>
          <style:tab-stop style:position="0.794cm"/>
        </style:tab-stops>
      </style:paragraph-properties>
    </style:style>
    <style:style style:name="P472" style:family="paragraph" style:parent-style-name="Body_20_text_20__28_2_29_">
      <loext:graphic-properties draw:fill="none" draw:fill-color="#ffffff"/>
      <style:paragraph-properties fo:margin-left="0.318cm" fo:margin-right="0cm" fo:margin-top="0cm" fo:margin-bottom="0cm" style:contextual-spacing="false" fo:line-height="0.377cm" fo:text-align="justify" style:justify-single-word="false" fo:keep-together="auto" fo:orphans="0" fo:widows="0" fo:text-indent="0cm" style:auto-text-indent="false" fo:background-color="transparent" fo:keep-with-next="auto" style:writing-mode="lr-tb">
        <style:tab-stops>
          <style:tab-stop style:position="3.078cm"/>
        </style:tab-stops>
      </style:paragraph-properties>
    </style:style>
    <style:style style:name="P473" style:family="paragraph" style:parent-style-name="Body_20_text_20__28_2_29_">
      <loext:graphic-properties draw:fill="none" draw:fill-color="#ffffff"/>
      <style:paragraph-properties fo:margin-left="0cm" fo:margin-right="0cm" fo:margin-top="0cm" fo:margin-bottom="0cm" style:contextual-spacing="false" fo:line-height="0.377cm" fo:text-align="justify" style:justify-single-word="false" fo:keep-together="auto" fo:orphans="0" fo:widows="0" fo:text-indent="0cm" style:auto-text-indent="false" fo:background-color="transparent" fo:keep-with-next="auto" style:writing-mode="lr-tb">
        <style:tab-stops>
          <style:tab-stop style:position="2.962cm"/>
          <style:tab-stop style:position="5.209cm"/>
        </style:tab-stops>
      </style:paragraph-properties>
    </style:style>
    <style:style style:name="P474" style:family="paragraph" style:parent-style-name="Body_20_text_20__28_2_29_" style:list-style-name="WWNum135">
      <loext:graphic-properties draw:fill="none" draw:fill-color="#ffffff"/>
      <style:paragraph-properties fo:margin-left="0cm" fo:margin-right="0cm" fo:margin-top="0cm" fo:margin-bottom="0cm" style:contextual-spacing="false" fo:line-height="0.377cm" fo:text-align="justify" style:justify-single-word="false" fo:keep-together="auto" fo:orphans="0" fo:widows="0" fo:text-indent="0cm" style:auto-text-indent="false" fo:background-color="transparent" fo:keep-with-next="auto" style:writing-mode="lr-tb">
        <style:tab-stops>
          <style:tab-stop style:position="0.669cm"/>
          <style:tab-stop style:position="2.076cm"/>
        </style:tab-stops>
      </style:paragraph-properties>
    </style:style>
    <style:style style:name="P475" style:family="paragraph" style:parent-style-name="Body_20_text_20__28_2_29_" style:list-style-name="WWNum137">
      <loext:graphic-properties draw:fill="none" draw:fill-color="#ffffff"/>
      <style:paragraph-properties fo:margin-left="0cm" fo:margin-right="0cm" fo:margin-top="0cm" fo:margin-bottom="0cm" style:contextual-spacing="false" fo:line-height="0.377cm" fo:text-align="justify" style:justify-single-word="false" fo:keep-together="auto" fo:orphans="0" fo:widows="0" fo:text-indent="0cm" style:auto-text-indent="false" fo:background-color="transparent" fo:keep-with-next="auto" style:writing-mode="lr-tb">
        <style:tab-stops>
          <style:tab-stop style:position="0.669cm"/>
          <style:tab-stop style:position="2.076cm"/>
        </style:tab-stops>
      </style:paragraph-properties>
    </style:style>
    <style:style style:name="P476" style:family="paragraph" style:parent-style-name="Body_20_text_20__28_2_29_" style:list-style-name="WWNum139">
      <loext:graphic-properties draw:fill="none" draw:fill-color="#ffffff"/>
      <style:paragraph-properties fo:margin-left="0cm" fo:margin-right="0cm" fo:margin-top="0cm" fo:margin-bottom="0cm" style:contextual-spacing="false" fo:line-height="0.377cm" fo:text-align="justify" style:justify-single-word="false" fo:keep-together="auto" fo:orphans="0" fo:widows="0" fo:text-indent="0cm" style:auto-text-indent="false" fo:background-color="transparent" fo:keep-with-next="auto" style:writing-mode="lr-tb">
        <style:tab-stops>
          <style:tab-stop style:position="0.669cm"/>
          <style:tab-stop style:position="2.076cm"/>
        </style:tab-stops>
      </style:paragraph-properties>
    </style:style>
    <style:style style:name="P477" style:family="paragraph" style:parent-style-name="Body_20_text_20__28_2_29_">
      <loext:graphic-properties draw:fill="none" draw:fill-color="#ffffff"/>
      <style:paragraph-properties fo:margin-left="0cm" fo:margin-right="0cm" fo:margin-top="0cm" fo:margin-bottom="0cm" style:contextual-spacing="false" fo:line-height="0.377cm" fo:text-align="justify" style:justify-single-word="false" fo:keep-together="auto" fo:orphans="0" fo:widows="0" fo:text-indent="0cm" style:auto-text-indent="false" fo:background-color="transparent" fo:keep-with-next="auto" style:writing-mode="lr-tb">
        <style:tab-stops>
          <style:tab-stop style:position="2.947cm"/>
        </style:tab-stops>
      </style:paragraph-properties>
    </style:style>
    <style:style style:name="P478" style:family="paragraph" style:parent-style-name="Body_20_text_20__28_2_29_">
      <loext:graphic-properties draw:fill="none" draw:fill-color="#ffffff"/>
      <style:paragraph-properties fo:margin-left="0.494cm" fo:margin-right="3.634cm" fo:margin-top="0cm" fo:margin-bottom="0cm" style:contextual-spacing="false" fo:line-height="0.377cm" fo:text-align="start" style:justify-single-word="false" fo:keep-together="auto" fo:orphans="0" fo:widows="0" fo:text-indent="0cm" style:auto-text-indent="false" fo:background-color="transparent" fo:keep-with-next="auto" style:writing-mode="lr-tb"/>
    </style:style>
    <style:style style:name="P479" style:family="paragraph" style:parent-style-name="Body_20_text_20__28_2_29_">
      <loext:graphic-properties draw:fill="none" draw:fill-color="#ffffff"/>
      <style:paragraph-properties fo:margin-left="0cm" fo:margin-right="4.445cm" fo:margin-top="0cm" fo:margin-bottom="0cm" style:contextual-spacing="false" fo:line-height="0.377cm" fo:text-align="start" style:justify-single-word="false" fo:keep-together="auto" fo:orphans="0" fo:widows="0" fo:text-indent="0cm" style:auto-text-indent="false" fo:background-color="transparent" fo:keep-with-next="auto" style:writing-mode="lr-tb"/>
    </style:style>
    <style:style style:name="P480" style:family="paragraph" style:parent-style-name="Body_20_text_20__28_2_29_">
      <loext:graphic-properties draw:fill="none" draw:fill-color="#ffffff"/>
      <style:paragraph-properties fo:margin-left="0cm" fo:margin-right="0cm" fo:margin-top="0cm" fo:margin-bottom="0.67cm" style:contextual-spacing="false" fo:line-height="0.377cm" fo:text-align="start" style:justify-single-word="false" fo:keep-together="auto" fo:orphans="0" fo:widows="0" fo:text-indent="0cm" style:auto-text-indent="false" fo:background-color="transparent" fo:keep-with-next="auto" style:writing-mode="lr-tb"/>
    </style:style>
    <style:style style:name="P481" style:family="paragraph" style:parent-style-name="Body_20_text_20__28_2_29_">
      <loext:graphic-properties draw:fill="none" draw:fill-color="#ffffff"/>
      <style:paragraph-properties fo:margin-left="0cm" fo:margin-right="0cm" fo:margin-top="0cm" fo:margin-bottom="0cm" style:contextual-spacing="false" fo:line-height="0.377cm" fo:text-align="start" style:justify-single-word="false" fo:keep-together="auto" fo:orphans="0" fo:widows="0" fo:text-indent="0cm" style:auto-text-indent="false" fo:background-color="transparent" fo:keep-with-next="auto" style:writing-mode="lr-tb"/>
    </style:style>
    <style:style style:name="P482" style:family="paragraph" style:parent-style-name="Body_20_text_20__28_2_29_">
      <loext:graphic-properties draw:fill="none" draw:fill-color="#ffffff"/>
      <style:paragraph-properties fo:margin-left="0cm" fo:margin-right="0cm" fo:margin-top="0cm" fo:margin-bottom="0.18cm" style:contextual-spacing="false" fo:line-height="0.377cm" fo:text-align="start" style:justify-single-word="false" fo:keep-together="auto" fo:orphans="0" fo:widows="0" fo:text-indent="0cm" style:auto-text-indent="false" fo:background-color="transparent" fo:keep-with-next="auto" style:writing-mode="lr-tb"/>
    </style:style>
    <style:style style:name="P483" style:family="paragraph" style:parent-style-name="Body_20_text_20__28_2_29_">
      <loext:graphic-properties draw:fill="none" draw:fill-color="#ffffff"/>
      <style:paragraph-properties fo:margin-left="0cm" fo:margin-right="0cm" fo:margin-top="0cm" fo:margin-bottom="0.176cm" style:contextual-spacing="false" fo:line-height="0.377cm" fo:text-align="start" style:justify-single-word="false" fo:keep-together="auto" fo:orphans="0" fo:widows="0" fo:text-indent="0cm" style:auto-text-indent="false" fo:background-color="transparent" fo:keep-with-next="auto" style:writing-mode="lr-tb"/>
    </style:style>
    <style:style style:name="P484" style:family="paragraph" style:parent-style-name="Body_20_text_20__28_2_29_">
      <loext:graphic-properties draw:fill="none" draw:fill-color="#ffffff"/>
      <style:paragraph-properties fo:margin-left="0cm" fo:margin-right="0cm" fo:margin-top="0cm" fo:margin-bottom="0.213cm" style:contextual-spacing="false" fo:line-height="0.377cm" fo:text-align="start" style:justify-single-word="false" fo:keep-together="auto" fo:orphans="0" fo:widows="0" fo:text-indent="0cm" style:auto-text-indent="false" fo:background-color="transparent" fo:keep-with-next="auto" style:writing-mode="lr-tb"/>
    </style:style>
    <style:style style:name="P485" style:family="paragraph" style:parent-style-name="Body_20_text_20__28_2_29_">
      <loext:graphic-properties draw:fill="none" draw:fill-color="#ffffff"/>
      <style:paragraph-properties fo:margin-left="0cm" fo:margin-right="0cm" fo:margin-top="0cm" fo:margin-bottom="0.183cm" style:contextual-spacing="false" fo:line-height="0.377cm" fo:text-align="start" style:justify-single-word="false" fo:keep-together="auto" fo:orphans="0" fo:widows="0" fo:text-indent="0cm" style:auto-text-indent="false" fo:background-color="transparent" fo:keep-with-next="auto" style:writing-mode="lr-tb"/>
    </style:style>
    <style:style style:name="P486" style:family="paragraph" style:parent-style-name="Body_20_text_20__28_2_29_">
      <loext:graphic-properties draw:fill="none" draw:fill-color="#ffffff"/>
      <style:paragraph-properties fo:margin-left="0.353cm" fo:margin-right="5.398cm" fo:margin-top="0cm" fo:margin-bottom="0cm" style:contextual-spacing="false" fo:line-height="0.377cm" fo:text-align="start" style:justify-single-word="false" fo:keep-together="auto" fo:orphans="0" fo:widows="0" fo:text-indent="0cm" style:auto-text-indent="false" fo:background-color="transparent" fo:keep-with-next="auto" style:writing-mode="lr-tb"/>
    </style:style>
    <style:style style:name="P487" style:family="paragraph" style:parent-style-name="Body_20_text_20__28_2_29_">
      <loext:graphic-properties draw:fill="none" draw:fill-color="#ffffff"/>
      <style:paragraph-properties fo:margin-left="3.175cm" fo:margin-right="5.539cm" fo:margin-top="0cm" fo:margin-bottom="1.662cm" style:contextual-spacing="false" fo:line-height="0.377cm" fo:text-align="start" style:justify-single-word="false" fo:keep-together="auto" fo:orphans="0" fo:widows="0" fo:text-indent="-3.175cm" style:auto-text-indent="false" fo:background-color="transparent" fo:keep-with-next="auto" style:writing-mode="lr-tb"/>
    </style:style>
    <style:style style:name="P488" style:family="paragraph" style:parent-style-name="Body_20_text_20__28_2_29_">
      <loext:graphic-properties draw:fill="none" draw:fill-color="#ffffff"/>
      <style:paragraph-properties fo:margin-left="0cm" fo:margin-right="5.997cm" fo:margin-top="0cm" fo:margin-bottom="0cm" style:contextual-spacing="false" fo:line-height="0.377cm" fo:text-align="start" style:justify-single-word="false" fo:keep-together="auto" fo:orphans="0" fo:widows="0" fo:text-indent="0cm" style:auto-text-indent="false" fo:background-color="transparent" fo:keep-with-next="auto" style:writing-mode="lr-tb"/>
    </style:style>
    <style:style style:name="P489" style:family="paragraph" style:parent-style-name="Body_20_text_20__28_2_29_">
      <loext:graphic-properties draw:fill="none" draw:fill-color="#ffffff"/>
      <style:paragraph-properties fo:margin-left="0cm" fo:margin-right="5.609cm" fo:margin-top="0cm" fo:margin-bottom="0cm" style:contextual-spacing="false" fo:line-height="0.377cm" fo:text-align="start" style:justify-single-word="false" fo:keep-together="auto" fo:orphans="0" fo:widows="0" fo:text-indent="0cm" style:auto-text-indent="false" fo:background-color="transparent" fo:keep-with-next="auto" style:writing-mode="lr-tb">
        <style:tab-stops>
          <style:tab-stop style:position="2.965cm"/>
        </style:tab-stops>
      </style:paragraph-properties>
    </style:style>
    <style:style style:name="P490" style:family="paragraph" style:parent-style-name="Body_20_text_20__28_2_29_" style:list-style-name="WWNum41">
      <loext:graphic-properties draw:fill="none" draw:fill-color="#ffffff"/>
      <style:paragraph-properties fo:margin-left="0cm" fo:margin-right="0cm" fo:margin-top="0cm" fo:margin-bottom="0cm" style:contextual-spacing="false" fo:line-height="0.377cm" fo:text-align="start" style:justify-single-word="false" fo:keep-together="auto" fo:orphans="0" fo:widows="0" fo:text-indent="0cm" style:auto-text-indent="false" fo:background-color="transparent" fo:keep-with-next="auto" style:writing-mode="lr-tb">
        <style:tab-stops>
          <style:tab-stop style:position="1.49cm" style:type="right"/>
          <style:tab-stop style:position="4.734cm" style:type="right"/>
        </style:tab-stops>
      </style:paragraph-properties>
    </style:style>
    <style:style style:name="P491" style:family="paragraph" style:parent-style-name="Body_20_text_20__28_2_29_">
      <loext:graphic-properties draw:fill="none" draw:fill-color="#ffffff"/>
      <style:paragraph-properties fo:margin-left="0cm" fo:margin-right="0cm" fo:margin-top="0cm" fo:margin-bottom="0.183cm" style:contextual-spacing="false" fo:line-height="0.381cm" fo:text-align="start" style:justify-single-word="false" fo:keep-together="auto" fo:orphans="0" fo:widows="0" fo:text-indent="0cm" style:auto-text-indent="false" fo:background-color="transparent" fo:keep-with-next="auto" style:writing-mode="lr-tb"/>
    </style:style>
    <style:style style:name="P492" style:family="paragraph" style:parent-style-name="Body_20_text_20__28_2_29_">
      <loext:graphic-properties draw:fill="none" draw:fill-color="#ffffff"/>
      <style:paragraph-properties fo:margin-left="0cm" fo:margin-right="0cm" fo:margin-top="0cm" fo:margin-bottom="0cm" style:contextual-spacing="false" fo:line-height="0.381cm" fo:text-align="start" style:justify-single-word="false" fo:keep-together="auto" fo:orphans="0" fo:widows="0" fo:text-indent="0cm" style:auto-text-indent="false" fo:background-color="transparent" fo:keep-with-next="auto" style:writing-mode="lr-tb"/>
    </style:style>
    <style:style style:name="P493" style:family="paragraph" style:parent-style-name="Body_20_text_20__28_2_29_">
      <loext:graphic-properties draw:fill="none" draw:fill-color="#ffffff"/>
      <style:paragraph-properties fo:margin-left="0cm" fo:margin-right="0cm" fo:margin-top="0cm" fo:margin-bottom="0.767cm" style:contextual-spacing="false" fo:line-height="0.381cm" fo:text-align="start" style:justify-single-word="false" fo:keep-together="auto" fo:orphans="0" fo:widows="0" fo:text-indent="0cm" style:auto-text-indent="false" fo:background-color="transparent" fo:keep-with-next="auto" style:writing-mode="lr-tb"/>
    </style:style>
    <style:style style:name="P494" style:family="paragraph" style:parent-style-name="Body_20_text_20__28_2_29_">
      <loext:graphic-properties draw:fill="none" draw:fill-color="#ffffff"/>
      <style:paragraph-properties fo:margin-left="0cm" fo:margin-right="0cm" fo:margin-top="0cm" fo:margin-bottom="0.18cm" style:contextual-spacing="false" fo:line-height="0.381cm" fo:text-align="start" style:justify-single-word="false" fo:keep-together="auto" fo:orphans="0" fo:widows="0" fo:text-indent="0cm" style:auto-text-indent="false" fo:background-color="transparent" fo:keep-with-next="auto" style:writing-mode="lr-tb"/>
    </style:style>
    <style:style style:name="P495" style:family="paragraph" style:parent-style-name="Body_20_text_20__28_2_29_">
      <loext:graphic-properties draw:fill="none" draw:fill-color="#ffffff"/>
      <style:paragraph-properties fo:margin-left="0cm" fo:margin-right="5.574cm" fo:margin-top="0cm" fo:margin-bottom="0cm" style:contextual-spacing="false" fo:line-height="0.381cm" fo:text-align="start" style:justify-single-word="false" fo:keep-together="auto" fo:orphans="0" fo:widows="0" fo:text-indent="0cm" style:auto-text-indent="false" fo:background-color="transparent" fo:keep-with-next="auto" style:writing-mode="lr-tb"/>
    </style:style>
    <style:style style:name="P496" style:family="paragraph" style:parent-style-name="Body_20_text_20__28_2_29_">
      <loext:graphic-properties draw:fill="none" draw:fill-color="#ffffff"/>
      <style:paragraph-properties fo:margin-left="0cm" fo:margin-right="0cm" fo:margin-top="0cm" fo:margin-bottom="0.18cm" style:contextual-spacing="false" fo:line-height="0.381cm" fo:text-align="start" style:justify-single-word="false" fo:keep-together="auto" fo:orphans="0" fo:widows="0" fo:text-indent="0cm" style:auto-text-indent="false" fo:background-color="transparent" fo:keep-with-next="auto" style:writing-mode="lr-tb">
        <style:tab-stops>
          <style:tab-stop style:position="2.178cm"/>
        </style:tab-stops>
      </style:paragraph-properties>
    </style:style>
    <style:style style:name="P497" style:family="paragraph" style:parent-style-name="Body_20_text_20__28_2_29_">
      <loext:graphic-properties draw:fill="none" draw:fill-color="#ffffff"/>
      <style:paragraph-properties fo:margin-left="0cm" fo:margin-right="0cm" fo:margin-top="0cm" fo:margin-bottom="0cm" style:contextual-spacing="false" fo:line-height="0.381cm" fo:text-align="justify" style:justify-single-word="false" fo:keep-together="auto" fo:orphans="0" fo:widows="0" fo:text-indent="0cm" style:auto-text-indent="false" fo:background-color="transparent" fo:keep-with-next="auto" style:writing-mode="lr-tb">
        <style:tab-stops>
          <style:tab-stop style:position="2.932cm"/>
        </style:tab-stops>
      </style:paragraph-properties>
    </style:style>
    <style:style style:name="P498" style:family="paragraph" style:parent-style-name="Body_20_text_20__28_2_29_">
      <loext:graphic-properties draw:fill="none" draw:fill-color="#ffffff"/>
      <style:paragraph-properties fo:margin-left="0cm" fo:margin-right="0cm" fo:margin-top="0cm" fo:margin-bottom="0.215cm" style:contextual-spacing="false" fo:line-height="0.381cm" fo:text-align="justify" style:justify-single-word="false" fo:keep-together="auto" fo:orphans="0" fo:widows="0" fo:text-indent="0cm" style:auto-text-indent="false" fo:background-color="transparent" fo:keep-with-next="auto" style:writing-mode="lr-tb"/>
    </style:style>
    <style:style style:name="P499" style:family="paragraph" style:parent-style-name="Body_20_text_20__28_2_29_">
      <loext:graphic-properties draw:fill="none" draw:fill-color="#ffffff"/>
      <style:paragraph-properties fo:margin-left="0cm" fo:margin-right="0cm" fo:margin-top="0cm" fo:margin-bottom="0cm" style:contextual-spacing="false" fo:line-height="0.381cm" fo:text-align="justify" style:justify-single-word="false" fo:keep-together="auto" fo:orphans="0" fo:widows="0" fo:text-indent="0cm" style:auto-text-indent="false" fo:background-color="transparent" fo:keep-with-next="auto" style:writing-mode="lr-tb"/>
    </style:style>
    <style:style style:name="P500" style:family="paragraph" style:parent-style-name="Body_20_text_20__28_2_29_">
      <loext:graphic-properties draw:fill="none" draw:fill-color="#ffffff"/>
      <style:paragraph-properties fo:margin-left="0cm" fo:margin-right="0cm" fo:margin-top="0cm" fo:margin-bottom="0.183cm" style:contextual-spacing="false" fo:line-height="0.381cm" fo:text-align="justify" style:justify-single-word="false" fo:keep-together="auto" fo:orphans="0" fo:widows="0" fo:text-indent="0cm" style:auto-text-indent="false" fo:background-color="transparent" fo:keep-with-next="auto" style:writing-mode="lr-tb"/>
    </style:style>
    <style:style style:name="P501" style:family="paragraph" style:parent-style-name="Body_20_text_20__28_2_29_">
      <loext:graphic-properties draw:fill="none" draw:fill-color="#ffffff"/>
      <style:paragraph-properties fo:margin-left="0cm" fo:margin-right="0cm" fo:margin-top="0cm" fo:margin-bottom="0.392cm" style:contextual-spacing="false" fo:line-height="0.381cm" fo:text-align="justify" style:justify-single-word="false" fo:keep-together="auto" fo:orphans="0" fo:widows="0" fo:text-indent="0cm" style:auto-text-indent="false" fo:background-color="transparent" fo:keep-with-next="auto" style:writing-mode="lr-tb"/>
    </style:style>
    <style:style style:name="P502" style:family="paragraph" style:parent-style-name="Body_20_text_20__28_2_29_">
      <loext:graphic-properties draw:fill="none" draw:fill-color="#ffffff"/>
      <style:paragraph-properties fo:margin-left="0.353cm" fo:margin-right="0cm" fo:margin-top="0cm" fo:margin-bottom="0cm" style:contextual-spacing="false" fo:line-height="0.381cm" fo:text-align="justify" style:justify-single-word="false" fo:keep-together="auto" fo:orphans="0" fo:widows="0" fo:text-indent="0cm" style:auto-text-indent="false" fo:background-color="transparent" fo:keep-with-next="auto" style:writing-mode="lr-tb"/>
    </style:style>
    <style:style style:name="P503" style:family="paragraph" style:parent-style-name="Body_20_text_20__28_2_29_">
      <loext:graphic-properties draw:fill="none" draw:fill-color="#ffffff"/>
      <style:paragraph-properties fo:margin-left="0cm" fo:margin-right="0cm" fo:margin-top="0cm" fo:margin-bottom="0cm" style:contextual-spacing="false" fo:line-height="0.381cm" fo:text-align="justify" style:justify-single-word="false" fo:keep-together="auto" fo:orphans="0" fo:widows="0" fo:text-indent="0cm" style:auto-text-indent="false" fo:background-color="transparent" fo:keep-with-next="auto" style:writing-mode="lr-tb">
        <style:tab-stops>
          <style:tab-stop style:position="2.937cm"/>
          <style:tab-stop style:position="5.151cm"/>
          <style:tab-stop style:position="6.844cm" style:type="center"/>
        </style:tab-stops>
      </style:paragraph-properties>
    </style:style>
    <style:style style:name="P504" style:family="paragraph" style:parent-style-name="Body_20_text_20__28_2_29_" style:list-style-name="WWNum93">
      <loext:graphic-properties draw:fill="none" draw:fill-color="#ffffff"/>
      <style:paragraph-properties fo:margin-left="0.353cm" fo:margin-right="0cm" fo:margin-top="0cm" fo:margin-bottom="0cm" style:contextual-spacing="false" fo:line-height="0.381cm" fo:text-align="justify" style:justify-single-word="false" fo:keep-together="auto" fo:orphans="0" fo:widows="0" fo:text-indent="0cm" style:auto-text-indent="false" fo:background-color="transparent" fo:keep-with-next="auto" style:writing-mode="lr-tb">
        <style:tab-stops>
          <style:tab-stop style:position="1.03cm"/>
        </style:tab-stops>
      </style:paragraph-properties>
    </style:style>
    <style:style style:name="P505" style:family="paragraph" style:parent-style-name="Body_20_text_20__28_2_29_">
      <loext:graphic-properties draw:fill="none" draw:fill-color="#ffffff"/>
      <style:paragraph-properties fo:margin-left="0.353cm" fo:margin-right="0cm" fo:margin-top="0cm" fo:margin-bottom="0cm" style:contextual-spacing="false" fo:line-height="0.381cm" fo:text-align="justify" style:justify-single-word="false" fo:keep-together="auto" fo:orphans="0" fo:widows="0" fo:text-indent="0cm" style:auto-text-indent="false" fo:background-color="transparent" fo:keep-with-next="auto" style:writing-mode="lr-tb">
        <style:tab-stops>
          <style:tab-stop style:position="3.302cm"/>
        </style:tab-stops>
      </style:paragraph-properties>
    </style:style>
    <style:style style:name="P506" style:family="paragraph" style:parent-style-name="Body_20_text_20__28_2_29_">
      <loext:graphic-properties draw:fill="none" draw:fill-color="#ffffff"/>
      <style:paragraph-properties fo:margin-left="0cm" fo:margin-right="0cm" fo:margin-top="0cm" fo:margin-bottom="0cm" style:contextual-spacing="false" fo:line-height="0.381cm" fo:text-align="justify" style:justify-single-word="false" fo:keep-together="auto" fo:orphans="0" fo:widows="0" fo:text-indent="0cm" style:auto-text-indent="false" fo:background-color="transparent" fo:keep-with-next="auto" style:writing-mode="lr-tb">
        <style:tab-stops>
          <style:tab-stop style:position="2.962cm"/>
        </style:tab-stops>
      </style:paragraph-properties>
    </style:style>
    <style:style style:name="P507" style:family="paragraph" style:parent-style-name="Body_20_text_20__28_2_29_">
      <loext:graphic-properties draw:fill="none" draw:fill-color="#ffffff"/>
      <style:paragraph-properties fo:margin-left="3.246cm" fo:margin-right="0cm" fo:margin-top="0cm" fo:margin-bottom="0cm" style:contextual-spacing="false" fo:line-height="0.347cm" fo:text-align="start" style:justify-single-word="false" fo:keep-together="auto" fo:orphans="0" fo:widows="0" fo:text-indent="0cm" style:auto-text-indent="false" fo:background-color="transparent" fo:keep-with-next="auto" style:writing-mode="lr-tb"/>
    </style:style>
    <style:style style:name="P508" style:family="paragraph" style:parent-style-name="Body_20_text_20__28_2_29_">
      <loext:graphic-properties draw:fill="none" draw:fill-color="#ffffff"/>
      <style:paragraph-properties fo:margin-left="0cm" fo:margin-right="0cm" fo:margin-top="0cm" fo:margin-bottom="0cm" style:contextual-spacing="false" fo:line-height="0.347cm" fo:text-align="start" style:justify-single-word="false" fo:keep-together="auto" fo:orphans="0" fo:widows="0" fo:text-indent="0cm" style:auto-text-indent="false" fo:background-color="transparent" fo:keep-with-next="auto" style:writing-mode="lr-tb"/>
    </style:style>
    <style:style style:name="P509" style:family="paragraph" style:parent-style-name="Body_20_text_20__28_2_29_">
      <loext:graphic-properties draw:fill="none" draw:fill-color="#ffffff"/>
      <style:paragraph-properties fo:margin-left="0cm" fo:margin-right="0cm" fo:margin-top="0cm" fo:margin-bottom="0.157cm" style:contextual-spacing="false" fo:line-height="0.347cm" fo:text-align="start" style:justify-single-word="false" fo:keep-together="auto" fo:orphans="0" fo:widows="0" fo:text-indent="0cm" style:auto-text-indent="false" fo:background-color="transparent" fo:keep-with-next="auto" style:writing-mode="lr-tb"/>
    </style:style>
    <style:style style:name="P510" style:family="paragraph" style:parent-style-name="Body_20_text_20__28_2_29_">
      <loext:graphic-properties draw:fill="none" draw:fill-color="#ffffff"/>
      <style:paragraph-properties fo:margin-left="0cm" fo:margin-right="0cm" fo:margin-top="0cm" fo:margin-bottom="0.224cm" style:contextual-spacing="false" fo:line-height="0.347cm" fo:text-align="start" style:justify-single-word="false" fo:keep-together="auto" fo:orphans="0" fo:widows="0" fo:text-indent="0cm" style:auto-text-indent="false" fo:background-color="transparent" fo:keep-with-next="auto" style:writing-mode="lr-tb"/>
    </style:style>
    <style:style style:name="P511" style:family="paragraph" style:parent-style-name="Body_20_text_20__28_2_29_">
      <loext:graphic-properties draw:fill="none" draw:fill-color="#ffffff"/>
      <style:paragraph-properties fo:margin-left="0cm" fo:margin-right="5.539cm" fo:margin-top="0cm" fo:margin-bottom="0cm" style:contextual-spacing="false" fo:line-height="0.347cm" fo:text-align="start" style:justify-single-word="false" fo:keep-together="auto" fo:orphans="0" fo:widows="0" fo:text-indent="0cm" style:auto-text-indent="false" fo:background-color="transparent" fo:keep-with-next="auto" style:writing-mode="lr-tb"/>
    </style:style>
    <style:style style:name="P512" style:family="paragraph" style:parent-style-name="Body_20_text_20__28_2_29_">
      <loext:graphic-properties draw:fill="none" draw:fill-color="#ffffff"/>
      <style:paragraph-properties fo:margin-left="0cm" fo:margin-right="0.423cm" fo:margin-top="0cm" fo:margin-bottom="0.776cm" style:contextual-spacing="false" fo:line-height="0.347cm" fo:text-align="justify" style:justify-single-word="false" fo:keep-together="auto" fo:orphans="0" fo:widows="0" fo:text-indent="0cm" style:auto-text-indent="false" fo:background-color="transparent" fo:keep-with-next="auto" style:writing-mode="lr-tb"/>
    </style:style>
    <style:style style:name="P513" style:family="paragraph" style:parent-style-name="Body_20_text_20__28_2_29_">
      <loext:graphic-properties draw:fill="none" draw:fill-color="#ffffff"/>
      <style:paragraph-properties fo:margin-left="0cm" fo:margin-right="0cm" fo:margin-top="0cm" fo:margin-bottom="0.794cm" style:contextual-spacing="false" fo:line-height="0.326cm" fo:text-align="start" style:justify-single-word="false" fo:keep-together="auto" fo:orphans="0" fo:widows="0" fo:text-indent="0cm" style:auto-text-indent="false" fo:background-color="transparent" fo:keep-with-next="auto" style:writing-mode="lr-tb"/>
    </style:style>
    <style:style style:name="P514" style:family="paragraph" style:parent-style-name="Body_20_text_20__28_2_29_">
      <loext:graphic-properties draw:fill="none" draw:fill-color="#ffffff"/>
      <style:paragraph-properties fo:margin-left="0cm" fo:margin-right="0cm" fo:margin-top="0cm" fo:margin-bottom="0.146cm" style:contextual-spacing="false" fo:line-height="0.326cm" fo:text-align="start" style:justify-single-word="false" fo:keep-together="auto" fo:orphans="0" fo:widows="0" fo:text-indent="0cm" style:auto-text-indent="false" fo:background-color="transparent" fo:keep-with-next="auto" style:writing-mode="lr-tb"/>
    </style:style>
    <style:style style:name="P515" style:family="paragraph" style:parent-style-name="Body_20_text_20__28_2_29_">
      <loext:graphic-properties draw:fill="none" draw:fill-color="#ffffff"/>
      <style:paragraph-properties fo:margin-left="0cm" fo:margin-right="0.423cm" fo:margin-top="0cm" fo:margin-bottom="0.758cm" style:contextual-spacing="false" fo:line-height="0.326cm" fo:text-align="justify" style:justify-single-word="false" fo:keep-together="auto" fo:orphans="0" fo:widows="0" fo:text-indent="0cm" style:auto-text-indent="false" fo:background-color="transparent" fo:keep-with-next="auto" style:writing-mode="lr-tb"/>
    </style:style>
    <style:style style:name="P516" style:family="paragraph" style:parent-style-name="Body_20_text_20__28_2_29_">
      <loext:graphic-properties draw:fill="none" draw:fill-color="#ffffff"/>
      <style:paragraph-properties fo:margin-left="0cm" fo:margin-right="0cm" fo:margin-top="0cm" fo:margin-bottom="0cm" style:contextual-spacing="false" fo:line-height="0.529cm" fo:text-align="justify" style:justify-single-word="false" fo:keep-together="auto" fo:orphans="0" fo:widows="0" fo:text-indent="0cm" style:auto-text-indent="false" fo:background-color="transparent" fo:keep-with-next="auto" style:writing-mode="lr-tb"/>
    </style:style>
    <style:style style:name="P517" style:family="paragraph" style:parent-style-name="Body_20_text_20__28_2_29_">
      <loext:graphic-properties draw:fill="none" draw:fill-color="#ffffff"/>
      <style:paragraph-properties fo:margin-left="0cm" fo:margin-right="0cm" fo:margin-top="0cm" fo:margin-bottom="0.15cm" style:contextual-spacing="false" fo:line-height="0.339cm" fo:text-align="justify" style:justify-single-word="false" fo:keep-together="auto" fo:orphans="0" fo:widows="0" fo:text-indent="0cm" style:auto-text-indent="false" fo:background-color="transparent" fo:keep-with-next="auto" style:writing-mode="lr-tb"/>
    </style:style>
    <style:style style:name="P518" style:family="paragraph" style:parent-style-name="Body_20_text_20__28_2_29_">
      <loext:graphic-properties draw:fill="none" draw:fill-color="#ffffff"/>
      <style:paragraph-properties fo:margin-left="0cm" fo:margin-right="0cm" fo:margin-top="0cm" fo:margin-bottom="0cm" style:contextual-spacing="false" fo:line-height="0.356cm" fo:text-align="start" style:justify-single-word="false" fo:keep-together="auto" fo:orphans="0" fo:widows="0" fo:text-indent="0cm" style:auto-text-indent="false" fo:background-color="transparent" fo:keep-with-next="auto" style:writing-mode="lr-tb"/>
    </style:style>
    <style:style style:name="P519" style:family="paragraph" style:parent-style-name="Body_20_text_20__28_2_29_">
      <loext:graphic-properties draw:fill="none" draw:fill-color="#ffffff"/>
      <style:paragraph-properties fo:margin-left="0cm" fo:margin-right="0cm" fo:margin-top="0cm" fo:margin-bottom="0.783cm" style:contextual-spacing="false" fo:line-height="0.356cm" fo:text-align="start" style:justify-single-word="false" fo:keep-together="auto" fo:orphans="0" fo:widows="0" fo:text-indent="0cm" style:auto-text-indent="false" fo:background-color="transparent" fo:keep-with-next="auto" style:writing-mode="lr-tb"/>
    </style:style>
    <style:style style:name="P520" style:family="paragraph" style:parent-style-name="Body_20_text_20__28_2_29_">
      <loext:graphic-properties draw:fill="none" draw:fill-color="#ffffff"/>
      <style:paragraph-properties fo:margin-left="0cm" fo:margin-right="0cm" fo:margin-top="0cm" fo:margin-bottom="0.552cm" style:contextual-spacing="false" fo:line-height="0.356cm" fo:text-align="start" style:justify-single-word="false" fo:keep-together="auto" fo:orphans="0" fo:widows="0" fo:text-indent="0cm" style:auto-text-indent="false" fo:background-color="transparent" fo:keep-with-next="auto" style:writing-mode="lr-tb"/>
    </style:style>
    <style:style style:name="P521" style:family="paragraph" style:parent-style-name="Body_20_text_20__28_2_29_">
      <loext:graphic-properties draw:fill="none" draw:fill-color="#ffffff"/>
      <style:paragraph-properties fo:margin-left="0cm" fo:margin-right="0cm" fo:margin-top="0cm" fo:margin-bottom="0.164cm" style:contextual-spacing="false" fo:line-height="0.356cm" fo:text-align="start" style:justify-single-word="false" fo:keep-together="auto" fo:orphans="0" fo:widows="0" fo:text-indent="0cm" style:auto-text-indent="false" fo:background-color="transparent" fo:keep-with-next="auto" style:writing-mode="lr-tb"/>
    </style:style>
    <style:style style:name="P522" style:family="paragraph" style:parent-style-name="Body_20_text_20__28_2_29_" style:list-style-name="WWNum103">
      <loext:graphic-properties draw:fill="none" draw:fill-color="#ffffff"/>
      <style:paragraph-properties fo:margin-left="0cm" fo:margin-right="0cm" fo:margin-top="0cm" fo:margin-bottom="0cm" style:contextual-spacing="false" fo:line-height="0.356cm" fo:text-align="justify" style:justify-single-word="false" fo:keep-together="auto" fo:orphans="0" fo:widows="0" fo:text-indent="0cm" style:auto-text-indent="false" fo:background-color="transparent" fo:keep-with-next="auto" style:writing-mode="lr-tb">
        <style:tab-stops>
          <style:tab-stop style:position="1.487cm" style:type="right"/>
          <style:tab-stop style:position="2.05cm"/>
          <style:tab-stop style:position="3.455cm"/>
        </style:tab-stops>
      </style:paragraph-properties>
    </style:style>
    <style:style style:name="P523" style:family="paragraph" style:parent-style-name="Body_20_text_20__28_2_29_">
      <loext:graphic-properties draw:fill="none" draw:fill-color="#ffffff"/>
      <style:paragraph-properties fo:margin-left="0cm" fo:margin-right="0cm" fo:margin-top="0cm" fo:margin-bottom="0.173cm" style:contextual-spacing="false" fo:line-height="0.356cm" fo:text-align="justify" style:justify-single-word="false" fo:keep-together="auto" fo:orphans="0" fo:widows="0" fo:text-indent="0cm" style:auto-text-indent="false" fo:background-color="transparent" fo:keep-with-next="auto" style:writing-mode="lr-tb"/>
    </style:style>
    <style:style style:name="P524" style:family="paragraph" style:parent-style-name="Body_20_text_20__28_2_29_">
      <loext:graphic-properties draw:fill="none" draw:fill-color="#ffffff"/>
      <style:paragraph-properties fo:margin-left="0cm" fo:margin-right="0cm" fo:margin-top="0cm" fo:margin-bottom="0.82cm" style:contextual-spacing="false" fo:line-height="0.402cm" fo:text-align="justify" style:justify-single-word="false" fo:keep-together="auto" fo:orphans="0" fo:widows="0" fo:text-indent="0cm" style:auto-text-indent="false" fo:background-color="transparent" fo:keep-with-next="auto" style:writing-mode="lr-tb"/>
    </style:style>
    <style:style style:name="P525" style:family="paragraph" style:parent-style-name="Body_20_text_20__28_2_29_">
      <loext:graphic-properties draw:fill="none" draw:fill-color="#ffffff"/>
      <style:paragraph-properties fo:margin-left="0cm" fo:margin-right="0cm" fo:margin-top="0cm" fo:margin-bottom="0.817cm" style:contextual-spacing="false" fo:line-height="0.399cm" fo:text-align="start" style:justify-single-word="false" fo:keep-together="auto" fo:orphans="0" fo:widows="0" fo:text-indent="0cm" style:auto-text-indent="false" fo:background-color="transparent" fo:keep-with-next="auto" style:writing-mode="lr-tb"/>
    </style:style>
    <style:style style:name="P526" style:family="paragraph" style:parent-style-name="Body_20_text_20__28_2_29_">
      <loext:graphic-properties draw:fill="none" draw:fill-color="#ffffff"/>
      <style:paragraph-properties fo:margin-left="0cm" fo:margin-right="0cm" fo:margin-top="0cm" fo:margin-bottom="0.746cm" style:contextual-spacing="false" fo:line-height="0.399cm" fo:text-align="start" style:justify-single-word="false" fo:keep-together="auto" fo:orphans="0" fo:widows="0" fo:text-indent="0cm" style:auto-text-indent="false" fo:background-color="transparent" fo:keep-with-next="auto" style:writing-mode="lr-tb"/>
    </style:style>
    <style:style style:name="P527" style:family="paragraph" style:parent-style-name="Body_20_text_20__28_2_29_">
      <loext:graphic-properties draw:fill="none" draw:fill-color="#ffffff"/>
      <style:paragraph-properties fo:margin-left="0cm" fo:margin-right="0cm" fo:margin-top="0cm" fo:margin-bottom="0cm" style:contextual-spacing="false" fo:line-height="0.399cm" fo:text-align="start" style:justify-single-word="false" fo:keep-together="auto" fo:orphans="0" fo:widows="0" fo:text-indent="0cm" style:auto-text-indent="false" fo:background-color="transparent" fo:keep-with-next="auto" style:writing-mode="lr-tb"/>
    </style:style>
    <style:style style:name="P528" style:family="paragraph" style:parent-style-name="Body_20_text_20__28_2_29_">
      <loext:graphic-properties draw:fill="none" draw:fill-color="#ffffff"/>
      <style:paragraph-properties fo:margin-left="0cm" fo:margin-right="0cm" fo:margin-top="0cm" fo:margin-bottom="0.229cm" style:contextual-spacing="false" fo:line-height="0.399cm" fo:text-align="start" style:justify-single-word="false" fo:keep-together="auto" fo:orphans="0" fo:widows="0" fo:text-indent="0cm" style:auto-text-indent="false" fo:background-color="transparent" fo:keep-with-next="auto" style:writing-mode="lr-tb"/>
    </style:style>
    <style:style style:name="P529" style:family="paragraph" style:parent-style-name="Body_20_text_20__28_2_29_">
      <loext:graphic-properties draw:fill="none" draw:fill-color="#ffffff"/>
      <style:paragraph-properties fo:margin-left="0cm" fo:margin-right="0cm" fo:margin-top="0cm" fo:margin-bottom="0.194cm" style:contextual-spacing="false" fo:line-height="0.399cm" fo:text-align="justify" style:justify-single-word="false" fo:keep-together="auto" fo:orphans="0" fo:widows="0" fo:text-indent="0cm" style:auto-text-indent="false" fo:background-color="transparent" fo:keep-with-next="auto" style:writing-mode="lr-tb"/>
    </style:style>
    <style:style style:name="P530" style:family="paragraph" style:parent-style-name="Body_20_text_20__28_2_29_">
      <loext:graphic-properties draw:fill="none" draw:fill-color="#ffffff"/>
      <style:paragraph-properties fo:margin-left="0cm" fo:margin-right="0cm" fo:margin-top="0cm" fo:margin-bottom="0.265cm" style:contextual-spacing="false" fo:line-height="0.399cm" fo:text-align="justify" style:justify-single-word="false" fo:keep-together="auto" fo:orphans="0" fo:widows="0" fo:text-indent="0cm" style:auto-text-indent="false" fo:background-color="transparent" fo:keep-with-next="auto" style:writing-mode="lr-tb"/>
    </style:style>
    <style:style style:name="P531" style:family="paragraph" style:parent-style-name="Body_20_text_20__28_2_29_">
      <loext:graphic-properties draw:fill="none" draw:fill-color="#ffffff"/>
      <style:paragraph-properties fo:margin-left="0cm" fo:margin-right="2.787cm" fo:margin-top="0cm" fo:margin-bottom="0cm" style:contextual-spacing="false" fo:line-height="0.593cm" fo:text-align="start" style:justify-single-word="false" fo:keep-together="auto" fo:orphans="0" fo:widows="0" fo:text-indent="0cm" style:auto-text-indent="false" fo:background-color="transparent" fo:keep-with-next="auto" style:writing-mode="lr-tb">
        <style:tab-stops>
          <style:tab-stop style:position="0.79cm"/>
        </style:tab-stops>
      </style:paragraph-properties>
    </style:style>
    <style:style style:name="P532" style:family="paragraph" style:parent-style-name="Body_20_text_20__28_2_29_">
      <loext:graphic-properties draw:fill="none" draw:fill-color="#ffffff"/>
      <style:paragraph-properties fo:margin-left="0.282cm" fo:margin-right="0.847cm" fo:margin-top="0cm" fo:margin-bottom="0.24cm" style:contextual-spacing="false" fo:line-height="0.411cm" fo:text-align="start" style:justify-single-word="false" fo:keep-together="auto" fo:orphans="0" fo:widows="0" fo:text-indent="0cm" style:auto-text-indent="false" fo:background-color="transparent" fo:keep-with-next="auto" style:writing-mode="lr-tb"/>
    </style:style>
    <style:style style:name="P533" style:family="paragraph" style:parent-style-name="Body_20_text_20__28_2_29_">
      <loext:graphic-properties draw:fill="none" draw:fill-color="#ffffff"/>
      <style:paragraph-properties fo:margin-left="0.318cm" fo:margin-right="1.905cm" fo:margin-top="0cm" fo:margin-bottom="0.205cm" style:contextual-spacing="false" fo:line-height="0.411cm" fo:text-align="start" style:justify-single-word="false" fo:keep-together="auto" fo:orphans="0" fo:widows="0" fo:text-indent="0cm" style:auto-text-indent="false" fo:background-color="transparent" fo:keep-with-next="auto" style:writing-mode="lr-tb"/>
    </style:style>
    <style:style style:name="P534" style:family="paragraph" style:parent-style-name="Body_20_text_20__28_2_29_">
      <loext:graphic-properties draw:fill="none" draw:fill-color="#ffffff"/>
      <style:paragraph-properties fo:margin-left="0.282cm" fo:margin-right="0cm" fo:margin-top="0cm" fo:margin-bottom="0cm" style:contextual-spacing="false" fo:line-height="0.441cm" fo:text-align="justify" style:justify-single-word="false" fo:keep-together="auto" fo:orphans="0" fo:widows="0" fo:text-indent="0cm" style:auto-text-indent="false" fo:background-color="transparent" fo:keep-with-next="auto" style:writing-mode="lr-tb"/>
    </style:style>
    <style:style style:name="P535" style:family="paragraph" style:parent-style-name="Body_20_text_20__28_2_29_">
      <loext:graphic-properties draw:fill="none" draw:fill-color="#ffffff"/>
      <style:paragraph-properties fo:margin-left="0cm" fo:margin-right="0cm" fo:margin-top="0cm" fo:margin-bottom="0cm" style:contextual-spacing="false" fo:line-height="0.554cm" fo:text-align="justify" style:justify-single-word="false" fo:keep-together="auto" fo:orphans="0" fo:widows="0" fo:text-indent="0cm" style:auto-text-indent="false" fo:background-color="transparent" fo:keep-with-next="auto" style:writing-mode="lr-tb"/>
    </style:style>
    <style:style style:name="P536" style:family="paragraph" style:parent-style-name="Body_20_text_20__28_2_29_">
      <loext:graphic-properties draw:fill="none" draw:fill-color="#ffffff"/>
      <style:paragraph-properties fo:margin-left="0cm" fo:margin-right="8.184cm" fo:margin-top="0cm" fo:margin-bottom="0cm" style:contextual-spacing="false" fo:line-height="0.554cm" fo:text-align="start" style:justify-single-word="false" fo:keep-together="auto" fo:orphans="0" fo:widows="0" fo:text-indent="0cm" style:auto-text-indent="false" fo:background-color="transparent" fo:keep-with-next="auto" style:writing-mode="lr-tb">
        <style:tab-stops>
          <style:tab-stop style:position="0.658cm"/>
        </style:tab-stops>
      </style:paragraph-properties>
    </style:style>
    <style:style style:name="P537" style:family="paragraph" style:parent-style-name="Body_20_text_20__28_2_29_" style:list-style-name="WWNum39">
      <loext:graphic-properties draw:fill="none" draw:fill-color="#ffffff"/>
      <style:paragraph-properties fo:margin-left="0cm" fo:margin-right="0cm" fo:margin-top="0cm" fo:margin-bottom="0cm" style:contextual-spacing="false" fo:line-height="0.36cm" fo:text-align="justify" style:justify-single-word="false" fo:keep-together="auto" fo:orphans="0" fo:widows="0" fo:text-indent="0cm" style:auto-text-indent="false" fo:background-color="transparent" fo:keep-with-next="auto" style:writing-mode="lr-tb">
        <style:tab-stops>
          <style:tab-stop style:position="0.658cm"/>
        </style:tab-stops>
      </style:paragraph-properties>
    </style:style>
    <style:style style:name="P538" style:family="paragraph" style:parent-style-name="Body_20_text_20__28_2_29_">
      <loext:graphic-properties draw:fill="none" draw:fill-color="#ffffff"/>
      <style:paragraph-properties fo:margin-left="0cm" fo:margin-right="0cm" fo:margin-top="0cm" fo:margin-bottom="0cm" style:contextual-spacing="false" fo:line-height="0.36cm" fo:text-align="justify" style:justify-single-word="false" fo:keep-together="auto" fo:orphans="0" fo:widows="0" fo:text-indent="0cm" style:auto-text-indent="false" fo:background-color="transparent" fo:keep-with-next="auto" style:writing-mode="lr-tb"/>
    </style:style>
    <style:style style:name="P539" style:family="paragraph" style:parent-style-name="Body_20_text_20__28_2_29_">
      <loext:graphic-properties draw:fill="none" draw:fill-color="#ffffff"/>
      <style:paragraph-properties fo:margin-left="0cm" fo:margin-right="0cm" fo:margin-top="0cm" fo:margin-bottom="0.18cm" style:contextual-spacing="false" fo:line-height="0.36cm" fo:text-align="justify" style:justify-single-word="false" fo:keep-together="auto" fo:orphans="0" fo:widows="0" fo:text-indent="0cm" style:auto-text-indent="false" fo:background-color="transparent" fo:keep-with-next="auto" style:writing-mode="lr-tb"/>
    </style:style>
    <style:style style:name="P540" style:family="paragraph" style:parent-style-name="Body_20_text_20__28_2_29_">
      <loext:graphic-properties draw:fill="none" draw:fill-color="#ffffff"/>
      <style:paragraph-properties fo:margin-left="0cm" fo:margin-right="0cm" fo:margin-top="0cm" fo:margin-bottom="0.176cm" style:contextual-spacing="false" fo:line-height="0.36cm" fo:text-align="justify" style:justify-single-word="false" fo:keep-together="auto" fo:orphans="0" fo:widows="0" fo:text-indent="0cm" style:auto-text-indent="false" fo:background-color="transparent" fo:keep-with-next="auto" style:writing-mode="lr-tb"/>
    </style:style>
    <style:style style:name="P541" style:family="paragraph" style:parent-style-name="Body_20_text_20__28_2_29_" style:list-style-name="WWNum103">
      <loext:graphic-properties draw:fill="none" draw:fill-color="#ffffff"/>
      <style:paragraph-properties fo:margin-left="0cm" fo:margin-right="0cm" fo:margin-top="0cm" fo:margin-bottom="0cm" style:contextual-spacing="false" fo:line-height="0.36cm" fo:text-align="justify" style:justify-single-word="false" fo:keep-together="auto" fo:orphans="0" fo:widows="0" fo:text-indent="0cm" style:auto-text-indent="false" fo:background-color="transparent" fo:keep-with-next="auto" style:writing-mode="lr-tb">
        <style:tab-stops>
          <style:tab-stop style:position="1.487cm" style:type="right"/>
          <style:tab-stop style:position="2.05cm"/>
          <style:tab-stop style:position="3.455cm"/>
        </style:tab-stops>
      </style:paragraph-properties>
    </style:style>
    <style:style style:name="P542" style:family="paragraph" style:parent-style-name="Body_20_text_20__28_2_29_" style:list-style-name="WWNum103">
      <loext:graphic-properties draw:fill="none" draw:fill-color="#ffffff"/>
      <style:paragraph-properties fo:margin-left="0cm" fo:margin-right="0cm" fo:margin-top="0cm" fo:margin-bottom="0cm" style:contextual-spacing="false" fo:line-height="0.36cm" fo:text-align="justify" style:justify-single-word="false" fo:keep-together="auto" fo:orphans="0" fo:widows="0" fo:text-indent="0cm" style:auto-text-indent="false" fo:background-color="transparent" fo:keep-with-next="auto" style:writing-mode="lr-tb">
        <style:tab-stops>
          <style:tab-stop style:position="1.487cm" style:type="right"/>
          <style:tab-stop style:position="2.05cm"/>
          <style:tab-stop style:position="3.524cm"/>
        </style:tab-stops>
      </style:paragraph-properties>
    </style:style>
    <style:style style:name="P543" style:family="paragraph" style:parent-style-name="Body_20_text_20__28_2_29_" style:list-style-name="WWNum103">
      <loext:graphic-properties draw:fill="none" draw:fill-color="#ffffff"/>
      <style:paragraph-properties fo:margin-left="0cm" fo:margin-right="0cm" fo:margin-top="0cm" fo:margin-bottom="0cm" style:contextual-spacing="false" fo:line-height="0.36cm" fo:text-align="justify" style:justify-single-word="false" fo:keep-together="auto" fo:orphans="0" fo:widows="0" fo:text-indent="0cm" style:auto-text-indent="false" fo:background-color="transparent" fo:keep-with-next="auto" style:writing-mode="lr-tb">
        <style:tab-stops>
          <style:tab-stop style:position="1.487cm" style:type="right"/>
          <style:tab-stop style:position="2.05cm"/>
          <style:tab-stop style:position="3.498cm"/>
        </style:tab-stops>
      </style:paragraph-properties>
    </style:style>
    <style:style style:name="P544" style:family="paragraph" style:parent-style-name="Body_20_text_20__28_2_29_" style:list-style-name="WWNum75">
      <loext:graphic-properties draw:fill="none" draw:fill-color="#ffffff"/>
      <style:paragraph-properties fo:margin-left="0cm" fo:margin-right="0cm" fo:margin-top="0cm" fo:margin-bottom="0cm" style:contextual-spacing="false" fo:line-height="0.36cm" fo:text-align="justify" style:justify-single-word="false" fo:keep-together="auto" fo:orphans="0" fo:widows="0" fo:text-indent="0cm" style:auto-text-indent="false" fo:background-color="transparent" fo:keep-with-next="auto" style:writing-mode="lr-tb">
        <style:tab-stops>
          <style:tab-stop style:position="0.637cm"/>
        </style:tab-stops>
      </style:paragraph-properties>
    </style:style>
    <style:style style:name="P545" style:family="paragraph" style:parent-style-name="Body_20_text_20__28_2_29_">
      <loext:graphic-properties draw:fill="none" draw:fill-color="#ffffff"/>
      <style:paragraph-properties fo:margin-left="0cm" fo:margin-right="0cm" fo:margin-top="0cm" fo:margin-bottom="0cm" style:contextual-spacing="false" fo:line-height="0.36cm" fo:text-align="justify" style:justify-single-word="false" fo:keep-together="auto" fo:orphans="0" fo:widows="0" fo:text-indent="0cm" style:auto-text-indent="false" fo:background-color="transparent" fo:keep-with-next="auto" style:writing-mode="lr-tb">
        <style:tab-stops>
          <style:tab-stop style:position="0.674cm"/>
        </style:tab-stops>
      </style:paragraph-properties>
    </style:style>
    <style:style style:name="P546" style:family="paragraph" style:parent-style-name="Body_20_text_20__28_2_29_">
      <loext:graphic-properties draw:fill="none" draw:fill-color="#ffffff"/>
      <style:paragraph-properties fo:margin-left="0cm" fo:margin-right="0cm" fo:margin-top="0cm" fo:margin-bottom="0cm" style:contextual-spacing="false" fo:line-height="0.36cm" fo:text-align="justify" style:justify-single-word="false" fo:keep-together="auto" fo:orphans="0" fo:widows="0" fo:text-indent="0cm" style:auto-text-indent="false" fo:background-color="transparent" fo:keep-with-next="auto" style:writing-mode="lr-tb">
        <style:tab-stops>
          <style:tab-stop style:position="2.965cm"/>
        </style:tab-stops>
      </style:paragraph-properties>
    </style:style>
    <style:style style:name="P547" style:family="paragraph" style:parent-style-name="Body_20_text_20__28_2_29_">
      <loext:graphic-properties draw:fill="none" draw:fill-color="#ffffff"/>
      <style:paragraph-properties fo:margin-left="0cm" fo:margin-right="0cm" fo:margin-top="0cm" fo:margin-bottom="0cm" style:contextual-spacing="false" fo:line-height="0.36cm" fo:text-align="justify" style:justify-single-word="false" fo:keep-together="auto" fo:orphans="0" fo:widows="0" fo:text-indent="0cm" style:auto-text-indent="false" fo:background-color="transparent" fo:keep-with-next="auto" style:writing-mode="lr-tb">
        <style:tab-stops>
          <style:tab-stop style:position="3.595cm"/>
        </style:tab-stops>
      </style:paragraph-properties>
    </style:style>
    <style:style style:name="P548" style:family="paragraph" style:parent-style-name="Body_20_text_20__28_2_29_">
      <loext:graphic-properties draw:fill="none" draw:fill-color="#ffffff"/>
      <style:paragraph-properties fo:margin-left="0cm" fo:margin-right="0cm" fo:margin-top="0cm" fo:margin-bottom="0.656cm" style:contextual-spacing="false" fo:line-height="0.36cm" fo:text-align="start" style:justify-single-word="false" fo:keep-together="auto" fo:orphans="0" fo:widows="0" fo:text-indent="0cm" style:auto-text-indent="false" fo:background-color="transparent" fo:keep-with-next="auto" style:writing-mode="lr-tb"/>
    </style:style>
    <style:style style:name="P549" style:family="paragraph" style:parent-style-name="Body_20_text_20__28_2_29_">
      <loext:graphic-properties draw:fill="none" draw:fill-color="#ffffff"/>
      <style:paragraph-properties fo:margin-left="0cm" fo:margin-right="0cm" fo:margin-top="0cm" fo:margin-bottom="0.169cm" style:contextual-spacing="false" fo:line-height="0.36cm" fo:text-align="start" style:justify-single-word="false" fo:keep-together="auto" fo:orphans="0" fo:widows="0" fo:text-indent="0cm" style:auto-text-indent="false" fo:background-color="transparent" fo:keep-with-next="auto" style:writing-mode="lr-tb"/>
    </style:style>
    <style:style style:name="P550" style:family="paragraph" style:parent-style-name="Body_20_text_20__28_2_29_">
      <loext:graphic-properties draw:fill="none" draw:fill-color="#ffffff"/>
      <style:paragraph-properties fo:margin-left="0cm" fo:margin-right="0cm" fo:margin-top="0cm" fo:margin-bottom="0.27cm" style:contextual-spacing="false" fo:line-height="0.36cm" fo:text-align="start" style:justify-single-word="false" fo:keep-together="auto" fo:orphans="0" fo:widows="0" fo:text-indent="0cm" style:auto-text-indent="false" fo:background-color="transparent" fo:keep-with-next="auto" style:writing-mode="lr-tb"/>
    </style:style>
    <style:style style:name="P551" style:family="paragraph" style:parent-style-name="Body_20_text_20__28_2_29_">
      <loext:graphic-properties draw:fill="none" draw:fill-color="#ffffff"/>
      <style:paragraph-properties fo:margin-left="0cm" fo:margin-right="0cm" fo:margin-top="0cm" fo:margin-bottom="0cm" style:contextual-spacing="false" fo:line-height="0.36cm" fo:text-align="start" style:justify-single-word="false" fo:keep-together="auto" fo:orphans="0" fo:widows="0" fo:text-indent="0cm" style:auto-text-indent="false" fo:background-color="transparent" fo:keep-with-next="auto" style:writing-mode="lr-tb"/>
    </style:style>
    <style:style style:name="P552" style:family="paragraph" style:parent-style-name="Body_20_text_20__28_2_29_">
      <loext:graphic-properties draw:fill="none" draw:fill-color="#ffffff"/>
      <style:paragraph-properties fo:margin-left="0cm" fo:margin-right="0cm" fo:margin-top="0cm" fo:margin-bottom="0.751cm" style:contextual-spacing="false" fo:line-height="0.36cm" fo:text-align="start" style:justify-single-word="false" fo:keep-together="auto" fo:orphans="0" fo:widows="0" fo:text-indent="0cm" style:auto-text-indent="false" fo:background-color="transparent" fo:keep-with-next="auto" style:writing-mode="lr-tb"/>
    </style:style>
    <style:style style:name="P553" style:family="paragraph" style:parent-style-name="Body_20_text_20__28_2_29_">
      <loext:graphic-properties draw:fill="none" draw:fill-color="#ffffff"/>
      <style:paragraph-properties fo:margin-left="0cm" fo:margin-right="1.482cm" fo:margin-top="0cm" fo:margin-bottom="0.201cm" style:contextual-spacing="false" fo:line-height="0.36cm" fo:text-align="start" style:justify-single-word="false" fo:keep-together="auto" fo:orphans="0" fo:widows="0" fo:text-indent="0cm" style:auto-text-indent="false" fo:background-color="transparent" fo:keep-with-next="auto" style:writing-mode="lr-tb"/>
    </style:style>
    <style:style style:name="P554" style:family="paragraph" style:parent-style-name="Body_20_text_20__28_2_29_">
      <loext:graphic-properties draw:fill="none" draw:fill-color="#ffffff"/>
      <style:paragraph-properties fo:margin-left="3.739cm" fo:margin-right="0cm" fo:margin-top="0cm" fo:margin-bottom="0cm" style:contextual-spacing="false" fo:line-height="0.36cm" fo:text-align="start" style:justify-single-word="false" fo:keep-together="auto" fo:orphans="0" fo:widows="0" fo:text-indent="0cm" style:auto-text-indent="false" fo:background-color="transparent" fo:keep-with-next="auto" style:writing-mode="lr-tb"/>
    </style:style>
    <style:style style:name="P555" style:family="paragraph" style:parent-style-name="Body_20_text_20__28_2_29_">
      <loext:graphic-properties draw:fill="none" draw:fill-color="#ffffff"/>
      <style:paragraph-properties fo:margin-left="0cm" fo:margin-right="5.609cm" fo:margin-top="0cm" fo:margin-bottom="0cm" style:contextual-spacing="false" fo:line-height="0.393cm" fo:text-align="start" style:justify-single-word="false" fo:keep-together="auto" fo:orphans="0" fo:widows="0" fo:text-indent="0cm" style:auto-text-indent="false" fo:background-color="transparent" fo:keep-with-next="auto" style:writing-mode="lr-tb"/>
    </style:style>
    <style:style style:name="P556" style:family="paragraph" style:parent-style-name="Body_20_text_20__28_2_29_">
      <loext:graphic-properties draw:fill="none" draw:fill-color="#ffffff"/>
      <style:paragraph-properties fo:margin-left="0cm" fo:margin-right="0cm" fo:margin-top="0cm" fo:margin-bottom="0cm" style:contextual-spacing="false" fo:line-height="0.393cm" fo:text-align="start" style:justify-single-word="false" fo:keep-together="auto" fo:orphans="0" fo:widows="0" fo:text-indent="0cm" style:auto-text-indent="false" fo:background-color="transparent" fo:keep-with-next="auto" style:writing-mode="lr-tb"/>
    </style:style>
    <style:style style:name="P557" style:family="paragraph" style:parent-style-name="Body_20_text_20__28_2_29_">
      <loext:graphic-properties draw:fill="none" draw:fill-color="#ffffff"/>
      <style:paragraph-properties fo:margin-left="0cm" fo:margin-right="0cm" fo:margin-top="0cm" fo:margin-bottom="0.191cm" style:contextual-spacing="false" fo:line-height="0.393cm" fo:text-align="start" style:justify-single-word="false" fo:keep-together="auto" fo:orphans="0" fo:widows="0" fo:text-indent="0cm" style:auto-text-indent="false" fo:background-color="transparent" fo:keep-with-next="auto" style:writing-mode="lr-tb"/>
    </style:style>
    <style:style style:name="P558" style:family="paragraph" style:parent-style-name="Body_20_text_20__28_2_29_">
      <loext:graphic-properties draw:fill="none" draw:fill-color="#ffffff"/>
      <style:paragraph-properties fo:margin-left="0cm" fo:margin-right="0cm" fo:margin-top="0cm" fo:margin-bottom="0.778cm" style:contextual-spacing="false" fo:line-height="0.393cm" fo:text-align="justify" style:justify-single-word="false" fo:keep-together="auto" fo:orphans="0" fo:widows="0" fo:text-indent="0cm" style:auto-text-indent="false" fo:background-color="transparent" fo:keep-with-next="auto" style:writing-mode="lr-tb"/>
    </style:style>
    <style:style style:name="P559" style:family="paragraph" style:parent-style-name="Body_20_text_20__28_2_29_">
      <loext:graphic-properties draw:fill="none" draw:fill-color="#ffffff"/>
      <style:paragraph-properties fo:margin-left="0cm" fo:margin-right="1.94cm" fo:margin-top="0cm" fo:margin-bottom="0.81cm" style:contextual-spacing="false" fo:line-height="0.39cm" fo:text-align="start" style:justify-single-word="false" fo:keep-together="auto" fo:orphans="0" fo:widows="0" fo:text-indent="0cm" style:auto-text-indent="false" fo:background-color="transparent" fo:keep-with-next="auto" style:writing-mode="lr-tb"/>
    </style:style>
    <style:style style:name="P560" style:family="paragraph" style:parent-style-name="Body_20_text_20__28_2_29_">
      <loext:graphic-properties draw:fill="none" draw:fill-color="#ffffff"/>
      <style:paragraph-properties fo:margin-left="0cm" fo:margin-right="0cm" fo:margin-top="0cm" fo:margin-bottom="0cm" style:contextual-spacing="false" fo:line-height="0.39cm" fo:text-align="start" style:justify-single-word="false" fo:keep-together="auto" fo:orphans="0" fo:widows="0" fo:text-indent="0cm" style:auto-text-indent="false" fo:background-color="transparent" fo:keep-with-next="auto" style:writing-mode="lr-tb"/>
    </style:style>
    <style:style style:name="P561" style:family="paragraph" style:parent-style-name="Body_20_text_20__28_2_29_">
      <loext:graphic-properties draw:fill="none" draw:fill-color="#ffffff"/>
      <style:paragraph-properties fo:margin-left="0cm" fo:margin-right="0cm" fo:margin-top="0cm" fo:margin-bottom="0cm" style:contextual-spacing="false" fo:line-height="0.39cm" fo:text-align="start" style:justify-single-word="false" fo:keep-together="auto" fo:orphans="0" fo:widows="0" fo:text-indent="0cm" style:auto-text-indent="false" fo:background-color="transparent" fo:keep-with-next="auto" style:writing-mode="lr-tb">
        <style:tab-stops>
          <style:tab-stop style:position="2.953cm"/>
        </style:tab-stops>
      </style:paragraph-properties>
    </style:style>
    <style:style style:name="P562" style:family="paragraph" style:parent-style-name="Body_20_text_20__28_2_29_">
      <loext:graphic-properties draw:fill="none" draw:fill-color="#ffffff"/>
      <style:paragraph-properties fo:margin-left="0cm" fo:margin-right="0cm" fo:margin-top="0cm" fo:margin-bottom="0cm" style:contextual-spacing="false" fo:line-height="0.39cm" fo:text-align="justify" style:justify-single-word="false" fo:keep-together="auto" fo:orphans="0" fo:widows="0" fo:text-indent="0cm" style:auto-text-indent="false" fo:background-color="transparent" fo:keep-with-next="auto" style:writing-mode="lr-tb"/>
    </style:style>
    <style:style style:name="P563" style:family="paragraph" style:parent-style-name="Body_20_text_20__28_2_29_">
      <loext:graphic-properties draw:fill="none" draw:fill-color="#ffffff"/>
      <style:paragraph-properties fo:margin-left="0cm" fo:margin-right="0cm" fo:margin-top="0cm" fo:margin-bottom="0cm" style:contextual-spacing="false" fo:line-height="0.39cm" fo:text-align="justify" style:justify-single-word="false" fo:keep-together="auto" fo:orphans="0" fo:widows="0" fo:text-indent="0cm" style:auto-text-indent="false" fo:background-color="transparent" fo:keep-with-next="auto" style:writing-mode="lr-tb">
        <style:tab-stops>
          <style:tab-stop style:position="3.007cm"/>
        </style:tab-stops>
      </style:paragraph-properties>
    </style:style>
    <style:style style:name="P564" style:family="paragraph" style:parent-style-name="Body_20_text_20__28_2_29_">
      <loext:graphic-properties draw:fill="none" draw:fill-color="#ffffff"/>
      <style:paragraph-properties fo:margin-left="0cm" fo:margin-right="0cm" fo:margin-top="0cm" fo:margin-bottom="0cm" style:contextual-spacing="false" fo:line-height="0.351cm" fo:text-align="start" style:justify-single-word="false" fo:keep-together="auto" fo:orphans="0" fo:widows="0" fo:text-indent="0cm" style:auto-text-indent="false" fo:background-color="transparent" fo:keep-with-next="auto" style:writing-mode="lr-tb"/>
    </style:style>
    <style:style style:name="P565" style:family="paragraph" style:parent-style-name="Body_20_text_20__28_2_29_">
      <loext:graphic-properties draw:fill="none" draw:fill-color="#ffffff"/>
      <style:paragraph-properties fo:margin-left="0cm" fo:margin-right="0cm" fo:margin-top="0cm" fo:margin-bottom="0.161cm" style:contextual-spacing="false" fo:line-height="0.351cm" fo:text-align="start" style:justify-single-word="false" fo:keep-together="auto" fo:orphans="0" fo:widows="0" fo:text-indent="0cm" style:auto-text-indent="false" fo:background-color="transparent" fo:keep-with-next="auto" style:writing-mode="lr-tb"/>
    </style:style>
    <style:style style:name="P566" style:family="paragraph" style:parent-style-name="Body_20_text_20__28_2_29_">
      <loext:graphic-properties draw:fill="none" draw:fill-color="#ffffff"/>
      <style:paragraph-properties fo:margin-left="0cm" fo:margin-right="5.68cm" fo:margin-top="0cm" fo:margin-bottom="0cm" style:contextual-spacing="false" fo:line-height="0.351cm" fo:text-align="start" style:justify-single-word="false" fo:keep-together="auto" fo:orphans="0" fo:widows="0" fo:text-indent="0cm" style:auto-text-indent="false" fo:background-color="transparent" fo:keep-with-next="auto" style:writing-mode="lr-tb"/>
    </style:style>
    <style:style style:name="P567" style:family="paragraph" style:parent-style-name="Body_20_text_20__28_2_29_" style:list-style-name="WWNum101">
      <loext:graphic-properties draw:fill="none" draw:fill-color="#ffffff"/>
      <style:paragraph-properties fo:margin-left="0cm" fo:margin-right="0cm" fo:margin-top="0cm" fo:margin-bottom="0.161cm" style:contextual-spacing="false" fo:line-height="0.351cm" fo:text-align="justify" style:justify-single-word="false" fo:keep-together="auto" fo:orphans="0" fo:widows="0" fo:text-indent="0cm" style:auto-text-indent="false" fo:background-color="transparent" fo:keep-with-next="auto" style:writing-mode="lr-tb">
        <style:tab-stops>
          <style:tab-stop style:position="0.497cm"/>
        </style:tab-stops>
      </style:paragraph-properties>
    </style:style>
    <style:style style:name="P568" style:family="paragraph" style:parent-style-name="Body_20_text_20__28_2_29_">
      <loext:graphic-properties draw:fill="none" draw:fill-color="#ffffff"/>
      <style:paragraph-properties fo:margin-left="0cm" fo:margin-right="6.703cm" fo:margin-top="0cm" fo:margin-bottom="0cm" style:contextual-spacing="false" fo:line-height="0.55cm" fo:text-align="start" style:justify-single-word="false" fo:keep-together="auto" fo:orphans="0" fo:widows="0" fo:text-indent="0cm" style:auto-text-indent="false" fo:background-color="transparent" fo:keep-with-next="auto" style:writing-mode="lr-tb">
        <style:tab-stops>
          <style:tab-stop style:position="0.674cm"/>
        </style:tab-stops>
      </style:paragraph-properties>
    </style:style>
    <style:style style:name="P569" style:family="paragraph" style:parent-style-name="Body_20_text_20__28_2_29_">
      <loext:graphic-properties draw:fill="none" draw:fill-color="#ffffff"/>
      <style:paragraph-properties fo:margin-left="0cm" fo:margin-right="0cm" fo:margin-top="0cm" fo:margin-bottom="0.21cm" style:contextual-spacing="false" fo:line-height="0.321cm" fo:text-align="start" style:justify-single-word="false" fo:keep-together="auto" fo:orphans="0" fo:widows="0" fo:text-indent="0cm" style:auto-text-indent="false" fo:background-color="transparent" fo:keep-with-next="auto" style:writing-mode="lr-tb"/>
    </style:style>
    <style:style style:name="P570" style:family="paragraph" style:parent-style-name="Body_20_text_20__28_2_29_">
      <loext:graphic-properties draw:fill="none" draw:fill-color="#ffffff"/>
      <style:paragraph-properties fo:margin-left="0cm" fo:margin-right="0cm" fo:margin-top="0cm" fo:margin-bottom="0cm" style:contextual-spacing="false" fo:text-align="justify" style:justify-single-word="false" fo:keep-together="auto" fo:orphans="0" fo:widows="0" fo:text-indent="0cm" style:auto-text-indent="false" fo:background-color="transparent" fo:keep-with-next="auto" style:writing-mode="lr-tb"/>
    </style:style>
    <style:style style:name="P571" style:family="paragraph" style:parent-style-name="Body_20_text_20__28_2_29_" style:list-style-name="WWNum87">
      <loext:graphic-properties draw:fill="none" draw:fill-color="#ffffff"/>
      <style:paragraph-properties fo:margin-left="0cm" fo:margin-right="0cm" fo:margin-top="0cm" fo:margin-bottom="0cm" style:contextual-spacing="false" fo:text-align="justify" style:justify-single-word="false" fo:keep-together="auto" fo:orphans="0" fo:widows="0" fo:text-indent="0cm" style:auto-text-indent="false" fo:background-color="transparent" fo:keep-with-next="auto" style:writing-mode="lr-tb">
        <style:tab-stops>
          <style:tab-stop style:position="1.092cm" style:type="center"/>
          <style:tab-stop style:position="2.097cm"/>
        </style:tab-stops>
      </style:paragraph-properties>
    </style:style>
    <style:style style:name="P572" style:family="paragraph" style:parent-style-name="Body_20_text_20__28_2_29_">
      <loext:graphic-properties draw:fill="none" draw:fill-color="#ffffff"/>
      <style:paragraph-properties fo:margin-left="0cm" fo:margin-right="0cm" fo:margin-top="0cm" fo:margin-bottom="0.187cm" style:contextual-spacing="false" fo:line-height="0.385cm" fo:text-align="start" style:justify-single-word="false" fo:keep-together="auto" fo:orphans="0" fo:widows="0" fo:text-indent="0cm" style:auto-text-indent="false" fo:background-color="transparent" fo:keep-with-next="auto" style:writing-mode="lr-tb"/>
    </style:style>
    <style:style style:name="P573" style:family="paragraph" style:parent-style-name="Body_20_text_20__28_2_29_">
      <loext:graphic-properties draw:fill="none" draw:fill-color="#ffffff"/>
      <style:paragraph-properties fo:margin-left="0cm" fo:margin-right="0cm" fo:margin-top="0cm" fo:margin-bottom="0cm" style:contextual-spacing="false" fo:line-height="0.385cm" fo:text-align="start" style:justify-single-word="false" fo:keep-together="auto" fo:orphans="0" fo:widows="0" fo:text-indent="0cm" style:auto-text-indent="false" fo:background-color="transparent" fo:keep-with-next="auto" style:writing-mode="lr-tb"/>
    </style:style>
    <style:style style:name="P574" style:family="paragraph" style:parent-style-name="Body_20_text_20__28_2_29_">
      <loext:graphic-properties draw:fill="none" draw:fill-color="#ffffff"/>
      <style:paragraph-properties fo:margin-left="0cm" fo:margin-right="0.388cm" fo:margin-top="0cm" fo:margin-bottom="0.183cm" style:contextual-spacing="false" fo:line-height="0.385cm" fo:text-align="justify" style:justify-single-word="false" fo:keep-together="auto" fo:orphans="0" fo:widows="0" fo:text-indent="0cm" style:auto-text-indent="false" fo:background-color="transparent" fo:keep-with-next="auto" style:writing-mode="lr-tb"/>
    </style:style>
    <style:style style:name="P575" style:family="paragraph" style:parent-style-name="Body_20_text_20__28_2_29_">
      <loext:graphic-properties draw:fill="none" draw:fill-color="#ffffff"/>
      <style:paragraph-properties fo:margin-left="0cm" fo:margin-right="0cm" fo:margin-top="0cm" fo:margin-bottom="0cm" style:contextual-spacing="false" fo:line-height="0.385cm" fo:text-align="justify" style:justify-single-word="false" fo:keep-together="auto" fo:orphans="0" fo:widows="0" fo:text-indent="0cm" style:auto-text-indent="false" fo:background-color="transparent" fo:keep-with-next="auto" style:writing-mode="lr-tb"/>
    </style:style>
    <style:style style:name="P576" style:family="paragraph" style:parent-style-name="Body_20_text_20__28_2_29_">
      <loext:graphic-properties draw:fill="none" draw:fill-color="#ffffff"/>
      <style:paragraph-properties fo:margin-left="0cm" fo:margin-right="0cm" fo:margin-top="0cm" fo:margin-bottom="0cm" style:contextual-spacing="false" fo:line-height="0.385cm" fo:text-align="justify" style:justify-single-word="false" fo:keep-together="auto" fo:orphans="0" fo:widows="0" fo:text-indent="0cm" style:auto-text-indent="false" fo:background-color="transparent" fo:keep-with-next="auto" style:writing-mode="lr-tb">
        <style:tab-stops>
          <style:tab-stop style:position="3.078cm"/>
          <style:tab-stop style:position="6.015cm" style:type="center"/>
        </style:tab-stops>
      </style:paragraph-properties>
    </style:style>
    <style:style style:name="P577" style:family="paragraph" style:parent-style-name="Body_20_text_20__28_2_29_" style:list-style-name="WWNum131">
      <loext:graphic-properties draw:fill="none" draw:fill-color="#ffffff"/>
      <style:paragraph-properties fo:margin-left="0cm" fo:margin-right="0cm" fo:margin-top="0cm" fo:margin-bottom="0cm" style:contextual-spacing="false" fo:line-height="0.385cm" fo:text-align="justify" style:justify-single-word="false" fo:keep-together="auto" fo:orphans="0" fo:widows="0" fo:text-indent="0cm" style:auto-text-indent="false" fo:background-color="transparent" fo:keep-with-next="auto" style:writing-mode="lr-tb">
        <style:tab-stops>
          <style:tab-stop style:position="1.49cm" style:type="right"/>
          <style:tab-stop style:position="2.057cm"/>
        </style:tab-stops>
      </style:paragraph-properties>
    </style:style>
    <style:style style:name="P578" style:family="paragraph" style:parent-style-name="Body_20_text_20__28_2_29_">
      <loext:graphic-properties draw:fill="none" draw:fill-color="#ffffff"/>
      <style:paragraph-properties fo:margin-left="0cm" fo:margin-right="0cm" fo:margin-top="0cm" fo:margin-bottom="0cm" style:contextual-spacing="false" fo:line-height="0.385cm" fo:text-align="justify" style:justify-single-word="false" fo:keep-together="auto" fo:orphans="0" fo:widows="0" fo:text-indent="0cm" style:auto-text-indent="false" fo:background-color="transparent" fo:keep-with-next="auto" style:writing-mode="lr-tb">
        <style:tab-stops>
          <style:tab-stop style:position="3.078cm"/>
        </style:tab-stops>
      </style:paragraph-properties>
    </style:style>
    <style:style style:name="P579" style:family="paragraph" style:parent-style-name="Body_20_text_20__28_2_29_">
      <loext:graphic-properties draw:fill="none" draw:fill-color="#ffffff"/>
      <style:paragraph-properties fo:margin-left="0cm" fo:margin-right="10.901cm" fo:margin-top="0cm" fo:margin-bottom="0cm" style:contextual-spacing="false" fo:line-height="0.563cm" fo:text-align="start" style:justify-single-word="false" fo:keep-together="auto" fo:orphans="0" fo:widows="0" fo:text-indent="0cm" style:auto-text-indent="false" fo:background-color="transparent" fo:keep-with-next="auto" style:writing-mode="lr-tb">
        <style:tab-stops>
          <style:tab-stop style:position="0.667cm"/>
        </style:tab-stops>
      </style:paragraph-properties>
    </style:style>
    <style:style style:name="P580" style:family="paragraph" style:parent-style-name="Body_20_text_20__28_2_29_">
      <loext:graphic-properties draw:fill="none" draw:fill-color="#ffffff"/>
      <style:paragraph-properties fo:margin-left="0cm" fo:margin-right="7.408cm" fo:margin-top="0cm" fo:margin-bottom="0cm" style:contextual-spacing="false" fo:line-height="0.563cm" fo:text-align="start" style:justify-single-word="false" fo:keep-together="auto" fo:orphans="0" fo:widows="0" fo:text-indent="0cm" style:auto-text-indent="false" fo:background-color="transparent" fo:keep-with-next="auto" style:writing-mode="lr-tb">
        <style:tab-stops>
          <style:tab-stop style:position="0.679cm"/>
        </style:tab-stops>
      </style:paragraph-properties>
    </style:style>
    <style:style style:name="P581" style:family="paragraph" style:parent-style-name="Body_20_text_20__28_2_29_">
      <loext:graphic-properties draw:fill="none" draw:fill-color="#ffffff"/>
      <style:paragraph-properties fo:margin-left="0cm" fo:margin-right="6.738cm" fo:margin-top="0cm" fo:margin-bottom="0cm" style:contextual-spacing="false" fo:line-height="0.563cm" fo:text-align="start" style:justify-single-word="false" fo:keep-together="auto" fo:orphans="0" fo:widows="0" fo:text-indent="0cm" style:auto-text-indent="false" fo:background-color="transparent" fo:keep-with-next="auto" style:writing-mode="lr-tb">
        <style:tab-stops>
          <style:tab-stop style:position="0.679cm"/>
        </style:tab-stops>
      </style:paragraph-properties>
    </style:style>
    <style:style style:name="P582" style:family="paragraph" style:parent-style-name="Body_20_text_20__28_2_29_">
      <loext:graphic-properties draw:fill="none" draw:fill-color="#ffffff"/>
      <style:paragraph-properties fo:margin-left="0cm" fo:margin-right="0cm" fo:margin-top="0cm" fo:margin-bottom="0.773cm" style:contextual-spacing="false" fo:line-height="0.342cm" fo:text-align="start" style:justify-single-word="false" fo:keep-together="auto" fo:orphans="0" fo:widows="0" fo:text-indent="0cm" style:auto-text-indent="false" fo:background-color="transparent" fo:keep-with-next="auto" style:writing-mode="lr-tb"/>
    </style:style>
    <style:style style:name="P583" style:family="paragraph" style:parent-style-name="Body_20_text_20__28_2_29_">
      <loext:graphic-properties draw:fill="none" draw:fill-color="#ffffff"/>
      <style:paragraph-properties fo:margin-left="0cm" fo:margin-right="0cm" fo:margin-top="0cm" fo:margin-bottom="0.189cm" style:contextual-spacing="false" fo:line-height="0.342cm" fo:text-align="start" style:justify-single-word="false" fo:keep-together="auto" fo:orphans="0" fo:widows="0" fo:text-indent="0cm" style:auto-text-indent="false" fo:background-color="transparent" fo:keep-with-next="auto" style:writing-mode="lr-tb"/>
    </style:style>
    <style:style style:name="P584" style:family="paragraph" style:parent-style-name="Body_20_text_20__28_2_29_">
      <loext:graphic-properties draw:fill="none" draw:fill-color="#ffffff"/>
      <style:paragraph-properties fo:margin-left="0cm" fo:margin-right="0cm" fo:margin-top="0cm" fo:margin-bottom="0.243cm" style:contextual-spacing="false" fo:line-height="0.415cm" fo:text-align="start" style:justify-single-word="false" fo:keep-together="auto" fo:orphans="0" fo:widows="0" fo:text-indent="0cm" style:auto-text-indent="false" fo:background-color="transparent" fo:keep-with-next="auto" style:writing-mode="lr-tb"/>
    </style:style>
    <style:style style:name="P585" style:family="paragraph" style:parent-style-name="Body_20_text_20__28_2_29_">
      <loext:graphic-properties draw:fill="none" draw:fill-color="#ffffff"/>
      <style:paragraph-properties fo:margin-left="0.318cm" fo:margin-right="0.318cm" fo:margin-top="0cm" fo:margin-bottom="0cm" style:contextual-spacing="false" fo:line-height="0.415cm" fo:text-align="justify" style:justify-single-word="false" fo:keep-together="auto" fo:orphans="0" fo:widows="0" fo:text-indent="0cm" style:auto-text-indent="false" fo:background-color="transparent" fo:keep-with-next="auto" style:writing-mode="lr-tb"/>
    </style:style>
    <style:style style:name="P586" style:family="paragraph" style:parent-style-name="Body_20_text_20__28_2_29_">
      <loext:graphic-properties draw:fill="none" draw:fill-color="#ffffff"/>
      <style:paragraph-properties fo:margin-left="0cm" fo:margin-right="0cm" fo:margin-top="0cm" fo:margin-bottom="0cm" style:contextual-spacing="false" fo:line-height="0.305cm" fo:text-align="justify" style:justify-single-word="false" fo:keep-together="auto" fo:orphans="0" fo:widows="0" fo:text-indent="0cm" style:auto-text-indent="false" fo:background-color="transparent" fo:keep-with-next="auto" style:writing-mode="lr-tb">
        <style:tab-stops>
          <style:tab-stop style:position="10.998cm"/>
        </style:tab-stops>
      </style:paragraph-properties>
    </style:style>
    <style:style style:name="P587" style:family="paragraph" style:parent-style-name="Body_20_text_20__28_2_29_">
      <loext:graphic-properties draw:fill="none" draw:fill-color="#ffffff"/>
      <style:paragraph-properties fo:margin-left="0cm" fo:margin-right="0cm" fo:margin-top="0cm" fo:margin-bottom="0cm" style:contextual-spacing="false" fo:line-height="0.305cm" fo:text-align="justify" style:justify-single-word="false" fo:keep-together="auto" fo:orphans="0" fo:widows="0" fo:text-indent="0cm" style:auto-text-indent="false" fo:background-color="transparent" fo:keep-with-next="auto" style:writing-mode="lr-tb"/>
    </style:style>
    <style:style style:name="P588" style:family="paragraph" style:parent-style-name="Body_20_text_20__28_2_29_">
      <loext:graphic-properties draw:fill="none" draw:fill-color="#ffffff"/>
      <style:paragraph-properties fo:margin-left="0cm" fo:margin-right="0cm" fo:margin-top="0cm" fo:margin-bottom="0cm" style:contextual-spacing="false" fo:line-height="0.305cm" fo:text-align="justify" style:justify-single-word="false" fo:keep-together="auto" fo:orphans="0" fo:widows="0" fo:text-indent="0cm" style:auto-text-indent="false" fo:background-color="transparent" fo:keep-with-next="auto" style:writing-mode="lr-tb">
        <style:tab-stops>
          <style:tab-stop style:position="10.998cm"/>
          <style:tab-stop style:position="11.612cm"/>
        </style:tab-stops>
      </style:paragraph-properties>
    </style:style>
    <style:style style:name="P589" style:family="paragraph" style:parent-style-name="Body_20_text_20__28_2_29_">
      <loext:graphic-properties draw:fill="none" draw:fill-color="#ffffff"/>
      <style:paragraph-properties fo:margin-left="0.353cm" fo:margin-right="0cm" fo:margin-top="0cm" fo:margin-bottom="0cm" style:contextual-spacing="false" fo:line-height="0.427cm" fo:text-align="justify" style:justify-single-word="false" fo:keep-together="auto" fo:orphans="0" fo:widows="0" fo:text-indent="0cm" style:auto-text-indent="false" fo:background-color="transparent" fo:keep-with-next="auto" style:writing-mode="lr-tb"/>
    </style:style>
    <style:style style:name="P590" style:family="paragraph" style:parent-style-name="Body_20_text_20__28_2_29_">
      <loext:graphic-properties draw:fill="none" draw:fill-color="#ffffff"/>
      <style:paragraph-properties fo:margin-left="0.353cm" fo:margin-right="0cm" fo:margin-top="0cm" fo:margin-bottom="0cm" style:contextual-spacing="false" fo:line-height="0.432cm" fo:text-align="justify" style:justify-single-word="false" fo:keep-together="auto" fo:orphans="0" fo:widows="0" fo:text-indent="0cm" style:auto-text-indent="false" fo:background-color="transparent" fo:keep-with-next="auto" style:writing-mode="lr-tb"/>
    </style:style>
    <style:style style:name="P591" style:family="paragraph" style:parent-style-name="Body_20_text_20__28_2_29_">
      <loext:graphic-properties draw:fill="none" draw:fill-color="#ffffff"/>
      <style:paragraph-properties fo:margin-left="0cm" fo:margin-right="7.232cm" fo:margin-top="0cm" fo:margin-bottom="0cm" style:contextual-spacing="false" fo:line-height="0.575cm" fo:text-align="start" style:justify-single-word="false" fo:keep-together="auto" fo:orphans="0" fo:widows="0" fo:text-indent="0cm" style:auto-text-indent="false" fo:background-color="transparent" fo:keep-with-next="auto" style:writing-mode="lr-tb">
        <style:tab-stops>
          <style:tab-stop style:position="0.757cm"/>
        </style:tab-stops>
      </style:paragraph-properties>
    </style:style>
    <style:style style:name="P592" style:family="paragraph" style:parent-style-name="Body_20_text_20__28_2_29_">
      <loext:graphic-properties draw:fill="none" draw:fill-color="#ffffff"/>
      <style:paragraph-properties fo:margin-left="0cm" fo:margin-right="0cm" fo:margin-top="0cm" fo:margin-bottom="0cm" style:contextual-spacing="false" fo:line-height="0.288cm" fo:text-align="justify" style:justify-single-word="false" fo:keep-together="auto" fo:orphans="0" fo:widows="0" fo:text-indent="0cm" style:auto-text-indent="false" fo:background-color="transparent" fo:keep-with-next="auto" style:writing-mode="lr-tb">
        <style:tab-stops>
          <style:tab-stop style:position="10.892cm"/>
          <style:tab-stop style:position="12.12cm"/>
        </style:tab-stops>
      </style:paragraph-properties>
    </style:style>
    <style:style style:name="P593" style:family="paragraph" style:parent-style-name="Body_20_text_20__28_2_29_">
      <loext:graphic-properties draw:fill="none" draw:fill-color="#ffffff"/>
      <style:paragraph-properties fo:margin-left="0cm" fo:margin-right="0cm" fo:margin-top="0cm" fo:margin-bottom="0.834cm" style:contextual-spacing="false" fo:line-height="0.288cm" fo:text-align="justify" style:justify-single-word="false" fo:keep-together="auto" fo:orphans="0" fo:widows="0" fo:text-indent="0cm" style:auto-text-indent="false" fo:background-color="transparent" fo:keep-with-next="auto" style:writing-mode="lr-tb"/>
    </style:style>
    <style:style style:name="P594" style:family="paragraph" style:parent-style-name="Body_20_text_20__28_2_29_">
      <loext:graphic-properties draw:fill="none" draw:fill-color="#ffffff"/>
      <style:paragraph-properties fo:margin-left="0cm" fo:margin-right="0cm" fo:margin-top="0cm" fo:margin-bottom="0.194cm" style:contextual-spacing="false" fo:line-height="0.406cm" fo:text-align="start" style:justify-single-word="false" fo:keep-together="auto" fo:orphans="0" fo:widows="0" fo:text-indent="0cm" style:auto-text-indent="false" fo:background-color="transparent" fo:keep-with-next="auto" style:writing-mode="lr-tb"/>
    </style:style>
    <style:style style:name="P595" style:family="paragraph" style:parent-style-name="Body_20_text_20__28_2_29_">
      <loext:graphic-properties draw:fill="none" draw:fill-color="#ffffff"/>
      <style:paragraph-properties fo:margin-left="0cm" fo:margin-right="0cm" fo:margin-top="0cm" fo:margin-bottom="0cm" style:contextual-spacing="false" fo:line-height="0.406cm" fo:text-align="justify" style:justify-single-word="false" fo:keep-together="auto" fo:orphans="0" fo:widows="0" fo:text-indent="0cm" style:auto-text-indent="false" fo:background-color="transparent" fo:keep-with-next="auto" style:writing-mode="lr-tb">
        <style:tab-stops>
          <style:tab-stop style:position="3.078cm"/>
        </style:tab-stops>
      </style:paragraph-properties>
    </style:style>
    <style:style style:name="P596" style:family="paragraph" style:parent-style-name="Body_20_text_20__28_2_29_">
      <loext:graphic-properties draw:fill="none" draw:fill-color="#ffffff"/>
      <style:paragraph-properties fo:margin-left="0.318cm" fo:margin-right="0cm" fo:margin-top="0cm" fo:margin-bottom="0cm" style:contextual-spacing="false" fo:line-height="0.406cm" fo:text-align="justify" style:justify-single-word="false" fo:keep-together="auto" fo:orphans="0" fo:widows="0" fo:text-indent="0cm" style:auto-text-indent="false" fo:background-color="transparent" fo:keep-with-next="auto" style:writing-mode="lr-tb"/>
    </style:style>
    <style:style style:name="P597" style:family="paragraph" style:parent-style-name="Body_20_text_20__28_2_29_">
      <loext:graphic-properties draw:fill="none" draw:fill-color="#ffffff"/>
      <style:paragraph-properties fo:margin-left="0cm" fo:margin-right="0cm" fo:margin-top="0cm" fo:margin-bottom="0cm" style:contextual-spacing="false" fo:line-height="0.284cm" fo:text-align="justify" style:justify-single-word="false" fo:keep-together="auto" fo:orphans="0" fo:widows="0" fo:text-indent="0cm" style:auto-text-indent="false" fo:background-color="transparent" fo:keep-with-next="auto" style:writing-mode="lr-tb">
        <style:tab-stops>
          <style:tab-stop style:position="10.363cm"/>
        </style:tab-stops>
      </style:paragraph-properties>
    </style:style>
    <style:style style:name="P598" style:family="paragraph" style:parent-style-name="Body_20_text_20__28_2_29_">
      <loext:graphic-properties draw:fill="none" draw:fill-color="#ffffff"/>
      <style:paragraph-properties fo:margin-left="0cm" fo:margin-right="0cm" fo:margin-top="0cm" fo:margin-bottom="0.138cm" style:contextual-spacing="false" fo:line-height="0.284cm" fo:text-align="justify" style:justify-single-word="false" fo:keep-together="auto" fo:orphans="0" fo:widows="0" fo:text-indent="0cm" style:auto-text-indent="false" fo:background-color="transparent" fo:keep-with-next="auto" style:writing-mode="lr-tb"/>
    </style:style>
    <style:style style:name="P599" style:family="paragraph" style:parent-style-name="Body_20_text_20__28_2_29_">
      <loext:graphic-properties draw:fill="none" draw:fill-color="#ffffff"/>
      <style:paragraph-properties fo:margin-left="0cm" fo:margin-right="0cm" fo:margin-top="0cm" fo:margin-bottom="0.748cm" style:contextual-spacing="false" fo:line-height="0.445cm" fo:text-align="start" style:justify-single-word="false" fo:keep-together="auto" fo:orphans="0" fo:widows="0" fo:text-indent="0cm" style:auto-text-indent="false" fo:background-color="transparent" fo:keep-with-next="auto" style:writing-mode="lr-tb"/>
    </style:style>
    <style:style style:name="P600" style:family="paragraph" style:parent-style-name="Body_20_text_20__28_2_29_">
      <loext:graphic-properties draw:fill="none" draw:fill-color="#ffffff"/>
      <style:paragraph-properties fo:margin-left="0cm" fo:margin-right="0cm" fo:margin-top="0cm" fo:margin-bottom="0.146cm" style:contextual-spacing="false" fo:line-height="0.335cm" fo:text-align="justify" style:justify-single-word="false" fo:keep-together="auto" fo:orphans="0" fo:widows="0" fo:text-indent="0cm" style:auto-text-indent="false" fo:background-color="transparent" fo:keep-with-next="auto" style:writing-mode="lr-tb"/>
    </style:style>
    <style:style style:name="P601" style:family="paragraph" style:parent-style-name="Body_20_text_20__28_2_29_">
      <loext:graphic-properties draw:fill="none" draw:fill-color="#ffffff"/>
      <style:paragraph-properties fo:margin-left="0cm" fo:margin-right="0cm" fo:margin-top="0cm" fo:margin-bottom="0.801cm" style:contextual-spacing="false" fo:line-height="0.335cm" fo:text-align="start" style:justify-single-word="false" fo:keep-together="auto" fo:orphans="0" fo:widows="0" fo:text-indent="0cm" style:auto-text-indent="false" fo:background-color="transparent" fo:keep-with-next="auto" style:writing-mode="lr-tb"/>
    </style:style>
    <style:style style:name="P602" style:family="paragraph" style:parent-style-name="Body_20_text_20__28_2_29_">
      <loext:graphic-properties draw:fill="none" draw:fill-color="#ffffff"/>
      <style:paragraph-properties fo:margin-left="0cm" fo:margin-right="0cm" fo:margin-top="0cm" fo:margin-bottom="0.787cm" style:contextual-spacing="false" fo:line-height="0.318cm" fo:text-align="start" style:justify-single-word="false" fo:keep-together="auto" fo:orphans="0" fo:widows="0" fo:text-indent="0cm" style:auto-text-indent="false" fo:background-color="transparent" fo:keep-with-next="auto" style:writing-mode="lr-tb"/>
    </style:style>
    <style:style style:name="P603" style:family="paragraph" style:parent-style-name="Body_20_text_20__28_3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style>
    <style:style style:name="P604" style:family="paragraph" style:parent-style-name="Body_20_text_20__28_3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2.949cm"/>
        </style:tab-stops>
      </style:paragraph-properties>
    </style:style>
    <style:style style:name="P605" style:family="paragraph" style:parent-style-name="Body_20_text_20__28_3_29_">
      <loext:graphic-properties draw:fill="none" draw:fill-color="#ffffff"/>
      <style:paragraph-properties fo:margin-left="0cm" fo:margin-right="0cm" fo:margin-top="0cm" fo:margin-bottom="1.127cm" style:contextual-spacing="false" fo:keep-together="auto" fo:orphans="0" fo:widows="0" fo:text-indent="0cm" style:auto-text-indent="false" fo:background-color="transparent" fo:keep-with-next="auto" style:writing-mode="lr-tb">
        <style:tab-stops>
          <style:tab-stop style:position="2.949cm"/>
        </style:tab-stops>
      </style:paragraph-properties>
    </style:style>
    <style:style style:name="P606" style:family="paragraph" style:parent-style-name="Body_20_text_20__28_3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2.928cm"/>
        </style:tab-stops>
      </style:paragraph-properties>
    </style:style>
    <style:style style:name="P607" style:family="paragraph" style:parent-style-name="Body_20_text_20__28_3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2.963cm"/>
        </style:tab-stops>
      </style:paragraph-properties>
    </style:style>
    <style:style style:name="P608" style:family="paragraph" style:parent-style-name="Body_20_text_20__28_3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2.937cm"/>
        </style:tab-stops>
      </style:paragraph-properties>
    </style:style>
    <style:style style:name="P609" style:family="paragraph" style:parent-style-name="Body_20_text_20__28_3_29_">
      <loext:graphic-properties draw:fill="none" draw:fill-color="#ffffff"/>
      <style:paragraph-properties fo:margin-left="0.494cm" fo:margin-right="0cm" fo:margin-top="0cm" fo:margin-bottom="0cm" style:contextual-spacing="false" fo:keep-together="auto" fo:orphans="0" fo:widows="0" fo:text-indent="0cm" style:auto-text-indent="false" fo:background-color="transparent" fo:keep-with-next="auto" style:writing-mode="lr-tb">
        <style:tab-stops>
          <style:tab-stop style:position="3.448cm"/>
        </style:tab-stops>
      </style:paragraph-properties>
    </style:style>
    <style:style style:name="P610" style:family="paragraph" style:parent-style-name="Body_20_text_20__28_3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2.951cm"/>
        </style:tab-stops>
      </style:paragraph-properties>
    </style:style>
    <style:style style:name="P611" style:family="paragraph" style:parent-style-name="Body_20_text_20__28_3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2.942cm"/>
        </style:tab-stops>
      </style:paragraph-properties>
    </style:style>
    <style:style style:name="P612" style:family="paragraph" style:parent-style-name="Body_20_text_20__28_3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2.944cm"/>
        </style:tab-stops>
      </style:paragraph-properties>
    </style:style>
    <style:style style:name="P613" style:family="paragraph" style:parent-style-name="Body_20_text_20__28_3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2.977cm"/>
        </style:tab-stops>
      </style:paragraph-properties>
    </style:style>
    <style:style style:name="P614" style:family="paragraph" style:parent-style-name="Body_20_text_20__28_3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2.99cm"/>
        </style:tab-stops>
      </style:paragraph-properties>
    </style:style>
    <style:style style:name="P615" style:family="paragraph" style:parent-style-name="Body_20_text_20__28_3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2.976cm"/>
        </style:tab-stops>
      </style:paragraph-properties>
    </style:style>
    <style:style style:name="P616" style:family="paragraph" style:parent-style-name="Body_20_text_20__28_3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2.965cm"/>
        </style:tab-stops>
      </style:paragraph-properties>
    </style:style>
    <style:style style:name="P617" style:family="paragraph" style:parent-style-name="Body_20_text_20__28_3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2.925cm"/>
        </style:tab-stops>
      </style:paragraph-properties>
    </style:style>
    <style:style style:name="P618" style:family="paragraph" style:parent-style-name="Body_20_text_20__28_3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2.953cm"/>
        </style:tab-stops>
      </style:paragraph-properties>
    </style:style>
    <style:style style:name="P619" style:family="paragraph" style:parent-style-name="Body_20_text_20__28_3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3.007cm"/>
          <style:tab-stop style:position="5.121cm" style:type="center"/>
        </style:tab-stops>
      </style:paragraph-properties>
    </style:style>
    <style:style style:name="P620" style:family="paragraph" style:parent-style-name="Body_20_text_20__28_3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3.007cm"/>
        </style:tab-stops>
      </style:paragraph-properties>
    </style:style>
    <style:style style:name="P621" style:family="paragraph" style:parent-style-name="Body_20_text_20__28_3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2.946cm"/>
        </style:tab-stops>
      </style:paragraph-properties>
    </style:style>
    <style:style style:name="P622" style:family="paragraph" style:parent-style-name="Body_20_text_20__28_3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2.969cm"/>
        </style:tab-stops>
      </style:paragraph-properties>
    </style:style>
    <style:style style:name="P623" style:family="paragraph" style:parent-style-name="Body_20_text_20__28_3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2.96cm"/>
        </style:tab-stops>
      </style:paragraph-properties>
    </style:style>
    <style:style style:name="P624" style:family="paragraph" style:parent-style-name="Body_20_text_20__28_3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2.962cm"/>
        </style:tab-stops>
      </style:paragraph-properties>
    </style:style>
    <style:style style:name="P625" style:family="paragraph" style:parent-style-name="Body_20_text_20__28_3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2.947cm"/>
        </style:tab-stops>
      </style:paragraph-properties>
    </style:style>
    <style:style style:name="P626" style:family="paragraph" style:parent-style-name="Body_20_text_20__28_3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2.958cm"/>
        </style:tab-stops>
      </style:paragraph-properties>
    </style:style>
    <style:style style:name="P627" style:family="paragraph" style:parent-style-name="Body_20_text_20__28_3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2.955cm"/>
        </style:tab-stops>
      </style:paragraph-properties>
    </style:style>
    <style:style style:name="P628" style:family="paragraph" style:parent-style-name="Body_20_text_20__28_3_29_">
      <loext:graphic-properties draw:fill="none" draw:fill-color="#ffffff"/>
      <style:paragraph-properties fo:margin-left="0cm" fo:margin-right="0cm" fo:margin-top="0cm" fo:margin-bottom="0cm" style:contextual-spacing="false" fo:line-height="0.377cm" fo:keep-together="auto" fo:orphans="0" fo:widows="0" fo:text-indent="0cm" style:auto-text-indent="false" fo:background-color="transparent" fo:keep-with-next="auto" style:writing-mode="lr-tb">
        <style:tab-stops>
          <style:tab-stop style:position="2.949cm"/>
        </style:tab-stops>
      </style:paragraph-properties>
    </style:style>
    <style:style style:name="P629" style:family="paragraph" style:parent-style-name="Body_20_text_20__28_3_29_">
      <loext:graphic-properties draw:fill="none" draw:fill-color="#ffffff"/>
      <style:paragraph-properties fo:margin-left="0cm" fo:margin-right="0cm" fo:margin-top="0cm" fo:margin-bottom="0cm" style:contextual-spacing="false" fo:line-height="0.377cm" fo:keep-together="auto" fo:orphans="0" fo:widows="0" fo:text-indent="0cm" style:auto-text-indent="false" fo:background-color="transparent" fo:keep-with-next="auto" style:writing-mode="lr-tb">
        <style:tab-stops>
          <style:tab-stop style:position="2.928cm"/>
        </style:tab-stops>
      </style:paragraph-properties>
    </style:style>
    <style:style style:name="P630" style:family="paragraph" style:parent-style-name="Body_20_text_20__28_3_29_">
      <loext:graphic-properties draw:fill="none" draw:fill-color="#ffffff"/>
      <style:paragraph-properties fo:margin-left="0cm" fo:margin-right="0cm" fo:margin-top="0cm" fo:margin-bottom="0cm" style:contextual-spacing="false" fo:line-height="0.377cm" fo:keep-together="auto" fo:orphans="0" fo:widows="0" fo:text-indent="0cm" style:auto-text-indent="false" fo:background-color="transparent" fo:keep-with-next="auto" style:writing-mode="lr-tb">
        <style:tab-stops>
          <style:tab-stop style:position="3.087cm"/>
        </style:tab-stops>
      </style:paragraph-properties>
    </style:style>
    <style:style style:name="P631" style:family="paragraph" style:parent-style-name="Body_20_text_20__28_3_29_">
      <loext:graphic-properties draw:fill="none" draw:fill-color="#ffffff"/>
      <style:paragraph-properties fo:margin-left="0.282cm" fo:margin-right="0cm" fo:margin-top="0cm" fo:margin-bottom="0cm" style:contextual-spacing="false" fo:line-height="0.377cm" fo:keep-together="auto" fo:orphans="0" fo:widows="0" fo:text-indent="0cm" style:auto-text-indent="false" fo:background-color="transparent" fo:keep-with-next="auto" style:writing-mode="lr-tb">
        <style:tab-stops>
          <style:tab-stop style:position="3.087cm"/>
        </style:tab-stops>
      </style:paragraph-properties>
    </style:style>
    <style:style style:name="P632" style:family="paragraph" style:parent-style-name="Body_20_text_20__28_3_29_">
      <loext:graphic-properties draw:fill="none" draw:fill-color="#ffffff"/>
      <style:paragraph-properties fo:margin-left="0cm" fo:margin-right="0cm" fo:margin-top="0cm" fo:margin-bottom="0cm" style:contextual-spacing="false" fo:line-height="0.377cm" fo:keep-together="auto" fo:orphans="0" fo:widows="0" fo:text-indent="0cm" style:auto-text-indent="false" fo:background-color="transparent" fo:keep-with-next="auto" style:writing-mode="lr-tb">
        <style:tab-stops>
          <style:tab-stop style:position="2.965cm"/>
        </style:tab-stops>
      </style:paragraph-properties>
    </style:style>
    <style:style style:name="P633" style:family="paragraph" style:parent-style-name="Body_20_text_20__28_3_29_">
      <loext:graphic-properties draw:fill="none" draw:fill-color="#ffffff"/>
      <style:paragraph-properties fo:margin-left="0cm" fo:margin-right="0cm" fo:margin-top="0cm" fo:margin-bottom="0cm" style:contextual-spacing="false" fo:line-height="0.377cm" fo:keep-together="auto" fo:orphans="0" fo:widows="0" fo:text-indent="0cm" style:auto-text-indent="false" fo:background-color="transparent" fo:keep-with-next="auto" style:writing-mode="lr-tb">
        <style:tab-stops>
          <style:tab-stop style:position="2.937cm"/>
        </style:tab-stops>
      </style:paragraph-properties>
    </style:style>
    <style:style style:name="P634" style:family="paragraph" style:parent-style-name="Body_20_text_20__28_3_29_">
      <loext:graphic-properties draw:fill="none" draw:fill-color="#ffffff"/>
      <style:paragraph-properties fo:margin-left="0cm" fo:margin-right="0cm" fo:margin-top="0cm" fo:margin-bottom="0cm" style:contextual-spacing="false" fo:line-height="0.377cm" fo:keep-together="auto" fo:orphans="0" fo:widows="0" fo:text-indent="0cm" style:auto-text-indent="false" fo:background-color="transparent" fo:keep-with-next="auto" style:writing-mode="lr-tb">
        <style:tab-stops>
          <style:tab-stop style:position="2.942cm"/>
        </style:tab-stops>
      </style:paragraph-properties>
    </style:style>
    <style:style style:name="P635" style:family="paragraph" style:parent-style-name="Body_20_text_20__28_3_29_">
      <loext:graphic-properties draw:fill="none" draw:fill-color="#ffffff"/>
      <style:paragraph-properties fo:margin-left="0cm" fo:margin-right="0cm" fo:margin-top="0cm" fo:margin-bottom="0cm" style:contextual-spacing="false" fo:line-height="0.377cm" fo:keep-together="auto" fo:orphans="0" fo:widows="0" fo:text-indent="0cm" style:auto-text-indent="false" fo:background-color="transparent" fo:keep-with-next="auto" style:writing-mode="lr-tb">
        <style:tab-stops>
          <style:tab-stop style:position="3.007cm"/>
        </style:tab-stops>
      </style:paragraph-properties>
    </style:style>
    <style:style style:name="P636" style:family="paragraph" style:parent-style-name="Body_20_text_20__28_3_29_">
      <loext:graphic-properties draw:fill="none" draw:fill-color="#ffffff"/>
      <style:paragraph-properties fo:margin-left="0cm" fo:margin-right="0cm" fo:margin-top="0cm" fo:margin-bottom="0cm" style:contextual-spacing="false" fo:line-height="0.377cm" fo:keep-together="auto" fo:orphans="0" fo:widows="0" fo:text-indent="0cm" style:auto-text-indent="false" fo:background-color="transparent" fo:keep-with-next="auto" style:writing-mode="lr-tb">
        <style:tab-stops>
          <style:tab-stop style:position="3.018cm"/>
        </style:tab-stops>
      </style:paragraph-properties>
    </style:style>
    <style:style style:name="P637" style:family="paragraph" style:parent-style-name="Body_20_text_20__28_3_29_">
      <loext:graphic-properties draw:fill="none" draw:fill-color="#ffffff"/>
      <style:paragraph-properties fo:margin-left="0cm" fo:margin-right="0cm" fo:margin-top="0cm" fo:margin-bottom="0cm" style:contextual-spacing="false" fo:line-height="0.377cm" fo:keep-together="auto" fo:orphans="0" fo:widows="0" fo:text-indent="0cm" style:auto-text-indent="false" fo:background-color="transparent" fo:keep-with-next="auto" style:writing-mode="lr-tb">
        <style:tab-stops>
          <style:tab-stop style:position="2.953cm"/>
        </style:tab-stops>
      </style:paragraph-properties>
    </style:style>
    <style:style style:name="P638" style:family="paragraph" style:parent-style-name="Body_20_text_20__28_3_29_">
      <loext:graphic-properties draw:fill="none" draw:fill-color="#ffffff"/>
      <style:paragraph-properties fo:margin-left="0cm" fo:margin-right="0cm" fo:margin-top="0cm" fo:margin-bottom="0cm" style:contextual-spacing="false" fo:line-height="0.377cm" fo:keep-together="auto" fo:orphans="0" fo:widows="0" fo:text-indent="0cm" style:auto-text-indent="false" fo:background-color="transparent" fo:keep-with-next="auto" style:writing-mode="lr-tb"/>
    </style:style>
    <style:style style:name="P639" style:family="paragraph" style:parent-style-name="Body_20_text_20__28_3_29_" style:list-style-name="WWNum121">
      <loext:graphic-properties draw:fill="none" draw:fill-color="#ffffff"/>
      <style:paragraph-properties fo:margin-left="0cm" fo:margin-right="0cm" fo:margin-top="0cm" fo:margin-bottom="0cm" style:contextual-spacing="false" fo:line-height="0.377cm" fo:keep-together="auto" fo:orphans="0" fo:widows="0" fo:text-indent="0cm" style:auto-text-indent="false" fo:background-color="transparent" fo:keep-with-next="auto" style:writing-mode="lr-tb">
        <style:tab-stops>
          <style:tab-stop style:position="0.663cm"/>
          <style:tab-stop style:position="2.057cm"/>
        </style:tab-stops>
      </style:paragraph-properties>
    </style:style>
    <style:style style:name="P640" style:family="paragraph" style:parent-style-name="Body_20_text_20__28_3_29_">
      <loext:graphic-properties draw:fill="none" draw:fill-color="#ffffff"/>
      <style:paragraph-properties fo:margin-left="0cm" fo:margin-right="0cm" fo:margin-top="0cm" fo:margin-bottom="0cm" style:contextual-spacing="false" fo:line-height="0.377cm" fo:keep-together="auto" fo:orphans="0" fo:widows="0" fo:text-indent="0cm" style:auto-text-indent="false" fo:background-color="transparent" fo:keep-with-next="auto" style:writing-mode="lr-tb">
        <style:tab-stops>
          <style:tab-stop style:position="2.967cm"/>
        </style:tab-stops>
      </style:paragraph-properties>
    </style:style>
    <style:style style:name="P641" style:family="paragraph" style:parent-style-name="Body_20_text_20__28_3_29_">
      <loext:graphic-properties draw:fill="none" draw:fill-color="#ffffff"/>
      <style:paragraph-properties fo:margin-left="0.318cm" fo:margin-right="0cm" fo:margin-top="0cm" fo:margin-bottom="0cm" style:contextual-spacing="false" fo:line-height="0.377cm" fo:keep-together="auto" fo:orphans="0" fo:widows="0" fo:text-indent="0cm" style:auto-text-indent="false" fo:background-color="transparent" fo:keep-with-next="auto" style:writing-mode="lr-tb">
        <style:tab-stops>
          <style:tab-stop style:position="3.147cm"/>
        </style:tab-stops>
      </style:paragraph-properties>
    </style:style>
    <style:style style:name="P642" style:family="paragraph" style:parent-style-name="Body_20_text_20__28_3_29_">
      <loext:graphic-properties draw:fill="none" draw:fill-color="#ffffff"/>
      <style:paragraph-properties fo:margin-left="0cm" fo:margin-right="0cm" fo:margin-top="0cm" fo:margin-bottom="0cm" style:contextual-spacing="false" fo:line-height="0.377cm" fo:keep-together="auto" fo:orphans="0" fo:widows="0" fo:text-indent="0cm" style:auto-text-indent="false" fo:background-color="transparent" fo:keep-with-next="auto" style:writing-mode="lr-tb">
        <style:tab-stops>
          <style:tab-stop style:position="2.962cm"/>
        </style:tab-stops>
      </style:paragraph-properties>
    </style:style>
    <style:style style:name="P643" style:family="paragraph" style:parent-style-name="Body_20_text_20__28_3_29_">
      <loext:graphic-properties draw:fill="none" draw:fill-color="#ffffff"/>
      <style:paragraph-properties fo:margin-left="0cm" fo:margin-right="0cm" fo:margin-top="0cm" fo:margin-bottom="0cm" style:contextual-spacing="false" fo:line-height="0.377cm" fo:keep-together="auto" fo:orphans="0" fo:widows="0" fo:text-indent="0cm" style:auto-text-indent="false" fo:background-color="transparent" fo:keep-with-next="auto" style:writing-mode="lr-tb">
        <style:tab-stops>
          <style:tab-stop style:position="2.947cm"/>
        </style:tab-stops>
      </style:paragraph-properties>
    </style:style>
    <style:style style:name="P644" style:family="paragraph" style:parent-style-name="Body_20_text_20__28_3_29_">
      <loext:graphic-properties draw:fill="none" draw:fill-color="#ffffff"/>
      <style:paragraph-properties fo:margin-left="0cm" fo:margin-right="8.326cm" fo:margin-top="0cm" fo:margin-bottom="0cm" style:contextual-spacing="false" fo:line-height="0.377cm" fo:text-align="start" style:justify-single-word="false" fo:keep-together="auto" fo:orphans="0" fo:widows="0" fo:text-indent="0cm" style:auto-text-indent="false" fo:background-color="transparent" fo:keep-with-next="auto" style:writing-mode="lr-tb"/>
    </style:style>
    <style:style style:name="P645" style:family="paragraph" style:parent-style-name="Body_20_text_20__28_3_29_">
      <loext:graphic-properties draw:fill="none" draw:fill-color="#ffffff"/>
      <style:paragraph-properties fo:margin-left="0cm" fo:margin-right="8.396cm" fo:margin-top="0cm" fo:margin-bottom="0cm" style:contextual-spacing="false" fo:line-height="0.377cm" fo:text-align="start" style:justify-single-word="false" fo:keep-together="auto" fo:orphans="0" fo:widows="0" fo:text-indent="0cm" style:auto-text-indent="false" fo:background-color="transparent" fo:keep-with-next="auto" style:writing-mode="lr-tb">
        <style:tab-stops>
          <style:tab-stop style:position="2.953cm"/>
        </style:tab-stops>
      </style:paragraph-properties>
    </style:style>
    <style:style style:name="P646" style:family="paragraph" style:parent-style-name="Body_20_text_20__28_3_29_">
      <loext:graphic-properties draw:fill="none" draw:fill-color="#ffffff"/>
      <style:paragraph-properties fo:margin-left="0cm" fo:margin-right="0cm" fo:margin-top="0cm" fo:margin-bottom="0cm" style:contextual-spacing="false" fo:line-height="0.377cm" fo:text-align="start" style:justify-single-word="false" fo:keep-together="auto" fo:orphans="0" fo:widows="0" fo:text-indent="0cm" style:auto-text-indent="false" fo:background-color="transparent" fo:keep-with-next="auto" style:writing-mode="lr-tb">
        <style:tab-stops>
          <style:tab-stop style:position="2.967cm"/>
        </style:tab-stops>
      </style:paragraph-properties>
    </style:style>
    <style:style style:name="P647" style:family="paragraph" style:parent-style-name="Body_20_text_20__28_3_29_">
      <loext:graphic-properties draw:fill="none" draw:fill-color="#ffffff"/>
      <style:paragraph-properties fo:margin-left="0cm" fo:margin-right="0cm" fo:margin-top="0cm" fo:margin-bottom="0cm" style:contextual-spacing="false" fo:line-height="0.363cm" fo:keep-together="auto" fo:orphans="0" fo:widows="0" fo:text-indent="0cm" style:auto-text-indent="false" fo:background-color="transparent" fo:keep-with-next="auto" style:writing-mode="lr-tb">
        <style:tab-stops>
          <style:tab-stop style:position="2.928cm"/>
        </style:tab-stops>
      </style:paragraph-properties>
    </style:style>
    <style:style style:name="P648" style:family="paragraph" style:parent-style-name="Body_20_text_20__28_3_29_">
      <loext:graphic-properties draw:fill="none" draw:fill-color="#ffffff"/>
      <style:paragraph-properties fo:margin-left="0cm" fo:margin-right="0cm" fo:margin-top="0cm" fo:margin-bottom="0cm" style:contextual-spacing="false" fo:line-height="0.369cm" fo:keep-together="auto" fo:orphans="0" fo:widows="0" fo:text-indent="0cm" style:auto-text-indent="false" fo:background-color="transparent" fo:keep-with-next="auto" style:writing-mode="lr-tb">
        <style:tab-stops>
          <style:tab-stop style:position="2.963cm"/>
        </style:tab-stops>
      </style:paragraph-properties>
    </style:style>
    <style:style style:name="P649" style:family="paragraph" style:parent-style-name="Body_20_text_20__28_3_29_">
      <loext:graphic-properties draw:fill="none" draw:fill-color="#ffffff"/>
      <style:paragraph-properties fo:margin-left="0.494cm" fo:margin-right="0cm" fo:margin-top="0cm" fo:margin-bottom="0cm" style:contextual-spacing="false" fo:line-height="0.369cm" fo:keep-together="auto" fo:orphans="0" fo:widows="0" fo:text-indent="0cm" style:auto-text-indent="false" fo:background-color="transparent" fo:keep-with-next="auto" style:writing-mode="lr-tb">
        <style:tab-stops>
          <style:tab-stop style:position="3.448cm"/>
        </style:tab-stops>
      </style:paragraph-properties>
    </style:style>
    <style:style style:name="P650" style:family="paragraph" style:parent-style-name="Body_20_text_20__28_3_29_">
      <loext:graphic-properties draw:fill="none" draw:fill-color="#ffffff"/>
      <style:paragraph-properties fo:margin-left="0cm" fo:margin-right="0cm" fo:margin-top="0cm" fo:margin-bottom="0cm" style:contextual-spacing="false" fo:line-height="0.369cm" fo:keep-together="auto" fo:orphans="0" fo:widows="0" fo:text-indent="0cm" style:auto-text-indent="false" fo:background-color="transparent" fo:keep-with-next="auto" style:writing-mode="lr-tb">
        <style:tab-stops>
          <style:tab-stop style:position="2.951cm"/>
        </style:tab-stops>
      </style:paragraph-properties>
    </style:style>
    <style:style style:name="P651" style:family="paragraph" style:parent-style-name="Body_20_text_20__28_3_29_">
      <loext:graphic-properties draw:fill="none" draw:fill-color="#ffffff"/>
      <style:paragraph-properties fo:margin-left="0cm" fo:margin-right="0cm" fo:margin-top="0cm" fo:margin-bottom="0cm" style:contextual-spacing="false" fo:line-height="0.369cm" fo:keep-together="auto" fo:orphans="0" fo:widows="0" fo:text-indent="0cm" style:auto-text-indent="false" fo:background-color="transparent" fo:keep-with-next="auto" style:writing-mode="lr-tb">
        <style:tab-stops>
          <style:tab-stop style:position="2.937cm"/>
        </style:tab-stops>
      </style:paragraph-properties>
    </style:style>
    <style:style style:name="P652" style:family="paragraph" style:parent-style-name="Body_20_text_20__28_3_29_">
      <loext:graphic-properties draw:fill="none" draw:fill-color="#ffffff"/>
      <style:paragraph-properties fo:margin-left="0cm" fo:margin-right="0cm" fo:margin-top="0cm" fo:margin-bottom="0cm" style:contextual-spacing="false" fo:line-height="0.369cm" fo:keep-together="auto" fo:orphans="0" fo:widows="0" fo:text-indent="0cm" style:auto-text-indent="false" fo:background-color="transparent" fo:keep-with-next="auto" style:writing-mode="lr-tb">
        <style:tab-stops>
          <style:tab-stop style:position="2.942cm"/>
        </style:tab-stops>
      </style:paragraph-properties>
    </style:style>
    <style:style style:name="P653" style:family="paragraph" style:parent-style-name="Body_20_text_20__28_3_29_">
      <loext:graphic-properties draw:fill="none" draw:fill-color="#ffffff"/>
      <style:paragraph-properties fo:margin-left="0cm" fo:margin-right="0cm" fo:margin-top="0cm" fo:margin-bottom="0cm" style:contextual-spacing="false" fo:line-height="0.369cm" fo:keep-together="auto" fo:orphans="0" fo:widows="0" fo:text-indent="0cm" style:auto-text-indent="false" fo:background-color="transparent" fo:keep-with-next="auto" style:writing-mode="lr-tb">
        <style:tab-stops>
          <style:tab-stop style:position="2.977cm"/>
        </style:tab-stops>
      </style:paragraph-properties>
    </style:style>
    <style:style style:name="P654" style:family="paragraph" style:parent-style-name="Body_20_text_20__28_3_29_">
      <loext:graphic-properties draw:fill="none" draw:fill-color="#ffffff"/>
      <style:paragraph-properties fo:margin-left="0cm" fo:margin-right="0.282cm" fo:margin-top="0cm" fo:margin-bottom="0cm" style:contextual-spacing="false" fo:line-height="0.369cm" fo:keep-together="auto" fo:orphans="0" fo:widows="0" fo:text-indent="0cm" style:auto-text-indent="false" fo:background-color="transparent" fo:keep-with-next="auto" style:writing-mode="lr-tb"/>
    </style:style>
    <style:style style:name="P655" style:family="paragraph" style:parent-style-name="Body_20_text_20__28_3_29_">
      <loext:graphic-properties draw:fill="none" draw:fill-color="#ffffff"/>
      <style:paragraph-properties fo:margin-left="0cm" fo:margin-right="0cm" fo:margin-top="0cm" fo:margin-bottom="0cm" style:contextual-spacing="false" fo:line-height="0.369cm" fo:keep-together="auto" fo:orphans="0" fo:widows="0" fo:text-indent="0cm" style:auto-text-indent="false" fo:background-color="transparent" fo:keep-with-next="auto" style:writing-mode="lr-tb"/>
    </style:style>
    <style:style style:name="P656" style:family="paragraph" style:parent-style-name="Body_20_text_20__28_3_29_">
      <loext:graphic-properties draw:fill="none" draw:fill-color="#ffffff"/>
      <style:paragraph-properties fo:margin-left="0cm" fo:margin-right="0cm" fo:margin-top="0cm" fo:margin-bottom="0cm" style:contextual-spacing="false" fo:line-height="0.369cm" fo:keep-together="auto" fo:orphans="0" fo:widows="0" fo:text-indent="0cm" style:auto-text-indent="false" fo:background-color="transparent" fo:keep-with-next="auto" style:writing-mode="lr-tb">
        <style:tab-stops>
          <style:tab-stop style:position="2.965cm"/>
        </style:tab-stops>
      </style:paragraph-properties>
    </style:style>
    <style:style style:name="P657" style:family="paragraph" style:parent-style-name="Body_20_text_20__28_3_29_">
      <loext:graphic-properties draw:fill="none" draw:fill-color="#ffffff"/>
      <style:paragraph-properties fo:margin-left="0cm" fo:margin-right="0cm" fo:margin-top="0cm" fo:margin-bottom="0cm" style:contextual-spacing="false" fo:line-height="0.369cm" fo:keep-together="auto" fo:orphans="0" fo:widows="0" fo:text-indent="0cm" style:auto-text-indent="false" fo:background-color="transparent" fo:keep-with-next="auto" style:writing-mode="lr-tb">
        <style:tab-stops>
          <style:tab-stop style:position="2.944cm"/>
        </style:tab-stops>
      </style:paragraph-properties>
    </style:style>
    <style:style style:name="P658" style:family="paragraph" style:parent-style-name="Body_20_text_20__28_3_29_">
      <loext:graphic-properties draw:fill="none" draw:fill-color="#ffffff"/>
      <style:paragraph-properties fo:margin-left="0cm" fo:margin-right="0cm" fo:margin-top="0cm" fo:margin-bottom="0cm" style:contextual-spacing="false" fo:line-height="0.369cm" fo:keep-together="auto" fo:orphans="0" fo:widows="0" fo:text-indent="0cm" style:auto-text-indent="false" fo:background-color="transparent" fo:keep-with-next="auto" style:writing-mode="lr-tb">
        <style:tab-stops>
          <style:tab-stop style:position="2.946cm"/>
        </style:tab-stops>
      </style:paragraph-properties>
    </style:style>
    <style:style style:name="P659" style:family="paragraph" style:parent-style-name="Body_20_text_20__28_3_29_" style:list-style-name="WWNum123">
      <loext:graphic-properties draw:fill="none" draw:fill-color="#ffffff"/>
      <style:paragraph-properties fo:margin-left="0cm" fo:margin-right="0cm" fo:margin-top="0cm" fo:margin-bottom="0cm" style:contextual-spacing="false" fo:line-height="0.369cm" fo:keep-together="auto" fo:orphans="0" fo:widows="0" fo:text-indent="0cm" style:auto-text-indent="false" fo:background-color="transparent" fo:keep-with-next="auto" style:writing-mode="lr-tb">
        <style:tab-stops>
          <style:tab-stop style:position="0.676cm"/>
        </style:tab-stops>
      </style:paragraph-properties>
    </style:style>
    <style:style style:name="P660" style:family="paragraph" style:parent-style-name="Body_20_text_20__28_3_29_">
      <loext:graphic-properties draw:fill="none" draw:fill-color="#ffffff"/>
      <style:paragraph-properties fo:margin-left="0cm" fo:margin-right="0cm" fo:margin-top="0cm" fo:margin-bottom="0cm" style:contextual-spacing="false" fo:line-height="0.369cm" fo:keep-together="auto" fo:orphans="0" fo:widows="0" fo:text-indent="0cm" style:auto-text-indent="false" fo:background-color="transparent" fo:keep-with-next="auto" style:writing-mode="lr-tb">
        <style:tab-stops>
          <style:tab-stop style:position="2.96cm"/>
        </style:tab-stops>
      </style:paragraph-properties>
    </style:style>
    <style:style style:name="P661" style:family="paragraph" style:parent-style-name="Body_20_text_20__28_3_29_">
      <loext:graphic-properties draw:fill="none" draw:fill-color="#ffffff"/>
      <style:paragraph-properties fo:margin-left="0cm" fo:margin-right="0cm" fo:margin-top="0cm" fo:margin-bottom="0cm" style:contextual-spacing="false" fo:line-height="0.369cm" fo:keep-together="auto" fo:orphans="0" fo:widows="0" fo:text-indent="0cm" style:auto-text-indent="false" fo:background-color="transparent" fo:keep-with-next="auto" style:writing-mode="lr-tb">
        <style:tab-stops>
          <style:tab-stop style:position="2.947cm"/>
        </style:tab-stops>
      </style:paragraph-properties>
    </style:style>
    <style:style style:name="P662" style:family="paragraph" style:parent-style-name="Body_20_text_20__28_3_29_">
      <loext:graphic-properties draw:fill="none" draw:fill-color="#ffffff"/>
      <style:paragraph-properties fo:margin-left="0cm" fo:margin-right="0cm" fo:margin-top="0cm" fo:margin-bottom="0cm" style:contextual-spacing="false" fo:line-height="0.369cm" fo:keep-together="auto" fo:orphans="0" fo:widows="0" fo:text-indent="0cm" style:auto-text-indent="false" fo:background-color="transparent" fo:keep-with-next="auto" style:writing-mode="lr-tb">
        <style:tab-stops>
          <style:tab-stop style:position="2.958cm"/>
        </style:tab-stops>
      </style:paragraph-properties>
    </style:style>
    <style:style style:name="P663" style:family="paragraph" style:parent-style-name="Body_20_text_20__28_3_29_">
      <loext:graphic-properties draw:fill="none" draw:fill-color="#ffffff"/>
      <style:paragraph-properties fo:margin-left="0cm" fo:margin-right="0cm" fo:margin-top="0cm" fo:margin-bottom="0cm" style:contextual-spacing="false" fo:line-height="0.369cm" fo:keep-together="auto" fo:orphans="0" fo:widows="0" fo:text-indent="0cm" style:auto-text-indent="false" fo:background-color="transparent" fo:keep-with-next="auto" style:writing-mode="lr-tb">
        <style:tab-stops>
          <style:tab-stop style:position="2.955cm"/>
        </style:tab-stops>
      </style:paragraph-properties>
    </style:style>
    <style:style style:name="P664" style:family="paragraph" style:parent-style-name="Body_20_text_20__28_3_29_">
      <loext:graphic-properties draw:fill="none" draw:fill-color="#ffffff"/>
      <style:paragraph-properties fo:margin-left="0cm" fo:margin-right="8.573cm" fo:margin-top="0cm" fo:margin-bottom="0cm" style:contextual-spacing="false" fo:line-height="0.369cm" fo:text-align="start" style:justify-single-word="false" fo:keep-together="auto" fo:orphans="0" fo:widows="0" fo:text-indent="0cm" style:auto-text-indent="false" fo:background-color="transparent" fo:keep-with-next="auto" style:writing-mode="lr-tb">
        <style:tab-stops>
          <style:tab-stop style:position="2.96cm"/>
        </style:tab-stops>
      </style:paragraph-properties>
    </style:style>
    <style:style style:name="P665" style:family="paragraph" style:parent-style-name="Body_20_text_20__28_3_29_">
      <loext:graphic-properties draw:fill="none" draw:fill-color="#ffffff"/>
      <style:paragraph-properties fo:margin-left="0cm" fo:margin-right="0cm" fo:margin-top="0cm" fo:margin-bottom="0cm" style:contextual-spacing="false" fo:line-height="0.381cm" fo:keep-together="auto" fo:orphans="0" fo:widows="0" fo:text-indent="0cm" style:auto-text-indent="false" fo:background-color="transparent" fo:keep-with-next="auto" style:writing-mode="lr-tb">
        <style:tab-stops>
          <style:tab-stop style:position="2.937cm"/>
        </style:tab-stops>
      </style:paragraph-properties>
    </style:style>
    <style:style style:name="P666" style:family="paragraph" style:parent-style-name="Body_20_text_20__28_3_29_">
      <loext:graphic-properties draw:fill="none" draw:fill-color="#ffffff"/>
      <style:paragraph-properties fo:margin-left="0cm" fo:margin-right="0cm" fo:margin-top="0cm" fo:margin-bottom="0cm" style:contextual-spacing="false" fo:line-height="0.381cm" fo:keep-together="auto" fo:orphans="0" fo:widows="0" fo:text-indent="0cm" style:auto-text-indent="false" fo:break-before="page" fo:background-color="transparent" fo:keep-with-next="auto" style:writing-mode="lr-tb">
        <style:tab-stops>
          <style:tab-stop style:position="0.663cm"/>
        </style:tab-stops>
      </style:paragraph-properties>
    </style:style>
    <style:style style:name="P667" style:family="paragraph" style:parent-style-name="Body_20_text_20__28_3_29_">
      <loext:graphic-properties draw:fill="none" draw:fill-color="#ffffff"/>
      <style:paragraph-properties fo:margin-left="0cm" fo:margin-right="0cm" fo:margin-top="0cm" fo:margin-bottom="0cm" style:contextual-spacing="false" fo:line-height="0.381cm" fo:keep-together="auto" fo:orphans="0" fo:widows="0" fo:text-indent="0cm" style:auto-text-indent="false" fo:background-color="transparent" fo:keep-with-next="auto" style:writing-mode="lr-tb"/>
    </style:style>
    <style:style style:name="P668" style:family="paragraph" style:parent-style-name="Body_20_text_20__28_3_29_">
      <loext:graphic-properties draw:fill="none" draw:fill-color="#ffffff"/>
      <style:paragraph-properties fo:margin-left="0cm" fo:margin-right="0cm" fo:margin-top="0cm" fo:margin-bottom="0cm" style:contextual-spacing="false" fo:line-height="0.381cm" fo:keep-together="auto" fo:orphans="0" fo:widows="0" fo:text-indent="0cm" style:auto-text-indent="false" fo:background-color="transparent" fo:keep-with-next="auto" style:writing-mode="lr-tb">
        <style:tab-stops>
          <style:tab-stop style:position="2.962cm"/>
        </style:tab-stops>
      </style:paragraph-properties>
    </style:style>
    <style:style style:name="P669" style:family="paragraph" style:parent-style-name="Body_20_text_20__28_3_29_">
      <loext:graphic-properties draw:fill="none" draw:fill-color="#ffffff"/>
      <style:paragraph-properties fo:margin-left="0.353cm" fo:margin-right="8.608cm" fo:margin-top="0cm" fo:margin-bottom="0cm" style:contextual-spacing="false" fo:line-height="0.381cm" fo:text-align="start" style:justify-single-word="false" fo:keep-together="auto" fo:orphans="0" fo:widows="0" fo:text-indent="0cm" style:auto-text-indent="false" fo:background-color="transparent" fo:keep-with-next="auto" style:writing-mode="lr-tb">
        <style:tab-stops>
          <style:tab-stop style:position="3.302cm"/>
        </style:tab-stops>
      </style:paragraph-properties>
    </style:style>
    <style:style style:name="P670" style:family="paragraph" style:parent-style-name="Body_20_text_20__28_3_29_">
      <loext:graphic-properties draw:fill="none" draw:fill-color="#ffffff"/>
      <style:paragraph-properties fo:margin-left="0cm" fo:margin-right="0cm" fo:margin-top="0cm" fo:margin-bottom="0cm" style:contextual-spacing="false" fo:text-align="start" style:justify-single-word="false" fo:keep-together="auto" fo:orphans="0" fo:widows="0" fo:text-indent="0cm" style:auto-text-indent="false" fo:background-color="transparent" fo:keep-with-next="auto" style:writing-mode="lr-tb"/>
    </style:style>
    <style:style style:name="P671" style:family="paragraph" style:parent-style-name="Body_20_text_20__28_3_29_">
      <loext:graphic-properties draw:fill="none" draw:fill-color="#ffffff"/>
      <style:paragraph-properties fo:margin-left="0cm" fo:margin-right="8.326cm" fo:margin-top="0cm" fo:margin-bottom="0cm" style:contextual-spacing="false" fo:text-align="start" style:justify-single-word="false" fo:keep-together="auto" fo:orphans="0" fo:widows="0" fo:text-indent="0cm" style:auto-text-indent="false" fo:background-color="transparent" fo:keep-with-next="auto" style:writing-mode="lr-tb"/>
    </style:style>
    <style:style style:name="P672" style:family="paragraph" style:parent-style-name="Body_20_text_20__28_3_29_">
      <loext:graphic-properties draw:fill="none" draw:fill-color="#ffffff"/>
      <style:paragraph-properties fo:margin-left="0cm" fo:margin-right="10.231cm" fo:margin-top="0cm" fo:margin-bottom="0cm" style:contextual-spacing="false" fo:text-align="start" style:justify-single-word="false" fo:keep-together="auto" fo:orphans="0" fo:widows="0" fo:text-indent="0cm" style:auto-text-indent="false" fo:background-color="transparent" fo:keep-with-next="auto" style:writing-mode="lr-tb"/>
    </style:style>
    <style:style style:name="P673" style:family="paragraph" style:parent-style-name="Body_20_text_20__28_3_29_">
      <loext:graphic-properties draw:fill="none" draw:fill-color="#ffffff"/>
      <style:paragraph-properties fo:margin-left="0cm" fo:margin-right="0cm" fo:margin-top="0cm" fo:margin-bottom="0cm" style:contextual-spacing="false" fo:text-align="start" style:justify-single-word="false" fo:keep-together="auto" fo:orphans="0" fo:widows="0" fo:text-indent="0cm" style:auto-text-indent="false" fo:background-color="transparent" fo:keep-with-next="auto" style:writing-mode="lr-tb">
        <style:tab-stops>
          <style:tab-stop style:position="2.953cm"/>
        </style:tab-stops>
      </style:paragraph-properties>
    </style:style>
    <style:style style:name="P674" style:family="paragraph" style:parent-style-name="Body_20_text_20__28_3_29_">
      <loext:graphic-properties draw:fill="none" draw:fill-color="#ffffff"/>
      <style:paragraph-properties fo:margin-left="0cm" fo:margin-right="0cm" fo:margin-top="0cm" fo:margin-bottom="0cm" style:contextual-spacing="false" fo:text-align="start" style:justify-single-word="false" fo:keep-together="auto" fo:orphans="0" fo:widows="0" fo:text-indent="0cm" style:auto-text-indent="false" fo:background-color="transparent" fo:keep-with-next="auto" style:writing-mode="lr-tb">
        <style:tab-stops>
          <style:tab-stop style:position="2.967cm"/>
        </style:tab-stops>
      </style:paragraph-properties>
    </style:style>
    <style:style style:name="P675" style:family="paragraph" style:parent-style-name="Body_20_text_20__28_3_29_">
      <loext:graphic-properties draw:fill="none" draw:fill-color="#ffffff"/>
      <style:paragraph-properties fo:margin-left="0cm" fo:margin-right="0cm" fo:margin-top="0cm" fo:margin-bottom="0.764cm" style:contextual-spacing="false" fo:line-height="0.332cm" fo:keep-together="auto" fo:orphans="0" fo:widows="0" fo:text-indent="0cm" style:auto-text-indent="false" fo:background-color="transparent" fo:keep-with-next="auto" style:writing-mode="lr-tb"/>
    </style:style>
    <style:style style:name="P676" style:family="paragraph" style:parent-style-name="Body_20_text_20__28_3_29_">
      <loext:graphic-properties draw:fill="none" draw:fill-color="#ffffff"/>
      <style:paragraph-properties fo:margin-left="0cm" fo:margin-right="0cm" fo:margin-top="0cm" fo:margin-bottom="0cm" style:contextual-spacing="false" fo:line-height="0.559cm" fo:keep-together="auto" fo:orphans="0" fo:widows="0" fo:text-indent="0cm" style:auto-text-indent="false" fo:background-color="transparent" fo:keep-with-next="auto" style:writing-mode="lr-tb"/>
    </style:style>
    <style:style style:name="P677" style:family="paragraph" style:parent-style-name="Body_20_text_20__28_3_29_" style:list-style-name="WWNum121">
      <loext:graphic-properties draw:fill="none" draw:fill-color="#ffffff"/>
      <style:paragraph-properties fo:margin-left="0cm" fo:margin-right="0cm" fo:margin-top="0cm" fo:margin-bottom="0cm" style:contextual-spacing="false" fo:line-height="0.559cm" fo:keep-together="auto" fo:orphans="0" fo:widows="0" fo:text-indent="0cm" style:auto-text-indent="false" fo:background-color="transparent" fo:keep-with-next="auto" style:writing-mode="lr-tb">
        <style:tab-stops>
          <style:tab-stop style:position="0.663cm"/>
          <style:tab-stop style:position="2.057cm"/>
        </style:tab-stops>
      </style:paragraph-properties>
    </style:style>
    <style:style style:name="P678" style:family="paragraph" style:parent-style-name="Body_20_text_20__28_3_29_">
      <loext:graphic-properties draw:fill="none" draw:fill-color="#ffffff"/>
      <style:paragraph-properties fo:margin-left="0cm" fo:margin-right="0.388cm" fo:margin-top="0cm" fo:margin-bottom="0.183cm" style:contextual-spacing="false" fo:line-height="0.385cm" fo:keep-together="auto" fo:orphans="0" fo:widows="0" fo:text-indent="0cm" style:auto-text-indent="false" fo:background-color="transparent" fo:keep-with-next="auto" style:writing-mode="lr-tb"/>
    </style:style>
    <style:style style:name="P679" style:family="paragraph" style:parent-style-name="Body_20_text_20__28_3_29_">
      <loext:graphic-properties draw:fill="none" draw:fill-color="#ffffff"/>
      <style:paragraph-properties fo:margin-left="0cm" fo:margin-right="0cm" fo:margin-top="0cm" fo:margin-bottom="0cm" style:contextual-spacing="false" fo:line-height="0.385cm" fo:keep-together="auto" fo:orphans="0" fo:widows="0" fo:text-indent="0cm" style:auto-text-indent="false" fo:background-color="transparent" fo:keep-with-next="auto" style:writing-mode="lr-tb">
        <style:tab-stops>
          <style:tab-stop style:position="3.078cm"/>
        </style:tab-stops>
      </style:paragraph-properties>
    </style:style>
    <style:style style:name="P680" style:family="paragraph" style:parent-style-name="Body_20_text_20__28_3_29_">
      <loext:graphic-properties draw:fill="none" draw:fill-color="#ffffff"/>
      <style:paragraph-properties fo:margin-left="0cm" fo:margin-right="0cm" fo:margin-top="0cm" fo:margin-bottom="0cm" style:contextual-spacing="false" fo:line-height="0.36cm" fo:keep-together="auto" fo:orphans="0" fo:widows="0" fo:text-indent="0cm" style:auto-text-indent="false" fo:background-color="transparent" fo:keep-with-next="auto" style:writing-mode="lr-tb">
        <style:tab-stops>
          <style:tab-stop style:position="2.965cm"/>
        </style:tab-stops>
      </style:paragraph-properties>
    </style:style>
    <style:style style:name="P681" style:family="paragraph" style:parent-style-name="Body_20_text_20__28_4_29_">
      <loext:graphic-properties draw:fill="none" draw:fill-color="#ffffff"/>
      <style:paragraph-properties fo:margin-left="0cm" fo:margin-right="0cm" fo:margin-top="0cm" fo:margin-bottom="0cm" style:contextual-spacing="false" fo:text-align="start" style:justify-single-word="false" fo:keep-together="auto" fo:orphans="0" fo:widows="0" fo:text-indent="0cm" style:auto-text-indent="false" fo:background-color="transparent" fo:keep-with-next="auto" style:writing-mode="lr-tb"/>
    </style:style>
    <style:style style:name="P682" style:family="paragraph" style:parent-style-name="Body_20_text_20__28_4_29_">
      <loext:graphic-properties draw:fill="none" draw:fill-color="#ffffff"/>
      <style:paragraph-properties fo:margin-left="0cm" fo:margin-right="0cm" fo:margin-top="0cm" fo:margin-bottom="0.199cm" style:contextual-spacing="false" fo:text-align="start" style:justify-single-word="false" fo:keep-together="auto" fo:orphans="0" fo:widows="0" fo:text-indent="0cm" style:auto-text-indent="false" fo:background-color="transparent" fo:keep-with-next="auto" style:writing-mode="lr-tb"/>
    </style:style>
    <style:style style:name="P683" style:family="paragraph" style:parent-style-name="Body_20_text_20__28_4_29_">
      <loext:graphic-properties draw:fill="none" draw:fill-color="#ffffff"/>
      <style:paragraph-properties fo:margin-left="0cm" fo:margin-right="0cm" fo:margin-top="0cm" fo:margin-bottom="0cm" style:contextual-spacing="false" fo:text-align="justify" style:justify-single-word="false" fo:keep-together="auto" fo:orphans="0" fo:widows="0" fo:text-indent="0cm" style:auto-text-indent="false" fo:background-color="transparent" fo:keep-with-next="auto" style:writing-mode="lr-tb"/>
    </style:style>
    <style:style style:name="P684" style:family="paragraph" style:parent-style-name="Body_20_text_20__28_4_29_">
      <loext:graphic-properties draw:fill="none" draw:fill-color="#ffffff"/>
      <style:paragraph-properties fo:margin-left="0cm" fo:margin-right="0cm" fo:margin-top="0cm" fo:margin-bottom="0.295cm" style:contextual-spacing="false" fo:text-align="justify" style:justify-single-word="false" fo:keep-together="auto" fo:orphans="0" fo:widows="0" fo:text-indent="0cm" style:auto-text-indent="false" fo:background-color="transparent" fo:keep-with-next="auto" style:writing-mode="lr-tb"/>
    </style:style>
    <style:style style:name="P685" style:family="paragraph" style:parent-style-name="Body_20_text_20__28_4_29_">
      <loext:graphic-properties draw:fill="none" draw:fill-color="#ffffff"/>
      <style:paragraph-properties fo:margin-left="0cm" fo:margin-right="0cm" fo:margin-top="0cm" fo:margin-bottom="0.272cm" style:contextual-spacing="false" fo:text-align="justify" style:justify-single-word="false" fo:keep-together="auto" fo:orphans="0" fo:widows="0" fo:text-indent="0cm" style:auto-text-indent="false" fo:background-color="transparent" fo:keep-with-next="auto" style:writing-mode="lr-tb"/>
    </style:style>
    <style:style style:name="P686" style:family="paragraph" style:parent-style-name="Body_20_text_20__28_4_29_">
      <loext:graphic-properties draw:fill="none" draw:fill-color="#ffffff"/>
      <style:paragraph-properties fo:margin-left="0cm" fo:margin-right="0cm" fo:margin-top="0cm" fo:margin-bottom="0.196cm" style:contextual-spacing="false" fo:text-align="justify" style:justify-single-word="false" fo:keep-together="auto" fo:orphans="0" fo:widows="0" fo:text-indent="0cm" style:auto-text-indent="false" fo:background-color="transparent" fo:keep-with-next="auto" style:writing-mode="lr-tb"/>
    </style:style>
    <style:style style:name="P687" style:family="paragraph" style:parent-style-name="Body_20_text_20__28_4_29_">
      <loext:graphic-properties draw:fill="none" draw:fill-color="#ffffff"/>
      <style:paragraph-properties fo:margin-left="0cm" fo:margin-right="0cm" fo:margin-top="0cm" fo:margin-bottom="0.224cm" style:contextual-spacing="false" fo:text-align="justify" style:justify-single-word="false" fo:keep-together="auto" fo:orphans="0" fo:widows="0" fo:text-indent="0cm" style:auto-text-indent="false" fo:background-color="transparent" fo:keep-with-next="auto" style:writing-mode="lr-tb"/>
    </style:style>
    <style:style style:name="P688" style:family="paragraph" style:parent-style-name="Body_20_text_20__28_5_29_">
      <loext:graphic-properties draw:fill="none" draw:fill-color="#ffffff"/>
      <style:paragraph-properties fo:margin-left="0cm" fo:margin-right="0cm" fo:margin-top="0cm" fo:margin-bottom="0cm" style:contextual-spacing="false" fo:text-align="start" style:justify-single-word="false" fo:keep-together="auto" fo:orphans="0" fo:widows="0" fo:text-indent="0cm" style:auto-text-indent="false" fo:background-color="transparent" fo:keep-with-next="auto" style:writing-mode="lr-tb"/>
    </style:style>
    <style:style style:name="P689" style:family="paragraph" style:parent-style-name="Body_20_text_20__28_6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2.953cm"/>
        </style:tab-stops>
      </style:paragraph-properties>
    </style:style>
    <style:style style:name="P690" style:family="paragraph" style:parent-style-name="Footnote_20__28_2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2.909cm"/>
        </style:tab-stops>
      </style:paragraph-properties>
    </style:style>
    <style:style style:name="P691" style:family="paragraph" style:parent-style-name="Footnote_20__28_2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2.988cm"/>
        </style:tab-stops>
      </style:paragraph-properties>
    </style:style>
    <style:style style:name="P692" style:family="paragraph" style:parent-style-name="Footnote_20__28_2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2.896cm"/>
        </style:tab-stops>
      </style:paragraph-properties>
    </style:style>
    <style:style style:name="P693" style:family="paragraph" style:parent-style-name="Footnote_20__28_2_29_">
      <loext:graphic-properties draw:fill="none" draw:fill-color="#ffffff"/>
      <style:paragraph-properties fo:margin-left="0cm" fo:margin-right="0cm" fo:margin-top="0cm" fo:margin-bottom="0cm" style:contextual-spacing="false" fo:line-height="0.363cm" fo:keep-together="auto" fo:orphans="0" fo:widows="0" fo:text-indent="0cm" style:auto-text-indent="false" fo:background-color="transparent" fo:keep-with-next="auto" style:writing-mode="lr-tb">
        <style:tab-stops>
          <style:tab-stop style:position="2.909cm"/>
        </style:tab-stops>
      </style:paragraph-properties>
    </style:style>
    <style:style style:name="P694" style:family="paragraph" style:parent-style-name="Footnote_20__28_2_29_">
      <loext:graphic-properties draw:fill="none" draw:fill-color="#ffffff"/>
      <style:paragraph-properties fo:margin-left="0cm" fo:margin-right="0cm" fo:margin-top="0cm" fo:margin-bottom="0cm" style:contextual-spacing="false" fo:line-height="0.372cm" fo:keep-together="auto" fo:orphans="0" fo:widows="0" fo:text-indent="0cm" style:auto-text-indent="false" fo:background-color="transparent" fo:keep-with-next="auto" style:writing-mode="lr-tb">
        <style:tab-stops>
          <style:tab-stop style:position="2.985cm"/>
        </style:tab-stops>
      </style:paragraph-properties>
    </style:style>
    <style:style style:name="P695" style:family="paragraph" style:parent-style-name="Footnote_20__28_2_29_">
      <loext:graphic-properties draw:fill="none" draw:fill-color="#ffffff"/>
      <style:paragraph-properties fo:margin-left="0cm" fo:margin-right="0cm" fo:margin-top="0cm" fo:margin-bottom="0cm" style:contextual-spacing="false" fo:line-height="0.372cm" fo:keep-together="auto" fo:orphans="0" fo:widows="0" fo:text-indent="0cm" style:auto-text-indent="false" fo:background-color="transparent" fo:keep-with-next="auto" style:writing-mode="lr-tb">
        <style:tab-stops>
          <style:tab-stop style:position="2.988cm"/>
        </style:tab-stops>
      </style:paragraph-properties>
    </style:style>
    <style:style style:name="P696" style:family="paragraph" style:parent-style-name="Footnote_20__28_2_29_">
      <loext:graphic-properties draw:fill="none" draw:fill-color="#ffffff"/>
      <style:paragraph-properties fo:margin-left="0cm" fo:margin-right="0cm" fo:margin-top="0cm" fo:margin-bottom="0cm" style:contextual-spacing="false" fo:line-height="0.372cm" fo:keep-together="auto" fo:orphans="0" fo:widows="0" fo:text-indent="0cm" style:auto-text-indent="false" fo:background-color="transparent" fo:keep-with-next="auto" style:writing-mode="lr-tb">
        <style:tab-stops>
          <style:tab-stop style:position="2.976cm"/>
        </style:tab-stops>
      </style:paragraph-properties>
    </style:style>
    <style:style style:name="P697" style:family="paragraph" style:parent-style-name="Footnote_20__28_user_29_">
      <loext:graphic-properties draw:fill="none" draw:fill-color="#ffffff"/>
      <style:paragraph-properties fo:margin-left="0cm" fo:margin-right="0cm" fo:margin-top="0cm" fo:margin-bottom="0cm" style:contextual-spacing="false" fo:text-align="start" style:justify-single-word="false" fo:keep-together="auto" fo:orphans="0" fo:widows="0" fo:text-indent="0cm" style:auto-text-indent="false" fo:background-color="transparent" fo:keep-with-next="auto" style:writing-mode="lr-tb"/>
    </style:style>
    <style:style style:name="P698" style:family="paragraph" style:parent-style-name="Footnote_20__28_user_29_">
      <loext:graphic-properties draw:fill="none" draw:fill-color="#ffffff"/>
      <style:paragraph-properties fo:margin-left="0cm" fo:margin-right="0.635cm" fo:margin-top="0cm" fo:margin-bottom="0cm" style:contextual-spacing="false" fo:text-align="start" style:justify-single-word="false" fo:keep-together="auto" fo:orphans="0" fo:widows="0" fo:text-indent="0cm" style:auto-text-indent="false" fo:background-color="transparent" fo:keep-with-next="auto" style:writing-mode="lr-tb"/>
    </style:style>
    <style:style style:name="P699" style:family="paragraph" style:parent-style-name="Footnote_20__28_user_29_">
      <loext:graphic-properties draw:fill="none" draw:fill-color="#ffffff"/>
      <style:paragraph-properties fo:margin-left="0cm" fo:margin-right="5.398cm" fo:margin-top="0cm" fo:margin-bottom="0cm" style:contextual-spacing="false" fo:text-align="start" style:justify-single-word="false" fo:keep-together="auto" fo:orphans="0" fo:widows="0" fo:text-indent="0cm" style:auto-text-indent="false" fo:background-color="transparent" fo:keep-with-next="auto" style:writing-mode="lr-tb">
        <style:tab-stops>
          <style:tab-stop style:position="0.681cm"/>
        </style:tab-stops>
      </style:paragraph-properties>
    </style:style>
    <style:style style:name="P700" style:family="paragraph" style:parent-style-name="Footnote_20__28_user_29_">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0.674cm"/>
        </style:tab-stops>
      </style:paragraph-properties>
    </style:style>
    <style:style style:name="P701" style:family="paragraph" style:parent-style-name="Footnote_20__28_user_29_">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0.674cm"/>
          <style:tab-stop style:position="2.057cm"/>
        </style:tab-stops>
      </style:paragraph-properties>
    </style:style>
    <style:style style:name="P702" style:family="paragraph" style:parent-style-name="Footnote_20__28_user_29_">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2.988cm"/>
          <style:tab-stop style:position="5.923cm" style:type="right"/>
          <style:tab-stop style:position="6.269cm" style:type="center"/>
        </style:tab-stops>
      </style:paragraph-properties>
    </style:style>
    <style:style style:name="P703" style:family="paragraph" style:parent-style-name="Footnote_20__28_user_29_">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2.988cm"/>
        </style:tab-stops>
      </style:paragraph-properties>
    </style:style>
    <style:style style:name="P704" style:family="paragraph" style:parent-style-name="Footnote_20__28_user_29_">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0.669cm"/>
          <style:tab-stop style:position="2.066cm"/>
        </style:tab-stops>
      </style:paragraph-properties>
    </style:style>
    <style:style style:name="P705" style:family="paragraph" style:parent-style-name="Footnote_20__28_user_29_">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0.677cm"/>
          <style:tab-stop style:position="2.062cm"/>
        </style:tab-stops>
      </style:paragraph-properties>
    </style:style>
    <style:style style:name="P706" style:family="paragraph" style:parent-style-name="Footnote_20__28_user_29_">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2.985cm"/>
        </style:tab-stops>
      </style:paragraph-properties>
    </style:style>
    <style:style style:name="P707" style:family="paragraph" style:parent-style-name="Footnote_20__28_user_29_">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0.665cm"/>
        </style:tab-stops>
      </style:paragraph-properties>
    </style:style>
    <style:style style:name="P708" style:family="paragraph" style:parent-style-name="Footnote_20__28_user_29_">
      <loext:graphic-properties draw:fill="none" draw:fill-color="#ffffff"/>
      <style:paragraph-properties fo:margin-left="0cm" fo:margin-right="2.081cm" fo:margin-top="0cm" fo:margin-bottom="0cm" style:contextual-spacing="false" fo:line-height="0.372cm" fo:text-align="start" style:justify-single-word="false" fo:keep-together="auto" fo:orphans="0" fo:widows="0" fo:text-indent="0cm" style:auto-text-indent="false" fo:background-color="transparent" fo:keep-with-next="auto" style:writing-mode="lr-tb"/>
    </style:style>
    <style:style style:name="P709" style:family="paragraph" style:parent-style-name="Footnote_20__28_user_29_">
      <loext:graphic-properties draw:fill="none" draw:fill-color="#ffffff"/>
      <style:paragraph-properties fo:margin-left="0cm" fo:margin-right="0.811cm" fo:margin-top="0cm" fo:margin-bottom="0cm" style:contextual-spacing="false" fo:line-height="0.372cm" fo:text-align="start" style:justify-single-word="false" fo:keep-together="auto" fo:orphans="0" fo:widows="0" fo:text-indent="0cm" style:auto-text-indent="false" fo:background-color="transparent" fo:keep-with-next="auto" style:writing-mode="lr-tb"/>
    </style:style>
    <style:style style:name="P710" style:family="paragraph" style:parent-style-name="Footnote_20__28_user_29_">
      <loext:graphic-properties draw:fill="none" draw:fill-color="#ffffff"/>
      <style:paragraph-properties fo:margin-left="0cm" fo:margin-right="5.327cm" fo:margin-top="0cm" fo:margin-bottom="0cm" style:contextual-spacing="false" fo:line-height="0.372cm" fo:text-align="start" style:justify-single-word="false" fo:keep-together="auto" fo:orphans="0" fo:widows="0" fo:text-indent="0cm" style:auto-text-indent="false" fo:background-color="transparent" fo:keep-with-next="auto" style:writing-mode="lr-tb"/>
    </style:style>
    <style:style style:name="P711" style:family="paragraph" style:parent-style-name="Footnote_20__28_user_29_">
      <loext:graphic-properties draw:fill="none" draw:fill-color="#ffffff"/>
      <style:paragraph-properties fo:margin-left="0cm" fo:margin-right="0.953cm" fo:margin-top="0cm" fo:margin-bottom="0cm" style:contextual-spacing="false" fo:line-height="0.372cm" fo:text-align="start" style:justify-single-word="false" fo:keep-together="auto" fo:orphans="0" fo:widows="0" fo:text-indent="0cm" style:auto-text-indent="false" fo:background-color="transparent" fo:keep-with-next="auto" style:writing-mode="lr-tb"/>
    </style:style>
    <style:style style:name="P712" style:family="paragraph" style:parent-style-name="Footnote_20__28_user_29_">
      <loext:graphic-properties draw:fill="none" draw:fill-color="#ffffff"/>
      <style:paragraph-properties fo:margin-left="0cm" fo:margin-right="0.635cm" fo:margin-top="0cm" fo:margin-bottom="0cm" style:contextual-spacing="false" fo:line-height="0.372cm" fo:text-align="start" style:justify-single-word="false" fo:keep-together="auto" fo:orphans="0" fo:widows="0" fo:text-indent="0cm" style:auto-text-indent="false" fo:background-color="transparent" fo:keep-with-next="auto" style:writing-mode="lr-tb"/>
    </style:style>
    <style:style style:name="P713" style:family="paragraph" style:parent-style-name="Footnote_20__28_user_29_">
      <loext:graphic-properties draw:fill="none" draw:fill-color="#ffffff"/>
      <style:paragraph-properties fo:margin-left="0cm" fo:margin-right="5.292cm" fo:margin-top="0cm" fo:margin-bottom="0cm" style:contextual-spacing="false" fo:line-height="0.372cm" fo:text-align="start" style:justify-single-word="false" fo:keep-together="auto" fo:orphans="0" fo:widows="0" fo:text-indent="0cm" style:auto-text-indent="false" fo:background-color="transparent" fo:keep-with-next="auto" style:writing-mode="lr-tb">
        <style:tab-stops>
          <style:tab-stop style:position="2.976cm"/>
        </style:tab-stops>
      </style:paragraph-properties>
    </style:style>
    <style:style style:name="P714" style:family="paragraph" style:parent-style-name="Footnote_20__28_user_29_">
      <loext:graphic-properties draw:fill="none" draw:fill-color="#ffffff"/>
      <style:paragraph-properties fo:margin-left="0cm" fo:margin-right="0cm" fo:margin-top="0cm" fo:margin-bottom="0cm" style:contextual-spacing="false" fo:line-height="0.369cm" fo:text-align="justify" style:justify-single-word="false" fo:keep-together="auto" fo:orphans="0" fo:widows="0" fo:text-indent="0cm" style:auto-text-indent="false" fo:background-color="transparent" fo:keep-with-next="auto" style:writing-mode="lr-tb">
        <style:tab-stops>
          <style:tab-stop style:position="0.677cm"/>
        </style:tab-stops>
      </style:paragraph-properties>
    </style:style>
    <style:style style:name="P715" style:family="paragraph" style:parent-style-name="Footnote_20__28_user_29_">
      <loext:graphic-properties draw:fill="none" draw:fill-color="#ffffff"/>
      <style:paragraph-properties fo:margin-left="0cm" fo:margin-right="0cm" fo:margin-top="0cm" fo:margin-bottom="0cm" style:contextual-spacing="false" fo:line-height="0.369cm" fo:text-align="justify" style:justify-single-word="false" fo:keep-together="auto" fo:orphans="0" fo:widows="0" fo:text-indent="0cm" style:auto-text-indent="false" fo:background-color="transparent" fo:keep-with-next="auto" style:writing-mode="lr-tb">
        <style:tab-stops>
          <style:tab-stop style:position="0.669cm"/>
          <style:tab-stop style:position="2.071cm"/>
        </style:tab-stops>
      </style:paragraph-properties>
    </style:style>
    <style:style style:name="P716" style:family="paragraph" style:parent-style-name="Footnote_20__28_user_29_">
      <loext:graphic-properties draw:fill="none" draw:fill-color="#ffffff"/>
      <style:paragraph-properties fo:margin-left="0cm" fo:margin-right="0cm" fo:margin-top="0cm" fo:margin-bottom="0cm" style:contextual-spacing="false" fo:line-height="0.369cm" fo:text-align="justify" style:justify-single-word="false" fo:keep-together="auto" fo:orphans="0" fo:widows="0" fo:text-indent="0cm" style:auto-text-indent="false" fo:background-color="transparent" fo:keep-with-next="auto" style:writing-mode="lr-tb"/>
    </style:style>
    <style:style style:name="P717" style:family="paragraph" style:parent-style-name="Footnote_20__28_user_29_">
      <loext:graphic-properties draw:fill="none" draw:fill-color="#ffffff"/>
      <style:paragraph-properties fo:margin-left="0cm" fo:margin-right="5.362cm" fo:margin-top="0cm" fo:margin-bottom="0cm" style:contextual-spacing="false" fo:line-height="0.369cm" fo:text-align="start" style:justify-single-word="false" fo:keep-together="auto" fo:orphans="0" fo:widows="0" fo:text-indent="0cm" style:auto-text-indent="false" fo:background-color="transparent" fo:keep-with-next="auto" style:writing-mode="lr-tb"/>
    </style:style>
    <style:style style:name="P718" style:family="paragraph" style:parent-style-name="Footnote_20__28_user_29_">
      <loext:graphic-properties draw:fill="none" draw:fill-color="#ffffff"/>
      <style:paragraph-properties fo:margin-left="0cm" fo:margin-right="0.847cm" fo:margin-top="0cm" fo:margin-bottom="0cm" style:contextual-spacing="false" fo:line-height="0.369cm" fo:text-align="start" style:justify-single-word="false" fo:keep-together="auto" fo:orphans="0" fo:widows="0" fo:text-indent="0cm" style:auto-text-indent="false" fo:background-color="transparent" fo:keep-with-next="auto" style:writing-mode="lr-tb"/>
    </style:style>
    <style:style style:name="P719" style:family="paragraph" style:parent-style-name="Footnote_20__28_user_29_">
      <loext:graphic-properties draw:fill="none" draw:fill-color="#ffffff"/>
      <style:paragraph-properties fo:margin-left="0cm" fo:margin-right="1.27cm" fo:margin-top="0cm" fo:margin-bottom="0cm" style:contextual-spacing="false" fo:line-height="0.369cm" fo:text-align="start" style:justify-single-word="false" fo:keep-together="auto" fo:orphans="0" fo:widows="0" fo:text-indent="0cm" style:auto-text-indent="false" fo:background-color="transparent" fo:keep-with-next="auto" style:writing-mode="lr-tb"/>
    </style:style>
    <style:style style:name="P720" style:family="paragraph" style:parent-style-name="Footnote_20__28_user_29_">
      <loext:graphic-properties draw:fill="none" draw:fill-color="#ffffff"/>
      <style:paragraph-properties fo:margin-left="0cm" fo:margin-right="0cm" fo:margin-top="0cm" fo:margin-bottom="0cm" style:contextual-spacing="false" fo:line-height="0.369cm" fo:text-align="start" style:justify-single-word="false" fo:keep-together="auto" fo:orphans="0" fo:widows="0" fo:text-indent="0cm" style:auto-text-indent="false" fo:background-color="transparent" fo:keep-with-next="auto" style:writing-mode="lr-tb"/>
    </style:style>
    <style:style style:name="P721" style:family="paragraph" style:parent-style-name="Footnote_20__28_user_29_">
      <loext:graphic-properties draw:fill="none" draw:fill-color="#ffffff"/>
      <style:paragraph-properties fo:margin-left="0cm" fo:margin-right="0cm" fo:margin-top="0cm" fo:margin-bottom="0cm" style:contextual-spacing="false" fo:text-align="justify" style:justify-single-word="false" fo:keep-together="auto" fo:orphans="0" fo:widows="0" fo:text-indent="0cm" style:auto-text-indent="false" fo:background-color="transparent" fo:keep-with-next="auto" style:writing-mode="lr-tb">
        <style:tab-stops>
          <style:tab-stop style:position="0.665cm"/>
        </style:tab-stops>
      </style:paragraph-properties>
    </style:style>
    <style:style style:name="P722" style:family="paragraph" style:parent-style-name="Footnote_20__28_user_29_">
      <loext:graphic-properties draw:fill="none" draw:fill-color="#ffffff"/>
      <style:paragraph-properties fo:margin-left="0cm" fo:margin-right="0cm" fo:margin-top="0cm" fo:margin-bottom="0cm" style:contextual-spacing="false" fo:text-align="justify" style:justify-single-word="false" fo:keep-together="auto" fo:orphans="0" fo:widows="0" fo:text-indent="0cm" style:auto-text-indent="false" fo:background-color="transparent" fo:keep-with-next="auto" style:writing-mode="lr-tb">
        <style:tab-stops>
          <style:tab-stop style:position="3.009cm"/>
        </style:tab-stops>
      </style:paragraph-properties>
    </style:style>
    <style:style style:name="P723" style:family="paragraph" style:parent-style-name="Footnote_20__28_user_29_">
      <loext:graphic-properties draw:fill="none" draw:fill-color="#ffffff"/>
      <style:paragraph-properties fo:margin-left="0cm" fo:margin-right="0cm" fo:margin-top="0cm" fo:margin-bottom="0cm" style:contextual-spacing="false" fo:text-align="justify" style:justify-single-word="false" fo:keep-together="auto" fo:orphans="0" fo:widows="0" fo:text-indent="0cm" style:auto-text-indent="false" fo:background-color="transparent" fo:keep-with-next="auto" style:writing-mode="lr-tb">
        <style:tab-stops>
          <style:tab-stop style:position="3.006cm"/>
        </style:tab-stops>
      </style:paragraph-properties>
    </style:style>
    <style:style style:name="P724" style:family="paragraph" style:parent-style-name="Footnote_20__28_user_29_">
      <loext:graphic-properties draw:fill="none" draw:fill-color="#ffffff"/>
      <style:paragraph-properties fo:margin-left="0cm" fo:margin-right="0cm" fo:margin-top="0cm" fo:margin-bottom="0cm" style:contextual-spacing="false" fo:text-align="justify" style:justify-single-word="false" fo:keep-together="auto" fo:orphans="0" fo:widows="0" fo:text-indent="0cm" style:auto-text-indent="false" fo:background-color="transparent" fo:keep-with-next="auto" style:writing-mode="lr-tb">
        <style:tab-stops>
          <style:tab-stop style:position="3.002cm"/>
        </style:tab-stops>
      </style:paragraph-properties>
    </style:style>
    <style:style style:name="P725" style:family="paragraph" style:parent-style-name="Footnote_20__28_user_29_">
      <loext:graphic-properties draw:fill="none" draw:fill-color="#ffffff"/>
      <style:paragraph-properties fo:margin-left="0cm" fo:margin-right="0cm" fo:margin-top="0cm" fo:margin-bottom="0cm" style:contextual-spacing="false" fo:text-align="justify" style:justify-single-word="false" fo:keep-together="auto" fo:orphans="0" fo:widows="0" fo:text-indent="0cm" style:auto-text-indent="false" fo:background-color="transparent" fo:keep-with-next="auto" style:writing-mode="lr-tb">
        <style:tab-stops>
          <style:tab-stop style:position="0.677cm"/>
          <style:tab-stop style:position="2.074cm"/>
        </style:tab-stops>
      </style:paragraph-properties>
    </style:style>
    <style:style style:name="P726" style:family="paragraph" style:parent-style-name="Footnote_20__28_user_29_">
      <loext:graphic-properties draw:fill="none" draw:fill-color="#ffffff"/>
      <style:paragraph-properties fo:margin-left="0cm" fo:margin-right="0cm" fo:margin-top="0cm" fo:margin-bottom="0cm" style:contextual-spacing="false" fo:text-align="justify" style:justify-single-word="false" fo:keep-together="auto" fo:orphans="0" fo:widows="0" fo:text-indent="0cm" style:auto-text-indent="false" fo:background-color="transparent" fo:keep-with-next="auto" style:writing-mode="lr-tb">
        <style:tab-stops>
          <style:tab-stop style:position="2.912cm"/>
          <style:tab-stop style:position="4.89cm"/>
          <style:tab-stop style:position="6.066cm" style:type="center"/>
          <style:tab-stop style:position="7.405cm" style:type="right"/>
        </style:tab-stops>
      </style:paragraph-properties>
    </style:style>
    <style:style style:name="P727" style:family="paragraph" style:parent-style-name="Footnote_20__28_user_29_">
      <loext:graphic-properties draw:fill="none" draw:fill-color="#ffffff"/>
      <style:paragraph-properties fo:margin-left="0cm" fo:margin-right="0cm" fo:margin-top="0cm" fo:margin-bottom="0cm" style:contextual-spacing="false" fo:text-align="justify" style:justify-single-word="false" fo:keep-together="auto" fo:orphans="0" fo:widows="0" fo:text-indent="0cm" style:auto-text-indent="false" fo:background-color="transparent" fo:keep-with-next="auto" style:writing-mode="lr-tb">
        <style:tab-stops>
          <style:tab-stop style:position="0.665cm"/>
          <style:tab-stop style:position="2.053cm"/>
        </style:tab-stops>
      </style:paragraph-properties>
    </style:style>
    <style:style style:name="P728" style:family="paragraph" style:parent-style-name="Footnote_20__28_user_29_">
      <loext:graphic-properties draw:fill="none" draw:fill-color="#ffffff"/>
      <style:paragraph-properties fo:margin-left="0cm" fo:margin-right="0cm" fo:margin-top="0cm" fo:margin-bottom="0cm" style:contextual-spacing="false" fo:text-align="justify" style:justify-single-word="false" fo:keep-together="auto" fo:orphans="0" fo:widows="0" fo:text-indent="0cm" style:auto-text-indent="false" fo:background-color="transparent" fo:keep-with-next="auto" style:writing-mode="lr-tb">
        <style:tab-stops>
          <style:tab-stop style:position="2.985cm"/>
        </style:tab-stops>
      </style:paragraph-properties>
    </style:style>
    <style:style style:name="P729" style:family="paragraph" style:parent-style-name="Footnote_20__28_user_29_">
      <loext:graphic-properties draw:fill="none" draw:fill-color="#ffffff"/>
      <style:paragraph-properties fo:margin-left="0cm" fo:margin-right="0cm" fo:margin-top="0cm" fo:margin-bottom="0cm" style:contextual-spacing="false" fo:text-align="justify" style:justify-single-word="false" fo:keep-together="auto" fo:orphans="0" fo:widows="0" fo:text-indent="0cm" style:auto-text-indent="false" fo:background-color="transparent" fo:keep-with-next="auto" style:writing-mode="lr-tb">
        <style:tab-stops>
          <style:tab-stop style:position="1.08cm" style:type="center"/>
          <style:tab-stop style:position="2.041cm"/>
        </style:tab-stops>
      </style:paragraph-properties>
    </style:style>
    <style:style style:name="P730" style:family="paragraph" style:parent-style-name="Footnote_20__28_user_29_">
      <loext:graphic-properties draw:fill="none" draw:fill-color="#ffffff"/>
      <style:paragraph-properties fo:margin-left="0cm" fo:margin-right="0cm" fo:margin-top="0cm" fo:margin-bottom="0cm" style:contextual-spacing="false" fo:text-align="justify" style:justify-single-word="false" fo:keep-together="auto" fo:orphans="0" fo:widows="0" fo:text-indent="0cm" style:auto-text-indent="false" fo:background-color="transparent" fo:keep-with-next="auto" style:writing-mode="lr-tb">
        <style:tab-stops>
          <style:tab-stop style:position="2.9cm"/>
        </style:tab-stops>
      </style:paragraph-properties>
    </style:style>
    <style:style style:name="P731" style:family="paragraph" style:parent-style-name="Footnote_20__28_user_29_">
      <loext:graphic-properties draw:fill="none" draw:fill-color="#ffffff"/>
      <style:paragraph-properties fo:margin-left="0cm" fo:margin-right="0cm" fo:margin-top="0cm" fo:margin-bottom="0cm" style:contextual-spacing="false" fo:line-height="0.363cm" fo:text-align="justify" style:justify-single-word="false" fo:keep-together="auto" fo:orphans="0" fo:widows="0" fo:text-indent="0cm" style:auto-text-indent="false" fo:background-color="transparent" fo:keep-with-next="auto" style:writing-mode="lr-tb"/>
    </style:style>
    <style:style style:name="P732" style:family="paragraph" style:parent-style-name="Footnote_20__28_user_29_">
      <loext:graphic-properties draw:fill="none" draw:fill-color="#ffffff"/>
      <style:paragraph-properties fo:margin-left="0cm" fo:margin-right="0.318cm" fo:margin-top="0cm" fo:margin-bottom="0cm" style:contextual-spacing="false" fo:line-height="0.363cm" fo:text-align="justify" style:justify-single-word="false" fo:keep-together="auto" fo:orphans="0" fo:widows="0" fo:text-indent="0cm" style:auto-text-indent="false" fo:background-color="transparent" fo:keep-with-next="auto" style:writing-mode="lr-tb"/>
    </style:style>
    <style:style style:name="P733" style:family="paragraph" style:parent-style-name="Footnote_20__28_user_29_">
      <loext:graphic-properties draw:fill="none" draw:fill-color="#ffffff"/>
      <style:paragraph-properties fo:margin-left="0cm" fo:margin-right="0cm" fo:margin-top="0cm" fo:margin-bottom="0cm" style:contextual-spacing="false" fo:line-height="0.332cm" fo:text-align="justify" style:justify-single-word="false" fo:keep-together="auto" fo:orphans="0" fo:widows="0" fo:text-indent="0cm" style:auto-text-indent="false" fo:background-color="transparent" fo:keep-with-next="auto" style:writing-mode="lr-tb">
        <style:tab-stops>
          <style:tab-stop style:position="0.669cm"/>
          <style:tab-stop style:position="2.062cm"/>
        </style:tab-stops>
      </style:paragraph-properties>
    </style:style>
    <style:style style:name="P734" style:family="paragraph" style:parent-style-name="Footnote_20__28_user_29_">
      <loext:graphic-properties draw:fill="none" draw:fill-color="#ffffff"/>
      <style:paragraph-properties fo:margin-left="0cm" fo:margin-right="0cm" fo:margin-top="0cm" fo:margin-bottom="0cm" style:contextual-spacing="false" fo:line-height="0.332cm" fo:text-align="justify" style:justify-single-word="false" fo:keep-together="auto" fo:orphans="0" fo:widows="0" fo:text-indent="0cm" style:auto-text-indent="false" fo:background-color="transparent" fo:keep-with-next="auto" style:writing-mode="lr-tb"/>
    </style:style>
    <style:style style:name="P735" style:family="paragraph" style:parent-style-name="Header_20_or_20_footer">
      <loext:graphic-properties draw:fill="none" draw:fill-color="#ffffff"/>
      <style:paragraph-properties fo:margin-left="0cm" fo:margin-right="0cm" fo:margin-top="0cm" fo:margin-bottom="0cm" style:contextual-spacing="false" fo:line-height="100%" fo:text-align="start" style:justify-single-word="false" fo:keep-together="auto" fo:orphans="0" fo:widows="0" fo:text-indent="0cm" style:auto-text-indent="false" fo:background-color="transparent" fo:keep-with-next="auto" style:writing-mode="lr-tb"/>
    </style:style>
    <style:style style:name="P736" style:family="paragraph" style:parent-style-name="Header_20_or_20_footer">
      <loext:graphic-properties draw:fill="none" draw:fill-color="#ffffff"/>
      <style:paragraph-properties fo:margin-left="0cm" fo:margin-right="0cm" fo:margin-top="0cm" fo:margin-bottom="0cm" style:contextual-spacing="false" fo:line-height="100%" fo:text-align="start" style:justify-single-word="false" fo:keep-together="auto" fo:orphans="0" fo:widows="0" fo:text-indent="0cm" style:auto-text-indent="false" fo:background-color="transparent" fo:keep-with-next="auto" style:writing-mode="lr-tb">
        <style:tab-stops>
          <style:tab-stop style:position="16.946cm" style:type="right"/>
        </style:tab-stops>
      </style:paragraph-properties>
    </style:style>
    <style:style style:name="P737" style:family="paragraph" style:parent-style-name="Header_20_or_20_footer">
      <loext:graphic-properties draw:fill="none" draw:fill-color="#ffffff"/>
      <style:paragraph-properties fo:margin-left="0cm" fo:margin-right="0cm" fo:margin-top="0cm" fo:margin-bottom="0cm" style:contextual-spacing="false" fo:line-height="100%" fo:text-align="start" style:justify-single-word="false" fo:keep-together="auto" fo:orphans="0" fo:widows="0" fo:text-indent="0cm" style:auto-text-indent="false" fo:background-color="transparent" fo:keep-with-next="auto" style:writing-mode="lr-tb">
        <style:tab-stops>
          <style:tab-stop style:position="16.857cm" style:type="right"/>
        </style:tab-stops>
      </style:paragraph-properties>
    </style:style>
    <style:style style:name="P738" style:family="paragraph" style:parent-style-name="Header_20_or_20_footer">
      <loext:graphic-properties draw:fill="none" draw:fill-color="#ffffff"/>
      <style:paragraph-properties fo:margin-left="0cm" fo:margin-right="0cm" fo:margin-top="0cm" fo:margin-bottom="0cm" style:contextual-spacing="false" fo:line-height="100%" fo:text-align="start" style:justify-single-word="false" fo:keep-together="auto" fo:orphans="0" fo:widows="0" fo:text-indent="0cm" style:auto-text-indent="false" fo:background-color="transparent" fo:keep-with-next="auto" style:writing-mode="lr-tb">
        <style:tab-stops>
          <style:tab-stop style:position="16.794cm" style:type="right"/>
        </style:tab-stops>
      </style:paragraph-properties>
    </style:style>
    <style:style style:name="P739" style:family="paragraph" style:parent-style-name="Header_20_or_20_footer">
      <loext:graphic-properties draw:fill="none" draw:fill-color="#ffffff"/>
      <style:paragraph-properties fo:margin-left="0cm" fo:margin-right="0cm" fo:margin-top="0cm" fo:margin-bottom="0cm" style:contextual-spacing="false" fo:line-height="100%" fo:text-align="start" style:justify-single-word="false" fo:keep-together="auto" fo:orphans="0" fo:widows="0" fo:text-indent="0cm" style:auto-text-indent="false" fo:background-color="transparent" fo:keep-with-next="auto" style:writing-mode="lr-tb">
        <style:tab-stops>
          <style:tab-stop style:position="16.873cm" style:type="right"/>
        </style:tab-stops>
      </style:paragraph-properties>
    </style:style>
    <style:style style:name="P740" style:family="paragraph" style:parent-style-name="Header_20_or_20_footer">
      <loext:graphic-properties draw:fill="none" draw:fill-color="#ffffff"/>
      <style:paragraph-properties fo:margin-left="0cm" fo:margin-right="0cm" fo:margin-top="0cm" fo:margin-bottom="0cm" style:contextual-spacing="false" fo:line-height="100%" fo:text-align="start" style:justify-single-word="false" fo:keep-together="auto" fo:orphans="0" fo:widows="0" fo:text-indent="0cm" style:auto-text-indent="false" fo:background-color="transparent" fo:keep-with-next="auto" style:writing-mode="lr-tb">
        <style:tab-stops>
          <style:tab-stop style:position="17.115cm" style:type="right"/>
        </style:tab-stops>
      </style:paragraph-properties>
    </style:style>
    <style:style style:name="P741" style:family="paragraph" style:parent-style-name="Header_20_or_20_footer">
      <loext:graphic-properties draw:fill="none" draw:fill-color="#ffffff"/>
      <style:paragraph-properties fo:margin-left="0cm" fo:margin-right="0cm" fo:margin-top="0cm" fo:margin-bottom="0cm" style:contextual-spacing="false" fo:line-height="100%" fo:text-align="start" style:justify-single-word="false" fo:keep-together="auto" fo:orphans="0" fo:widows="0" fo:text-indent="0cm" style:auto-text-indent="false" fo:background-color="transparent" fo:keep-with-next="auto" style:writing-mode="lr-tb">
        <style:tab-stops>
          <style:tab-stop style:position="19.389cm" style:type="right"/>
        </style:tab-stops>
      </style:paragraph-properties>
    </style:style>
    <style:style style:name="P742" style:family="paragraph" style:parent-style-name="Header_20_or_20_footer">
      <loext:graphic-properties draw:fill="none" draw:fill-color="#ffffff"/>
      <style:paragraph-properties fo:margin-left="0cm" fo:margin-right="0cm" fo:margin-top="0cm" fo:margin-bottom="0cm" style:contextual-spacing="false" fo:line-height="100%" fo:text-align="start" style:justify-single-word="false" fo:keep-together="auto" fo:orphans="0" fo:widows="0" fo:text-indent="0cm" style:auto-text-indent="false" fo:background-color="transparent" fo:keep-with-next="auto" style:writing-mode="lr-tb">
        <style:tab-stops>
          <style:tab-stop style:position="16.887cm" style:type="right"/>
        </style:tab-stops>
      </style:paragraph-properties>
    </style:style>
    <style:style style:name="P743" style:family="paragraph" style:parent-style-name="Header_20_or_20_footer">
      <loext:graphic-properties draw:fill="none" draw:fill-color="#ffffff"/>
      <style:paragraph-properties fo:margin-left="0cm" fo:margin-right="0cm" fo:margin-top="0cm" fo:margin-bottom="0cm" style:contextual-spacing="false" fo:line-height="100%" fo:text-align="start" style:justify-single-word="false" fo:keep-together="auto" fo:orphans="0" fo:widows="0" fo:text-indent="0cm" style:auto-text-indent="false" fo:background-color="transparent" fo:keep-with-next="auto" style:writing-mode="lr-tb">
        <style:tab-stops>
          <style:tab-stop style:position="17.263cm" style:type="right"/>
        </style:tab-stops>
      </style:paragraph-properties>
    </style:style>
    <style:style style:name="P744" style:family="paragraph" style:parent-style-name="Header_20_or_20_footer">
      <loext:graphic-properties draw:fill="none" draw:fill-color="#ffffff"/>
      <style:paragraph-properties fo:margin-left="0cm" fo:margin-right="0cm" fo:margin-top="0cm" fo:margin-bottom="0cm" style:contextual-spacing="false" fo:line-height="100%" fo:text-align="start" style:justify-single-word="false" fo:keep-together="auto" fo:orphans="0" fo:widows="0" fo:text-indent="0cm" style:auto-text-indent="false" fo:background-color="transparent" fo:keep-with-next="auto" style:writing-mode="lr-tb">
        <style:tab-stops>
          <style:tab-stop style:position="17.085cm" style:type="right"/>
        </style:tab-stops>
      </style:paragraph-properties>
    </style:style>
    <style:style style:name="P745" style:family="paragraph" style:parent-style-name="Header_20_or_20_footer">
      <loext:graphic-properties draw:fill="none" draw:fill-color="#ffffff"/>
      <style:paragraph-properties fo:margin-left="0cm" fo:margin-right="0cm" fo:margin-top="0cm" fo:margin-bottom="0cm" style:contextual-spacing="false" fo:line-height="100%" fo:text-align="start" style:justify-single-word="false" fo:keep-together="auto" fo:orphans="0" fo:widows="0" fo:text-indent="0cm" style:auto-text-indent="false" fo:background-color="transparent" fo:keep-with-next="auto" style:writing-mode="lr-tb">
        <style:tab-stops>
          <style:tab-stop style:position="17.175cm" style:type="right"/>
        </style:tab-stops>
      </style:paragraph-properties>
    </style:style>
    <style:style style:name="P746" style:family="paragraph" style:parent-style-name="Header_20_or_20_footer">
      <loext:graphic-properties draw:fill="none" draw:fill-color="#ffffff"/>
      <style:paragraph-properties fo:margin-left="0cm" fo:margin-right="0cm" fo:margin-top="0cm" fo:margin-bottom="0cm" style:contextual-spacing="false" fo:line-height="100%" fo:text-align="start" style:justify-single-word="false" fo:keep-together="auto" fo:orphans="0" fo:widows="0" fo:text-indent="0cm" style:auto-text-indent="false" fo:background-color="transparent" fo:keep-with-next="auto" style:writing-mode="lr-tb">
        <style:tab-stops>
          <style:tab-stop style:position="21.082cm" style:type="right"/>
        </style:tab-stops>
      </style:paragraph-properties>
    </style:style>
    <style:style style:name="P747" style:family="paragraph" style:parent-style-name="Header_20_or_20_footer">
      <loext:graphic-properties draw:fill="none" draw:fill-color="#ffffff"/>
      <style:paragraph-properties fo:margin-left="0cm" fo:margin-right="0cm" fo:margin-top="0cm" fo:margin-bottom="0cm" style:contextual-spacing="false" fo:line-height="100%" fo:text-align="start" style:justify-single-word="false" fo:keep-together="auto" fo:orphans="0" fo:widows="0" fo:text-indent="0cm" style:auto-text-indent="false" fo:background-color="transparent" fo:keep-with-next="auto" style:writing-mode="lr-tb">
        <style:tab-stops>
          <style:tab-stop style:position="17.039cm" style:type="right"/>
        </style:tab-stops>
      </style:paragraph-properties>
    </style:style>
    <style:style style:name="P748" style:family="paragraph" style:parent-style-name="Header_20_or_20_footer">
      <loext:graphic-properties draw:fill="none" draw:fill-color="#ffffff"/>
      <style:paragraph-properties fo:margin-left="0cm" fo:margin-right="0cm" fo:margin-top="0cm" fo:margin-bottom="0cm" style:contextual-spacing="false" fo:line-height="100%" fo:text-align="start" style:justify-single-word="false" fo:keep-together="auto" fo:orphans="0" fo:widows="0" fo:text-indent="0cm" style:auto-text-indent="false" fo:background-color="transparent" fo:keep-with-next="auto" style:writing-mode="lr-tb">
        <style:tab-stops>
          <style:tab-stop style:position="16.81cm" style:type="right"/>
        </style:tab-stops>
      </style:paragraph-properties>
    </style:style>
    <style:style style:name="P749" style:family="paragraph" style:parent-style-name="Heading_20__23_1">
      <loext:graphic-properties draw:fill="none" draw:fill-color="#ffffff"/>
      <style:paragraph-properties fo:margin-left="0cm" fo:margin-right="0cm" fo:margin-top="0cm" fo:margin-bottom="0cm" style:contextual-spacing="false" fo:text-align="start" style:justify-single-word="false" fo:keep-together="always" fo:orphans="0" fo:widows="0" fo:text-indent="0cm" style:auto-text-indent="false" fo:background-color="transparent" fo:keep-with-next="always" style:writing-mode="lr-tb"/>
    </style:style>
    <style:style style:name="P750" style:family="paragraph" style:parent-style-name="Heading_20__23_1">
      <loext:graphic-properties draw:fill="none" draw:fill-color="#ffffff"/>
      <style:paragraph-properties fo:margin-left="0cm" fo:margin-right="0cm" fo:margin-top="0cm" fo:margin-bottom="0.224cm" style:contextual-spacing="false" fo:line-height="0.392cm" fo:text-align="start" style:justify-single-word="false" fo:keep-together="always" fo:orphans="0" fo:widows="0" fo:text-indent="0cm" style:auto-text-indent="false" fo:background-color="transparent" fo:keep-with-next="always" style:writing-mode="lr-tb"/>
    </style:style>
    <style:style style:name="P751" style:family="paragraph" style:parent-style-name="Heading_20__23_1" style:master-page-name="Converted9">
      <loext:graphic-properties draw:fill="none" draw:fill-color="#ffffff"/>
      <style:paragraph-properties fo:margin-left="0cm" fo:margin-right="0cm" fo:margin-top="0cm" fo:margin-bottom="0.224cm" style:contextual-spacing="false" fo:line-height="0.392cm" fo:text-align="start" style:justify-single-word="false" fo:keep-together="always" fo:orphans="0" fo:widows="0" fo:text-indent="0cm" style:auto-text-indent="false" style:page-number="8" fo:background-color="transparent" fo:keep-with-next="always" style:writing-mode="lr-tb"/>
    </style:style>
    <style:style style:name="P752" style:family="paragraph" style:parent-style-name="Heading_20__23_1">
      <loext:graphic-properties draw:fill="none" draw:fill-color="#ffffff"/>
      <style:paragraph-properties fo:margin-left="0cm" fo:margin-right="0cm" fo:margin-top="0cm" fo:margin-bottom="0.199cm" style:contextual-spacing="false" fo:line-height="0.392cm" fo:text-align="start" style:justify-single-word="false" fo:keep-together="always" fo:orphans="0" fo:widows="0" fo:text-indent="0cm" style:auto-text-indent="false" fo:background-color="transparent" fo:keep-with-next="always" style:writing-mode="lr-tb"/>
    </style:style>
    <style:style style:name="P753" style:family="paragraph" style:parent-style-name="Heading_20__23_1">
      <loext:graphic-properties draw:fill="none" draw:fill-color="#ffffff"/>
      <style:paragraph-properties fo:margin-left="0cm" fo:margin-right="0cm" fo:margin-top="0cm" fo:margin-bottom="0.196cm" style:contextual-spacing="false" fo:line-height="0.392cm" fo:text-align="start" style:justify-single-word="false" fo:keep-together="always" fo:orphans="0" fo:widows="0" fo:text-indent="0cm" style:auto-text-indent="false" fo:background-color="transparent" fo:keep-with-next="always" style:writing-mode="lr-tb"/>
    </style:style>
    <style:style style:name="P754" style:family="paragraph" style:parent-style-name="Heading_20__23_1">
      <loext:graphic-properties draw:fill="none" draw:fill-color="#ffffff"/>
      <style:paragraph-properties fo:margin-left="0cm" fo:margin-right="0cm" fo:margin-top="0cm" fo:margin-bottom="0cm" style:contextual-spacing="false" fo:line-height="0.392cm" fo:text-align="start" style:justify-single-word="false" fo:keep-together="always" fo:orphans="0" fo:widows="0" fo:text-indent="0cm" style:auto-text-indent="false" fo:background-color="transparent" fo:keep-with-next="always" style:writing-mode="lr-tb"/>
    </style:style>
    <style:style style:name="P755" style:family="paragraph" style:parent-style-name="Heading_20__23_1" style:master-page-name="Converted24">
      <loext:graphic-properties draw:fill="none" draw:fill-color="#ffffff"/>
      <style:paragraph-properties fo:margin-left="0cm" fo:margin-right="0cm" fo:margin-top="0cm" fo:margin-bottom="0cm" style:contextual-spacing="false" fo:line-height="0.392cm" fo:text-align="start" style:justify-single-word="false" fo:keep-together="always" fo:orphans="0" fo:widows="0" fo:text-indent="0cm" style:auto-text-indent="false" style:page-number="19" fo:background-color="transparent" fo:keep-with-next="always" style:writing-mode="lr-tb"/>
    </style:style>
    <style:style style:name="P756" style:family="paragraph" style:parent-style-name="Heading_20__23_1" style:master-page-name="Converted29">
      <loext:graphic-properties draw:fill="none" draw:fill-color="#ffffff"/>
      <style:paragraph-properties fo:margin-left="0cm" fo:margin-right="0cm" fo:margin-top="0cm" fo:margin-bottom="0cm" style:contextual-spacing="false" fo:line-height="0.392cm" fo:text-align="start" style:justify-single-word="false" fo:keep-together="always" fo:orphans="0" fo:widows="0" fo:text-indent="0cm" style:auto-text-indent="false" style:page-number="87" fo:background-color="transparent" fo:keep-with-next="always" style:writing-mode="lr-tb"/>
    </style:style>
    <style:style style:name="P757" style:family="paragraph" style:parent-style-name="Heading_20__23_1">
      <loext:graphic-properties draw:fill="none" draw:fill-color="#ffffff"/>
      <style:paragraph-properties fo:margin-left="0cm" fo:margin-right="0cm" fo:margin-top="0cm" fo:margin-bottom="0.192cm" style:contextual-spacing="false" fo:line-height="0.392cm" fo:text-align="start" style:justify-single-word="false" fo:keep-together="always" fo:orphans="0" fo:widows="0" fo:text-indent="0cm" style:auto-text-indent="false" fo:background-color="transparent" fo:keep-with-next="always" style:writing-mode="lr-tb"/>
    </style:style>
    <style:style style:name="P758" style:family="paragraph" style:parent-style-name="Heading_20__23_1">
      <loext:graphic-properties draw:fill="none" draw:fill-color="#ffffff"/>
      <style:paragraph-properties fo:margin-left="0cm" fo:margin-right="0cm" fo:margin-top="0cm" fo:margin-bottom="0.164cm" style:contextual-spacing="false" fo:line-height="0.392cm" fo:text-align="start" style:justify-single-word="false" fo:keep-together="always" fo:orphans="0" fo:widows="0" fo:text-indent="0cm" style:auto-text-indent="false" fo:background-color="transparent" fo:keep-with-next="always" style:writing-mode="lr-tb"/>
    </style:style>
    <style:style style:name="P759" style:family="paragraph" style:parent-style-name="Heading_20__23_1">
      <loext:graphic-properties draw:fill="none" draw:fill-color="#ffffff"/>
      <style:paragraph-properties fo:margin-left="0cm" fo:margin-right="0cm" fo:margin-top="0cm" fo:margin-bottom="0.847cm" style:contextual-spacing="false" fo:line-height="0.392cm" fo:text-align="start" style:justify-single-word="false" fo:keep-together="always" fo:orphans="0" fo:widows="0" fo:text-indent="0cm" style:auto-text-indent="false" fo:background-color="transparent" fo:keep-with-next="always" style:writing-mode="lr-tb"/>
    </style:style>
    <style:style style:name="P760" style:family="paragraph" style:parent-style-name="Heading_20__23_1">
      <loext:graphic-properties draw:fill="none" draw:fill-color="#ffffff"/>
      <style:paragraph-properties fo:margin-left="0cm" fo:margin-right="0cm" fo:margin-top="0cm" fo:margin-bottom="0.208cm" style:contextual-spacing="false" fo:line-height="0.392cm" fo:text-align="start" style:justify-single-word="false" fo:keep-together="always" fo:orphans="0" fo:widows="0" fo:text-indent="0cm" style:auto-text-indent="false" fo:background-color="transparent" fo:keep-with-next="always" style:writing-mode="lr-tb"/>
    </style:style>
    <style:style style:name="P761" style:family="paragraph" style:parent-style-name="Heading_20__23_1" style:master-page-name="Converted26">
      <loext:graphic-properties draw:fill="none" draw:fill-color="#ffffff"/>
      <style:paragraph-properties fo:margin-left="0cm" fo:margin-right="0cm" fo:margin-top="0cm" fo:margin-bottom="0.189cm" style:contextual-spacing="false" fo:line-height="0.392cm" fo:text-align="start" style:justify-single-word="false" fo:keep-together="always" fo:orphans="0" fo:widows="0" fo:text-indent="0cm" style:auto-text-indent="false" style:page-number="82" fo:background-color="transparent" fo:keep-with-next="always" style:writing-mode="lr-tb"/>
    </style:style>
    <style:style style:name="P762" style:family="paragraph" style:parent-style-name="Heading_20__23_1">
      <loext:graphic-properties draw:fill="none" draw:fill-color="#ffffff"/>
      <style:paragraph-properties fo:margin-left="0cm" fo:margin-right="0cm" fo:margin-top="0cm" fo:margin-bottom="0.196cm" style:contextual-spacing="false" fo:line-height="0.392cm" fo:text-align="justify" style:justify-single-word="false" fo:keep-together="always" fo:orphans="0" fo:widows="0" fo:text-indent="0cm" style:auto-text-indent="false" fo:background-color="transparent" fo:keep-with-next="always" style:writing-mode="lr-tb"/>
    </style:style>
    <style:style style:name="P763" style:family="paragraph" style:parent-style-name="Heading_20__23_1">
      <loext:graphic-properties draw:fill="none" draw:fill-color="#ffffff"/>
      <style:paragraph-properties fo:margin-left="0cm" fo:margin-right="0cm" fo:margin-top="0cm" fo:margin-bottom="0.153cm" style:contextual-spacing="false" fo:line-height="0.392cm" fo:text-align="justify" style:justify-single-word="false" fo:keep-together="always" fo:orphans="0" fo:widows="0" fo:text-indent="0cm" style:auto-text-indent="false" fo:break-before="column" fo:background-color="transparent" fo:keep-with-next="always" style:writing-mode="lr-tb"/>
    </style:style>
    <style:style style:name="P764" style:family="paragraph" style:parent-style-name="Heading_20__23_1">
      <loext:graphic-properties draw:fill="none" draw:fill-color="#ffffff"/>
      <style:paragraph-properties fo:margin-left="0cm" fo:margin-right="0cm" fo:margin-top="0cm" fo:margin-bottom="0.192cm" style:contextual-spacing="false" fo:line-height="0.392cm" fo:text-align="justify" style:justify-single-word="false" fo:keep-together="always" fo:orphans="0" fo:widows="0" fo:text-indent="0cm" style:auto-text-indent="false" fo:background-color="transparent" fo:keep-with-next="always" style:writing-mode="lr-tb"/>
    </style:style>
    <style:style style:name="P765" style:family="paragraph" style:parent-style-name="Heading_20__23_1">
      <loext:graphic-properties draw:fill="none" draw:fill-color="#ffffff"/>
      <style:paragraph-properties fo:margin-left="0cm" fo:margin-right="0cm" fo:margin-top="0cm" fo:margin-bottom="0.199cm" style:contextual-spacing="false" fo:line-height="0.392cm" fo:text-align="justify" style:justify-single-word="false" fo:keep-together="always" fo:orphans="0" fo:widows="0" fo:text-indent="0cm" style:auto-text-indent="false" fo:background-color="transparent" fo:keep-with-next="always" style:writing-mode="lr-tb"/>
    </style:style>
    <style:style style:name="P766" style:family="paragraph" style:parent-style-name="Heading_20__23_1">
      <loext:graphic-properties draw:fill="none" draw:fill-color="#ffffff"/>
      <style:paragraph-properties fo:margin-left="0cm" fo:margin-right="0cm" fo:margin-top="0cm" fo:margin-bottom="0.259cm" style:contextual-spacing="false" fo:line-height="0.392cm" fo:text-align="justify" style:justify-single-word="false" fo:keep-together="always" fo:orphans="0" fo:widows="0" fo:text-indent="0cm" style:auto-text-indent="false" fo:background-color="transparent" fo:keep-with-next="always" style:writing-mode="lr-tb"/>
    </style:style>
    <style:style style:name="P767" style:family="paragraph" style:parent-style-name="Heading_20__23_1">
      <loext:graphic-properties draw:fill="none" draw:fill-color="#ffffff"/>
      <style:paragraph-properties fo:margin-left="0cm" fo:margin-right="0cm" fo:margin-top="0cm" fo:margin-bottom="0cm" style:contextual-spacing="false" fo:line-height="0.392cm" fo:text-align="justify" style:justify-single-word="false" fo:keep-together="always" fo:orphans="0" fo:widows="0" fo:text-indent="0cm" style:auto-text-indent="false" fo:background-color="transparent" fo:keep-with-next="always" style:writing-mode="lr-tb"/>
    </style:style>
    <style:style style:name="P768" style:family="paragraph" style:parent-style-name="Heading_20__23_1">
      <loext:graphic-properties draw:fill="none" draw:fill-color="#ffffff"/>
      <style:paragraph-properties fo:margin-left="0cm" fo:margin-right="0cm" fo:margin-top="0cm" fo:margin-bottom="0.178cm" style:contextual-spacing="false" fo:line-height="0.392cm" fo:text-align="justify" style:justify-single-word="false" fo:keep-together="always" fo:orphans="0" fo:widows="0" fo:text-indent="0cm" style:auto-text-indent="false" fo:background-color="transparent" fo:keep-with-next="always" style:writing-mode="lr-tb"/>
    </style:style>
    <style:style style:name="P769" style:family="paragraph" style:parent-style-name="Heading_20__23_1">
      <loext:graphic-properties draw:fill="none" draw:fill-color="#ffffff"/>
      <style:paragraph-properties fo:margin-left="0cm" fo:margin-right="0cm" fo:margin-top="0cm" fo:margin-bottom="0.201cm" style:contextual-spacing="false" fo:line-height="0.392cm" fo:text-align="justify" style:justify-single-word="false" fo:keep-together="always" fo:orphans="0" fo:widows="0" fo:text-indent="0cm" style:auto-text-indent="false" fo:background-color="transparent" fo:keep-with-next="always" style:writing-mode="lr-tb"/>
    </style:style>
    <style:style style:name="P770" style:family="paragraph" style:parent-style-name="Heading_20__23_1">
      <loext:graphic-properties draw:fill="none" draw:fill-color="#ffffff"/>
      <style:paragraph-properties fo:margin-left="0cm" fo:margin-right="0cm" fo:margin-top="0cm" fo:margin-bottom="0.224cm" style:contextual-spacing="false" fo:line-height="0.392cm" fo:text-align="justify" style:justify-single-word="false" fo:keep-together="always" fo:orphans="0" fo:widows="0" fo:text-indent="0cm" style:auto-text-indent="false" fo:background-color="transparent" fo:keep-with-next="always" style:writing-mode="lr-tb"/>
    </style:style>
    <style:style style:name="P771" style:family="paragraph" style:parent-style-name="Heading_20__23_1" style:master-page-name="Converted27">
      <loext:graphic-properties draw:fill="none" draw:fill-color="#ffffff"/>
      <style:paragraph-properties fo:margin-left="0cm" fo:margin-right="0cm" fo:margin-top="0cm" fo:margin-bottom="0.224cm" style:contextual-spacing="false" fo:line-height="0.392cm" fo:text-align="justify" style:justify-single-word="false" fo:keep-together="always" fo:orphans="0" fo:widows="0" fo:text-indent="0cm" style:auto-text-indent="false" style:page-number="85" fo:background-color="transparent" fo:keep-with-next="always" style:writing-mode="lr-tb"/>
    </style:style>
    <style:style style:name="P772" style:family="paragraph" style:parent-style-name="Heading_20__23_1">
      <loext:graphic-properties draw:fill="none" draw:fill-color="#ffffff"/>
      <style:paragraph-properties fo:margin-left="0cm" fo:margin-right="0cm" fo:margin-top="0cm" fo:margin-bottom="0.185cm" style:contextual-spacing="false" fo:line-height="0.392cm" fo:text-align="justify" style:justify-single-word="false" fo:keep-together="always" fo:orphans="0" fo:widows="0" fo:text-indent="0cm" style:auto-text-indent="false" fo:background-color="transparent" fo:keep-with-next="always" style:writing-mode="lr-tb"/>
    </style:style>
    <style:style style:name="P773" style:family="paragraph" style:parent-style-name="Heading_20__23_1">
      <loext:graphic-properties draw:fill="none" draw:fill-color="#ffffff"/>
      <style:paragraph-properties fo:margin-left="0cm" fo:margin-right="0cm" fo:margin-top="0cm" fo:margin-bottom="0.189cm" style:contextual-spacing="false" fo:line-height="0.392cm" fo:text-align="justify" style:justify-single-word="false" fo:keep-together="always" fo:orphans="0" fo:widows="0" fo:text-indent="0cm" style:auto-text-indent="false" fo:background-color="transparent" fo:keep-with-next="always" style:writing-mode="lr-tb"/>
    </style:style>
    <style:style style:name="P774" style:family="paragraph" style:parent-style-name="Heading_20__23_1">
      <loext:graphic-properties draw:fill="none" draw:fill-color="#ffffff"/>
      <style:paragraph-properties fo:margin-left="0cm" fo:margin-right="0cm" fo:margin-top="0cm" fo:margin-bottom="0.236cm" style:contextual-spacing="false" fo:line-height="0.392cm" fo:text-align="justify" style:justify-single-word="false" fo:keep-together="always" fo:orphans="0" fo:widows="0" fo:text-indent="0cm" style:auto-text-indent="false" fo:background-color="transparent" fo:keep-with-next="always" style:writing-mode="lr-tb"/>
    </style:style>
    <style:style style:name="P775" style:family="paragraph" style:parent-style-name="Heading_20__23_1">
      <loext:graphic-properties draw:fill="none" draw:fill-color="#ffffff"/>
      <style:paragraph-properties fo:margin-left="0cm" fo:margin-right="0cm" fo:margin-top="0cm" fo:margin-bottom="0.228cm" style:contextual-spacing="false" fo:line-height="0.392cm" fo:text-align="justify" style:justify-single-word="false" fo:keep-together="always" fo:orphans="0" fo:widows="0" fo:text-indent="0cm" style:auto-text-indent="false" fo:background-color="transparent" fo:keep-with-next="always" style:writing-mode="lr-tb"/>
    </style:style>
    <style:style style:name="P776" style:family="paragraph" style:parent-style-name="Heading_20__23_1">
      <loext:graphic-properties draw:fill="none" draw:fill-color="#ffffff"/>
      <style:paragraph-properties fo:margin-left="0.494cm" fo:margin-right="0cm" fo:margin-top="0cm" fo:margin-bottom="0.224cm" style:contextual-spacing="false" fo:line-height="0.392cm" fo:text-align="justify" style:justify-single-word="false" fo:keep-together="always" fo:orphans="0" fo:widows="0" fo:text-indent="0cm" style:auto-text-indent="false" fo:background-color="transparent" fo:keep-with-next="always" style:writing-mode="lr-tb"/>
    </style:style>
    <style:style style:name="P777" style:family="paragraph" style:parent-style-name="Heading_20__23_1">
      <loext:graphic-properties draw:fill="none" draw:fill-color="#ffffff"/>
      <style:paragraph-properties fo:margin-left="0.318cm" fo:margin-right="0cm" fo:margin-top="0cm" fo:margin-bottom="0cm" style:contextual-spacing="false" fo:line-height="0.392cm" fo:text-align="justify" style:justify-single-word="false" fo:keep-together="always" fo:orphans="0" fo:widows="0" fo:text-indent="0cm" style:auto-text-indent="false" fo:background-color="transparent" fo:keep-with-next="always" style:writing-mode="lr-tb"/>
    </style:style>
    <style:style style:name="P778" style:family="paragraph" style:parent-style-name="Heading_20__23_1">
      <loext:graphic-properties draw:fill="none" draw:fill-color="#ffffff"/>
      <style:paragraph-properties fo:margin-left="0cm" fo:margin-right="0cm" fo:margin-top="0cm" fo:margin-bottom="0cm" style:contextual-spacing="false" fo:line-height="0.554cm" fo:text-align="justify" style:justify-single-word="false" fo:keep-together="always" fo:orphans="0" fo:widows="0" fo:text-indent="0cm" style:auto-text-indent="false" fo:background-color="transparent" fo:keep-with-next="always" style:writing-mode="lr-tb"/>
    </style:style>
    <style:style style:name="P779" style:family="paragraph" style:parent-style-name="Heading_20__23_1">
      <loext:graphic-properties draw:fill="none" draw:fill-color="#ffffff"/>
      <style:paragraph-properties fo:margin-left="0cm" fo:margin-right="0cm" fo:margin-top="0cm" fo:margin-bottom="0cm" style:contextual-spacing="false" fo:text-align="justify" style:justify-single-word="false" fo:keep-together="always" fo:orphans="0" fo:widows="0" fo:text-indent="0cm" style:auto-text-indent="false" fo:break-before="column" fo:background-color="transparent" fo:keep-with-next="always" style:writing-mode="lr-tb"/>
    </style:style>
    <style:style style:name="P780" style:family="paragraph" style:parent-style-name="Heading_20__23_1">
      <loext:graphic-properties draw:fill="none" draw:fill-color="#ffffff"/>
      <style:paragraph-properties fo:margin-left="0cm" fo:margin-right="0cm" fo:margin-top="0cm" fo:margin-bottom="0cm" style:contextual-spacing="false" fo:text-align="justify" style:justify-single-word="false" fo:keep-together="always" fo:orphans="0" fo:widows="0" fo:text-indent="0cm" style:auto-text-indent="false" fo:background-color="transparent" fo:keep-with-next="always" style:writing-mode="lr-tb"/>
    </style:style>
    <style:style style:name="P781" style:family="paragraph" style:parent-style-name="Heading_20__23_1">
      <loext:graphic-properties draw:fill="none" draw:fill-color="#ffffff"/>
      <style:paragraph-properties fo:margin-left="0cm" fo:margin-right="0cm" fo:margin-top="0cm" fo:margin-bottom="0cm" style:contextual-spacing="false" fo:line-height="0.563cm" fo:text-align="justify" style:justify-single-word="false" fo:keep-together="always" fo:orphans="0" fo:widows="0" fo:text-indent="0cm" style:auto-text-indent="false" fo:background-color="transparent" fo:keep-with-next="always" style:writing-mode="lr-tb"/>
    </style:style>
    <style:style style:name="P782" style:family="paragraph" style:parent-style-name="Standard">
      <style:paragraph-properties fo:orphans="0" fo:widows="0"/>
      <style:text-properties fo:font-size="1pt" style:font-size-asian="1pt" style:font-size-complex="1pt"/>
    </style:style>
    <style:style style:name="P783" style:family="paragraph" style:parent-style-name="Standard">
      <style:paragraph-properties fo:line-height="0.254cm" fo:orphans="0" fo:widows="0"/>
      <style:text-properties fo:font-size="6pt" style:font-size-asian="6pt" style:font-size-complex="6pt"/>
    </style:style>
    <style:style style:name="P784" style:family="paragraph" style:parent-style-name="Standard">
      <style:paragraph-properties fo:orphans="0" fo:widows="0"/>
    </style:style>
    <style:style style:name="P785" style:family="paragraph" style:parent-style-name="Standard">
      <style:paragraph-properties fo:margin-top="0.115cm" fo:margin-bottom="0.115cm" style:contextual-spacing="false" fo:line-height="0.423cm" fo:orphans="0" fo:widows="0"/>
      <style:text-properties fo:font-size="9.5pt" style:font-size-asian="9.5pt" style:font-size-complex="9.5pt"/>
    </style:style>
    <style:style style:name="P786" style:family="paragraph">
      <loext:graphic-properties draw:fill="none"/>
    </style:style>
    <style:style style:name="P787" style:family="paragraph">
      <loext:graphic-properties draw:fill="none"/>
      <style:paragraph-properties fo:text-align="center"/>
    </style:style>
    <style:style style:name="T1" style:family="text">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T2" style:family="text">
      <style:text-properties fo:color="#000000" loext:opacity="100%" style:text-position="super 58%"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T3" style:family="text">
      <style:text-properties fo:color="#000000" loext:opacity="100%" style:text-position="sub 58%"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T4" style:family="text">
      <style:text-properties fo:font-weight="normal" style:font-weight-asian="normal" style:font-weight-complex="normal"/>
    </style:style>
    <style:style style:name="T5" style:family="text">
      <style:text-properties fo:font-weight="bold" style:font-weight-asian="bold" style:font-weight-complex="bold"/>
    </style:style>
    <style:style style:name="T6" style:family="text">
      <style:text-properties fo:font-style="normal" style:font-style-asian="normal" style:font-style-complex="normal"/>
    </style:style>
    <style:style style:name="T7" style:family="text"/>
    <style:style style:name="fr1" style:family="graphic" style:parent-style-name="Frame">
      <style:graphic-properties fo:margin-left="0.176cm" fo:margin-right="0.176cm" fo:margin-top="0cm" fo:margin-bottom="0cm" style:run-through="background" style:wrap="run-through" style:number-wrapped-paragraphs="no-limit" style:vertical-pos="from-top" style:vertical-rel="page" style:horizontal-pos="from-left" style:horizontal-rel="page" fo:background-color="transparent" draw:fill="none" draw:opacity="0%" fo:padding="0cm" fo:border="0.06pt solid #000000"/>
    </style:style>
    <style:style style:name="Sect1" style:family="section">
      <style:section-properties style:editable="false">
        <style:columns fo:column-count="2" fo:column-gap="3.768cm">
          <style:column style:rel-width="32767*" fo:start-indent="0cm" fo:end-indent="1.884cm"/>
          <style:column style:rel-width="32768*" fo:start-indent="1.884cm" fo:end-indent="0cm"/>
        </style:columns>
      </style:section-properties>
    </style:style>
    <style:style style:name="Sect2" style:family="section">
      <style:section-properties style:editable="false">
        <style:columns fo:column-count="1" fo:column-gap="0cm"/>
      </style:section-properties>
    </style:style>
    <style:style style:name="Sect3" style:family="section">
      <style:section-properties text:dont-balance-text-columns="true" style:editable="false">
        <style:columns fo:column-count="2">
          <style:column style:rel-width="34226*" fo:start-indent="0cm" fo:end-indent="1.969cm"/>
          <style:column style:rel-width="31309*" fo:start-indent="1.969cm" fo:end-indent="0cm"/>
        </style:columns>
      </style:section-properties>
    </style:style>
    <style:style style:name="Sect4" style:family="section">
      <style:section-properties text:dont-balance-text-columns="true" style:editable="false">
        <style:columns fo:column-count="2" fo:column-gap="3.425cm">
          <style:column style:rel-width="32767*" fo:start-indent="0cm" fo:end-indent="1.712cm"/>
          <style:column style:rel-width="32768*" fo:start-indent="1.712cm" fo:end-indent="0cm"/>
        </style:columns>
      </style:section-properties>
    </style:style>
    <style:style style:name="Sect5" style:family="section">
      <style:section-properties text:dont-balance-text-columns="true" style:editable="false">
        <style:columns fo:column-count="2" fo:column-gap="3.888cm">
          <style:column style:rel-width="32767*" fo:start-indent="0cm" fo:end-indent="1.944cm"/>
          <style:column style:rel-width="32768*" fo:start-indent="1.944cm" fo:end-indent="0cm"/>
        </style:columns>
      </style:section-properties>
    </style:style>
    <style:style style:name="Sect6" style:family="section">
      <style:section-properties style:editable="false">
        <style:columns fo:column-count="2" fo:column-gap="3.888cm">
          <style:column style:rel-width="32767*" fo:start-indent="0cm" fo:end-indent="1.944cm"/>
          <style:column style:rel-width="32768*" fo:start-indent="1.944cm" fo:end-indent="0cm"/>
        </style:columns>
      </style:section-properties>
    </style:style>
    <style:style style:name="Sect7" style:family="section">
      <style:section-properties text:dont-balance-text-columns="true" style:editable="false">
        <style:columns fo:column-count="2" fo:column-gap="3.775cm">
          <style:column style:rel-width="32767*" fo:start-indent="0cm" fo:end-indent="1.887cm"/>
          <style:column style:rel-width="32768*" fo:start-indent="1.887cm" fo:end-indent="0cm"/>
        </style:columns>
      </style:section-properties>
    </style:style>
    <style:style style:name="gr1" style:family="graphic" style:parent-style-name="Frame">
      <style:graphic-properties draw:stroke="none" svg:stroke-width="0cm" draw:fill="none" loext:fill-use-slide-background="false" draw:textarea-vertical-align="top" draw:auto-grow-height="true" fo:min-height="0cm" fo:min-width="0cm" fo:padding-top="0cm" fo:padding-bottom="0cm" fo:padding-left="0cm" fo:padding-right="0cm" fo:margin-left="2.676cm" fo:margin-right="0.176cm" fo:margin-top="0cm" fo:margin-bottom="0cm" style:run-through="background" style:wrap="parallel" style:number-wrapped-paragraphs="no-limit" style:wrap-contour="false" style:vertical-pos="from-top" style:vertical-rel="page-content" style:horizontal-pos="from-left" style:horizontal-rel="page-content" draw:wrap-influence-on-position="once-concurrent" loext:allow-overlap="true" style:flow-with-text="false"/>
    </style:style>
    <style:style style:name="gr2" style:family="graphic" style:parent-style-name="Frame">
      <style:graphic-properties draw:stroke="none" svg:stroke-width="0cm" draw:fill="none" loext:fill-use-slide-background="false" draw:textarea-vertical-align="top" draw:auto-grow-height="true" fo:min-height="0cm" fo:min-width="0cm" fo:padding-top="0cm" fo:padding-bottom="0cm" fo:padding-left="0cm" fo:padding-right="0cm" fo:margin-left="0.176cm" fo:margin-right="0.176cm" fo:margin-top="0cm" fo:margin-bottom="0cm" style:run-through="background" style:wrap="parallel" style:number-wrapped-paragraphs="no-limit" style:wrap-contour="false" style:vertical-pos="from-top" style:vertical-rel="page-content" style:horizontal-pos="from-left" style:horizontal-rel="page-content" draw:wrap-influence-on-position="once-concurrent" loext:allow-overlap="true" style:flow-with-text="false"/>
    </style:style>
    <style:style style:name="gr3" style:family="graphic" style:parent-style-name="Frame">
      <style:graphic-properties draw:stroke="none" svg:stroke-width="0cm" draw:fill="none" loext:fill-use-slide-background="false" draw:textarea-vertical-align="top" draw:auto-grow-height="true" fo:min-height="0cm" fo:min-width="0cm" fo:padding-top="0cm" fo:padding-bottom="0cm" fo:padding-left="0cm" fo:padding-right="0cm" fo:margin-left="2.66cm" fo:margin-right="0.176cm" fo:margin-top="0cm" fo:margin-bottom="0cm" style:run-through="background" style:wrap="parallel" style:number-wrapped-paragraphs="no-limit" style:wrap-contour="false" style:vertical-pos="from-top" style:vertical-rel="page-content" style:horizontal-pos="from-left" style:horizontal-rel="page-content" draw:wrap-influence-on-position="once-concurrent" loext:allow-overlap="true" style:flow-with-text="false"/>
    </style:style>
    <style:style style:name="gr4" style:family="graphic" style:parent-style-name="Frame">
      <style:graphic-properties draw:stroke="none" svg:stroke-width="0cm" draw:fill="none" loext:fill-use-slide-background="false" draw:textarea-vertical-align="top" draw:auto-grow-height="true" fo:min-height="0cm" fo:min-width="0cm" fo:padding-top="0cm" fo:padding-bottom="0cm" fo:padding-left="0cm" fo:padding-right="0cm" fo:margin-left="0.176cm" fo:margin-right="0.176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5" style:family="graphic" style:parent-style-name="Frame">
      <style:graphic-properties draw:stroke="none" svg:stroke-width="0cm" draw:fill="none" loext:fill-use-slide-background="false" draw:textarea-vertical-align="top" draw:auto-grow-height="true" fo:min-height="0cm" fo:min-width="0cm" fo:padding-top="0cm" fo:padding-bottom="0cm" fo:padding-left="0cm" fo:padding-right="0cm" fo:margin-left="0.176cm" fo:margin-right="0.176cm" fo:margin-top="2.067cm" fo:margin-bottom="0.176cm" style:run-through="background" style:wrap="left" style:number-wrapped-paragraphs="no-limit" style:wrap-contour="false" style:vertical-pos="from-top" style:vertical-rel="page-content" style:horizontal-pos="from-left" style:horizontal-rel="page-content" draw:wrap-influence-on-position="once-concurrent" loext:allow-overlap="true" style:flow-with-text="false"/>
    </style:style>
    <style:style style:name="gr6" style:family="graphic" style:parent-style-name="Frame">
      <style:graphic-properties draw:stroke="none" svg:stroke-width="0cm" draw:fill="none" loext:fill-use-slide-background="false" draw:textarea-vertical-align="top" draw:auto-grow-height="true" fo:min-height="0cm" fo:min-width="0cm" fo:padding-top="0cm" fo:padding-bottom="0cm" fo:padding-left="0cm" fo:padding-right="0cm" fo:margin-left="0.182cm" fo:margin-right="0.176cm" fo:margin-top="1.432cm" fo:margin-bottom="0.226cm" style:run-through="background" style:wrap="left" style:number-wrapped-paragraphs="no-limit" style:wrap-contour="false" style:vertical-pos="from-top" style:vertical-rel="page-content" style:horizontal-pos="from-left" style:horizontal-rel="page-content" draw:wrap-influence-on-position="once-concurrent" loext:allow-overlap="true" style:flow-with-text="false"/>
    </style:style>
    <style:style style:name="gr7" style:family="graphic" style:parent-style-name="Frame">
      <style:graphic-properties draw:stroke="none" svg:stroke-width="0cm" draw:fill="none" loext:fill-use-slide-background="false" draw:textarea-vertical-align="top" draw:auto-grow-height="true" fo:min-height="0cm" fo:min-width="0cm" fo:padding-top="0cm" fo:padding-bottom="0cm" fo:padding-left="0cm" fo:padding-right="0cm" fo:margin-left="0.529cm" fo:margin-right="0.176cm" fo:margin-top="0cm" fo:margin-bottom="0cm" style:run-through="background" style:wrap="left" style:number-wrapped-paragraphs="no-limit" style:wrap-contour="false" style:vertical-pos="from-top" style:vertical-rel="page-content" style:horizontal-pos="from-left" style:horizontal-rel="page-content" draw:wrap-influence-on-position="once-concurrent" loext:allow-overlap="true" style:flow-with-text="false"/>
    </style:style>
    <style:style style:name="gr8" style:family="graphic" style:parent-style-name="Frame">
      <style:graphic-properties draw:stroke="none" svg:stroke-width="0cm" draw:fill="none" loext:fill-use-slide-background="false" draw:textarea-vertical-align="top" draw:auto-grow-height="true" fo:min-height="0cm" fo:min-width="0cm" fo:padding-top="0cm" fo:padding-bottom="0cm" fo:padding-left="0cm" fo:padding-right="0cm" fo:margin-left="16.824cm" fo:margin-right="2.311cm" fo:margin-top="0cm" fo:margin-bottom="2.671cm" style:run-through="background" style:wrap="none" style:vertical-pos="from-top" style:vertical-rel="page-content" style:horizontal-pos="from-left" style:horizontal-rel="page-content" draw:wrap-influence-on-position="once-concurrent" loext:allow-overlap="true" style:flow-with-text="false"/>
    </style:style>
    <style:style style:name="gr9" style:family="graphic" style:parent-style-name="Frame">
      <style:graphic-properties draw:stroke="none" svg:stroke-width="0cm" draw:fill="none" loext:fill-use-slide-background="false" draw:textarea-vertical-align="top" draw:auto-grow-height="true" fo:min-height="0cm" fo:min-width="0cm" fo:padding-top="0cm" fo:padding-bottom="0cm" fo:padding-left="0cm" fo:padding-right="0cm" fo:margin-left="0.176cm" fo:margin-right="17.798cm" fo:margin-top="0.494cm" fo:margin-bottom="0.642cm" style:run-through="background" style:wrap="none" style:vertical-pos="from-top" style:vertical-rel="page-content" style:horizontal-pos="from-left" style:horizontal-rel="page-content" draw:wrap-influence-on-position="once-concurrent" loext:allow-overlap="true" style:flow-with-text="false"/>
    </style:style>
    <style:style style:name="gr10" style:family="graphic" style:parent-style-name="Frame">
      <style:graphic-properties draw:stroke="none" svg:stroke-width="0cm" draw:fill="none" loext:fill-use-slide-background="false" draw:textarea-vertical-align="top" draw:auto-grow-height="true" fo:min-height="0cm" fo:min-width="0cm" fo:padding-top="0cm" fo:padding-bottom="0cm" fo:padding-left="0cm" fo:padding-right="0cm" fo:margin-left="0.176cm" fo:margin-right="0.406cm" fo:margin-top="0cm" fo:margin-bottom="0cm" style:run-through="background" style:wrap="right" style:number-wrapped-paragraphs="no-limit" style:wrap-contour="false" style:vertical-pos="from-top" style:vertical-rel="page-content" style:horizontal-pos="from-left" style:horizontal-rel="page-content" draw:wrap-influence-on-position="once-concurrent" loext:allow-overlap="true" style:flow-with-text="false"/>
    </style:style>
    <style:style style:name="gr11" style:family="graphic">
      <style:graphic-properties draw:stroke="none" svg:stroke-width="0cm" draw:fill="none" loext:fill-use-slide-background="false" draw:textarea-horizontal-align="center" draw:textarea-vertical-align="middle" draw:color-mode="standard" draw:luminance="0%" draw:contrast="0%" draw:gamma="100%" draw:red="0%" draw:green="0%" draw:blue="0%" fo:clip="rect(0cm, 0cm, 0cm, 0cm)" draw:image-opacity="100%" style:mirror="none" fo:margin-left="0.176cm" fo:margin-right="1.812cm" fo:margin-top="0cm" fo:margin-bottom="0cm" style:run-through="background" style:wrap="right" style:number-wrapped-paragraphs="no-limit" style:wrap-contour="false" style:vertical-pos="from-top" style:vertical-rel="page-content" style:horizontal-pos="from-left" style:horizontal-rel="page-content" draw:wrap-influence-on-position="once-concurrent" loext:allow-overlap="true" style:flow-with-text="false"/>
    </style:style>
    <style:style style:name="gr12" style:family="graphic" style:parent-style-name="Frame">
      <style:graphic-properties draw:stroke="none" svg:stroke-width="0cm" draw:fill="none" loext:fill-use-slide-background="false" draw:textarea-vertical-align="top" draw:auto-grow-height="true" fo:min-height="0cm" fo:min-width="0cm" fo:padding-top="0cm" fo:padding-bottom="0cm" fo:padding-left="0cm" fo:padding-right="0cm" fo:wrap-option="no-wrap" fo:margin-left="0.176cm" fo:margin-right="0.176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13" style:family="graphic">
      <style:graphic-properties draw:stroke="none" svg:stroke-width="0cm" draw:fill="none" loext:fill-use-slide-background="false" draw:textarea-vertical-align="top" draw:auto-grow-height="true" fo:min-height="0cm" fo:min-width="0cm" fo:padding-top="0cm" fo:padding-bottom="0cm" fo:padding-left="0cm" fo:padding-right="0cm" fo:margin-left="0.176cm" fo:margin-right="0.176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14" style:family="graphic">
      <style:graphic-properties draw:stroke="none" svg:stroke-width="0cm" draw:fill="none" loext:fill-use-slide-background="false" draw:textarea-vertical-align="top" draw:auto-grow-height="true" fo:min-height="0cm" fo:min-width="0cm" fo:padding-top="0cm" fo:padding-bottom="0cm" fo:padding-left="0cm" fo:padding-right="0cm" fo:wrap-option="no-wrap" fo:margin-left="0.176cm" fo:margin-right="0.176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749" text:outline-level="1"><text:bookmark-start text:name="bookmark0"/><draw:custom-shape text:anchor-type="char" draw:z-index="54" draw:style-name="gr14" draw:text-style-name="P786" svg:width="20.203cm" svg:height="29.685cm" svg:x="-22.013cm" svg:y="0cm"><text:p/><draw:enhanced-geometry/></draw:custom-shape><text:span text:style-name="T1">BANGALORE</text:span><text:bookmark-end text:name="bookmark0"/></text:h>
      <text:p text:style-name="P1"><text:span text:style-name="T1">Built by Gillet at Calcutta 1792, 206 tons 1 From Bengal 1796</text:span></text:p>
      <text:p text:style-name="P2"><text:span text:style-name="T1">L/MAR/B/424A Journal 15 Feb 1796-16 Jan 1797 Capt James Frayer</text:span></text:p>
      <text:p text:style-name="P4"><text:span text:style-name="T1">Calcutta 15 Feb 1796 - left Bengal 22 Mar - 4 Jul St Helena - 27 Nov Crookhaven -17 Dec Blackwall</text:span></text:p>
      <text:h text:style-name="P750" text:outline-level="1"><text:bookmark-start text:name="bookmark1"/><text:span text:style-name="T1">BANTAM</text:span><text:bookmark-end text:name="bookmark1"/></text:h>
      <text:p text:style-name="P150"><text:span text:style-name="T1">Pink, 25 crew, 100 tons</text:span></text:p>
      <text:list text:style-name="WWNum1">
        <text:list-item>
          <text:p text:style-name="P21"><text:span text:style-name="T1">1667/8 Surat and Bantam</text:span></text:p>
        </text:list-item>
      </text:list>
      <text:p text:style-name="P2"><text:span text:style-name="T1">Capt William Barker/Bartholomew Partree</text:span></text:p>
      <text:p text:style-name="P4"><text:span text:style-name="T1">Oct 1667 - Surat - Bantam - sent for Taiwan Aug 1670 &amp; Jun 1671 - lost at sea during second attempt</text:span></text:p>
      <text:h text:style-name="P752" text:outline-level="1"><text:bookmark-start text:name="bookmark2"/><text:span text:style-name="T1">BARBADOS MERCHANT</text:span><text:bookmark-end text:name="bookmark2"/></text:h>
      <text:list text:style-name="WWNum3">
        <text:list-item>
          <text:p text:style-name="P203"><text:span text:style-name="T1">1659/60<text:tab/>Guinea and Madras</text:span></text:p>
        </text:list-item>
      </text:list>
      <text:p text:style-name="P204"><text:span text:style-name="T1">Capt Charles Wylde</text:span></text:p>
      <text:p text:style-name="P206"><text:span text:style-name="T1">Downs 4 Dec 1659 - 21 Jan 1660 Guinea - 6 Jul Madras - Masulipatam - Bantam - sailed for England 28 Nov 1661</text:span></text:p>
      <text:h text:style-name="P753" text:outline-level="1"><text:bookmark-start text:name="bookmark3"/><text:span text:style-name="T1">BARING (1)</text:span><text:bookmark-end text:name="bookmark3"/></text:h>
      <text:p text:style-name="P5"><text:span text:style-name="T1">Built by Barnard, launched 1801, 3 decks, 4in bottom, length 146ft </text:span><text:span text:style-name="Body_20_text_20__28_2_29__20__2b__20_Italic">VAin,</text:span><text:span text:style-name="T1"> keel 118ft 8in, breadth 36ft V^in, hold 14ft 9in, wing transom 23ft 4in, port cell 26ft 9in, waist 1ft 6in, between decks 6ft 6in &amp; 6ft 4in, ports 13 middle &amp; 12 upper, deck range 83ft 6in, 820 tons Principal Managing Owners: 1 Robert Chamock, 2 John Rogers, 3-6 George Fraser</text:span></text:p>
      <text:list xml:id="list3602755590" text:style-name="WWNum5">
        <text:list-item>
          <text:p text:style-name="P238"><text:span text:style-name="T1">1801/2<text:tab/>Madras and Bengal</text:span></text:p>
        </text:list-item>
      </text:list>
      <text:p text:style-name="P278"><text:span text:style-name="Body_20_text_20__28_2_29__20__2b__20_Bold">L/MAR/B/246A<text:tab/></text:span><text:span text:style-name="T1">Journal<text:tab/>8 Dec<text:tab/>1801-21<text:tab/>Jan 1804</text:span></text:p>
      <text:p text:style-name="P604"><text:span text:style-name="T1">L/MAR/B/246H(1)<text:tab/></text:span><text:span text:style-name="Body_20_text_20__28_3_29__20__2b__20_Not_20_Bold"><text:span text:style-name="T4">Ledger</text:span></text:span></text:p>
      <text:p text:style-name="P604"><text:span text:style-name="T1">L/MAR/B/246H(2)<text:tab/></text:span><text:span text:style-name="Body_20_text_20__28_3_29__20__2b__20_Not_20_Bold"><text:span text:style-name="T4">Pay Book</text:span></text:span></text:p>
      <text:p text:style-name="P159"><text:span text:style-name="T1">Capt Dixon Meadows</text:span></text:p>
      <text:p text:style-name="P6"><text:span text:style-name="T1">Portsmouth 1 Mar 1802 - 14 Mar Madeira - 5 Jul Madras -17 Jul Diamond Harbour -12 Jan 1803 Saugor -13 Mar Madras - 8 Aug St Helena -1 Dec Cork -15 Dec Long Reach</text:span></text:p>
      <text:list xml:id="list133424624116617" text:continue-numbering="true" text:style-name="WWNum5">
        <text:list-item>
          <text:p text:style-name="P420"><text:span text:style-name="T1">1803/4<text:tab/>Bengal and Madras</text:span></text:p>
        </text:list-item>
      </text:list>
      <text:p text:style-name="P421"><text:span text:style-name="Body_20_text_20__28_2_29__20__2b__20_Bold">L/MAR/B/246B<text:tab/></text:span><text:span text:style-name="T1">Journal<text:tab/>21<text:tab/>Mar-9 Jul 1806</text:span></text:p>
      <text:p text:style-name="P628"><text:span text:style-name="T1">L/MAR/B/246-I(l)<text:tab/></text:span><text:span text:style-name="Body_20_text_20__28_3_29__20__2b__20_Not_20_Bold"><text:span text:style-name="T4">Ledger</text:span></text:span></text:p>
      <text:p text:style-name="P628"><text:span text:style-name="T1">L/MAR/B/246-I(2)<text:tab/></text:span><text:span text:style-name="Body_20_text_20__28_3_29__20__2b__20_Not_20_Bold"><text:span text:style-name="T4">Pay Book</text:span></text:span></text:p>
      <text:p text:style-name="P159"><text:span text:style-name="T1">Capt Dixon Meadows</text:span></text:p>
      <text:p text:style-name="P163"><text:span text:style-name="T1">Portsmouth 10 Jul 1804 - Bengal - Madras - St Helena 21 Mar 1806 - 14 Jun Downs</text:span></text:p>
      <text:list xml:id="list133424980202107" text:continue-numbering="true" text:style-name="WWNum5">
        <text:list-item>
          <text:p text:style-name="P420"><text:span text:style-name="T1">1806/7<text:tab/>Madras and Bengal</text:span></text:p>
        </text:list-item>
      </text:list>
      <text:p text:style-name="P422"><text:span text:style-name="Body_20_text_20__28_2_29__20__2b__20_Bold">L/MAR/B/246C<text:tab/></text:span><text:span text:style-name="T1">Journal </text:span><text:span text:style-name="Body_20_text_20__28_2_29__20__2b__20_Bold">9 </text:span><text:span text:style-name="T1">Dec 1806-30<text:tab/>May 1808</text:span></text:p>
      <text:p text:style-name="P628"><text:span text:style-name="T1">L/MAR/B/246J(1)<text:tab/></text:span><text:span text:style-name="Body_20_text_20__28_3_29__20__2b__20_Not_20_Bold"><text:span text:style-name="T4">Ledger</text:span></text:span></text:p>
      <text:p text:style-name="P628"><text:span text:style-name="T1">L/MAR/B/246J(2)<text:tab/></text:span><text:span text:style-name="Body_20_text_20__28_3_29__20__2b__20_Not_20_Bold"><text:span text:style-name="T4">Pay Book</text:span></text:span></text:p>
      <text:p text:style-name="P423"><text:span text:style-name="T1">Capt James Carnegie</text:span></text:p>
      <text:p text:style-name="P491"><text:span text:style-name="T1">Portsmouth 4 Mar 1807 - 5 Jul Madras - 29 Jul Saugor - 22 Oct Madras - 30 Dec Cape - 25 Jan 1808 St Helena -11 Apr Purfleet</text:span></text:p>
      <text:list xml:id="list133424910598733" text:continue-numbering="true" text:style-name="WWNum5">
        <text:list-item>
          <text:p text:style-name="P279"><text:span text:style-name="T1">1808/9<text:tab/>Madras and Bengal</text:span></text:p>
        </text:list-item>
      </text:list>
      <text:p text:style-name="P280"><text:span text:style-name="Body_20_text_20__28_2_29__20__2b__20_Bold">L/MAR/B/246D<text:tab/></text:span><text:span text:style-name="T1">Journal 3 Dec 1808-30<text:tab/>Aug 1810</text:span></text:p>
      <text:p text:style-name="P604"><text:span text:style-name="T1">L/MAR/B/246K(1)<text:tab/></text:span><text:span text:style-name="Body_20_text_20__28_3_29__20__2b__20_Not_20_Bold"><text:span text:style-name="T4">Ledger</text:span></text:span></text:p>
      <text:p text:style-name="P605"><text:span text:style-name="T1">L/MAR/B/246K(2)<text:tab/></text:span><text:span text:style-name="Body_20_text_20__28_3_29__20__2b__20_Not_20_Bold"><text:span text:style-name="T4">Pay Book</text:span></text:span></text:p>
      <text:p text:style-name="P202"><text:span text:style-name="T1">45</text:span></text:p>
      <text:section text:style-name="Sect1" text:name="TextSection">
        <text:p text:style-name="P160"><text:span text:style-name="T1">Capt James Carnegie</text:span></text:p>
        <text:p text:style-name="P44"><text:span text:style-name="T1">Portsmouth 24 Feb 1809 - 8 Mar Madeira - 5 Jul Madras -19 Jul Diamond Harbour -17 Oct Saugor - 31 Dec Vizagapatam -13 Jan Madras - 3 Feb Colombo - 3 May St Helena - 8 Jul Long Reach</text:span></text:p>
        <text:list xml:id="list133425542764450" text:continue-numbering="true" text:style-name="WWNum5">
          <text:list-item>
            <text:p text:style-name="P430"><text:span text:style-name="T1">1810/1<text:tab/>Madras and Bengal</text:span></text:p>
          </text:list-item>
        </text:list>
        <text:p text:style-name="P431"><text:span text:style-name="Body_20_text_20__28_2_29__20__2b__20_Bold">L/MAR/B/246F<text:tab/></text:span><text:span text:style-name="T1">Journal 10<text:tab/>Jan<text:tab/>1811-18<text:tab/>Sep 1812</text:span></text:p>
        <text:p text:style-name="P629"><text:span text:style-name="T1">L/MAR/B/246M(1)<text:tab/></text:span><text:span text:style-name="Body_20_text_20__28_3_29__20__2b__20_Not_20_Bold"><text:span text:style-name="T4">Ledger</text:span></text:span></text:p>
        <text:p text:style-name="P629"><text:span text:style-name="T1">L/MAR/B/246M(2)<text:tab/></text:span><text:span text:style-name="Body_20_text_20__28_3_29__20__2b__20_Not_20_Bold"><text:span text:style-name="T4">Pay Book</text:span></text:span></text:p>
        <text:p text:style-name="P159"><text:span text:style-name="T1">Capt James Carnegie</text:span></text:p>
        <text:p text:style-name="P5"><text:span text:style-name="T1">Torbay 12 May 1811-10 Sep Madras -15 Oct Diamond Harbour - 6 Dec Saugor - 8 Jan Vizagapatam - 25 Jan Madras -11 May St Helena - 25 Jul Gravesend</text:span></text:p>
        <text:list xml:id="list133426331646705" text:continue-numbering="true" text:style-name="WWNum5">
          <text:list-item>
            <text:p text:style-name="P281"><text:span text:style-name="T1">1812/3<text:tab/>Madras and Bengal</text:span></text:p>
          </text:list-item>
        </text:list>
        <text:p text:style-name="P282"><text:span text:style-name="Body_20_text_20__28_2_29__20__2b__20_Bold">L/MAR/B/246G<text:tab/></text:span><text:span text:style-name="T1">Journal 28<text:tab/>Nov<text:tab/>1812-4<text:tab/>Jun 1814</text:span></text:p>
        <text:p text:style-name="P606"><text:span text:style-name="T1">L/MAR/B/246N(1)<text:tab/></text:span><text:span text:style-name="Body_20_text_20__28_3_29__20__2b__20_Not_20_Bold"><text:span text:style-name="T4">Ledger</text:span></text:span></text:p>
        <text:p text:style-name="P647"><text:span text:style-name="T1">L/MAR/B/246N(2)<text:tab/></text:span><text:span text:style-name="Body_20_text_20__28_3_29__20__2b__20_Not_20_Bold"><text:span text:style-name="T4">Pay Book</text:span></text:span></text:p>
        <text:p text:style-name="P222"><text:span text:style-name="T1">Capt James Carnegie</text:span></text:p>
        <text:p text:style-name="P223"><text:span text:style-name="T1">Portsmouth 29 Jan 1813 -19 Feb Madeira - 8 May Cape - 5 Jul Madras -13 Aug Diamond Harbour - 29 Oct Saugor - 29 Dec Point de Galle -1 Mar 1814 Cape -18 Mar St Helena -1 Jun Long Reach</text:span></text:p>
        <text:h text:style-name="P762" text:outline-level="1"><text:bookmark-start text:name="bookmark4"/><text:span text:style-name="T1">BARING (2)</text:span><text:bookmark-end text:name="bookmark4"/></text:h>
        <text:p text:style-name="P7"><text:span text:style-name="T1">Extra ship, built at Calcutta 1805, 2 decks, 4in bottom, length 138fl 8in, keel 111ft 9</text:span><text:span text:style-name="T2">1</text:span><text:span text:style-name="T1">/2in, breadth 35ft Sin, hold 16ft lin, wing transom 21ft llin, port cell 27ft lin, waist 1ft 2in, between decks 6ft lin, roundhouse 6ft 3in, ports 10 upper, 756 tons Principal Managing Owner: Thomas G Murray</text:span></text:p>
        <text:list xml:id="list3934705414" text:style-name="WWNum7">
          <text:list-item>
            <text:p text:style-name="P63"><text:span text:style-name="T1">1810/1 Bengal</text:span></text:p>
          </text:list-item>
        </text:list>
        <text:p text:style-name="P65"><text:span text:style-name="T1">L/MAR/B/246E<text:tab/>Journal 10 Apr<text:tab/>1811-18 Dec 1812</text:span></text:p>
        <text:p text:style-name="P66"><text:span text:style-name="T1">L/MAR/B/246L(1)<text:tab/>Ledger</text:span></text:p>
        <text:p text:style-name="P66"><text:span text:style-name="T1">L/MAR/B/246L(2)<text:tab/>Pay Book</text:span></text:p>
        <text:p text:style-name="P45"><text:span text:style-name="T1">Capt Henry Templer</text:span></text:p>
        <text:p text:style-name="P4"><text:span text:style-name="T1">Portsmouth 27 Jul 1811 -14 Aug Madeira - 23 Oct Cape -13 Jan 1812 Diamond Harbour - 23 Apr Saugor - 8 Jul Madras -11 Sep St Helena -11 Nov Gravesend</text:span></text:p>
        <text:h text:style-name="P762" text:outline-level="1"><text:bookmark-start text:name="bookmark5"/><text:span text:style-name="T1">BARKWORTH</text:span><text:bookmark-end text:name="bookmark5"/></text:h>
        <text:p text:style-name="P2"><text:span text:style-name="T1">Extra ship, built at Hull 1811, 2 decks, 4in bottom, length 115ft 9in, keel 91ft lOin, breadth 32ft 2in, hold 14ft lOin, wing transom 18ft 6in, port cell 24ft 4in, waist 7in, between decks 6ft 6</text:span><text:span text:style-name="T2">3</text:span><text:span text:style-name="T1">/4in, ports 8 upper, 505 tons</text:span></text:p>
        <text:p text:style-name="P46"><text:span text:style-name="T1">Principal Managing Owner: John Barkworth</text:span></text:p>
        <text:list xml:id="list4144005077" text:style-name="WWNum9">
          <text:list-item>
            <text:p text:style-name="P283"><text:span text:style-name="T1">1815/6 St Helena and China</text:span></text:p>
          </text:list-item>
        </text:list>
        <text:p text:style-name="P284"><text:span text:style-name="T1">L/MAR/B/194A<text:tab/>Journal 15<text:tab/>Jan 1816-29 Aug 1817</text:span></text:p>
        <text:p text:style-name="P285"><text:span text:style-name="T1">L/MAR/B/194B(1)<text:tab/>Ledger</text:span></text:p>
        <text:p text:style-name="P285"><text:span text:style-name="T1">L/MAR/B/194B(2)<text:tab/>Pay Book</text:span></text:p>
        <text:p text:style-name="P286"><text:span text:style-name="T1">Capt Thomas Lynn</text:span></text:p>
        <text:p text:style-name="P239"><text:span text:style-name="T1">Downs 24 Mar 1816 -10 Jun St Helena - 30 Sep Batavia - 7 Jan 1815 Whampoa - 23 Mar off North Island - 7 Jun St Helena -11 Aug Northfleet</text:span></text:p>
        <text:list xml:id="list133425240161550" text:continue-numbering="true" text:style-name="WWNum9">
          <text:list-item>
            <text:p text:style-name="P214"><text:span text:style-name="T1">1674/5 Bantam and Taiwan Capt William Baker</text:span></text:p>
          </text:list-item>
        </text:list>
        <text:p text:style-name="P204"><text:span text:style-name="T1">Downs 7 Nov 1674 -10 Mar 1676 Downs</text:span></text:p>
        <text:list xml:id="list133426151347676" text:continue-numbering="true" text:style-name="WWNum9">
          <text:list-item>
            <text:p text:style-name="P252"><text:span text:style-name="T1">1676/7<text:tab/>Bantam</text:span></text:p>
          </text:list-item>
        </text:list>
        <text:p text:style-name="P239"><text:span text:style-name="T1">Capt William Baker</text:span></text:p>
        <text:p text:style-name="P239"><text:span text:style-name="T1">Down 2 Dec 1672 - 6 Jan 1678 Downs</text:span></text:p>
        <text:list xml:id="list133425471734458" text:continue-numbering="true" text:style-name="WWNum9">
          <text:list-item>
            <text:p text:style-name="P155"><text:span text:style-name="T1">1680/1<text:tab/>Bantam</text:span></text:p>
          </text:list-item>
        </text:list>
        <text:p text:style-name="P507"><text:span text:style-name="T1">L/MAR/A/LXXVI Journal 30 Aug 1680-18 Jan 1682, Chief Mate Thomas Parramore (inc sketches)</text:span></text:p>
        <text:p text:style-name="P508"><text:span text:style-name="T1">Capt John Slade</text:span></text:p>
        <text:p text:style-name="P151"><text:span text:style-name="T1">Downs 7 Sep 1680 - 1 Mar 1681 Bantam - 4 Nov St Helena -13 Jan 1682 Downs</text:span></text:p>
        <text:list xml:id="list133425659481140" text:continue-numbering="true" text:style-name="WWNum9">
          <text:list-item>
            <text:p text:style-name="P22"><text:span text:style-name="T1">1681/2<text:tab/>Surat</text:span></text:p>
          </text:list-item>
        </text:list>
        <text:p text:style-name="P2"><text:span text:style-name="T1">Capt Thomas Parramore</text:span></text:p>
        <text:p text:style-name="P2"><text:span text:style-name="T1">Downs 23 Apr 1682 - 15 Jul 1683 Downs</text:span></text:p>
        <text:list xml:id="list133425542483714" text:continue-numbering="true" text:style-name="WWNum9">
          <text:list-item>
            <text:p text:style-name="P216"><text:span text:style-name="T1">1683/4<text:tab/>Surat and Bandar Abbas</text:span></text:p>
          </text:list-item>
        </text:list>
        <text:p text:style-name="P204"><text:span text:style-name="T1">BL: Sloane Ms 854 Journal 25 Apr 1684-10 May 1685, Jacob Bevan Capt Thomas Parramore</text:span></text:p>
        <text:p text:style-name="P513"><text:span text:style-name="T1">Downs 21 Apr 1684 - 23 May Sao Tiago - Nov Karwar - Feb 1685 Surat - May off Persian coast - 16 Sep 1686 Downs</text:span></text:p>
        <text:h text:style-name="P754" text:outline-level="1"><text:bookmark-start text:name="bookmark6"/><text:span text:style-name="T1">BARRINGTON</text:span><text:bookmark-end text:name="bookmark6"/></text:h>
        <text:p text:style-name="P151"><text:span text:style-name="T1">440/450 tons, 30 guns, 88/90 crew</text:span></text:p>
        <text:list xml:id="list712919492" text:style-name="WWNum11">
          <text:list-item>
            <text:p text:style-name="P23"><text:span text:style-name="T1">1722/3<text:tab/>Mokha</text:span></text:p>
          </text:list-item>
        </text:list>
        <text:p text:style-name="P67"><text:span text:style-name="Body_20_text_20__28_2_29__20__2b__20_Bold">L/MAR/B/685A<text:tab/></text:span><text:span text:style-name="T1">Journal 24 Aug 1722-12 Mar 1724</text:span></text:p>
        <text:p text:style-name="P648"><text:span text:style-name="T1">L/MAR/B/685C(1)<text:tab/></text:span><text:span text:style-name="Body_20_text_20__28_3_29__20__2b__20_Not_20_Bold"><text:span text:style-name="T4">Ledger</text:span></text:span></text:p>
        <text:p text:style-name="P648"><text:span text:style-name="T1">L/MAR/B/685C(2)<text:tab/></text:span><text:span text:style-name="Body_20_text_20__28_3_29__20__2b__20_Not_20_Bold"><text:span text:style-name="T4">Pay Book</text:span></text:span></text:p>
        <text:p text:style-name="P45"><text:span text:style-name="T1">Capt John Hunter</text:span></text:p>
        <text:p text:style-name="P204"><text:span text:style-name="T1">Downs 25 Nov 1722 - 28 Mar 1724 Cape - 24 May Mokha - 30 Aug Goa - 6 Sep Karwar -17 Sep Tellicheny - 25 Sep Cochin - 4 Dec Cape -1 Jan 1724 St Helena -12 Mar Margate</text:span></text:p>
        <text:list xml:id="list133425781548975" text:continue-numbering="true" text:style-name="WWNum11">
          <text:list-item>
            <text:p text:style-name="P68"><text:span text:style-name="T1">1725/6<text:tab/>Mokha and Bombay</text:span></text:p>
          </text:list-item>
        </text:list>
        <text:p text:style-name="P67"><text:span text:style-name="Body_20_text_20__28_2_29__20__2b__20_Bold">L/MAR/B/685B<text:tab/></text:span><text:span text:style-name="T1">Journal 18 Oct 1725-5 Sep 1727, Chief Mate John Flower</text:span></text:p>
        <text:p text:style-name="P648"><text:span text:style-name="T1">L/MAR/B/685D(1)<text:tab/></text:span><text:span text:style-name="Body_20_text_20__28_3_29__20__2b__20_Not_20_Bold"><text:span text:style-name="T4">Ledger</text:span></text:span></text:p>
        <text:p text:style-name="P648"><text:span text:style-name="T1">L/MAR/B/685D(2)<text:tab/></text:span><text:span text:style-name="Body_20_text_20__28_3_29__20__2b__20_Not_20_Bold"><text:span text:style-name="T4">Pay Book</text:span></text:span></text:p>
        <text:p text:style-name="P45"><text:span text:style-name="T1">Capt John Hunter</text:span></text:p>
        <text:p text:style-name="P2"><text:span text:style-name="T1">Downs 11 Nov 1725 - 24 Jan 1726 Cape - 8 Mar Mozambique - 29 Apr Mokha - 2 Jun Bombay - 6 Sep Fort St David - 8 Sep Madras - 23 Sep Balasore -1 Oct Rogues River - 5 Feb 1727 Balasore - 6 Jun St Helena - 5 Sep Downs</text:span></text:p>
        <text:list xml:id="list133425147569260" text:continue-numbering="true" text:style-name="WWNum11">
          <text:list-item>
            <text:p text:style-name="P305"><text:span text:style-name="T1">1729/30<text:tab/>Mokha</text:span></text:p>
          </text:list-item>
        </text:list>
        <text:p text:style-name="P607"><text:span text:style-name="T1">L/MAR/B/685E(1)<text:tab/></text:span><text:span text:style-name="Body_20_text_20__28_3_29__20__2b__20_Not_20_Bold"><text:span text:style-name="T4">Imprest Book</text:span></text:span></text:p>
        <text:p text:style-name="P607"><text:span text:style-name="T1">L/MAR/B/685E(2)<text:tab/></text:span><text:span text:style-name="Body_20_text_20__28_3_29__20__2b__20_Not_20_Bold"><text:span text:style-name="T4">Receipt Book</text:span></text:span></text:p>
        <text:p text:style-name="P286"><text:span text:style-name="T1">Capt John Hunter</text:span></text:p>
        <text:p text:style-name="P286"><text:span text:style-name="T1">13 Dec 1729 - lost going into Bombay</text:span></text:p>
      </text:section>
      <text:section text:style-name="Sect2" text:name="Bereich1">
        <text:p text:style-name="P783"/>
      </text:section>
      <text:section text:style-name="Sect3" text:name="Bereich2">
        <text:h text:style-name="P757" text:outline-level="1"><text:bookmark-start text:name="bookmark7"/><text:span text:style-name="T1">BARNARDISTON</text:span><text:bookmark-end text:name="bookmark7"/></text:h>
        <text:list xml:id="list133425713966214" text:continue-list="list3934705414" text:style-name="WWNum7">
          <text:list-item>
            <text:p text:style-name="P253"><text:span text:style-name="T1">decks, length 83ft, breadth 28ft 6in, hold 12ft 6in, between decks 5ft lOin, 20/30 guns, 60/72 crew, 350/400 tons</text:span></text:p>
          </text:list-item>
        </text:list>
        <text:list xml:id="list4134306370" text:style-name="WWNum13">
          <text:list-item>
            <text:p text:style-name="P24"><text:span text:style-name="T1">1671/2 Bantam</text:span></text:p>
          </text:list-item>
        </text:list>
        <text:p text:style-name="P2"><text:span text:style-name="T1">Capt William Baker Feb 1672 - Aug 1673</text:span></text:p>
        <text:h text:style-name="P763" text:outline-level="1"><text:bookmark-start text:name="bookmark8"/><text:span text:style-name="T1">BARROSA</text:span><text:bookmark-end text:name="bookmark8"/></text:h>
        <text:p text:style-name="P159"><text:span text:style-name="T1">Chartered ship, built at Cossipore 1811, 968 tons</text:span></text:p>
        <text:p text:style-name="P516"><text:span text:style-name="T1">Principal Managing Owners: 1-3 John William Buckle, 4-5 Buckle &amp; Co, 6 John Clarkson 1 From Bengal 1812</text:span></text:p>
        <text:p text:style-name="P497"><text:span text:style-name="T1">L/MAR/B/99A<text:tab/>Journal 1 Mar-26 Dec 1812</text:span></text:p>
        <text:p text:style-name="P497"><text:span text:style-name="T1">L/MAR/B/99B<text:tab/>Journal 1 Mar-31 Dec 1812, anon</text:span></text:p>
      </text:section>
      <text:section text:style-name="Sect4" text:name="Bereich3">
        <text:p text:style-name="P161"><text:span text:style-name="T1">Capt Benjamin Fergusson</text:span></text:p>
        <text:p text:style-name="P164"><text:span text:style-name="T1">Calcutta 1 Mar 1812 - Saugor 10 May -12 Jun Madras - 6 Sep St Helena - 6 Nov Downs</text:span></text:p>
        <text:list xml:id="list133425671930129" text:continue-numbering="true" text:style-name="WWNum13">
          <text:list-item>
            <text:p text:style-name="P69"><text:span text:style-name="T1">1818/9 Bombay</text:span></text:p>
          </text:list-item>
        </text:list>
        <text:p text:style-name="P71"><text:span text:style-name="Body_20_text_20__28_2_29__20__2b__20_Bold">L/MAR/B/99C<text:tab/></text:span><text:span text:style-name="T1">Deck Log 25 Mar 1819-10 Aug 1820</text:span></text:p>
        <text:p text:style-name="P45"><text:span text:style-name="T1">Capt Henry Hutchinson</text:span></text:p>
        <text:p text:style-name="P52"><text:span text:style-name="T1">Downs 5 May 1819 -12 Aug Cape - 9 Oct Bombay 11 Jan 1820 - 2 Apr Cape - 21 Apr St Helena - 9 Jul Purfleet</text:span></text:p>
        <text:list xml:id="list133425389420790" text:continue-numbering="true" text:style-name="WWNum13">
          <text:list-item>
            <text:p text:style-name="P72"><text:span text:style-name="T1">1820/1<text:tab/>Bengal</text:span></text:p>
          </text:list-item>
        </text:list>
        <text:p text:style-name="P71"><text:span text:style-name="T1">L/MAR/B/99D<text:tab/>Deck Log 17 May 1821-12 Jun 1822</text:span></text:p>
        <text:p text:style-name="P45"><text:span text:style-name="T1">Capt Henry Hutchinson</text:span></text:p>
        <text:p text:style-name="P5"><text:span text:style-name="T1">Downs 21 Jun 1821 -17 Nov Diamond Harbour - 6 Dec Calcutta -18 Feb 1822 Vizagapatam - 16 Mar Madras - 5 Nov Moorings</text:span></text:p>
        <text:list xml:id="list133424778308468" text:continue-numbering="true" text:style-name="WWNum13">
          <text:list-item>
            <text:p text:style-name="P306"><text:span text:style-name="T1">1826/7<text:tab/>China</text:span></text:p>
          </text:list-item>
        </text:list>
        <text:p text:style-name="P307"><text:span text:style-name="T1">L/MAR/B/99E<text:tab/>Deck Log 20 Mar 1827-15 Apr 1828</text:span></text:p>
        <text:p text:style-name="P286"><text:span text:style-name="T1">Capt Henry Hutchinson</text:span></text:p>
        <text:p text:style-name="P241"><text:span text:style-name="T1">Downs 16 Apr 1827 - 3 Sep Whampoa - 30 Oct Second Bar -14 Jan 1828 St Helena - 25 Mar Blackwall</text:span></text:p>
        <text:list xml:id="list133426348551155" text:continue-numbering="true" text:style-name="WWNum13">
          <text:list-item>
            <text:p text:style-name="P72"><text:span text:style-name="T1">1828/9<text:tab/>Bengal</text:span></text:p>
          </text:list-item>
        </text:list>
        <text:p text:style-name="P71"><text:span text:style-name="Body_20_text_20__28_2_29__20__2b__20_Bold">L/MAR/B/99F<text:tab/></text:span><text:span text:style-name="T1">Deck Log 12 Jun-20 Dec 1828</text:span></text:p>
        <text:p text:style-name="P45"><text:span text:style-name="T1">Capt Henry Hutchinson</text:span></text:p>
        <text:p text:style-name="P73"><text:span text:style-name="T1">East India Dock 12 Jun 1828 -10<text:tab/>Dec Calcutta</text:span></text:p>
        <text:list xml:id="list133424979090705" text:continue-numbering="true" text:style-name="WWNum13">
          <text:list-item>
            <text:p text:style-name="P228"><text:span text:style-name="T1">1831/3<text:tab/>China and Quebec</text:span></text:p>
          </text:list-item>
        </text:list>
        <text:p text:style-name="P229"><text:span text:style-name="Body_20_text_20__28_2_29__20__2b__20_Bold">L/MAR/B/99G<text:tab/></text:span><text:span text:style-name="T1">Deck Log 18 May 1832-4 Jul 1833</text:span></text:p>
        <text:p text:style-name="P222"><text:span text:style-name="T1">Capt Orlando Hart Wilson</text:span></text:p>
        <text:p text:style-name="P224"><text:span text:style-name="T1">Downs 10 Jun 1832 - 29 Oct Whampoa - 24 Jan 1833 Second Bar -18 Jun Quebec - 5 Sep Moorings</text:span></text:p>
        <text:h text:style-name="P764" text:outline-level="1"><text:bookmark-start text:name="bookmark11"/><text:span text:style-name="T1">HARWELL (1)</text:span><text:bookmark-end text:name="bookmark11"/></text:h>
        <text:p text:style-name="P239"><text:span text:style-name="T1">Built by Wells, launched 1782, 3 decks, 4in bottom, length 145ft 7in, keel 118ft 4in, breadth 35ft 7in, hold 14ft 9in, wing transom 23ft 7</text:span><text:span text:style-name="T2"><text:note text:id="ftn1" text:note-class="footnote"><text:note-citation>1</text:note-citation><text:note-body><text:p text:style-name="P699"><text:span text:style-name="T1"><text:tab/>1782/3 Madras and Bengal </text:span><text:span text:style-name="Footnote_20__2b__20_Bold">L/MAR/B/420A </text:span><text:span text:style-name="T1">Journal 23 Sep 1782-11 Sep 1784 </text:span><text:span text:style-name="Footnote_20__2b__20_Bold">L/MAR/B/420H(1) </text:span><text:span text:style-name="T1">Ledger </text:span><text:span text:style-name="Footnote_20__2b__20_Bold">L/MAR/B/420H(2) </text:span><text:span text:style-name="T1">Pay Book</text:span></text:p><text:p text:style-name="P697"><text:span text:style-name="T1">Capt Robert Carr</text:span></text:p><text:p text:style-name="P698"><text:span text:style-name="T1">Portsmouth 11 Mar 1783 - 19 Jun Johanna - 22 Jul Madras -14 Sep Kedgeree - 31 Dec Saugor - 28 Apr 1784 St Helena - 2 Aug Deptford</text:span></text:p></text:note-body></text:note></text:span><text:span text:style-name="T2"> </text:span><text:span text:style-name="T2"><text:note text:id="ftn15" text:note-class="footnote"><text:note-citation>2</text:note-citation><text:note-body><text:p text:style-name="P700"><text:span text:style-name="T1"><text:tab/>1784/5 China</text:span></text:p><text:p text:style-name="P708"><text:span text:style-name="Footnote_20__2b__20_Bold">L/MAR/B/420B </text:span><text:span text:style-name="T1">Journal 12 Jan 1785-7 Sep 1786, Chief Mate Andrew Patton </text:span><text:span text:style-name="Footnote_20__2b__20_Bold">L/MAR/B/420-I(l) </text:span><text:span text:style-name="T1">Ledger </text:span><text:span text:style-name="Footnote_20__2b__20_Bold">L/MAR/B/420-I(2) </text:span><text:span text:style-name="T1">Pay Book Capt Robert Carr</text:span></text:p><text:p text:style-name="P709"><text:span text:style-name="T1">Downs 12 Mar 1785 - 21 Sep Whampoa -14 Jan 1786 Second Bar - 6 May St Helena -10 Aug Deptford</text:span></text:p></text:note-body></text:note></text:span><text:span text:style-name="T2"><text:s/></text:span><text:span text:style-name="T2"><text:note text:id="ftn16" text:note-class="footnote"><text:note-citation>3</text:note-citation><text:note-body><text:p text:style-name="P714"><text:span text:style-name="T1"><text:tab/>1787/8 China</text:span></text:p><text:p text:style-name="P717"><text:span text:style-name="Footnote_20__2b__20_Bold">L/MAR/B/420C </text:span><text:span text:style-name="T1">Journal 27 Sep 1787-30 Apr 1789 </text:span><text:span text:style-name="Footnote_20__2b__20_Bold">L/MAR/B/420J(1) </text:span><text:span text:style-name="T1">Ledger </text:span><text:span text:style-name="Footnote_20__2b__20_Bold">L/MAR/B/420J(2) </text:span><text:span text:style-name="T1">Pay Book Capt Thomas Welladvice</text:span></text:p><text:p text:style-name="P718"><text:span text:style-name="T1">Portsmouth 21 Dec 1787 - 5 May 1788 Madras -15 Jul Benkulen -15 Sep Whampoa - 29 Nov Second Bar - 5 Feb 1789 Cape -14 Feb 1789 Cape -14 Feb St Helena - 4 Apr Long Reach</text:span></text:p></text:note-body></text:note></text:span><text:span text:style-name="T1">/</text:span><text:span text:style-name="T3">4</text:span><text:span text:style-name="T1">in, port cell 26ft 4in, waist 1ft 2</text:span><text:span text:style-name="T2">3</text:span><text:span text:style-name="T1">/</text:span><text:span text:style-name="T3">4</text:span><text:span text:style-name="T1">in, between decks 6ft &amp; 6ft 5in, roundhouse 6ft 4in, ports 13 middle &amp; upper, 797 tons Principal Managing Owner: Sir Richard Neave</text:span></text:p>
        <text:list xml:id="list133425472908420" text:continue-list="list133425147569260" text:style-name="WWNum11">
          <text:list-item>
            <text:p text:style-name="P308"><text:span text:style-name="T1">1789/90</text:span></text:p>
          </text:list-item>
        </text:list>
        <text:p text:style-name="P311"><text:span text:style-name="Body_20_text_20__28_2_29__20__2b__20_Bold">L/MAR/B/420D<text:tab/></text:span><text:span text:style-name="T1">Journal 30 Nov 1789-29 Jul 1791</text:span></text:p>
        <text:p text:style-name="P608"><text:span text:style-name="T1">L/MAR/B/420K(1)<text:tab/></text:span><text:span text:style-name="Body_20_text_20__28_3_29__20__2b__20_Not_20_Bold"><text:span text:style-name="T4">Ledger</text:span></text:span></text:p>
        <text:p text:style-name="P608"><text:span text:style-name="T1">L/MAR/B/420K(2)<text:tab/></text:span><text:span text:style-name="Body_20_text_20__28_3_29__20__2b__20_Not_20_Bold"><text:span text:style-name="T4">Pay Book</text:span></text:span></text:p>
        <text:p text:style-name="P286"><text:span text:style-name="T1">Capt Thomas Welladvice</text:span></text:p>
        <text:p text:style-name="P517"><text:span text:style-name="T1">Downs 18 Jan 1790 - 15 May Bombay - 6 Aug Whampoa -15 Nov Second Bar -10 Apr 1791 Cape - 28 Apr St Helena - 29 Jun Long Reach</text:span></text:p>
        <text:list xml:id="list133425480270245" text:continue-numbering="true" text:style-name="WWNum11">
          <text:list-item>
            <text:p text:style-name="P312"><text:span text:style-name="T1">1792/3<text:tab/>Bombay</text:span></text:p>
          </text:list-item>
        </text:list>
        <text:p text:style-name="P311"><text:span text:style-name="Body_20_text_20__28_2_29__20__2b__20_Bold">L/MAR/B/420E<text:tab/></text:span><text:span text:style-name="T1">Journal 7 Feb 1793-6 Oct 1794</text:span></text:p>
        <text:p text:style-name="P608"><text:span text:style-name="T1">L/MAR/B/420L(1)<text:tab/></text:span><text:span text:style-name="Body_20_text_20__28_3_29__20__2b__20_Not_20_Bold"><text:span text:style-name="T4">Ledger</text:span></text:span></text:p>
        <text:p text:style-name="P608"><text:span text:style-name="T1">L/MAR/B/420L(2)<text:tab/></text:span><text:span text:style-name="Body_20_text_20__28_3_29__20__2b__20_Not_20_Bold"><text:span text:style-name="T4">Pay Book</text:span></text:span></text:p>
        <text:p text:style-name="P286"><text:span text:style-name="T1">Capt Thomas Welladvice</text:span></text:p>
        <text:p text:style-name="P242"><text:span text:style-name="T1">Portsmouth 22 May 1793 - 26 Aug Johanna -17 Sep Bombay - 26 Oct Tellicheny -12 Nov Anjengo - 15 Nov Quilon - 27 Nov Cochin -1 Dec Calicut - 4 Dec Tellicheny -14 Dec Bombay - 27 Feb 1794 Cape -18 Mar St Helena - 20 Jul Galway - 31 Aug Long Reach</text:span></text:p>
        <text:list xml:id="list133425307525381" text:continue-numbering="true" text:style-name="WWNum11">
          <text:list-item>
            <text:p text:style-name="P312"><text:span text:style-name="T1">1794/5<text:tab/>Bombay</text:span></text:p>
          </text:list-item>
        </text:list>
        <text:p text:style-name="P311"><text:span text:style-name="Body_20_text_20__28_2_29__20__2b__20_Bold">L/MAR/B/420F<text:tab/></text:span><text:span text:style-name="T1">Journal 25 Feb 1795-10 Sep 1796</text:span></text:p>
        <text:p text:style-name="P608"><text:span text:style-name="T1">L/MAR/B/420M(1)<text:tab/></text:span><text:span text:style-name="Body_20_text_20__28_3_29__20__2b__20_Not_20_Bold"><text:span text:style-name="T4">Ledger</text:span></text:span></text:p>
        <text:p text:style-name="P608"><text:span text:style-name="T1">L/MAR/B/420M(2)<text:tab/></text:span><text:span text:style-name="Body_20_text_20__28_3_29__20__2b__20_Not_20_Bold"><text:span text:style-name="T4">Pay Book</text:span></text:span></text:p>
        <text:p text:style-name="P286"><text:span text:style-name="T1">Capt Thomas Welladvice</text:span></text:p>
        <text:p text:style-name="P287"><text:span text:style-name="T1">Portsmouth 24 May 1795 - 3 Sep Bombay - 6 Nov Calicut -16 Nov Anjengo - 22 Nov Quilon - 7 Dec Calicut -12 Dec Tellicheny - 28 Dec Bombay - 22 Mar 1796 St Helena - 8 Aug Long Reach</text:span></text:p>
        <text:h text:style-name="P764" text:outline-level="1"><text:bookmark-start text:name="bookmark12"/><text:span text:style-name="T1">HARWELL (2)</text:span><text:bookmark-end text:name="bookmark12"/></text:h>
        <text:list text:style-name="WWNum23">
          <text:list-item>
            <text:p text:style-name="P309"><text:span text:style-name="T1">1797/8 New South Wales and China</text:span></text:p>
          </text:list-item>
        </text:list>
        <text:p text:style-name="P247"><text:span text:style-name="T1">L/MAR/B/420G Journal 26 Jul 1797-17 Oct 1799 Capt John Cameron</text:span></text:p>
        <text:p text:style-name="P287"><text:span text:style-name="T1">Portsmouth 7 Nov 1797 - 21 Feb 1798 Cape -18 May Port Jackson 17 Sep - 2 Dec Whampoa - 20 Jan 1799 Second Bar - 22 Feb Malacca - 3 May Cape -18 Jun St Helena -17 Sep Long Reach</text:span></text:p>
        <text:h text:style-name="P765" text:outline-level="1"><text:bookmark-start text:name="bookmark13"/><text:span text:style-name="T1">BATAVIA</text:span><text:bookmark-end text:name="bookmark13"/></text:h>
        <text:p text:style-name="P207"><text:span text:style-name="T1">Extra ship, built by Topsham, measured 1810, 3 decks, 4in bottom, length 125ft 3in, keel 100ft 10</text:span><text:span text:style-name="T2">3</text:span><text:span text:style-name="T1">/8in, breadth 32ft 9in, hold 12ft 672in, wing transom 20ft 4in, port cell 28ft, waist Sin, between decks 5ft 4in &amp; 6ft 3in, roundhouse 6ft 6</text:span><text:span text:style-name="T2">1</text:span><text:span text:style-name="T1">/2in, ports 8 upper, 555 tons Principal Managing Owner: John William Buckle</text:span></text:p>
        <text:list xml:id="list3172977066" text:style-name="WWNum25">
          <text:list-item>
            <text:p text:style-name="P310"><text:span text:style-name="T1">1809/10 Ceylon, Bengal and Batavia</text:span></text:p>
          </text:list-item>
        </text:list>
        <text:p text:style-name="P313"><text:span text:style-name="T1">L/MAR/B/213A<text:tab/>Journal 6 Apr<text:tab/>1810-4<text:tab/>Dec<text:tab/>1812</text:span></text:p>
        <text:p text:style-name="P311"><text:span text:style-name="T1">L/MAR/B/213D(1)<text:tab/>Ledger</text:span></text:p>
        <text:p text:style-name="P311"><text:span text:style-name="T1">L/MAR/B/213D(2)<text:tab/>Pay Book</text:span></text:p>
        <text:p text:style-name="P286"><text:span text:style-name="T1">Capt John Mayne</text:span></text:p>
        <text:p text:style-name="P242"><text:span text:style-name="T1">Portsmouth 9 Jun 1810 - 26 Jun Madeira - 21 Nov Colombo -19 Jan 1811 Calcutta - 5 Mar Saugor - 16 Apr Penang -11 May Malacca - 21 Jul Borneo - 4 Aug Batavia - 30 Oct Malacca -17 Dec Calcutta - 7 Mar 1812 Saugor -19 May Mauritius - 24 Jul St Helena - 30 Oct Blackwall * passenger list in journal includes prisoners of war</text:span></text:p>
        <text:list xml:id="list133425907215408" text:continue-numbering="true" text:style-name="WWNum25">
          <text:list-item>
            <text:p text:style-name="P310"><text:span text:style-name="T1">1812/3 St Helena and Bengal</text:span></text:p>
          </text:list-item>
        </text:list>
        <text:p text:style-name="P314"><text:span text:style-name="T1">L/MAR/B/213B<text:tab/>Journal 27 Jan<text:tab/>1813-9<text:tab/>Jan<text:tab/>1815</text:span></text:p>
        <text:p text:style-name="P311"><text:span text:style-name="T1">L/MAR/B/213E<text:tab/>Pay Book</text:span></text:p>
        <text:p text:style-name="P159"><text:span text:style-name="T1">Capt John Mayne</text:span></text:p>
        <text:p text:style-name="P518"><text:span text:style-name="T1">Portsmouth 20 Apr 1813 -14 May Madeira - 22 Jul St Helena -14 Nov Calcutta -19 Jan 1814 Saugor -13 Feb Ceylon -17 Mar Bombay -17 Apr Tellicheny - 23 Jun Mauritius - 27 Jul Cape - 5 Sep St Helena - 20 Nov Long Reach 13 Nov 1814 skirmish with an American ship</text:span></text:p>
      </text:section>
      <text:section text:style-name="Sect4" text:name="Bereich4">
        <text:list xml:id="list133425557528626" text:continue-numbering="true" text:style-name="WWNum25">
          <text:list-item>
            <text:p text:style-name="P432"><text:span text:style-name="T1">1815/6 Bengal</text:span></text:p>
          </text:list-item>
        </text:list>
        <text:p text:style-name="P433"><text:span text:style-name="Body_20_text_20__28_2_29__20__2b__20_Bold">L/MAR/B/213C<text:tab/></text:span><text:span text:style-name="T1">Journal 14 Mar 1816-15 Aug 1817</text:span></text:p>
        <text:p text:style-name="P630"><text:span text:style-name="T1">L/MAR/B/213F(1)<text:tab/></text:span><text:span text:style-name="Body_20_text_20__28_3_29__20__2b__20_Not_20_Bold"><text:span text:style-name="T4">Ledger</text:span></text:span></text:p>
        <text:p text:style-name="P630"><text:span text:style-name="T1">L/MAR/B/213F(2)<text:tab/></text:span><text:span text:style-name="Body_20_text_20__28_3_29__20__2b__20_Not_20_Bold"><text:span text:style-name="T4">Pay Book</text:span></text:span></text:p>
        <text:p text:style-name="P423"><text:span text:style-name="T1">Capt John Mayne</text:span></text:p>
        <text:p text:style-name="P524"><text:span text:style-name="T1">Downs 15 May 1816 - 25 May Madeira - 24 Sep Kedgeree -10 Oct Calcutta - 28 Dec Saugor -12 Jan 1817 Madras - 5 May St Helena - 20 Jul Long Reach</text:span></text:p>
        <text:h text:style-name="P766" text:outline-level="1"><text:bookmark-start text:name="bookmark14"/><text:span text:style-name="T1">BAWDEN</text:span><text:bookmark-end text:name="bookmark14"/></text:h>
        <text:p text:style-name="P165"><text:span text:style-name="T1">Frigate, 16 guns, 30 crew, 150 tons</text:span></text:p>
        <text:list text:style-name="WWNum27">
          <text:list-item>
            <text:p text:style-name="P74"><text:span text:style-name="T1">1685/6 Bombay</text:span></text:p>
          </text:list-item>
        </text:list>
        <text:p text:style-name="P11"><text:span text:style-name="T1">Free ship to trade in the country Capt John Cribb</text:span></text:p>
        <text:p text:style-name="P525"><text:span text:style-name="T1">Downs 18 Aug 1686 - Madeira - attacked by pirates off Sao Tiago 26 Oct - Bombay - Oct 1687 Johanna - seized by natives at Massalege, Madagascar</text:span></text:p>
        <text:h text:style-name="P767" text:outline-level="1"><text:bookmark-start text:name="bookmark15"/><text:span text:style-name="T1">BEAR</text:span><text:bookmark-end text:name="bookmark15"/></text:h>
        <text:p text:style-name="P531"><text:span text:style-name="T1">Purchased in 1618 for £2400, former name </text:span><text:span text:style-name="Body_20_text_20__28_2_29__20__2b__20_Italic">Merchant Royal,</text:span><text:span text:style-name="T1"> 100 crew, 700 tons 1<text:tab/>1618/9 Bantam</text:span></text:p>
        <text:p text:style-name="P166"><text:span text:style-name="T1">Downs - 21 Aug 1619 Tiku - captured there by the Dutch 1 Oct</text:span></text:p>
        <text:h text:style-name="P766" text:outline-level="1"><text:bookmark-start text:name="bookmark16"/><text:span text:style-name="T1">BEAUFORT (1)</text:span><text:bookmark-end text:name="bookmark16"/></text:h>
        <text:p text:style-name="P165"><text:span text:style-name="T1">750/775 tons, 3 decks, 50/60 guns, 150/154 crew</text:span></text:p>
        <text:list xml:id="list3968307961" text:style-name="WWNum29">
          <text:list-item>
            <text:p text:style-name="P75"><text:span text:style-name="T1">1683/4<text:tab/>Bantam</text:span></text:p>
          </text:list-item>
        </text:list>
        <text:p text:style-name="P45"><text:span text:style-name="T1">Capt John Nicholson</text:span></text:p>
        <text:p text:style-name="P47"><text:span text:style-name="T1">10 Nov 1683 - 4 Aug 1685</text:span></text:p>
        <text:list xml:id="list133426108374871" text:continue-numbering="true" text:style-name="WWNum29">
          <text:list-item>
            <text:p text:style-name="P315"><text:span text:style-name="T1">1685/6<text:tab/>Madras and Bengal</text:span></text:p>
          </text:list-item>
        </text:list>
        <text:p text:style-name="P286"><text:span text:style-name="T1">Capt John Nicholson</text:span></text:p>
        <text:p text:style-name="P294"><text:span text:style-name="T1">10 Feb 1686 - 13 Sep 1688</text:span></text:p>
        <text:h text:style-name="P766" text:outline-level="1"><text:bookmark-start text:name="bookmark17"/><text:span text:style-name="T1">BEAUFORT (2)</text:span><text:bookmark-end text:name="bookmark17"/></text:h>
        <text:p text:style-name="P167"><text:span text:style-name="T1">Rated at 499 tons, 99 crew, 32 guns</text:span></text:p>
        <text:list xml:id="list693832399" text:style-name="WWNum31">
          <text:list-item>
            <text:p text:style-name="P434"><text:span text:style-name="T1">1734/5<text:tab/>Madras and Bengal</text:span></text:p>
          </text:list-item>
        </text:list>
        <text:p text:style-name="P435"><text:span text:style-name="Body_20_text_20__28_2_29__20__2b__20_Bold">L/MAR/B/637A<text:tab/></text:span><text:span text:style-name="T1">Journal 21<text:tab/>Oct 1734-12 Jul 1736</text:span></text:p>
        <text:p text:style-name="P631"><text:span text:style-name="T1">L/MAR/B/637E(1)<text:tab/></text:span><text:span text:style-name="Body_20_text_20__28_3_29__20__2b__20_Not_20_Bold"><text:span text:style-name="T4">Ledger</text:span></text:span></text:p>
        <text:p text:style-name="P631"><text:span text:style-name="T1">L/MAR/B/637E(2)<text:tab/></text:span><text:span text:style-name="Body_20_text_20__28_3_29__20__2b__20_Not_20_Bold"><text:span text:style-name="T4">Pay Book</text:span></text:span></text:p>
        <text:p text:style-name="P427"><text:span text:style-name="T1">Capt Richard Boulton</text:span></text:p>
        <text:p text:style-name="P532"><text:span text:style-name="T1">Downs 23 Jan 1735 - 9 Apr Cape - 21 Jun Madras -19 Jul Rogues River -10 Mar 1736 Cape - 10 Apr St Helena -12 Jul Erith</text:span></text:p>
        <text:list xml:id="list133426239132171" text:continue-numbering="true" text:style-name="WWNum31">
          <text:list-item>
            <text:p text:style-name="P434"><text:span text:style-name="T1">1737/8<text:tab/>Madras</text:span></text:p>
          </text:list-item>
        </text:list>
        <text:p text:style-name="P436"><text:span text:style-name="Body_20_text_20__28_2_29__20__2b__20_Bold">L/MAR/B/637B<text:tab/></text:span><text:span text:style-name="T1">Journal 18<text:tab/>Dec 1737-13 Jun 1739</text:span></text:p>
        <text:p text:style-name="P631"><text:span text:style-name="T1">L/MAR/B/637F(1)<text:tab/></text:span><text:span text:style-name="Body_20_text_20__28_3_29__20__2b__20_Not_20_Bold"><text:span text:style-name="T4">Ledger</text:span></text:span></text:p>
        <text:p text:style-name="P631"><text:span text:style-name="T1">L/MAR/B/637F(2)<text:tab/></text:span><text:span text:style-name="Body_20_text_20__28_3_29__20__2b__20_Not_20_Bold"><text:span text:style-name="T4">Pay Book</text:span></text:span></text:p>
        <text:p text:style-name="P427"><text:span text:style-name="T1">Capt Thomas Stevens</text:span></text:p>
        <text:p text:style-name="P534"><text:span text:style-name="T1">Downs 2 Feb 1738 - 21 Feb Madeira -13 Jul Madras - 21 Jan 1739 Cape - 22 Feb St Helena -13 Jun Erith</text:span></text:p>
        <text:list xml:id="list133425893601301" text:continue-numbering="true" text:style-name="WWNum31">
          <text:list-item>
            <text:p text:style-name="P316"><text:span text:style-name="T1">1740/1<text:tab/>Madras and Bengal</text:span></text:p>
          </text:list-item>
        </text:list>
        <text:p text:style-name="P317"><text:span text:style-name="Body_20_text_20__28_2_29__20__2b__20_Bold">L/MAR/B/637C<text:tab/></text:span><text:span text:style-name="T1">Journal 24 Nov<text:tab/>1740-28<text:tab/>Aug 1742</text:span></text:p>
        <text:p text:style-name="P609"><text:span text:style-name="T1">L/MAR/B/637G(1)<text:tab/></text:span><text:span text:style-name="Body_20_text_20__28_3_29__20__2b__20_Not_20_Bold"><text:span text:style-name="T4">Ledger</text:span></text:span></text:p>
        <text:p text:style-name="P609"><text:span text:style-name="T1">L/MAR/B/637G(2)<text:tab/></text:span><text:span text:style-name="Body_20_text_20__28_3_29__20__2b__20_Not_20_Bold"><text:span text:style-name="T4">Pay Book</text:span></text:span></text:p>
        <text:p text:style-name="P295"><text:span text:style-name="T1">Capt Thomas Stevens</text:span></text:p>
        <text:p text:style-name="P212"><text:span text:style-name="T2">v</text:span><text:span text:style-name="T1"> Downs 13 Feb 1741 - 4 Mar Madeira - 4 Aug Madras - 3 Sep Rogues River - 21 Nov Ingeli - 8 Mar 1742 Cape - home via Newfoundland Banks - 3 Aug Blackwall</text:span></text:p>
        <text:list xml:id="list133425722763975" text:continue-numbering="true" text:style-name="WWNum31">
          <text:list-item>
            <text:p text:style-name="P316"><text:span text:style-name="T1">1743/4<text:tab/>Madras and Bengal</text:span></text:p>
          </text:list-item>
        </text:list>
        <text:p text:style-name="P318"><text:span text:style-name="Body_20_text_20__28_2_29__20__2b__20_Bold">L/MAR/B/637D<text:tab/></text:span><text:span text:style-name="T1">Journal </text:span><text:span text:style-name="Body_20_text_20__28_2_29__20__2b__20_Bold">8 </text:span><text:span text:style-name="T1">Nov<text:tab/>1743-10 Mar<text:tab/>1745</text:span></text:p>
        <text:p text:style-name="P609"><text:span text:style-name="T1">L/MAR/B/637H(1)<text:tab/></text:span><text:span text:style-name="Body_20_text_20__28_3_29__20__2b__20_Not_20_Bold"><text:span text:style-name="T4">Ledger</text:span></text:span></text:p>
        <text:p text:style-name="P609"><text:span text:style-name="T1">L/MAR/B/637H(2)<text:tab/></text:span><text:span text:style-name="Body_20_text_20__28_3_29__20__2b__20_Not_20_Bold"><text:span text:style-name="T4">Pay Book</text:span></text:span></text:p>
        <text:p text:style-name="P54"><text:span text:style-name="T1">Capt Thomas Stevens</text:span></text:p>
        <text:p text:style-name="P12"><text:span text:style-name="T1">Downs 16 Jan 1744 - 6 Feb Madeira - 9 Jul Madras - 29 Aug Vizagapatam - 23 Sep Calcutta - 3 Jan 1745 Ingeli -17 Jan Madras - 24 Jan Fort St David - 3 Feb Madras - 4 Jun St Helena -15 Sep Galway -19 Dec Downs -15 Jan 1745 Blackwall</text:span></text:p>
        <text:h text:style-name="P776" text:outline-level="1"><text:bookmark-start text:name="bookmark18"/><text:span text:style-name="T1">BECKENHAM</text:span><text:bookmark-end text:name="bookmark18"/></text:h>
        <text:p text:style-name="P174"><text:span text:style-name="T1">350 tons</text:span></text:p>
        <text:p text:style-name="P175"><text:span text:style-name="T1">Principal Managing Owner: John Hutchinson</text:span></text:p>
        <text:list text:style-name="WWNum33">
          <text:list-item>
            <text:p text:style-name="P76"><text:span text:style-name="T1">1763/4 Madagascar and Benkulen</text:span></text:p>
          </text:list-item>
        </text:list>
        <text:p text:style-name="P77"><text:span text:style-name="Body_20_text_20__28_2_29__20__2b__20_Bold">L/MAR/B/561A<text:tab/></text:span><text:span text:style-name="T1">Deck Log 17 Mar 1764-15 Jun<text:tab/>1765</text:span></text:p>
        <text:p text:style-name="P649"><text:span text:style-name="T1">L/MAR/B/561B(1)<text:tab/></text:span><text:span text:style-name="Body_20_text_20__28_3_29__20__2b__20_Not_20_Bold"><text:span text:style-name="T4">Imprest Book</text:span></text:span></text:p>
        <text:p text:style-name="P649"><text:span text:style-name="T1">L/MAR/B/561B(2)<text:tab/></text:span><text:span text:style-name="Body_20_text_20__28_3_29__20__2b__20_Not_20_Bold"><text:span text:style-name="T4">Absence Book</text:span></text:span></text:p>
        <text:p text:style-name="P54"><text:span text:style-name="T1">Capt Newton Mallack</text:span></text:p>
        <text:p text:style-name="P56"><text:span text:style-name="T1">Portsmouth 29 May 1764 - 12 Aug Rio de Janeiro - 3 Nov St Augustine’s Bay - 4 Apr 1765 Prince’s Island -10 Apr Bantam -17 Apr Batavia - 9 Jun Benkulen - remained in East Indies</text:span></text:p>
        <text:h text:style-name="P776" text:outline-level="1"><text:bookmark-start text:name="bookmark19"/><text:span text:style-name="T1">BEDFORD (1)</text:span><text:bookmark-end text:name="bookmark19"/></text:h>
        <text:p text:style-name="P175"><text:span text:style-name="T1">750/800 tons, 46/50 guns, 150/160 crew</text:span></text:p>
        <text:list xml:id="list1881421506" text:style-name="WWNum35">
          <text:list-item>
            <text:p text:style-name="P78"><text:span text:style-name="T1">1696/7<text:tab/>Surat</text:span></text:p>
          </text:list-item>
        </text:list>
        <text:p text:style-name="P54"><text:span text:style-name="T1">Capt John Hudson</text:span></text:p>
        <text:p text:style-name="P55"><text:span text:style-name="T1">Spithead 24 May 1697 - captured by the French Aug 1697 - recovered</text:span></text:p>
        <text:list xml:id="list133425142698896" text:continue-numbering="true" text:style-name="WWNum35">
          <text:list-item>
            <text:p text:style-name="P437"><text:span text:style-name="T1">1698/9<text:tab/>Surat</text:span></text:p>
          </text:list-item>
        </text:list>
        <text:p text:style-name="P478"><text:span text:style-name="T1">L/MAR/A/CXXIV Journal 6 Mar 1699-6 Aug 1700, Robert Hudson Capt John Hudson</text:span></text:p>
        <text:p text:style-name="P57"><text:span text:style-name="T1">Downs 2 Apr 1699 - 16 Jul Madagascar -1 Aug Johanna - 6 Sep Bombay - 26 Sep Surat -10 Oct Bombay -17 Oct Goa - 24 Oct Calicut - 28 Oct Tellicherry - 7 Nov Calicut - 25 Nov Tellicherry - 8 Dec Goa -18 Dec Bombay -10 Jan 1700 Surat - 3 Feb Bombay - 25 May St Helena - Aug Downs</text:span></text:p>
        <text:list xml:id="list133425033236201" text:continue-numbering="true" text:style-name="WWNum35">
          <text:list-item>
            <text:p text:style-name="P319"><text:span text:style-name="T1">1700/1<text:tab/>Madras</text:span></text:p>
          </text:list-item>
        </text:list>
        <text:p text:style-name="P295"><text:span text:style-name="T1">Capt John Hudson</text:span></text:p>
        <text:p text:style-name="P176"><text:span text:style-name="T1">31 Dec 1700-</text:span></text:p>
        <text:h text:style-name="P776" text:outline-level="1"><text:bookmark-start text:name="bookmark20"/><text:span text:style-name="T1">BEDFORD (2)</text:span><text:bookmark-end text:name="bookmark20"/></text:h>
        <text:p text:style-name="P177"><text:span text:style-name="T1">Rated at 490 tons, 32 guns, 98 crew</text:span></text:p>
        <text:list xml:id="list2012991973" text:style-name="WWNum37">
          <text:list-item>
            <text:p text:style-name="P320"><text:span text:style-name="T1">1731/2<text:tab/>Madras, Bengal and Mokha</text:span></text:p>
          </text:list-item>
        </text:list>
        <text:p text:style-name="P248"><text:span text:style-name="Body_20_text_20__28_2_29__20__2b__20_Bold">L/MAR/B/638A </text:span><text:span text:style-name="T1">Journal 18 Dec 1731-22 May 1734 </text:span><text:span text:style-name="Body_20_text_20__28_2_29__20__2b__20_Bold">L/MAR/B/638E(1) </text:span><text:span text:style-name="T1">Ledger </text:span><text:span text:style-name="Body_20_text_20__28_2_29__20__2b__20_Bold">L/MAR/B/638E(2) </text:span><text:span text:style-name="T1">Pay Book</text:span></text:p>
        <text:p text:style-name="P159"><text:span text:style-name="T1">Capt William Wells</text:span></text:p>
        <text:p text:style-name="P498"><text:span text:style-name="T1">Downs 28 Feb 1732 - 3 Apr Sao Tiago - 26 Jul Madras -10 Sep Calcutta - 31 Dec Ingeli - 3 Feb 1733 Cochin -18 Mar Mokha -12 Apr Jeddah -15 Jul Mokha - 23 Aug Madras - 28 Sep Calcutta -14 Jan 1734 Ingeli - St Helena - 26 Mar 1735 Moorings</text:span></text:p>
        <text:list xml:id="list133425697456457" text:continue-numbering="true" text:style-name="WWNum37">
          <text:list-item>
            <text:p text:style-name="P179"><text:soft-page-break/><text:span text:style-name="T1">1736/7 Madras and Bengal</text:span></text:p>
          </text:list-item>
        </text:list>
        <text:p text:style-name="P438"><text:span text:style-name="Body_20_text_20__28_2_29__20__2b__20_Bold">L/MAR/B/638B<text:tab/></text:span><text:span text:style-name="T1">Journal 12<text:tab/>Sep 1736-24 May 1738</text:span></text:p>
        <text:p text:style-name="P632"><text:span text:style-name="T1">L/MAR/B/638F(1)<text:tab/></text:span><text:span text:style-name="Body_20_text_20__28_3_29__20__2b__20_Not_20_Bold"><text:span text:style-name="T4">Ledger</text:span></text:span></text:p>
        <text:p text:style-name="P632"><text:span text:style-name="T1">L/MAR/B/638F(2)<text:tab/></text:span><text:span text:style-name="Body_20_text_20__28_3_29__20__2b__20_Not_20_Bold"><text:span text:style-name="T4">Pay Book</text:span></text:span></text:p>
        <text:p text:style-name="P423"><text:span text:style-name="T1">Capt William Wells</text:span></text:p>
        <text:p text:style-name="P529"><text:span text:style-name="T1">Downs 26 Nov 1736 - 26 Apr 1737 Madras - 4 Jun Rogues River - 22 Aug Calcutta -16 Nov Ingeli - 6 Mar 1738 St Helena - 22 May Downs</text:span></text:p>
        <text:list xml:id="list133425190891173" text:continue-numbering="true" text:style-name="WWNum37">
          <text:list-item>
            <text:p text:style-name="P439"><text:span text:style-name="T1">1739/40 St Helena, Benkulen and Bengal</text:span></text:p>
          </text:list-item>
        </text:list>
        <text:p text:style-name="P489"><text:span text:style-name="T1">L/MAR/B/638C-D Journal 8 Oct 1739-11 Sep 1742 L/MAR/B/638G(1) Ledger L/MAR/B/638G(2)<text:tab/>Pay Book</text:span></text:p>
        <text:p text:style-name="P440"><text:span text:style-name="T1">L/MAR/B/638G(3)<text:tab/>Pay agreements</text:span></text:p>
        <text:p text:style-name="P479"><text:span text:style-name="T1">L/MAR/B/638G(4) Debts for purserage, dead men’s effects etc Capt William Wells</text:span></text:p>
        <text:p text:style-name="P480"><text:span text:style-name="T1">Downs 21 Jan 1740 - 12 May St Helena -18 Aug Batavia - 29 Sep Benkulen - 7 May 1741 Rogues River - 9 Nov Ingeli - 7 Mar 1742 Cape - 26 Jun Newfoundland - 5 Sep Downs</text:span></text:p>
        <text:h text:style-name="P778" text:outline-level="1"><text:bookmark-start text:name="bookmark21"/><text:span text:style-name="T1">BEE</text:span><text:bookmark-end text:name="bookmark21"/></text:h>
        <text:p text:style-name="P535"><text:span text:style-name="T1">150 tons</text:span></text:p>
        <text:list xml:id="list2466654805" text:style-name="WWNum39">
          <text:list-item>
            <text:p text:style-name="P537"><text:span text:style-name="T1">1616/7 Surat, Coromandel and East Indies</text:span></text:p>
          </text:list-item>
        </text:list>
        <text:p text:style-name="P538"><text:span text:style-name="T1">Master John Hatch/John Roberts</text:span></text:p>
        <text:p text:style-name="P548"><text:span text:style-name="T1">Gravesend 4 Feb 1617 - 21 Jun Cape -12 Aug Moheli - 20 Sep Surat - 6 Dec Jask -17 Jan 1618 Surat - Masulipatam - Sep Bantam 27 May 1619 - Jun Masulipatam - Bantam - Jun 1620 Acheh -10 Oct Batavia - Jambi - 23 Nov 1621 Batavia - Jambi - Feb 1623 Batavia - Siam - feared lost Feb 1624</text:span></text:p>
        <text:h text:style-name="P778" text:outline-level="1"><text:bookmark-start text:name="bookmark22"/><text:span text:style-name="T1">BELLE</text:span><text:bookmark-end text:name="bookmark22"/></text:h>
        <text:p text:style-name="P536"><text:span text:style-name="T1">Brig, built at Calcutta 1802, 281 tons 1<text:tab/>From Bengal 1805</text:span></text:p>
        <text:p text:style-name="P555"><text:span text:style-name="T1">L/MAR/B/306A Journal 29 Nov 1804-7 Sep 1805 Capt Alexander Fogo</text:span></text:p>
        <text:p text:style-name="P559"><text:span text:style-name="T1">Calcutta 29 Nov 1804 - Kedgeree 1 Apr 1805 - 28 Jun St Helena -17 Aug Long Reach captured off the French coast Jan 1806</text:span></text:p>
        <text:h text:style-name="P768" text:outline-level="1"><text:bookmark-start text:name="bookmark23"/><text:span text:style-name="T1">BELLMONT</text:span><text:bookmark-end text:name="bookmark23"/></text:h>
        <text:p text:style-name="P562"><text:span text:style-name="T1">Built by Randall, launched 1780, 3 decks, 4in bottom, length 143ft 5in, keel 116ft </text:span><text:span text:style-name="Body_20_text_20__28_2_29__20__2b__20_Italic">TAm,</text:span><text:span text:style-name="T1"> breadth 35ft 2!/</text:span><text:span text:style-name="T3">2</text:span><text:span text:style-name="T1">in, hold 14ft 6in, wing transom 22ft 7</text:span><text:span text:style-name="T2"><text:note text:id="ftn17" text:note-class="footnote"><text:note-citation>4</text:note-citation><text:note-body><text:p text:style-name="P721"><text:span text:style-name="T1"><text:tab/>1779/80 Madras and Bengal</text:span></text:p><text:p text:style-name="P722"><text:span text:style-name="T1">L/MAR/B/444A<text:tab/>Journal 24 Feb 1780-10 May 1782</text:span></text:p><text:p text:style-name="P722"><text:span text:style-name="T1">L/MAR/B/444H(1)<text:tab/>Ledger</text:span></text:p><text:p text:style-name="P723"><text:span text:style-name="T1">L/MAR/B/444H(2)<text:tab/>Pay Book</text:span></text:p><text:p text:style-name="P723"><text:span text:style-name="T1">L/MAR/B/444H(3)<text:tab/>Imprest Book</text:span></text:p><text:p text:style-name="P724"><text:span text:style-name="T1">L/MAR/B/444H(4)<text:tab/>Absence Book</text:span></text:p></text:note-body></text:note></text:span><text:span text:style-name="T1">/</text:span><text:span text:style-name="T3">2</text:span><text:span text:style-name="T1">in, between decks 5ft llin, ports 13 middle &amp; upper, 769 tons</text:span></text:p>
        <text:p text:style-name="P159"><text:span text:style-name="T1">Principal Managing Owners: 1-2 Charles Foulis, 3-6 Robert Preston</text:span></text:p>
        <text:p text:style-name="P204"><text:span text:style-name="T1">Capt William Dick Gamage</text:span></text:p>
        <text:p text:style-name="P207"><text:span text:style-name="T1">Portsmouth 3 Jun 1780 - 29 Aug Rio de Janeiro -10 Jan 1781 Madras -12 Mar Kedgeree - 7 May Barrabulla -25 Jun Nicobars - 2 Oct St Helena - 20 Nov Fernando Nova Pina - 3 Feb 1782 Plymouth - 29 Mar Long Reach</text:span></text:p>
        <text:list xml:id="list133426698497787" text:continue-numbering="true" text:style-name="WWNum39">
          <text:list-item>
            <text:p text:style-name="P254"><text:span text:style-name="T1">1782/3<text:tab/>Madras and Bengal</text:span></text:p>
          </text:list-item>
        </text:list>
        <text:p text:style-name="P321"><text:span text:style-name="Body_20_text_20__28_2_29__20__2b__20_Bold">L/MAR/B/444B<text:tab/></text:span><text:span text:style-name="T1">Journal 8 Oct 1782-6<text:tab/>Oct 1784</text:span></text:p>
        <text:p text:style-name="P610"><text:span text:style-name="T1">L/MAR/B/444-I(l)<text:tab/></text:span><text:span text:style-name="Body_20_text_20__28_3_29__20__2b__20_Not_20_Bold"><text:span text:style-name="T4">Ledger</text:span></text:span></text:p>
        <text:p text:style-name="P610"><text:span text:style-name="T1">L/MAR/B/444-I(2)<text:tab/></text:span><text:span text:style-name="Body_20_text_20__28_3_29__20__2b__20_Not_20_Bold"><text:span text:style-name="T4">Pay Book</text:span></text:span></text:p>
        <text:p text:style-name="P45"><text:span text:style-name="T1">Capt William Dick Gamage</text:span></text:p>
        <text:p text:style-name="P45"><text:span text:style-name="T1">Portsmouth 11 Mar 1783 - 31 Mar Sao Tiago - 23 Jun Johanna - 26 Jul Madras -13 Sep Kedgeree -</text:span></text:p>
        <text:list xml:id="list133425325965106" text:continue-numbering="true" text:style-name="WWNum39">
          <text:list-item>
            <text:p text:style-name="P25"><text:span text:style-name="T1">Jan 1784 Saugor - 26 Jan Madras -1 Jun St Helena - 31 Aug Long Reach carried the body of Sir Eyre Coote back to England</text:span></text:p>
          </text:list-item>
        </text:list>
        <text:list xml:id="list133425462564797" text:continue-list="list133426108374871" text:style-name="WWNum29">
          <text:list-item>
            <text:p text:style-name="P79"><text:span text:style-name="T1">1784/5<text:tab/>China</text:span></text:p>
          </text:list-item>
        </text:list>
        <text:p text:style-name="P80"><text:span text:style-name="Body_20_text_20__28_2_29__20__2b__20_Bold">L/MAR/B/444C<text:tab/></text:span><text:span text:style-name="T1">Journal 26 Feb 1785-27<text:tab/>Sep 1786</text:span></text:p>
        <text:p text:style-name="P650"><text:span text:style-name="T1">L/MAR/B/444J (1)<text:tab/></text:span><text:span text:style-name="Body_20_text_20__28_3_29__20__2b__20_Not_20_Bold"><text:span text:style-name="T4">Ledger</text:span></text:span></text:p>
        <text:p text:style-name="P650"><text:span text:style-name="T1">L/MAR/B/444J(2)<text:tab/></text:span><text:span text:style-name="Body_20_text_20__28_3_29__20__2b__20_Not_20_Bold"><text:span text:style-name="T4">Pay Book</text:span></text:span></text:p>
        <text:p text:style-name="P45"><text:span text:style-name="T1">Capt Charles Stewart</text:span></text:p>
        <text:p text:style-name="P58"><text:span text:style-name="T1">Downs 14 Apr 1785 - 8 Oct Whampoa -12 Feb 1786 Second Bar -12 Jun St Helena - 24 Aug Long Reach</text:span></text:p>
        <text:list xml:id="list133425464316471" text:continue-numbering="true" text:style-name="WWNum29">
          <text:list-item>
            <text:p text:style-name="P79"><text:span text:style-name="T1">1787/8<text:tab/>Bombay and China</text:span></text:p>
          </text:list-item>
        </text:list>
        <text:p text:style-name="P81"><text:span text:style-name="T1">L/MAR/B/444D<text:tab/>Journal 26 Oct<text:tab/>1787-5<text:tab/>Jun 1789</text:span></text:p>
        <text:p text:style-name="P82"><text:span text:style-name="T1">L/MAR/B/444K(1)<text:tab/>Ledger</text:span></text:p>
        <text:p text:style-name="P82"><text:span text:style-name="T1">L/MAR/B/444K(2)<text:tab/>Pay Book</text:span></text:p>
        <text:p text:style-name="P45"><text:span text:style-name="T1">Capt William Dick Gamage</text:span></text:p>
        <text:p text:style-name="P5"><text:span text:style-name="T1">Downs 29 Jan 1788 - 15 May Johanna - 6 Jun Bombay - 27 Sep Whampoa -14 Dec Second Bar- 10 Mar 1789 St Helena -16 May Reach</text:span></text:p>
        <text:list xml:id="list133426621556049" text:continue-numbering="true" text:style-name="WWNum29">
          <text:list-item>
            <text:p text:style-name="P322"><text:span text:style-name="T1">1789/90<text:tab/>China</text:span></text:p>
          </text:list-item>
        </text:list>
        <text:p text:style-name="P323"><text:span text:style-name="T1">L/MAR/B/444E<text:tab/>Journal 26 Feb<text:tab/>1790-4<text:tab/>Aug 1791</text:span></text:p>
        <text:p text:style-name="P324"><text:span text:style-name="T1">L/MAR/B/444L(1)<text:tab/>Ledger</text:span></text:p>
        <text:p text:style-name="P325"><text:span text:style-name="T1">L/MAR/B/444L(2)<text:tab/>Pay Book<text:tab/></text:span><text:span text:style-name="T2">1</text:span></text:p>
        <text:p text:style-name="P286"><text:span text:style-name="T1">Capt William Dick Gamage</text:span></text:p>
        <text:p text:style-name="P296"><text:span text:style-name="T1">Downs 17 Apr 1790 - 26 Aug Whampoa - 7 Dec Second Bar- 9 Apr 1791 Cape - 28 Apr St Helena - 29 Jun Long Reach</text:span></text:p>
        <text:list xml:id="list133426061232338" text:continue-numbering="true" text:style-name="WWNum29">
          <text:list-item>
            <text:p text:style-name="P83"><text:span text:style-name="T1">1791/2 Bengal</text:span></text:p>
          </text:list-item>
        </text:list>
        <text:p text:style-name="P82"><text:span text:style-name="T1">L/MAR/B/444F<text:tab/>Journal 3 Apr 1792-15 Jan 1793</text:span></text:p>
        <text:p text:style-name="P82"><text:span text:style-name="T1">L/MAR/B/444G<text:tab/>Journal 3 Apr 1792-4 Oct 1793, Chief Mate James Stewart</text:span></text:p>
        <text:p text:style-name="P2"><text:span text:style-name="T1">L/MAR/B/444M(1) Ledger L/MAR/B/444M(2) Pay Book Capt William Dick Gamage</text:span></text:p>
        <text:p text:style-name="P4"><text:span text:style-name="T1">Downs 23 May 1792 - 30 Sep Diamond Harbour - 9 Feb 1793 Saugor -10 Jun St Helena - 24 Aug Long Reach</text:span></text:p>
        <text:h text:style-name="P769" text:outline-level="1"><text:bookmark-start text:name="bookmark24"/><text:span text:style-name="T1">BELLONA</text:span><text:bookmark-end text:name="bookmark24"/></text:h>
        <text:p text:style-name="P549"><text:span text:style-name="T1">Extra ship, built by Woolcombe, measured 1795, 3 decks, length 113ft </text:span><text:span text:style-name="Body_20_text_20__28_2_29__20__2b__20_Italic">SViin,</text:span><text:span text:style-name="T1"> keel 90ft, breadth 30ft lO/rin, hold 10ft 6in, wing transom 19ft 9in, waist 1ft lin, between decks 6ft lin, roundhouse 6ft 2in, deck range 84ft, 456 tons</text:span></text:p>
        <text:list xml:id="list1410867450" text:style-name="WWNum41">
          <text:list-item>
            <text:p text:style-name="P84"><text:span text:style-name="T1">1791/2 New South Wales and China</text:span></text:p>
          </text:list-item>
        </text:list>
        <text:p text:style-name="P2"><text:span text:style-name="T1">L/MAR/B/353A Journal 24 Jul 1792-29 Sep 1794 Capt Mathew Boyd</text:span></text:p>
        <text:p text:style-name="P564"><text:span text:style-name="T1">Downs 8 Aug 1792 - 18 Oct Rio de Janeiro -16 Jan 1793 Port Jackson -16 May Penang - 23 Jun Malacca - 22 Jul Whampoa - 20 Dec Second Bar - 20 Apr 1794 St Helena - 20 Jul Galway - 30 Aug Long Reach</text:span></text:p>
      </text:section>
      <text:section text:style-name="Sect4" text:name="Bereich5">
        <text:list xml:id="list133424798984237" text:continue-numbering="true" text:style-name="WWNum41">
          <text:list-item>
            <text:p text:style-name="P156"><text:span text:style-name="T1">1794/5<text:tab/>Bengal</text:span></text:p>
          </text:list-item>
        </text:list>
        <text:p text:style-name="P495"><text:span text:style-name="Body_20_text_20__28_2_29__20__2b__20_Bold">L/MAR/B/353B </text:span><text:span text:style-name="T1">Journal 6 Jun 1795-30 Aug 1796 Capt William Ward Farrer</text:span></text:p>
        <text:p text:style-name="P556"><text:span text:style-name="T1">Downs 12 Jul 1795 - 7 Dec Calcutta - 3 Feb 1796 Saugor -18 Apr Cape - 5 May St Helena - 8 Aug Long Reach</text:span></text:p>
        <text:list xml:id="list133424989955084" text:continue-numbering="true" text:style-name="WWNum41">
          <text:list-item>
            <text:p text:style-name="P255"><text:span text:style-name="T1">1796/7<text:tab/>Madras and Amboina</text:span></text:p>
          </text:list-item>
        </text:list>
        <text:p text:style-name="P239"><text:span text:style-name="Body_20_text_20__28_2_29__20__2b__20_Bold">L/MAR/B/353C </text:span><text:span text:style-name="T1">Journal 6 Sep 1796-2 Aug 1798 Capt William Ward Farrer</text:span></text:p>
        <text:p text:style-name="P492"><text:span text:style-name="T1">Downs 3 Oct 1796-12 Feb 1797 Madras -11 Mar Trincomalee - 21 Mar Pondicherry - 26 Mar Madras - 6 Jun Malacca -19 Aug Amboina 1 Jan 1798 - 17 Mar Cape -15 Apr St Helena - 25 Jun Cork -10 Jul Long Reach</text:span></text:p>
        <text:list xml:id="list133426770855843" text:continue-numbering="true" text:style-name="WWNum41">
          <text:list-item>
            <text:p text:style-name="P490"><text:span text:style-name="T1">1800/1<text:tab/>Madras and Bengal</text:span></text:p>
          </text:list-item>
        </text:list>
        <text:p text:style-name="P481"><text:span text:style-name="T1">L/MAR/B/353D Journal 27 Dec 1800-9 Mar 1802 Capt Edwin Lamb</text:span></text:p>
        <text:p text:style-name="P526"><text:span text:style-name="T1">Downs 14 Jan 1801 -17 Jun Madras - 24 Jun Calcutta - 8 Sep Saugor -1 Jan 1802 St Helena - 3 Mar Gravesend</text:span></text:p>
        <text:p text:style-name="P681"><text:span text:style-name="T1">BELVEDERE</text:span></text:p>
        <text:p text:style-name="P2"><text:span text:style-name="T1">Built by Crockenden at Itchenor, launched 1786, 3 decks, 4in bottom, length 151fl 9</text:span><text:span text:style-name="T2">1</text:span><text:span text:style-name="T1">/2in, keel 122ft P/dn, breadth 39ft, hold 16ft, wing transom 25ft 2in, port cell 27ft 7in, waist 3ft lin, between decks 6ft 2in &amp; 6ft 4in, roundhouse 6ft 5in, ports 13 middle &amp; upper, deck range 84ft 7in, 988 tons Principal Managing Owners: 1 Edward Fiott, 2 John Fiott, 3-6 Samuel Bonham</text:span></text:p>
        <text:list xml:id="list2714178636" text:style-name="WWNum43">
          <text:list-item>
            <text:p text:style-name="P256"><text:span text:style-name="T1">1786/7<text:tab/>China</text:span></text:p>
          </text:list-item>
        </text:list>
        <text:p text:style-name="P326"><text:span text:style-name="Body_20_text_20__28_2_29__20__2b__20_Bold">L/MAR/B/332A<text:tab/></text:span><text:span text:style-name="T1">Journal<text:tab/>2 Apr 1787- 3<text:tab/>Nov 1788</text:span></text:p>
        <text:p text:style-name="P608"><text:span text:style-name="T1">L/MAR/B/332G(1)<text:tab/></text:span><text:span text:style-name="Body_20_text_20__28_3_29__20__2b__20_Not_20_Bold"><text:span text:style-name="T4">Ledger</text:span></text:span></text:p>
        <text:p text:style-name="P608"><text:span text:style-name="T1">L/MAR/B/332G(2)<text:tab/></text:span><text:span text:style-name="Body_20_text_20__28_3_29__20__2b__20_Not_20_Bold"><text:span text:style-name="T4">Pay Book</text:span></text:span></text:p>
        <text:p text:style-name="P286"><text:span text:style-name="T1">Capt William Greer</text:span></text:p>
        <text:p text:style-name="P527"><text:span text:style-name="T1">Portsmouth 9 Jun 1787 - 6 Nov Whampoa -14 Feb 1788 Second Bar - 20 Jul St Helena - 25 Sep Long Reach</text:span></text:p>
        <text:list xml:id="list133426467746929" text:continue-numbering="true" text:style-name="WWNum43">
          <text:list-item>
            <text:p text:style-name="P441"><text:span text:style-name="T1">1789/90<text:tab/>Madras and China</text:span></text:p>
          </text:list-item>
        </text:list>
        <text:p text:style-name="P442"><text:span text:style-name="Body_20_text_20__28_2_29__20__2b__20_Bold">L/MAR/B/332B<text:tab/></text:span><text:span text:style-name="T1">Journal<text:tab/>18 Dec<text:tab/>1789-25 Oct 1791</text:span></text:p>
        <text:p text:style-name="P633"><text:span text:style-name="T1">L/MAR/B/332H(1)<text:tab/></text:span><text:span text:style-name="Body_20_text_20__28_3_29__20__2b__20_Not_20_Bold"><text:span text:style-name="T4">Ledger</text:span></text:span></text:p>
        <text:p text:style-name="P633"><text:span text:style-name="T1">L/MAR/B/332H(2)<text:tab/></text:span><text:span text:style-name="Body_20_text_20__28_3_29__20__2b__20_Not_20_Bold"><text:span text:style-name="T4">Pay Book</text:span></text:span></text:p>
        <text:p text:style-name="P423"><text:span text:style-name="T1">Capt William Greer</text:span></text:p>
        <text:p text:style-name="P481"><text:span text:style-name="T1">Portsmouth 20 Feb 1790 - 3 Jun Johanna - 28 Jun Madras^-15 Aug Penang - 7 Oct Whampoa - 16 Mar 1791 Macao - 6 Jul St Helena - 23 Sep Long Reach</text:span></text:p>
        <text:list xml:id="list133426373118208" text:continue-numbering="true" text:style-name="WWNum43">
          <text:list-item>
            <text:p text:style-name="P180"><text:span text:style-name="T1">1792/3<text:tab/>Bombay</text:span></text:p>
          </text:list-item>
        </text:list>
        <text:p text:style-name="P503"><text:span text:style-name="Body_20_text_20__28_2_29__20__2b__20_Bold">L/MAR/B/332C<text:tab/></text:span><text:span text:style-name="T1">Journal 1 May<text:tab/>1793-27 Dec<text:tab/>1794</text:span></text:p>
        <text:p text:style-name="P665"><text:span text:style-name="T1">L/MAR/B/332-I(l)<text:tab/></text:span><text:span text:style-name="Body_20_text_20__28_3_29__20__2b__20_Not_20_Bold"><text:span text:style-name="T4">Ledger</text:span></text:span></text:p>
        <text:p text:style-name="P665"><text:span text:style-name="T1">L/MAR/B/332-I(2)<text:tab/></text:span><text:span text:style-name="Body_20_text_20__28_3_29__20__2b__20_Not_20_Bold"><text:span text:style-name="T4">Pay Book</text:span></text:span></text:p>
        <text:p text:style-name="P499"><text:span text:style-name="T1">Capt Charles Christie</text:span></text:p>
        <text:p text:style-name="P481"><text:span text:style-name="T1">Portsmouth 7 Jul 1793 - 25 Nov Colombo - 3 Dec Tellicherry -17 Dec Calicut - 5 Jan 1794 Bombay - 15 Mar Tellicherry - 31 Mar Calicut -10 Apr Quilon - 26 Jun St Helena -10 Sep Long Reach </text:span><text:span text:style-name="T2"><text:note text:id="ftn18" text:note-class="footnote"><text:note-citation>5</text:note-citation><text:note-body><text:p text:style-name="P725"><text:span text:style-name="T1"><text:tab/>1794/5<text:tab/>St Helena and China</text:span></text:p><text:p text:style-name="P726"><text:span text:style-name="Footnote_20__2b__20_Bold">L/MAR/B/332D<text:tab/></text:span><text:span text:style-name="T1">Journal 7 May<text:tab/>1795<text:tab/>- 30 Mar<text:tab/>1797</text:span></text:p><text:p text:style-name="P690"><text:span text:style-name="T1">L/MAR/B/332J(1)<text:tab/></text:span><text:span text:style-name="Footnote_20__28_2_29__20__2b__20_Not_20_Bold"><text:span text:style-name="T4">Ledger</text:span></text:span></text:p><text:p text:style-name="P693"><text:span text:style-name="T1">L/MAR/B/332J(2)<text:tab/></text:span><text:span text:style-name="Footnote_20__28_2_29__20__2b__20_Not_20_Bold"><text:span text:style-name="T4">Pay Book</text:span></text:span></text:p><text:p text:style-name="P731"><text:span text:style-name="T1">Capt Charles Christie</text:span></text:p><text:p text:style-name="P732"><text:span text:style-name="T1">Portsmouth 9 Jul 1795 - 30 Sep St Helena - 21 Nov Cape - 28 Mar 1796 Whampoa - 9 May Second Bar - 29 Jun Macao - 20 Jun St Helena -13 Feb 1797 Gravesend</text:span></text:p></text:note-body></text:note></text:span></text:p>
        <text:list xml:id="list133424955671045" text:continue-list="list133426770855843" text:style-name="WWNum41">
          <text:list-item>
            <text:p text:style-name="P181"><text:span text:style-name="T1">1796/7</text:span></text:p>
          </text:list-item>
        </text:list>
        <text:p text:style-name="P85"><text:span text:style-name="Body_20_text_20__28_2_29__20__2b__20_Bold">L/MAR/B/332E<text:tab/></text:span><text:span text:style-name="T1">Journal 8 May 1797-3 Feb<text:tab/>1800</text:span></text:p>
        <text:p text:style-name="P651"><text:span text:style-name="T1">L/MAR/B/332K(1)<text:tab/></text:span><text:span text:style-name="Body_20_text_20__28_3_29__20__2b__20_Not_20_Bold"><text:span text:style-name="T4">Ledger</text:span></text:span></text:p>
        <text:p text:style-name="P651"><text:span text:style-name="T1">L/MAR/B/332K(2)<text:tab/></text:span><text:span text:style-name="Body_20_text_20__28_3_29__20__2b__20_Not_20_Bold"><text:span text:style-name="T4">Pay Book</text:span></text:span></text:p>
        <text:p text:style-name="P45"><text:span text:style-name="T1">Capt Charles Christie</text:span></text:p>
        <text:p text:style-name="P208"><text:span text:style-name="T1">Portsmouth 6 Nov 1797 - 22 Nov Madeira - 3 Feb 1798 Cape - 29 May Bombay -18 Sep Cannanore - 17 Oct Colombo - 5 Nov Cannanore - 22 Nov Bombay - Jan 1799 cruising between Cannanore and Mangalore - 8 Feb Bombay - 4 Sep St Helena -12 Jan 1800 Cork - Feb Downs</text:span></text:p>
        <text:list xml:id="list133425780503360" text:continue-numbering="true" text:style-name="WWNum41">
          <text:list-item>
            <text:p text:style-name="P327"><text:span text:style-name="T1">1800/1 China</text:span></text:p>
          </text:list-item>
        </text:list>
        <text:p text:style-name="P311"><text:span text:style-name="Body_20_text_20__28_2_29__20__2b__20_Bold">L/MAR/B/332F<text:tab/></text:span><text:span text:style-name="T1">Journal 14 Jan 1801-29 Oct 1802</text:span></text:p>
        <text:p text:style-name="P608"><text:span text:style-name="T1">L/MAR/B/332L(1)<text:tab/></text:span><text:span text:style-name="Body_20_text_20__28_3_29__20__2b__20_Not_20_Bold"><text:span text:style-name="T4">Ledger</text:span></text:span></text:p>
        <text:p text:style-name="P608"><text:span text:style-name="T1">L/MAR/B/332L(2)<text:tab/></text:span><text:span text:style-name="Body_20_text_20__28_3_29__20__2b__20_Not_20_Bold"><text:span text:style-name="T4">Pay Book</text:span></text:span></text:p>
        <text:p text:style-name="P286"><text:span text:style-name="T1">Capt James Peter Fearon</text:span></text:p>
        <text:p text:style-name="P512"><text:span text:style-name="T1">Portsmouth 19 May 1801 - 31 Jul Rio de Janeiro -1 Nov Penang - 30 Jan 1802 Whampoa - 20 Mar Second Bar - 8 Jul St Helena -16 Sep Gravesend</text:span></text:p>
        <text:p text:style-name="P683"><text:span text:style-name="T1">BENCOOLEN</text:span></text:p>
        <text:p text:style-name="P159"><text:span text:style-name="T1">416 tons</text:span></text:p>
        <text:p text:style-name="P568"><text:span text:style-name="T1">Principal Managing Owner: William Martin 1<text:tab/>1831/2 Bengal</text:span></text:p>
        <text:p text:style-name="P566"><text:span text:style-name="T1">L/MAR/B/158A Deck Log 23 Jul 1832-1 Jul 1833 Capt William Tullis</text:span></text:p>
        <text:p text:style-name="P515"><text:span text:style-name="T1">Downs 8 Aug 1832 - 27 Dec Calcutta -11 Feb 1833 Diamond Harbour - 24 Apr St Helena -15 Jun Blackwall</text:span></text:p>
        <text:p text:style-name="P684"><text:span text:style-name="T1">BENGAL (1)</text:span></text:p>
        <text:p text:style-name="P168"><text:span text:style-name="T1">Galley/ketch, 10 guns, 35 crew, 160 tons</text:span></text:p>
        <text:list xml:id="list1071439430" text:style-name="WWNum45">
          <text:list-item>
            <text:p text:style-name="P215"><text:span text:style-name="T1">1721/2 Bombay (to remain) L/MAR/B/735A Imprest &amp; Receipt Book Capt William Jordan</text:span></text:p>
          </text:list-item>
          <text:list-item>
            <text:p text:style-name="P230"><text:span text:style-name="T1">Apr 1722 -</text:span></text:p>
          </text:list-item>
        </text:list>
        <text:p text:style-name="P685"><text:span text:style-name="T1">BENGAL (2)</text:span></text:p>
        <text:p text:style-name="P550"><text:span text:style-name="T1">Built by Wells, launched 1799, 3 decks, 4in bottom, length 146ft, keel 118ft 5!/</text:span><text:span text:style-name="T3">2</text:span><text:span text:style-name="T1">in, breadth 36ft !/</text:span><text:span text:style-name="T3">2</text:span><text:span text:style-name="T1">in, hold 14ft 9in, wing transom 23ft 6!/2in, port cell 26ft 9in, waist 1ft 6in, between decks 6ft 2in &amp; 6ft 4in, roundhouse 6ft 6in, ports 13 middle &amp; 12 upper, deck range 84ft 5in, 818 tons Principal Managing Owner: Gabriel Gillett</text:span></text:p>
        <text:list xml:id="list2608927264" text:style-name="WWNum47">
          <text:list-item>
            <text:p text:style-name="P182"><text:span text:style-name="T1">1799/1800 Bengal</text:span></text:p>
          </text:list-item>
        </text:list>
        <text:p text:style-name="P86"><text:span text:style-name="T1">L/MAR/B/177A<text:tab/>Journal 22 Feb<text:tab/>1800-4 Feb<text:tab/>1801</text:span></text:p>
        <text:p text:style-name="P87"><text:span text:style-name="T1">L/MAR/B/17 7F(1)<text:tab/>Ledger</text:span></text:p>
        <text:p text:style-name="P87"><text:span text:style-name="T1">L/MAR/B/177F(2)<text:tab/>Pay Book</text:span></text:p>
        <text:p text:style-name="P45"><text:span text:style-name="T1">Capt Adam Cumine</text:span></text:p>
        <text:p text:style-name="P569"><text:span text:style-name="T1">Torbay 27 May 1800 - 6 Dec Kedgeree - 25 Jan 1801 Saugor - 21 May St Helena - 24 Jul Cork - 14 Aug Long Reach</text:span></text:p>
        <text:list xml:id="list133425600867148" text:continue-numbering="true" text:style-name="WWNum47">
          <text:list-item>
            <text:p text:style-name="P88"><text:span text:style-name="T1">1801/2 Madras and Bengal</text:span></text:p>
          </text:list-item>
        </text:list>
        <text:p text:style-name="P89"><text:span text:style-name="T1">L/MAR/B/177B<text:tab/>Journal 4 Jan 1802-26 May<text:tab/>1803</text:span></text:p>
        <text:p text:style-name="P87"><text:span text:style-name="T1">L/MAR/B/177G(1)<text:tab/>Ledger</text:span></text:p>
        <text:p text:style-name="P87"><text:span text:style-name="T1">L/MAR/B/177G(2)<text:tab/>Pay Book</text:span></text:p>
        <text:p text:style-name="P3"><draw:custom-shape text:anchor-type="char" draw:z-index="56" draw:style-name="gr14" draw:text-style-name="P786" svg:width="2.763cm" svg:height="2.534cm" svg:x="0.157cm" svg:y="4.422cm"><text:p text:style-name="P286"><text:span text:style-name="Body_20_text_20__28_2_29__20_Exact">L/MAR/B/177D L/MAR/B/177-1(1) L/MAR/B/177-I(2) L/MAR/B/177-1(3) L/MAR/B/17 7-1(4) Capt Adam Cumine</text:span></text:p><draw:enhanced-geometry draw:type="0"/></draw:custom-shape><text:span text:style-name="T1">Capt Adam Cumine</text:span></text:p>
        <text:p text:style-name="P7"><text:span text:style-name="T1">Downs 14 Mar 1802 - 24 Jun Madras - 4 Jul Diamond Harbour -17 Sep Saugor - 7 Oct Madras - 10 Nov Colombo - 27 Jan 1803 St Helena - 24 Apr Gravesend</text:span></text:p>
        <text:list xml:id="list133426835918067" text:continue-numbering="true" text:style-name="WWNum47">
          <text:list-item>
            <text:p text:style-name="P26"><text:span text:style-name="T1">1803/4 Madras and Bengal</text:span></text:p>
          </text:list-item>
        </text:list>
        <text:p text:style-name="P90"><text:span text:style-name="T1">L/MAR/B/177C<text:tab/>Deck Log 27 Jan<text:tab/>1804-23 Oct 1805</text:span></text:p>
        <text:p text:style-name="P91"><text:span text:style-name="T1">L/MAR/B/177H(1)<text:tab/>Ledger</text:span></text:p>
        <text:p text:style-name="P91"><text:span text:style-name="T1">L/MAR/B/177H(2)<text:tab/>Pay Book</text:span></text:p>
        <text:p text:style-name="P45"><text:span text:style-name="T1">Capt Adam Cumine</text:span></text:p>
        <text:p text:style-name="P53"><text:span text:style-name="T1">Portsmouth 8 May 1804 - 3 Sep Madras - 26 Sep Diamond Harbour - 9 Dec Saugor - 29 Jun 1805 St Helena -14 Sep Long Reach</text:span></text:p>
        <text:list xml:id="list133425669460357" text:continue-numbering="true" text:style-name="WWNum47">
          <text:list-item>
            <text:p text:style-name="P182"><text:span text:style-name="T1">1805/6 Madras, Bengal and Penang</text:span></text:p>
          </text:list-item>
        </text:list>
        <text:p text:style-name="P286"><text:span text:style-name="T1">Journal 12 Dec 1805-21 Oct 1807</text:span></text:p>
        <text:p text:style-name="P286"><text:span text:style-name="T1">Ledger</text:span></text:p>
        <text:p text:style-name="P286"><text:span text:style-name="T1">Pay Book</text:span></text:p>
        <text:p text:style-name="P286"><text:span text:style-name="T1">Imprest Book</text:span></text:p>
        <text:p text:style-name="P288"><text:span text:style-name="T1">Absence Book</text:span></text:p>
        <text:p text:style-name="P209"><text:span text:style-name="T1">Portsmouth 4 Mar 1806 - 27 Jun Madras - 9 Jul Diamond Harbour - 6 Sep Saugor -17 Oct Penang - 13 Dec Kedgeree - 23 Jan 1807 Saugor - 23 Feb Madras -19 Mar Colombo -13 Jun St Helena - 10 Sep Long Reach</text:span></text:p>
        <text:list xml:id="list133425480457874" text:continue-numbering="true" text:style-name="WWNum47">
          <text:list-item>
            <text:p text:style-name="P88"><text:span text:style-name="T1">1807/8 Ceylon and Bengal</text:span></text:p>
          </text:list-item>
        </text:list>
        <text:p text:style-name="P45"><text:span text:style-name="T1">Capt Richard Harper Sharpe</text:span></text:p>
        <text:p text:style-name="P48"><text:span text:style-name="T1">Portsmouth 8 May 1808 - disappeared after parting company 14 Mar 1809 off Mauritius</text:span></text:p>
        <text:h text:style-name="P765" text:outline-level="1"><text:bookmark-start text:name="bookmark25"/><text:span text:style-name="T1">BENGAL (3)</text:span><text:bookmark-end text:name="bookmark25"/></text:h>
        <text:p text:style-name="P209"><text:span text:style-name="T1">Built by Wells, launched 1811, 3 decks, 4in bottom, length 149ft 4in, keel 120ft l</text:span><text:span text:style-name="T2">3</text:span><text:span text:style-name="T1">/8in, breadth 38ft 8in, hold 15ft </text:span><text:span text:style-name="Body_20_text_20__28_2_29__20__2b__20_Italic">Van,</text:span><text:span text:style-name="T1"> wing transom 24ft, port cell 26ft lOin, waist 1ft 3 in, between decks 6ft 2in &amp; 6ft 4in, roundhouse 6ft 3!4in, ports 13 middle &amp; 12 upper, deck range 86ft 6in, 955 tons Principal Managing Owner: Gabriel Gillett</text:span></text:p>
        <text:list xml:id="list2196307953" text:style-name="WWNum49">
          <text:list-item>
            <text:p text:style-name="P92"><text:span text:style-name="T1">1811/2<text:tab/>Madras and Bengal</text:span></text:p>
          </text:list-item>
        </text:list>
        <text:p text:style-name="P93"><text:span text:style-name="T1">L/MAR/B/177E<text:tab/>Journal 28 Dec<text:tab/>1811-29 Jun 1813</text:span></text:p>
        <text:p text:style-name="P91"><text:span text:style-name="T1">L/MAR/B/177 J(l)<text:tab/>Ledger</text:span></text:p>
        <text:p text:style-name="P91"><text:span text:style-name="T1">L/MAR/B/177J(2)<text:tab/>Pay Book</text:span></text:p>
        <text:p text:style-name="P45"><text:span text:style-name="T1">Capt George Nicholls</text:span></text:p>
        <text:p text:style-name="P7"><text:span text:style-name="T1">Portsmouth 10 Mar 1812 - 9 Jul Madras - 25 Jul Diamond Harbour -16 Oct Saugor -14 Feb 1813 St Helena -16 May Long Reach</text:span></text:p>
        <text:list xml:id="list133424813591127" text:continue-numbering="true" text:style-name="WWNum49">
          <text:list-item>
            <text:p text:style-name="P92"><text:span text:style-name="T1">1813/4<text:tab/>Bengal</text:span></text:p>
          </text:list-item>
        </text:list>
        <text:p text:style-name="P45"><text:span text:style-name="T1">Capt George Nicholls</text:span></text:p>
        <text:p text:style-name="P45"><text:span text:style-name="T1">Portsmouth 10 May 1814 - burnt 18 Jan 1815 at Point de Galle</text:span></text:p>
        <text:list xml:id="list133424734734690" text:continue-numbering="true" text:style-name="WWNum49">
          <text:list-item>
            <text:p text:style-name="P27"><text:span text:style-name="T1">1680/1<text:tab/>Madras<text:tab/>and<text:tab/>Bengal</text:span></text:p>
          </text:list-item>
        </text:list>
        <text:p text:style-name="P2"><text:span text:style-name="T1">Capt John Goldsborough</text:span></text:p>
        <text:p text:style-name="P8"><text:span text:style-name="T1">16 Jan 1681-21 Nov 1682</text:span></text:p>
        <text:list xml:id="list133425251410085" text:continue-numbering="true" text:style-name="WWNum49">
          <text:list-item>
            <text:p text:style-name="P217"><text:span text:style-name="T1">1683/4<text:tab/>Madras</text:span></text:p>
          </text:list-item>
        </text:list>
        <text:p text:style-name="P204"><text:span text:style-name="T1">Capt John Goldsborough</text:span></text:p>
        <text:p text:style-name="P209"><text:span text:style-name="T1">19 Nov 1683 - 28 May 1686</text:span></text:p>
        <text:list xml:id="list133425446713084" text:continue-numbering="true" text:style-name="WWNum49">
          <text:list-item>
            <text:p text:style-name="P28"><text:span text:style-name="T1">1686/7<text:tab/>Bombay</text:span></text:p>
          </text:list-item>
        </text:list>
        <text:p text:style-name="P13"><text:span text:style-name="Body_20_text_20__28_2_29__20__2b__20_Bold">L/MAR/A/LXXXm </text:span><text:span text:style-name="T1">Journal </text:span><text:span text:style-name="Body_20_text_20__28_2_29__20__2b__20_Bold">11 </text:span><text:span text:style-name="T1">Sep </text:span><text:span text:style-name="Body_20_text_20__28_2_29__20__2b__20_Bold">1686-10 </text:span><text:span text:style-name="T1">May </text:span><text:span text:style-name="Body_20_text_20__28_2_29__20__2b__20_Bold">1688 </text:span><text:span text:style-name="T1">Capt William Perse</text:span></text:p>
        <text:p text:style-name="P4"><text:span text:style-name="T1">Downs 17 Nov 1686 - 4 Jan 1687 Sao Tiago -18 Mar Cape -17 Apr Johanna -14 Aug Calicut - 7 Sep Bombay - 8 Dec Goa -12 Dec Karwar - 20 Dec Mangalore - 27 Jan 1688 Tellicheny - 31 Jan Calicut - 7 Feb Tellicheny 22 Feb Calicut - 29 Feb ‘Ruttera’ - 28 Mar ‘Brinjoan’ -13 Apr Madras - voyage ended 23 Jul 1689 Portsmouth</text:span></text:p>
        <text:h text:style-name="P757" text:outline-level="1"><text:bookmark-start text:name="bookmark26"/><text:span text:style-name="T1">BENGAL MERCHANT (2)</text:span><text:bookmark-end text:name="bookmark26"/></text:h>
        <text:list text:style-name="WWNum51">
          <text:list-item>
            <text:p text:style-name="P257"><text:span text:style-name="T1">1770/1 New Company voyage</text:span></text:p>
          </text:list-item>
        </text:list>
        <text:p text:style-name="P244"><text:span text:style-name="Body_20_text_20__28_2_29__20__2b__20_9_20_pt_2c_Bold">L/MAR/A/CLVni </text:span><text:span text:style-name="T1">Imprest Book Capt Henry Trenwith 5 Dec 1700 - home mid-1704</text:span></text:p>
        <text:h text:style-name="P750" text:outline-level="1"><text:bookmark-start text:name="bookmark27"/><text:span text:style-name="T1">BENGAL MERCHANT (3)</text:span><text:bookmark-end text:name="bookmark27"/></text:h>
        <text:p text:style-name="P151"><text:span text:style-name="T1">Built at Howrah 1812, 463 tons</text:span></text:p>
        <text:p text:style-name="P153"><text:span text:style-name="T1">Principal Managing Owners: 2 Sedgwick &amp; Heame, 3 John Groves</text:span></text:p>
        <text:list xml:id="list2967203364" text:style-name="WWNum53">
          <text:list-item>
            <text:p text:style-name="P258"><text:span text:style-name="T1">From Bengal 1813</text:span></text:p>
          </text:list-item>
        </text:list>
        <text:p text:style-name="P328"><text:span text:style-name="Body_20_text_20__28_2_29__20__2b__20_Bold">L/MAR/B/85A<text:tab/></text:span><text:span text:style-name="T1">Journal 21 May 1813-31 Mar 1814</text:span></text:p>
        <text:p text:style-name="P286"><text:span text:style-name="T1">Capt Thomas Ross</text:span></text:p>
        <text:p text:style-name="P169"><text:span text:style-name="T1">Calcutta 21 May 1813 - 26 Jul Saugor - 21 Sep Mauritius -17 Nov Cape - 3 Mar Downs</text:span></text:p>
        <text:list xml:id="list133426552468131" text:continue-numbering="true" text:style-name="WWNum53">
          <text:list-item>
            <text:p text:style-name="P329"><text:soft-page-break/><text:span text:style-name="T1">1829/30<text:tab/>Cape, Madras and Bengal</text:span></text:p>
          </text:list-item>
        </text:list>
        <text:p text:style-name="P328"><text:span text:style-name="Body_20_text_20__28_2_29__20__2b__20_Bold">L/MAR/B/85B<text:tab/></text:span><text:span text:style-name="T1">Deck Log 4 May 1830-23 Aug 1831</text:span></text:p>
        <text:p text:style-name="P286"><text:span text:style-name="T1">Capt Gilson Reeves Fox</text:span></text:p>
        <text:p text:style-name="P297"><text:span text:style-name="T1">Portsmouth 5 Jun 1830 - 24 Aug Cape -19 Oct Madras -1 Dec Calcutta -1 Jun 1831 St Helena - 6 Aug Downs</text:span></text:p>
        <text:list xml:id="list133426368561879" text:continue-numbering="true" text:style-name="WWNum53">
          <text:list-item>
            <text:p text:style-name="P329"><text:span text:style-name="T1">1832/3<text:tab/>Bengal</text:span></text:p>
          </text:list-item>
        </text:list>
        <text:p text:style-name="P328"><text:span text:style-name="Body_20_text_20__28_2_29__20__2b__20_Bold">L/MAR/B/85C<text:tab/></text:span><text:span text:style-name="T1">Deck Log 25 Jun 1833-20 Jun 1834</text:span></text:p>
        <text:p text:style-name="P286"><text:span text:style-name="T1">Capt John Campbell</text:span></text:p>
        <text:p text:style-name="P159"><draw:custom-shape text:anchor-type="char" draw:z-index="57" draw:style-name="gr9" draw:text-style-name="P786" svg:width="11.448cm" svg:height="3.643cm" svg:x="0.208cm" svg:y="16.75cm"><text:h text:style-name="P750" text:outline-level="1"><text:bookmark-start text:name="bookmark9"/><text:span text:style-name="Heading_20__23_1_20_Exact"><text:span text:style-name="T5">BENGAL MERCHANT (1)</text:span></text:span><text:bookmark-end text:name="bookmark9"/></text:h><text:list text:style-name="WWNum15"><text:list-item><text:p text:style-name="P157"><text:span text:style-name="Body_20_text_20__28_2_29__20_Exact">decks, length 103ft, breadth 33ft 3in, depth 17ft, 36/40 guns, 105/114 crew, 525/570 tons</text:span></text:p></text:list-item></text:list><text:list xml:id="list2698329076" text:style-name="WWNum17"><text:list-item><text:p text:style-name="P29"><text:span text:style-name="Body_20_text_20__28_2_29__20_Exact">1676/7<text:tab/>Madras and Bengal</text:span></text:p></text:list-item></text:list><text:p text:style-name="P2"><text:span text:style-name="Body_20_text_20__28_2_29__20_Exact">Capt John Goldsborough</text:span></text:p><text:list text:style-name="WWNum19"><text:list-item><text:p text:style-name="P30"><text:span text:style-name="Body_20_text_20__28_2_29__20_Exact">Jan 1677 - 28 May 1678</text:span></text:p></text:list-item></text:list><text:list xml:id="list133425472314318" text:continue-list="list2698329076" text:style-name="WWNum17"><text:list-item><text:p text:style-name="P218"><text:span text:style-name="Body_20_text_20__28_2_29__20_Exact">1678/9<text:tab/>Surat</text:span></text:p></text:list-item></text:list><text:p text:style-name="P204"><text:span text:style-name="Body_20_text_20__28_2_29__20_Exact">Capt John Goldsborough 25 Mar 1679 - 4 Jul 1680</text:span></text:p><draw:enhanced-geometry draw:type="0"/></draw:custom-shape><draw:custom-shape text:anchor-type="char" draw:z-index="58" draw:style-name="gr8" draw:text-style-name="P786" svg:width="10.161cm" svg:height="2.156cm" svg:x="16.979cm" svg:y="16.208cm"><text:h text:style-name="P758" text:outline-level="1"><text:bookmark-start text:name="bookmark10"/><text:span text:style-name="Heading_20__23_1_20_Exact"><text:span text:style-name="T5">BENIN</text:span></text:span><text:bookmark-end text:name="bookmark10"/></text:h><text:p text:style-name="P204"><text:span text:style-name="Body_20_text_20__28_2_29__20_Exact">Pinnace, 60 tons</text:span></text:p><text:list text:style-name="WWNum21"><text:list-item><text:p text:style-name="P219"><text:span text:style-name="Body_20_text_20__28_2_29__20_Exact">1660/1 Guinea (to remain)</text:span></text:p></text:list-item></text:list><text:p text:style-name="P204"><text:span text:style-name="Body_20_text_20__28_2_29__20_Exact">Capt James Limbrey</text:span></text:p><text:p text:style-name="P204"><text:span text:style-name="Body_20_text_20__28_2_29__20_Exact">Dec 1660 - 26 Apr 1661 Guinea - offered for sale to Royal Africa Company 1663</text:span></text:p><draw:enhanced-geometry draw:type="0"/></draw:custom-shape><text:span text:style-name="T1">Downs 25 Jul 1833 - 9 Dec Calcutta - 28 Jan 1834 Saugor - 8 Apr St Helena - 8 Jun Blackwall</text:span></text:p>
      </text:section>
      <text:section text:style-name="Sect4" text:name="Bereich6">
        <text:h text:style-name="P751" text:outline-level="1"><text:bookmark-start text:name="bookmark28"/><text:span text:style-name="T1">BENJAMIN (1)</text:span><text:bookmark-end text:name="bookmark28"/></text:h>
        <text:p text:style-name="P150"><text:span text:style-name="T1">450/468 tons, 30 guns, 90/93 crew</text:span></text:p>
        <text:list xml:id="list1133209989" text:style-name="WWNum55">
          <text:list-item>
            <text:p text:style-name="P31"><text:span text:style-name="T1">1688/9<text:tab/>St Helena, Bombay and Sumatra</text:span></text:p>
          </text:list-item>
        </text:list>
        <text:p text:style-name="P14"><text:span text:style-name="T1">BL: </text:span><text:span text:style-name="Body_20_text_20__28_2_29__20__2b__20_Bold">Add Ms 18989 </text:span><text:span text:style-name="T1">Journal 15 Apr 1689-31 Oct 1693, Jacob Ward Capt Leonard Browne</text:span></text:p>
        <text:p text:style-name="P7"><text:span text:style-name="T1">Downs 7 May 1689 - 19 Jul Madeira 8 Aug - 6 Jan 1690 St Helena - 28 May Bombay 26 Sep - 8 Oct Surat - Jul 1691 Acheh - Oct Malacca - 29 Jan 1692 Acheh - 26 Apr Onore -10 May Karwar 23 Sep - Goa -16 Oct Surat 14 Feb 1693 - 16 May Cape 2 Jun -18 Sep Ascension - 31 Oct Plymouth</text:span></text:p>
        <text:list xml:id="list133425245820501" text:continue-numbering="true" text:style-name="WWNum55">
          <text:list-item>
            <text:p text:style-name="P31"><text:span text:style-name="T1">1693/4<text:tab/>Surat</text:span></text:p>
          </text:list-item>
        </text:list>
        <text:p text:style-name="P2"><text:span text:style-name="Body_20_text_20__28_2_29__20__2b__20_Bold">L/MAR/A/XCVII ff.3-75 </text:span><text:span text:style-name="T1">Journal 13 Oct 1694-27 Jan 1698 Capt John Brown</text:span></text:p>
        <text:p text:style-name="P7"><text:span text:style-name="T1">22 Jul 1694 - 13 Oct SSo Tiago -1 Mar 1695 Moheli - Bombay 16 Sep 1696 - 11 Nov Bandar Abbas - 17 Dec Bombay -10 Jan 1697 Karwar - Bombay 18 Feb - 22 May Mauritius - Cape 5 Aug - 30 Sep St Helena - 27 Jan 1698 Margate</text:span></text:p>
        <text:list xml:id="list133426820483020" text:continue-numbering="true" text:style-name="WWNum55">
          <text:list-item>
            <text:p text:style-name="P31"><text:span text:style-name="T1">1698/9<text:tab/>Madras</text:span></text:p>
          </text:list-item>
        </text:list>
        <text:p text:style-name="P2"><text:span text:style-name="Body_20_text_20__28_2_29__20__2b__20_Bold">L/MAR/A/XCVn ff.78-124 </text:span><text:span text:style-name="T1">Journal 26 Oct 1698-30 Sep 1700 Capt John Brown</text:span></text:p>
        <text:p text:style-name="P4"><text:span text:style-name="T1">Downs 29 Oct 1698 - 20 Dec Cadiz - 2 Mar 1699 Cape - 2 Jun Fort St David - 4 Jun Madras - 24 Jul Fort St David -1 Aug Pondicherry - 4 Aug Madras - 26 Aug Masulipatam - 30 Aug Vizagapatam - 16 Sep Balasore - 25 Dec Vizagapatam - 30 Jan 1700 Masulipatam - 3 Feb Madras -17 Jun St Helena - 27 Sep Downs</text:span></text:p>
        <text:h text:style-name="P750" text:outline-level="1"><text:bookmark-start text:name="bookmark29"/><text:span text:style-name="T1">BENJAMIN (2)</text:span><text:bookmark-end text:name="bookmark29"/></text:h>
        <text:p text:style-name="P150"><text:span text:style-name="T1">160 tons, 14 guns, 32 crew</text:span></text:p>
        <text:list text:style-name="WWNum57">
          <text:list-item>
            <text:p text:style-name="P32"><text:span text:style-name="T1">1716/7<text:tab/>Benkulen</text:span></text:p>
          </text:list-item>
        </text:list>
        <text:p text:style-name="P4"><text:span text:style-name="T1">Capt Daniel Bradley 15 Feb 1717 -13 Jul 1719</text:span></text:p>
        <text:h text:style-name="P750" text:outline-level="1"><text:bookmark-start text:name="bookmark30"/><text:span text:style-name="T1">BENJAMIN (3)</text:span><text:bookmark-end text:name="bookmark30"/></text:h>
        <text:p text:style-name="P150"><text:span text:style-name="T1">350/360 tons, 22 guns, 70 crew</text:span></text:p>
        <text:list xml:id="list714310769" text:style-name="WWNum59">
          <text:list-item>
            <text:p text:style-name="P33"><text:span text:style-name="T1">1741/2<text:tab/>Bombay and Madras</text:span></text:p>
          </text:list-item>
        </text:list>
        <text:p text:style-name="P94"><text:span text:style-name="Body_20_text_20__28_2_29__20__2b__20_Bold">L/MAR/B/122A<text:tab/></text:span><text:span text:style-name="T1">Journal 5 Nov 1741-9 Aug 1743</text:span></text:p>
        <text:p text:style-name="P652"><text:span text:style-name="T1">L/MAR/B/122E(1)<text:tab/></text:span><text:span text:style-name="Body_20_text_20__28_3_29__20__2b__20_Not_20_Bold"><text:span text:style-name="T4">Ledger</text:span></text:span></text:p>
        <text:p text:style-name="P652"><text:span text:style-name="T1">L/MAR/B/122E(2)<text:tab/></text:span><text:span text:style-name="Body_20_text_20__28_3_29__20__2b__20_Not_20_Bold"><text:span text:style-name="T4">Pay Book</text:span></text:span></text:p>
        <text:p text:style-name="P45"><text:span text:style-name="T1">Capt Benjamin Way</text:span></text:p>
        <text:p text:style-name="P5"><text:span text:style-name="T1">Portsmouth 21 Feb 1742 -10 Jun Johanna - 26 Jul Bombay -12 Sep Madras - 30 Dec Cape - 9 Aug 1743 Deptford*</text:span></text:p>
        <text:list xml:id="list133425355588650" text:continue-numbering="true" text:style-name="WWNum59">
          <text:list-item>
            <text:p text:style-name="P330"><text:span text:style-name="T1">1743/4<text:tab/>Madras and Benkulen</text:span></text:p>
          </text:list-item>
        </text:list>
        <text:p text:style-name="P259"><text:soft-page-break/><text:span text:style-name="Body_20_text_20__28_2_29__20__2b__20_Bold">L/MAR/B/122B </text:span><text:span text:style-name="T1">Journal 3 Mar 1744-19 Aug 1746, Chief Mate George Meard </text:span><text:span text:style-name="Body_20_text_20__28_2_29__20__2b__20_Bold">L/MAR/B/122F(1)<text:tab/></text:span><text:span text:style-name="T1">Ledger</text:span></text:p>
        <text:p text:style-name="P611"><text:span text:style-name="T1">L/MAR/B/122F(2)<text:tab/></text:span><text:span text:style-name="Body_20_text_20__28_3_29__20__2b__20_Not_20_Bold"><text:span text:style-name="T4">Pay Book</text:span></text:span></text:p>
        <text:p text:style-name="P286"><text:span text:style-name="T1">Capt Benjamin Way</text:span></text:p>
        <text:p text:style-name="P245"><text:span text:style-name="T1">Portsmouth 27 May 1644 - 24 Sep Cape -15 Jan 1745 Madras - 4 Apr Benkulen -15 Apr Batavia - 26 May Benkulen - 20 Jul Fort St David - 25 Jul Madras - 4 Dec Cape -10 Jun 1746 Galway - 31 Jul Deptford</text:span></text:p>
        <text:list xml:id="list133425945905256" text:continue-numbering="true" text:style-name="WWNum59">
          <text:list-item>
            <text:p text:style-name="P443"><text:span text:style-name="T1">1746/7<text:tab/>Madras and Benkulen</text:span></text:p>
          </text:list-item>
        </text:list>
        <text:p text:style-name="P444"><text:span text:style-name="Body_20_text_20__28_2_29__20__2b__20_Bold">L/MAR/B/122C<text:tab/></text:span><text:span text:style-name="T1">Deck Log 30 Jan 1747-23 Jun 1749</text:span></text:p>
        <text:p text:style-name="P634"><text:span text:style-name="T1">L/MAR/B/122G(1)<text:tab/></text:span><text:span text:style-name="Body_20_text_20__28_3_29__20__2b__20_Not_20_Bold"><text:span text:style-name="T4">Ledger</text:span></text:span></text:p>
        <text:p text:style-name="P634"><text:span text:style-name="T1">L/MAR/B/122G(2)<text:tab/></text:span><text:span text:style-name="Body_20_text_20__28_3_29__20__2b__20_Not_20_Bold"><text:span text:style-name="T4">Pay Book</text:span></text:span></text:p>
        <text:p text:style-name="P2"><text:span text:style-name="T1">Capt George Meard</text:span></text:p>
        <text:p text:style-name="P5"><text:span text:style-name="T1">Portsmouth 3 Mar 1747 - 14 Mar Madeira - 1 Jun Cape - 21 Sep Batavia - 3 Nov Malacca -14 Jan 1748 Fort St David -11 Feb Negapatam - 22 Feb Fort St David - 4 Mar Negapatam -1 Apr Madras - 4 Apr Pulicat - 24 Apr Madras - 4 May Fort St David 4 Sep - 26 Oct Benkulen - 31 Dec Jan 1749 Cape - 25 Feb St Helena - 9 Jun Deptford</text:span></text:p>
        <text:list xml:id="list133424849777273" text:continue-numbering="true" text:style-name="WWNum59">
          <text:list-item>
            <text:p text:style-name="P260"><text:span text:style-name="T1">1749/50 Madras and Bengal</text:span></text:p>
          </text:list-item>
        </text:list>
        <text:p text:style-name="P331"><text:span text:style-name="Body_20_text_20__28_2_29__20__2b__20_Bold">L/MAR/B/122D<text:tab/></text:span><text:span text:style-name="T1">Journal 1 Mar 1749-9<text:tab/>Sep 1751</text:span></text:p>
        <text:p text:style-name="P612"><text:span text:style-name="T1">L/MAR/B/122H(1)<text:tab/></text:span><text:span text:style-name="Body_20_text_20__28_3_29__20__2b__20_Not_20_Bold"><text:span text:style-name="T4">Ledger</text:span></text:span></text:p>
        <text:p text:style-name="P612"><text:span text:style-name="T1">L/MAR/B/122H(2)<text:tab/></text:span><text:span text:style-name="Body_20_text_20__28_3_29__20__2b__20_Not_20_Bold"><text:span text:style-name="T4">Pay Book</text:span></text:span></text:p>
        <text:p text:style-name="P286"><text:span text:style-name="T1">Capt George Meard</text:span></text:p>
        <text:p text:style-name="P299"><text:span text:style-name="T1">Downs 5 Apr 1750 - 29 Jul Johanna - 4 Sep Fort St David - 6 Oct Rogues River - Kedgeree 27 Feb 1751 - 9 Jun St Helena - 27 Aug Deptford</text:span></text:p>
        <text:h text:style-name="P770" text:outline-level="1"><text:bookmark-start text:name="bookmark31"/><text:span text:style-name="T1">BERKELEY CASTLE</text:span><text:bookmark-end text:name="bookmark31"/></text:h>
        <text:list xml:id="list133424972522007" text:continue-list="list1071439430" text:style-name="WWNum45">
          <text:list-item>
            <text:p text:style-name="P184"><text:span text:style-name="T1">decks, 24/40 guns, 106/130 crew, 500/650 tons</text:span></text:p>
          </text:list-item>
        </text:list>
        <text:list xml:id="list1988251317" text:style-name="WWNum61">
          <text:list-item>
            <text:p text:style-name="P95"><text:span text:style-name="T1">1669/70<text:tab/>Surat</text:span></text:p>
          </text:list-item>
        </text:list>
        <text:p text:style-name="P2"><text:span text:style-name="T1">NMM: </text:span><text:span text:style-name="Body_20_text_20__28_2_29__20__2b__20_Bold">Ms 8097 </text:span><text:span text:style-name="T1">Journal 18 Mar-14 Sep 1670 Capt Robert Fisher</text:span></text:p>
        <text:p text:style-name="P49"><text:span text:style-name="T1">Downs 18 Mar 1670 - 9 Jul Johanna -19 Aug Bombay - Surat -12 Jun 1671 Downs</text:span></text:p>
        <text:list xml:id="list133424840034066" text:continue-numbering="true" text:style-name="WWNum61">
          <text:list-item>
            <text:p text:style-name="P231"><text:span text:style-name="T1">1671/2<text:tab/>Madras and Bengal</text:span></text:p>
          </text:list-item>
        </text:list>
        <text:p text:style-name="P222"><text:span text:style-name="T1">Capt Robert Fisher</text:span></text:p>
        <text:p text:style-name="P225"><text:span text:style-name="T1">Downs Dec 1671 -</text:span></text:p>
        <text:list xml:id="list133425773770596" text:continue-numbering="true" text:style-name="WWNum61">
          <text:list-item>
            <text:p text:style-name="P95"><text:soft-page-break/><text:span text:style-name="T1">1673/4<text:tab/>Bantam</text:span></text:p>
          </text:list-item>
        </text:list>
        <text:p text:style-name="P45"><text:span text:style-name="T1">Capt Robert Fisher</text:span></text:p>
        <text:p text:style-name="P50"><text:span text:style-name="T1">Downs 9 May 1674 - 31 May 1675 Downs</text:span></text:p>
        <text:list xml:id="list133426365004587" text:continue-numbering="true" text:style-name="WWNum61">
          <text:list-item>
            <text:p text:style-name="P96"><text:span text:style-name="T1">1675/6<text:tab/>Surat</text:span></text:p>
          </text:list-item>
        </text:list>
        <text:p text:style-name="P7"><text:span text:style-name="T1">Capt Robert Fisher Downs 21 Mar 1676 -</text:span></text:p>
        <text:list xml:id="list133426292264725" text:continue-numbering="true" text:style-name="WWNum61">
          <text:list-item>
            <text:p text:style-name="P96"><text:span text:style-name="T1">1677/8<text:tab/>Bantam</text:span></text:p>
          </text:list-item>
        </text:list>
        <text:p text:style-name="P45"><text:span text:style-name="T1">Capt William Talbot</text:span></text:p>
        <text:p text:style-name="P167"><text:span text:style-name="T1">Downs 12 Feb 1678 - 8 May 1679 Downs</text:span></text:p>
        <text:list xml:id="list133426488149486" text:continue-numbering="true" text:style-name="WWNum61">
          <text:list-item>
            <text:p text:style-name="P185"><text:span text:style-name="T1">1679/80<text:tab/>Madras and Bengal</text:span></text:p>
          </text:list-item>
        </text:list>
        <text:p text:style-name="P204"><text:span text:style-name="T1">BL: </text:span><text:span text:style-name="Body_20_text_20__28_2_29__20__2b__20_Bold">Sloane Ms 3668 </text:span><text:span text:style-name="T1">Journal 19 Nov 1679-13 Jan 1682, Chief Mate Benjamin Harry Capt William Talbot</text:span></text:p>
        <text:p text:style-name="P225"><text:span text:style-name="T1">Plymouth 15 Feb 1680 - 13 Jul Madras - 23 Aug Masulipatam -1 Sep Balasore 25 Jan 1681 - 21 Feb Madras - 6 Jul Mauritius - 6 Nov St Helena -13 Jan 1682 Downs</text:span></text:p>
        <text:list xml:id="list133425252137175" text:continue-numbering="true" text:style-name="WWNum61">
          <text:list-item>
            <text:p text:style-name="P96"><text:span text:style-name="T1">1681/2<text:tab/>Surat</text:span></text:p>
          </text:list-item>
        </text:list>
        <text:p text:style-name="P45"><text:span text:style-name="T1">Capt John Consett</text:span></text:p>
        <text:p text:style-name="P164"><text:span text:style-name="T1">Downs 3 Aug 1682 - 1 Jun 1684 Downs</text:span></text:p>
        <text:list xml:id="list133425182785055" text:continue-numbering="true" text:style-name="WWNum61">
          <text:list-item>
            <text:p text:style-name="P97"><text:span text:style-name="T1">1685/6<text:tab/>Sumatra and Bengal</text:span></text:p>
          </text:list-item>
        </text:list>
        <text:p text:style-name="P2"><text:span text:style-name="Body_20_text_20__28_2_29__20__2b__20_Bold">L/MAR/A/LXXXn </text:span><text:span text:style-name="T1">Journal </text:span><text:span text:style-name="Body_20_text_20__28_2_29__20__2b__20_Bold">17 </text:span><text:span text:style-name="T1">Jun </text:span><text:span text:style-name="Body_20_text_20__28_2_29__20__2b__20_Bold">1686-30 </text:span><text:span text:style-name="T1">May </text:span><text:span text:style-name="Body_20_text_20__28_2_29__20__2b__20_Bold">1690, </text:span><text:span text:style-name="T1">Chief Mate Philip Lee Capt John Consett</text:span></text:p>
        <text:p text:style-name="P8"><text:span text:style-name="T1">Downs 29 Jun 1686 - 25 Jul Sao Tiago -18 Oct Cape - 29 Dec Benkulen -11 Jan 1687 Indrapura - 25 Apr Acheh - 6 Jul Balasore - 28 Sep Hugh - 9 Apr 1688 Bombay - 23 Aug Muscat - 2 Sep Bandar Abbas - 7 Dec Bombay - 3 Sep 1689 from Bombay - 29 Oct Mauritius - 8 Jan 1690 Cape -14 Feb St Helena - 26 May Downs</text:span></text:p>
        <text:list xml:id="list133425627017600" text:continue-numbering="true" text:style-name="WWNum61">
          <text:list-item>
            <text:p text:style-name="P232"><text:span text:style-name="T1">1691/2<text:tab/>Madras and Bengal</text:span></text:p>
          </text:list-item>
        </text:list>
        <text:p text:style-name="P222"><text:span text:style-name="T1">Capt Samuel Hyde</text:span></text:p>
        <text:p text:style-name="P222"><text:span text:style-name="T1">16 Mar 1692 - captured by the French 1694, sank going into Brest</text:span></text:p>
      </text:section>
      <text:section text:style-name="Sect4" text:name="Bereich7">
        <text:p text:style-name="P243"><text:span text:style-name="T1">Built by Randall, launched 1783, 3 decks, 4in bottom, length 144ft 6in, keel 117ft, breadth 26th 2</text:span><text:span text:style-name="T2">3</text:span><text:span text:style-name="T1">/tin, hold 14ft 9</text:span><text:span text:style-name="T2">3</text:span><text:span text:style-name="T1">/4in, wing transom 23ft 2in, port cell 26ft </text:span><text:span text:style-name="Body_20_text_20__28_2_29__20__2b__20_Italic">SYiin,</text:span><text:span text:style-name="T1"> waist lOin, between decks 5ft </text:span><text:span text:style-name="Body_20_text_20__28_2_29__20__2b__20_Italic">IVAin</text:span><text:span text:style-name="T1"> &amp; 6ft SV^in, roundhouse 6ft 4in, ports 13 middle &amp; upper, 816 tons Principal Managing Owners: 1-5 Donald Cameron, 6 Thomas Newte</text:span></text:p>
        <text:list xml:id="list281924727" text:style-name="WWNum63">
          <text:list-item>
            <text:p text:style-name="P262"><text:span text:style-name="T1">1783/4 Madras and Bengal</text:span></text:p>
          </text:list-item>
        </text:list>
        <text:p text:style-name="P259"><text:span text:style-name="T1">L/MAR/B/392A Journal 16 Nov 1783-16 Jul 1785 L/MAR/B/392G(1)<text:tab/>Ledger</text:span></text:p>
        <text:p text:style-name="P332"><text:span text:style-name="T1">L/MAR/B/392G(2)<text:tab/>Pay Book</text:span></text:p>
        <text:p text:style-name="P286"><text:span text:style-name="T1">Capt John Johnston</text:span></text:p>
        <text:p text:style-name="P482"><text:span text:style-name="T1">Downs 2 Feb 1784 - 12 May Johanna -11 Jun Madras - 3 Jul Kedgeree - 22 Jan 1785 Saugor -15 Apr St Helena - 23 Jun Blackwall</text:span></text:p>
        <text:list xml:id="list133425469814995" text:continue-numbering="true" text:style-name="WWNum63">
          <text:list-item>
            <text:p text:style-name="P333"><text:span text:style-name="T1">1785/6<text:tab/>Madras and Bengal</text:span></text:p>
          </text:list-item>
        </text:list>
        <text:p text:style-name="P334"><text:span text:style-name="T1">L/MAR/B/392B<text:tab/>Journal 17<text:tab/>Dec<text:tab/>1785-15<text:tab/>Sep 1787</text:span></text:p>
        <text:p text:style-name="P332"><text:span text:style-name="T1">L/MAR/B/392H(1)<text:tab/>Ledger</text:span></text:p>
        <text:p text:style-name="P332"><text:span text:style-name="T1">L/MAR/B/392H(2)<text:tab/>Pay Book</text:span></text:p>
        <text:p text:style-name="P159"><text:span text:style-name="T1">Capt Thomas Ley</text:span></text:p>
        <text:p text:style-name="P483"><text:span text:style-name="T1">Downs 4 Mar 1786 - 28 Jun Madras - 7 Jul Diamond Harbour - 29 Jan 1787 Saugor -12 Feb Madras -16 May Cape - 21 Jul St Helena -19 Aug Long Reach</text:span></text:p>
        <text:list xml:id="list133426351232658" text:continue-numbering="true" text:style-name="WWNum63">
          <text:list-item>
            <text:p text:style-name="P445"><text:span text:style-name="T1">1788/9<text:tab/>Madras and Bengal</text:span></text:p>
          </text:list-item>
        </text:list>
        <text:p text:style-name="P446"><text:span text:style-name="T1">L/MAR/B/392C<text:tab/>Journal 16<text:tab/>Jan<text:tab/>1789-21<text:tab/>Aug 1790</text:span></text:p>
        <text:p text:style-name="P444"><text:span text:style-name="T1">L/MAR/B/392-I(l)<text:tab/>Ledger</text:span></text:p>
        <text:p text:style-name="P444"><text:span text:style-name="T1">L/MAR/B/392-I(2)<text:tab/>Pay Book</text:span></text:p>
        <text:p text:style-name="P159"><text:span text:style-name="T1">Capt Thomas Ley</text:span></text:p>
        <text:p text:style-name="P242"><text:span text:style-name="T1">Downs 23 Mar 1789 - 29 Jun Madras -15 Jul Diamond Harbour - 9 Jan 1790 Saugor - 23 Feb Balasore - 23 May St Helena - 25 Jul Long Reach</text:span></text:p>
        <text:list xml:id="list133426554343162" text:continue-numbering="true" text:style-name="WWNum63">
          <text:list-item>
            <text:p text:style-name="P333"><text:span text:style-name="T1">1792/3<text:tab/>Madras and Bengal</text:span></text:p>
          </text:list-item>
        </text:list>
        <text:p text:style-name="P335"><text:span text:style-name="T1">L/MAR/B/392D<text:tab/>Journal 10<text:tab/>Dec 1792-29 May 1794</text:span></text:p>
        <text:p text:style-name="P332"><text:span text:style-name="T1">L/MAR/B/392J(1)<text:tab/>Ledger</text:span></text:p>
        <text:p text:style-name="P332"><text:span text:style-name="T1">L/MAR/B/392J(2)<text:tab/>Pay Book</text:span></text:p>
        <text:p text:style-name="P159"><text:span text:style-name="T1">Capt Thomas Ley</text:span></text:p>
        <text:p text:style-name="P491"><text:span text:style-name="T1">Portsmouth 5 Apr 1793 - 15 Aug Madras - 6 Diamond Harbour - 7 Nov Cox’s Island -11 Feb 1794 St Helena - 2 May Long Reach</text:span></text:p>
        <text:list xml:id="list133426239861187" text:continue-numbering="true" text:style-name="WWNum63">
          <text:list-item>
            <text:p text:style-name="P333"><text:soft-page-break/><text:span text:style-name="T1">1794/5<text:tab/>Madras and Bengal</text:span></text:p>
          </text:list-item>
        </text:list>
        <text:p text:style-name="P335"><text:span text:style-name="T1">L/MAR/B/392E<text:tab/>Journal 25<text:tab/>Mar 1795-29 Jan 1798</text:span></text:p>
        <text:p text:style-name="P332"><text:span text:style-name="T1">L/MAR/B/392K(1)<text:tab/>Ledger</text:span></text:p>
        <text:p text:style-name="P332"><text:span text:style-name="T1">L/MAR/B/392K(2)<text:tab/>Pay Book</text:span></text:p>
        <text:p text:style-name="P159"><text:span text:style-name="T1">Capt George Robertson</text:span></text:p>
        <text:p text:style-name="P6"><text:span text:style-name="T1">Portsmouth 9 Jul 1795 - 7 Sep Santa Cruz -15 Dec Madras - 22 Dec Tranquebar - 8 Jan 1796 Madras - 25 Feb Kedgeree -18 May Saugor - 22 Jun Madras - 22 Aug Calcutta - 4 Jan 1797 Saugor - 2 Feb Colombo - 25 Mar Trincomalee -12 Jul Cape -11 Sep St Helena - 20 Dec Long Reach</text:span></text:p>
        <text:list xml:id="list133426595056907" text:continue-numbering="true" text:style-name="WWNum63">
          <text:list-item>
            <text:p text:style-name="P445"><text:span text:style-name="T1">1797/8<text:tab/>Madras and Bengal</text:span></text:p>
          </text:list-item>
        </text:list>
        <text:p text:style-name="P447"><text:span text:style-name="T1">L/MAR/B/392F<text:tab/>Journal 15<text:tab/>Mar 1798-13 Sep 1799</text:span></text:p>
        <text:p text:style-name="P444"><text:span text:style-name="T1">L/MAR/B/392L(1)<text:tab/>Ledger</text:span></text:p>
        <text:p text:style-name="P444"><text:span text:style-name="T1">L/MAR/B/392L(2)<text:tab/>Pay Book</text:span></text:p>
        <text:p text:style-name="P222"><text:span text:style-name="T1">Capt George Robertson</text:span></text:p>
        <text:p text:style-name="P204"><text:span text:style-name="T1">Portsmouth 8 Jun 1798 - 29 Sep Madras - 26 Oct Diamond Harbour - 28 Dec Saugor -18 May 1799 St Helena -1 Aug Long Reach</text:span></text:p>
        <text:list xml:id="list1115932395" text:style-name="WWNum65">
          <text:list-item>
            <text:p text:style-name="P98"><text:span text:style-name="T1">From Bengal 1796</text:span></text:p>
          </text:list-item>
        </text:list>
        <text:p text:style-name="P100"><text:span text:style-name="T1">L/MAR/B/61B<text:tab/>Journal 1 Feb-4 Aug 1796</text:span></text:p>
        <text:p text:style-name="P100"><text:span text:style-name="T1">L/MAR/B/61A<text:tab/>Journal 1 Feb-4 Aug 1796, Chief Mate William Bowen</text:span></text:p>
        <text:p text:style-name="P45"><text:span text:style-name="T1">Capt John McTaggart</text:span></text:p>
        <text:p text:style-name="P50"><text:span text:style-name="T1">Calcutta 23 Nov 1795 - 20 Jan 1796 Diamond Harbour - 25 Apr St Helena -19 Jun Falmouth - 24 Jun Plymouth - 8 Jul Long Reach</text:span></text:p>
        <text:list xml:id="list133425724736759" text:continue-numbering="true" text:style-name="WWNum65">
          <text:list-item>
            <text:p text:style-name="P98"><text:span text:style-name="T1">1796/7 Madras</text:span></text:p>
          </text:list-item>
        </text:list>
        <text:p text:style-name="P100"><text:span text:style-name="T1">L/MAR/B/61C<text:tab/>Journal 21 Sep 1796-23 Nov 1797</text:span></text:p>
        <text:p text:style-name="P45"><text:span text:style-name="T1">Capt William Wauchope</text:span></text:p>
        <text:p text:style-name="P4"><text:span text:style-name="T1">Portsmouth 21 Oct 1796 - 2 Feb 1797 Madras -13 Apr Trincomalee - 7 Jul Cape - 3 Aug St Helena - 28 Oct Gravesend</text:span></text:p>
        <text:h text:style-name="P762" text:outline-level="1"><text:bookmark-start text:name="bookmark32"/><text:span text:style-name="T1">BERWICK (2)</text:span><text:bookmark-end text:name="bookmark32"/></text:h>
        <text:list text:style-name="WWNum67">
          <text:list-item>
            <text:p text:style-name="P99"><text:span text:style-name="T1">1824/5 Bengal</text:span></text:p>
          </text:list-item>
        </text:list>
        <text:p text:style-name="P100"><text:span text:style-name="T1">L/MAR/B/61D<text:tab/>Deck Log 10 May-5 Dec 1825</text:span></text:p>
        <text:p text:style-name="P48"><text:soft-page-break/><text:span text:style-name="T1">Downs 7 Jun 1825 - 9 Nov New Anchorage -17 Nov Calcutta -</text:span></text:p>
        <text:h text:style-name="P764" text:outline-level="1"><text:bookmark-start text:name="bookmark33"/><text:span text:style-name="T1">BERWICKSHIRE</text:span><text:bookmark-end text:name="bookmark33"/></text:h>
        <text:p text:style-name="P239"><text:span text:style-name="T1">Built by Charles Gordon &amp; Co at Deptford, launched 11 Oct 1821, 3 decks, 4in bottom, length 166ft 5in, keel 133ft ll</text:span><text:span text:style-name="T2">5</text:span><text:span text:style-name="T1">/8 in, breadth 43ft 3in, hold 17ft IVfcin, wing transom 26ft, port cell 29ft 6in, waist 1ft 4in, between decks 6ft </text:span><text:span text:style-name="Body_20_text_20__28_2_29__20__2b__20_Italic_2c_Small_20_Caps">1Va\vl</text:span><text:span text:style-name="T1"> &amp; 6ft 4in, roundhouse 6ft 5in, ports 14 middle &amp; 13 upper, deck range 97ft 6in, 1333 tons</text:span></text:p>
        <text:p text:style-name="P289"><text:span text:style-name="T1">Principal Managing Owner: Stewart Maijoribanks</text:span></text:p>
        <text:list xml:id="list3578973040" text:style-name="WWNum69">
          <text:list-item>
            <text:p text:style-name="P101"><text:span text:style-name="T1">1821/2<text:tab/>Bombay and China</text:span></text:p>
          </text:list-item>
        </text:list>
        <text:p text:style-name="P100"><text:span text:style-name="Body_20_text_20__28_2_29__20__2b__20_Bold">L/MAR/B/31A<text:tab/></text:span><text:span text:style-name="T1">Journal 9 Nov 1821-18 Apr 1823</text:span></text:p>
        <text:p text:style-name="P653"><text:span text:style-name="T1">L/MAR/B/31 G(l)<text:tab/></text:span><text:span text:style-name="Body_20_text_20__28_3_29__20__2b__20_Not_20_Bold"><text:span text:style-name="T4">Ledger</text:span></text:span></text:p>
        <text:p text:style-name="P653"><text:span text:style-name="T1">L/MAR/B/31 G(2)<text:tab/></text:span><text:span text:style-name="Body_20_text_20__28_3_29__20__2b__20_Not_20_Bold"><text:span text:style-name="T4">Pay Book</text:span></text:span></text:p>
        <text:p text:style-name="P45"><text:span text:style-name="T1">Capt John Shepherd</text:span></text:p>
        <text:p text:style-name="P5"><text:span text:style-name="T1">Downs 5 Jan 1822 - 27 Apr Bombay - 6 Jul Singapore - 26 Jul Whampoa - 23 Oct Second Bar - 27 Jan 1823 St Helena -15 Mar Blackwall</text:span></text:p>
        <text:list xml:id="list133425836920771" text:continue-numbering="true" text:style-name="WWNum69">
          <text:list-item>
            <text:p text:style-name="P336"><text:span text:style-name="T1">1823/4<text:tab/>Bengal and China</text:span></text:p>
          </text:list-item>
        </text:list>
        <text:p text:style-name="P337"><text:span text:style-name="Body_20_text_20__28_2_29__20__2b__20_Bold">L/MAR/B/3 IB<text:tab/></text:span><text:span text:style-name="T1">Journal 17 Nov 1823-18 May 1825</text:span></text:p>
        <text:p text:style-name="P613"><text:span text:style-name="T1">L/MAR/B/31H(1)<text:tab/></text:span><text:span text:style-name="Body_20_text_20__28_3_29__20__2b__20_Not_20_Bold"><text:span text:style-name="T4">Ledger</text:span></text:span></text:p>
        <text:p text:style-name="P613"><text:span text:style-name="T1">L/MAR/B/31H(2)<text:tab/></text:span><text:span text:style-name="Body_20_text_20__28_3_29__20__2b__20_Not_20_Bold"><text:span text:style-name="T4">Pay Book</text:span></text:span></text:p>
        <text:p text:style-name="P286"><text:span text:style-name="T1">Capt John Shepherd</text:span></text:p>
        <text:p text:style-name="P242"><text:span text:style-name="T1">Downs 15 Jan 1824 - 2 May New Anchorage -11 Jul Penang -1 Aug Singapore - 25 Aug Whampoa - 22 Oct Second Bar - 22 Jan 1825 Cape -11 Feb St Helena -17 Apr Blackwall</text:span></text:p>
        <text:list xml:id="list133426211699864" text:continue-numbering="true" text:style-name="WWNum69">
          <text:list-item>
            <text:p text:style-name="P336"><text:span text:style-name="T1">1825/6<text:tab/>Bengal and China</text:span></text:p>
          </text:list-item>
        </text:list>
        <text:p text:style-name="P337"><text:span text:style-name="Body_20_text_20__28_2_29__20__2b__20_Bold">L/MAR/B/31C<text:tab/></text:span><text:span text:style-name="T1">Journal 24 Nov 1825-11 Apr 1827</text:span></text:p>
        <text:p text:style-name="P613"><text:span text:style-name="T1">L/MAR/B/31-1(1)<text:tab/></text:span><text:span text:style-name="Body_20_text_20__28_3_29__20__2b__20_Not_20_Bold"><text:span text:style-name="T4">Ledger</text:span></text:span></text:p>
        <text:p text:style-name="P613"><text:span text:style-name="T1">L/MAR/B/31-1(2)<text:tab/></text:span><text:span text:style-name="Body_20_text_20__28_3_29__20__2b__20_Not_20_Bold"><text:span text:style-name="T4">Pay Book</text:span></text:span></text:p>
        <text:p text:style-name="P286"><text:span text:style-name="T1">Capt John Shepherd</text:span></text:p>
        <text:p text:style-name="P242"><text:span text:style-name="T1">Downs 19 Jan 1826 - 1 May New Anchorage -19 Jul Saugor -10 Aug Penang - 25 Aug Singapore - 21 Sep Whampoa - 3 Nov Second Bar - 27 Jan 1827 St Helena -19 Mar Gravesend</text:span></text:p>
        <text:list xml:id="list133425414378754" text:continue-numbering="true" text:style-name="WWNum69">
          <text:list-item>
            <text:p text:style-name="P336"><text:span text:style-name="T1">1827/8<text:tab/>Bengal and China</text:span></text:p>
          </text:list-item>
        </text:list>
        <text:p text:style-name="P337"><text:span text:style-name="Body_20_text_20__28_2_29__20__2b__20_Bold">L/MAR/B/3 ID<text:tab/></text:span><text:span text:style-name="T1">Journal 18 Dec 1827-22 Apr 1829</text:span></text:p>
        <text:p text:style-name="P613"><text:soft-page-break/><text:span text:style-name="T1">L/MAR/B/31J(1)<text:tab/></text:span><text:span text:style-name="Body_20_text_20__28_3_29__20__2b__20_Not_20_Bold"><text:span text:style-name="T4">Ledger</text:span></text:span></text:p>
        <text:p text:style-name="P613"><text:span text:style-name="T1">L/MAR/B/31J(2)<text:tab/></text:span><text:span text:style-name="Body_20_text_20__28_3_29__20__2b__20_Not_20_Bold"><text:span text:style-name="T4">Pay Book</text:span></text:span></text:p>
        <text:p text:style-name="P159"><text:span text:style-name="T1">Capt Frederick Madan</text:span></text:p>
        <text:p text:style-name="P5"><text:span text:style-name="T1">Portsmouth 8 Feb 1828 - 21 May New Anchorage - 31 Jul Singapore - 20 Aug Whampoa - 23 Oct Second Bar - 21 Mar 1829 Blackwall</text:span></text:p>
        <text:list xml:id="list133425655581448" text:continue-numbering="true" text:style-name="WWNum69">
          <text:list-item>
            <text:p text:style-name="P338"><text:span text:style-name="T1">1829/30<text:tab/>Bombay and China</text:span></text:p>
          </text:list-item>
        </text:list>
        <text:p text:style-name="P340"><text:span text:style-name="Body_20_text_20__28_2_29__20__2b__20_Bold">L/MAR/B/31E<text:tab/></text:span><text:span text:style-name="T1">Journal 4 Jan 1830-4 May 1831</text:span></text:p>
        <text:p text:style-name="P614"><text:span text:style-name="T1">L/MAR/B/31K(1)<text:tab/></text:span><text:span text:style-name="Body_20_text_20__28_3_29__20__2b__20_Not_20_Bold"><text:span text:style-name="T4">Ledger</text:span></text:span></text:p>
        <text:p text:style-name="P614"><text:span text:style-name="T1">L/MAR/B/31K(2)<text:tab/></text:span><text:span text:style-name="Body_20_text_20__28_3_29__20__2b__20_Not_20_Bold"><text:span text:style-name="T4">Pay Book</text:span></text:span></text:p>
        <text:p text:style-name="P222"><text:span text:style-name="T1">Capt Frederick Madan</text:span></text:p>
        <text:p text:style-name="P207"><text:span text:style-name="T1">Downs 1 Mar 1830 - 5 Jun Bombay - 23 Aug Singapore -19 Sep Whampoa - 21 Nov Second Bar - 4 Feb 1831 St Helena - 6 Apr Blackwall</text:span></text:p>
        <text:list xml:id="list133425132301068" text:continue-numbering="true" text:style-name="WWNum69">
          <text:list-item>
            <text:p text:style-name="P338"><text:span text:style-name="T1">1831/2<text:tab/>China</text:span></text:p>
          </text:list-item>
        </text:list>
        <text:p text:style-name="P340"><text:span text:style-name="Body_20_text_20__28_2_29__20__2b__20_Bold">L/MAR/B/31F<text:tab/></text:span><text:span text:style-name="T1">Journal 13 Mar 1832-17 May 1833</text:span></text:p>
        <text:p text:style-name="P614"><text:span text:style-name="T1">L/MAR/B/31L(1)<text:tab/></text:span><text:span text:style-name="Body_20_text_20__28_3_29__20__2b__20_Not_20_Bold"><text:span text:style-name="T4">Ledger</text:span></text:span></text:p>
        <text:p text:style-name="P614"><text:span text:style-name="T1">L/MAR/B/31L(2)<text:tab/></text:span><text:span text:style-name="Body_20_text_20__28_3_29__20__2b__20_Not_20_Bold"><text:span text:style-name="T4">Pay Book</text:span></text:span></text:p>
        <text:p text:style-name="P286"><text:span text:style-name="T1">Capt Honoritus Leigh Thomas</text:span></text:p>
        <text:p text:style-name="P244"><text:span text:style-name="T1">Downs 25 Apr 1832 - 29 Jul Singapore - 25 Aug Whampoa - 6 Dec Second Bar - 20 Mar 1833 St Helena -18 May Blackwall</text:span></text:p>
        <text:h text:style-name="P762" text:outline-level="1"><text:bookmark-start text:name="bookmark34"/><text:span text:style-name="T1">BESSBOROUGH</text:span><text:bookmark-end text:name="bookmark34"/></text:h>
        <text:p text:style-name="P5"><text:span text:style-name="T1">Built by Randall, launched 1772, 3 decks, 4in bottom, length 143ft S^in, keel 114ft S^in, breadth 38ft 6%in, hold 15ft 3</text:span><text:span text:style-name="T2">1</text:span><text:span text:style-name="T1">/4in, wing transom 23ft 7in, between decks 6ft 4in, 907 tons</text:span></text:p>
        <text:list xml:id="list3989483445" text:style-name="WWNum71">
          <text:list-item>
            <text:p text:style-name="P339"><text:span text:style-name="T1">1772/3<text:tab/>Bombay and China</text:span></text:p>
          </text:list-item>
        </text:list>
        <text:p text:style-name="P341"><text:span text:style-name="T1">L/MAR/B/574A<text:tab/>Journal 25<text:tab/>Dec 1772-12 Jul 1775</text:span></text:p>
        <text:p text:style-name="P340"><text:span text:style-name="T1">L/MAR/B/259E(1)<text:tab/>Ledger</text:span></text:p>
        <text:p text:style-name="P340"><text:span text:style-name="T1">L/MAR/B/259E(2)<text:tab/>Pay Book</text:span></text:p>
        <text:p text:style-name="P159"><text:span text:style-name="T1">Capt Thomas Riddell</text:span></text:p>
        <text:p text:style-name="P6"><text:span text:style-name="T1">Portsmouth 26 Mar 1773 - 7 Jul Johanna - 2 Aug Bombay - 6 Nov Kedgeree - 28 Dec Ingeli - 26 Jan 1774 Tellicheny -1 Feb Mangalore - 5 Mar Bombay - 25 Apr Onore - 29 Apr Mangalore - 4 May Tellicheny - 4 Jun Malacca - 8 Jul Whampoa - 24 Nov Second Bar - 20 Mar 1775 St Helena -16 Jun Deptford</text:span></text:p>
        <text:list xml:id="list133426782704079" text:continue-numbering="true" text:style-name="WWNum71">
          <text:list-item>
            <text:p text:style-name="P448"><text:soft-page-break/><text:span text:style-name="T1">1776/7<text:tab/>Bombay, Madras and China</text:span></text:p>
          </text:list-item>
        </text:list>
        <text:p text:style-name="P449"><text:span text:style-name="T1">L/MAR/B/259A-B<text:tab/>Journal 26<text:tab/>Dec 1776-31 Oct<text:tab/>1781</text:span></text:p>
        <text:p text:style-name="P450"><text:span text:style-name="T1">L/MAR/B/259F(1)<text:tab/>Ledger</text:span></text:p>
        <text:p text:style-name="P450"><text:span text:style-name="T1">L/MAR/B/259F(2)<text:tab/>Pay Book</text:span></text:p>
        <text:p text:style-name="P45"><text:span text:style-name="T1">Capt Alexander Montgomerie</text:span></text:p>
        <text:p text:style-name="P2"><text:span text:style-name="T1">Portsmouth 15 Jul 1777 - 3 Aug Madeira - 24 Nov Cape - 9 Feb 1778 Madras -19 Mar Cochin - 31 Mar Tellicheny - 30 Apr Bombay - 29 Jul Madras - 23 Aug Cuddalore - 8 Sep Pondicherry -</text:span></text:p>
        <text:list xml:id="list1830654567" text:style-name="WWNum73">
          <text:list-item>
            <text:p text:style-name="P34"><text:span text:style-name="T1">Sep Cuddalore - 4 Nov Madras - 31 Dec Kedgeree -16 Mar 1799 Madras -17 Jun Bombay -1 Nov Kedgeree - 21 Jan 1780 Madras -13 Feb Pondicherry - 7 Mar Cochin -11 Mar Tellicheny -19 Mar Mangalore -17 Apr Surat - 23 Apr Bombay -15 Jul Madras -19 Aug Malacca -16 Sep Whampoa -</text:span></text:p>
          </text:list-item>
        </text:list>
        <text:list xml:id="list1580769515" text:style-name="WWNum75">
          <text:list-item>
            <text:p text:style-name="P102"><text:span text:style-name="T1">Jan 1781 Second Bar - 25 Jun St Helena -19 Oct Downs</text:span></text:p>
          </text:list-item>
        </text:list>
        <text:list xml:id="list133426385197784" text:continue-list="list133426782704079" text:style-name="WWNum71">
          <text:list-item>
            <text:p text:style-name="P339"><text:span text:style-name="T1">1782/3<text:tab/>Bombay and Bengal</text:span></text:p>
          </text:list-item>
        </text:list>
        <text:p text:style-name="P342"><text:span text:style-name="T1">L/MAR/B/259C<text:tab/>Journal 5 Dec 1782-24 Aug<text:tab/>1785</text:span></text:p>
        <text:p text:style-name="P340"><text:span text:style-name="T1">L/MAR/B/259G(1)<text:tab/>Ledger</text:span></text:p>
        <text:p text:style-name="P340"><text:span text:style-name="T1">L/MAR/B/259G(2)<text:tab/>Pay Book</text:span></text:p>
        <text:p text:style-name="P286"><text:span text:style-name="T1">Capt Alexander Montgomerie</text:span></text:p>
        <text:p text:style-name="P286"><text:span text:style-name="T1">Portsmouth 17 Mar 1783 - 19 Jul Johanna -16 Aug Bombay - 28 Oct Tellicheny - 3 Nov Cochin -</text:span></text:p>
        <text:list xml:id="list133426005467380" text:continue-list="list1830654567" text:style-name="WWNum73">
          <text:list-item>
            <text:p text:style-name="P343"><text:span text:style-name="T1">Nov Anjengo - 7 Feb 1784 Kedgeree -17 Mar Calcutta - 9 Nov Ingeli -15 Jan 1785 Narsapore -</text:span></text:p>
          </text:list-item>
        </text:list>
        <text:list xml:id="list133426091917674" text:continue-list="list1580769515" text:style-name="WWNum75">
          <text:list-item>
            <text:p text:style-name="P345"><text:span text:style-name="T1">Mar Cape -17 Apr St Helena -13 Jul Downs </text:span><text:span text:style-name="T2"><text:note text:id="ftn19" text:note-class="footnote"><text:note-citation>6</text:note-citation><text:note-body><text:p text:style-name="P701"><text:span text:style-name="T1"><text:tab/>1785/6<text:tab/>Bombay and China</text:span></text:p><text:p text:style-name="P702"><text:span text:style-name="T1">L/MAR/B/259D<text:tab/>Journal 16 Jan<text:tab/>1786-23<text:tab/>Aug 1788</text:span></text:p><text:p text:style-name="P703"><text:span text:style-name="T1">L/MAR/B/259H(1)<text:tab/>Ledger</text:span></text:p><text:p text:style-name="P703"><text:span text:style-name="T1">L/MAR/B/259H(2)<text:tab/>Pay Book</text:span></text:p></text:note-body></text:note></text:span></text:p>
          </text:list-item>
        </text:list>
        <text:p text:style-name="P2"><text:span text:style-name="T1">Capt Alexander Montgomerie</text:span></text:p>
        <text:p text:style-name="P9"><text:span text:style-name="T1">Downs 15 Apr 1786 - 5 May Madeira - 21 Jul Rio de Janeiro - 20 Dec Bombay - 2 Jul 1787 Penang - 24 Jul Malacca - 27 Aug Whampoa 8 Jan 1788 - 23 Apr St Helena - 9 Jul Downs</text:span></text:p>
        <text:p text:style-name="P151"><text:span text:style-name="T1">* NMM: HMN/142-143 Invoice Books 1777-81</text:span></text:p>
        <text:p text:style-name="P154"><text:span text:style-name="T1">HMN/144 Captain’s Letter Book 1786-88</text:span></text:p>
        <text:h text:style-name="P753" text:outline-level="1"><text:bookmark-start text:name="bookmark35"/><text:span text:style-name="T1">BETSY (1)</text:span><text:bookmark-end text:name="bookmark35"/></text:h>
        <text:list text:style-name="WWNum77">
          <text:list-item>
            <text:p text:style-name="P35"><text:span text:style-name="T1">1800/1 Bengal</text:span></text:p>
          </text:list-item>
        </text:list>
        <text:p text:style-name="P2"><text:span text:style-name="T1">L/MAR/B/368A Journal 11 Dec 1800-24 Mar 1802 Capt Charles Hooper</text:span></text:p>
        <text:p text:style-name="P4"><text:span text:style-name="T1">Falmouth 24 Jan 1801 -19 Apr Cape - 7 Jul Calcutta - Kedgeree 19 Sep - 31 Dec St Helena -12 Mar 1802 Gravesend</text:span></text:p>
        <text:h text:style-name="P757" text:outline-level="1"><text:bookmark-start text:name="bookmark36"/><text:soft-page-break/><text:span text:style-name="T1">BETSY (2)</text:span><text:bookmark-end text:name="bookmark36"/></text:h>
        <text:list xml:id="list4094412548" text:style-name="WWNum79">
          <text:list-item>
            <text:p text:style-name="P263"><text:span text:style-name="T1">From Bengal 1802</text:span></text:p>
          </text:list-item>
        </text:list>
        <text:p text:style-name="P239"><text:span text:style-name="T1">L/MAR/B/368B Journal 10 Feb-9 Oct 1802 Capt W Bampton</text:span></text:p>
        <text:p text:style-name="P246"><text:span text:style-name="T1">Calcutta 10 Feb 1802 - Saugor 10 Mar - 30 Jun St Helena - 20 Sep Deptford</text:span></text:p>
        <text:h text:style-name="P749" text:outline-level="1"><text:bookmark-start text:name="bookmark37"/><text:span text:style-name="T1">BHEEMOOLAH</text:span><text:bookmark-end text:name="bookmark37"/></text:h>
        <text:p text:style-name="P1"><text:span text:style-name="T1">Built at Howrah 1808, 486 tons 1 From Bengal 1811</text:span></text:p>
        <text:p text:style-name="P2"><text:span text:style-name="T1">L/MAR/B/273A Journal 4 Jul 1810-9 Mar 1812, anon Capt David Chauvet</text:span></text:p>
        <text:p text:style-name="P4"><text:span text:style-name="T1">Calcutta 4 Jul 1810 - 7 Sep Diamond Harbour - 6 Dec Mauritius -15 Mar 1811 Madras - 6 May Calcutta - 28 Jul Saugor - 29 Sep Mauritius -15 Nov St Helena - 29 Jan 1812 Blackwall</text:span></text:p>
        <text:h text:style-name="P750" text:outline-level="1"><text:bookmark-start text:name="bookmark38"/><text:span text:style-name="T1">BLACKAMOOR</text:span><text:bookmark-end text:name="bookmark38"/></text:h>
        <text:p text:style-name="P150"><text:span text:style-name="T1">Frigate, 240 tons</text:span></text:p>
        <text:list xml:id="list3888982243" text:style-name="WWNum81">
          <text:list-item>
            <text:p text:style-name="P36"><text:span text:style-name="T1">1657/8<text:tab/>Madras</text:span></text:p>
          </text:list-item>
        </text:list>
        <text:p text:style-name="P2"><text:span text:style-name="T1">Capt John Price</text:span></text:p>
        <text:p text:style-name="P15"><text:span text:style-name="T1">-29 Jun 1659</text:span></text:p>
        <text:list xml:id="list133424871028523" text:continue-numbering="true" text:style-name="WWNum81">
          <text:list-item>
            <text:p text:style-name="P36"><text:span text:style-name="T1">1659/60<text:tab/>Guinea and Surat</text:span></text:p>
          </text:list-item>
        </text:list>
        <text:p text:style-name="P2"><text:span text:style-name="T1">Capt John Price</text:span></text:p>
        <text:p text:style-name="P8"><text:span text:style-name="T1">Downs 30 Dec 1659 - 7 Mar 1660 Guinea -11 Oct Surat 20 Jan 1661 - Jul Downs</text:span></text:p>
        <text:list xml:id="list133426510043587" text:continue-numbering="true" text:style-name="WWNum81">
          <text:list-item>
            <text:p text:style-name="P220"><text:span text:style-name="T1">1667/8<text:tab/>Madras and Bengal</text:span></text:p>
          </text:list-item>
        </text:list>
        <text:p text:style-name="P206"><text:span text:style-name="T1">Capt John Price</text:span></text:p>
        <text:h text:style-name="P753" text:outline-level="1"><text:bookmark-start text:name="bookmark39"/><text:span text:style-name="T1">BLANDFORD</text:span><text:bookmark-end text:name="bookmark39"/></text:h>
        <text:p text:style-name="P7"><text:span text:style-name="T1">Extra ship, built by Randall, measured 1781, 3 decks, 4in bottom, length 124ft 6in, keel 98ft 7in, breadth 34ft, hold 14ft 6in, wing transom 22ft lin, port cell 25ft </text:span><text:span text:style-name="Body_20_text_20__28_2_29__20__2b__20_Italic">TAm,</text:span><text:span text:style-name="T1"> between decks 5ft 9in &amp; 6ft, roundhouse 6ft, ports 11 middle &amp; upper, 606 tons Principal Managing Owner: William Moffat</text:span></text:p>
        <text:p text:style-name="P103"><text:span text:style-name="T1">1<text:tab/>1780/1 Madras and Bengal</text:span></text:p>
        <text:p text:style-name="P2"><text:span text:style-name="T1">L/MAR/B/782A(1) Imprest Book L/MAR/B/782A(2) Receipt Book</text:span></text:p>
      </text:section>
      <text:section text:style-name="Sect4" text:name="Bereich8">
        <text:p text:style-name="P162"><draw:custom-shape text:anchor-type="char" draw:z-index="59" draw:style-name="gr7" draw:text-style-name="P786" svg:width="4.285cm" svg:height="0.835cm" svg:x="20.1cm" svg:y="7.775cm"><text:p text:style-name="P499"><text:span text:style-name="Body_20_text_20__28_2_29__20_Exact">Journal 31 Dec 1787-11 Jul 1789 Ledger</text:span></text:p><draw:enhanced-geometry draw:type="0"/></draw:custom-shape><draw:custom-shape text:anchor-type="char" draw:z-index="60" draw:style-name="gr13" draw:text-style-name="P786" svg:width="6.723cm" svg:height="0.435cm" svg:x="22.234cm" svg:y="10.035cm"><text:p text:style-name="P151"><text:span text:style-name="Body_20_text_20__28_2_29__20_Exact">1 Oct Whampoa -17 Dec Second Bar -14 Apr 1789</text:span></text:p><draw:enhanced-geometry draw:type="0"/></draw:custom-shape><text:span text:style-name="T1">Capt Peter Pigou</text:span></text:p>
        <text:p text:style-name="P166"><text:span text:style-name="T1">Plymouth 26 Jun 1781 - captured by the French 11 Jan 1783 off Ganjam</text:span></text:p>
        <text:h text:style-name="P770" text:outline-level="1"><text:bookmark-start text:name="bookmark40"/><text:span text:style-name="T1">BLENHEIM</text:span><text:bookmark-end text:name="bookmark40"/></text:h>
        <text:p text:style-name="P164"><text:span text:style-name="T1">250/280 tons, 20 guns, 50/60 crew</text:span></text:p>
        <text:list xml:id="list956304980" text:style-name="WWNum83">
          <text:list-item>
            <text:p text:style-name="P104"><text:span text:style-name="T1">1704/5<text:tab/>Banjarmassin</text:span></text:p>
          </text:list-item>
        </text:list>
        <text:p text:style-name="P45"><text:span text:style-name="T1">Capt Henry Barry</text:span></text:p>
        <text:p text:style-name="P46"><text:span text:style-name="T1">31 Jan 1705 -9 May 1709</text:span></text:p>
        <text:list xml:id="list133425286189996" text:continue-numbering="true" text:style-name="WWNum83">
          <text:list-item>
            <text:p text:style-name="P346"><text:span text:style-name="T1">1709/10<text:tab/>Mokha</text:span></text:p>
          </text:list-item>
        </text:list>
        <text:p text:style-name="P347"><text:span text:style-name="Body_20_text_20__28_2_29__20__2b__20_Bold">L/MAR/B/697A<text:tab/></text:span><text:span text:style-name="T1">Journal 22 Oct<text:tab/>1709-9 Aug 1711</text:span></text:p>
        <text:p text:style-name="P615"><text:span text:style-name="T1">L/MAR/B/697B(1)<text:tab/></text:span><text:span text:style-name="Body_20_text_20__28_3_29__20__2b__20_Not_20_Bold"><text:span text:style-name="T4">Ledger</text:span></text:span></text:p>
        <text:p text:style-name="P615"><text:span text:style-name="T1">L/MAR/B/697B(2)<text:tab/></text:span><text:span text:style-name="Body_20_text_20__28_3_29__20__2b__20_Not_20_Bold"><text:span text:style-name="T4">Imprest Book</text:span></text:span></text:p>
        <text:p text:style-name="P615"><text:span text:style-name="T1">L/MAR/B/697B(3)<text:tab/></text:span><text:span text:style-name="Body_20_text_20__28_3_29__20__2b__20_Not_20_Bold"><text:span text:style-name="T4">Pay Book</text:span></text:span></text:p>
        <text:p text:style-name="P286"><text:span text:style-name="T1">Capt Abraham Parrott</text:span></text:p>
        <text:p text:style-name="P428"><text:span text:style-name="T1">Downs 2 Nov 1709 - 15 Mar 1710 Ascension - 28 Jun Mokha -12 Sep Bombay - 22 Jan 1711 Cape - 23 Jul Texel - 9 Aug Deptford</text:span></text:p>
        <text:list xml:id="list133425073679647" text:continue-numbering="true" text:style-name="WWNum83">
          <text:list-item>
            <text:p text:style-name="P348"><text:span text:style-name="T1">1711/2 Bombay and Surat</text:span></text:p>
          </text:list-item>
        </text:list>
        <text:p text:style-name="P615"><text:span text:style-name="T1">L/MAR/B/697C(l)<text:tab/></text:span><text:span text:style-name="Body_20_text_20__28_3_29__20__2b__20_Not_20_Bold"><text:span text:style-name="T4">Ledger</text:span></text:span></text:p>
        <text:p text:style-name="P615"><text:span text:style-name="T1">L/MAR/B/697C(2)<text:tab/></text:span><text:span text:style-name="Body_20_text_20__28_3_29__20__2b__20_Not_20_Bold"><text:span text:style-name="T4">River Pay Book</text:span></text:span></text:p>
        <text:p text:style-name="P615"><text:span text:style-name="T1">L/MAR/B/697C(3)<text:tab/></text:span><text:span text:style-name="Body_20_text_20__28_3_29__20__2b__20_Not_20_Bold"><text:span text:style-name="T4">Receipt Book</text:span></text:span></text:p>
        <text:p text:style-name="P286"><text:span text:style-name="T1">Capt Abraham Parrott</text:span></text:p>
        <text:p text:style-name="P290"><text:span text:style-name="T1">Portsmouth 28 Apr 1712 - blown up 1 Aug 1714 at Basra</text:span></text:p>
        <text:h text:style-name="P770" text:outline-level="1"><text:bookmark-start text:name="bookmark41"/><text:span text:style-name="T1">BLESSING (1)</text:span><text:bookmark-end text:name="bookmark41"/></text:h>
        <text:p text:style-name="P164"><text:span text:style-name="T1">Built 1621, 700 tons</text:span></text:p>
        <text:list xml:id="list404498890" text:style-name="WWNum85">
          <text:list-item>
            <text:p text:style-name="P105"><text:span text:style-name="T1">1621/2<text:tab/>Surat</text:span></text:p>
          </text:list-item>
        </text:list>
        <text:p text:style-name="P45"><text:span text:style-name="T1">Master Emanuel Butta</text:span></text:p>
        <text:p text:style-name="P300"><text:soft-page-break/><text:span text:style-name="T1">Downs Mar 1622 - 3 Oct Surat 6 Dec - 30 Dec Bandar Abbas - Hormuz 26 Jan 1623 - 11 Feb Surat - 24 May Mokha - 5 Oct Surat -19 Jan 1624 Bandar Abbas - Surat Nov - Downs</text:span></text:p>
        <text:list xml:id="list133425035102905" text:continue-numbering="true" text:style-name="WWNum85">
          <text:list-item>
            <text:p text:style-name="P451"><text:span text:style-name="T1">1625/6<text:tab/>Surat and Bantam</text:span></text:p>
          </text:list-item>
        </text:list>
        <text:p text:style-name="P423"><text:span text:style-name="T1">Master John Slade</text:span></text:p>
        <text:p text:style-name="P484"><text:span text:style-name="T1">Downs - 29 Jul 1626 Johanna - 3 Oct Surat - 27 May 1627 Batavia - Surat - 20 Jun 1628 Bantam - Surat 27 Dec - Bantam - Downs</text:span></text:p>
        <text:list xml:id="list133424922208654" text:continue-numbering="true" text:style-name="WWNum85">
          <text:list-item>
            <text:p text:style-name="P186"><text:span text:style-name="T1">1629/30<text:tab/>Surat and Bantam</text:span></text:p>
          </text:list-item>
        </text:list>
        <text:p text:style-name="P452"><text:span text:style-name="T1">L/MAR/A/LVI<text:tab/>Journal<text:tab/>16 Mar 1630-30 Apr 1633, Andrew Warden</text:span></text:p>
        <text:p text:style-name="P423"><text:span text:style-name="T1">L/MAR/A/LVin Journal 13 Aug 1631-30 Apr 1633, anon</text:span></text:p>
        <text:p text:style-name="P242"><text:span text:style-name="T1">Downs 16 Mar 1630 - 14 Jul St Augustine’s Bay - 7 Aug Johanna -14 Oct Surat - 7 Feb 1631 Bandar Abbas - 5 Apr Surat - Bantam - Aug Sumatra - 28 Nov Surat - 26 Feb 1632 Bandar Abbas - 8 Apr Surat - 4 Jul Mauritius 1 Oct -12 Nov Cape -10 Dec St Helena - Apr 1633 Downs</text:span></text:p>
        <text:list xml:id="list133426314961403" text:continue-numbering="true" text:style-name="WWNum85">
          <text:list-item>
            <text:p text:style-name="P350"><text:span text:style-name="T1">1633/4<text:tab/>Surat and Bantam</text:span></text:p>
          </text:list-item>
        </text:list>
        <text:p text:style-name="P286"><text:span text:style-name="T1">Master John Elsmore/John White</text:span></text:p>
        <text:p text:style-name="P239"><text:span text:style-name="T1">Downs Apr 1634 - Dec Surat - Bandar Abbas - Surat Apr 1635 - Bantam - Surat - Bandar Abbas 2 Jan 1636 - Surat 4 Feb -14 May Goa - 3 Jul Mauritius - Mozambique Channel - 7 Oct Surat - Mozambique Channel -12 Jun 1637 Masulipatam 27 Sep -18 Jan 1638 Bandar Abbas - Surat 26 Mar - Jun Aden -11 Dec Surat - left at Goa in 1639, broken up in 1641</text:span></text:p>
        <text:h text:style-name="P779" text:outline-level="1"><text:bookmark-start text:name="bookmark42"/><text:span text:style-name="T1">BLESSING (2)</text:span><text:bookmark-end text:name="bookmark42"/></text:h>
        <text:p text:style-name="P570"><text:span text:style-name="T1">250 tons, sold to Capt Jeremy Blackman 13 Nov 1650 for £900</text:span></text:p>
        <text:list xml:id="list3418697686" text:style-name="WWNum87">
          <text:list-item>
            <text:p text:style-name="P571"><text:span text:style-name="T1">1641/2<text:tab/>Bantam</text:span></text:p>
          </text:list-item>
        </text:list>
        <text:p text:style-name="P170"><text:span text:style-name="T1">Downs 19 Feb 1642 - 14 Sep Bantam - Oct 1643 Downs</text:span></text:p>
        <text:list xml:id="list133426429221683" text:continue-numbering="true" text:style-name="WWNum87">
          <text:list-item>
            <text:p text:style-name="P233"><text:span text:style-name="T1">1643/4<text:tab/>Bantam</text:span></text:p>
          </text:list-item>
        </text:list>
        <text:p text:style-name="P226"><text:span text:style-name="T1">Downs 6 Apr 1644 -</text:span></text:p>
        <text:list xml:id="list133426796087681" text:continue-numbering="true" text:style-name="WWNum87">
          <text:list-item>
            <text:p text:style-name="P187"><text:span text:style-name="T1">1646/7<text:tab/>Surat</text:span></text:p>
          </text:list-item>
        </text:list>
        <text:p text:style-name="P7"><text:span text:style-name="T1">Downs 27 Apr 1647 - 16 Aug Johanna - 24 Sep Surat - Goa - 3 Dec Surat 21 Jan 1649 - 17 Feb Bandar Abbas -18 Mar Surat -</text:span></text:p>
        <text:list xml:id="list133425052968112" text:continue-numbering="true" text:style-name="WWNum87">
          <text:list-item>
            <text:p text:style-name="P106"><text:span text:style-name="T1">1650/1<text:tab/>Surat</text:span></text:p>
          </text:list-item>
        </text:list>
        <text:p text:style-name="P48"><text:span text:style-name="T1">Capt Gilbert Grimes</text:span></text:p>
        <text:h text:style-name="P762" text:outline-level="1"><text:bookmark-start text:name="bookmark43"/><text:span text:style-name="T1">BODDAM</text:span><text:bookmark-end text:name="bookmark43"/></text:h>
        <text:p text:style-name="P9"><text:span text:style-name="T1">Built by Barnard, launched 1787, 3 decks, 4in bottom, keel 128ft, breadth 38ft 6in, 1021 tons Principal Managing Owner: William Palmer</text:span></text:p>
        <text:p text:style-name="P188"><text:span text:style-name="T1">1<text:tab/>1787/8 Madras and China</text:span></text:p>
        <text:p text:style-name="P654"><text:soft-page-break/><text:span text:style-name="T1">L/MAR/B/351A L/MAR/B/351G(1)</text:span></text:p>
        <text:p text:style-name="P656"><text:span text:style-name="T1">L/MAR/B/351 G(2)<text:tab/></text:span><text:span text:style-name="Body_20_text_20__28_3_29__20__2b__20_Not_20_Bold"><text:span text:style-name="T4">Pay Book</text:span></text:span></text:p>
        <text:p text:style-name="P2"><text:span text:style-name="Body_20_text_20__28_2_29__20__2b__20_Bold">L/MAR/B/351G(3) </text:span><text:span text:style-name="T1">Imprest Book </text:span><text:span text:style-name="Body_20_text_20__28_2_29__20__2b__20_Bold">L/MAR/B/351G(4) </text:span><text:span text:style-name="T1">Absence Book Capt Joseph Elliott</text:span></text:p>
        <text:p text:style-name="P46"><text:span text:style-name="T1">Portsmouth 5 Apr 1788 - 19 Jul Madras St Helena -12 Jun Long Reach</text:span></text:p>
        <text:list xml:id="list133425118590971" text:continue-list="list4094412548" text:style-name="WWNum79">
          <text:list-item>
            <text:p text:style-name="P351"><text:span text:style-name="T1">1790/1 Madras and China</text:span></text:p>
          </text:list-item>
        </text:list>
        <text:p text:style-name="P353"><text:span text:style-name="Body_20_text_20__28_2_29__20__2b__20_Bold">L/MAR/B/351B<text:tab/></text:span><text:span text:style-name="T1">Journal 17 Dec<text:tab/>1791-4 Jun 1792</text:span></text:p>
        <text:p text:style-name="P616"><text:span text:style-name="T1">L/MAR/B/351H(1)<text:tab/></text:span><text:span text:style-name="Body_20_text_20__28_3_29__20__2b__20_Not_20_Bold"><text:span text:style-name="T4">Ledger</text:span></text:span></text:p>
        <text:p text:style-name="P616"><text:span text:style-name="T1">L/MAR/B/351H(2)<text:tab/></text:span><text:span text:style-name="Body_20_text_20__28_3_29__20__2b__20_Not_20_Bold"><text:span text:style-name="T4">Pay Book</text:span></text:span></text:p>
        <text:p text:style-name="P286"><text:span text:style-name="T1">Capt John Jones</text:span></text:p>
        <text:p text:style-name="P242"><text:span text:style-name="T1">Downs 25 Feb 1791 -16 Jun Madras -13 Sep Whampoa -13 Nov Second Bar - 27 Feb 1792 St Helena - 24 Apr Long Reach</text:span></text:p>
        <text:list xml:id="list133426762769646" text:continue-numbering="true" text:style-name="WWNum79">
          <text:list-item>
            <text:p text:style-name="P351"><text:span text:style-name="T1">1793/4 Madras and China</text:span></text:p>
          </text:list-item>
        </text:list>
        <text:p text:style-name="P353"><text:span text:style-name="Body_20_text_20__28_2_29__20__2b__20_Bold">L/MAR/B/35</text:span><text:span text:style-name="T1">1C<text:tab/>Journal 19 Nov<text:tab/>1793-5 Jan 1796</text:span></text:p>
        <text:p text:style-name="P354"><text:span text:style-name="Body_20_text_20__28_2_29__20__2b__20_Bold">L/MAR/B/35</text:span><text:span text:style-name="T1">1-1(1)<text:tab/>Ledger</text:span></text:p>
        <text:p text:style-name="P616"><text:span text:style-name="T1">L/MAR/B/351-I(2)<text:tab/></text:span><text:span text:style-name="Body_20_text_20__28_3_29__20__2b__20_Not_20_Bold"><text:span text:style-name="T4">Pay Book</text:span></text:span></text:p>
        <text:p text:style-name="P286"><text:span text:style-name="T1">Capt John Jones</text:span></text:p>
        <text:p text:style-name="P301"><text:span text:style-name="T1">Portsmouth 2 May 1794 - 4 Jul Rio de Janeiro - 7 Sep Madras - 5 Oct Penang -15 Oct Malacca - 31 Jan 1795 Whampoa - 5 Mar Second Bar - 26 Apr Malacca - 24 Aug St Helena - 28 Nov Long Reach</text:span></text:p>
        <text:list xml:id="list133426060385689" text:continue-numbering="true" text:style-name="WWNum79">
          <text:list-item>
            <text:p text:style-name="P107"><text:span text:style-name="T1">1795/6 St Helena, Madras and China</text:span></text:p>
          </text:list-item>
        </text:list>
        <text:p text:style-name="P108"><text:span text:style-name="Body_20_text_20__28_2_29__20__2b__20_Bold">L/MAR/B/351D<text:tab/></text:span><text:span text:style-name="T1">Journal 24 Feb<text:tab/>1796-23 Aug 1798</text:span></text:p>
        <text:p text:style-name="P656"><text:span text:style-name="T1">L/MAR/B/351J(1)<text:tab/></text:span><text:span text:style-name="Body_20_text_20__28_3_29__20__2b__20_Not_20_Bold"><text:span text:style-name="T4">Ledger</text:span></text:span></text:p>
        <text:p text:style-name="P656"><text:span text:style-name="T1">L/MAR/B/351J(2)<text:tab/></text:span><text:span text:style-name="Body_20_text_20__28_3_29__20__2b__20_Not_20_Bold"><text:span text:style-name="T4">Pay Book</text:span></text:span></text:p>
        <text:p text:style-name="P45"><text:span text:style-name="T1">Capt George Palmer</text:span></text:p>
        <text:p text:style-name="P2"><text:span text:style-name="T1">Portsmouth 17 May 1796 - 21 Jul St Helena -1 Oct Madras - 30 Nov Colombo - 8 Apr 1797 Whampoa -11 May Second Bar -19 Jun returned to China for repairs - 24 Jul Macao - 28 Aug Whampoa -16 Dec Second Bar -17 Jan 1798 Malacca -18 Mar Cape -15 Apr St Helena - 25 Jun Cork -12 Jul Long Reach</text:span></text:p>
      </text:section>
      <text:section text:style-name="Sect5" text:name="Bereich9">
        <text:list xml:id="list133425191750801" text:continue-numbering="true" text:style-name="WWNum79">
          <text:list-item>
            <text:p text:style-name="P356"><text:span text:style-name="T1">1798/9<text:tab/>Madras and China</text:span></text:p>
          </text:list-item>
        </text:list>
        <text:p text:style-name="P311"><text:span text:style-name="T1">L/MAR/B/351E<text:tab/>Journal 8 Jan 1799-29 Jul 1800</text:span></text:p>
        <text:p text:style-name="P311"><text:span text:style-name="T1">L/MAR/B/351K(1)<text:tab/>Ledger</text:span></text:p>
        <text:p text:style-name="P311"><text:span text:style-name="T1">L/MAR/B/351K(2)<text:tab/>Pay Book</text:span></text:p>
        <text:p text:style-name="P286"><text:span text:style-name="T1">Capt George Palmer</text:span></text:p>
        <text:p text:style-name="P16"><text:span text:style-name="T1">Portsmouth 2 Apr 1799 - 5 Aug Madras - 2 Sep Penang -14 Sep Malacca - 30 Oct Whampoa - 25 Dec Second Bar -18 Jan 1800 Malacca -11 Apr St Helena - 28 Jun Long Reach</text:span></text:p>
        <text:list xml:id="list133424848138642" text:continue-numbering="true" text:style-name="WWNum79">
          <text:list-item>
            <text:p text:style-name="P355"><text:span text:style-name="T1">1800/1<text:tab/>Madras and China</text:span></text:p>
          </text:list-item>
        </text:list>
        <text:p text:style-name="P357"><text:span text:style-name="T1">L/MAR/B/351F<text:tab/>Journal 17 Feb<text:tab/>1801-24 Jun<text:tab/>1802</text:span></text:p>
        <text:p text:style-name="P311"><text:span text:style-name="T1">L/MAR/B/351L(1)<text:tab/>Ledger</text:span></text:p>
        <text:p text:style-name="P311"><text:span text:style-name="T1">L/MAR/B/351L(2)<text:tab/>Pay Book</text:span></text:p>
        <text:p text:style-name="P286"><text:span text:style-name="T1">Capt John Jones</text:span></text:p>
        <text:p text:style-name="P244"><text:span text:style-name="T1">Portsmouth 31 Mar 1801 - 26 Jul Madras - 28 Aug Penang -10 Sep Malacca - 28 Sep Whampoa - 16 Dec Second Bar -13 Apr 1802 St Helena -12 Jun Long Reach</text:span></text:p>
        <text:p text:style-name="P686"><text:span text:style-name="T1">BODDINGTON</text:span></text:p>
        <text:list xml:id="list2428047273" text:style-name="WWNum89">
          <text:list-item>
            <text:p text:style-name="P109"><text:span text:style-name="T1">From Penang 1794</text:span></text:p>
          </text:list-item>
        </text:list>
        <text:p text:style-name="P17"><text:span text:style-name="T1">L/MAR/B/414A Journal 11 Nov 1794-17 Aug 1795, anon Penang 11 Nov 1794 - 27 Feb 1795 St Helena - 5 Aug Long Reach</text:span></text:p>
        <text:p text:style-name="P687"><text:span text:style-name="T1">BOLTON</text:span></text:p>
        <text:p text:style-name="P159"><text:span text:style-name="T1">Chartered ship, 540 tons</text:span></text:p>
        <text:p text:style-name="P164"><text:span text:style-name="T1">Principal Managing Owner: Thomas H Oldfield</text:span></text:p>
        <text:list xml:id="list3187809588" text:style-name="WWNum91">
          <text:list-item>
            <text:p text:style-name="P110"><text:span text:style-name="T1">1831/2 Madras and Bengal</text:span></text:p>
          </text:list-item>
        </text:list>
        <text:p text:style-name="P87"><text:span text:style-name="T1">L/MAR/B/234A<text:tab/>Deck Log 21 May 1832-25 May 1833</text:span></text:p>
        <text:p text:style-name="P45"><text:span text:style-name="T1">Capt Thomas Wedlock Aldham</text:span></text:p>
        <text:p text:style-name="P45"><text:span text:style-name="T1">Downs 9 Jun 1832 - 27 Sep Madras -18 Oct Calcutta - 29 Dec Saugor - 3 Mar 1833 St Helena -</text:span></text:p>
        <text:list xml:id="list133424956124086" text:continue-numbering="true" text:style-name="WWNum91">
          <text:list-item>
            <text:p text:style-name="P112"><text:span text:style-name="T1">May Downs</text:span></text:p>
          </text:list-item>
        </text:list>
        <text:p text:style-name="P687"><text:span text:style-name="T1">BOMBAY (1)</text:span></text:p>
        <text:p text:style-name="P164"><text:soft-page-break/><text:span text:style-name="T1">Frigate, 180 tons</text:span></text:p>
        <text:list xml:id="list4084868769" text:style-name="WWNum93">
          <text:list-item>
            <text:p text:style-name="P111"><text:span text:style-name="T1">1705/6 Mokha and Bombay</text:span></text:p>
          </text:list-item>
        </text:list>
        <text:p text:style-name="P45"><text:span text:style-name="T1">Capt Samuel Jago</text:span></text:p>
        <text:p text:style-name="P48"><text:span text:style-name="T1">Portsmouth 18 Oct 1706 - attacked by pirates after leaving Mokha Aug 1707 - Karwar 27 Oct - blown up by accident while engaging Sivaji pirates 28 Oct</text:span></text:p>
        <text:p text:style-name="P687"><text:span text:style-name="T1">BOMBAY (2)</text:span></text:p>
        <text:p text:style-name="P169"><text:span text:style-name="T1">Galley, 10 guns, 35 crew, 160 tons</text:span></text:p>
        <text:list xml:id="list3848293519" text:style-name="WWNum95">
          <text:list-item>
            <text:p text:style-name="P358"><text:span text:style-name="T1">1721/2 Bombay (to remain)</text:span></text:p>
          </text:list-item>
        </text:list>
        <text:p text:style-name="P311"><text:span text:style-name="T1">L/MAR/B/773A(1)<text:tab/>Imprest Book</text:span></text:p>
        <text:p text:style-name="P311"><text:span text:style-name="T1">L/MAR/B/773A(2)<text:tab/>Receipt Book 1723-29</text:span></text:p>
        <text:p text:style-name="P286"><text:span text:style-name="T1">Capt Robert Brice</text:span></text:p>
        <text:list xml:id="list133426889647034" text:continue-numbering="true" text:style-name="WWNum95">
          <text:list-item>
            <text:p text:style-name="P359"><text:span text:style-name="T1">Apr 1722 -</text:span></text:p>
          </text:list-item>
        </text:list>
        <text:p text:style-name="P682"><text:span text:style-name="T1">BOMBAY (3)</text:span></text:p>
        <text:p text:style-name="P210"><text:span text:style-name="T1">Built at Bombay 1807, 3 decks, 5in bottom, length 163ft llin, keel 132fl 5</text:span><text:span text:style-name="T2">5</text:span><text:span text:style-name="T1">/8in, breadth 42fl;, hold 17ft 3in, wing transom 25ft lin, port cell 30ft 7in, waist 1ft lOin, between decks 6ft Sin &amp; 6ft 7!/2in, roundhouse 6ft 714in, ports 14 middle &amp; 13 upper, deck range 92ft 9in, 1243 tons Principal Managing Owners: 2-7 John Forbes, 8-12 Hemy Templer</text:span></text:p>
        <text:p text:style-name="P153"><text:span text:style-name="T1">See also NMM: HMN/60-141 for voyages 1809/10-1818/9</text:span></text:p>
        <text:list xml:id="list3892243239" text:style-name="WWNum97">
          <text:list-item>
            <text:p text:style-name="P264"><text:span text:style-name="T1">From Bombay 1809</text:span></text:p>
          </text:list-item>
        </text:list>
        <text:p text:style-name="P360"><text:span text:style-name="T1">L/MAR/B/48M(1)<text:tab/>Ledger</text:span></text:p>
        <text:p text:style-name="P360"><text:span text:style-name="T1">L/MAR/B/48M(2)<text:tab/>Pay Book</text:span></text:p>
        <text:p text:style-name="P289"><text:span text:style-name="T1">Capt John Stewart</text:span></text:p>
        <text:list xml:id="list133426614713006" text:continue-numbering="true" text:style-name="WWNum97">
          <text:list-item>
            <text:p text:style-name="P113"><text:span text:style-name="T1">1809/10<text:tab/>China</text:span></text:p>
          </text:list-item>
        </text:list>
        <text:p text:style-name="P114"><text:span text:style-name="T1">L/MAR/B/48B<text:tab/>Journal 3 Feb 1810-28<text:tab/>Nov<text:tab/>1811</text:span></text:p>
        <text:p text:style-name="P115"><text:span text:style-name="T1">L/MAR/B/48N (1)<text:tab/>Ledger</text:span></text:p>
        <text:p text:style-name="P115"><text:span text:style-name="T1">L/MAR/B/48N(2)<text:tab/>Pay Book</text:span></text:p>
        <text:p text:style-name="P45"><text:span text:style-name="T1">Capt Archibald Hamilton</text:span></text:p>
        <text:p text:style-name="P7"><text:span text:style-name="T1">Portsmouth 28 Apr 1810-5 Sep Penang - 25 Sep Malacca - 6 Dec Whampoa - 9 Feb 1811 Second Bar -11 Jul St Helena -18 Sep Falmouth -18 Oct Blackwall</text:span></text:p>
        <text:list xml:id="list133424841853969" text:continue-numbering="true" text:style-name="WWNum97">
          <text:list-item>
            <text:p text:style-name="P113"><text:soft-page-break/><text:span text:style-name="T1">1811/2<text:tab/>China</text:span></text:p>
          </text:list-item>
        </text:list>
        <text:p text:style-name="P116"><text:span text:style-name="T1">L/MAR/B/48C<text:tab/>Journal 13<text:tab/>Jan<text:tab/>1812-24 Aug 1813</text:span></text:p>
        <text:p text:style-name="P115"><text:span text:style-name="T1">L/MAR/B/48-0(l)<text:tab/>Ledger</text:span></text:p>
        <text:p text:style-name="P115"><text:span text:style-name="T1">L/MAR/B/48-0(2)<text:tab/>Pay Book</text:span></text:p>
        <text:p text:style-name="P45"><text:span text:style-name="T1">Capt Montgomerie Hamilton</text:span></text:p>
        <text:p text:style-name="P46"><text:span text:style-name="T1">Portsmouth 25 Mar 1812 - 20 Apr Madeira -10 Aug Batavia - 29 Sep Whampoa - 30 Nov Second Bar - 27 Mar 1813 St Helena -18 Jun Blackwall</text:span></text:p>
        <text:list xml:id="list133426279631796" text:continue-numbering="true" text:style-name="WWNum97">
          <text:list-item>
            <text:p text:style-name="P349"><text:span text:style-name="T1">1813/4 Bombay and China</text:span></text:p>
          </text:list-item>
        </text:list>
        <text:p text:style-name="P360"><text:span text:style-name="T1">L/MAR/B/48D<text:tab/>Journal 8 Oct 1813-1 Mar 1816</text:span></text:p>
        <text:p text:style-name="P360"><text:span text:style-name="T1">L/MAR/B/48P(1)<text:tab/>Ledger</text:span></text:p>
        <text:p text:style-name="P360"><text:span text:style-name="T1">L/MAR/B/48P(2)<text:tab/>Pay Book</text:span></text:p>
        <text:p text:style-name="P360"><text:span text:style-name="T1">L/MAR/B/48P(3)<text:tab/>Imprest Book</text:span></text:p>
        <text:p text:style-name="P360"><text:span text:style-name="T1">L/MAR/B/48P(4)<text:tab/>Absence Book</text:span></text:p>
        <text:p text:style-name="P286"><text:span text:style-name="T1">Capt Archibald Hamilton</text:span></text:p>
        <text:p text:style-name="P241"><text:span text:style-name="T1">Portsmouth 31 Dec 1813 - 21 May 1814 Bombay - 6 Aug Kedah - 29 Sep Lintin - 30 Nov Whampoa - 8 Jan 1815 Second Bar -15 Apr Cochin - 9 May Bombay -18 Oct Cape - 6 Nov St Helena -14 Jan 1816 Blackwall</text:span></text:p>
        <text:list xml:id="list133425533849993" text:continue-numbering="true" text:style-name="WWNum97">
          <text:list-item>
            <text:p text:style-name="P117"><text:span text:style-name="T1">1816/7 Bombay and China</text:span></text:p>
          </text:list-item>
        </text:list>
        <text:p text:style-name="P119"><text:span text:style-name="T1">L/MAR/B/48E<text:tab/>Journal 24 Oct<text:tab/>1816-22 Jun<text:tab/>1818</text:span></text:p>
        <text:p text:style-name="P115"><text:span text:style-name="T1">L/MAR/B/48Q(1)<text:tab/>Ledger</text:span></text:p>
        <text:p text:style-name="P115"><text:span text:style-name="T1">L/MAR/B/48Q(2)<text:tab/>Pay Book</text:span></text:p>
        <text:p text:style-name="P45"><text:span text:style-name="T1">Capt Archibald Hamilton</text:span></text:p>
        <text:p text:style-name="P5"><text:span text:style-name="T1">Downs 7 Jan 1817 -17 May Bombay - 27 Jul Penang -14 Aug Malacca -12 Sep Whampoa - 22 Nov Second Bar - 23 Mar 1818 St Helena - 20 May Long Reach</text:span></text:p>
        <text:list xml:id="list133424872933142" text:continue-numbering="true" text:style-name="WWNum97">
          <text:list-item>
            <text:p text:style-name="P349"><text:span text:style-name="T1">1818/9 St Helena, Bombay and China</text:span></text:p>
          </text:list-item>
        </text:list>
        <text:p text:style-name="P361"><text:span text:style-name="T1">L/MAR/B/48F<text:tab/>Journal 12 Dec<text:tab/>1818-7 Nov<text:tab/>1820</text:span></text:p>
        <text:p text:style-name="P360"><text:span text:style-name="T1">L/MAR/B/48R(1)<text:tab/>Ledger</text:span></text:p>
        <text:p text:style-name="P360"><text:span text:style-name="T1">L/MAR/B/48R(2)<text:tab/>Pay Book</text:span></text:p>
        <text:p text:style-name="P286"><text:soft-page-break/><text:span text:style-name="T1">Capt Archibald Hamilton</text:span></text:p>
        <text:p text:style-name="P286"><text:span text:style-name="T1">Portsmouth 1 Mar 1819-4 May St Helena - 5 Aug Bombay - 4 Jan 1820 Batavia - 28 Feb Whampoa - 16 Mar Second Bar - 26 Jul St Helena - 29 Sep Long Reach</text:span></text:p>
      </text:section>
      <text:section text:style-name="Sect5" text:name="Bereich10">
        <text:list xml:id="list133425278506217" text:continue-numbering="true" text:style-name="WWNum97">
          <text:list-item>
            <text:p text:style-name="P118"><text:span text:style-name="T1">1820/1 China</text:span></text:p>
          </text:list-item>
        </text:list>
        <text:p text:style-name="P94"><text:span text:style-name="Body_20_text_20__28_2_29__20__2b__20_Bold">L/MAR/B/48G<text:tab/></text:span><text:span text:style-name="T1">Journal </text:span><text:span text:style-name="Body_20_text_20__28_2_29__20__2b__20_Bold">7 </text:span><text:span text:style-name="T1">Mar 1821-28 May 1822, cont by Chief Mate Joseph Stanton</text:span></text:p>
        <text:p text:style-name="P652"><text:span text:style-name="T1">L/MAR/B/48S(1)<text:tab/></text:span><text:span text:style-name="Body_20_text_20__28_3_29__20__2b__20_Not_20_Bold"><text:span text:style-name="T4">Ledger</text:span></text:span></text:p>
        <text:p text:style-name="P652"><text:span text:style-name="T1">L/MAR/B/48S(2)<text:tab/></text:span><text:span text:style-name="Body_20_text_20__28_3_29__20__2b__20_Not_20_Bold"><text:span text:style-name="T4">Pay Book</text:span></text:span></text:p>
        <text:p text:style-name="P45"><text:span text:style-name="T1">Capt Charles Graham</text:span></text:p>
        <text:p text:style-name="P46"><text:span text:style-name="T1">Downs 28 Apr 1821 - 7 Sep Whampoa -12 Nov Second Bar - 3 Feb 1822 Cape - 22 Feb St Helena - 22 Apr Northfleet</text:span></text:p>
        <text:list xml:id="list133425559165354" text:continue-numbering="true" text:style-name="WWNum97">
          <text:list-item>
            <text:p text:style-name="P362"><text:span text:style-name="T1">1822/3<text:tab/>China</text:span></text:p>
          </text:list-item>
        </text:list>
        <text:p text:style-name="P332"><text:span text:style-name="Body_20_text_20__28_2_29__20__2b__20_Bold">L/MAR/B/48H<text:tab/></text:span><text:span text:style-name="T1">Journal 26 Feb 1823-27 Apr 1824</text:span></text:p>
        <text:p text:style-name="P611"><text:span text:style-name="T1">L/MAR/B/48T(1)<text:tab/></text:span><text:span text:style-name="Body_20_text_20__28_3_29__20__2b__20_Not_20_Bold"><text:span text:style-name="T4">Ledger</text:span></text:span></text:p>
        <text:p text:style-name="P611"><text:span text:style-name="T1">L/MAR/B/48T(2)<text:tab/></text:span><text:span text:style-name="Body_20_text_20__28_3_29__20__2b__20_Not_20_Bold"><text:span text:style-name="T4">Pay Book</text:span></text:span></text:p>
        <text:p text:style-name="P286"><text:span text:style-name="T1">Capt John Hine</text:span></text:p>
        <text:p text:style-name="P242"><text:span text:style-name="T1">Downs 20 Apr 1823 - 7 Aug Whampoa - 8 Nov Second Bar - 2 Feb 1824 St Helena - 23 Mar Long Reach</text:span></text:p>
        <text:list xml:id="list133426964031058" text:continue-numbering="true" text:style-name="WWNum97">
          <text:list-item>
            <text:p text:style-name="P362"><text:span text:style-name="T1">1824/5<text:tab/>China</text:span></text:p>
          </text:list-item>
        </text:list>
        <text:p text:style-name="P332"><text:span text:style-name="Body_20_text_20__28_2_29__20__2b__20_Bold">L/MAR/B/48-I<text:tab/></text:span><text:span text:style-name="T1">Journal 10 Mar 1825-11 Jul 1826</text:span></text:p>
        <text:p text:style-name="P611"><text:span text:style-name="T1">L/MAR/B/48U(1)<text:tab/></text:span><text:span text:style-name="Body_20_text_20__28_3_29__20__2b__20_Not_20_Bold"><text:span text:style-name="T4">Ledger</text:span></text:span></text:p>
        <text:p text:style-name="P611"><text:span text:style-name="T1">L/MAR/B/48U(2)<text:tab/></text:span><text:span text:style-name="Body_20_text_20__28_3_29__20__2b__20_Not_20_Bold"><text:span text:style-name="T4">Pay Book</text:span></text:span></text:p>
        <text:p text:style-name="P286"><text:span text:style-name="T1">Capt John Charretie</text:span></text:p>
        <text:p text:style-name="P572"><text:span text:style-name="T1">Downs 4 May 1825 - 13 Sep Whampoa -11 Dec Second Bar -10 Apr 1826 St Helena - 8 Jun Long Reach</text:span></text:p>
        <text:list xml:id="list133425568409393" text:continue-numbering="true" text:style-name="WWNum97">
          <text:list-item>
            <text:p text:style-name="P363"><text:span text:style-name="T1">1826/7<text:tab/>Madras and China</text:span></text:p>
          </text:list-item>
        </text:list>
        <text:p text:style-name="P332"><text:span text:style-name="Body_20_text_20__28_2_29__20__2b__20_Bold">L/MAR/B/48J<text:tab/></text:span><text:span text:style-name="T1">Journal 13 Jan 1827-14 Apr 1828</text:span></text:p>
        <text:p text:style-name="P611"><text:span text:style-name="T1">L/MAR/B/48V(1)<text:tab/></text:span><text:span text:style-name="Body_20_text_20__28_3_29__20__2b__20_Not_20_Bold"><text:span text:style-name="T4">Ledger</text:span></text:span></text:p>
        <text:p text:style-name="P611"><text:span text:style-name="T1">L/MAR/B/48V(2)<text:tab/></text:span><text:span text:style-name="Body_20_text_20__28_3_29__20__2b__20_Not_20_Bold"><text:span text:style-name="T4">Pay Book</text:span></text:span></text:p>
        <text:p text:style-name="P286"><text:span text:style-name="T1">Capt John Charretie</text:span></text:p>
        <text:p text:style-name="P424"><text:span text:style-name="T1">Downs 9 Mar 1827 - 12 Jun Madras - 28 Jul Penang - 22 Aug Singapore - 21 Oct Whampoa - 8 Nov Second Bar - 23 Feb St Helena -14 Apr Gravesend</text:span></text:p>
        <text:list xml:id="list133426650230843" text:continue-numbering="true" text:style-name="WWNum97">
          <text:list-item>
            <text:p text:style-name="P362"><text:soft-page-break/><text:span text:style-name="T1">1830/1<text:tab/>China</text:span></text:p>
          </text:list-item>
        </text:list>
        <text:p text:style-name="P332"><text:span text:style-name="Body_20_text_20__28_2_29__20__2b__20_Bold">L/MAR/B/48K<text:tab/></text:span><text:span text:style-name="T1">Journal 19 Mar 1831-19 Jun 1832</text:span></text:p>
        <text:p text:style-name="P611"><text:span text:style-name="T1">L/MAR/B/48W(1)<text:tab/></text:span><text:span text:style-name="Body_20_text_20__28_3_29__20__2b__20_Not_20_Bold"><text:span text:style-name="T4">Ledger</text:span></text:span></text:p>
        <text:p text:style-name="P611"><text:span text:style-name="T1">L/MAR/B/48W(2)<text:tab/></text:span><text:span text:style-name="Body_20_text_20__28_3_29__20__2b__20_Not_20_Bold"><text:span text:style-name="T4">Pay Book</text:span></text:span></text:p>
        <text:p text:style-name="P286"><text:span text:style-name="T1">Capt James Kellaway</text:span></text:p>
        <text:p text:style-name="P491"><text:span text:style-name="T1">Downs 4 May 1831 - 27 Aug Whampoa - 30 Nov Second Bar - 29 Mar 1832 St Helena -19 May Blackwall</text:span></text:p>
        <text:list xml:id="list133425921510973" text:continue-numbering="true" text:style-name="WWNum97">
          <text:list-item>
            <text:p text:style-name="P349"><text:span text:style-name="T1">1832/3 St Helena, Bengal and China</text:span></text:p>
          </text:list-item>
        </text:list>
        <text:p text:style-name="P332"><text:span text:style-name="Body_20_text_20__28_2_29__20__2b__20_Bold">L/MAR/B/48L<text:tab/></text:span><text:span text:style-name="T1">Journal 3 Dec 1832-21 Apr 1834</text:span></text:p>
        <text:p text:style-name="P611"><text:span text:style-name="T1">L/MAR/B/48X(1)<text:tab/></text:span><text:span text:style-name="Body_20_text_20__28_3_29__20__2b__20_Not_20_Bold"><text:span text:style-name="T4">Ledger</text:span></text:span></text:p>
        <text:p text:style-name="P611"><text:span text:style-name="T1">L/MAR/B/48X(2)<text:tab/></text:span><text:span text:style-name="Body_20_text_20__28_3_29__20__2b__20_Not_20_Bold"><text:span text:style-name="T4">Pay Book</text:span></text:span></text:p>
        <text:p text:style-name="P286"><text:span text:style-name="T1">Capt James Kellaway</text:span></text:p>
        <text:p text:style-name="P291"><text:span text:style-name="T1">Downs 17 Jan 1833 - 15 Mar St Helena - 6 Jun Saugor -15 Aug Penang - 2 Sep Singapore - 26 Sep Whampoa -10 Nov Second Bar -1 Feb 1834 St Helena - 30 Mar Long Reach</text:span></text:p>
        <text:h text:style-name="P781" text:outline-level="1"><text:bookmark-start text:name="bookmark44"/><text:span text:style-name="T1">BOMBAY</text:span><text:bookmark-end text:name="bookmark44"/></text:h>
        <text:p text:style-name="P579"><text:span text:style-name="T1">Country ship 1<text:tab/>1786</text:span></text:p>
        <text:p text:style-name="P189"><text:span text:style-name="T1">L/MAR/B/48 A<text:tab/>Journal 7 Aug-29 Oct 1786, J Sutherland</text:span></text:p>
        <text:p text:style-name="P159"><text:span text:style-name="T1">Bombay 7 Aug 1786 - 11 Sep Diego Garcia Bay -13 Oct Tellicheny - 29 Oct Bombay</text:span></text:p>
        <text:h text:style-name="P770" text:outline-level="1"><text:bookmark-start text:name="bookmark45"/><text:span text:style-name="T1">BOMBAY CASTLE (1)</text:span><text:bookmark-end text:name="bookmark45"/></text:h>
        <text:p text:style-name="P169"><text:span text:style-name="T1">Rated at 499 tons, 28 guns, 99 crew</text:span></text:p>
        <text:list xml:id="list1328182216" text:style-name="WWNum99">
          <text:list-item>
            <text:p text:style-name="P364"><text:span text:style-name="T1">1745/6<text:tab/>Madras and Bengal</text:span></text:p>
          </text:list-item>
        </text:list>
        <text:p text:style-name="P337"><text:span text:style-name="Body_20_text_20__28_2_29__20__2b__20_Bold">L/MAR/B/125A-B<text:tab/></text:span><text:span text:style-name="T1">Journal 24 Apr 1746-19 Nov 1749</text:span></text:p>
        <text:p text:style-name="P613"><text:span text:style-name="T1">L/MAR/B/125L(1)<text:tab/></text:span><text:span text:style-name="Body_20_text_20__28_3_29__20__2b__20_Not_20_Bold"><text:span text:style-name="T4">Ledger</text:span></text:span></text:p>
        <text:p text:style-name="P613"><text:span text:style-name="T1">L/MAR/B/125L(2)<text:tab/></text:span><text:span text:style-name="Body_20_text_20__28_3_29__20__2b__20_Not_20_Bold"><text:span text:style-name="T4">Pay Book</text:span></text:span></text:p>
        <text:p text:style-name="P286"><text:span text:style-name="T1">Capt Thomas Browne</text:span></text:p>
        <text:p text:style-name="P242"><text:span text:style-name="T1">Portsmouth 22 Aug 1746 - 19 Dec Cape - 7 Jun 1747 Benkulen - 29 Jul Fort St David - cruising Coromandel coast -1 Oct Pulicat - 6 Jan 1748 Fort St David - 26 Jan Pondicherry -14 Mar Fort St David - cruising Coromandel coast - 24 Jun Fort St David - 23 Aug Negapatam - 3 Sep Tranquebar - 6 Sep Fort St David - 25 Nov Culpee -16 Jan 1749 Ingeli 6 Mar - 31 Jul St Helena</text:span></text:p>
        <text:list xml:id="list133425859518778" text:continue-numbering="true" text:style-name="WWNum99">
          <text:list-item>
            <text:p text:style-name="P364"><text:soft-page-break/><text:span text:style-name="T1">1751/2<text:tab/>Madras and Bengal</text:span></text:p>
          </text:list-item>
        </text:list>
        <text:p text:style-name="P613"><text:span text:style-name="T1">L/MAR/B/125C<text:tab/></text:span><text:span text:style-name="Body_20_text_20__28_3_29__20__2b__20_Not_20_Bold"><text:span text:style-name="T4">Journal</text:span></text:span></text:p>
        <text:p text:style-name="P613"><text:span text:style-name="T1">L/MAR/B/125M(1)<text:tab/></text:span><text:span text:style-name="Body_20_text_20__28_3_29__20__2b__20_Not_20_Bold"><text:span text:style-name="T4">Ledger</text:span></text:span></text:p>
        <text:p text:style-name="P613"><text:span text:style-name="T1">L/MAR/B/125M(2)<text:tab/></text:span><text:span text:style-name="Body_20_text_20__28_3_29__20__2b__20_Not_20_Bold"><text:span text:style-name="T4">Pay Book</text:span></text:span></text:p>
        <text:p text:style-name="P286"><text:span text:style-name="T1">Capt Thomas Browne</text:span></text:p>
        <text:p text:style-name="P286"><text:span text:style-name="T1">Downs 18 Jan 1752 - 18 Jun Benkulen - 31 Jul Fort St David - 3 Aug Madras -18 Sep Vizagapatam -</text:span></text:p>
        <text:list xml:id="list133425941312224" text:continue-list="list133426005467380" text:style-name="WWNum73">
          <text:list-item>
            <text:p text:style-name="P344"><text:span text:style-name="T1">Oct Culpee - 29 Jan 1753 Ingeli - 4 Mar Madras -12 Jul St Helena -19 Oct Downs</text:span></text:p>
          </text:list-item>
        </text:list>
        <text:list xml:id="list133425206173079" text:continue-list="list133425859518778" text:style-name="WWNum99">
          <text:list-item>
            <text:p text:style-name="P120"><text:span text:style-name="T1">1754/5<text:tab/>Madras and Bengal</text:span></text:p>
          </text:list-item>
        </text:list>
        <text:p text:style-name="P37"><text:span text:style-name="Body_20_text_20__28_2_29__20__2b__20_Bold">L/MAR/B/125D </text:span><text:span text:style-name="T1">Journal 1 Oct 1754-7 Jan 1757, Chief Mate Joseph Bustoll </text:span><text:span text:style-name="Body_20_text_20__28_2_29__20__2b__20_Bold">L/MAR/B/125N(1)<text:tab/></text:span><text:span text:style-name="T1">Ledger</text:span></text:p>
        <text:p text:style-name="P653"><text:span text:style-name="T1">L/MAR/B/125N(2)<text:tab/></text:span><text:span text:style-name="Body_20_text_20__28_3_29__20__2b__20_Not_20_Bold"><text:span text:style-name="T4">Pay Book</text:span></text:span></text:p>
        <text:p text:style-name="P45"><text:span text:style-name="T1">Capt Thomas Browne</text:span></text:p>
        <text:p text:style-name="P45"><text:span text:style-name="T1">Downs 16 Dec 1754 - 19 Jan 1755 Sao Tiago - 26 Mar Cape - 7 Jun Fort St David -13 Jun Madras</text:span></text:p>
        <text:list xml:id="list133426752612877" text:continue-list="list133425941312224" text:style-name="WWNum73">
          <text:list-item>
            <text:p text:style-name="P38"><text:span text:style-name="T1">Jul - 25 Aug Malacca - 2 Dec Whampoa - left China 23 Jan 1756 - 19 May St Helena - 8 Sep Kinsale - 4 Nov Downs</text:span></text:p>
          </text:list-item>
        </text:list>
        <text:list xml:id="list133426737343268" text:continue-list="list133425206173079" text:style-name="WWNum99">
          <text:list-item>
            <text:p text:style-name="P364"><text:span text:style-name="T1">1757/8<text:tab/>Bengal</text:span></text:p>
          </text:list-item>
        </text:list>
        <text:p text:style-name="P337"><text:span text:style-name="Body_20_text_20__28_2_29__20__2b__20_Bold">L/MAR/B/125E<text:tab/></text:span><text:span text:style-name="T1">Journal 12 Jan 1758-28 Mar 1760</text:span></text:p>
        <text:p text:style-name="P613"><text:span text:style-name="T1">L/MAR/B/125-0(1)<text:tab/></text:span><text:span text:style-name="Body_20_text_20__28_3_29__20__2b__20_Not_20_Bold"><text:span text:style-name="T4">Ledger</text:span></text:span></text:p>
        <text:p text:style-name="P613"><text:span text:style-name="T1">L/MAR/B/125-0(2)<text:tab/></text:span><text:span text:style-name="Body_20_text_20__28_3_29__20__2b__20_Not_20_Bold"><text:span text:style-name="T4">Pay Book</text:span></text:span></text:p>
        <text:p text:style-name="P286"><text:span text:style-name="T1">Capt Richard Doveton</text:span></text:p>
        <text:p text:style-name="P299"><text:span text:style-name="T1">Portsmouth 10 May 1758 - 28 Nov Balasore - 6 Jan 1759 Culpee 30 Mar - 28 Jul St Helena - 7 Nov Kinsale - 4 Jan 1760 Cork -13 Jan Kinsale - 20 Feb Woolwich</text:span></text:p>
        <text:h text:style-name="P762" text:outline-level="1"><text:bookmark-start text:name="bookmark46"/><text:span text:style-name="T1">BOMBAY CASTLE (2)</text:span><text:bookmark-end text:name="bookmark46"/></text:h>
        <text:p text:style-name="P9"><text:span text:style-name="T1">Built by Randall, launched 1792, 3 decks, 4in bottom, length 164ft 4in, keel 132ft 7</text:span><text:span text:style-name="T2">1</text:span><text:span text:style-name="T1">/4in, breadth 42ft 2in, hold 17ft, wing transom 25ft 9in, port cell 29ft lin, waist 3ft 9in, between decks 6ft 6in, roundhouse 6ft 7in, ports 14 middle &amp; upper, deck range 97ft 4in, 1234 tons Principal Managing Owners: 1 James Feams, 2-4 Alexander Montgomerie, 5-6 Joseph Dorin</text:span></text:p>
        <text:p text:style-name="P163"><text:span text:style-name="T1">See also NMM: HMN/1-59</text:span></text:p>
        <text:list xml:id="list1715653228" text:style-name="WWNum101">
          <text:list-item>
            <text:p text:style-name="P453"><text:span text:style-name="T1">1792/3<text:tab/>Bombay and China</text:span></text:p>
          </text:list-item>
        </text:list>
        <text:p text:style-name="P454"><text:span text:style-name="T1">L/MAR/B/125F<text:tab/>Journal 12 Nov 1792-13 Oct<text:tab/>1794</text:span></text:p>
        <text:p text:style-name="P455"><text:soft-page-break/><text:span text:style-name="T1">L/MAR/B/125P(1)<text:tab/>Ledger</text:span></text:p>
        <text:p text:style-name="P455"><text:span text:style-name="T1">L/MAR/B/125P(2)<text:tab/>Pay Book</text:span></text:p>
        <text:p text:style-name="P423"><text:span text:style-name="T1">Capt Alexander Montgomerie</text:span></text:p>
        <text:p text:style-name="P227"><text:span text:style-name="T1">Downs 14 Jan 1793 - 6 Feb Madeira -14 May Bombay - 22 Aug Malacca -12 Sep Whampoa - 6 Nov Second Bar -11 Apr 1794 St Helena -19 Jul Galway - 31 Aug Long Reach</text:span></text:p>
        <text:list xml:id="list133425925939918" text:continue-numbering="true" text:style-name="WWNum101">
          <text:list-item>
            <text:p text:style-name="P365"><text:span text:style-name="T1">1794/5<text:tab/>Bombay and China</text:span></text:p>
          </text:list-item>
        </text:list>
        <text:p text:style-name="P366"><text:span text:style-name="T1">L/MAR/B/125G<text:tab/>Journal 1 Dec<text:tab/>1794-8<text:tab/>Sep 1797</text:span></text:p>
        <text:p text:style-name="P337"><text:span text:style-name="T1">L/MAR/B/125Q(1)<text:tab/>Ledger</text:span></text:p>
        <text:p text:style-name="P337"><text:span text:style-name="T1">L/MAR/B/125Q(2)<text:tab/>Pay Book</text:span></text:p>
      </text:section>
      <text:section text:style-name="Sect6" text:name="Bereich11">
        <text:p text:style-name="P240"><text:span text:style-name="T1">Capt John Hamilton</text:span></text:p>
        <text:p text:style-name="P242"><text:span text:style-name="T1">Portsmouth 24 May 1795 - 3 Sep Cape - 4 Jan 1796 Bombay - 29 Jan Calicut -12 Feb Colombo - 21 Mar Bombay -16 Jun Malacca - 6 Jul Whampoa -12 Nov Second Bar - 2 Jan 1797 Macao - 27 Jan Penang - 4 Apr Cape - 28 Apr St Helena - 28 Jul Long Reach</text:span></text:p>
        <text:list xml:id="list133425538354582" text:continue-numbering="true" text:style-name="WWNum101">
          <text:list-item>
            <text:p text:style-name="P265"><text:span text:style-name="T1">1797/8 Bombay and China</text:span></text:p>
          </text:list-item>
        </text:list>
        <text:p text:style-name="P367"><text:span text:style-name="T1">L/MAR/B/125H<text:tab/>Journal 20<text:tab/>Nov 1797-7 Oct 1799</text:span></text:p>
        <text:p text:style-name="P368"><text:span text:style-name="T1">L/MAR/B/125R(1)<text:tab/>Ledger</text:span></text:p>
        <text:p text:style-name="P234"><text:span text:style-name="T1">L/MAR/B/125R(2)<text:tab/>Pay Book</text:span></text:p>
        <text:p text:style-name="P222"><text:span text:style-name="T1">Capt John Hamilton</text:span></text:p>
        <text:p text:style-name="P509"><text:span text:style-name="T1">Portsmouth 17 Feb 1798 - 4 Jun Bombay -15 Oct Whampoa - 4 Jan 1799 Second Bar - 22 Feb Malacca -17 May St Helena -1 Aug Long Reach</text:span></text:p>
        <text:list xml:id="list133426652253846" text:continue-numbering="true" text:style-name="WWNum101">
          <text:list-item>
            <text:p text:style-name="P369"><text:span text:style-name="T1">1799/1800 China</text:span></text:p>
          </text:list-item>
        </text:list>
        <text:p text:style-name="P368"><text:span text:style-name="T1">L/MAR/B/125-I<text:tab/>Journal 10 Mar 1800-29 Jan 1802</text:span></text:p>
        <text:p text:style-name="P368"><text:span text:style-name="T1">L/MAR/B/125S(1)<text:tab/>Ledger</text:span></text:p>
        <text:p text:style-name="P368"><text:span text:style-name="T1">L/MAR/B/125S(2)<text:tab/>Pay Book</text:span></text:p>
        <text:p text:style-name="P286"><text:span text:style-name="T1">Capt John Hamilton</text:span></text:p>
        <text:p text:style-name="P564"><text:span text:style-name="T1">Torbay 27 May 1800 - 12 Aug Rio de Janeiro - 23 Dec Cape - 23 Feb 1801 Whampoa - 30 Mar Second Bar - 21 Sep St Helena - 8 Dec Long Reach</text:span></text:p>
        <text:list xml:id="list133426670301587" text:continue-numbering="true" text:style-name="WWNum101">
          <text:list-item>
            <text:p text:style-name="P567"><text:span text:style-name="T1">Aug 1800 captured French frigate </text:span><text:span text:style-name="Body_20_text_20__28_2_29__20__2b__20_Italic">La Medee</text:span></text:p>
          </text:list-item>
        </text:list>
        <text:list xml:id="list133425124831281" text:continue-list="list133426737343268" text:style-name="WWNum99">
          <text:list-item>
            <text:p text:style-name="P370"><text:span text:style-name="T1">1802/3<text:tab/>Bombay and China</text:span></text:p>
          </text:list-item>
        </text:list>
        <text:p text:style-name="P368"><text:span text:style-name="T1">L/MAR/B/125J<text:tab/>Journal 26 Oct 1802-6 Sep 1804</text:span></text:p>
        <text:p text:style-name="P368"><text:span text:style-name="T1">L/MAR/B/125T(1)<text:tab/>Ledger</text:span></text:p>
        <text:p text:style-name="P368"><text:span text:style-name="T1">L/MAR/B/125T(2)<text:tab/>Pay Book</text:span></text:p>
        <text:p text:style-name="P286"><text:span text:style-name="T1">Capt Archibald Hamilton</text:span></text:p>
        <text:p text:style-name="P241"><text:span text:style-name="T1">Downs 23 Dec 1802 - 30 May 1803 Bombay - 28 Aug Malacca -1 Oct Whampoa - 23 Dec Second Bar -18 Feb Malacca -1 Mar Penang - 9 Jun St Helena -16 Aug Gravesend 14-16 Feb 1804 took part in battle of Pulau Aor</text:span></text:p>
        <text:list xml:id="list133426662658577" text:continue-numbering="true" text:style-name="WWNum99">
          <text:list-item>
            <text:p text:style-name="P121"><text:span text:style-name="T1">1804/5<text:tab/>Bombay and China</text:span></text:p>
          </text:list-item>
        </text:list>
        <text:p text:style-name="P122"><text:span text:style-name="T1">L/MAR/B/125K<text:tab/>Journal 24 Oct 1804-19 Nov 1806</text:span></text:p>
        <text:p text:style-name="P122"><text:span text:style-name="T1">L/MAR/B/125U(1)<text:tab/>Ledger</text:span></text:p>
        <text:p text:style-name="P122"><text:soft-page-break/><text:span text:style-name="T1">L/MAR/B/125U(2)<text:tab/>Pay Book</text:span></text:p>
        <text:p text:style-name="P45"><text:span text:style-name="T1">Capt Archibald Hamilton</text:span></text:p>
        <text:p text:style-name="P582"><text:span text:style-name="T1">Portsmouth 17 Feb 1805 - 21 Jun Bombay - 25 Sep Penang -10 Oct Malacca - 27 Dec Whampoa - 1 Mar 1806 - 2 Jul St Helena - 6 Sep Long Reach</text:span></text:p>
        <text:h text:style-name="P770" text:outline-level="1"><text:bookmark-start text:name="bookmark47"/><text:span text:style-name="T1">BOMBAY MERCHANT</text:span><text:bookmark-end text:name="bookmark47"/></text:h>
        <text:p text:style-name="P164"><text:span text:style-name="T1">370/400 tons, </text:span><text:span text:style-name="Body_20_text_20__28_2_29__20__2b__20_Italic">IVi</text:span><text:span text:style-name="T1"> decks, 24/30 guns, 72/91 crew</text:span></text:p>
        <text:list xml:id="list4280588598" text:style-name="WWNum103">
          <text:list-item>
            <text:p text:style-name="P123"><text:span text:style-name="T1">1668/9<text:tab/>Surat</text:span></text:p>
          </text:list-item>
        </text:list>
        <text:p text:style-name="P45"><text:span text:style-name="T1">Capt George Erwin</text:span></text:p>
        <text:p text:style-name="P18"><text:span text:style-name="T1">-15 Jul 1670</text:span></text:p>
        <text:list xml:id="list133426905090081" text:continue-numbering="true" text:style-name="WWNum103">
          <text:list-item>
            <text:p text:style-name="P541"><text:span text:style-name="T1">1670/1<text:tab/>Madras<text:tab/>and Bengal</text:span></text:p>
          </text:list-item>
        </text:list>
        <text:p text:style-name="P539"><text:span text:style-name="T1">Capt George Erwin</text:span></text:p>
        <text:list xml:id="list133426752011697" text:continue-numbering="true" text:style-name="WWNum103">
          <text:list-item>
            <text:p text:style-name="P522"><text:span text:style-name="T1">1672/3<text:tab/>Madras<text:tab/>and Surat</text:span></text:p>
          </text:list-item>
        </text:list>
        <text:p text:style-name="P523"><text:span text:style-name="T1">Capt George Erwin</text:span></text:p>
        <text:list xml:id="list133425530705905" text:continue-numbering="true" text:style-name="WWNum103">
          <text:list-item>
            <text:p text:style-name="P542"><text:span text:style-name="T1">1674/5<text:tab/>Madras,<text:tab/>Bengal and Bantam</text:span></text:p>
          </text:list-item>
        </text:list>
        <text:p text:style-name="P538"><text:span text:style-name="T1">Capt George Bennett</text:span></text:p>
        <text:p text:style-name="P540"><text:span text:style-name="T1">10 Jan 1675 - 7 Jun 1676</text:span></text:p>
        <text:list xml:id="list133426130661184" text:continue-numbering="true" text:style-name="WWNum103">
          <text:list-item>
            <text:p text:style-name="P543"><text:span text:style-name="T1">1676/7<text:tab/>Bantam<text:tab/>and Surat</text:span></text:p>
          </text:list-item>
        </text:list>
        <text:p text:style-name="P538"><text:span text:style-name="T1">Capt Roger Bennett</text:span></text:p>
        <text:list xml:id="list133426887837457" text:continue-list="list133426091917674" text:style-name="WWNum75">
          <text:list-item>
            <text:p text:style-name="P544"><text:span text:style-name="T1">Mar 1677 - Mar 1679</text:span></text:p>
          </text:list-item>
        </text:list>
        <text:h text:style-name="P759" text:outline-level="1"><text:bookmark-start text:name="bookmark48"/><text:span text:style-name="T1">BONA VENTURE 5^ EXPEDITION</text:span><text:bookmark-end text:name="bookmark48"/></text:h>
        <text:h text:style-name="P752" text:outline-level="1"><text:bookmark-start text:name="bookmark49"/><text:span text:style-name="T1">BONITO</text:span><text:bookmark-end text:name="bookmark49"/></text:h>
        <text:list xml:id="list316766444" text:style-name="WWNum105">
          <text:list-item>
            <text:p text:style-name="P221"><text:span text:style-name="T1">1647/8<text:tab/>Madras</text:span></text:p>
          </text:list-item>
        </text:list>
        <text:p text:style-name="P204"><text:span text:style-name="T1">Capt James Birkdell</text:span></text:p>
        <text:p text:style-name="P209"><text:span text:style-name="T1">Downs - 25 Jun 1648 Madras - Masulipatam - Madras Jan 1649 - Downs</text:span></text:p>
        <text:list xml:id="list133424987067034" text:continue-numbering="true" text:style-name="WWNum105">
          <text:list-item>
            <text:p text:style-name="P39"><text:span text:style-name="T1">1649/50<text:tab/>Assada and Madras</text:span></text:p>
          </text:list-item>
        </text:list>
        <text:p text:style-name="P19"><text:soft-page-break/><text:span text:style-name="T1">BL: </text:span><text:span text:style-name="Body_20_text_20__28_2_29__20__2b__20_Bold">Sloane MS 3231 </text:span><text:span text:style-name="T1">Journal 4 Feb 1650-28 Dec 1651, Charles Wylde, purser Capt Yates; Master George Cormett</text:span></text:p>
        <text:p text:style-name="P10"><text:span text:style-name="T1">Blackwall 4 Feb 1650 - 18 Mar Maio -11 Jun St Augustine’s Bay - 28 Jun Assada - 21 Jul Johanna - 26 Aug Madras - 26 Nov Masulipatam - 24 Dec Madras - 23 Jan 1651 Cochin -11 Mar Bandar Abbas - 24 May Madras - 3 Jun Masulipatam -18 Sep Madras -17 Dec Bantam - * carried planters to form colony at Assada</text:span></text:p>
        <text:h text:style-name="P750" text:outline-level="1"><text:bookmark-start text:name="bookmark50"/><text:span text:style-name="T1">BORNEO</text:span><text:bookmark-end text:name="bookmark50"/></text:h>
        <text:p text:style-name="P153"><text:span text:style-name="T1">180/200 tons, 12 guns, 30/40 crew</text:span></text:p>
        <text:list xml:id="list253907640" text:style-name="WWNum107">
          <text:list-item>
            <text:p text:style-name="P266"><text:span text:style-name="T1">1699/1700 Batavia and Banjarmassin L/MAR/A/CXLVII Journal 10 Jun 1700-30 Jun 1702 L/MAR/A/CXLYH-A Ledger L/MAR/A/CXLYH-B Imprest Book</text:span></text:p>
          </text:list-item>
        </text:list>
        <text:p text:style-name="P239"><text:span text:style-name="T1">Capt Henry Barre</text:span></text:p>
        <text:p text:style-name="P482"><text:span text:style-name="T1">Downs 4 Jul 1700 - 30 Jul Madeira - 13 Aug Sao Tiago - 3 Feb 1701 Batavia - 20 Feb Benjarmassin - 25 Apr 1702 ‘Borneo’ -1 Jun Batavia - voyage ended 25 Apr 1703</text:span></text:p>
        <text:list xml:id="list133426259062685" text:continue-numbering="true" text:style-name="WWNum107">
          <text:list-item>
            <text:p text:style-name="P269"><text:span text:style-name="T1">1713/4<text:tab/>Banjarmassin and Benkulen</text:span></text:p>
          </text:list-item>
        </text:list>
        <text:p text:style-name="P239"><text:span text:style-name="T1">L/MAR/B/674A Journal 2 Sep 1713-2 Jun 1716 Capt Thomas Lewis</text:span></text:p>
        <text:p text:style-name="P7"><text:span text:style-name="T1">Downs 2 Oct 1713 - 30 Jan 1714 Cape - 7 May Batavia -1 Jul Banjarmassin - 26 Dec Benkulen - 23 Jan 1715 Bantal - 9 Feb Benkulen - 4 Mar Bantal - 29 Mar Benkulen -13 Jun Batavia - 24 Aug Benkulen - 21 Feb 1716 Madras - 30 May Benkulen - voyage ended 1 Aug 1717</text:span></text:p>
        <text:list xml:id="list133427049699324" text:continue-numbering="true" text:style-name="WWNum107">
          <text:list-item>
            <text:p text:style-name="P40"><text:span text:style-name="T1">1718/9<text:tab/>Banjarmassin</text:span></text:p>
          </text:list-item>
        </text:list>
        <text:p text:style-name="P2"><text:span text:style-name="T1">L/MAR/B/674B Journal 18 May-15 Oct 1720, John Shepheard, Second Mate Capt John Riccard</text:span></text:p>
        <text:p text:style-name="P10"><text:span text:style-name="T1">Plymouth 24 Dec 1718-28 Sep 1720 Deptford</text:span></text:p>
        <text:h text:style-name="P752" text:outline-level="1"><text:bookmark-start text:name="bookmark51"/><text:span text:style-name="T1">BOSCAWEN</text:span><text:bookmark-end text:name="bookmark51"/></text:h>
        <text:p text:style-name="P207"><text:span text:style-name="T1">Rated at 499 tons, 26 guns, 99 crew Principal Managing Owner: 4 Richard Crabb</text:span></text:p>
        <text:list xml:id="list4056235519" text:style-name="WWNum109">
          <text:list-item>
            <text:p text:style-name="P270"><text:span text:style-name="T1">1748/9<text:tab/>Bombay</text:span></text:p>
          </text:list-item>
        </text:list>
        <text:p text:style-name="P371"><text:span text:style-name="T1">L/MAR/B/572A<text:tab/>Journal 28 Aug 1748-3<text:tab/>Jul<text:tab/>1751</text:span></text:p>
        <text:p text:style-name="P372"><text:span text:style-name="T1">L/MAR/B/572E(1)<text:tab/>Ledger</text:span></text:p>
        <text:p text:style-name="P372"><text:span text:style-name="T1">L/MAR/B/572E(2)<text:tab/>Pay Book</text:span></text:p>
        <text:p text:style-name="P286"><text:span text:style-name="T1">Capt Benjamin Braund</text:span></text:p>
        <text:p text:style-name="P6"><text:span text:style-name="T1">Downs 26 Mar 1749 - 5 Jul Johanna - 2 Aug Bombay - 22 Sep Surat -17 Nov Bandar Abbas - 23 Dec Bombay -11 Feb 1750 Mangalore -17 Feb Tellicheny -19 Mar Socotra - 29 Mar Mokha - 27 Aug Bombay -16 Jan 1751 Cape -17 Feb St Helena - 4 Jun Gravesend</text:span></text:p>
        <text:list xml:id="list133425122860218" text:continue-numbering="true" text:style-name="WWNum109">
          <text:list-item>
            <text:p text:style-name="P456"><text:span text:style-name="T1">1752/3<text:tab/>Madras and China</text:span></text:p>
          </text:list-item>
        </text:list>
        <text:p text:style-name="P457"><text:span text:style-name="T1">L/MAR/B/572B<text:tab/>Journal 8 Oct 1752-15<text:tab/>Aug 1754</text:span></text:p>
        <text:p text:style-name="P458"><text:span text:style-name="T1">L/MAR/B/572F(1)<text:tab/>Ledger</text:span></text:p>
        <text:p text:style-name="P458"><text:soft-page-break/><text:span text:style-name="T1">L/MAR/B/572F(2)<text:tab/>Pay Book</text:span></text:p>
        <text:p text:style-name="P151"><text:span text:style-name="T1">Capt Benjamin Braund</text:span></text:p>
        <text:p text:style-name="P5"><text:span text:style-name="T1">Downs 27 Dec 1752 - 15 Mar 1753 Cape - 24 Jun Madras - 9 Sep Whampoa - 26 Dec Second Bar - 7 May St Helena - 22 Jul Erith</text:span></text:p>
        <text:list xml:id="list133425285586842" text:continue-numbering="true" text:style-name="WWNum109">
          <text:list-item>
            <text:p text:style-name="P271"><text:span text:style-name="T1">1756/7<text:tab/>Madras, Bengal and China</text:span></text:p>
          </text:list-item>
        </text:list>
        <text:p text:style-name="P373"><text:span text:style-name="Body_20_text_20__28_2_29__20__2b__20_Bold">L/MAR/B/572C<text:tab/></text:span><text:span text:style-name="T1">Journal 24 Oct 1756-1<text:tab/>May 1760</text:span></text:p>
        <text:p text:style-name="P612"><text:span text:style-name="T1">L/MAR/B/572G(1)<text:tab/></text:span><text:span text:style-name="Body_20_text_20__28_3_29__20__2b__20_Not_20_Bold"><text:span text:style-name="T4">Ledger</text:span></text:span></text:p>
        <text:p text:style-name="P612"><text:span text:style-name="T1">L/MAR/B/572G(2)<text:tab/></text:span><text:span text:style-name="Body_20_text_20__28_3_29__20__2b__20_Not_20_Bold"><text:span text:style-name="T4">Pay Book</text:span></text:span></text:p>
        <text:p text:style-name="P222"><text:span text:style-name="T1">Capt Benjamin Braund</text:span></text:p>
        <text:p text:style-name="P209"><text:span text:style-name="T1">Downs 30 Jan 1757 - 16 Jul Madagascar - 5 Sep Madras - 28 Nov Balasore - 20 Dec Calcutta - 29 Mar 1758 Ingeli - 5 Jul Madras - 21 Oct Whampoa 4 Feb 1759 - 15 May off St Helena, unable to call because of French ships - 7 Jun San Salvador - 27 Dec Cork - 2 Feb Plymouth - 27 Mar Erith</text:span></text:p>
        <text:list xml:id="list133425365276019" text:continue-numbering="true" text:style-name="WWNum109">
          <text:list-item>
            <text:p text:style-name="P124"><text:span text:style-name="T1">1760/1<text:tab/>Bombay and Bengal</text:span></text:p>
          </text:list-item>
        </text:list>
        <text:p text:style-name="P125"><text:span text:style-name="Body_20_text_20__28_2_29__20__2b__20_Bold">L/MAR/B/572D<text:tab/></text:span><text:span text:style-name="T1">Journal 6 Feb 1761-21<text:tab/>Jun<text:tab/>1765, Chief Mate Arthur Morris</text:span></text:p>
        <text:p text:style-name="P657"><text:span text:style-name="T1">L/MAR/B/572H(1)<text:tab/></text:span><text:span text:style-name="Body_20_text_20__28_3_29__20__2b__20_Not_20_Bold"><text:span text:style-name="T4">Ledger</text:span></text:span></text:p>
        <text:p text:style-name="P657"><text:span text:style-name="T1">L/MAR/B/572H(2)<text:tab/></text:span><text:span text:style-name="Body_20_text_20__28_3_29__20__2b__20_Not_20_Bold"><text:span text:style-name="T4">Pay Book</text:span></text:span></text:p>
        <text:p text:style-name="P45"><text:span text:style-name="T1">Capt Benjamin Braund</text:span></text:p>
        <text:p text:style-name="P7"><text:span text:style-name="T1">Portsmouth 26 May 1761 -16 Aug Rio de Janeiro -16 Dec Anjengo - 25 Dec Tellicherry - 9 Jan 1762 Goa -19 Feb Bombay - 2 Mar Surat -12 May Mokha -14 Jun Jeddah - 22 Aug Mokha -15 Sep Surat -14 Oct Bombay -19 Nov Cannanore - 22 Nov Calicut - 25 Nov Cochin - 30 Nov Anjengo -1 Feb 1763 Kedgeree -1 Apr Ingeli - 8 Jun Calcutta -10 Feb 1764 Culpee - 9 Mar Barrabulla - 26 Jun Mauritius - 29 Dec Bourbon - 21 Jan 1765 Cape - 27 Feb St Helena - 31 May Blackwall</text:span></text:p>
        <text:p text:style-name="P688"><text:span text:style-name="Body_20_text_20__28_5_29__20__2b__20_Not_20_Italic"><text:span text:style-name="T6">See </text:span></text:span><text:span text:style-name="T1">Journal or narrative of the Boscawen’s voyage to Bombay in the East Indies, Benjamin Braund, Commander. With remarks on her remarkable quick passage thither, and some surprising events that occurr ’d during the same, anno 1749. By a Young Gentleman, passenger on board, communicated to his father in London, August 1750 </text:span><text:span text:style-name="Body_20_text_20__28_5_29__20__2b__20_Not_20_Italic"><text:span text:style-name="T6">London: 1750 IOL: Tr.133</text:span></text:span></text:p>
        <text:p text:style-name="P551"><text:span text:style-name="T1">Capt James Chambre</text:span></text:p>
        <text:p text:style-name="P552"><text:span text:style-name="T1">Downs 2 Jan 1722 - 2 Apr Cape - 15 Jun Madras - 28 Jun Balasore -11 Jul Calcutta - 25 Dec Balasore - 28 Mar 1723 Cape - 21 Apr St Helena - 5 May Ascension - 23 Jun Portland</text:span></text:p>
        <text:h text:style-name="P757" text:outline-level="1"><text:bookmark-start text:name="bookmark52"/><text:span text:style-name="T1">BOYD</text:span><text:bookmark-end text:name="bookmark52"/></text:h>
        <text:p text:style-name="P245"><text:span text:style-name="T1">Extra ship, built by Hill, measured 1795, 3 decks, length 109ft 8in, keel 87ft, breadth 29ft Sin, hold lift llin, wing transom 19ft 9in, waist Sin, between decks 4ft Sin &amp; 6ft 2in, ports 10 middle &amp; upper, deck range 66ft, 407 tons</text:span></text:p>
        <text:p text:style-name="P459"><text:span text:style-name="T1">1<text:tab/>1794/5 St Helena and Bengal</text:span></text:p>
        <text:p text:style-name="P481"><text:span text:style-name="T1">L/MAR/B/446A Deck Log 13 May 1795-8 Jan 1797 Capt Robert Young</text:span></text:p>
        <text:p text:style-name="P244"><text:span text:style-name="T1">Portsmouth 8 Jul 1795 - 5 Sep Rio de Janeiro -10 Nov St Helena - 24 Dec Cape - 31 Mar 1796 Calcutta - 22 Jun Kedgeree - 29 Sep Cape - 28 Oct St Helena - 8 Jan 1797 ‘towards England’, engagement with a French ship</text:span></text:p>
        <text:h text:style-name="P770" text:outline-level="1"><text:bookmark-start text:name="bookmark53"/><text:span text:style-name="T1">BOYNE (1)</text:span><text:bookmark-end text:name="bookmark53"/></text:h>
        <text:p text:style-name="P159"><text:soft-page-break/><text:span text:style-name="T1">Built at Calcutta 1807, 800 tons</text:span></text:p>
        <text:p text:style-name="P164"><text:span text:style-name="T1">Principal Managing Owner: Benjamin Fergusson</text:span></text:p>
        <text:p text:style-name="P45"><text:span text:style-name="T1">1 From Bengal 1809</text:span></text:p>
        <text:p text:style-name="P126"><text:span text:style-name="T1">L/MAR/B/45A<text:tab/>Journal 17 Apr 1809-30 May 1810</text:span></text:p>
        <text:p text:style-name="P45"><text:span text:style-name="T1">Capt John Nichol</text:span></text:p>
        <text:p text:style-name="P2"><text:span text:style-name="T1">Calcutta 17 Apr 1809 - 14 Jul Saugor - 21 Sep Madras - 25 Dec Cape - 27 Jan 1810 St Helena - 17 Apr Gravesend</text:span></text:p>
      </text:section>
      <text:section text:style-name="Sect2" text:name="Bereich12">
        <text:p text:style-name="P785"/>
      </text:section>
      <text:section text:style-name="Sect7" text:name="Bereich13">
        <text:h text:style-name="P770" text:outline-level="1"><text:bookmark-start text:name="bookmark54"/><text:span text:style-name="T1">BOUVERIE</text:span><text:bookmark-end text:name="bookmark54"/></text:h>
        <text:p text:style-name="P169"><text:span text:style-name="T1">420/450 tons, 30 guns, 84/90 crew</text:span></text:p>
        <text:list xml:id="list3500346415" text:style-name="WWNum111">
          <text:list-item>
            <text:p text:style-name="P374"><text:span text:style-name="T1">1709/10<text:tab/>Madras and Bengal</text:span></text:p>
          </text:list-item>
        </text:list>
        <text:p text:style-name="P375"><text:span text:style-name="Body_20_text_20__28_2_29__20__2b__20_Bold">L/MAR/B/692A<text:tab/></text:span><text:span text:style-name="T1">Journal 20 Oct 1709-4 Oct 1712</text:span></text:p>
        <text:p text:style-name="P617"><text:span text:style-name="T1">L/MAR/B/692D<text:tab/></text:span><text:span text:style-name="Body_20_text_20__28_3_29__20__2b__20_Not_20_Bold"><text:span text:style-name="T4">Ledger</text:span></text:span></text:p>
        <text:p text:style-name="P286"><text:span text:style-name="T1">Capt Hugh Raymond</text:span></text:p>
        <text:p text:style-name="P286"><text:span text:style-name="T1">Downs 7 Dec 1709 - 11 Jan 1710 Plymouth -11 May Cape -19 Jul Madras - 28 Aug Rogues River - 13 Jul 1711 Madras - 9 Aug Fort St David -14 Aug Madras -1 Dec Cape -16 Sep 1712 Deptford </text:span><text:span text:style-name="T2"><text:note text:id="ftn20" text:note-class="footnote"><text:note-citation>7</text:note-citation><text:note-body><text:p text:style-name="P715"><text:span text:style-name="T1"><text:tab/>1713/4<text:tab/>Madras and Bengal</text:span></text:p><text:p text:style-name="P719"><text:span text:style-name="Footnote_20__2b__20_Bold">L/MAR/B/692B </text:span><text:span text:style-name="T1">Journal 26 Nov 1713-22 Aug 1716, Chief Mate Thomas Meacham Capt Thomas Wotton</text:span></text:p><text:p text:style-name="P720"><text:span text:style-name="T1">Downs 9 Jan 1714 - 28 Apr Cape - 22 Jul Madras - 25 Aug Vizagapatam - 9 Sep Balasore -10 Oct Calcutta - 22 Dec Cox’s Island - 27 Jan 1715 Anjengo - 31 Jan Cochin - 6 Feb Calicut -16 Feb Karwar -13 Mar Bombay - 24 Mar Surat - 6 May Bombay - 3 Jun Madras - 24 Jun Balasore - 6 Jul Rogues River -11 Dec Vizagapatam - 8 Jan 1716 Madras - 25 Jan Fort St David - 5 May St Helena - 20 Aug Woolwich</text:span></text:p></text:note-body></text:note></text:span><text:span text:style-name="T2"><text:s/></text:span><text:span text:style-name="T2"><text:note text:id="ftn21" text:note-class="footnote"><text:note-citation>8</text:note-citation><text:note-body><text:p text:style-name="P704"><text:span text:style-name="T1"><text:tab/>1716/7<text:tab/>Madras and Bengal</text:span></text:p><text:p text:style-name="P710"><text:span text:style-name="Footnote_20__2b__20_Bold">L/MAR/B/692C </text:span><text:span text:style-name="T1">Journal 29 Jan 1719-16 Aug 1720 Capt Thomas Wotton</text:span></text:p><text:p text:style-name="P711"><text:span text:style-name="T1">Downs 31 Jan 1717 - Bandar Abbas 29 Jun 1719-16 Aug Madras - 25 Sep Balasore -14 Oct Calcutta - 24 Dec Cox’s Island -11 May 1720 St Helena - voyage ended 24 Aug</text:span></text:p></text:note-body></text:note></text:span><text:span text:style-name="T2"><text:s/></text:span><text:span text:style-name="T2"><text:note text:id="ftn22" text:note-class="footnote"><text:note-citation>9</text:note-citation><text:note-body><text:p text:style-name="P733"><text:span text:style-name="T1"><text:tab/>1721/2<text:tab/>Bengal</text:span></text:p><text:p text:style-name="P734"><text:span text:style-name="Footnote_20__2b__20_Bold">L/MAR/B/699A </text:span><text:span text:style-name="T1">Journal 16 Oct 1721-23 Jun 1723</text:span></text:p></text:note-body></text:note></text:span></text:p>
        <text:h text:style-name="P770" text:outline-level="1"><text:bookmark-start text:name="bookmark55"/><text:span text:style-name="T1">BOYNE (2)</text:span><text:bookmark-end text:name="bookmark55"/></text:h>
        <text:p text:style-name="P159"><text:span text:style-name="T1">402 tons</text:span></text:p>
        <text:p text:style-name="P580"><text:span text:style-name="T1">Principal Managing Owner: John Dawson 1<text:tab/>1823/4 Bengal</text:span></text:p>
        <text:p text:style-name="P127"><text:span text:style-name="T1">L/MAR/B/45B<text:tab/>Deck Log 10 May 1824-18 Aug 1825</text:span></text:p>
        <text:p text:style-name="P45"><text:span text:style-name="T1">Capt George Stephens</text:span></text:p>
        <text:p text:style-name="P48"><text:span text:style-name="T1">Downs 12 Jun 1824 - 7 Nov Calcutta -10 Jan 1825 Kedgeree - 6 Feb Madras - 30 Apr Cape - 24 May St Helena - 3 Aug Long Reach</text:span></text:p>
        <text:h text:style-name="P770" text:outline-level="1"><text:bookmark-start text:name="bookmark56"/><text:span text:style-name="T1">BOYNE (3)</text:span><text:bookmark-end text:name="bookmark56"/></text:h>
        <text:p text:style-name="P159"><text:span text:style-name="T1">619 tons</text:span></text:p>
        <text:p text:style-name="P169"><text:span text:style-name="T1">Principal Managing Owner: George Green</text:span></text:p>
        <text:p text:style-name="P352"><text:span text:style-name="T1">1<text:tab/>1825/6 New South Wales and China</text:span></text:p>
        <text:p text:style-name="P376"><text:soft-page-break/><text:span text:style-name="T1">L/MAR/B/45C<text:tab/>Deck Log 1 Mar -25 Sep 1827</text:span></text:p>
        <text:p text:style-name="P292"><text:span text:style-name="T1">Cork 29 Jun 1826 - New South Wales - Whampoa 1 Mar 1827 - 29 Jun St Helena -11 Sep Blackwall</text:span></text:p>
        <text:h text:style-name="P770" text:outline-level="1"><text:bookmark-start text:name="bookmark57"/><text:span text:style-name="T1">BRAMPTON</text:span><text:bookmark-end text:name="bookmark57"/></text:h>
        <text:p text:style-name="P159"><text:span text:style-name="T1">432 tons, 32 crew</text:span></text:p>
        <text:p text:style-name="P581"><text:span text:style-name="T1">Principal Managing Owner: William Bottomley 1<text:tab/>1819/20 Bengal</text:span></text:p>
        <text:p text:style-name="P190"><text:span text:style-name="T1">L/MAR/B/328A<text:tab/>Deck Log 8 Jun 1820-31 Oct 1821</text:span></text:p>
      </text:section>
      <text:section text:style-name="Sect7" text:name="Bereich14">
        <text:p text:style-name="P205"><text:span text:style-name="T1">Capt Samuel Moore</text:span></text:p>
        <text:p text:style-name="P206"><text:span text:style-name="T1">Downs 11 Jun 1820 - 22 Sep Benguela -1 Jan 1821 Car Nicobar - 25 Jan Calcutta - 4 Apr Saugor - 22 Apr Madras - 26 Jul St Helena - 28 Sep Gravesend</text:span></text:p>
        <text:h text:style-name="P750" text:outline-level="1"><text:bookmark-start text:name="bookmark58"/><text:span text:style-name="T1">BRIDGEWATER (1)</text:span><text:bookmark-end text:name="bookmark58"/></text:h>
        <text:p text:style-name="P153"><text:span text:style-name="T1">360/410 tons, 28 guns, 72/82 crew</text:span></text:p>
        <text:list xml:id="list2340136873" text:style-name="WWNum113">
          <text:list-item>
            <text:p text:style-name="P272"><text:span text:style-name="T1">1719/20<text:tab/>China and Madras</text:span></text:p>
          </text:list-item>
        </text:list>
        <text:p text:style-name="P377"><text:span text:style-name="Body_20_text_20__28_2_29__20__2b__20_Bold">L/MAR/B/42A<text:tab/></text:span><text:span text:style-name="T1">Journal 18 Dec 1719-29 Aug 1721</text:span></text:p>
        <text:p text:style-name="P607"><text:span text:style-name="T1">L/MAR/B/42Z(1)<text:tab/></text:span><text:span text:style-name="Body_20_text_20__28_3_29__20__2b__20_Not_20_Bold"><text:span text:style-name="T4">Ledger</text:span></text:span></text:p>
        <text:p text:style-name="P607"><text:span text:style-name="T1">L/MAR/B/42Z(2)<text:tab/></text:span><text:span text:style-name="Body_20_text_20__28_3_29__20__2b__20_Not_20_Bold"><text:span text:style-name="T4">Pay Book</text:span></text:span></text:p>
        <text:p text:style-name="P286"><text:span text:style-name="T1">Capt Edward Williamson</text:span></text:p>
        <text:p text:style-name="P46"><text:span text:style-name="T1">Downs 27 Dec 1719 -17 Feb 1720 Plymouth -15 Jul Batavia - 24 Aug Whampoa -18 Dec Malacca - 9 Jan 1721 Madras - 23 Apr Cape - 29 May St Helena - 29 Aug Erith</text:span></text:p>
        <text:list xml:id="list133426940127720" text:continue-numbering="true" text:style-name="WWNum113">
          <text:list-item>
            <text:p text:style-name="P378"><text:span text:style-name="T1">1722/3<text:tab/>Madras and Bengal</text:span></text:p>
          </text:list-item>
        </text:list>
        <text:p text:style-name="P377"><text:span text:style-name="Body_20_text_20__28_2_29__20__2b__20_Bold">L/MAR/B/42B<text:tab/></text:span><text:span text:style-name="T1">Journal 19 Feb 1723-18 Jul 1724</text:span></text:p>
        <text:p text:style-name="P607"><text:span text:style-name="T1">L/MAR/B/42AA(1)<text:tab/></text:span><text:span text:style-name="Body_20_text_20__28_3_29__20__2b__20_Not_20_Bold"><text:span text:style-name="T4">Ledger</text:span></text:span></text:p>
        <text:p text:style-name="P607"><text:span text:style-name="T1">L/MAR/B/42AA(2)<text:tab/></text:span><text:span text:style-name="Body_20_text_20__28_3_29__20__2b__20_Not_20_Bold"><text:span text:style-name="T4">Pay Book</text:span></text:span></text:p>
        <text:p text:style-name="P222"><text:span text:style-name="T1">Capt Edward Williamson</text:span></text:p>
        <text:p text:style-name="P222"><text:span text:style-name="T1">Downs 6 Mar 1723 - 2 Apr Madeira -16 Aug Madras -11 Sep Rogues River - 23 Jan 1724 Pipli -</text:span></text:p>
        <text:list xml:id="list133425872109841" text:continue-list="list3500346415" text:style-name="WWNum111">
          <text:list-item>
            <text:p text:style-name="P235"><text:span text:style-name="T1">May St Helena -17 Jul Thames</text:span></text:p>
          </text:list-item>
          <text:list-item>
            <text:p text:style-name="P379"><text:span text:style-name="T1">1726/7<text:tab/>Bengal</text:span></text:p>
          </text:list-item>
        </text:list>
        <text:p text:style-name="P377"><text:span text:style-name="Body_20_text_20__28_2_29__20__2b__20_Bold">L/MAR/B/42C<text:tab/></text:span><text:span text:style-name="T1">Journal 31 Dec 1726-5 Aug 1728</text:span></text:p>
        <text:p text:style-name="P607"><text:span text:style-name="T1">L/MAR/B/42BB(1)<text:tab/></text:span><text:span text:style-name="Body_20_text_20__28_3_29__20__2b__20_Not_20_Bold"><text:span text:style-name="T4">Ledger</text:span></text:span></text:p>
        <text:p text:style-name="P607"><text:span text:style-name="T1">L/MAR/B/42BB(2)<text:tab/></text:span><text:span text:style-name="Body_20_text_20__28_3_29__20__2b__20_Not_20_Bold"><text:span text:style-name="T4">Pay Book</text:span></text:span></text:p>
        <text:p text:style-name="P286"><text:span text:style-name="T1">Capt Edward Williamson</text:span></text:p>
        <text:p text:style-name="P500"><text:span text:style-name="T1">Downs 8 Mar 1727 - 6 Apr Sao Tiago - 23 Jul Madras -19 Aug ‘Bengal river’ - 26 Jan 1728 Balasore - 20 May St Helena - 5 Aug Woolwich</text:span></text:p>
        <text:list xml:id="list133425391580549" text:continue-numbering="true" text:style-name="WWNum111">
          <text:list-item>
            <text:p text:style-name="P379"><text:span text:style-name="T1">1729/30<text:tab/>Madras and Bengal</text:span></text:p>
          </text:list-item>
        </text:list>
        <text:p text:style-name="P377"><text:soft-page-break/><text:span text:style-name="Body_20_text_20__28_2_29__20__2b__20_Bold">L/MAR/B/42D<text:tab/></text:span><text:span text:style-name="T1">Journal 12 Oct 1729-30 Aug 1731</text:span></text:p>
        <text:p text:style-name="P607"><text:span text:style-name="T1">L/MAR/B/42CC(1)<text:tab/></text:span><text:span text:style-name="Body_20_text_20__28_3_29__20__2b__20_Not_20_Bold"><text:span text:style-name="T4">Ledger</text:span></text:span></text:p>
        <text:p text:style-name="P607"><text:span text:style-name="T1">L/MAR/B/42CC(2)<text:tab/></text:span><text:span text:style-name="Body_20_text_20__28_3_29__20__2b__20_Not_20_Bold"><text:span text:style-name="T4">Pay Book</text:span></text:span></text:p>
        <text:p text:style-name="P286"><text:span text:style-name="T1">Capt Edward Williamson</text:span></text:p>
        <text:p text:style-name="P493"><text:span text:style-name="T1">Downs 10 Feb 1730 - 2 Jul Madras - 31 Jul Rogues River - 23 May 1731 St Helena - 20 Aug Woolwich</text:span></text:p>
        <text:h text:style-name="P764" text:outline-level="1"><text:bookmark-start text:name="bookmark59"/><text:span text:style-name="T1">BRIDGEWATER (2)</text:span><text:bookmark-end text:name="bookmark59"/></text:h>
        <text:p text:style-name="P239"><text:span text:style-name="T1">Built by Dudman, launched 1769, 3 decks, 4in bottom, length 141ft 2</text:span><text:span text:style-name="T2">1</text:span><text:span text:style-name="T1">/2in, keel 113ft lin, breadth 37ft 4</text:span><text:span text:style-name="T2">1</text:span><text:span text:style-name="T1">/</text:span><text:span text:style-name="T3">2</text:span><text:span text:style-name="T1">in, hold 14ft 8in, wing transom 22ft 10'Ain, between decks 6ft 3in, 840 tons Principal Managing Owners: 1 John Wood, 2 Mrs Ann Wood, 3-4 Nicholas Skottowe </text:span><text:span text:style-name="T2"><text:note text:id="ftn23" text:note-class="footnote"><text:note-citation>10</text:note-citation><text:note-body><text:p text:style-name="P727"><text:span text:style-name="T1"><text:tab/>1769/70<text:tab/>Madras and China</text:span></text:p><text:p text:style-name="P728"><text:span text:style-name="Footnote_20__2b__20_Bold">L/MAR/B/42E<text:tab/></text:span><text:span text:style-name="T1">Journal 17 Oct 1769-5 Oct 1771</text:span></text:p><text:p text:style-name="P691"><text:span text:style-name="T1">L/MAR/B/42DD(1)<text:tab/></text:span><text:span text:style-name="Footnote_20__28_2_29__20__2b__20_Not_20_Bold"><text:span text:style-name="T4">Ledger</text:span></text:span></text:p><text:p text:style-name="P691"><text:span text:style-name="T1">L/MAR/B/42DD(2)<text:tab/></text:span><text:span text:style-name="Footnote_20__28_2_29__20__2b__20_Not_20_Bold"><text:span text:style-name="T4">Pay Book</text:span></text:span></text:p><text:p text:style-name="P734"><text:span text:style-name="T1">Capt Nicholas Skottowe</text:span></text:p><text:p text:style-name="P712"><text:span text:style-name="T1">Portsmouth 11 Jan 1770 - 26 Jan Madeira - 22 May Johanna - 30 Jun Madras - 4 Oct Whampoa - 4 Feb 1771 Bocca Tigris - 30 May St Helena - 20 Aug Downs</text:span></text:p></text:note-body></text:note></text:span><text:span text:style-name="T2"><text:s/></text:span><text:span text:style-name="T2"><text:note text:id="ftn24" text:note-class="footnote"><text:note-citation>11</text:note-citation><text:note-body><text:p text:style-name="P705"><text:span text:style-name="T1"><text:tab/>1772/3<text:tab/>Madras and Bengal</text:span></text:p><text:p text:style-name="P706"><text:span text:style-name="Footnote_20__2b__20_Bold">L/MAR/B/42F<text:tab/></text:span><text:span text:style-name="T1">Journal 25 Nov 1772-21 Sep 1774</text:span></text:p></text:note-body></text:note></text:span><text:span text:style-name="T2"><text:s/></text:span><text:span text:style-name="T2"><text:note text:id="ftn25" text:note-class="footnote"><text:note-citation>12</text:note-citation><text:note-body><text:p text:style-name="P694"><text:span text:style-name="T1">L/MAR/B/42EE(1)<text:tab/></text:span><text:span text:style-name="Footnote_20__28_2_29__20__2b__20_Not_20_Bold"><text:span text:style-name="T4">Ledger</text:span></text:span></text:p><text:p text:style-name="P695"><text:span text:style-name="T1">L/MAR/B/42EE(2)<text:tab/></text:span><text:span text:style-name="Footnote_20__28_2_29__20__2b__20_Not_20_Bold"><text:span text:style-name="T4">Pay Book</text:span></text:span></text:p></text:note-body></text:note></text:span></text:p>
        <text:p text:style-name="P151"><text:span text:style-name="T1">Capt Nicholas Skottowe</text:span></text:p>
        <text:p text:style-name="P5"><text:span text:style-name="T1">Portsmouth 6 Mar 1773 - 20 Jun Johanna - 22 Jul Madras -17 Aug Kedgeree -14 Dec Ingeli - 6 Jan 1774 Madras - 21 May St Helena - 19 Aug Downs</text:span></text:p>
        <text:list xml:id="list133425509543048" text:continue-list="list133426940127720" text:style-name="WWNum113">
          <text:list-item>
            <text:p text:style-name="P273"><text:span text:style-name="T1">1776/7 St Helena and Benkulen</text:span></text:p>
          </text:list-item>
        </text:list>
        <text:p text:style-name="P380"><text:span text:style-name="Body_20_text_20__28_2_29__20__2b__20_Bold">L/MAR/B/42G<text:tab/></text:span><text:span text:style-name="T1">Journal 12 Nov 1776-26 Mar<text:tab/>1779</text:span></text:p>
        <text:p text:style-name="P618"><text:span text:style-name="T1">L/MAR/B/42FF(1)<text:tab/></text:span><text:span text:style-name="Body_20_text_20__28_3_29__20__2b__20_Not_20_Bold"><text:span text:style-name="T4">Ledger</text:span></text:span></text:p>
        <text:p text:style-name="P618"><text:span text:style-name="T1">L/MAR/B/42FF(2)<text:tab/></text:span><text:span text:style-name="Body_20_text_20__28_3_29__20__2b__20_Not_20_Bold"><text:span text:style-name="T4">Pay Book</text:span></text:span></text:p>
        <text:p text:style-name="P286"><text:span text:style-name="T1">Capt William Parker</text:span></text:p>
        <text:p text:style-name="P5"><text:span text:style-name="T1">Portsmouth 28 Feb 1777 - 20 Jun St Helena -10 Oct Batavia - 24 Jan 1778 Princes Island -15 Feb Bencoolen - 30 Apr Pulau Pisang - 28 May Manna - 6 Jun Pring -19 Jun Benkulen - 23 Nov St Helena - 23 Mar 1779 Downs</text:span></text:p>
        <text:list xml:id="list133425318334222" text:continue-numbering="true" text:style-name="WWNum113">
          <text:list-item>
            <text:p text:style-name="P381"><text:span text:style-name="T1">1779/80 Madras and China</text:span></text:p>
          </text:list-item>
        </text:list>
        <text:p text:style-name="P384"><text:span text:style-name="Body_20_text_20__28_2_29__20__2b__20_Bold">L/MAR/B/42H<text:tab/></text:span><text:span text:style-name="T1">Journal 10 Oct 1779-5 Feb 1782</text:span></text:p>
        <text:p text:style-name="P673"><text:span text:style-name="T1">L/MAR/B/42GG(1) </text:span><text:span text:style-name="Body_20_text_20__28_3_29__20__2b__20_Not_20_Bold"><text:span text:style-name="T4">Ledger </text:span></text:span><text:span text:style-name="T1">L/MAR/B/42GG(2) </text:span><text:span text:style-name="Body_20_text_20__28_3_29__20__2b__20_Not_20_Bold"><text:span text:style-name="T4">Pay Book </text:span></text:span><text:span text:style-name="T1">L/MAR/B/42GG(3)<text:tab/></text:span><text:span text:style-name="Body_20_text_20__28_3_29__20__2b__20_Not_20_Bold"><text:span text:style-name="T4">Imprest Book</text:span></text:span></text:p>
        <text:p text:style-name="P618"><text:span text:style-name="T1">L/MAR/B/42GG(4)<text:tab/></text:span><text:span text:style-name="Body_20_text_20__28_3_29__20__2b__20_Not_20_Bold"><text:span text:style-name="T4">Receipt Book</text:span></text:span></text:p>
        <text:p text:style-name="P286"><text:span text:style-name="T1">Capt William Parker</text:span></text:p>
        <text:p text:style-name="P244"><text:span text:style-name="T1">Portsmouth 12 Feb 1780 - 16 Jun Johanna - 23 Jul Madras -10 Oct Whampoa - 23 Jan 1781 Second Bar - 2 Mar Balambangan - 26 Jun St Helena -1 Nov Downs</text:span></text:p>
        <text:h text:style-name="P762" text:outline-level="1"><text:bookmark-start text:name="bookmark60"/><text:span text:style-name="T1">BRIDGEWATER (3)</text:span><text:bookmark-end text:name="bookmark60"/></text:h>
        <text:p text:style-name="P5"><text:span text:style-name="T1">Built by Barnard, launched 1785, 3 decks, 4in bottom, length 143ft 5in, keel 116ft, breadth 36ft, hold 14ft 9</text:span><text:span text:style-name="T2">3</text:span><text:span text:style-name="T1">/</text:span><text:span text:style-name="T3">4</text:span><text:span text:style-name="T1">in, wing transom 23ft 5in, port cell 26ft 2</text:span><text:span text:style-name="T2">1</text:span><text:span text:style-name="T1">/</text:span><text:span text:style-name="T3">2</text:span><text:span text:style-name="T1">in, waist 1ft Ain, between decks 6ft &amp; 6ft 3in, roundhouse 6ft 3in, ports 13 middle &amp; upper, 799 tons Principal Managing Owner: Nicholas Skottowe</text:span></text:p>
        <text:list xml:id="list1112745944" text:style-name="WWNum115">
          <text:list-item>
            <text:p text:style-name="P385"><text:span text:style-name="T1">1785/6<text:tab/>China</text:span></text:p>
          </text:list-item>
        </text:list>
        <text:p text:style-name="P386"><text:soft-page-break/><text:span text:style-name="Body_20_text_20__28_2_29__20__2b__20_Bold">L/MAR/B/42-I<text:tab/></text:span><text:span text:style-name="T1">Journal 14<text:tab/>Feb 1786-27<text:tab/>Jul<text:tab/>1787</text:span></text:p>
        <text:p text:style-name="P618"><text:span text:style-name="T1">L/MAR/B/42HH(1)<text:tab/></text:span><text:span text:style-name="Body_20_text_20__28_3_29__20__2b__20_Not_20_Bold"><text:span text:style-name="T4">Ledger</text:span></text:span></text:p>
        <text:p text:style-name="P618"><text:span text:style-name="T1">L/MAR/B/42HH(2)<text:tab/></text:span><text:span text:style-name="Body_20_text_20__28_3_29__20__2b__20_Not_20_Bold"><text:span text:style-name="T4">Pay Book</text:span></text:span></text:p>
        <text:p text:style-name="P286"><text:span text:style-name="T1">Capt William Parker</text:span></text:p>
        <text:p text:style-name="P5"><text:span text:style-name="T1">Portsmouth 14 Apr 1786 -11 Sep Whampoa -1 Jan 1787 Second Bar -10 May St Helena - 29 Jun Long Reach</text:span></text:p>
        <text:list xml:id="list133425109909701" text:continue-numbering="true" text:style-name="WWNum115">
          <text:list-item>
            <text:p text:style-name="P385"><text:span text:style-name="T1">1787/8<text:tab/>Madras and China</text:span></text:p>
          </text:list-item>
        </text:list>
        <text:p text:style-name="P387"><text:span text:style-name="Body_20_text_20__28_2_29__20__2b__20_Bold">L/MAR/B/42J<text:tab/></text:span><text:span text:style-name="T1">Journal 13<text:tab/>Dec 1787-25<text:tab/>Sep 1789</text:span></text:p>
        <text:p text:style-name="P689"><text:span text:style-name="T1">L/MAR/B/42-n(l)<text:tab/></text:span><text:span text:style-name="Body_20_text_20__28_6_29__20__2b__20_Not_20_Bold"><text:span text:style-name="T4">Ledger</text:span></text:span></text:p>
        <text:p text:style-name="P689"><text:span text:style-name="T1">L/MAR/B/42-n(2)<text:tab/></text:span><text:span text:style-name="Body_20_text_20__28_6_29__20__2b__20_Not_20_Bold"><text:span text:style-name="T4">Pay Book</text:span></text:span></text:p>
        <text:p text:style-name="P286"><text:span text:style-name="T1">Capt William Parker</text:span></text:p>
        <text:p text:style-name="P242"><text:span text:style-name="T1">Downs 11 Apr 1788 - 19 Aug Madras -13 Sep Masulipatam - 4 Oct Madras -18 Nov Batavia - 4 Feb 1789 Whampoa - 2 Mar Second Bar - 21 Mar Macao - 28 Jun St Helena</text:span></text:p>
        <text:list xml:id="list133425847580147" text:continue-numbering="true" text:style-name="WWNum115">
          <text:list-item>
            <text:p text:style-name="P382"><text:span text:style-name="T1">1790/1 Madras, Bengal and China</text:span></text:p>
          </text:list-item>
        </text:list>
        <text:p text:style-name="P384"><text:span text:style-name="Body_20_text_20__28_2_29__20__2b__20_Bold">L/MAR/B/42K<text:tab/></text:span><text:span text:style-name="T1">Journal 21 Mar 1791-16 Sep 1792</text:span></text:p>
        <text:p text:style-name="P384"><text:span text:style-name="Body_20_text_20__28_2_29__20__2b__20_Bold">L/MAR/B/42L<text:tab/></text:span><text:span text:style-name="T1">Journal 21 Mar 1791-22 Apr 1793, Chief Mate Robert Reay</text:span></text:p>
        <text:p text:style-name="P618"><text:span text:style-name="T1">L/MAR/B/42JJ(1)<text:tab/></text:span><text:span text:style-name="Body_20_text_20__28_3_29__20__2b__20_Not_20_Bold"><text:span text:style-name="T4">Ledger</text:span></text:span></text:p>
        <text:p text:style-name="P618"><text:span text:style-name="T1">L/MAR/B/42 JJ(2)<text:tab/></text:span><text:span text:style-name="Body_20_text_20__28_3_29__20__2b__20_Not_20_Bold"><text:span text:style-name="T4">Pay Book</text:span></text:span></text:p>
        <text:p text:style-name="P286"><text:span text:style-name="T1">Capt Gregory Moffat Lewin</text:span></text:p>
        <text:p text:style-name="P239"><text:span text:style-name="T1">Portsmouth 25 May 1791 - 9 Oct Madras - 23 Nov Diamond Harbour - 5 Dec Saugor -11 Jan 1792 Vizagapatam - 22 Jan Madras - 7 Feb Nagore -16 Feb Madras - 29 Mar Bombay - 29 May Madras - 14 Jul Penang -1 Sep Malacca -19 Sep Whampoa -12 Nov Second Bar -19 Feb 1793 St Helena - 22 Apr Long Reach</text:span></text:p>
      </text:section>
      <text:section text:style-name="Sect7" text:name="Bereich15">
        <text:list xml:id="list133425235557226" text:continue-numbering="true" text:style-name="WWNum115">
          <text:list-item>
            <text:p text:style-name="P460"><draw:custom-shape text:anchor-type="char" draw:z-index="61" draw:style-name="gr5" draw:text-style-name="P786" svg:width="2.692cm" svg:height="0.426cm" svg:x="26.767cm" svg:y="14.658cm"><text:p text:style-name="P151"><text:span text:style-name="Body_20_text_20__28_2_29__20_Exact">12 Oct Second Bar -</text:span></text:p><draw:enhanced-geometry draw:type="0"/></draw:custom-shape><text:span text:style-name="T1">1793/4 Bombay and China</text:span></text:p>
          </text:list-item>
        </text:list>
        <text:p text:style-name="P461"><text:span text:style-name="Body_20_text_20__28_2_29__20__2b__20_Bold">L/MAR/B/42M<text:tab/></text:span><text:span text:style-name="T1">Journal 18 Nov 1793-26 Dec 1795</text:span></text:p>
        <text:p text:style-name="P644"><text:span text:style-name="T1">L/MAR/B/42KK(1) </text:span><text:span text:style-name="Body_20_text_20__28_3_29__20__2b__20_Not_20_Bold"><text:span text:style-name="T4">Ledger </text:span></text:span><text:span text:style-name="T1">L/MAR/B/42KK(2) </text:span><text:span text:style-name="Body_20_text_20__28_3_29__20__2b__20_Not_20_Bold"><text:span text:style-name="T4">Pay Book</text:span></text:span></text:p>
        <text:p text:style-name="P423"><text:span text:style-name="T1">Capt William Parker</text:span></text:p>
        <text:p text:style-name="P572"><text:span text:style-name="T1">Portsmouth 2 May 1794 - 4 Sep Bombay - 26 Feb 1795 Whampoa - 22 Apr Second Bar - 22 May Macao - 5 Aug Batavia -16 Oct St Helena - 26 Dec Northfleet</text:span></text:p>
        <text:list xml:id="list133426003687961" text:continue-numbering="true" text:style-name="WWNum115">
          <text:list-item>
            <text:p text:style-name="P388"><text:span text:style-name="T1">1795/6<text:tab/>Madras and Bengal</text:span></text:p>
          </text:list-item>
        </text:list>
        <text:p text:style-name="P389"><text:span text:style-name="Body_20_text_20__28_2_29__20__2b__20_Bold">L/MAR/B/42N<text:tab/></text:span><text:span text:style-name="T1">Journal 1 Mar 1796-20 Dec 1797</text:span></text:p>
        <text:p text:style-name="P671"><text:span text:style-name="T1">L/MAR/B/42LL(1) </text:span><text:span text:style-name="Body_20_text_20__28_3_29__20__2b__20_Not_20_Bold"><text:span text:style-name="T4">Ledger </text:span></text:span><text:span text:style-name="T1">L/MAR/B/42LL(2) </text:span><text:span text:style-name="Body_20_text_20__28_3_29__20__2b__20_Not_20_Bold"><text:span text:style-name="T4">Pay Book</text:span></text:span></text:p>
        <text:p text:style-name="P159"><text:span text:style-name="T1">Capt John Skottowe</text:span></text:p>
        <text:p text:style-name="P302"><text:span text:style-name="T1">Portsmouth 17 May 1796 - 10 Sep Madras - 21 Oct Diamond Harbour - 2 Jan 1797 Saugor - 2 Feb Colombo - 25 Mar Trincomalee -12 Jul Cape -11 Sep St Helena -18 Dec Gravesend</text:span></text:p>
        <text:list xml:id="list133425632953226" text:continue-numbering="true" text:style-name="WWNum115">
          <text:list-item>
            <text:p text:style-name="P388"><text:span text:style-name="T1">1797/8<text:tab/>China</text:span></text:p>
          </text:list-item>
        </text:list>
        <text:p text:style-name="P249"><text:span text:style-name="Body_20_text_20__28_2_29__20__2b__20_Bold">L/MAR/B/42-O </text:span><text:span text:style-name="T1">Journal 24 Feb 1798-26 Sep 1799 </text:span><text:span text:style-name="Body_20_text_20__28_2_29__20__2b__20_Bold">L/MAR/B/42MM(1) </text:span><text:span text:style-name="T1">Ledger </text:span><text:span text:style-name="Body_20_text_20__28_2_29__20__2b__20_Bold">L/MAR/B/42MM(2) </text:span><text:span text:style-name="T1">Pay Book Capt John Skottowe</text:span></text:p>
        <text:p text:style-name="P558"><text:span text:style-name="T1">Portsmouth 29 Apr 1798 - 6 Jul Rio de Janeiro - 3 Dec Whampoa - 22 Jan 1799 Second Bar - 22 Feb Malacca -17 May St Helena - 31 Jul Long Reach</text:span></text:p>
        <text:h text:style-name="P770" text:outline-level="1"><text:bookmark-start text:name="bookmark61"/><text:span text:style-name="T1">BRIDGEWATER (4)</text:span><text:bookmark-end text:name="bookmark61"/></text:h>
        <text:p text:style-name="P183"><text:span text:style-name="T1">1<text:tab/>1799/1800 Madras</text:span></text:p>
        <text:p text:style-name="P563"><text:span text:style-name="T1">L/MAR/B/42P<text:tab/>Journal 17 Nov 1800-8 Nov 1801, anon</text:span></text:p>
        <text:p text:style-name="P562"><text:span text:style-name="T1">Capt George Lukin</text:span></text:p>
        <text:p text:style-name="P171"><text:span text:style-name="T1">Downs 24 Jan 1801 - 21 May Madras 14 Aug -10 Oct ‘towards England’</text:span></text:p>
        <text:h text:style-name="P772" text:outline-level="1"><text:bookmark-start text:name="bookmark62"/><text:span text:style-name="T1">BRIDGEWATER (5)</text:span><text:bookmark-end text:name="bookmark62"/></text:h>
        <text:p text:style-name="P494"><text:span text:style-name="T1">Built by Brent, launched 1812, 3 decks, 4in bottom, length 166ft 5in, keel 135ft 8</text:span><text:span text:style-name="T2">5</text:span><text:span text:style-name="T1">/8in, breadth 42ft 2</text:span><text:span text:style-name="T2">1</text:span><text:span text:style-name="T1">/</text:span><text:span text:style-name="T3">2</text:span><text:span text:style-name="T1">in, hold 17ft </text:span><text:span text:style-name="Body_20_text_20__28_2_29__20__2b__20_Italic">'Ain,</text:span><text:span text:style-name="T1"> wing transom 25ft 6in, port cell 29ft 3in, waist 1ft 4in, between decks 6ft 4</text:span><text:span text:style-name="T2">1</text:span><text:span text:style-name="T1">/</text:span><text:span text:style-name="T3">4</text:span><text:span text:style-name="T1">in &amp; 6ft 4in, roundhouse 6ft 5‘Ain, ports 14 middle &amp; upper, deck range 98ft 3in, 1276 tons Principal Managing Owner: James Sims</text:span></text:p>
        <text:list xml:id="list25949070" text:style-name="WWNum117">
          <text:list-item>
            <text:p text:style-name="P462"><text:span text:style-name="T1">1812/3<text:tab/>Madras<text:tab/>and China</text:span></text:p>
          </text:list-item>
        </text:list>
        <text:p text:style-name="P461"><text:span text:style-name="Body_20_text_20__28_2_29__20__2b__20_Bold">L/MAR/B/42Q<text:tab/></text:span><text:span text:style-name="T1">Journal 31 Oct 1812-10 Oct 1814</text:span></text:p>
        <text:p text:style-name="P635"><text:span text:style-name="T1">L/MAR/B/42NN(1)<text:tab/></text:span><text:span text:style-name="Body_20_text_20__28_3_29__20__2b__20_Not_20_Bold"><text:span text:style-name="T4">Ledger</text:span></text:span></text:p>
        <text:p text:style-name="P635"><text:span text:style-name="T1">L/MAR/B/42NN(2)<text:tab/></text:span><text:span text:style-name="Body_20_text_20__28_3_29__20__2b__20_Not_20_Bold"><text:span text:style-name="T4">Pay Book</text:span></text:span></text:p>
        <text:p text:style-name="P423"><text:soft-page-break/><text:span text:style-name="T1">Capt Philip Hughes</text:span></text:p>
        <text:p text:style-name="P496"><text:span text:style-name="T1">Portsmouth 29 Jan 1813-7 May Cape - 7 Jul Madras -17 Aug Penang - 8 Sep Malacca - 25 Oct Whampoa - 21<text:tab/>Feb 1814 Second Bar - 26 May St Helena -11 Aug Long Reach</text:span></text:p>
        <text:list xml:id="list133426311053839" text:continue-numbering="true" text:style-name="WWNum117">
          <text:list-item>
            <text:p text:style-name="P463"><text:span text:style-name="T1">1814/5<text:tab/>Madras<text:tab/>and China</text:span></text:p>
          </text:list-item>
        </text:list>
        <text:p text:style-name="P464"><text:span text:style-name="Body_20_text_20__28_2_29__20__2b__20_Bold">L/MAR/B/42R<text:tab/></text:span><text:span text:style-name="T1">Journal 28<text:tab/>Nov<text:tab/>1814-9 Jul 1816</text:span></text:p>
        <text:p text:style-name="P636"><text:span text:style-name="T1">L/MAR/B/42-00(l)<text:tab/></text:span><text:span text:style-name="Body_20_text_20__28_3_29__20__2b__20_Not_20_Bold"><text:span text:style-name="T4">Ledger</text:span></text:span></text:p>
        <text:p text:style-name="P636"><text:span text:style-name="T1">L/MAR/B/42-00(2)<text:tab/></text:span><text:span text:style-name="Body_20_text_20__28_3_29__20__2b__20_Not_20_Bold"><text:span text:style-name="T4">Pay Book</text:span></text:span></text:p>
        <text:p text:style-name="P159"><text:span text:style-name="T1">Capt Philip Hughes</text:span></text:p>
        <text:p text:style-name="P482"><text:span text:style-name="T1">Portsmouth 28 Feb 1815 - 22 Jul Madras -1 Sep Penang - 21 Sep Malacca - 29 Oct Whampoa - 24 Dec Second Bar - 26 Mar 1816 St Helena - 15 May Long Reach</text:span></text:p>
        <text:list xml:id="list133425905340113" text:continue-numbering="true" text:style-name="WWNum117">
          <text:list-item>
            <text:p text:style-name="P390"><text:span text:style-name="Body_20_text_20__28_2_29__20__2b__20_Bold">1816/7<text:tab/></text:span><text:span text:style-name="T1">Madras<text:tab/>and China</text:span></text:p>
          </text:list-item>
        </text:list>
        <text:p text:style-name="P619"><text:span text:style-name="T1">L/MAR/B/42S<text:tab/></text:span><text:span text:style-name="Body_20_text_20__28_3_29__20__2b__20_Not_20_Bold"><text:span text:style-name="T4">Journal </text:span></text:span><text:span text:style-name="T1">4 </text:span><text:span text:style-name="Body_20_text_20__28_3_29__20__2b__20_Not_20_Bold"><text:span text:style-name="T4">Dec<text:tab/></text:span></text:span><text:span text:style-name="T1">1816-1 </text:span><text:span text:style-name="Body_20_text_20__28_3_29__20__2b__20_Not_20_Bold"><text:span text:style-name="T4">Jul </text:span></text:span><text:span text:style-name="T1">1818</text:span></text:p>
        <text:p text:style-name="P620"><text:span text:style-name="T1">L/MAR/B/42PP(1)<text:tab/></text:span><text:span text:style-name="Body_20_text_20__28_3_29__20__2b__20_Not_20_Bold"><text:span text:style-name="T4">Ledger</text:span></text:span></text:p>
        <text:p text:style-name="P620"><text:span text:style-name="T1">L/MAR/B/42PP(2)<text:tab/></text:span><text:span text:style-name="Body_20_text_20__28_3_29__20__2b__20_Not_20_Bold"><text:span text:style-name="T4">Pay Book</text:span></text:span></text:p>
        <text:p text:style-name="P152"><text:span text:style-name="T1">Capt Philip Hughes</text:span></text:p>
        <text:p text:style-name="P207"><text:span text:style-name="T1">Portsmouth 14 Mar 1817 - 26 Jun Madras - 6 Aug Penang - 26 Sep Whampoa - 3 Dec Second Bar - 12 Mar 1818 Cape - 28 Mar St Helena - 4 Jun Long Reach</text:span></text:p>
        <text:list xml:id="list133426488617562" text:continue-numbering="true" text:style-name="WWNum117">
          <text:list-item>
            <text:p text:style-name="P274"><text:span text:style-name="T1">1818/9<text:tab/>St Helena and China</text:span></text:p>
          </text:list-item>
        </text:list>
        <text:p text:style-name="P391"><text:span text:style-name="Body_20_text_20__28_2_29__20__2b__20_Bold">L/MAR/B/42T<text:tab/></text:span><text:span text:style-name="T1">Journal 24 Feb<text:tab/>1819-28 Jul<text:tab/>1820</text:span></text:p>
        <text:p text:style-name="P621"><text:span text:style-name="T1">L/MAR/B/42QQ(1)<text:tab/></text:span><text:span text:style-name="Body_20_text_20__28_3_29__20__2b__20_Not_20_Bold"><text:span text:style-name="T4">Ledger</text:span></text:span></text:p>
        <text:p text:style-name="P621"><text:span text:style-name="T1">L/MAR/B/42QQ(2)<text:tab/></text:span><text:span text:style-name="Body_20_text_20__28_3_29__20__2b__20_Not_20_Bold"><text:span text:style-name="T4">Pay Book</text:span></text:span></text:p>
        <text:p text:style-name="P45"><text:span text:style-name="T1">Capt Charles Sheldon Timins</text:span></text:p>
        <text:p text:style-name="P46"><text:span text:style-name="T1">Downs 22 Apr 1819 - 4 Jul St Helena - 30 Sep Penang - 6 Dec Whampoa - 30 Jan 1820 Second Bar - 16 Feb Macao -19 Apr St Helena - 23 Jim Long Reach</text:span></text:p>
        <text:list xml:id="list133425072885708" text:continue-numbering="true" text:style-name="WWNum117">
          <text:list-item>
            <text:p text:style-name="P392"><text:span text:style-name="T1">1820/1<text:tab/>China</text:span></text:p>
          </text:list-item>
        </text:list>
        <text:p text:style-name="P391"><text:span text:style-name="Body_20_text_20__28_2_29__20__2b__20_Bold">L/MAR/B/42U<text:tab/></text:span><text:span text:style-name="T1">Journal 28 Feb<text:tab/>1821-19 Sep<text:tab/>1822</text:span></text:p>
        <text:p text:style-name="P621"><text:span text:style-name="T1">L/MAR/B/42RR(1)<text:tab/></text:span><text:span text:style-name="Body_20_text_20__28_3_29__20__2b__20_Not_20_Bold"><text:span text:style-name="T4">Ledger</text:span></text:span></text:p>
        <text:p text:style-name="P621"><text:span text:style-name="T1">L/MAR/B/42RR(2)<text:tab/></text:span><text:span text:style-name="Body_20_text_20__28_3_29__20__2b__20_Not_20_Bold"><text:span text:style-name="T4">Pay Book</text:span></text:span></text:p>
        <text:p text:style-name="P286"><text:soft-page-break/><text:span text:style-name="T1">Capt William Mitchell</text:span></text:p>
        <text:p text:style-name="P241"><text:span text:style-name="T1">Downs 28 Apr 1821-11 Aug Penang - 2 Sep Malacca - 5 Sep Singapore - 5 Oct Whampoa -14 Jan 1822 Second Bar - left China 22 Mar - 24 Jun St Helena -18 Aug Long Reach</text:span></text:p>
        <text:list xml:id="list133425577035081" text:continue-numbering="true" text:style-name="WWNum117">
          <text:list-item>
            <text:p text:style-name="P128"><text:span text:style-name="T1">1822/3<text:tab/>St Helena, Bombay and China</text:span></text:p>
          </text:list-item>
        </text:list>
        <text:p text:style-name="P129"><text:span text:style-name="Body_20_text_20__28_2_29__20__2b__20_Bold">L/MAR/B/42V<text:tab/></text:span><text:span text:style-name="T1">Journal 14 Dec<text:tab/>1822-9 May<text:tab/>1824</text:span></text:p>
        <text:p text:style-name="P658"><text:span text:style-name="T1">L/MAR/B/42SS(1)<text:tab/></text:span><text:span text:style-name="Body_20_text_20__28_3_29__20__2b__20_Not_20_Bold"><text:span text:style-name="T4">Ledger</text:span></text:span></text:p>
        <text:p text:style-name="P658"><text:span text:style-name="T1">L/MAR/B/42SS(2)<text:tab/></text:span><text:span text:style-name="Body_20_text_20__28_3_29__20__2b__20_Not_20_Bold"><text:span text:style-name="T4">Pay Book</text:span></text:span></text:p>
        <text:p text:style-name="P45"><text:span text:style-name="T1">Capt William Mitchell</text:span></text:p>
        <text:p text:style-name="P46"><text:span text:style-name="T1">Downs 27 Feb 1823 - 30 Apr St Helena - 8 Jul Bombay -13 Sep Singapore - 6 Oct Whampoa - 7 Dec Second Bar -10 Mar 1824 St Helena - 6 May Blackwall</text:span></text:p>
        <text:list xml:id="list133427085802758" text:continue-numbering="true" text:style-name="WWNum117">
          <text:list-item>
            <text:p text:style-name="P392"><text:span text:style-name="T1">1824/5<text:tab/>Bengal and China</text:span></text:p>
          </text:list-item>
        </text:list>
        <text:p text:style-name="P393"><text:span text:style-name="Body_20_text_20__28_2_29__20__2b__20_Bold">L/MAR/B/42W<text:tab/></text:span><text:span text:style-name="T1">Journal 6 Dec 1824-2 May 1826</text:span></text:p>
        <text:p text:style-name="P621"><text:span text:style-name="T1">L/MAR/B/42TT(1)<text:tab/></text:span><text:span text:style-name="Body_20_text_20__28_3_29__20__2b__20_Not_20_Bold"><text:span text:style-name="T4">Ledger</text:span></text:span></text:p>
        <text:p text:style-name="P621"><text:span text:style-name="T1">L/MAR/B/42TT(2)<text:tab/></text:span><text:span text:style-name="Body_20_text_20__28_3_29__20__2b__20_Not_20_Bold"><text:span text:style-name="T4">Pay Book</text:span></text:span></text:p>
        <text:p text:style-name="P222"><text:span text:style-name="T1">Capt John Rennie Manderson</text:span></text:p>
        <text:p text:style-name="P207"><text:span text:style-name="T1">Portsmouth 27 Jan 1825 - 24 May Balasore -15 Aug Penang - 29 Aug Malacca - 4 Sep Singapore - 26 Sep Whampoa 18 Nov - 2 Feb 1826 St Helena - 4 Apr Long Reach</text:span></text:p>
        <text:list xml:id="list133425659537080" text:continue-numbering="true" text:style-name="WWNum117">
          <text:list-item>
            <text:p text:style-name="P383"><text:span text:style-name="T1">1826/7 Bombay and China</text:span></text:p>
          </text:list-item>
        </text:list>
        <text:p text:style-name="P393"><text:span text:style-name="T1">L/MAR/B/42X<text:tab/>Journal 15 Nov 1826-18 Mar 1828</text:span></text:p>
        <text:p text:style-name="P393"><text:span text:style-name="T1">L/MAR/B/42UU (1)<text:tab/>Ledger</text:span></text:p>
        <text:p text:style-name="P393"><text:span text:style-name="T1">L/MAR/B/42UU(2)<text:tab/>Pay Book</text:span></text:p>
        <text:p text:style-name="P393"><text:span text:style-name="T1">L/MAR/B/42UU(3)<text:tab/>Imprest Book</text:span></text:p>
        <text:p text:style-name="P286"><text:span text:style-name="T1">Capt John Rennie Manderson</text:span></text:p>
        <text:p text:style-name="P289"><text:span text:style-name="T1">Downs 4 Jan 1827 - 7 May Bombay - 29 Jul Singapore -10 Aug Whampoa ■ 24 Jan 1828 St Helena -16 Mar Blackwall</text:span></text:p>
        <text:list xml:id="list133426463225936" text:continue-numbering="true" text:style-name="WWNum117">
          <text:list-item>
            <text:p text:style-name="P70"><text:span text:style-name="T1">1828/9 Bengal and China</text:span></text:p>
          </text:list-item>
        </text:list>
        <text:p text:style-name="P130"><text:span text:style-name="T1">L/MAR/B/42Y<text:tab/>Journal 21 Nov 1828-3 Jun 1830</text:span></text:p>
        <text:p text:style-name="P130"><text:span text:style-name="T1">L/MAR/B/42W<text:tab/>Receipt Book</text:span></text:p>
        <text:p text:style-name="P45"><text:soft-page-break/><text:span text:style-name="T1">Capt John Rennie Manderson</text:span></text:p>
        <text:p text:style-name="P4"><text:span text:style-name="T1">Downs 11 Jan 1829 </text:span><text:span text:style-name="T2">1</text:span><text:span text:style-name="T1">30 Apr Saugor -10 Jul Penang -16 Aug Whampoa - 23 Nov Second Bar - Macao 31 Jan 1830 - 5 Mar dismissed in hurricane -11 Apr Madras - 8 May Calcutta - condemned at Calcuttta 31 May 1831</text:span></text:p>
        <text:h text:style-name="P765" text:outline-level="1"><text:bookmark-start text:name="bookmark63"/><text:span text:style-name="T1">BRILLIANT</text:span><text:bookmark-end text:name="bookmark63"/></text:h>
        <text:p text:style-name="P204"><text:span text:style-name="T1">Extra ship, built by Barnard, measured 1781, 3 decks, 3in bottom, length 131ft 7in, keel 105ft 4</text:span><text:span text:style-name="T2">1</text:span><text:span text:style-name="T1">/4in, breadth 35ft </text:span><text:span text:style-name="Body_20_text_20__28_2_29__20__2b__20_Italic_2c_Small_20_Caps">SVaui,</text:span><text:span text:style-name="T1"> hold 12ft 3in, wing transom 19ft llin, port cell 23ft 6in, between decks 5ft lOin &amp; 6ft 2in, deck range 66ft, 704 tons Principal Managing Owner: Sir William James</text:span></text:p>
        <text:p text:style-name="P666"><text:span text:style-name="T1">1<text:tab/>1781/2 To remain in India</text:span></text:p>
        <text:p text:style-name="P667"><text:span text:style-name="T1">Capt Charles Mears</text:span></text:p>
        <text:p text:style-name="P675"><text:span text:style-name="T1">Portsmouth 5 May 1782 - lost at Johanna 28 Aug</text:span></text:p>
        <text:h text:style-name="P770" text:outline-level="1"><text:bookmark-start text:name="bookmark64"/><text:span text:style-name="T1">BRITANNIA (1)</text:span><text:bookmark-end text:name="bookmark64"/></text:h>
        <text:p text:style-name="P163"><text:span text:style-name="T1">Rated at 499 tons, 99 crew, 30 guns</text:span></text:p>
        <text:list xml:id="list719252263" text:style-name="WWNum119">
          <text:list-item>
            <text:p text:style-name="P465"><text:span text:style-name="T1">1732/3<text:tab/>Madras and Bengal</text:span></text:p>
          </text:list-item>
        </text:list>
        <text:p text:style-name="P466"><text:span text:style-name="Body_20_text_20__28_2_29__20__2b__20_Bold">L/MAR/B/285AA<text:tab/></text:span><text:span text:style-name="T1">Journal 20 Dec 1732-14 Aug 1734</text:span></text:p>
        <text:p text:style-name="P645"><text:span text:style-name="T1">L/MAR/B/285A(1) </text:span><text:span text:style-name="Body_20_text_20__28_3_29__20__2b__20_Not_20_Bold"><text:span text:style-name="T4">Ledger </text:span></text:span><text:span text:style-name="T1">L/MAR/B/285A(2)<text:tab/></text:span><text:span text:style-name="Body_20_text_20__28_3_29__20__2b__20_Not_20_Bold"><text:span text:style-name="T4">Pay Book</text:span></text:span></text:p>
        <text:p text:style-name="P423"><text:span text:style-name="T1">Capt Caleb Grantham</text:span></text:p>
        <text:p text:style-name="P584"><text:span text:style-name="T1">Downs 3 Mar 1733 - 28 Jun Madras -15 Aug Rogues River - 24 Dec Madras -1 Jun St Helena - 12 Aug Downs</text:span></text:p>
        <text:list xml:id="list133427087353809" text:continue-numbering="true" text:style-name="WWNum119">
          <text:list-item>
            <text:p text:style-name="P191"><text:span text:style-name="T1">1735/6<text:tab/>Mokha and Bombay</text:span></text:p>
          </text:list-item>
        </text:list>
        <text:p text:style-name="P561"><text:span text:style-name="Body_20_text_20__28_2_29__20__2b__20_Bold">L/MAR/B/285BB </text:span><text:span text:style-name="T1">Journal 5 Oct 1735-19 May 1737, Chief Mate Francis King </text:span><text:span text:style-name="Body_20_text_20__28_2_29__20__2b__20_Bold">L/MAK/B/285B<text:tab/></text:span><text:span text:style-name="T1">Ledger</text:span></text:p>
        <text:p text:style-name="P562"><text:span text:style-name="T1">Capt Phineas Frognall</text:span></text:p>
        <text:p text:style-name="P574"><text:span text:style-name="T1">Downs 10 Dec 1735 - 22 Feb 1736 Cape - 5 May Mokha - 9 Sep Bombay -18 Oct Cochin - 25 Oct Anjengo -18 Jan 1737 St Helena - 28 Apr Downs</text:span></text:p>
        <text:list xml:id="list133425040319932" text:continue-numbering="true" text:style-name="WWNum119">
          <text:list-item>
            <text:p text:style-name="P467"><text:span text:style-name="T1">1738/9<text:tab/>St Helena and Benkulen</text:span></text:p>
          </text:list-item>
        </text:list>
        <text:p text:style-name="P466"><text:span text:style-name="Body_20_text_20__28_2_29__20__2b__20_Bold">L/MAR/B/285CC<text:tab/></text:span><text:span text:style-name="T1">Journal 19 Sep 1738-25 Oct 1740</text:span></text:p>
        <text:p text:style-name="P637"><text:span text:style-name="T1">L/MAR/B/285C(1)<text:tab/></text:span><text:span text:style-name="Body_20_text_20__28_3_29__20__2b__20_Not_20_Bold"><text:span text:style-name="T4">Ledger</text:span></text:span></text:p>
        <text:p text:style-name="P637"><text:span text:style-name="T1">L/MAR/B/285C(2)<text:tab/></text:span><text:span text:style-name="Body_20_text_20__28_3_29__20__2b__20_Not_20_Bold"><text:span text:style-name="T4">Pay Book</text:span></text:span></text:p>
        <text:p text:style-name="P423"><text:span text:style-name="T1">Capt John Sumner</text:span></text:p>
        <text:p text:style-name="P557"><text:span text:style-name="T1">Downs 14 Dec 1738 - 25 Feb 1739 St Helena -16 Jun Batavia -14 Jul Benkulen -16 Sep Moco Moco - 8 Oct Ipoh - 27 Oct Laye -10 Nov Bertoonan - 22 Nov Benkulen - 10 Mar 1740 St Helena -16 Sep Downs</text:span></text:p>
        <text:list xml:id="list133425745058913" text:continue-numbering="true" text:style-name="WWNum119">
          <text:list-item>
            <text:p text:style-name="P467"><text:span text:style-name="T1">1741/2<text:tab/>Bandar Abbas and Bombay</text:span></text:p>
          </text:list-item>
        </text:list>
        <text:p text:style-name="P466"><text:span text:style-name="Body_20_text_20__28_2_29__20__2b__20_Bold">L/MAR/B/285DD<text:tab/></text:span><text:span text:style-name="T1">Journal 28 Feb 1742-6 Sep 1743</text:span></text:p>
        <text:p text:style-name="P637"><text:span text:style-name="T1">L/MAR/B/285D(1)<text:tab/></text:span><text:span text:style-name="Body_20_text_20__28_3_29__20__2b__20_Not_20_Bold"><text:span text:style-name="T4">Ledger</text:span></text:span></text:p>
        <text:p text:style-name="P637"><text:span text:style-name="T1">L/MAR/B/285D(2)<text:tab/></text:span><text:span text:style-name="Body_20_text_20__28_3_29__20__2b__20_Not_20_Bold"><text:span text:style-name="T4">Pay Book</text:span></text:span></text:p>
        <text:p text:style-name="P159"><text:soft-page-break/><text:span text:style-name="T1">Capt John Sumner</text:span></text:p>
        <text:p text:style-name="P303"><text:span text:style-name="T1">Downs 22 Feb 1742 -17 Jun Johanna - 2 Aug Bandar Abbas - 4 Oct Bombay - 4 Dec Tellicherry - 29 Dec Calicut - 3 Jan 1743 Tellicheny -12 Jan Cochin -17 Jan Anjengo - 23 Jan Cochin - 28 Jan Calicut - 31 Jan Tellicheny - 22 Feb Anjengo - 21 May St Helena - 7 Sep Downs</text:span></text:p>
        <text:h text:style-name="P780" text:outline-level="1"><text:bookmark-start text:name="bookmark65"/><text:span text:style-name="T1">BRITANNIA (2)</text:span><text:bookmark-end text:name="bookmark65"/></text:h>
        <text:p text:style-name="P676"><text:span text:style-name="T1">Rated at 499 tons, 99 crew, 30 guns</text:span></text:p>
        <text:list xml:id="list2086650783" text:style-name="WWNum121">
          <text:list-item>
            <text:p text:style-name="P677"><text:span text:style-name="T1">1745/6<text:tab/>Madras</text:span></text:p>
          </text:list-item>
        </text:list>
        <text:p text:style-name="P637"><text:span text:style-name="T1">L/MAR/B/285EE<text:tab/>Journal 17 May 1746-29 Apr 1748</text:span></text:p>
        <text:p text:style-name="P637"><text:span text:style-name="T1">L/MAR/B/285E(1)<text:tab/>Ledger</text:span></text:p>
        <text:p text:style-name="P637"><text:span text:style-name="T1">L/MAR/B/285E(2)<text:tab/>Pay Book</text:span></text:p>
        <text:p text:style-name="P638"><text:span text:style-name="T1">Capt John Sumner</text:span></text:p>
        <text:p text:style-name="P678"><text:span text:style-name="T1">Downs 26 Apr 1746 - 5 Nov Madras, forced out by a French ship -17 Nov Point de Galle - 22 Feb 1747 Fort St David - 3 Aug St Augustine’s Bay- 28 Feb 1748 Lisbon - 4 Apr Downs</text:span></text:p>
        <text:list xml:id="list133426980380331" text:continue-numbering="true" text:style-name="WWNum121">
          <text:list-item>
            <text:p text:style-name="P639"><text:span text:style-name="T1">1748/9<text:tab/>Bengal, Bombay and Madras</text:span></text:p>
          </text:list-item>
        </text:list>
        <text:p text:style-name="P637"><text:span text:style-name="T1">L/MAR/B/285FF<text:tab/>Journal 4 Nov 1748-17 May 1752</text:span></text:p>
        <text:p text:style-name="P637"><text:span text:style-name="T1">L/MAR/B/285F(1)<text:tab/>Ledger</text:span></text:p>
        <text:p text:style-name="P637"><text:span text:style-name="T1">L/MAR/B/285F(2)<text:tab/>Pay Book</text:span></text:p>
        <text:p text:style-name="P481"><text:span text:style-name="T1">Capt John Sumner</text:span></text:p>
        <text:p text:style-name="P482"><text:span text:style-name="T1">Downs 11 Feb 1749 - 4 Jul Fort St David -17 Aug Culpee -18 Feb 1750 </text:span><text:span text:style-name="Body_20_text_20__28_2_29_">Tngpli</text:span><text:span text:style-name="T1"> - 2 May Fort St David - 28 Aug Bombay - 6 Sep Surat - 3 Oct Bombay -16 Dec Madras -16 Feb 1751 Culpee - 28 Jun Ingeli - 21 Sep Madras - 3 Oct Fort St David - 9 Feb 1752 St Helena - 9 May Downs</text:span></text:p>
        <text:list xml:id="list133426764778765" text:continue-numbering="true" text:style-name="WWNum121">
          <text:list-item>
            <text:p text:style-name="P267"><text:span text:style-name="T1">1753/4 Madras, Bengal and China</text:span></text:p>
          </text:list-item>
        </text:list>
        <text:p text:style-name="P275"><text:span text:style-name="Body_20_text_20__28_2_29__20__2b__20_Bold">L/MAR/B/28SGG </text:span><text:span text:style-name="T1">Journal 17 Jan 1754-29 Nov 1756 </text:span><text:span text:style-name="Body_20_text_20__28_2_29__20__2b__20_Bold">L/MAR/B/285G(1) </text:span><text:span text:style-name="T1">Ledger </text:span><text:span text:style-name="Body_20_text_20__28_2_29__20__2b__20_Bold">L/MAR/B/285G(2)<text:tab/></text:span><text:span text:style-name="T1">Pay Book</text:span></text:p>
        <text:p text:style-name="P204"><text:span text:style-name="T1">Capt Neville Norway</text:span></text:p>
        <text:p text:style-name="P209"><text:span text:style-name="T1">Downs 9 Mar 1754 -1 Sep Fort St David -13 Sep Madras - 30 Sep Fort St David - 13 Oct Madras - 23 Nov Culpee - 9 Jan 1755 Ingeli - 8 Feb Madras - 21 May Benkulen -12 Jul Batavia - 20 Aug Whampoa -15 Dec Second Bar - 29 Mar 1756 St Helena -10 Jun Lisbon -14 Sep Plymouth - 3 Oct Downs</text:span></text:p>
        <text:list xml:id="list133425691137518" text:continue-numbering="true" text:style-name="WWNum121">
          <text:list-item>
            <text:p text:style-name="P41"><text:span text:style-name="T1">1757/8 Bombay, Madras and China </text:span><text:span text:style-name="Body_20_text_20__28_2_29__20__2b__20_Bold">L/MAR/B/285HH </text:span><text:span text:style-name="T1">Journal 27 Sep 1757-18 Dec 1760 </text:span><text:span text:style-name="Body_20_text_20__28_2_29__20__2b__20_Bold">L/MAR/B/285H(1) </text:span><text:span text:style-name="T1">Ledger </text:span><text:span text:style-name="Body_20_text_20__28_2_29__20__2b__20_Bold">L/MAR/B/285H(2) </text:span><text:span text:style-name="T1">Pay Book</text:span></text:p>
          </text:list-item>
        </text:list>
        <text:p text:style-name="P2"><text:span text:style-name="T1">Capt John Blewett</text:span></text:p>
        <text:p text:style-name="P519"><text:span text:style-name="T1">Downs 30 Dec 1757 - 27 Mar 1758 Madeira - 28 Apr Sao Tiago - 7 Aug Madagascar -1 Nov Goa - 14 Nov Bombay - 30 Dec Anjengo -17 Feb 1759 Madras -17 Mar Pulicat - 3 Apr Madras - 5 Jun Negapatam - 9 Jun Madras - 5 Jul Penang -1 Sep Whampoa - 7 Dec Second Bar -12 Jun 1760 St Helena - 22 Downs</text:span></text:p>
        <text:h text:style-name="P760" text:outline-level="1"><text:bookmark-start text:name="bookmark66"/><text:span text:style-name="T1">BRITANNIA (3)</text:span><text:bookmark-end text:name="bookmark66"/></text:h>
        <text:p text:style-name="P565"><text:soft-page-break/><text:span text:style-name="T1">Built by Randall, launched 1761, 3 decks, 3in bottom, keel 110ft, breadth 34ft, 676 tons Principal Managing Owner: Thomas Lane</text:span></text:p>
        <text:list xml:id="list1039007436" text:style-name="WWNum123">
          <text:list-item>
            <text:p text:style-name="P268"><text:span text:style-name="T1">1761/2 Bombay and China</text:span></text:p>
          </text:list-item>
        </text:list>
        <text:p text:style-name="P394"><text:span text:style-name="Body_20_text_20__28_2_29__20__2b__20_Bold">L/MAR/B/285-II<text:tab/></text:span><text:span text:style-name="T1">Journal 29<text:tab/>Jan 1762-4<text:tab/>Aug<text:tab/>1764</text:span></text:p>
        <text:p text:style-name="P670"><text:span text:style-name="T1">L/MAR/B/285-I(l) </text:span><text:span text:style-name="Body_20_text_20__28_3_29__20__2b__20_Not_20_Bold"><text:span text:style-name="T4">Ledger </text:span></text:span><text:span text:style-name="T1">L/MAR/B/285-I(2) </text:span><text:span text:style-name="Body_20_text_20__28_3_29__20__2b__20_Not_20_Bold"><text:span text:style-name="T4">Pay Book</text:span></text:span></text:p>
        <text:p text:style-name="P45"><text:span text:style-name="T1">Capt Thomas Bales Rous</text:span></text:p>
        <text:p text:style-name="P5"><text:span text:style-name="T1">Portsmouth 6 May 1762 - 9 Sep Johanna -10 Nov Bombay - 23 Dec Onore - 7 Jan 1763 Calicut - 9 Jan Cochin -15 Jan Anjengo - 23 Jan Cochin - 6 Feb Tellicheny - 4 Mar Goa -18 Mar Bombay - 9 May Tellicheny - 5 Jun Masulipatam - 31 Jul Malacca - 3 Sep Whampoa - 24 Dec Second Bar - 18 Apr 1764 St Helena - 29 Jun Downs</text:span></text:p>
        <text:list xml:id="list133426755562307" text:continue-numbering="true" text:style-name="WWNum123">
          <text:list-item>
            <text:p text:style-name="P395"><text:span text:style-name="T1">1765/6<text:tab/>Madras and Bengal</text:span></text:p>
          </text:list-item>
        </text:list>
        <text:p text:style-name="P396"><text:span text:style-name="Body_20_text_20__28_2_29__20__2b__20_Bold">L/MAR/B/285JJ<text:tab/></text:span><text:span text:style-name="T1">Journal 3 Oct 1765-1<text:tab/>Sep<text:tab/>1767</text:span></text:p>
        <text:p text:style-name="P622"><text:span text:style-name="T1">L/MAR/B/285J(1)<text:tab/></text:span><text:span text:style-name="Body_20_text_20__28_3_29__20__2b__20_Not_20_Bold"><text:span text:style-name="T4">Ledger</text:span></text:span></text:p>
        <text:p text:style-name="P622"><text:span text:style-name="T1">L/MAR/B/285J(2)<text:tab/></text:span><text:span text:style-name="Body_20_text_20__28_3_29__20__2b__20_Not_20_Bold"><text:span text:style-name="T4">Pay Book</text:span></text:span></text:p>
        <text:p text:style-name="P286"><text:span text:style-name="T1">Capt Thomas Bales Rous</text:span></text:p>
        <text:p text:style-name="P242"><text:span text:style-name="T1">Plymouth 1 Jan 1766 - 23 Jan Madeira - 2 Jun Johanna - 7 Jul Madras -1 Aug Kedgeree - 2 Jan 1767 Ingeli - 23 Apr Cape -18 May St Helena - 20 Jul Downs</text:span></text:p>
        <text:list xml:id="list133426096368376" text:continue-numbering="true" text:style-name="WWNum123">
          <text:list-item>
            <text:p text:style-name="P395"><text:span text:style-name="T1">1768/9<text:tab/>Madras and Bengal</text:span></text:p>
          </text:list-item>
        </text:list>
        <text:p text:style-name="P275"><text:span text:style-name="Body_20_text_20__28_2_29__20__2b__20_Bold">L/MAR/B/285KK </text:span><text:span text:style-name="T1">Journal 28 Feb 1768-30 Aug 1770 </text:span><text:span text:style-name="Body_20_text_20__28_2_29__20__2b__20_Bold">L/MAR/B/285K(1)<text:tab/></text:span><text:span text:style-name="T1">Ledger</text:span></text:p>
        <text:p text:style-name="P622"><text:span text:style-name="T1">L/MAR/B/285K(2)<text:tab/></text:span><text:span text:style-name="Body_20_text_20__28_3_29__20__2b__20_Not_20_Bold"><text:span text:style-name="T4">Pay Book</text:span></text:span></text:p>
        <text:p text:style-name="P159"><text:span text:style-name="T1">Capt Robert Rous</text:span></text:p>
        <text:p text:style-name="P549"><text:span text:style-name="T1">Downs 12 Dec 1768 - 8 Jan 1769 Madeira 20 Jan - 27 Jan Madeira - 20 Apr Cape - 8 Jun Johanna - 11 Jul Madras - 31 Jul Culpee -1 Jan 1770 Ingeli -18 Jan Madras - 22 Mar Mauritius - 22 May St Helena - 7 Jun Ascension - 29 Jul Downs</text:span></text:p>
        <text:list xml:id="list133425378895591" text:continue-numbering="true" text:style-name="WWNum123">
          <text:list-item>
            <text:p text:style-name="P659"><text:span text:style-name="T1">1770/1 Bombay</text:span></text:p>
          </text:list-item>
        </text:list>
        <text:p text:style-name="P655"><text:span text:style-name="T1">Capt James Swithin</text:span></text:p>
        <text:p text:style-name="P655"><text:span text:style-name="T1">Downs 22 Jun 1771 - 26 Jul 1773 Downs</text:span></text:p>
      </text:section>
      <text:section text:style-name="Sect7" text:name="Bereich16">
        <text:h text:style-name="P755" text:outline-level="1"><text:bookmark-start text:name="bookmark67"/><draw:custom-shape text:anchor-type="char" draw:z-index="62" draw:style-name="gr13" draw:text-style-name="P786" svg:width="3.066cm" svg:height="1.943cm" svg:x="17.085cm" svg:y="6.638cm"><text:p text:style-name="P670"><text:span text:style-name="Body_20_text_20__28_3_29__20_Exact"><text:span text:style-name="T5">L/MAR/B/285WW L/MAR/B/285T(1) L/MAR/B/285T(2) </text:span></text:span><text:span text:style-name="Body_20_text_20__28_3_29__20__2b__20_Not_20_Bold_20_Exact"><text:span text:style-name="T4">Capt Thomas Barrow Plymouth 22 Feb 1797 ■</text:span></text:span></text:p><draw:enhanced-geometry draw:type="0"/></draw:custom-shape><draw:custom-shape text:anchor-type="char" draw:z-index="67" draw:style-name="gr3" draw:text-style-name="P786" svg:width="12.87cm" svg:height="1.922cm" svg:x="17.085cm" svg:y="13.337cm"><text:p text:style-name="P670"><text:span text:style-name="Body_20_text_20__28_3_29__20_Exact"><text:span text:style-name="T5">L/MAR/B/285V (1)</text:span></text:span></text:p><text:p text:style-name="P670"><text:span text:style-name="Body_20_text_20__28_3_29__20_Exact"><text:span text:style-name="T5">L/MAR/B/285V (2)</text:span></text:span></text:p><text:p text:style-name="P670"><text:span text:style-name="Body_20_text_20__28_3_29__20_Exact"><text:span text:style-name="T5">L/MAR/B/285V (3)</text:span></text:span></text:p><text:p text:style-name="P239"><text:span text:style-name="Body_20_text_20__28_2_29__20_Exact">Capt Thomas Barrow</text:span></text:p><text:p text:style-name="P239"><text:span text:style-name="Body_20_text_20__28_2_29__20_Exact">Downs 5 May 1802 - 1 Sep Madras 20 Oct - 24 Oct Madras -15 Jan 1803 St Helena - 22 Mar Downs</text:span></text:p><draw:enhanced-geometry draw:type="0"/></draw:custom-shape><draw:custom-shape text:anchor-type="char" draw:z-index="68" draw:style-name="gr13" draw:text-style-name="P786" svg:width="9.924cm" svg:height="1.96cm" svg:x="17.103cm" svg:y="15.374cm"><text:p text:style-name="P397"><text:span text:style-name="Body_20_text_20__28_2_29__20_Exact">12<text:tab/>1803/4 St Helena and Madras</text:span></text:p><text:p text:style-name="P286"><text:span text:style-name="Body_20_text_20__28_2_29__20__2b__20_Bold_20_Exact">L/MAR/B/285DDD </text:span><text:span text:style-name="Body_20_text_20__28_2_29__20_Exact">Journal 22 Aug 1803-15 Apr 1805</text:span></text:p><text:p text:style-name="P250"><text:span text:style-name="Body_20_text_20__28_2_29__20_Exact">Journal 20 Mar-15 Apr 1805, Chief Mate James Bird Ledger Pay Book</text:span></text:p><draw:enhanced-geometry draw:type="0"/></draw:custom-shape><text:span text:style-name="T1">BRITANNIA (4)</text:span><text:bookmark-end text:name="bookmark67"/></text:h>
        <text:p text:style-name="P492"><text:span text:style-name="T1">Company’s own ship, built in India, launched 1775, 3 decks, 5in bottom, length 137ft 4in, keel 110ft y</text:span><text:span text:style-name="T3">2</text:span><text:span text:style-name="T1">in, breadth 36ft 3</text:span><text:span text:style-name="T2">1</text:span><text:span text:style-name="T1">/2in, hold 14ft 7in, wing transom 22ft lin, port cell 26ft, waist 1ft 2</text:span><text:span text:style-name="T2">1</text:span><text:span text:style-name="T1">/2in, between decks 5ft lOin &amp; 6ft 5in, roundhouse 6ft 5in, deck range 72ft, 770 tons 1 From India 1780</text:span></text:p>
        <text:p text:style-name="P398"><text:span text:style-name="Body_20_text_20__28_2_29__20__2b__20_Bold">L/MAR/B/285LL<text:tab/></text:span><text:span text:style-name="T1">Journal 1 Sep 1779-15 Dec 1781</text:span></text:p>
        <text:p text:style-name="P674"><text:span text:style-name="T1">L/MAR/B/285L(1) </text:span><text:span text:style-name="Body_20_text_20__28_3_29__20__2b__20_Not_20_Bold"><text:span text:style-name="T4">Ledger </text:span></text:span><text:span text:style-name="T1">L/MAR/B/285L(2) </text:span><text:span text:style-name="Body_20_text_20__28_3_29__20__2b__20_Not_20_Bold"><text:span text:style-name="T4">Pay Book </text:span></text:span><text:span text:style-name="T1">L/MAR/B/285L(3)<text:tab/></text:span><text:span text:style-name="Body_20_text_20__28_3_29__20__2b__20_Not_20_Bold"><text:span text:style-name="T4">Wages list</text:span></text:span></text:p>
        <text:p text:style-name="P286"><text:span text:style-name="T1">Capt George Hutchinson</text:span></text:p>
        <text:p text:style-name="P211"><text:span text:style-name="T1">Calcutta 1 Sep 1779 -18 Nov Ingeli - 28 Dec Cochin -1 Jan 1780 Tellicherry -13 Jan Onore - 27 Jan Bombay - 5 Feb Surat -15 Feb Bombay - 6 May Mangalore - 9 May Tellicherry - 20 May Madras - 19 Jul Malacca - 5 Sep Whampoa -13 Dec Second Bar -19 May 1781 St Helena - 21 Oct Downs</text:span></text:p>
        <text:list xml:id="list133425242301570" text:continue-list="list4084868769" text:style-name="WWNum93">
          <text:list-item>
            <text:p text:style-name="P468"><text:span text:style-name="T1">1781/2 St Helena and Benkulen</text:span></text:p>
          </text:list-item>
        </text:list>
        <text:p text:style-name="P646"><text:span text:style-name="T1">L/MAR/B/285MM </text:span><text:span text:style-name="Body_20_text_20__28_3_29__20__2b__20_Not_20_Bold"><text:span text:style-name="T4">Journal 15 Feb 1782-6 Oct 1783 </text:span></text:span><text:span text:style-name="T1">L/MAR/B/285M(1) </text:span><text:span text:style-name="Body_20_text_20__28_3_29__20__2b__20_Not_20_Bold"><text:span text:style-name="T4">Ledger </text:span></text:span><text:span text:style-name="T1">L/MAR/B/285M(2) </text:span><text:span text:style-name="Body_20_text_20__28_3_29__20__2b__20_Not_20_Bold"><text:span text:style-name="T4">Pay Book </text:span></text:span><text:span text:style-name="T1">L/MAR/B/285M(3)<text:tab/></text:span><text:span text:style-name="Body_20_text_20__28_3_29__20__2b__20_Not_20_Bold"><text:span text:style-name="T4">Imprest Book</text:span></text:span></text:p>
        <text:p text:style-name="P640"><text:span text:style-name="T1">L/MAR/B/285M(4)<text:tab/></text:span><text:span text:style-name="Body_20_text_20__28_3_29__20__2b__20_Not_20_Bold"><text:span text:style-name="T4">Receipt Book</text:span></text:span></text:p>
        <text:p text:style-name="P586"><text:span text:style-name="T1">Capt Edward Cumming<text:tab/>^ </text:span><text:span text:style-name="T3">i</text:span><text:span text:style-name="T1"> ^ </text:span><text:span text:style-name="T3">1</text:span></text:p>
        <text:p text:style-name="P587"><text:span text:style-name="T1">Portsmouth 5 May 1782 - 24 Jul St Helena - 27 Nov Benkulen -12 Jan 1783 Pnng -11 Feb Pulau</text:span></text:p>
        <text:p text:style-name="P172"><text:span text:style-name="T1">Pisang - 7 Mar Benkulen -12 Jul St Helena - 6 Oct Downs</text:span></text:p>
        <text:list xml:id="list133425051570116" text:continue-numbering="true" text:style-name="WWNum93">
          <text:list-item>
            <text:p text:style-name="P192"><text:span text:style-name="T1">1784/5 Madras and China</text:span></text:p>
          </text:list-item>
        </text:list>
        <text:p text:style-name="P194"><text:span text:style-name="Body_20_text_20__28_2_29__20__2b__20_Bold">L/MAR/B/285NN<text:tab/></text:span><text:span text:style-name="T1">Journal 25 Oct 1784-24 Jun 1786</text:span></text:p>
        <text:p text:style-name="P640"><text:span text:style-name="T1">L/MAR/B/285N </text:span><text:span text:style-name="Body_20_text_20__28_3_29__20__2b__20_Not_20_Bold"><text:span text:style-name="T4">(1)<text:tab/>Ledger</text:span></text:span></text:p>
        <text:p text:style-name="P640"><text:span text:style-name="T1">L/MAR/B/285N(2)<text:tab/></text:span><text:span text:style-name="Body_20_text_20__28_3_29__20__2b__20_Not_20_Bold"><text:span text:style-name="T4">Pay Book</text:span></text:span></text:p>
        <text:p text:style-name="P423"><text:span text:style-name="T1">Capt Edward Cumming</text:span></text:p>
        <text:p text:style-name="P530"><text:span text:style-name="T1">Portsmouth 29 Dec 1784 - 27 Mar 1785 Cape - 28 May Madras - 3 Aug Malacca -15 Sep Whampoa - 2 Jan 1786 Second Bar - 5 Apr St Helena - 24 Jun Downs</text:span></text:p>
        <text:list xml:id="list133426818399988" text:continue-numbering="true" text:style-name="WWNum93">
          <text:list-item>
            <text:p text:style-name="P192"><text:span text:style-name="T1">1786/7 Bengal</text:span></text:p>
          </text:list-item>
        </text:list>
        <text:p text:style-name="P646"><text:span text:style-name="T1">L/MAR/B/285-OO </text:span><text:span text:style-name="Body_20_text_20__28_3_29__20__2b__20_Not_20_Bold"><text:span text:style-name="T4">Journal 8 Nov 1786-11 Aug 1788 </text:span></text:span><text:span text:style-name="T1">L/MAR/B/285-0(l) </text:span><text:span text:style-name="Body_20_text_20__28_3_29__20__2b__20_Not_20_Bold"><text:span text:style-name="T4">Ledger </text:span></text:span><text:span text:style-name="T1">L/MAR/B/285-0(2) </text:span><text:span text:style-name="Body_20_text_20__28_3_29__20__2b__20_Not_20_Bold"><text:span text:style-name="T4">Pay Book </text:span></text:span><text:span text:style-name="T1">L/MAR/B/285-0(3)<text:tab/></text:span><text:span text:style-name="Body_20_text_20__28_3_29__20__2b__20_Not_20_Bold"><text:span text:style-name="T4">Imprest Book</text:span></text:span></text:p>
        <text:p text:style-name="P640"><text:span text:style-name="T1">L/MAR/B/285-0(3)<text:tab/></text:span><text:span text:style-name="Body_20_text_20__28_3_29__20__2b__20_Not_20_Bold"><text:span text:style-name="T4">Receipt Book</text:span></text:span></text:p>
        <text:p text:style-name="P588"><text:span text:style-name="T1">Capt Edward Cumming<text:tab/>^<text:tab/>, </text:span><text:span text:style-name="T3">T1</text:span><text:span text:style-name="T1"> ,</text:span></text:p>
        <text:p text:style-name="P587"><text:span text:style-name="T1">Downs 6 Jan 1787 - 18 Jan Madeira - 3 Apr Cape -11 Jun Diamond Point -14 Jan 1788 Cox s Island</text:span></text:p>
        <text:p text:style-name="P178"><text:span text:style-name="T1">- 25 Apr St Helena - 7 Jul Downs</text:span></text:p>
        <text:list xml:id="list133426577252288" text:continue-numbering="true" text:style-name="WWNum93">
          <text:list-item>
            <text:p text:style-name="P504"><text:soft-page-break/><text:span text:style-name="T1">1788/9 St Helena and China</text:span></text:p>
          </text:list-item>
        </text:list>
        <text:p text:style-name="P505"><text:span text:style-name="Body_20_text_20__28_2_29__20__2b__20_Bold">L/MAR/B/285PP<text:tab/></text:span><text:span text:style-name="T1">Journal 31 Oct 1788-9 Sep 1790</text:span></text:p>
        <text:p text:style-name="P669"><text:span text:style-name="T1">L/MAR/B/285P(1) </text:span><text:span text:style-name="Body_20_text_20__28_3_29__20__2b__20_Not_20_Bold"><text:span text:style-name="T4">Ledger </text:span></text:span><text:span text:style-name="T1">L/MAR/B/285P(2)<text:tab/></text:span><text:span text:style-name="Body_20_text_20__28_3_29__20__2b__20_Not_20_Bold"><text:span text:style-name="T4">Pay Book</text:span></text:span></text:p>
        <text:p text:style-name="P502"><text:span text:style-name="T1">Capt Edward Cumming</text:span></text:p>
        <text:p text:style-name="P589"><text:span text:style-name="T1">Portsmouth 11 Feb 1789 - 7 May St Helena - 3 Sep Batavia - 28 Nov Whampoa 2 Feb 1790 - 30 May St Helena -18 Aug Downs</text:span></text:p>
        <text:list xml:id="list133425350702636" text:continue-numbering="true" text:style-name="WWNum93">
          <text:list-item>
            <text:p text:style-name="P469"><text:span text:style-name="T1">1790/1 Bombay and China</text:span></text:p>
          </text:list-item>
        </text:list>
        <text:p text:style-name="P486"><text:span text:style-name="Body_20_text_20__28_2_29__20__2b__20_Bold">L/MAR/B/285QQ </text:span><text:span text:style-name="T1">Journal 22 Nov 1790-21 May 1792 </text:span><text:span text:style-name="Body_20_text_20__28_2_29__20__2b__20_Bold">L/MAR/B/285Q(1) </text:span><text:span text:style-name="T1">Ledger </text:span><text:span text:style-name="Body_20_text_20__28_2_29__20__2b__20_Bold">L/MAR/B/285Q(2) </text:span><text:span text:style-name="T1">Pay Book Capt Edward Cumming</text:span></text:p>
        <text:p text:style-name="P590"><text:span text:style-name="T1">Torbay 2 Feb 1791-1 Jun Bombay - 22 Sep Whampoa -14 Nov Second Bar - 25 Feb 1792 St Helena - 22 Apr Downs</text:span></text:p>
        <text:list xml:id="list133425388004100" text:continue-numbering="true" text:style-name="WWNum93">
          <text:list-item>
            <text:p text:style-name="P131"><text:span text:style-name="T1">1792/3<text:tab/>Madras and Bengal</text:span></text:p>
          </text:list-item>
        </text:list>
        <text:p text:style-name="P133"><text:span text:style-name="Body_20_text_20__28_2_29__20__2b__20_Bold">L/MAR/B/285RR<text:tab/></text:span><text:span text:style-name="T1">Journal 25 Jan 1793-24<text:tab/>Jul<text:tab/>1795</text:span></text:p>
        <text:p text:style-name="P660"><text:span text:style-name="T1">L/MAR/B/285R(1)<text:tab/></text:span><text:span text:style-name="Body_20_text_20__28_3_29__20__2b__20_Not_20_Bold"><text:span text:style-name="T4">Ledger</text:span></text:span></text:p>
        <text:p text:style-name="P660"><text:span text:style-name="T1">L/MAR/B/285R(2)<text:tab/></text:span><text:span text:style-name="Body_20_text_20__28_3_29__20__2b__20_Not_20_Bold"><text:span text:style-name="T4">Pay Book</text:span></text:span></text:p>
        <text:p text:style-name="P45"><text:span text:style-name="T1">Capt Thomas Cheap</text:span></text:p>
        <text:p text:style-name="P7"><text:span text:style-name="T1">Portsmouth 5 Apr 1793 - 14 Aug Madras - 8 Sep Diamond Harbour - Saugor 5 Dec - 29 Dec Malacca - 26 Jan 1794 Batavia - 4 Mar Benkulen - 2 Jun Batavia -16 Jul Malacca - 5 Aug Penang - 3 Sep Achen - 25 Sep Diamond Harbour - 29 Nov Saugor -18 Mar 1795 St Helena - 25 Jul Downs * 22-23 Jan 1794 captured French ship </text:span><text:span text:style-name="Body_20_text_20__28_2_29__20__2b__20_Italic">Le Vengeur</text:span></text:p>
        <text:list xml:id="list133426595408690" text:continue-numbering="true" text:style-name="WWNum93">
          <text:list-item>
            <text:p text:style-name="P132"><text:span text:style-name="T1">1795/6<text:tab/>West Indies</text:span></text:p>
          </text:list-item>
        </text:list>
        <text:p text:style-name="P134"><text:span text:style-name="Body_20_text_20__28_2_29__20__2b__20_Bold">L/MAR/B/285SS<text:tab/></text:span><text:span text:style-name="T1">Journal 3 Sep<text:tab/>1795-25 Aug<text:tab/>1796</text:span></text:p>
        <text:p text:style-name="P660"><text:span text:style-name="T1">L/MAR/B/285S(1)<text:tab/></text:span><text:span text:style-name="Body_20_text_20__28_3_29__20__2b__20_Not_20_Bold"><text:span text:style-name="T4">Ledger</text:span></text:span></text:p>
        <text:p text:style-name="P660"><text:span text:style-name="T1">L/MAR/B/285S(2)<text:tab/></text:span><text:span text:style-name="Body_20_text_20__28_3_29__20__2b__20_Not_20_Bold"><text:span text:style-name="T4">Pay Book</text:span></text:span></text:p>
        <text:p text:style-name="P45"><text:span text:style-name="T1">Capt Thomas Barrow</text:span></text:p>
        <text:p text:style-name="P51"><text:span text:style-name="T1">Portsmouth 29 Jan 1796 - 14 Apr Barbados - 24 Apr Martinique - 28 Apr St Lucia - 5 Jun Martinique -13 Jun St Pierre - 8 Aug Downs</text:span></text:p>
        <text:list xml:id="list133425515982476" text:continue-numbering="true" text:style-name="WWNum93">
          <text:list-item>
            <text:p text:style-name="P195"><text:span text:style-name="T1">1796/7<text:tab/>St Helena, Madras and Bengal</text:span></text:p>
          </text:list-item>
        </text:list>
        <text:p text:style-name="P499"><text:span text:style-name="T1">Journal 22 Oct 1796-21 Dec 1798</text:span></text:p>
        <text:p text:style-name="P499"><text:span text:style-name="T1">Ledger</text:span></text:p>
        <text:p text:style-name="P501"><text:span text:style-name="T1">Pay Book</text:span></text:p>
        <text:p text:style-name="P159"><text:soft-page-break/><text:span text:style-name="T1">8 May St Helena -1 Aug Madras - coastal cruise - 30 Sep Madras - 5 Nov</text:span></text:p>
        <text:p text:style-name="P164"><text:span text:style-name="T1">Diamond Harbour -13 Mar 1798 Saugor -19 Jun Cape - 5 Aug St Helena - 25 Oct Downs</text:span></text:p>
        <text:list xml:id="list133425191616833" text:continue-numbering="true" text:style-name="WWNum93">
          <text:list-item>
            <text:p text:style-name="P135"><text:span text:style-name="T1">1798/9<text:tab/>Madras, Bengal, Bombay and China</text:span></text:p>
          </text:list-item>
        </text:list>
        <text:p text:style-name="P136"><text:span text:style-name="Body_20_text_20__28_2_29__20__2b__20_Bold">L/MAR/B/285YY<text:tab/></text:span><text:span text:style-name="T1">Journal 22 Jan 1799-11 Jan 1802</text:span></text:p>
        <text:p text:style-name="P664"><text:span text:style-name="T1">L/MAR/B/285U(1) </text:span><text:span text:style-name="Body_20_text_20__28_3_29__20__2b__20_Not_20_Bold"><text:span text:style-name="T4">Ledger </text:span></text:span><text:span text:style-name="T1">L/MAR/B/285U(2)<text:tab/></text:span><text:span text:style-name="Body_20_text_20__28_3_29__20__2b__20_Not_20_Bold"><text:span text:style-name="T4">Pay Book</text:span></text:span></text:p>
        <text:p text:style-name="P45"><text:span text:style-name="T1">Capt Thomas Barrow</text:span></text:p>
        <text:p text:style-name="P6"><text:span text:style-name="T1">Portsmouth 24 Apr 1799-26 Aug Madras - 2 Oct Vizagapatam - 22 Oct Diamond Harbour -19 Dec Saugor -13 Feb 1800 Colombo - 5 Mar Bombay - ship overcrowded, returned -18 Sep Bombay - 5 Oct Mangalore -13 Oct Cannanore - 28 Nov Tellicherry -13 Mar 1801 Whampoa - 7 Jul Bocca Tigris - 21 Sep St Helena - 2 Dec Downs</text:span></text:p>
        <text:list xml:id="list133425480535584" text:continue-numbering="true" text:style-name="WWNum93">
          <text:list-item>
            <text:p text:style-name="P470"><text:span text:style-name="T1">1801/2<text:tab/>Madras</text:span></text:p>
          </text:list-item>
        </text:list>
        <text:p text:style-name="P487"><text:span text:style-name="Body_20_text_20__28_2_29__20__2b__20_Bold">L/MAR/B/285CCC </text:span><text:span text:style-name="T1">Journal 11 Mar 1802-16 Apr 1803 Ledger Pay Book Pay Book</text:span></text:p>
        <text:p text:style-name="P672"><text:span text:style-name="T1">L/MAR/B/212C L/MAR/B/285W(l)</text:span></text:p>
        <text:p text:style-name="P603"><text:span text:style-name="T1">L/MAR/B/285W (2)</text:span></text:p>
        <text:p text:style-name="P286"><text:span text:style-name="T1">Capt Jonathan Birch</text:span></text:p>
        <text:p text:style-name="P242"><text:span text:style-name="T1">Portsmouth 26 Oct 1803 - 5 Mar 1804 St Helena - 5 Oct Madras - 31 Dec St Helena -19 Mar 1805 Downs</text:span></text:p>
        <text:p text:style-name="P397"><text:span text:style-name="T1">13<text:tab/>1804/5 Madras and Bengal</text:span></text:p>
        <text:p text:style-name="P372"><text:span text:style-name="Body_20_text_20__28_2_29__20__2b__20_Bold">L/MAR/B/285EEE<text:tab/></text:span><text:span text:style-name="T1">Deck Log 15 Jun-31 Oct 1805</text:span></text:p>
        <text:p text:style-name="P623"><text:span text:style-name="T1">L/MAR/B/285X<text:tab/></text:span><text:span text:style-name="Body_20_text_20__28_3_29__20__2b__20_Not_20_Bold"><text:span text:style-name="T4">Imprest Book</text:span></text:span></text:p>
        <text:p text:style-name="P286"><text:span text:style-name="T1">Capt Jonathan Birch</text:span></text:p>
        <text:p text:style-name="P286"><text:span text:style-name="T1">Portsmouth 27 Jul 1805 - 27 Aug Cork - 29 Sep Madeira - lost ‘off the Brazils’ 4 Dec</text:span></text:p>
      </text:section>
      <text:section text:style-name="Sect7" text:name="Bereich17">
        <text:h text:style-name="P761" text:outline-level="1"><text:bookmark-start text:name="bookmark68"/><text:span text:style-name="T1">BRITANNIA (5)</text:span><text:bookmark-end text:name="bookmark68"/></text:h>
        <text:p text:style-name="P485"><text:span text:style-name="T1">Extra ship, measured 1786, 2 decks, 3in bottom, length 97fl lOin, keel 77fl Sin, breadth 27ft Sin, hold 12ft, wing transom 17ft, between decks 5ft llin, 305 tons</text:span></text:p>
        <text:list xml:id="list1898631180" text:style-name="WWNum125">
          <text:list-item>
            <text:p text:style-name="P43"><text:span text:style-name="T1">From Bengal 1786</text:span></text:p>
          </text:list-item>
        </text:list>
        <text:p text:style-name="P2"><text:span text:style-name="T1">L/MAR/B/285UU Journal 28 Nov 1785-18 Jun 1786 Capt Thomas Dennett</text:span></text:p>
        <text:p text:style-name="P7"><text:span text:style-name="T1">Calcutta 28 Nov 1785 - Diamond Harbour 4 Jan 1786 - 2 Mar Cape - 23 Mar St Helena -15 May Plymouth - 8 Jun Deptford</text:span></text:p>
        <text:list xml:id="list133426381168868" text:continue-numbering="true" text:style-name="WWNum125">
          <text:list-item>
            <text:p text:style-name="P43"><text:span text:style-name="T1">From China 1798</text:span></text:p>
          </text:list-item>
        </text:list>
        <text:p text:style-name="P2"><text:span text:style-name="T1">L/MAR/B/285XX Journal 16 Oct 1797-13 Mar 1799 Capt Thomas Dennett</text:span></text:p>
        <text:p text:style-name="P4"><text:span text:style-name="T1">Macao 16 Oct 1797 - 2 Dec Whampoa - Macao 28 Mar 1798 - 25 Jul False Bay - 8 Sep Cape -17 Nov St Helena - 4 Feb 1799 Downs</text:span></text:p>
        <text:h text:style-name="P753" text:outline-level="1"><text:bookmark-start text:name="bookmark69"/><text:span text:style-name="T1">BRITANNIA (6)</text:span><text:bookmark-end text:name="bookmark69"/></text:h>
        <text:p text:style-name="P137"><text:span text:style-name="T1">1<text:tab/>1795/6 Bengal</text:span></text:p>
        <text:p text:style-name="P2"><text:span text:style-name="T1">L/MAR/B/285TT Journal 22 Aug 1795-10 Oct 1796 Capt Thomas Nixon</text:span></text:p>
        <text:p text:style-name="P4"><text:span text:style-name="T1">Yarmouth 20 Sep 1795 - 22 Feb 1796 Calcutta - 31 Mar Culpee -19 Apr Saugor - 22 Jul St Helena - 15 Sep Downs</text:span></text:p>
        <text:h text:style-name="P762" text:outline-level="1"><text:bookmark-start text:name="bookmark70"/><text:span text:style-name="T1">BRITANNIA (7)</text:span><text:bookmark-end text:name="bookmark70"/></text:h>
        <text:p text:style-name="P45"><text:span text:style-name="T1">1 From China 1796</text:span></text:p>
        <text:p text:style-name="P2"><text:span text:style-name="T1">L/MAR/B/285W Journal 24 Nov 1795-24 Mar 1797 Capt William Layman</text:span></text:p>
        <text:p text:style-name="P4"><text:span text:style-name="T1">Bombay 24 Nov 1795 - 2 Dec Calicut -10 Dec Anjengo - 29 Apr 1796 Whampoa - 28 Jun Macao - 20 Nov St Helena - 9 Feb 1797 Downs</text:span></text:p>
        <text:h text:style-name="P762" text:outline-level="1"><text:bookmark-start text:name="bookmark71"/><text:span text:style-name="T1">BRITANNIA (8)</text:span><text:bookmark-end text:name="bookmark71"/></text:h>
        <text:list xml:id="list1826152123" text:style-name="WWNum127">
          <text:list-item>
            <text:p text:style-name="P138"><text:span text:style-name="T1">From Madras 1800</text:span></text:p>
          </text:list-item>
        </text:list>
        <text:p text:style-name="P2"><text:span text:style-name="T1">L/MAR/B/285ZZ Journal 17 Mar-7 Nov 1800 Capt E H Palmer</text:span></text:p>
        <text:p text:style-name="P50"><text:span text:style-name="T1">Madras 16 Apr 1800 - 8 Jul St Helena - 23 Sep Downs</text:span></text:p>
        <text:list xml:id="list133425333998289" text:continue-numbering="true" text:style-name="WWNum127">
          <text:list-item>
            <text:p text:style-name="P138"><text:span text:style-name="T1">From Bengal 1802</text:span></text:p>
          </text:list-item>
        </text:list>
        <text:p text:style-name="P2"><text:span text:style-name="T1">L/MAR/B/285AAA Journal 28 Oct 1801-28 May 1802 L/MAR/B/285BBB Journal 28 Oct 1801-6 Jun 1802, Chief Mate John Johnson Capt Benjamin Stout</text:span></text:p>
        <text:p text:style-name="P48"><text:span text:style-name="T1">Calcutta 28 Oct 1801 - 5 Dec Kedgeree 4 Jan 1802 - 7 Feb Cape - 26 Mar St Helena - 29 May Downs</text:span></text:p>
        <text:h text:style-name="P773" text:outline-level="1"><text:bookmark-start text:name="bookmark72"/><text:span text:style-name="T1">BRITANNIA (9)</text:span><text:bookmark-end text:name="bookmark72"/></text:h>
        <text:p text:style-name="P482"><text:soft-page-break/><text:span text:style-name="T1">Company’s own ship, built by Wells, launched 1806, 3 decks, 4in bottom, length 165ft </text:span><text:span text:style-name="Body_20_text_20__28_2_29__20__2b__20_Italic">SViin,</text:span><text:span text:style-name="T1"> keel 133ft </text:span><text:span text:style-name="Body_20_text_20__28_2_29__20__2b__20_Italic">VAin,</text:span><text:span text:style-name="T1"> breadth 42ft 4in, hold 17ft lin, wing transom 25ft 9in, port cell 29ft 6in, waist 1ft lOin, between decks 6ft 7in &amp; 6ft 6in, roundhouse 6ft 5/an, ports 14 middle &amp; upper, deck range 97ft, 1273 tons</text:span></text:p>
        <text:p text:style-name="P399"><text:span text:style-name="T1">1<text:tab/>1806/7 Bombay and China</text:span></text:p>
        <text:p text:style-name="P393"><text:span text:style-name="T1">L/MAR/B/285Y (1)<text:tab/>Ledger</text:span></text:p>
        <text:p text:style-name="P393"><text:span text:style-name="T1">L/MAR/B/285Y(2)<text:tab/>Pay Book</text:span></text:p>
        <text:p text:style-name="P393"><text:span text:style-name="T1">L/MAR/B/285Y(3)<text:tab/>Imprest Book</text:span></text:p>
        <text:p text:style-name="P159"><text:span text:style-name="T1">Capt Jonathan Birch</text:span></text:p>
        <text:p text:style-name="P173"><text:span text:style-name="T1">Portsmouth 26 Feb 1807 - 1 Jul 1808 Moorings</text:span></text:p>
        <text:p text:style-name="P545"><text:span text:style-name="T1">2<text:tab/>1808/9 Madras and China</text:span></text:p>
        <text:p text:style-name="P538"><text:span text:style-name="T1">Capt Jonathan Birch</text:span></text:p>
        <text:p text:style-name="P171"><text:span text:style-name="T1">Downs 24 Jan 1809 - lost 25 Jan on the Goodwin Sands off the South Foreland</text:span></text:p>
        <text:h text:style-name="P774" text:outline-level="1"><text:bookmark-start text:name="bookmark73"/><text:span text:style-name="T1">BRITISH KING</text:span><text:bookmark-end text:name="bookmark73"/></text:h>
        <text:p text:style-name="P553"><text:span text:style-name="T1">Built by Wells, launched 1763, 3 decks, 3in bottom, keel 110ft, breadth 33ft 8in, 663 tons Principal Managing Owners: 1 Abraham Hume, 2-4 William Black</text:span></text:p>
        <text:list xml:id="list1229311940" text:style-name="WWNum129">
          <text:list-item>
            <text:p text:style-name="P400"><text:span text:style-name="T1">1762/3<text:tab/>Madras, Bengal and China</text:span></text:p>
          </text:list-item>
        </text:list>
        <text:p text:style-name="P354"><text:span text:style-name="Body_20_text_20__28_2_29__20__2b__20_Bold">L/MAR/B/557A<text:tab/></text:span><text:span text:style-name="T1">Journal 16 Feb 1763-8 Nov 1765</text:span></text:p>
        <text:p text:style-name="P616"><text:span text:style-name="T1">L/MAR/B/557E(1)<text:tab/></text:span><text:span text:style-name="Body_20_text_20__28_3_29__20__2b__20_Not_20_Bold"><text:span text:style-name="T4">Ledger</text:span></text:span></text:p>
        <text:p text:style-name="P616"><text:span text:style-name="T1">L/MAR/B/557E(2)<text:tab/></text:span><text:span text:style-name="Body_20_text_20__28_3_29__20__2b__20_Not_20_Bold"><text:span text:style-name="T4">Pay Book</text:span></text:span></text:p>
        <text:p text:style-name="P159"><text:span text:style-name="T1">Capt Peter Pigou</text:span></text:p>
        <text:p text:style-name="P510"><text:span text:style-name="T1">Downs 30 Apr 1763 - 28 Aug Johanna - 30 Oct Madras -17 Jan 1764 Kedgeree - 21 May Penang - 5 Jun Malacca -14 Jul Whampoa - 2 Jan 1765 Second Bar - 29 Apr St Helena -16 Jul Lisbon - 6 Oct Woolwich</text:span></text:p>
        <text:list xml:id="list133426894253364" text:continue-numbering="true" text:style-name="WWNum129">
          <text:list-item>
            <text:p text:style-name="P196"><text:span text:style-name="T1">1766/7<text:tab/>Benkulen and China</text:span></text:p>
          </text:list-item>
        </text:list>
        <text:p text:style-name="P546"><text:span text:style-name="Body_20_text_20__28_2_29__20__2b__20_Bold">L/MAR/B/557B<text:tab/></text:span><text:span text:style-name="T1">Journal 18 Oct 1766-21 Sep 1768, Chief Mate Daniel Griffiths Hoare</text:span></text:p>
        <text:p text:style-name="P680"><text:span text:style-name="T1">L/MAR/B/557F(1)<text:tab/></text:span><text:span text:style-name="Body_20_text_20__28_3_29__20__2b__20_Not_20_Bold"><text:span text:style-name="T4">Ledger</text:span></text:span></text:p>
        <text:p text:style-name="P680"><text:span text:style-name="T1">L/MAR/B/557F(2)<text:tab/></text:span><text:span text:style-name="Body_20_text_20__28_3_29__20__2b__20_Not_20_Bold"><text:span text:style-name="T4">Pay Book</text:span></text:span></text:p>
        <text:p text:style-name="P538"><text:span text:style-name="T1">Capt Richard Williamson</text:span></text:p>
        <text:p text:style-name="P583"><text:span text:style-name="T1">Portsmouth 23 Jan 1767 - 6 Jul Bencoolen - 4 Sep Whampoa - 2 Feb 1768 Second Bar -19 May St Helena -12 Aug Woolwich</text:span></text:p>
        <text:list xml:id="list133427129636550" text:continue-numbering="true" text:style-name="WWNum129">
          <text:list-item>
            <text:p text:style-name="P400"><text:soft-page-break/><text:span text:style-name="T1">1769/70<text:tab/>St Helena, Benkulen and China</text:span></text:p>
          </text:list-item>
        </text:list>
        <text:p text:style-name="P401"><text:span text:style-name="Body_20_text_20__28_2_29__20__2b__20_Bold">L/MAR/B/557C<text:tab/></text:span><text:span text:style-name="T1">Journal 16<text:tab/>Oct<text:tab/>1769-29 Jun<text:tab/>1773, Third Mate Peter Bryson</text:span></text:p>
        <text:p text:style-name="P616"><text:span text:style-name="T1">L/MAR/B/557G(1)<text:tab/></text:span><text:span text:style-name="Body_20_text_20__28_3_29__20__2b__20_Not_20_Bold"><text:span text:style-name="T4">Ledger</text:span></text:span></text:p>
        <text:p text:style-name="P616"><text:span text:style-name="T1">L/MAR/B/557G(2)<text:tab/></text:span><text:span text:style-name="Body_20_text_20__28_3_29__20__2b__20_Not_20_Bold"><text:span text:style-name="T4">Pay Book</text:span></text:span></text:p>
        <text:p text:style-name="P286"><text:span text:style-name="T1">Capt Daniel Griffiths Hoare</text:span></text:p>
        <text:p text:style-name="P298"><text:span text:style-name="T1">Plymouth 21 Feb 1770 - 9 May St Helena - 28 Aug Benkulen - 25 Nov Pulau Pisang - 21 Mar 1771 Whampoa - 24 Nov Second Bar - 28 Feb 1772 St Helena - 20 Mar Ascension - 29 May Long Reach</text:span></text:p>
        <text:list xml:id="list133427110268469" text:continue-numbering="true" text:style-name="WWNum129">
          <text:list-item>
            <text:p text:style-name="P400"><text:span text:style-name="T1">1772/3<text:tab/>Bombay and Bengal</text:span></text:p>
          </text:list-item>
        </text:list>
        <text:p text:style-name="P402"><text:span text:style-name="Body_20_text_20__28_2_29__20__2b__20_Bold">L/MAR/B/557D<text:tab/></text:span><text:span text:style-name="T1">Journal 25<text:tab/>Dec<text:tab/>1772-5 Aug<text:tab/>1775</text:span></text:p>
        <text:p text:style-name="P616"><text:span text:style-name="T1">L/MAR/B/557H(1)<text:tab/></text:span><text:span text:style-name="Body_20_text_20__28_3_29__20__2b__20_Not_20_Bold"><text:span text:style-name="T4">Ledger</text:span></text:span></text:p>
        <text:p text:style-name="P616"><text:span text:style-name="T1">L/MAR/B/557H(2)<text:tab/></text:span><text:span text:style-name="Body_20_text_20__28_3_29__20__2b__20_Not_20_Bold"><text:span text:style-name="T4">Pay Book</text:span></text:span></text:p>
        <text:p text:style-name="P286"><text:span text:style-name="T1">Capt Daniel Griffiths Hoare</text:span></text:p>
        <text:p text:style-name="P244"><text:span text:style-name="T1">Portsmouth 27 Mar 1773 - 4 Jun Cape - 22 Jul Bombay - 25 Oct Culpee - 27 Dec Calcutta - 6 Feb 1774 Kedgeree - 5 Mar Colombo - 19 Mar Cochin -1 Apr Tellicheny - 26 Apr Bombay - 4 Sep Kedgeree -10 Dec Ingeli - 20 Feb 1775 Cape - 24 Mar St Helena - 23 Jun Plymouth - 8 Jul Woolwich</text:span></text:p>
        <text:h text:style-name="P775" text:outline-level="1"><text:bookmark-start text:name="bookmark74"/><text:span text:style-name="T1">BRITISH MERCHANT</text:span><text:bookmark-end text:name="bookmark74"/></text:h>
        <text:p text:style-name="P261"><text:span text:style-name="T1">200 tons, 22 guns, 40 crew 1<text:tab/>1715/6 Mokha</text:span></text:p>
        <text:p text:style-name="P251"><text:span text:style-name="T1">L/MAR/B/766A(1) Ledger L/MAR/B/766A(2) Pay Book L/MAR/B/766A(3) Owners’ accounts Capt Thomas Gilbert 5 Dec 1715 - 20 Aug 1717</text:span></text:p>
      </text:section>
      <text:section text:style-name="Sect7" text:name="Bereich18">
        <text:h text:style-name="P771" text:outline-level="1"><text:bookmark-start text:name="bookmark75"/><draw:custom-shape text:anchor-type="char" draw:z-index="69" draw:style-name="gr1" draw:text-style-name="P786" svg:width="3.073cm" svg:height="2.715cm" svg:x="17.082cm" svg:y="8.664cm"><text:p text:style-name="P403"><text:span text:style-name="Body_20_text_20__28_2_29__20_Exact">5<text:tab/>1801/2 China</text:span></text:p><text:p text:style-name="P603"><text:span text:style-name="Body_20_text_20__28_3_29__20_Exact"><text:span text:style-name="T5">L/MAR/B/349F</text:span></text:span></text:p><text:p text:style-name="P603"><text:span text:style-name="Body_20_text_20__28_3_29__20_Exact"><text:span text:style-name="T5">L/MAR/B/349K(1)</text:span></text:span></text:p><text:p text:style-name="P603"><text:span text:style-name="Body_20_text_20__28_3_29__20_Exact"><text:span text:style-name="T5">L/MAR/B/349K(2)</text:span></text:span></text:p><text:p text:style-name="P603"><text:span text:style-name="Body_20_text_20__28_3_29__20_Exact"><text:span text:style-name="T5">L/MAR/B/349K(3)</text:span></text:span></text:p><text:p text:style-name="P603"><text:span text:style-name="Body_20_text_20__28_3_29__20_Exact"><text:span text:style-name="T5">L/MAR/B/349K(4)</text:span></text:span></text:p><text:p text:style-name="P286"><text:span text:style-name="Body_20_text_20__28_2_29__20_Exact">Capt Philip Hughes</text:span></text:p><draw:enhanced-geometry draw:type="0"/></draw:custom-shape><text:span text:style-name="T1">BROTHERS</text:span><text:bookmark-end text:name="bookmark75"/></text:h>
        <text:p text:style-name="P159"><text:span text:style-name="T1">425 tons</text:span></text:p>
        <text:p text:style-name="P591"><text:span text:style-name="T1">Principal Managing Owner: Aaron Chapman 1<text:tab/>1819/20 Bombay</text:span></text:p>
        <text:p text:style-name="P159"><text:span text:style-name="Body_20_text_20__28_2_29__20__2b__20_Bold">L/MAR/B/251A </text:span><text:span text:style-name="T1">Deck Log 8 Apr 1820-12 Apr 1821</text:span></text:p>
        <text:p text:style-name="P592"><text:span text:style-name="T1">Capt Ralph Stamp<text:tab/>„<text:tab/>.</text:span></text:p>
        <text:p text:style-name="P593"><text:span text:style-name="T1">Downs 2 May 1820 -10 Aug Bombay - 25 Dec Cape -17 Jan 1821 St Helena - 22 Mar Gravesend</text:span></text:p>
        <text:h text:style-name="P767" text:outline-level="1"><text:bookmark-start text:name="bookmark76"/><text:span text:style-name="T1">BROXBORNEBURY</text:span><text:bookmark-end text:name="bookmark76"/></text:h>
        <text:p text:style-name="P484"><text:span text:style-name="T1">Built by Pitcher, launched 1812, 3 decks, 4in bottom, length 132ft 6</text:span><text:span text:style-name="T2">5</text:span><text:span text:style-name="T1">/8in, keel 105ft 9in, breadth 35ft 6in, hold 18ft 6in, wing transom 22ft, port cell 29ft Sin, waist 1ft 4in, between decks 6ft &amp; 6ft 2in, roundhouse 6ft </text:span><text:span text:style-name="Body_20_text_20__28_2_29__20__2b__20_Italic">2'Ain,</text:span><text:span text:style-name="T1"> ports 10 upper, deck range 76ft, 709 tons Principal Managing Owners: 1 Andrew Timbrell, 2-4 Alfred Chapman</text:span></text:p>
        <text:list xml:id="list2638829507" text:style-name="WWNum131">
          <text:list-item>
            <text:p text:style-name="P197"><text:span text:style-name="T1">1811/2<text:tab/>Bengal</text:span></text:p>
          </text:list-item>
        </text:list>
        <text:p text:style-name="P576"><text:span text:style-name="Body_20_text_20__28_2_29__20__2b__20_Bold">L/MAR/B/82A<text:tab/></text:span><text:span text:style-name="T1">Journal 26 Feb<text:tab/>1812-23 Sep 1813</text:span></text:p>
        <text:p text:style-name="P679"><text:span text:style-name="T1">L/MAR/B/82E(1)<text:tab/></text:span><text:span text:style-name="Body_20_text_20__28_3_29__20__2b__20_Not_20_Bold"><text:span text:style-name="T4">Ledger</text:span></text:span></text:p>
        <text:p text:style-name="P679"><text:span text:style-name="T1">L/MAR/B/82E(2)<text:tab/></text:span><text:span text:style-name="Body_20_text_20__28_3_29__20__2b__20_Not_20_Bold"><text:span text:style-name="T4">Pay Book</text:span></text:span></text:p>
        <text:p text:style-name="P575"><text:span text:style-name="T1">Capt Thomas Pitcher</text:span></text:p>
        <text:p text:style-name="P594"><text:span text:style-name="T1">Falmouth 15 May 1812 - 3 Jun Madeira - 28 Oct Kedgeree - 29 Dec Saugor - 7 Feb 1813 Madras - 3 Mar Colombo -13 Jun St Helena -12 Aug Gravesend</text:span></text:p>
        <text:list xml:id="list133425956663928" text:continue-numbering="true" text:style-name="WWNum131">
          <text:list-item>
            <text:p text:style-name="P577"><text:span text:style-name="T1">1824/5<text:tab/>Madras, Bengal and China</text:span></text:p>
          </text:list-item>
        </text:list>
        <text:p text:style-name="P578"><text:span text:style-name="Body_20_text_20__28_2_29__20__2b__20_Bold">L/MAR/B/82B<text:tab/></text:span><text:span text:style-name="T1">Journal 18 May 1825-23 Oct 1826</text:span></text:p>
        <text:p text:style-name="P575"><text:span text:style-name="T1">Capt Thomas Fewson</text:span></text:p>
        <text:p text:style-name="P528"><text:span text:style-name="T1">Downs 8 Jun 1825 - 29 Sep Madras -18 Oct Diamond Harbour -1 Dec Kamree Roads - 24 Dec Penang - 2 Jan 1826 Malacca - 7 Jan Singapore -12 Mar Whampoa -10 Apr Macao - 1 Aug St Helena - 23 Sep Downs</text:span></text:p>
        <text:list xml:id="list133427039515578" text:continue-numbering="true" text:style-name="WWNum131">
          <text:list-item>
            <text:p text:style-name="P198"><text:span text:style-name="T1">1826/7<text:tab/>China</text:span></text:p>
          </text:list-item>
        </text:list>
        <text:p text:style-name="P199"><text:span text:style-name="Body_20_text_20__28_2_29__20__2b__20_Bold">L/MAR/B/82C<text:tab/></text:span><text:span text:style-name="T1">Deck Log 13 Mar 1827-18 Mar<text:tab/>1828</text:span></text:p>
        <text:p text:style-name="P597"><text:span text:style-name="T1">Capt Thomas Fewson<text:tab/>_ ^ ^ </text:span><text:span text:style-name="T3">10</text:span><text:span text:style-name="T1">^o </text:span><text:span text:style-name="T3">T</text:span></text:p>
        <text:p text:style-name="P598"><text:span text:style-name="T1">Downs 15 Apr 1827 - 10 Aug Whampoa -12 Oct Second Bar - 31 Dec St Helena - 28 Feb 1828 Long</text:span></text:p>
        <text:p text:style-name="P167"><text:span text:style-name="T1">Reach</text:span></text:p>
        <text:list xml:id="list133426607529588" text:continue-numbering="true" text:style-name="WWNum131">
          <text:list-item>
            <text:p text:style-name="P197"><text:span text:style-name="T1">1831/2<text:tab/>China and Quebec</text:span></text:p>
          </text:list-item>
        </text:list>
        <text:p text:style-name="P595"><text:soft-page-break/><text:span text:style-name="Body_20_text_20__28_2_29__20__2b__20_Bold">L/MAR/B/82D<text:tab/></text:span><text:span text:style-name="T1">Deck Log 31 May 1832-11 Jun 1833</text:span></text:p>
        <text:p text:style-name="P596"><text:span text:style-name="T1">Capt Robert Brown Shettler</text:span></text:p>
        <text:p text:style-name="P599"><text:span text:style-name="T1">Doens 21 Jun 1832 - 7 Nov Whampoa 28 Jan 1833 - 8 Apr St Helena - 29 May Quebec - 30 Aug Moorings</text:span></text:p>
        <text:h text:style-name="P777" text:outline-level="1"><text:bookmark-start text:name="bookmark77"/><text:span text:style-name="T1">BRUNSWICK (1)</text:span><text:bookmark-end text:name="bookmark77"/></text:h>
        <text:p text:style-name="P533"><text:span text:style-name="T1">Built by Perry, launched 1792, 3 decks, 4in bottom, keel 130ft, breadth 42ft, 1244 tons Principal Managing Owner: Thomas Newte</text:span></text:p>
        <text:p text:style-name="P471"><text:span text:style-name="T1">1<text:tab/>1792/3 Bombay and China</text:span></text:p>
        <text:p text:style-name="P472"><text:span text:style-name="Body_20_text_20__28_2_29__20__2b__20_Bold">L/MAR/B/349A<text:tab/></text:span><text:span text:style-name="T1">Journal 9 Nov 1792-5 Nov 1794</text:span></text:p>
        <text:p text:style-name="P641"><text:span text:style-name="T1">L/MAR/B/349G(1)<text:tab/></text:span><text:span text:style-name="Body_20_text_20__28_3_29__20__2b__20_Not_20_Bold"><text:span text:style-name="T4">Ledger</text:span></text:span></text:p>
        <text:p text:style-name="P641"><text:span text:style-name="T1">L/MAR/B/349G(2)<text:tab/></text:span><text:span text:style-name="Body_20_text_20__28_3_29__20__2b__20_Not_20_Bold"><text:span text:style-name="T4">Pay Book</text:span></text:span></text:p>
        <text:p text:style-name="P429"><text:span text:style-name="T1">Capt Allen Cooper</text:span></text:p>
        <text:p text:style-name="P585"><text:span text:style-name="T1">Downs 14 Jan 1793 - 14 May Bombay - 22 Aug Malacca -17 Sep Whampoa -1 Nov Second Bar - 12 Apr 1794 St Helena - 20 Jul Galway - 27 Aug Downs</text:span></text:p>
        <text:list xml:id="list133425086796817" text:continue-list="list2428047273" text:style-name="WWNum89">
          <text:list-item>
            <text:p text:style-name="P404"><text:span text:style-name="T1">1794/5<text:tab/>Bombay and China</text:span></text:p>
          </text:list-item>
        </text:list>
        <text:p text:style-name="P405"><text:span text:style-name="Body_20_text_20__28_2_29__20__2b__20_Bold">L/MAR/B/349C<text:tab/></text:span><text:span text:style-name="T1">Journal 29 Nov<text:tab/>1794-11<text:tab/>Sep<text:tab/>1797</text:span></text:p>
        <text:p text:style-name="P621"><text:span text:style-name="T1">L/MAR/B/349H(1)<text:tab/></text:span><text:span text:style-name="Body_20_text_20__28_3_29__20__2b__20_Not_20_Bold"><text:span text:style-name="T4">Ledger</text:span></text:span></text:p>
        <text:p text:style-name="P621"><text:span text:style-name="T1">L/MAR/B/349H(2)<text:tab/></text:span><text:span text:style-name="Body_20_text_20__28_3_29__20__2b__20_Not_20_Bold"><text:span text:style-name="T4">Pay Book</text:span></text:span></text:p>
        <text:p text:style-name="P286"><text:span text:style-name="T1">Capt Thomas Palmer Acland</text:span></text:p>
        <text:p text:style-name="P209"><text:span text:style-name="T1">Portsmouth 24 May 1795 - 7 Jul San Salvador - 4 Sep Simons Bay -1 Oct Cape - 21 Dec Cochin - 5 Jan 1796 Bombay - 27 Feb Mahim -16 Mar Bombay -16 Jun Malacca - 7 Jul Whampoa -11 Nov Second Bar - 27 Jan 1797 Penang - 4 Apr Cape - 29 Apr St Helena - 28 Jul Long Reach</text:span></text:p>
        <text:list xml:id="list133426468742943" text:continue-numbering="true" text:style-name="WWNum89">
          <text:list-item>
            <text:p text:style-name="P139"><text:span text:style-name="T1">1797/8<text:tab/>Bombay and China</text:span></text:p>
          </text:list-item>
        </text:list>
        <text:p text:style-name="P140"><text:span text:style-name="Body_20_text_20__28_2_29__20__2b__20_Bold">L/MAR/B/349D<text:tab/></text:span><text:span text:style-name="T1">Journal 20 Nov<text:tab/>1797-5 Oct 1799</text:span></text:p>
        <text:p text:style-name="P658"><text:span text:style-name="T1">L/MAR/B/349-I(l)<text:tab/></text:span><text:span text:style-name="Body_20_text_20__28_3_29__20__2b__20_Not_20_Bold"><text:span text:style-name="T4">Ledger</text:span></text:span></text:p>
        <text:p text:style-name="P658"><text:span text:style-name="T1">L/MAR/B/349-I(2)<text:tab/></text:span><text:span text:style-name="Body_20_text_20__28_3_29__20__2b__20_Not_20_Bold"><text:span text:style-name="T4">Pay Book</text:span></text:span></text:p>
        <text:p text:style-name="P45"><text:span text:style-name="T1">Capt James Ludovic Grant</text:span></text:p>
        <text:p text:style-name="P600"><text:span text:style-name="T1">Portsmouth 17 Feb 1798 - 4 Jun Bombay -11 Sep Malacca -13 Oct Whampoa - 21 Dec Second Bar - 17 May 1799 St Helena -1 Aug Long Reach</text:span></text:p>
        <text:list xml:id="list133425330706207" text:continue-numbering="true" text:style-name="WWNum89">
          <text:list-item>
            <text:p text:style-name="P406"><text:span text:style-name="T1">1799/1800 Madras and China</text:span></text:p>
          </text:list-item>
        </text:list>
        <text:p text:style-name="P407"><text:soft-page-break/><text:span text:style-name="Body_20_text_20__28_2_29__20__2b__20_Bold">L/MAR/B/349E<text:tab/></text:span><text:span text:style-name="T1">Journal 26 Dec<text:tab/>1799-30 Jul 1801</text:span></text:p>
        <text:p text:style-name="P621"><text:span text:style-name="T1">L/MAR/B/349J(1)<text:tab/></text:span><text:span text:style-name="Body_20_text_20__28_3_29__20__2b__20_Not_20_Bold"><text:span text:style-name="T4">Ledger</text:span></text:span></text:p>
        <text:p text:style-name="P621"><text:span text:style-name="T1">L/MAR/B/349J(2)<text:tab/></text:span><text:span text:style-name="Body_20_text_20__28_3_29__20__2b__20_Not_20_Bold"><text:span text:style-name="T4">Pay Book</text:span></text:span></text:p>
        <text:p text:style-name="P286"><text:span text:style-name="T1">Capt James Ludovic Grant</text:span></text:p>
        <text:p text:style-name="P520"><text:span text:style-name="T1">Portsmouth 17 Mar 1800 - 13 Jul Madras - 23 Aug Penang -19 Sep Malacca - 30 Oct Whampoa - 16 Jan 1801 Second Bar -15 Apr St Helena -17 Jun Long Reach</text:span></text:p>
        <text:p text:style-name="P286"><text:span text:style-name="T1">Journal 28 Jan 1802-17 Jun 1803</text:span></text:p>
        <text:p text:style-name="P286"><text:span text:style-name="T1">Ledger</text:span></text:p>
        <text:p text:style-name="P286"><text:span text:style-name="T1">Pay Book</text:span></text:p>
        <text:p text:style-name="P286"><text:span text:style-name="T1">Imprest Book</text:span></text:p>
        <text:p text:style-name="P293"><text:span text:style-name="T1">Absence Book</text:span></text:p>
        <text:p text:style-name="P514"><text:span text:style-name="T1">Downs 29 Mar 1802 - 10 May San Salvador - 7 Sep Whampoa - 25 Oct Second Bar -14 Feb 1803 St Helena - 25 Apr Long Reach</text:span></text:p>
        <text:list xml:id="list133426303063319" text:continue-list="list133426130661184" text:style-name="WWNum103">
          <text:list-item>
            <text:p text:style-name="P236"><text:span text:style-name="T1">1803/4 Ceylon and China</text:span></text:p>
          </text:list-item>
        </text:list>
        <text:p text:style-name="P222"><text:span text:style-name="T1">Capt James Ludovic Grant</text:span></text:p>
        <text:p text:style-name="P601"><text:span text:style-name="T1">Portsmouth 20 Mar 1804 - captured by the French 11 Jul 1805 off Point de Galle, ran ashore in Simons Bay, Cape, 2 Sep 1805</text:span></text:p>
        <text:h text:style-name="P770" text:outline-level="1"><text:bookmark-start text:name="bookmark78"/><text:span text:style-name="T1">BRUNSWICK (2)</text:span><text:bookmark-end text:name="bookmark78"/></text:h>
        <text:p text:style-name="P193"><text:span text:style-name="T1">1<text:tab/>1795/6 Bengal</text:span></text:p>
        <text:p text:style-name="P511"><text:span text:style-name="Body_20_text_20__28_2_29__20__2b__20_Bold">L/MAR/B/349B </text:span><text:span text:style-name="T1">Journal 14 Aug 1795-8 Apr 1797 Capt Charles Ryland</text:span></text:p>
        <text:p text:style-name="P602"><text:span text:style-name="T1">Downs 23 Sep 1795 - 12 Apr 1796 Calcutta - 28 Jul Saugor - 22 Nov St Helena - 18 Feb 1797 Long Reach</text:span></text:p>
        <text:h text:style-name="P762" text:outline-level="1"><text:bookmark-start text:name="bookmark79"/><text:span text:style-name="T1">BUCKHURST</text:span><text:bookmark-end text:name="bookmark79"/></text:h>
        <text:p text:style-name="P42"><text:span text:style-name="T1">Licensed ship, 300 tons 1<text:tab/>1697/8 Muscat</text:span></text:p>
        <text:p text:style-name="P45"><text:span text:style-name="T1">Downs 16 Aug 1698 -</text:span></text:p>
      </text:section>
      <text:section text:style-name="Sect7" text:name="Bereich19">
        <text:h text:style-name="P756" text:outline-level="1"><text:bookmark-start text:name="bookmark80"/><text:span text:style-name="T1">BUCKINGHAMSHIRE</text:span><text:bookmark-end text:name="bookmark80"/></text:h>
        <text:p text:style-name="P481"><text:span text:style-name="T1">Company’s own ship, built at Bombay, launched 13 Apr 1816, 3 decks, 6in bottom, length 166fl, keel 133ft 1 l</text:span><text:span text:style-name="T2"><text:note text:id="ftn26" text:note-class="footnote"><text:note-citation>13</text:note-citation><text:note-body><text:p text:style-name="P729"><text:span text:style-name="T1"><text:tab/>1826/7<text:tab/>Bengal and China</text:span></text:p><text:p text:style-name="P730"><text:span text:style-name="Footnote_20__2b__20_Bold">L/MAR/B/18G<text:tab/></text:span><text:span text:style-name="T1">Journal 14 Dec 1826-26 May 1828</text:span></text:p><text:p text:style-name="P692"><text:span text:style-name="T1">L/MAR/B/18Q(1)<text:tab/></text:span><text:span text:style-name="Footnote_20__28_2_29__20__2b__20_Not_20_Bold"><text:span text:style-name="T4">Ledger</text:span></text:span></text:p><text:p text:style-name="P692"><text:span text:style-name="T1">L/MAR/B/18Q(2)<text:tab/></text:span><text:span text:style-name="Footnote_20__28_2_29__20__2b__20_Not_20_Bold"><text:span text:style-name="T4">Pay Book</text:span></text:span></text:p></text:note-body></text:note></text:span><text:span text:style-name="T1">/8in, breadth 43ft lOin, hold 17ft, wing transom 26ft 2in, port cell 30ft lin, waist 1ft 4in, between decks 6ft 5l4in &amp; 6ft 4in, roundhouse 6ft 3in, ports 14 middle &amp; 13 upper, deck range 98ft,</text:span></text:p>
        <text:p text:style-name="P481"><text:span text:style-name="T1">26 guns, 130 crew, 1369 tons</text:span></text:p>
        <text:p text:style-name="P481"><text:span text:style-name="T1">Sold to Thacker &amp; Mangles 25 Jun 1834 for £10,500</text:span></text:p>
        <text:list xml:id="list2631303021" text:style-name="WWNum133">
          <text:list-item>
            <text:p text:style-name="P158"><text:span text:style-name="T1">From Bombay 1816</text:span></text:p>
          </text:list-item>
        </text:list>
        <text:p text:style-name="P473"><text:span text:style-name="Body_20_text_20__28_2_29__20__2b__20_Bold">L/MAR/B/18A<text:tab/></text:span><text:span text:style-name="T1">Journal 13 Apr<text:tab/>1816-11 May 1817</text:span></text:p>
        <text:p text:style-name="P642"><text:span text:style-name="T1">L/MAR/B/18K(1)<text:tab/></text:span><text:span text:style-name="Body_20_text_20__28_3_29__20__2b__20_Not_20_Bold"><text:span text:style-name="T4">Ledger</text:span></text:span></text:p>
        <text:p text:style-name="P642"><text:span text:style-name="T1">L/MAR/B/18K(2)<text:tab/></text:span><text:span text:style-name="Body_20_text_20__28_3_29__20__2b__20_Not_20_Bold"><text:span text:style-name="T4">Pay Book</text:span></text:span></text:p>
        <text:p text:style-name="P423"><text:span text:style-name="T1">Capt Frederick Adams</text:span></text:p>
        <text:p text:style-name="P556"><text:span text:style-name="T1">Bombay 4 May 1816 - 25 Jun Penang - 30 Jul Whampoa - left China 7 Dec -1 Feb 1817 Cape - 23 Feb St Helena -11 May Long Reach</text:span></text:p>
        <text:list xml:id="list133426245527266" text:continue-numbering="true" text:style-name="WWNum133">
          <text:list-item>
            <text:p text:style-name="P408"><text:span text:style-name="T1">1817/8<text:tab/>Bombay and China</text:span></text:p>
          </text:list-item>
        </text:list>
        <text:p text:style-name="P409"><text:span text:style-name="Body_20_text_20__28_2_29__20__2b__20_Bold">L/MAR/B/18B<text:tab/></text:span><text:span text:style-name="T1">Journal 27 Oct<text:tab/>1817-19 May 1819</text:span></text:p>
        <text:p text:style-name="P624"><text:span text:style-name="T1">L/MAR/B/18L(1)<text:tab/></text:span><text:span text:style-name="Body_20_text_20__28_3_29__20__2b__20_Not_20_Bold"><text:span text:style-name="T4">Ledger</text:span></text:span></text:p>
        <text:p text:style-name="P624"><text:span text:style-name="T1">L/MAR/B/18L(2)<text:tab/></text:span><text:span text:style-name="Body_20_text_20__28_3_29__20__2b__20_Not_20_Bold"><text:span text:style-name="T4">Pay Book</text:span></text:span></text:p>
        <text:p text:style-name="P286"><text:span text:style-name="T1">Capt Frederick Adams</text:span></text:p>
        <text:p text:style-name="P573"><text:span text:style-name="T1">Downs 31 Dec 1817 -1 May 1818 Bombay -12 Jul Penang - 29 Jul Malacca -17 Aug Whampoa - 22 Oct Second Bar - 8 Feb 1819 St Helena - 23 Apr Purfleet</text:span></text:p>
        <text:list xml:id="list133426079292414" text:continue-numbering="true" text:style-name="WWNum133">
          <text:list-item>
            <text:p text:style-name="P408"><text:span text:style-name="T1">1819/20<text:tab/>Mauritius and China</text:span></text:p>
          </text:list-item>
        </text:list>
        <text:p text:style-name="P410"><text:span text:style-name="Body_20_text_20__28_2_29__20__2b__20_Bold">L/MAR/B/18C<text:tab/></text:span><text:span text:style-name="T1">Journal 31 Jan<text:tab/>1820-13 Jul 1821</text:span></text:p>
        <text:p text:style-name="P624"><text:span text:style-name="T1">L/MAR/B/18M(1)<text:tab/></text:span><text:span text:style-name="Body_20_text_20__28_3_29__20__2b__20_Not_20_Bold"><text:span text:style-name="T4">Ledger</text:span></text:span></text:p>
        <text:p text:style-name="P624"><text:span text:style-name="T1">L/MAR/B/18M(2)<text:tab/></text:span><text:span text:style-name="Body_20_text_20__28_3_29__20__2b__20_Not_20_Bold"><text:span text:style-name="T4">Pay Book</text:span></text:span></text:p>
        <text:p text:style-name="P159"><text:span text:style-name="T1">Capt Frederick Adams</text:span></text:p>
        <text:p text:style-name="P562"><text:span text:style-name="T1">Torbar 19 Apr 1820 - 5 Jul Mauritius - 2 Sep Singapore - 25 Sep Whampoa - 7 Jan 1821 Second Bar - 7 Apr St Helena - 30 May Blackwall</text:span></text:p>
        <text:list xml:id="list133425426873864" text:continue-numbering="true" text:style-name="WWNum133">
          <text:list-item>
            <text:p text:style-name="P408"><text:span text:style-name="T1">1821/2<text:tab/>Bombay and China</text:span></text:p>
          </text:list-item>
        </text:list>
        <text:p text:style-name="P411"><text:span text:style-name="Body_20_text_20__28_2_29__20__2b__20_Bold">L/MAR/B/18D<text:tab/></text:span><text:span text:style-name="T1">Journal </text:span><text:span text:style-name="Body_20_text_20__28_2_29__20__2b__20_Bold">7 </text:span><text:span text:style-name="T1">Jan 1822-23 May<text:tab/>1823</text:span></text:p>
        <text:p text:style-name="P624"><text:soft-page-break/><text:span text:style-name="T1">L/MAR/B/18N(1)<text:tab/></text:span><text:span text:style-name="Body_20_text_20__28_3_29__20__2b__20_Not_20_Bold"><text:span text:style-name="T4">Ledger</text:span></text:span></text:p>
        <text:p text:style-name="P624"><text:span text:style-name="T1">L/MAR/B/18N(2)<text:tab/></text:span><text:span text:style-name="Body_20_text_20__28_3_29__20__2b__20_Not_20_Bold"><text:span text:style-name="T4">Pay Book</text:span></text:span></text:p>
        <text:p text:style-name="P159"><text:span text:style-name="T1">Capt Frederick Adams</text:span></text:p>
        <text:p text:style-name="P573"><text:span text:style-name="T1">Plymouth 13 Mar 1822 - 10 Jun Bombay - 22 Aug Singapore -14 Sep Whampoa - 21 Nov Second Bar - 2 Mar 1823 St Helena - 29 Apr Gravesend</text:span></text:p>
        <text:list xml:id="list133425232520940" text:continue-numbering="true" text:style-name="WWNum133">
          <text:list-item>
            <text:p text:style-name="P200"><text:span text:style-name="T1">1822/3<text:tab/>China</text:span></text:p>
          </text:list-item>
        </text:list>
        <text:p text:style-name="P506"><text:span text:style-name="Body_20_text_20__28_2_29__20__2b__20_Bold">L/MAR/B/18E<text:tab/></text:span><text:span text:style-name="T1">Journal 10 Jun 1823-27 Jul 1824</text:span></text:p>
        <text:p text:style-name="P506"><text:span text:style-name="Body_20_text_20__28_2_29__20__2b__20_Bold">L/MAR/B/18F<text:tab/></text:span><text:span text:style-name="T1">Deck Log 10 Jun 1823-27 Jul 1824</text:span></text:p>
        <text:p text:style-name="P668"><text:span text:style-name="T1">L/MAR/B/18-0(1)<text:tab/></text:span><text:span text:style-name="Body_20_text_20__28_3_29__20__2b__20_Not_20_Bold"><text:span text:style-name="T4">Ledger</text:span></text:span></text:p>
        <text:p text:style-name="P668"><text:span text:style-name="T1">L/MAR/B/18-0(2)<text:tab/></text:span><text:span text:style-name="Body_20_text_20__28_3_29__20__2b__20_Not_20_Bold"><text:span text:style-name="T4">Pay Book</text:span></text:span></text:p>
        <text:p text:style-name="P499"><text:span text:style-name="T1">Capt Richard Glasspoole</text:span></text:p>
        <text:p text:style-name="P560"><text:span text:style-name="T1">Portsmouth 31 Jul 1823 - 14 Dec Whampoa -16 Jan 1824 Second Bar - 9 Feb Lintin - 2 May St Helena -17 Jun Long Reach</text:span></text:p>
        <text:list xml:id="list133426649074731" text:continue-numbering="true" text:style-name="WWNum133">
          <text:list-item>
            <text:p text:style-name="P412"><text:span text:style-name="T1">1824/5<text:tab/>China</text:span></text:p>
          </text:list-item>
        </text:list>
        <text:p text:style-name="P624"><text:span text:style-name="T1">L/MAR/B/18P(1)<text:tab/></text:span><text:span text:style-name="Body_20_text_20__28_3_29__20__2b__20_Not_20_Bold"><text:span text:style-name="T4">Ledger</text:span></text:span></text:p>
        <text:p text:style-name="P624"><text:span text:style-name="T1">L/MAR/B/18P(2)<text:tab/></text:span><text:span text:style-name="Body_20_text_20__28_3_29__20__2b__20_Not_20_Bold"><text:span text:style-name="T4">Pay Book</text:span></text:span></text:p>
        <text:p text:style-name="P286"><text:span text:style-name="T1">Capt Richard Glasspoole</text:span></text:p>
        <text:p text:style-name="P159"><text:span text:style-name="T1">Downs 2 May 1825 - 31 May 1826 Long Reach</text:span></text:p>
        <text:p text:style-name="P159"><text:span text:style-name="T1">Capt Richard Glasspoole</text:span></text:p>
        <text:p text:style-name="P521"><text:span text:style-name="T1">Downs 6 Feb 1827 - 29 May Saugor - 8 Aug Penang - 26 Aug Singapore - 23 Sep Whampoa -17 Nov Second Bar - 6 Mar 1828 St Helena - 30 Apr Blackwall</text:span></text:p>
        <text:list xml:id="list1832442511" text:style-name="WWNum135">
          <text:list-item>
            <text:p text:style-name="P413"><text:span text:style-name="T1">1828/9<text:tab/>Bombay and China</text:span></text:p>
          </text:list-item>
        </text:list>
        <text:p text:style-name="P360"><text:span text:style-name="Body_20_text_20__28_2_29__20__2b__20_Bold">L/MAR/B/18H<text:tab/></text:span><text:span text:style-name="T1">Journal 21 Nov 1828-23 Sep 1830</text:span></text:p>
        <text:p text:style-name="P625"><text:span text:style-name="T1">L/MAR/B/18R(1)<text:tab/></text:span><text:span text:style-name="Body_20_text_20__28_3_29__20__2b__20_Not_20_Bold"><text:span text:style-name="T4">Ledger</text:span></text:span></text:p>
        <text:p text:style-name="P661"><text:span text:style-name="T1">L/MAR/B/18R(2)<text:tab/></text:span><text:span text:style-name="Body_20_text_20__28_3_29__20__2b__20_Not_20_Bold"><text:span text:style-name="T4">Pay Book</text:span></text:span></text:p>
        <text:p text:style-name="P45"><text:span text:style-name="T1">Capt Richard Glasspoole</text:span></text:p>
        <text:p text:style-name="P59"><text:span text:style-name="T1">Downs 9 Jan 1829 - 19 May Bombay - 27 Jul Malacca -11 Aug Macao -13 Aug Toon-koo -12 Nov Sing-moon -11 Feb 1830 Whampoa - 28 Feb Second Bar - 27 Jul St Helena - 27 Aug Gravesend</text:span></text:p>
        <text:list xml:id="list133425785404262" text:continue-numbering="true" text:style-name="WWNum135">
          <text:list-item>
            <text:p text:style-name="P474"><text:soft-page-break/><text:span text:style-name="T1">1830/1<text:tab/>Bombay and China</text:span></text:p>
          </text:list-item>
        </text:list>
        <text:p text:style-name="P477"><text:span text:style-name="Body_20_text_20__28_2_29__20__2b__20_Bold">L/MAR/B/18-I<text:tab/></text:span><text:span text:style-name="T1">Journal </text:span><text:span text:style-name="Body_20_text_20__28_2_29__20__2b__20_Bold">7 </text:span><text:span text:style-name="T1">Dec 1830-29 Mar 1832</text:span></text:p>
        <text:p text:style-name="P643"><text:span text:style-name="T1">L/MAR/B/18S(1)<text:tab/></text:span><text:span text:style-name="Body_20_text_20__28_3_29__20__2b__20_Not_20_Bold"><text:span text:style-name="T4">Ledger</text:span></text:span></text:p>
        <text:p text:style-name="P643"><text:span text:style-name="T1">L/MAR/B/18S(2)<text:tab/></text:span><text:span text:style-name="Body_20_text_20__28_3_29__20__2b__20_Not_20_Bold"><text:span text:style-name="T4">Pay Book</text:span></text:span></text:p>
        <text:p text:style-name="P45"><text:span text:style-name="T1">Capt Richard Glasspoole</text:span></text:p>
        <text:p text:style-name="P60"><text:span text:style-name="T1">Downs 24 Jan 1831-11 May Bombay - 7 Aug Second Bar - 23 Aug Whampoa - 7 Oct Second Bar - 5 Jan 1832 St Helena -1 Mar Blackwall</text:span></text:p>
        <text:list xml:id="list133425948451943" text:continue-numbering="true" text:style-name="WWNum135">
          <text:list-item>
            <text:p text:style-name="P64"><text:span text:style-name="T1">Madras, Bengal and China</text:span></text:p>
          </text:list-item>
        </text:list>
        <text:p text:style-name="P115"><text:span text:style-name="Body_20_text_20__28_2_29__20__2b__20_Bold">L/MAR/B/18J<text:tab/></text:span><text:span text:style-name="T1">Journal 17 Dec 1832-3 Jul 1834</text:span></text:p>
        <text:p text:style-name="P661"><text:span text:style-name="T1">L/MAR/B/18T(1)<text:tab/></text:span><text:span text:style-name="Body_20_text_20__28_3_29__20__2b__20_Not_20_Bold"><text:span text:style-name="T4">Ledger</text:span></text:span></text:p>
        <text:p text:style-name="P661"><text:span text:style-name="T1">L/MAR/B/18T(2)<text:tab/></text:span><text:span text:style-name="Body_20_text_20__28_3_29__20__2b__20_Not_20_Bold"><text:span text:style-name="T4">Pay Book</text:span></text:span></text:p>
        <text:p text:style-name="P45"><text:span text:style-name="T1">Capt Charles Shea</text:span></text:p>
        <text:p text:style-name="P4"><text:span text:style-name="T1">Cowes 21 Feb 1833 - 11 Jun Madras - 27 Jun Saugor - 21 Sep Penang - 8 Oct Singapore - 28 Nov Whampoa -19 Jan 1834 Second Bar - 6 Apr St Helena - 5 Jun Gravesend</text:span></text:p>
        <text:h text:style-name="P770" text:outline-level="1"><text:bookmark-start text:name="bookmark81"/><text:span text:style-name="T1">BULL (1)</text:span><text:bookmark-end text:name="bookmark81"/></text:h>
        <text:p text:style-name="P163"><text:span text:style-name="T1">400 tons</text:span></text:p>
        <text:list xml:id="list2198061924" text:style-name="WWNum137">
          <text:list-item>
            <text:p text:style-name="P475"><text:span text:style-name="T1">1616/7<text:tab/>Surat</text:span></text:p>
          </text:list-item>
        </text:list>
        <text:p text:style-name="P481"><text:span text:style-name="T1">L/MAR/A/XXV Journal 5 Mar 1617-29 Dec 1618 Master Robert Adams</text:span></text:p>
        <text:p text:style-name="P425"><text:span text:style-name="T1">Gravesend 4 Feb 1617 - 21 Jun Cape -12 Aug Moheli - 20 Sep Surat 18 Mar 1618 - 29 Dec Plymouth</text:span></text:p>
        <text:list xml:id="list133427197158507" text:continue-numbering="true" text:style-name="WWNum137">
          <text:list-item>
            <text:p text:style-name="P201"><text:span text:style-name="T1">1618/9<text:tab/>Bantam</text:span></text:p>
          </text:list-item>
        </text:list>
        <text:p text:style-name="P547"><text:span text:style-name="T1">L/MAR/A/XXV ff.12-14<text:tab/>Fragment of journal 24 Dec 1623-27 Jan 1624, Edmund Sayers,</text:span></text:p>
        <text:p text:style-name="P554"><text:span text:style-name="T1">merchant</text:span></text:p>
        <text:p text:style-name="P552"><text:span text:style-name="T1">Downs Aug 1619-28 Nov Cape -17 Mar 1620 Batavia - Bantam 26 Apr - served in Anglo-Dutch Fleet of Defence based at Hirado 1620-23 - 27 Jan 1624 Batavia - at Lagundy in 1625 - laid up in 1626</text:span></text:p>
        <text:h text:style-name="P770" text:outline-level="1"><text:bookmark-start text:name="bookmark82"/><text:span text:style-name="T1">BULL (2)</text:span><text:bookmark-end text:name="bookmark82"/></text:h>
        <text:p text:style-name="P163"><text:span text:style-name="T1">Country ship, ‘belonging to the King of Bantam’</text:span></text:p>
        <text:list xml:id="list628724831" text:style-name="WWNum139">
          <text:list-item>
            <text:p text:style-name="P476"><text:span text:style-name="T1">1674-5<text:tab/>Manila</text:span></text:p>
          </text:list-item>
        </text:list>
        <text:p text:style-name="P488"><text:soft-page-break/><text:span text:style-name="T1">L/MAR/A/LXXH Journal 3 Jul 1674-7 Feb 1675 Master John Hallewell</text:span></text:p>
        <text:p text:style-name="P426"><text:span text:style-name="T1">Bantam 3 Jul 1674 - 2 Aug Manila 15 Jan 1675 - 7 Feb Bantam</text:span></text:p>
        <text:list xml:id="list133426541600211" text:continue-numbering="true" text:style-name="WWNum139">
          <text:list-item>
            <text:p text:style-name="P141"><text:span text:style-name="T1">1676-7<text:tab/>Madras</text:span></text:p>
          </text:list-item>
        </text:list>
        <text:p text:style-name="P20"><text:span text:style-name="T1">L/MAR/A/LXXH Journal 11 Oct 1676-1 Dec 1677 Master John Hallewell</text:span></text:p>
        <text:p text:style-name="P45"><text:span text:style-name="T1">Bantam 18 Oct 1676 - 19 Jan 1677 Madras 28 Feb - 6 Mar Porta Nova - Madras 1 Sep - Masulipatam 1 Oct -1 Dec Bantam</text:span></text:p>
        <text:p text:style-name="P5"><text:span text:style-name="T1">Built by Perry, launched 1781, 3 decks, 4in bottom, length 143ft lOin, keel 116ft 9in, breadth 35ft 3in, hold 14ft 9in, wing transom 23ft Sin, port cell 26ft 2in, between decks 6ft &amp; 6ft 3in, roundhouse 6ft 4in, ports 13 middle &amp; upper, 771 tons Principal Managing Owners: 1-6 Robert Preston, 7 Samuel Dobree</text:span></text:p>
        <text:list xml:id="list3377186078" text:style-name="WWNum141">
          <text:list-item>
            <text:p text:style-name="P276"><text:span text:style-name="T1">1781/2<text:tab/>Madras and Bengal</text:span></text:p>
          </text:list-item>
        </text:list>
        <text:p text:style-name="P626"><text:span text:style-name="T1">L/MAR/B/413H(1)<text:tab/></text:span><text:span text:style-name="Body_20_text_20__28_3_29__20__2b__20_Not_20_Bold"><text:span text:style-name="T4">Ledger</text:span></text:span></text:p>
        <text:p text:style-name="P626"><text:span text:style-name="T1">L/MAR/B/413H(2)<text:tab/></text:span><text:span text:style-name="Body_20_text_20__28_3_29__20__2b__20_Not_20_Bold"><text:span text:style-name="T4">Pay Book</text:span></text:span></text:p>
        <text:p text:style-name="P286"><text:span text:style-name="T1">Capt Alexander Tod</text:span></text:p>
        <text:p text:style-name="P289"><text:span text:style-name="T1">Portsmouth 11 Sep 1782 - 7 Aug 1784 Downs</text:span></text:p>
        <text:list xml:id="list133425811592924" text:continue-numbering="true" text:style-name="WWNum141">
          <text:list-item>
            <text:p text:style-name="P142"><text:span text:style-name="T1">1784/5<text:tab/>China</text:span></text:p>
          </text:list-item>
        </text:list>
        <text:p text:style-name="P143"><text:span text:style-name="Body_20_text_20__28_2_29__20__2b__20_Bold">L/MAR/B/413A<text:tab/></text:span><text:span text:style-name="T1">Journal 24 Jan 1785-19 Aug<text:tab/>1786</text:span></text:p>
        <text:p text:style-name="P662"><text:span text:style-name="T1">L/MAR/B/413-1(1)<text:tab/></text:span><text:span text:style-name="Body_20_text_20__28_3_29__20__2b__20_Not_20_Bold"><text:span text:style-name="T4">Ledger</text:span></text:span></text:p>
        <text:p text:style-name="P662"><text:span text:style-name="T1">L/MAR/B/413-I(2)<text:tab/></text:span><text:span text:style-name="Body_20_text_20__28_3_29__20__2b__20_Not_20_Bold"><text:span text:style-name="T4">Pay Book</text:span></text:span></text:p>
        <text:p text:style-name="P45"><text:span text:style-name="T1">Capt Thomas Robertson</text:span></text:p>
        <text:p text:style-name="P61"><text:span text:style-name="T1">Downs 15 Mar 1785 - 24 Sep Whampoa - left China 28 Jan 1786 - 2 May St Helena -10 Jul Long Reach</text:span></text:p>
        <text:list xml:id="list133426830960286" text:continue-numbering="true" text:style-name="WWNum141">
          <text:list-item>
            <text:p text:style-name="P144"><text:span text:style-name="T1">1786/7<text:tab/>Madras and Bengal</text:span></text:p>
          </text:list-item>
        </text:list>
        <text:p text:style-name="P145"><text:span text:style-name="Body_20_text_20__28_2_29__20__2b__20_Bold">L/MAR/B/413B<text:tab/></text:span><text:span text:style-name="T1">Journal 4 Dec 1786-27 May 1788</text:span></text:p>
        <text:p text:style-name="P662"><text:span text:style-name="T1">L/MAR/B/413J(1)<text:tab/></text:span><text:span text:style-name="Body_20_text_20__28_3_29__20__2b__20_Not_20_Bold"><text:span text:style-name="T4">Ledger</text:span></text:span></text:p>
        <text:p text:style-name="P662"><text:span text:style-name="T1">L/MAR/B/413J(2)<text:tab/></text:span><text:span text:style-name="Body_20_text_20__28_3_29__20__2b__20_Not_20_Bold"><text:span text:style-name="T4">Pay Book</text:span></text:span></text:p>
        <text:p text:style-name="P45"><text:span text:style-name="T1">Capt Thomas Robertson</text:span></text:p>
        <text:p text:style-name="P62"><text:span text:style-name="T1">Downs 19 Feb 1787 - 6 Jun Madras - 27 Jun Diamond Harbour -16 Nov Cox’s Island - 6 Jan 1788 Madras - 2 Mar St Helena - 29 Apr Long Reach</text:span></text:p>
        <text:list xml:id="list133425353364954" text:continue-numbering="true" text:style-name="WWNum141">
          <text:list-item>
            <text:p text:style-name="P414"><text:span text:style-name="T1">1788/9<text:tab/>Madras and Bengal</text:span></text:p>
          </text:list-item>
        </text:list>
        <text:p text:style-name="P415"><text:soft-page-break/><text:span text:style-name="Body_20_text_20__28_2_29__20__2b__20_Bold">L/MAR/B/413C<text:tab/></text:span><text:span text:style-name="T1">Journal 24 Dec 1788-1 Jun 1790</text:span></text:p>
        <text:p text:style-name="P626"><text:span text:style-name="T1">L/MAR/B/413K(1)<text:tab/></text:span><text:span text:style-name="Body_20_text_20__28_3_29__20__2b__20_Not_20_Bold"><text:span text:style-name="T4">Ledger</text:span></text:span></text:p>
        <text:p text:style-name="P626"><text:span text:style-name="T1">L/MAR/B/413K(2)<text:tab/></text:span><text:span text:style-name="Body_20_text_20__28_3_29__20__2b__20_Not_20_Bold"><text:span text:style-name="T4">Pay Book</text:span></text:span></text:p>
        <text:p text:style-name="P159"><text:span text:style-name="T1">Capt Thomas Robertson</text:span></text:p>
        <text:p text:style-name="P227"><text:span text:style-name="T1">Downs 7 Mar 1789 - 24 Jun Madras - 3 Jul Diamond Harbour - 23 Nov Cox’s Island -14 Dec Saugor - 2 Mar 1790 St Helena -1 May Long Reach</text:span></text:p>
        <text:list xml:id="list133426233186824" text:continue-numbering="true" text:style-name="WWNum141">
          <text:list-item>
            <text:p text:style-name="P414"><text:span text:style-name="T1">1791/2<text:tab/>Madras and Bengal</text:span></text:p>
          </text:list-item>
        </text:list>
        <text:p text:style-name="P415"><text:span text:style-name="Body_20_text_20__28_2_29__20__2b__20_Bold">L/MAR/B/413D<text:tab/></text:span><text:span text:style-name="T1">Journal 21 Feb 1792-27 Sep 1793</text:span></text:p>
        <text:p text:style-name="P626"><text:span text:style-name="T1">L/MAR/B/413L(1)<text:tab/></text:span><text:span text:style-name="Body_20_text_20__28_3_29__20__2b__20_Not_20_Bold"><text:span text:style-name="T4">Ledger</text:span></text:span></text:p>
        <text:p text:style-name="P626"><text:span text:style-name="T1">L/MAR/B/413L(2)<text:tab/></text:span><text:span text:style-name="Body_20_text_20__28_3_29__20__2b__20_Not_20_Bold"><text:span text:style-name="T4">Pay Book</text:span></text:span></text:p>
        <text:p text:style-name="P159"><text:span text:style-name="T1">Capt Thomas Robertson</text:span></text:p>
        <text:p text:style-name="P5"><text:span text:style-name="T1">Downs 15 Apr 1792 - 25 Aug Madras -19 Sep Diamond Harbour - 7 Feb 1793 Saugor - 22 May St Helena - 24 Aug Long Reach</text:span></text:p>
        <text:list xml:id="list133425354434630" text:continue-numbering="true" text:style-name="WWNum141">
          <text:list-item>
            <text:p text:style-name="P414"><text:span text:style-name="T1">1793/4<text:tab/>Madras and Bengal</text:span></text:p>
          </text:list-item>
        </text:list>
        <text:p text:style-name="P277"><text:span text:style-name="Body_20_text_20__28_2_29__20__2b__20_Bold">L/MAR/B/413E </text:span><text:span text:style-name="T1">Journal 16 Nov 1793-10 Dec 1795 </text:span><text:span text:style-name="Body_20_text_20__28_2_29__20__2b__20_Bold">L/MAR/B/413M(1)<text:tab/></text:span><text:span text:style-name="T1">Ledger</text:span></text:p>
        <text:p text:style-name="P626"><text:span text:style-name="T1">L/MAR/B/413M(2)<text:tab/></text:span><text:span text:style-name="Body_20_text_20__28_3_29__20__2b__20_Not_20_Bold"><text:span text:style-name="T4">Pay Book</text:span></text:span></text:p>
        <text:p text:style-name="P159"><text:span text:style-name="T1">Capt Samuel Maitland</text:span></text:p>
        <text:p text:style-name="P2"><text:span text:style-name="T1">Portsmouth 2 May 1794 - 11 Sep Madras -15 Oct Diamond Harbour - 31 Dec Saugor - 3 Mar 1795 Madras - 24 May St Helena -19 Oct Long Reach </text:span><text:span text:style-name="T2"><text:note text:id="ftn27" text:note-class="footnote"><text:note-citation>14</text:note-citation><text:note-body><text:p text:style-name="P707"><text:span text:style-name="T1"><text:tab/>1795/6 Bengal, Madras and Penang</text:span></text:p><text:p text:style-name="P713"><text:span text:style-name="Footnote_20__2b__20_Bold">L/MAR/B/413F-G </text:span><text:span text:style-name="T1">Journal 21 May 1796-14 Aug 1799 </text:span><text:span text:style-name="Footnote_20__2b__20_Bold">L/MAR/B/413N(1)<text:tab/></text:span><text:span text:style-name="T1">Ledger</text:span></text:p><text:p text:style-name="P696"><text:span text:style-name="T1">L/MAR/B/413N(2)<text:tab/></text:span><text:span text:style-name="Footnote_20__28_2_29__20__2b__20_Not_20_Bold"><text:span text:style-name="T4">Pay Book</text:span></text:span></text:p><text:p text:style-name="P716"><text:span text:style-name="T1">Capt John Dobree</text:span></text:p><text:p text:style-name="P720"><text:span text:style-name="T1">Portsmouth 11 Aug 1796 - 18 Nov Cape - 28 Feb 1797 Kedgeree - 2 Apr Diamond Harbour - 29 Aug Madras -17 Sep Penang - 9 Dec Madras - 29 Feb 1798 Calcutta - 5 Jul Diamond Harbour -10 Aug Saugor - 2 Oct Madras - 3 Jan 1799 Cape - 8 Feb St Helena -15 Jul Long Reach</text:span></text:p></text:note-body></text:note></text:span></text:p>
        <text:p text:style-name="P416"><text:span text:style-name="T1">1<text:tab/>1824/5 Bengal</text:span></text:p>
        <text:p text:style-name="P417"><text:span text:style-name="T1">L/MAR/B/63A<text:tab/>Deck Log 24 May-22 Dec 1825</text:span></text:p>
        <text:p text:style-name="P286"><text:span text:style-name="T1">Capt Francis Goddard Stewart</text:span></text:p>
        <text:p text:style-name="P292"><text:span text:style-name="T1">City Canal 24 May 1825 - 20 Jun Lower Hope -10 Jul Madeira -14 Nov Kedgeree - 21 Nov Calcutta</text:span></text:p>
        <text:h text:style-name="P765" text:outline-level="1"><text:bookmark-start text:name="bookmark83"/><text:span text:style-name="T1">BUTE</text:span><text:bookmark-end text:name="bookmark83"/></text:h>
        <text:p text:style-name="P213"><text:span text:style-name="T1">Built by Perry, launched 1762, 3 decks, 3in bottom, keel 107ft, breadth 34ft, 657 tons Principal Managing Owners: 1 Charles Raymond, 2-4 Andrew Moffatt</text:span></text:p>
        <text:p text:style-name="P146"><text:span text:style-name="T1">1<text:tab/>1762/3<text:tab/>Bombay, Bengal and Benkulen</text:span></text:p>
        <text:p text:style-name="P148"><text:span text:style-name="Body_20_text_20__28_2_29__20__2b__20_Bold">L/MAR/B/481A<text:tab/></text:span><text:span text:style-name="T1">Journal 3 Feb<text:tab/>1763-25 Mar 1766</text:span></text:p>
        <text:p text:style-name="P663"><text:soft-page-break/><text:span text:style-name="T1">L/MAR/B/481E(1)<text:tab/></text:span><text:span text:style-name="Body_20_text_20__28_3_29__20__2b__20_Not_20_Bold"><text:span text:style-name="T4">Ledger</text:span></text:span></text:p>
        <text:p text:style-name="P663"><text:span text:style-name="T1">L/MAR/B/481E(2)<text:tab/></text:span><text:span text:style-name="Body_20_text_20__28_3_29__20__2b__20_Not_20_Bold"><text:span text:style-name="T4">Pay Book</text:span></text:span></text:p>
        <text:p text:style-name="P45"><text:span text:style-name="T1">Capt Patrick Maitland</text:span></text:p>
        <text:p text:style-name="P204"><text:span text:style-name="T1">Downs 3 Apr 1763 - 16 Jul St Augustine’s Bay - 30 Aug Bombay -11 Nov Anjengo -10 Jan 1764 Kedgeree -1 Mar Ingeli -16 Apr Kedgeree -12 Jun Benkulen - 27 Jul Batavia - 30 Nov Malacca - 16 Jan 1765 Ingeli -16 Jun Mauritius - 29 Jun Bourbon - 25 Sep St Helena - 2 Jan 1766 Crookhaven -</text:span></text:p>
        <text:list xml:id="list3982654944" text:style-name="WWNum143">
          <text:list-item>
            <text:p text:style-name="P237"><text:span text:style-name="T1">Feb Plymouth - 24 Feb Downs</text:span></text:p>
          </text:list-item>
          <text:list-item>
            <text:p text:style-name="P418"><text:span text:style-name="T1">1766/7<text:tab/>Bombay</text:span></text:p>
          </text:list-item>
        </text:list>
        <text:p text:style-name="P419"><text:span text:style-name="Body_20_text_20__28_2_29__20__2b__20_Bold">L/MAR/B/481B<text:tab/></text:span><text:span text:style-name="T1">Journal 18 Dec 1766-7 Jul<text:tab/>1769</text:span></text:p>
        <text:p text:style-name="P627"><text:span text:style-name="T1">L/MAR/B/481F(1)<text:tab/></text:span><text:span text:style-name="Body_20_text_20__28_3_29__20__2b__20_Not_20_Bold"><text:span text:style-name="T4">Ledger</text:span></text:span></text:p>
        <text:p text:style-name="P627"><text:span text:style-name="T1">L/MAR/B/481F(2)<text:tab/></text:span><text:span text:style-name="Body_20_text_20__28_3_29__20__2b__20_Not_20_Bold"><text:span text:style-name="T4">Pay Book</text:span></text:span></text:p>
        <text:p text:style-name="P286"><text:span text:style-name="T1">Capt Patrick Maitland</text:span></text:p>
        <text:p text:style-name="P304"><text:span text:style-name="T1">Downs 8 Mar 1767 - 6 Jul Rio de Janeiro -14 Oct Bombay -15 Dec Tellicherry - 22 Dec Calicut - 31 Dec Tellicherry -12 Jan 1768 Bombay - 20 Feb Surat -1 May Mokha - 9 Sep Bombay - 22 Feb 1769 St Helena -1 Jun Long Reach</text:span></text:p>
        <text:p text:style-name="P289"><text:span text:style-name="T1">* see </text:span><text:span text:style-name="Body_20_text_20__28_2_29__20__2b__20_9_20_pt_2c_Italic">GUI </text:span><text:span text:style-name="Body_20_text_20__28_2_29__20__2b__20_Italic">13</text:span><text:span text:style-name="T1"> </text:span><text:span text:style-name="Body_20_text_20__28_2_29__20__2b__20_Bold">ff.294-342 </text:span><text:span text:style-name="T1">for charterparty, instructions, victualling bill, invoices and manifest</text:span></text:p>
        <text:list xml:id="list133426396600532" text:continue-numbering="true" text:style-name="WWNum143">
          <text:list-item>
            <text:p text:style-name="P147"><text:span text:style-name="T1">1769/70<text:tab/>Madras and China</text:span></text:p>
          </text:list-item>
        </text:list>
        <text:p text:style-name="P149"><text:span text:style-name="Body_20_text_20__28_2_29__20__2b__20_Bold">L/MAR/B/481C<text:tab/></text:span><text:span text:style-name="T1">Journal 13 Nov 1769-18<text:tab/>Jul<text:tab/>1772</text:span></text:p>
        <text:p text:style-name="P663"><text:span text:style-name="T1">L/MAR/B/481G(1)<text:tab/></text:span><text:span text:style-name="Body_20_text_20__28_3_29__20__2b__20_Not_20_Bold"><text:span text:style-name="T4">Ledger</text:span></text:span></text:p>
        <text:p text:style-name="P663"><text:span text:style-name="T1">L/MAR/B/481 G(2)<text:tab/></text:span><text:span text:style-name="Body_20_text_20__28_3_29__20__2b__20_Not_20_Bold"><text:span text:style-name="T4">Pay Book</text:span></text:span></text:p>
        <text:p text:style-name="P45"><text:span text:style-name="T1">Capt Patrick Maitland</text:span></text:p>
        <text:p text:style-name="P5"><text:span text:style-name="T1">Downs 5 Mar 1770 - 9 Jul Johanna -13 Aug Madras - 25 Oct Malacca - 12 Jul 1771 Whampoa - 12 Dec Second Bar - 2 Apr 1772 St Helena -17 Jun Long Reach</text:span></text:p>
        <text:list xml:id="list133425898203978" text:continue-numbering="true" text:style-name="WWNum143">
          <text:list-item>
            <text:p text:style-name="P418"><text:span text:style-name="T1">1773/4<text:tab/>Madras and Bengal</text:span></text:p>
          </text:list-item>
        </text:list>
        <text:p text:style-name="P417"><text:span text:style-name="Body_20_text_20__28_2_29__20__2b__20_Bold">L/MAR/B/481D<text:tab/></text:span><text:span text:style-name="T1">Journal 17 Oct 1773-17 Nov 1775</text:span></text:p>
        <text:p text:style-name="P627"><text:span text:style-name="T1">L/MAR/B/481H(1)<text:tab/></text:span><text:span text:style-name="Body_20_text_20__28_3_29__20__2b__20_Not_20_Bold"><text:span text:style-name="T4">Ledger</text:span></text:span></text:p>
        <text:p text:style-name="P627"><text:span text:style-name="T1">L/MAR/B/481H(2)<text:tab/></text:span><text:span text:style-name="Body_20_text_20__28_3_29__20__2b__20_Not_20_Bold"><text:span text:style-name="T4">Pay Book</text:span></text:span></text:p>
        <text:p text:style-name="P286"><text:span text:style-name="T1">Capt Richard Bendy</text:span></text:p>
        <text:p text:style-name="P286"><text:span text:style-name="T1">Downs 25 Dec 1773 - 26 Jan 1774 Madeira - 20 Jun Johanna - 24 Jul Madras - 28 Aug Culpee - 6 Oct Calcutta -15 Jan 1775 Ingeli - 23 Jun St Helena - 9 Oct Long Reach</text:span></text:p>
      </text:section>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false" style:font-name-asian="Times New Roman1" style:font-size-asian="12pt" style:language-asian="en" style:country-asian="US" style:font-name-complex="Times New Roman1"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Times New Roman" fo:font-size="12pt" fo:language="en" fo:country="US" style:letter-kerning="false" style:font-name-asian="Times New Roman1" style:font-size-asian="12pt" style:language-asian="en" style:country-asian="US" style:font-name-complex="Times New Roman1" style:font-size-complex="12pt" style:language-complex="en" style:country-complex="US"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loext:graphic-properties draw:fill="none" draw:fill-color="#ffffff"/>
      <style:paragraph-properties fo:margin-left="0cm" fo:margin-right="0cm" fo:margin-top="0cm" fo:margin-bottom="0cm" style:contextual-spacing="false" fo:line-height="100%" fo:text-align="start" style:justify-single-word="false" fo:keep-together="auto" fo:orphans="0" fo:widows="0" fo:text-indent="0cm" style:auto-text-indent="false" fo:background-color="transparent" fo:keep-with-next="auto" style:writing-mode="lr-tb"/>
      <style:text-properties fo:color="#000000" loext:opacity="100%" style:font-name="Times New Roman" fo:font-family="'Times New Roman'" style:font-family-generic="roman" style:font-pitch="variable" fo:font-size="12pt" fo:letter-spacing="normal" fo:language="en" fo:country="US"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2pt" style:language-complex="en" style:country-complex="US" style:text-scale="100%"/>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Footnote_20__28_user_29_" style:display-name="Footnote (user)" style:family="paragraph" style:parent-style-name="Standard" loext:linked-style-name="Footnote_5f_">
      <loext:graphic-properties draw:fill="solid" draw:fill-color="#ffffff"/>
      <style:paragraph-properties fo:line-height="0.377cm" fo:orphans="0" fo:widows="0" fo:background-color="#ffffff"/>
      <style:text-properties fo:font-variant="normal" fo:text-transform="none" style:text-line-through-style="none" style:text-line-through-type="none" fo:font-size="8.5pt" fo:font-style="normal" style:text-underline-style="none" fo:font-weight="normal" style:font-size-asian="8.5pt" style:font-style-asian="normal" style:font-weight-asian="normal" style:font-size-complex="8.5pt" style:font-style-complex="normal" style:font-weight-complex="normal"/>
    </style:style>
    <style:style style:name="Footnote_20__28_2_29_" style:display-name="Footnote (2)" style:family="paragraph" style:parent-style-name="Standard" loext:linked-style-name="Footnote_20__28_2_29__5f_">
      <loext:graphic-properties draw:fill="solid" draw:fill-color="#ffffff"/>
      <style:paragraph-properties fo:line-height="0.377cm" fo:text-align="justify" style:justify-single-word="false" fo:orphans="0" fo:widows="0" fo:background-color="#ffffff"/>
      <style:text-properties fo:font-variant="normal" fo:text-transform="none" style:text-line-through-style="none" style:text-line-through-type="none" fo:font-size="8.5pt" fo:font-style="normal" style:text-underline-style="none" fo:font-weight="bold" style:font-size-asian="8.5pt" style:font-style-asian="normal" style:font-weight-asian="bold" style:font-size-complex="8.5pt" style:font-style-complex="normal" style:font-weight-complex="bold"/>
    </style:style>
    <style:style style:name="Heading_20__23_1" style:display-name="Heading #1" style:family="paragraph" style:parent-style-name="Standard" loext:linked-style-name="Heading_20__23_1_5f_" style:default-outline-level="1" style:list-style-name="">
      <loext:graphic-properties draw:fill="solid" draw:fill-color="#ffffff"/>
      <style:paragraph-properties fo:line-height="0.559cm" fo:orphans="0" fo:widows="0" fo:background-color="#ffffff"/>
      <style:text-properties fo:font-variant="normal" fo:text-transform="none" style:text-line-through-style="none" style:text-line-through-type="none" fo:font-size="10pt" fo:font-style="normal" style:text-underline-style="none" fo:font-weight="bold" style:font-size-asian="10pt" style:font-style-asian="normal" style:font-weight-asian="bold" style:font-size-complex="10pt" style:font-style-complex="normal" style:font-weight-complex="bold"/>
    </style:style>
    <style:style style:name="Body_20_text_20__28_2_29_" style:display-name="Body text (2)" style:family="paragraph" style:parent-style-name="Standard" loext:linked-style-name="Body_20_text_20__28_2_29__5f_">
      <loext:graphic-properties draw:fill="solid" draw:fill-color="#ffffff"/>
      <style:paragraph-properties fo:margin-left="0cm" fo:margin-right="0cm" fo:line-height="0.559cm" fo:orphans="0" fo:widows="0" fo:text-indent="-3.246cm" style:auto-text-indent="false" fo:background-color="#ffffff"/>
      <style:text-properties fo:font-variant="normal" fo:text-transform="none" style:text-line-through-style="none" style:text-line-through-type="none" fo:font-size="8.5pt" fo:font-style="normal" style:text-underline-style="none" fo:font-weight="normal" style:font-size-asian="8.5pt" style:font-style-asian="normal" style:font-weight-asian="normal" style:font-size-complex="8.5pt" style:font-style-complex="normal" style:font-weight-complex="normal"/>
    </style:style>
    <style:style style:name="Body_20_text_20__28_3_29_" style:display-name="Body text (3)" style:family="paragraph" style:parent-style-name="Standard" loext:linked-style-name="Body_20_text_20__28_3_29__5f_">
      <loext:graphic-properties draw:fill="solid" draw:fill-color="#ffffff"/>
      <style:paragraph-properties fo:line-height="0.372cm" fo:text-align="justify" style:justify-single-word="false" fo:orphans="0" fo:widows="0" fo:background-color="#ffffff"/>
      <style:text-properties fo:font-variant="normal" fo:text-transform="none" style:text-line-through-style="none" style:text-line-through-type="none" fo:font-size="8.5pt" fo:font-style="normal" style:text-underline-style="none" fo:font-weight="bold" style:font-size-asian="8.5pt" style:font-style-asian="normal" style:font-weight-asian="bold" style:font-size-complex="8.5pt" style:font-style-complex="normal" style:font-weight-complex="bold"/>
    </style:style>
    <style:style style:name="Header_20_or_20_footer" style:display-name="Header or footer" style:family="paragraph" style:parent-style-name="Standard" loext:linked-style-name="Header_20_or_20_footer_5f_">
      <loext:graphic-properties draw:fill="solid" draw:fill-color="#ffffff"/>
      <style:paragraph-properties fo:line-height="0.37cm" fo:orphans="0" fo:widows="0" fo:background-color="#ffffff"/>
      <style:text-properties fo:font-variant="normal" fo:text-transform="none" style:text-line-through-style="none" style:text-line-through-type="none" fo:font-size="9.5pt" fo:font-style="normal" style:text-underline-style="none" fo:font-weight="bold" style:font-size-asian="9.5pt" style:font-style-asian="normal" style:font-weight-asian="bold" style:font-size-complex="9.5pt" style:font-style-complex="normal" style:font-weight-complex="bold"/>
    </style:style>
    <style:style style:name="Body_20_text_20__28_4_29_" style:display-name="Body text (4)" style:family="paragraph" style:parent-style-name="Standard" loext:linked-style-name="Body_20_text_20__28_4_29__5f_">
      <loext:graphic-properties draw:fill="solid" draw:fill-color="#ffffff"/>
      <style:paragraph-properties fo:margin-top="0.741cm" fo:margin-bottom="0cm" style:contextual-spacing="false" fo:line-height="0.392cm" fo:orphans="0" fo:widows="0" fo:background-color="#ffffff"/>
      <style:text-properties fo:font-variant="normal" fo:text-transform="none" style:text-line-through-style="none" style:text-line-through-type="none" fo:font-size="10pt" fo:font-style="normal" style:text-underline-style="none" fo:font-weight="bold" style:font-size-asian="10pt" style:font-style-asian="normal" style:font-weight-asian="bold" style:font-size-complex="10pt" style:font-style-complex="normal" style:font-weight-complex="bold"/>
    </style:style>
    <style:style style:name="Body_20_text_20__28_5_29_" style:display-name="Body text (5)" style:family="paragraph" style:parent-style-name="Standard" loext:linked-style-name="Body_20_text_20__28_5_29__5f_">
      <loext:graphic-properties draw:fill="solid" draw:fill-color="#ffffff"/>
      <style:paragraph-properties fo:margin-top="0.176cm" fo:margin-bottom="0cm" style:contextual-spacing="false" fo:line-height="0.369cm" fo:orphans="0" fo:widows="0" fo:background-color="#ffffff"/>
      <style:text-properties fo:font-variant="normal" fo:text-transform="none" style:text-line-through-style="none" style:text-line-through-type="none" fo:font-size="8.5pt" fo:font-style="italic" style:text-underline-style="none" fo:font-weight="normal" style:font-size-asian="8.5pt" style:font-style-asian="italic" style:font-weight-asian="normal" style:font-size-complex="8.5pt" style:font-style-complex="italic" style:font-weight-complex="normal"/>
    </style:style>
    <style:style style:name="Body_20_text_20__28_6_29_" style:display-name="Body text (6)" style:family="paragraph" style:parent-style-name="Standard" loext:linked-style-name="Body_20_text_20__28_6_29__5f_">
      <loext:graphic-properties draw:fill="solid" draw:fill-color="#ffffff"/>
      <style:paragraph-properties fo:line-height="0.372cm" fo:text-align="justify" style:justify-single-word="false" fo:orphans="0" fo:widows="0" fo:background-color="#ffffff"/>
      <style:text-properties fo:font-variant="normal" fo:text-transform="none" style:text-line-through-style="none" style:text-line-through-type="none" fo:font-size="8.5pt" fo:font-style="normal" style:text-underline-style="none" fo:font-weight="bold" style:font-size-asian="8.5pt" style:font-style-asian="normal" style:font-weight-asian="bold" style:font-size-complex="8.5pt" style:font-style-complex="normal" style:font-weight-complex="bold"/>
    </style:style>
    <style:style style:name="Header_20_and_20_Footer" style:display-name="Header and Footer" style:family="paragraph" style:parent-style-name="Standard" style:class="extra"/>
    <style:style style:name="Footer" style:family="paragraph" style:parent-style-name="Header_20_and_20_Footer" style:class="extra"/>
    <style:style style:name="Frame_20_contents" style:display-name="Frame contents" style:family="paragraph" style:parent-style-name="Standard" style:class="extra"/>
    <style:style style:name="Footnote" style:family="paragraph" style:parent-style-name="Standard" style:class="extra"/>
    <style:style style:name="Header" style:family="paragraph" style:parent-style-name="Header_20_and_20_Footer" style:class="extra"/>
    <style:style style:name="Default_20_Paragraph_20_Font" style:display-name="Default Paragraph Font" style:family="text">
      <style:text-properties fo:color="#000000" loext:opacity="100%" style:font-name="Times New Roman" fo:font-family="'Times New Roman'" style:font-family-generic="roman" style:font-pitch="variable" fo:font-size="12pt" fo:letter-spacing="normal" fo:language="en" fo:country="US"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2pt" style:language-complex="en" style:country-complex="US" style:text-scale="100%"/>
    </style:style>
    <style:style style:name="Footnote_5f_" style:display-name="Footnote_" style:family="text" style:parent-style-name="Default_20_Paragraph_20_Font" loext:linked-style-name="Footnote">
      <style:text-properties fo:font-variant="normal" fo:text-transform="none" style:text-line-through-style="none" style:text-line-through-type="none" fo:font-size="8.5pt" fo:font-style="normal" style:text-underline-style="none" fo:font-weight="normal" style:font-size-asian="8.5pt" style:font-style-asian="normal" style:font-weight-asian="normal" style:font-size-complex="8.5pt" style:font-style-complex="normal" style:font-weight-complex="normal"/>
    </style:style>
    <style:style style:name="Footnote_20__2b__20_Bold" style:display-name="Footnote + Bold" style:family="text" style:parent-style-name="Footnote_5f_">
      <style:text-properties fo:color="#000000" loext:opacity="100%" style:font-name="Times New Roman" fo:font-family="'Times New Roman'" style:font-family-generic="roman" style:font-pitch="variable" fo:letter-spacing="normal" fo:language="en" fo:country="US" fo:font-weight="bold" style:font-name-asian="Times New Roman1" style:font-family-asian="'Times New Roman'" style:font-family-generic-asian="system" style:font-pitch-asian="variable" style:language-asian="en" style:country-asian="US" style:font-weight-asian="bold" style:font-name-complex="Times New Roman1" style:font-family-complex="'Times New Roman'" style:font-family-generic-complex="system" style:font-pitch-complex="variable" style:language-complex="en" style:country-complex="US" style:font-weight-complex="bold" style:text-scale="100%"/>
    </style:style>
    <style:style style:name="Footnote_20__28_2_29__5f_" style:display-name="Footnote (2)_" style:family="text" style:parent-style-name="Default_20_Paragraph_20_Font" loext:linked-style-name="Footnote_20__28_2_29_">
      <style:text-properties fo:font-variant="normal" fo:text-transform="none" style:text-line-through-style="none" style:text-line-through-type="none" fo:font-size="8.5pt" fo:font-style="normal" style:text-underline-style="none" fo:font-weight="bold" style:font-size-asian="8.5pt" style:font-style-asian="normal" style:font-weight-asian="bold" style:font-size-complex="8.5pt" style:font-style-complex="normal" style:font-weight-complex="bold"/>
    </style:style>
    <style:style style:name="Footnote_20__28_2_29__20__2b__20_Not_20_Bold" style:display-name="Footnote (2) + Not Bold" style:family="text" style:parent-style-name="Footnote_20__28_2_29__5f_">
      <style:text-properties fo:color="#000000" loext:opacity="100%" style:font-name="Times New Roman" fo:font-family="'Times New Roman'" style:font-family-generic="roman" style:font-pitch="variable" fo:letter-spacing="normal" fo:language="en" fo:country="US" fo:font-weight="bold" style:font-name-asian="Times New Roman1" style:font-family-asian="'Times New Roman'" style:font-family-generic-asian="system" style:font-pitch-asian="variable" style:language-asian="en" style:country-asian="US" style:font-weight-asian="bold" style:font-name-complex="Times New Roman1" style:font-family-complex="'Times New Roman'" style:font-family-generic-complex="system" style:font-pitch-complex="variable" style:language-complex="en" style:country-complex="US" style:font-weight-complex="bold" style:text-scale="100%"/>
    </style:style>
    <style:style style:name="Heading_20__23_1_5f_" style:display-name="Heading #1_" style:family="text" style:parent-style-name="Default_20_Paragraph_20_Font" loext:linked-style-name="Heading_20__23_1">
      <style:text-properties fo:font-variant="normal" fo:text-transform="none" style:text-line-through-style="none" style:text-line-through-type="none" fo:font-size="10pt" fo:font-style="normal" style:text-underline-style="none" fo:font-weight="bold" style:font-size-asian="10pt" style:font-style-asian="normal" style:font-weight-asian="bold" style:font-size-complex="10pt" style:font-style-complex="normal" style:font-weight-complex="bold"/>
    </style:style>
    <style:style style:name="Body_20_text_20__28_2_29__5f_" style:display-name="Body text (2)_" style:family="text" style:parent-style-name="Default_20_Paragraph_20_Font" loext:linked-style-name="Body_20_text_20__28_2_29_">
      <style:text-properties fo:font-variant="normal" fo:text-transform="none" style:text-line-through-style="none" style:text-line-through-type="none" fo:font-size="8.5pt" fo:font-style="normal" style:text-underline-style="none" fo:font-weight="normal" style:font-size-asian="8.5pt" style:font-style-asian="normal" style:font-weight-asian="normal" style:font-size-complex="8.5pt" style:font-style-complex="normal" style:font-weight-complex="normal"/>
    </style:style>
    <style:style style:name="Body_20_text_20__28_2_29__20__2b__20_Italic" style:display-name="Body text (2) + Italic" style:family="text" style:parent-style-name="Body_20_text_20__28_2_29__5f_">
      <style:text-properties fo:color="#000000" loext:opacity="100%" style:font-name="Times New Roman" fo:font-family="'Times New Roman'" style:font-family-generic="roman" style:font-pitch="variable" fo:letter-spacing="normal" fo:language="en" fo:country="US" fo:font-style="italic" style:font-name-asian="Times New Roman1" style:font-family-asian="'Times New Roman'" style:font-family-generic-asian="system" style:font-pitch-asian="variable" style:language-asian="en" style:country-asian="US" style:font-style-asian="italic" style:font-name-complex="Times New Roman1" style:font-family-complex="'Times New Roman'" style:font-family-generic-complex="system" style:font-pitch-complex="variable" style:language-complex="en" style:country-complex="US" style:font-style-complex="italic" style:text-scale="100%"/>
    </style:style>
    <style:style style:name="Body_20_text_20__28_2_29__20__2b__20_Bold" style:display-name="Body text (2) + Bold" style:family="text" style:parent-style-name="Body_20_text_20__28_2_29__5f_">
      <style:text-properties fo:color="#000000" loext:opacity="100%" style:font-name="Times New Roman" fo:font-family="'Times New Roman'" style:font-family-generic="roman" style:font-pitch="variable" fo:letter-spacing="normal" fo:language="en" fo:country="US" fo:font-weight="bold" style:font-name-asian="Times New Roman1" style:font-family-asian="'Times New Roman'" style:font-family-generic-asian="system" style:font-pitch-asian="variable" style:language-asian="en" style:country-asian="US" style:font-weight-asian="bold" style:font-name-complex="Times New Roman1" style:font-family-complex="'Times New Roman'" style:font-family-generic-complex="system" style:font-pitch-complex="variable" style:language-complex="en" style:country-complex="US" style:font-weight-complex="bold" style:text-scale="100%"/>
    </style:style>
    <style:style style:name="Body_20_text_20__28_3_29__5f_" style:display-name="Body text (3)_" style:family="text" style:parent-style-name="Default_20_Paragraph_20_Font" loext:linked-style-name="Body_20_text_20__28_3_29_">
      <style:text-properties fo:font-variant="normal" fo:text-transform="none" style:text-line-through-style="none" style:text-line-through-type="none" fo:font-size="8.5pt" fo:font-style="normal" style:text-underline-style="none" fo:font-weight="bold" style:font-size-asian="8.5pt" style:font-style-asian="normal" style:font-weight-asian="bold" style:font-size-complex="8.5pt" style:font-style-complex="normal" style:font-weight-complex="bold"/>
    </style:style>
    <style:style style:name="Body_20_text_20__28_3_29__20__2b__20_Not_20_Bold" style:display-name="Body text (3) + Not Bold" style:family="text" style:parent-style-name="Body_20_text_20__28_3_29__5f_">
      <style:text-properties fo:color="#000000" loext:opacity="100%" style:font-name="Times New Roman" fo:font-family="'Times New Roman'" style:font-family-generic="roman" style:font-pitch="variable" fo:letter-spacing="normal" fo:language="en" fo:country="US" fo:font-weight="bold" style:font-name-asian="Times New Roman1" style:font-family-asian="'Times New Roman'" style:font-family-generic-asian="system" style:font-pitch-asian="variable" style:language-asian="en" style:country-asian="US" style:font-weight-asian="bold" style:font-name-complex="Times New Roman1" style:font-family-complex="'Times New Roman'" style:font-family-generic-complex="system" style:font-pitch-complex="variable" style:language-complex="en" style:country-complex="US" style:font-weight-complex="bold" style:text-scale="100%"/>
    </style:style>
    <style:style style:name="Header_20_or_20_footer_5f_" style:display-name="Header or footer_" style:family="text" style:parent-style-name="Default_20_Paragraph_20_Font" loext:linked-style-name="Header_20_or_20_footer">
      <style:text-properties fo:font-variant="normal" fo:text-transform="none" style:text-line-through-style="none" style:text-line-through-type="none" fo:font-size="9.5pt" fo:font-style="normal" style:text-underline-style="none" fo:font-weight="bold" style:font-size-asian="9.5pt" style:font-style-asian="normal" style:font-weight-asian="bold" style:font-size-complex="9.5pt" style:font-style-complex="normal" style:font-weight-complex="bold"/>
    </style:style>
    <style:style style:name="Header_20_or_20_footer" style:display-name="Header or footer" style:family="text" style:parent-style-name="Header_20_or_20_footer_5f_">
      <style:text-properties fo:color="#000000" loext:opacity="100%" style:font-name="Times New Roman" fo:font-family="'Times New Roman'" style:font-family-generic="roman" style:font-pitch="variable" fo:letter-spacing="normal" fo:language="en" fo:country="US" style:font-name-asian="Times New Roman1" style:font-family-asian="'Times New Roman'" style:font-family-generic-asian="system" style:font-pitch-asian="variable" style:language-asian="en" style:country-asian="US" style:font-name-complex="Times New Roman1" style:font-family-complex="'Times New Roman'" style:font-family-generic-complex="system" style:font-pitch-complex="variable" style:language-complex="en" style:country-complex="US" style:text-scale="100%"/>
    </style:style>
    <style:style style:name="Body_20_text_20__28_2_29__20_Exact" style:display-name="Body text (2) Exact" style:family="text" style:parent-style-name="Default_20_Paragraph_20_Font">
      <style:text-properties fo:font-variant="normal" fo:text-transform="none" style:text-line-through-style="none" style:text-line-through-type="none" fo:font-size="8.5pt" fo:font-style="normal" style:text-underline-style="none" fo:font-weight="normal" style:font-size-asian="8.5pt" style:font-style-asian="normal" style:font-weight-asian="normal" style:font-size-complex="8.5pt" style:font-style-complex="normal" style:font-weight-complex="normal"/>
    </style:style>
    <style:style style:name="Heading_20__23_1_20_Exact" style:display-name="Heading #1 Exact" style:family="text" style:parent-style-name="Default_20_Paragraph_20_Font">
      <style:text-properties fo:font-variant="normal" fo:text-transform="none" style:text-line-through-style="none" style:text-line-through-type="none" fo:font-size="10pt" fo:font-style="normal" style:text-underline-style="none" fo:font-weight="bold" style:font-size-asian="10pt" style:font-style-asian="normal" style:font-weight-asian="bold" style:font-size-complex="10pt" style:font-style-complex="normal" style:font-weight-complex="bold"/>
    </style:style>
    <style:style style:name="Body_20_text_20__28_4_29__5f_" style:display-name="Body text (4)_" style:family="text" style:parent-style-name="Default_20_Paragraph_20_Font" loext:linked-style-name="Body_20_text_20__28_4_29_">
      <style:text-properties fo:font-variant="normal" fo:text-transform="none" style:text-line-through-style="none" style:text-line-through-type="none" fo:font-size="10pt" fo:font-style="normal" style:text-underline-style="none" fo:font-weight="bold" style:font-size-asian="10pt" style:font-style-asian="normal" style:font-weight-asian="bold" style:font-size-complex="10pt" style:font-style-complex="normal" style:font-weight-complex="bold"/>
    </style:style>
    <style:style style:name="Body_20_text_20__28_2_29__20__2b__20_9_20_pt_2c_Bold" style:display-name="Body text (2) + 9 pt,Bold" style:family="text" style:parent-style-name="Body_20_text_20__28_2_29__5f_">
      <style:text-properties fo:color="#000000" loext:opacity="100%" style:font-name="Times New Roman" fo:font-family="'Times New Roman'" style:font-family-generic="roman" style:font-pitch="variable" fo:font-size="9pt" fo:letter-spacing="normal" fo:language="en" fo:country="US" fo:font-weight="bold" style:font-name-asian="Times New Roman1" style:font-family-asian="'Times New Roman'" style:font-family-generic-asian="system" style:font-pitch-asian="variable" style:font-size-asian="9pt" style:language-asian="en" style:country-asian="US" style:font-weight-asian="bold" style:font-name-complex="Times New Roman1" style:font-family-complex="'Times New Roman'" style:font-family-generic-complex="system" style:font-pitch-complex="variable" style:font-size-complex="9pt" style:language-complex="en" style:country-complex="US" style:font-weight-complex="bold" style:text-scale="100%"/>
    </style:style>
    <style:style style:name="Body_20_text_20__28_2_29__20__2b__20_Italic_2c_Small_20_Caps" style:display-name="Body text (2) + Italic,Small Caps" style:family="text" style:parent-style-name="Body_20_text_20__28_2_29__5f_">
      <style:text-properties fo:font-variant="small-caps" fo:color="#000000" loext:opacity="100%" style:font-name="Times New Roman" fo:font-family="'Times New Roman'" style:font-family-generic="roman" style:font-pitch="variable" fo:letter-spacing="normal" fo:language="en" fo:country="US" fo:font-style="italic" style:font-name-asian="Times New Roman1" style:font-family-asian="'Times New Roman'" style:font-family-generic-asian="system" style:font-pitch-asian="variable" style:language-asian="en" style:country-asian="US" style:font-style-asian="italic" style:font-name-complex="Times New Roman1" style:font-family-complex="'Times New Roman'" style:font-family-generic-complex="system" style:font-pitch-complex="variable" style:language-complex="en" style:country-complex="US" style:font-style-complex="italic" style:text-scale="100%"/>
    </style:style>
    <style:style style:name="Body_20_text_20__28_5_29__5f_" style:display-name="Body text (5)_" style:family="text" style:parent-style-name="Default_20_Paragraph_20_Font" loext:linked-style-name="Body_20_text_20__28_5_29_">
      <style:text-properties fo:font-variant="normal" fo:text-transform="none" style:text-line-through-style="none" style:text-line-through-type="none" fo:font-size="8.5pt" fo:font-style="italic" style:text-underline-style="none" fo:font-weight="normal" style:font-size-asian="8.5pt" style:font-style-asian="italic" style:font-weight-asian="normal" style:font-size-complex="8.5pt" style:font-style-complex="italic" style:font-weight-complex="normal"/>
    </style:style>
    <style:style style:name="Body_20_text_20__28_5_29__20__2b__20_Not_20_Italic" style:display-name="Body text (5) + Not Italic" style:family="text" style:parent-style-name="Body_20_text_20__28_5_29__5f_">
      <style:text-properties fo:color="#000000" loext:opacity="100%" style:font-name="Times New Roman" fo:font-family="'Times New Roman'" style:font-family-generic="roman" style:font-pitch="variable" fo:letter-spacing="normal" fo:language="en" fo:country="US" fo:font-style="italic" style:font-name-asian="Times New Roman1" style:font-family-asian="'Times New Roman'" style:font-family-generic-asian="system" style:font-pitch-asian="variable" style:language-asian="en" style:country-asian="US" style:font-style-asian="italic" style:font-name-complex="Times New Roman1" style:font-family-complex="'Times New Roman'" style:font-family-generic-complex="system" style:font-pitch-complex="variable" style:language-complex="en" style:country-complex="US" style:font-style-complex="italic" style:text-scale="100%"/>
    </style:style>
    <style:style style:name="Body_20_text_20__28_3_29__20_Exact" style:display-name="Body text (3) Exact" style:family="text" style:parent-style-name="Default_20_Paragraph_20_Font">
      <style:text-properties fo:font-variant="normal" fo:text-transform="none" style:text-line-through-style="none" style:text-line-through-type="none" fo:font-size="8.5pt" fo:font-style="normal" style:text-underline-style="none" fo:font-weight="bold" style:font-size-asian="8.5pt" style:font-style-asian="normal" style:font-weight-asian="bold" style:font-size-complex="8.5pt" style:font-style-complex="normal" style:font-weight-complex="bold"/>
    </style:style>
    <style:style style:name="Body_20_text_20__28_3_29__20__2b__20_Not_20_Bold_20_Exact" style:display-name="Body text (3) + Not Bold Exact" style:family="text" style:parent-style-name="Body_20_text_20__28_3_29__5f_">
      <style:text-properties fo:color="#000000" loext:opacity="100%" style:font-name="Times New Roman" fo:font-family="'Times New Roman'" style:font-family-generic="roman" style:font-pitch="variable" fo:letter-spacing="normal" fo:language="en" fo:country="US" fo:font-weight="bold" style:font-name-asian="Times New Roman1" style:font-family-asian="'Times New Roman'" style:font-family-generic-asian="system" style:font-pitch-asian="variable" style:language-asian="en" style:country-asian="US" style:font-weight-asian="bold" style:font-name-complex="Times New Roman1" style:font-family-complex="'Times New Roman'" style:font-family-generic-complex="system" style:font-pitch-complex="variable" style:language-complex="en" style:country-complex="US" style:font-weight-complex="bold" style:text-scale="100%"/>
    </style:style>
    <style:style style:name="Body_20_text_20__28_2_29__20__2b__20_Bold_20_Exact" style:display-name="Body text (2) + Bold Exact" style:family="text" style:parent-style-name="Body_20_text_20__28_2_29__5f_">
      <style:text-properties fo:color="#000000" loext:opacity="100%" style:font-name="Times New Roman" fo:font-family="'Times New Roman'" style:font-family-generic="roman" style:font-pitch="variable" fo:letter-spacing="normal" fo:language="en" fo:country="US" fo:font-weight="bold" style:font-name-asian="Times New Roman1" style:font-family-asian="'Times New Roman'" style:font-family-generic-asian="system" style:font-pitch-asian="variable" style:language-asian="en" style:country-asian="US" style:font-weight-asian="bold" style:font-name-complex="Times New Roman1" style:font-family-complex="'Times New Roman'" style:font-family-generic-complex="system" style:font-pitch-complex="variable" style:language-complex="en" style:country-complex="US" style:font-weight-complex="bold" style:text-scale="100%"/>
    </style:style>
    <style:style style:name="Body_20_text_20__28_6_29__5f_" style:display-name="Body text (6)_" style:family="text" style:parent-style-name="Default_20_Paragraph_20_Font" loext:linked-style-name="Body_20_text_20__28_6_29_">
      <style:text-properties fo:font-variant="normal" fo:text-transform="none" style:text-line-through-style="none" style:text-line-through-type="none" fo:font-size="8.5pt" fo:font-style="normal" style:text-underline-style="none" fo:font-weight="bold" style:font-size-asian="8.5pt" style:font-style-asian="normal" style:font-weight-asian="bold" style:font-size-complex="8.5pt" style:font-style-complex="normal" style:font-weight-complex="bold"/>
    </style:style>
    <style:style style:name="Body_20_text_20__28_6_29__20__2b__20_Not_20_Bold" style:display-name="Body text (6) + Not Bold" style:family="text" style:parent-style-name="Body_20_text_20__28_6_29__5f_">
      <style:text-properties fo:color="#000000" loext:opacity="100%" style:font-name="Times New Roman" fo:font-family="'Times New Roman'" style:font-family-generic="roman" style:font-pitch="variable" fo:letter-spacing="normal" fo:language="en" fo:country="US" fo:font-weight="bold" style:font-name-asian="Times New Roman1" style:font-family-asian="'Times New Roman'" style:font-family-generic-asian="system" style:font-pitch-asian="variable" style:language-asian="en" style:country-asian="US" style:font-weight-asian="bold" style:font-name-complex="Times New Roman1" style:font-family-complex="'Times New Roman'" style:font-family-generic-complex="system" style:font-pitch-complex="variable" style:language-complex="en" style:country-complex="US" style:font-weight-complex="bold" style:text-scale="100%"/>
    </style:style>
    <style:style style:name="Body_20_text_20__28_2_29_" style:display-name="Body text (2)" style:family="text" style:parent-style-name="Body_20_text_20__28_2_29__5f_">
      <style:text-properties fo:color="#000000" loext:opacity="100%" style:font-name="Times New Roman" fo:font-family="'Times New Roman'" style:font-family-generic="roman" style:font-pitch="variable" fo:letter-spacing="normal" fo:language="en" fo:country="US" style:text-underline-style="solid" style:text-underline-width="auto" style:text-underline-color="font-color" style:font-name-asian="Times New Roman1" style:font-family-asian="'Times New Roman'" style:font-family-generic-asian="system" style:font-pitch-asian="variable" style:language-asian="en" style:country-asian="US" style:font-name-complex="Times New Roman1" style:font-family-complex="'Times New Roman'" style:font-family-generic-complex="system" style:font-pitch-complex="variable" style:language-complex="en" style:country-complex="US" style:text-scale="100%"/>
    </style:style>
    <style:style style:name="Body_20_text_20__28_2_29__20__2b__20_9_20_pt_2c_Italic" style:display-name="Body text (2) + 9 pt,Italic" style:family="text" style:parent-style-name="Body_20_text_20__28_2_29__5f_">
      <style:text-properties fo:color="#000000" loext:opacity="100%" style:font-name="Times New Roman" fo:font-family="'Times New Roman'" style:font-family-generic="roman" style:font-pitch="variable" fo:font-size="9pt" fo:letter-spacing="normal" fo:language="en" fo:country="US" fo:font-style="italic" style:font-name-asian="Times New Roman1" style:font-family-asian="'Times New Roman'" style:font-family-generic-asian="system" style:font-pitch-asian="variable" style:font-size-asian="9pt" style:language-asian="en" style:country-asian="US" style:font-style-asian="italic" style:font-name-complex="Times New Roman1" style:font-family-complex="'Times New Roman'" style:font-family-generic-complex="system" style:font-pitch-complex="variable" style:font-size-complex="9pt" style:language-complex="en" style:country-complex="US" style:font-style-complex="italic" style:text-scale="100%"/>
    </style:style>
    <style:style style:name="ListLabel_20_1" style:display-name="ListLabel 1"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2" style:display-name="ListLabel 2"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3" style:display-name="ListLabel 3"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4" style:display-name="ListLabel 4"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5" style:display-name="ListLabel 5"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6" style:display-name="ListLabel 6"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7" style:display-name="ListLabel 7"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8" style:display-name="ListLabel 8"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9" style:display-name="ListLabel 9"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10" style:display-name="ListLabel 10"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11" style:display-name="ListLabel 11"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12" style:display-name="ListLabel 12"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13" style:display-name="ListLabel 13"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14" style:display-name="ListLabel 14"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15" style:display-name="ListLabel 15"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16" style:display-name="ListLabel 16"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17" style:display-name="ListLabel 17"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18" style:display-name="ListLabel 18"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19" style:display-name="ListLabel 19"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20" style:display-name="ListLabel 20"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21" style:display-name="ListLabel 21"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22" style:display-name="ListLabel 22"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bold" style:font-name-asian="Times New Roman1" style:font-family-asian="'Times New Roman'" style:font-family-generic-asian="system" style:font-pitch-asian="variable" style:font-size-asian="8.5pt" style:language-asian="en" style:country-asian="US" style:font-style-asian="normal" style:font-weight-asian="bold" style:font-name-complex="Times New Roman1" style:font-family-complex="'Times New Roman'" style:font-family-generic-complex="system" style:font-pitch-complex="variable" style:font-size-complex="8.5pt" style:language-complex="en" style:country-complex="US" style:font-style-complex="normal" style:font-weight-complex="bold" style:text-scale="100%"/>
    </style:style>
    <style:style style:name="ListLabel_20_23" style:display-name="ListLabel 23"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24" style:display-name="ListLabel 24"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25" style:display-name="ListLabel 25"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26" style:display-name="ListLabel 26"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27" style:display-name="ListLabel 27"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bold" style:font-name-asian="Times New Roman1" style:font-family-asian="'Times New Roman'" style:font-family-generic-asian="system" style:font-pitch-asian="variable" style:font-size-asian="8.5pt" style:language-asian="en" style:country-asian="US" style:font-style-asian="normal" style:font-weight-asian="bold" style:font-name-complex="Times New Roman1" style:font-family-complex="'Times New Roman'" style:font-family-generic-complex="system" style:font-pitch-complex="variable" style:font-size-complex="8.5pt" style:language-complex="en" style:country-complex="US" style:font-style-complex="normal" style:font-weight-complex="bold" style:text-scale="100%"/>
    </style:style>
    <style:style style:name="ListLabel_20_28" style:display-name="ListLabel 28"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29" style:display-name="ListLabel 29"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30" style:display-name="ListLabel 30"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31" style:display-name="ListLabel 31"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32" style:display-name="ListLabel 32"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33" style:display-name="ListLabel 33"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34" style:display-name="ListLabel 34"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35" style:display-name="ListLabel 35"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36" style:display-name="ListLabel 36"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37" style:display-name="ListLabel 37"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38" style:display-name="ListLabel 38"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39" style:display-name="ListLabel 39"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40" style:display-name="ListLabel 40"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41" style:display-name="ListLabel 41"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42" style:display-name="ListLabel 42"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bold" style:font-name-asian="Times New Roman1" style:font-family-asian="'Times New Roman'" style:font-family-generic-asian="system" style:font-pitch-asian="variable" style:font-size-asian="8.5pt" style:language-asian="en" style:country-asian="US" style:font-style-asian="normal" style:font-weight-asian="bold" style:font-name-complex="Times New Roman1" style:font-family-complex="'Times New Roman'" style:font-family-generic-complex="system" style:font-pitch-complex="variable" style:font-size-complex="8.5pt" style:language-complex="en" style:country-complex="US" style:font-style-complex="normal" style:font-weight-complex="bold" style:text-scale="100%"/>
    </style:style>
    <style:style style:name="ListLabel_20_43" style:display-name="ListLabel 43"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44" style:display-name="ListLabel 44"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45" style:display-name="ListLabel 45"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bold" style:font-name-asian="Times New Roman1" style:font-family-asian="'Times New Roman'" style:font-family-generic-asian="system" style:font-pitch-asian="variable" style:font-size-asian="8.5pt" style:language-asian="en" style:country-asian="US" style:font-style-asian="normal" style:font-weight-asian="bold" style:font-name-complex="Times New Roman1" style:font-family-complex="'Times New Roman'" style:font-family-generic-complex="system" style:font-pitch-complex="variable" style:font-size-complex="8.5pt" style:language-complex="en" style:country-complex="US" style:font-style-complex="normal" style:font-weight-complex="bold" style:text-scale="100%"/>
    </style:style>
    <style:style style:name="ListLabel_20_46" style:display-name="ListLabel 46"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47" style:display-name="ListLabel 47"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bold" style:font-name-asian="Times New Roman1" style:font-family-asian="'Times New Roman'" style:font-family-generic-asian="system" style:font-pitch-asian="variable" style:font-size-asian="8.5pt" style:language-asian="en" style:country-asian="US" style:font-style-asian="normal" style:font-weight-asian="bold" style:font-name-complex="Times New Roman1" style:font-family-complex="'Times New Roman'" style:font-family-generic-complex="system" style:font-pitch-complex="variable" style:font-size-complex="8.5pt" style:language-complex="en" style:country-complex="US" style:font-style-complex="normal" style:font-weight-complex="bold" style:text-scale="100%"/>
    </style:style>
    <style:style style:name="ListLabel_20_48" style:display-name="ListLabel 48"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49" style:display-name="ListLabel 49"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bold" style:font-name-asian="Times New Roman1" style:font-family-asian="'Times New Roman'" style:font-family-generic-asian="system" style:font-pitch-asian="variable" style:font-size-asian="8.5pt" style:language-asian="en" style:country-asian="US" style:font-style-asian="normal" style:font-weight-asian="bold" style:font-name-complex="Times New Roman1" style:font-family-complex="'Times New Roman'" style:font-family-generic-complex="system" style:font-pitch-complex="variable" style:font-size-complex="8.5pt" style:language-complex="en" style:country-complex="US" style:font-style-complex="normal" style:font-weight-complex="bold" style:text-scale="100%"/>
    </style:style>
    <style:style style:name="ListLabel_20_50" style:display-name="ListLabel 50"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51" style:display-name="ListLabel 51"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52" style:display-name="ListLabel 52"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53" style:display-name="ListLabel 53"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54" style:display-name="ListLabel 54"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55" style:display-name="ListLabel 55"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56" style:display-name="ListLabel 56"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bold" style:font-name-asian="Times New Roman1" style:font-family-asian="'Times New Roman'" style:font-family-generic-asian="system" style:font-pitch-asian="variable" style:font-size-asian="8.5pt" style:language-asian="en" style:country-asian="US" style:font-style-asian="normal" style:font-weight-asian="bold" style:font-name-complex="Times New Roman1" style:font-family-complex="'Times New Roman'" style:font-family-generic-complex="system" style:font-pitch-complex="variable" style:font-size-complex="8.5pt" style:language-complex="en" style:country-complex="US" style:font-style-complex="normal" style:font-weight-complex="bold" style:text-scale="100%"/>
    </style:style>
    <style:style style:name="ListLabel_20_57" style:display-name="ListLabel 57"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bold" style:font-name-asian="Times New Roman1" style:font-family-asian="'Times New Roman'" style:font-family-generic-asian="system" style:font-pitch-asian="variable" style:font-size-asian="8.5pt" style:language-asian="en" style:country-asian="US" style:font-style-asian="normal" style:font-weight-asian="bold" style:font-name-complex="Times New Roman1" style:font-family-complex="'Times New Roman'" style:font-family-generic-complex="system" style:font-pitch-complex="variable" style:font-size-complex="8.5pt" style:language-complex="en" style:country-complex="US" style:font-style-complex="normal" style:font-weight-complex="bold" style:text-scale="100%"/>
    </style:style>
    <style:style style:name="ListLabel_20_58" style:display-name="ListLabel 58"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59" style:display-name="ListLabel 59"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60" style:display-name="ListLabel 60"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61" style:display-name="ListLabel 61"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62" style:display-name="ListLabel 62"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bold" style:font-name-asian="Times New Roman1" style:font-family-asian="'Times New Roman'" style:font-family-generic-asian="system" style:font-pitch-asian="variable" style:font-size-asian="8.5pt" style:language-asian="en" style:country-asian="US" style:font-style-asian="normal" style:font-weight-asian="bold" style:font-name-complex="Times New Roman1" style:font-family-complex="'Times New Roman'" style:font-family-generic-complex="system" style:font-pitch-complex="variable" style:font-size-complex="8.5pt" style:language-complex="en" style:country-complex="US" style:font-style-complex="normal" style:font-weight-complex="bold" style:text-scale="100%"/>
    </style:style>
    <style:style style:name="ListLabel_20_63" style:display-name="ListLabel 63"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64" style:display-name="ListLabel 64"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65" style:display-name="ListLabel 65"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66" style:display-name="ListLabel 66"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67" style:display-name="ListLabel 67"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68" style:display-name="ListLabel 68"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bold" style:font-name-asian="Times New Roman1" style:font-family-asian="'Times New Roman'" style:font-family-generic-asian="system" style:font-pitch-asian="variable" style:font-size-asian="8.5pt" style:language-asian="en" style:country-asian="US" style:font-style-asian="normal" style:font-weight-asian="bold" style:font-name-complex="Times New Roman1" style:font-family-complex="'Times New Roman'" style:font-family-generic-complex="system" style:font-pitch-complex="variable" style:font-size-complex="8.5pt" style:language-complex="en" style:country-complex="US" style:font-style-complex="normal" style:font-weight-complex="bold" style:text-scale="100%"/>
    </style:style>
    <style:style style:name="ListLabel_20_69" style:display-name="ListLabel 69"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70" style:display-name="ListLabel 70"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71" style:display-name="ListLabel 71"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72" style:display-name="ListLabel 72"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bold" style:font-name-asian="Times New Roman1" style:font-family-asian="'Times New Roman'" style:font-family-generic-asian="system" style:font-pitch-asian="variable" style:font-size-asian="8.5pt" style:language-asian="en" style:country-asian="US" style:font-style-asian="normal" style:font-weight-asian="bold" style:font-name-complex="Times New Roman1" style:font-family-complex="'Times New Roman'" style:font-family-generic-complex="system" style:font-pitch-complex="variable" style:font-size-complex="8.5pt" style:language-complex="en" style:country-complex="US" style:font-style-complex="normal" style:font-weight-complex="bold" style:text-scale="100%"/>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2"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4"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5"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6"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text:style-name="ListLabel_20_7"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8" loext:num-list-format="%1%" style:num-format="1" text:start-value="3">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text:style-name="ListLabel_20_9"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ListLabel_20_10" loext:num-list-format="%1%" style:num-format="1" text:start-value="23">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text:style-name="ListLabel_20_11"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text:style-name="ListLabel_20_12"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text:style-name="ListLabel_20_13"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text:style-name="ListLabel_20_14"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text:style-name="ListLabel_20_15"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text:style-name="ListLabel_20_16"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number text:level="1" text:style-name="ListLabel_20_17"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number text:level="1" text:style-name="ListLabel_20_18"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number text:level="1" text:style-name="ListLabel_20_19"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number text:level="1" text:style-name="ListLabel_20_20"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number text:level="1" text:style-name="ListLabel_20_21"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number text:level="1" text:style-name="ListLabel_20_22"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
      <text:list-level-style-number text:level="1" text:style-name="ListLabel_20_23"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7">
      <text:list-level-style-number text:level="1" text:style-name="ListLabel_20_24"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9">
      <text:list-level-style-number text:level="1" text:style-name="ListLabel_20_25"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1">
      <text:list-level-style-number text:level="1" text:style-name="ListLabel_20_26"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3">
      <text:list-level-style-number text:level="1" text:style-name="ListLabel_20_27"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5">
      <text:list-level-style-number text:level="1" text:style-name="ListLabel_20_28"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7">
      <text:list-level-style-number text:level="1" text:style-name="ListLabel_20_29"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9">
      <text:list-level-style-number text:level="1" text:style-name="ListLabel_20_30"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1">
      <text:list-level-style-number text:level="1" text:style-name="ListLabel_20_31"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3">
      <text:list-level-style-number text:level="1" text:style-name="ListLabel_20_32"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5">
      <text:list-level-style-number text:level="1" text:style-name="ListLabel_20_33"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7">
      <text:list-level-style-number text:level="1" text:style-name="ListLabel_20_34"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9">
      <text:list-level-style-number text:level="1" text:style-name="ListLabel_20_35"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1">
      <text:list-level-style-number text:level="1" text:style-name="ListLabel_20_36"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3">
      <text:list-level-style-number text:level="1" text:style-name="ListLabel_20_37" loext:num-list-format="%1%" style:num-format="1" text:start-value="25">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5">
      <text:list-level-style-number text:level="1" text:style-name="ListLabel_20_38" loext:num-list-format="%1%" style:num-format="1" text:start-value="23">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7">
      <text:list-level-style-number text:level="1" text:style-name="ListLabel_20_39"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9">
      <text:list-level-style-number text:level="1" text:style-name="ListLabel_20_40"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1">
      <text:list-level-style-number text:level="1" text:style-name="ListLabel_20_41"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3">
      <text:list-level-style-number text:level="1" text:style-name="ListLabel_20_42"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5">
      <text:list-level-style-number text:level="1" text:style-name="ListLabel_20_43"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7">
      <text:list-level-style-number text:level="1" text:style-name="ListLabel_20_44"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9">
      <text:list-level-style-number text:level="1" text:style-name="ListLabel_20_45"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1">
      <text:list-level-style-number text:level="1" text:style-name="ListLabel_20_46" loext:num-list-format="%1%" style:num-format="I">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3">
      <text:list-level-style-number text:level="1" text:style-name="ListLabel_20_47"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5">
      <text:list-level-style-number text:level="1" text:style-name="ListLabel_20_48"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7">
      <text:list-level-style-number text:level="1" text:style-name="ListLabel_20_49"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9">
      <text:list-level-style-number text:level="1" text:style-name="ListLabel_20_50"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1">
      <text:list-level-style-number text:level="1" text:style-name="ListLabel_20_51"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3">
      <text:list-level-style-number text:level="1" text:style-name="ListLabel_20_52"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5">
      <text:list-level-style-number text:level="1" text:style-name="ListLabel_20_53"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7">
      <text:list-level-style-number text:level="1" text:style-name="ListLabel_20_54"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9">
      <text:list-level-style-number text:level="1" text:style-name="ListLabel_20_55"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1">
      <text:list-level-style-number text:level="1" text:style-name="ListLabel_20_56"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3">
      <text:list-level-style-number text:level="1" text:style-name="ListLabel_20_57"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5">
      <text:list-level-style-number text:level="1" text:style-name="ListLabel_20_58"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7">
      <text:list-level-style-number text:level="1" text:style-name="ListLabel_20_59"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9">
      <text:list-level-style-number text:level="1" text:style-name="ListLabel_20_60"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1">
      <text:list-level-style-number text:level="1" text:style-name="ListLabel_20_61"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3">
      <text:list-level-style-number text:level="1" text:style-name="ListLabel_20_62"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5">
      <text:list-level-style-number text:level="1" text:style-name="ListLabel_20_63"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7">
      <text:list-level-style-number text:level="1" text:style-name="ListLabel_20_64"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9">
      <text:list-level-style-number text:level="1" text:style-name="ListLabel_20_65"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1">
      <text:list-level-style-number text:level="1" text:style-name="ListLabel_20_66"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3">
      <text:list-level-style-number text:level="1" text:style-name="ListLabel_20_67"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5">
      <text:list-level-style-number text:level="1" text:style-name="ListLabel_20_68" loext:num-list-format="%1%" style:num-format="1" text:start-value="8">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7">
      <text:list-level-style-number text:level="1" text:style-name="ListLabel_20_69"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9">
      <text:list-level-style-number text:level="1" text:style-name="ListLabel_20_70"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1">
      <text:list-level-style-number text:level="1" text:style-name="ListLabel_20_71"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3">
      <text:list-level-style-number text:level="1" text:style-name="ListLabel_20_72"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orphans="0" fo:widows="0"/>
      <style:text-properties fo:font-size="1pt" style:font-size-asian="1pt" style:font-size-complex="1pt"/>
    </style:style>
    <style:style style:name="MP2" style:family="paragraph" style:parent-style-name="Header_20_or_20_footer">
      <loext:graphic-properties draw:fill="none" draw:fill-color="#ffffff"/>
      <style:paragraph-properties fo:margin-left="0cm" fo:margin-right="0cm" fo:margin-top="0cm" fo:margin-bottom="0cm" style:contextual-spacing="false" fo:line-height="100%" fo:text-align="start" style:justify-single-word="false" fo:keep-together="auto" fo:orphans="0" fo:widows="0" fo:text-indent="0cm" style:auto-text-indent="false" fo:background-color="transparent" fo:keep-with-next="auto" style:writing-mode="lr-tb">
        <style:tab-stops>
          <style:tab-stop style:position="16.946cm" style:type="right"/>
        </style:tab-stops>
      </style:paragraph-properties>
    </style:style>
    <style:style style:name="MP3" style:family="paragraph" style:parent-style-name="Header_20_or_20_footer">
      <loext:graphic-properties draw:fill="none" draw:fill-color="#ffffff"/>
      <style:paragraph-properties fo:margin-left="0cm" fo:margin-right="0cm" fo:margin-top="0cm" fo:margin-bottom="0cm" style:contextual-spacing="false" fo:line-height="100%" fo:text-align="start" style:justify-single-word="false" fo:keep-together="auto" fo:orphans="0" fo:widows="0" fo:text-indent="0cm" style:auto-text-indent="false" fo:background-color="transparent" fo:keep-with-next="auto" style:writing-mode="lr-tb">
        <style:tab-stops>
          <style:tab-stop style:position="16.857cm" style:type="right"/>
        </style:tab-stops>
      </style:paragraph-properties>
    </style:style>
    <style:style style:name="MP4" style:family="paragraph">
      <loext:graphic-properties draw:fill="none"/>
    </style:style>
    <style:style style:name="MP5" style:family="paragraph" style:parent-style-name="Header_20_or_20_footer">
      <loext:graphic-properties draw:fill="none" draw:fill-color="#ffffff"/>
      <style:paragraph-properties fo:margin-left="0cm" fo:margin-right="0cm" fo:margin-top="0cm" fo:margin-bottom="0cm" style:contextual-spacing="false" fo:line-height="100%" fo:text-align="start" style:justify-single-word="false" fo:keep-together="auto" fo:orphans="0" fo:widows="0" fo:text-indent="0cm" style:auto-text-indent="false" fo:background-color="transparent" fo:keep-with-next="auto" style:writing-mode="lr-tb">
        <style:tab-stops>
          <style:tab-stop style:position="16.794cm" style:type="right"/>
        </style:tab-stops>
      </style:paragraph-properties>
    </style:style>
    <style:style style:name="MP6" style:family="paragraph" style:parent-style-name="Header_20_or_20_footer">
      <loext:graphic-properties draw:fill="none" draw:fill-color="#ffffff"/>
      <style:paragraph-properties fo:margin-left="0cm" fo:margin-right="0cm" fo:margin-top="0cm" fo:margin-bottom="0cm" style:contextual-spacing="false" fo:line-height="100%" fo:text-align="start" style:justify-single-word="false" fo:keep-together="auto" fo:orphans="0" fo:widows="0" fo:text-indent="0cm" style:auto-text-indent="false" fo:background-color="transparent" fo:keep-with-next="auto" style:writing-mode="lr-tb">
        <style:tab-stops>
          <style:tab-stop style:position="16.873cm" style:type="right"/>
        </style:tab-stops>
      </style:paragraph-properties>
    </style:style>
    <style:style style:name="MP7" style:family="paragraph" style:parent-style-name="Header_20_or_20_footer">
      <loext:graphic-properties draw:fill="none" draw:fill-color="#ffffff"/>
      <style:paragraph-properties fo:margin-left="0cm" fo:margin-right="0cm" fo:margin-top="0cm" fo:margin-bottom="0cm" style:contextual-spacing="false" fo:line-height="100%" fo:text-align="start" style:justify-single-word="false" fo:keep-together="auto" fo:orphans="0" fo:widows="0" fo:text-indent="0cm" style:auto-text-indent="false" fo:background-color="transparent" fo:keep-with-next="auto" style:writing-mode="lr-tb">
        <style:tab-stops>
          <style:tab-stop style:position="17.115cm" style:type="right"/>
        </style:tab-stops>
      </style:paragraph-properties>
    </style:style>
    <style:style style:name="MP8" style:family="paragraph" style:parent-style-name="Header_20_or_20_footer">
      <loext:graphic-properties draw:fill="none" draw:fill-color="#ffffff"/>
      <style:paragraph-properties fo:margin-left="0cm" fo:margin-right="0cm" fo:margin-top="0cm" fo:margin-bottom="0cm" style:contextual-spacing="false" fo:line-height="100%" fo:text-align="start" style:justify-single-word="false" fo:keep-together="auto" fo:orphans="0" fo:widows="0" fo:text-indent="0cm" style:auto-text-indent="false" fo:background-color="transparent" fo:keep-with-next="auto" style:writing-mode="lr-tb"/>
    </style:style>
    <style:style style:name="MP9" style:family="paragraph" style:parent-style-name="Standard">
      <style:paragraph-properties fo:orphans="0" fo:widows="0"/>
    </style:style>
    <style:style style:name="MP10" style:family="paragraph" style:parent-style-name="Header_20_or_20_footer">
      <loext:graphic-properties draw:fill="none" draw:fill-color="#ffffff"/>
      <style:paragraph-properties fo:margin-left="0cm" fo:margin-right="0cm" fo:margin-top="0cm" fo:margin-bottom="0cm" style:contextual-spacing="false" fo:line-height="100%" fo:text-align="start" style:justify-single-word="false" fo:keep-together="auto" fo:orphans="0" fo:widows="0" fo:text-indent="0cm" style:auto-text-indent="false" fo:background-color="transparent" fo:keep-with-next="auto" style:writing-mode="lr-tb">
        <style:tab-stops>
          <style:tab-stop style:position="19.389cm" style:type="right"/>
        </style:tab-stops>
      </style:paragraph-properties>
    </style:style>
    <style:style style:name="MP11" style:family="paragraph" style:parent-style-name="Header_20_or_20_footer">
      <loext:graphic-properties draw:fill="none" draw:fill-color="#ffffff"/>
      <style:paragraph-properties fo:margin-left="0cm" fo:margin-right="0cm" fo:margin-top="0cm" fo:margin-bottom="0cm" style:contextual-spacing="false" fo:line-height="100%" fo:text-align="start" style:justify-single-word="false" fo:keep-together="auto" fo:orphans="0" fo:widows="0" fo:text-indent="0cm" style:auto-text-indent="false" fo:background-color="transparent" fo:keep-with-next="auto" style:writing-mode="lr-tb">
        <style:tab-stops>
          <style:tab-stop style:position="16.887cm" style:type="right"/>
        </style:tab-stops>
      </style:paragraph-properties>
    </style:style>
    <style:style style:name="MP12" style:family="paragraph" style:parent-style-name="Header_20_or_20_footer">
      <loext:graphic-properties draw:fill="none" draw:fill-color="#ffffff"/>
      <style:paragraph-properties fo:margin-left="0cm" fo:margin-right="0cm" fo:margin-top="0cm" fo:margin-bottom="0cm" style:contextual-spacing="false" fo:line-height="100%" fo:text-align="start" style:justify-single-word="false" fo:keep-together="auto" fo:orphans="0" fo:widows="0" fo:text-indent="0cm" style:auto-text-indent="false" fo:background-color="transparent" fo:keep-with-next="auto" style:writing-mode="lr-tb">
        <style:tab-stops>
          <style:tab-stop style:position="17.263cm" style:type="right"/>
        </style:tab-stops>
      </style:paragraph-properties>
    </style:style>
    <style:style style:name="MP13" style:family="paragraph" style:parent-style-name="Header_20_or_20_footer">
      <loext:graphic-properties draw:fill="none" draw:fill-color="#ffffff"/>
      <style:paragraph-properties fo:margin-left="0cm" fo:margin-right="0cm" fo:margin-top="0cm" fo:margin-bottom="0cm" style:contextual-spacing="false" fo:line-height="100%" fo:text-align="start" style:justify-single-word="false" fo:keep-together="auto" fo:orphans="0" fo:widows="0" fo:text-indent="0cm" style:auto-text-indent="false" fo:background-color="transparent" fo:keep-with-next="auto" style:writing-mode="lr-tb">
        <style:tab-stops>
          <style:tab-stop style:position="17.085cm" style:type="right"/>
        </style:tab-stops>
      </style:paragraph-properties>
    </style:style>
    <style:style style:name="MP14" style:family="paragraph" style:parent-style-name="Header_20_or_20_footer">
      <loext:graphic-properties draw:fill="none" draw:fill-color="#ffffff"/>
      <style:paragraph-properties fo:margin-left="0cm" fo:margin-right="0cm" fo:margin-top="0cm" fo:margin-bottom="0cm" style:contextual-spacing="false" fo:line-height="100%" fo:text-align="start" style:justify-single-word="false" fo:keep-together="auto" fo:orphans="0" fo:widows="0" fo:text-indent="0cm" style:auto-text-indent="false" fo:background-color="transparent" fo:keep-with-next="auto" style:writing-mode="lr-tb">
        <style:tab-stops>
          <style:tab-stop style:position="17.175cm" style:type="right"/>
        </style:tab-stops>
      </style:paragraph-properties>
    </style:style>
    <style:style style:name="MP15" style:family="paragraph" style:parent-style-name="Header_20_or_20_footer">
      <loext:graphic-properties draw:fill="none" draw:fill-color="#ffffff"/>
      <style:paragraph-properties fo:margin-left="0cm" fo:margin-right="0cm" fo:margin-top="0cm" fo:margin-bottom="0cm" style:contextual-spacing="false" fo:line-height="100%" fo:text-align="start" style:justify-single-word="false" fo:keep-together="auto" fo:orphans="0" fo:widows="0" fo:text-indent="0cm" style:auto-text-indent="false" fo:background-color="transparent" fo:keep-with-next="auto" style:writing-mode="lr-tb">
        <style:tab-stops>
          <style:tab-stop style:position="21.082cm" style:type="right"/>
        </style:tab-stops>
      </style:paragraph-properties>
    </style:style>
    <style:style style:name="MP16" style:family="paragraph" style:parent-style-name="Header_20_or_20_footer">
      <loext:graphic-properties draw:fill="none" draw:fill-color="#ffffff"/>
      <style:paragraph-properties fo:margin-left="0cm" fo:margin-right="0cm" fo:margin-top="0cm" fo:margin-bottom="0cm" style:contextual-spacing="false" fo:line-height="100%" fo:text-align="start" style:justify-single-word="false" fo:keep-together="auto" fo:orphans="0" fo:widows="0" fo:text-indent="0cm" style:auto-text-indent="false" fo:background-color="transparent" fo:keep-with-next="auto" style:writing-mode="lr-tb">
        <style:tab-stops>
          <style:tab-stop style:position="17.039cm" style:type="right"/>
        </style:tab-stops>
      </style:paragraph-properties>
    </style:style>
    <style:style style:name="MP17" style:family="paragraph" style:parent-style-name="Header_20_or_20_footer">
      <loext:graphic-properties draw:fill="none" draw:fill-color="#ffffff"/>
      <style:paragraph-properties fo:margin-left="0cm" fo:margin-right="0cm" fo:margin-top="0cm" fo:margin-bottom="0cm" style:contextual-spacing="false" fo:line-height="100%" fo:text-align="start" style:justify-single-word="false" fo:keep-together="auto" fo:orphans="0" fo:widows="0" fo:text-indent="0cm" style:auto-text-indent="false" fo:background-color="transparent" fo:keep-with-next="auto" style:writing-mode="lr-tb">
        <style:tab-stops>
          <style:tab-stop style:position="16.81cm" style:type="right"/>
        </style:tab-stops>
      </style:paragraph-properties>
    </style:style>
    <style:style style:name="MT1" style:family="text">
      <style:text-properties fo:font-weight="bold" style:font-weight-asian="bold" style:font-weight-complex="bold"/>
    </style:style>
    <style:style style:name="Mfr1" style:family="graphic" style:parent-style-name="Frame">
      <style:graphic-properties fo:margin-left="0.176cm" fo:margin-right="0.176cm" fo:margin-top="0cm" fo:margin-bottom="0cm" style:run-through="background" style:wrap="run-through" style:number-wrapped-paragraphs="no-limit" style:vertical-pos="from-top" style:vertical-rel="page" style:horizontal-pos="from-left" style:horizontal-rel="page" fo:background-color="transparent" draw:fill="none" draw:opacity="0%" fo:padding="0cm" fo:border="0.06pt solid #000000"/>
    </style:style>
    <style:style style:name="Mgr1" style:family="graphic" style:parent-style-name="Frame">
      <style:graphic-properties draw:stroke="none" svg:stroke-width="0cm" draw:fill="none" loext:fill-use-slide-background="false" draw:textarea-vertical-align="top" draw:auto-grow-height="true" fo:min-height="0cm" fo:min-width="0cm" fo:padding-top="0cm" fo:padding-bottom="0cm" fo:padding-left="0cm" fo:padding-right="0cm" fo:margin-left="0.176cm" fo:margin-right="0.176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2" style:family="graphic" style:parent-style-name="Frame">
      <style:graphic-properties draw:stroke="none" svg:stroke-width="0cm" draw:fill="none" loext:fill-use-slide-background="false" draw:textarea-vertical-align="top" draw:auto-grow-height="true" fo:min-height="0cm" fo:min-width="0cm" fo:padding-top="0cm" fo:padding-bottom="0cm" fo:padding-left="0cm" fo:padding-right="0cm" fo:wrap-option="no-wrap" fo:margin-left="0.176cm" fo:margin-right="0.176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page-layout style:name="Mpm1">
      <style:page-layout-properties fo:page-width="42cm" fo:page-height="29.7cm" style:num-format="1" style:print-orientation="landscape" fo:margin-top="0cm" fo:margin-bottom="0cm" fo:margin-left="22.064cm" fo:margin-right="7.064cm" style:writing-mode="lr-tb" style:layout-grid-color="#c0c0c0" style:layout-grid-lines="46"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42cm" fo:page-height="29.7cm" style:num-format="1" style:print-orientation="landscape" fo:margin-top="5.479cm" fo:margin-bottom="0.005cm" fo:margin-left="4.487cm" fo:margin-right="8.419cm" style:writing-mode="lr-tb" style:layout-grid-color="#c0c0c0" style:layout-grid-lines="33"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2.849cm" fo:margin-left="0cm" fo:margin-right="0cm" fo:margin-top="2.748cm" style:dynamic-spacing="true"/>
      </style:footer-style>
    </style:page-layout>
    <style:page-layout style:name="Mpm3">
      <style:page-layout-properties fo:page-width="29.7cm" fo:page-height="42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42cm" fo:page-height="29.7cm" style:num-format="1" style:print-orientation="landscape" fo:margin-top="5.38cm" fo:margin-bottom="0.005cm" fo:margin-left="4.941cm" fo:margin-right="7.433cm" style:writing-mode="lr-tb" style:layout-grid-color="#c0c0c0" style:layout-grid-lines="33"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2.76cm" fo:margin-left="0cm" fo:margin-right="0cm" fo:margin-top="2.662cm" style:dynamic-spacing="true"/>
      </style:footer-style>
    </style:page-layout>
    <style:page-layout style:name="Mpm5">
      <style:page-layout-properties fo:page-width="42cm" fo:page-height="29.7cm" style:num-format="1" style:print-orientation="landscape" fo:margin-top="5.38cm" fo:margin-bottom="0.005cm" fo:margin-left="4.941cm" fo:margin-right="7.433cm" style:writing-mode="lr-tb" style:layout-grid-color="#c0c0c0" style:layout-grid-lines="33"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0%" style:color="#000000"/>
      </style:page-layout-properties>
      <style:header-style/>
      <style:footer-style>
        <style:header-footer-properties fo:min-height="2.76cm" fo:margin-left="0cm" fo:margin-right="0cm" fo:margin-top="2.662cm" style:dynamic-spacing="true"/>
      </style:footer-style>
    </style:page-layout>
    <style:page-layout style:name="Mpm6">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499cm" fo:margin-left="0cm" fo:margin-right="0cm" fo:margin-top="0cm"/>
      </style:footer-style>
    </style:page-layout>
    <style:page-layout style:name="Mpm8">
      <style:page-layout-properties fo:page-width="42cm" fo:page-height="29.7cm" style:num-format="1" style:print-orientation="landscape" fo:margin-top="0cm" fo:margin-bottom="0.005cm" fo:margin-left="4.941cm" fo:margin-right="7.433cm" style:writing-mode="lr-tb" style:layout-grid-color="#c0c0c0" style:layout-grid-lines="33"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0%" style:color="#000000"/>
      </style:page-layout-properties>
      <style:header-style>
        <style:header-footer-properties fo:min-height="5.38cm" fo:margin-left="0cm" fo:margin-right="0cm" fo:margin-bottom="5.279cm" style:dynamic-spacing="true"/>
      </style:header-style>
      <style:footer-style>
        <style:header-footer-properties fo:min-height="2.76cm" fo:margin-left="0cm" fo:margin-right="0cm" fo:margin-top="2.662cm" style:dynamic-spacing="true"/>
      </style:footer-style>
    </style:page-layout>
    <style:page-layout style:name="Mpm9">
      <style:page-layout-properties fo:page-width="42cm" fo:page-height="29.7cm" style:num-format="1" style:print-orientation="landscape" fo:margin-top="0cm" fo:margin-bottom="0.005cm" fo:margin-left="4.941cm" fo:margin-right="7.433cm" style:writing-mode="lr-tb" style:layout-grid-color="#c0c0c0" style:layout-grid-lines="33"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5.38cm" fo:margin-left="0cm" fo:margin-right="0cm" fo:margin-bottom="5.279cm" style:dynamic-spacing="true"/>
      </style:header-style>
      <style:footer-style>
        <style:header-footer-properties fo:min-height="2.76cm" fo:margin-left="0cm" fo:margin-right="0cm" fo:margin-top="2.662cm" style:dynamic-spacing="true"/>
      </style:footer-style>
    </style:page-layout>
    <style:page-layout style:name="Mpm10">
      <style:page-layout-properties fo:page-width="42cm" fo:page-height="29.7cm" style:num-format="1" style:print-orientation="landscape" fo:margin-top="4.971cm" fo:margin-bottom="0.005cm" fo:margin-left="5.015cm" fo:margin-right="7.101cm" style:writing-mode="lr-tb" style:layout-grid-color="#c0c0c0" style:layout-grid-lines="33"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3.29cm" fo:margin-left="0cm" fo:margin-right="0cm" fo:margin-top="3.191cm" style:dynamic-spacing="true"/>
      </style:footer-style>
    </style:page-layout>
    <style:page-layout style:name="Mpm11">
      <style:page-layout-properties fo:page-width="42cm" fo:page-height="29.7cm" style:num-format="1" style:print-orientation="landscape" fo:margin-top="5.306cm" fo:margin-bottom="0.005cm" fo:margin-left="4.718cm" fo:margin-right="7.257cm" style:writing-mode="lr-tb" style:layout-grid-color="#c0c0c0" style:layout-grid-lines="33"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0%" style:color="#000000"/>
      </style:page-layout-properties>
      <style:header-style/>
      <style:footer-style>
        <style:header-footer-properties fo:min-height="2.944cm" fo:margin-left="0cm" fo:margin-right="0cm" fo:margin-top="2.843cm" style:dynamic-spacing="true"/>
      </style:footer-style>
    </style:page-layout>
    <style:page-layout style:name="Mpm12">
      <style:page-layout-properties fo:page-width="42cm" fo:page-height="29.7cm" style:num-format="1" style:print-orientation="landscape" fo:margin-top="5.306cm" fo:margin-bottom="0.005cm" fo:margin-left="4.718cm" fo:margin-right="7.257cm" style:writing-mode="lr-tb" style:layout-grid-color="#c0c0c0" style:layout-grid-lines="33"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2.944cm" fo:margin-left="0cm" fo:margin-right="0cm" fo:margin-top="2.843cm" style:dynamic-spacing="true"/>
      </style:footer-style>
    </style:page-layout>
    <style:page-layout style:name="Mpm13">
      <style:page-layout-properties fo:page-width="42cm" fo:page-height="29.7cm" style:num-format="1" style:print-orientation="landscape" fo:margin-top="0cm" fo:margin-bottom="0.005cm" fo:margin-left="4.718cm" fo:margin-right="7.257cm" style:writing-mode="lr-tb" style:layout-grid-color="#c0c0c0" style:layout-grid-lines="33"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0%" style:color="#000000"/>
      </style:page-layout-properties>
      <style:header-style>
        <style:header-footer-properties fo:min-height="5.306cm" fo:margin-left="0cm" fo:margin-right="0cm" fo:margin-bottom="5.205cm" style:dynamic-spacing="true"/>
      </style:header-style>
      <style:footer-style>
        <style:header-footer-properties fo:min-height="2.944cm" fo:margin-left="0cm" fo:margin-right="0cm" fo:margin-top="2.843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Converted1" style:page-layout-name="Mpm2" draw:style-name="Mdp1">
      <style:footer>
        <text:p text:style-name="MP1"><draw:frame draw:style-name="Mfr1" draw:name="Rahmen1" text:anchor-type="char" svg:x="11.24cm" svg:y="27.674cm" svg:width="16.946cm" draw:z-index="0"><draw:text-box fo:min-height="0.263cm"><text:p text:style-name="MP2"><text:span text:style-name="Header_20_or_20_footer"><text:span text:style-name="MT1"><text:page-number text:select-page="current">51</text:page-number></text:span></text:span><text:span text:style-name="Header_20_or_20_footer"><text:span text:style-name="MT1"><text:tab/>49</text:span></text:span></text:p></draw:text-box></draw:frame></text:p>
      </style:footer>
    </style:master-page>
    <style:master-page style:name="Converted2" style:page-layout-name="Mpm2" draw:style-name="Mdp1" style:next-style-name="Converted1">
      <style:footer>
        <text:p text:style-name="MP1"><draw:custom-shape text:anchor-type="char" draw:z-index="0" draw:style-name="Mgr1" draw:text-style-name="MP4" svg:width="16.86cm" svg:height="0.687cm" svg:x="10.744cm" svg:y="27.682cm"><text:p text:style-name="MP3"><text:span text:style-name="Header_20_or_20_footer"><text:span text:style-name="MT1">46<text:tab/></text:span></text:span><text:span text:style-name="Header_20_or_20_footer"><text:span text:style-name="MT1"><text:page-number text:select-page="current">47</text:page-number></text:span></text:span></text:p><draw:enhanced-geometry draw:type="0"/></draw:custom-shape></text:p>
      </style:footer>
    </style:master-page>
    <style:master-page style:name="First_20_Page" style:display-name="First Page" style:page-layout-name="Mpm3" style:next-style-name="Standard"/>
    <style:master-page style:name="Converted3" style:page-layout-name="Mpm4" draw:style-name="Mdp1">
      <style:footer>
        <text:p text:style-name="MP1"><draw:frame draw:style-name="Mfr1" draw:name="Rahmen3" text:anchor-type="char" svg:x="11.24cm" svg:y="27.674cm" svg:width="16.946cm" draw:z-index="109"><draw:text-box fo:min-height="0.263cm"><text:p text:style-name="MP2"><text:span text:style-name="Header_20_or_20_footer"><text:span text:style-name="MT1"><text:page-number text:select-page="current">48</text:page-number></text:span></text:span><text:span text:style-name="Header_20_or_20_footer"><text:span text:style-name="MT1"><text:tab/>49</text:span></text:span></text:p></draw:text-box></draw:frame></text:p>
      </style:footer>
    </style:master-page>
    <style:master-page style:name="Converted4" style:page-layout-name="Mpm5" draw:style-name="Mdp1">
      <style:footer>
        <text:p text:style-name="MP1"><draw:custom-shape text:anchor-type="char" draw:z-index="1" draw:style-name="Mgr1" draw:text-style-name="MP4" svg:width="16.805cm" svg:height="0.687cm" svg:x="11.418cm" svg:y="27.61cm"><text:p text:style-name="MP5"><text:span text:style-name="Header_20_or_20_footer"><text:span text:style-name="MT1"><text:page-number text:select-page="current">52</text:page-number></text:span></text:span><text:span text:style-name="Header_20_or_20_footer"><text:span text:style-name="MT1"><text:tab/>53</text:span></text:span></text:p><draw:enhanced-geometry draw:type="0"/></draw:custom-shape></text:p>
      </style:footer>
    </style:master-page>
    <style:master-page style:name="Converted5" style:page-layout-name="Mpm5" draw:style-name="Mdp1" style:next-style-name="Converted4">
      <style:footer>
        <text:p text:style-name="MP1"><draw:custom-shape text:anchor-type="char" draw:z-index="2" draw:style-name="Mgr1" draw:text-style-name="MP4" svg:width="16.876cm" svg:height="0.687cm" svg:x="11.451cm" svg:y="27.615cm"><text:p text:style-name="MP6"><text:span text:style-name="Header_20_or_20_footer"><text:span text:style-name="MT1">50<text:tab/></text:span></text:span><text:span text:style-name="Header_20_or_20_footer"><text:span text:style-name="MT1"><text:page-number text:select-page="current">51</text:page-number></text:span></text:span></text:p><draw:enhanced-geometry draw:type="0"/></draw:custom-shape></text:p>
      </style:footer>
    </style:master-page>
    <style:master-page style:name="Converted6" style:page-layout-name="Mpm6" draw:style-name="Mdp1" style:next-style-name="Converted3"/>
    <style:master-page style:name="Converted7" style:page-layout-name="Mpm5" draw:style-name="Mdp1">
      <style:footer>
        <text:p text:style-name="MP1"><draw:custom-shape text:anchor-type="char" draw:z-index="5" draw:style-name="Mgr1" draw:text-style-name="MP4" svg:width="17.118cm" svg:height="0.687cm" svg:x="11.396cm" svg:y="27.573cm"><text:p text:style-name="MP7"><text:span text:style-name="Header_20_or_20_footer"><text:span text:style-name="MT1"><text:page-number text:select-page="current">57</text:page-number></text:span></text:span><text:span text:style-name="Header_20_or_20_footer"><text:span text:style-name="MT1"><text:tab/>57</text:span></text:span></text:p><draw:enhanced-geometry draw:type="0"/></draw:custom-shape></text:p>
      </style:footer>
    </style:master-page>
    <style:master-page style:name="Converted8" style:page-layout-name="Mpm5" draw:style-name="Mdp1" style:next-style-name="Converted7">
      <style:footer>
        <text:p text:style-name="MP1"><draw:custom-shape text:anchor-type="char" draw:z-index="6" draw:style-name="Mgr2" draw:text-style-name="MP4" svg:width="0.341cm" svg:height="1.846cm" svg:x="27.771cm" svg:y="27.873cm"><text:p text:style-name="MP8"><text:span text:style-name="Header_20_or_20_footer"><text:span text:style-name="MT1">54</text:span></text:span></text:p><text:p text:style-name="MP8"><text:span text:style-name="Header_20_or_20_footer"><text:span text:style-name="MT1"><text:page-number text:select-page="current">55</text:page-number></text:span></text:span></text:p><draw:enhanced-geometry draw:type="0"/></draw:custom-shape></text:p>
      </style:footer>
    </style:master-page>
    <style:master-page style:name="Converted9" style:page-layout-name="Mpm4" draw:style-name="Mdp1">
      <style:footer>
        <text:p text:style-name="MP9"/>
      </style:footer>
    </style:master-page>
    <style:master-page style:name="Converted10" style:page-layout-name="Mpm7" draw:style-name="Mdp1" style:next-style-name="Converted9">
      <style:footer>
        <text:p text:style-name="MP9"/>
      </style:footer>
    </style:master-page>
    <style:master-page style:name="Converted11" style:page-layout-name="Mpm5" draw:style-name="Mdp1">
      <style:footer>
        <text:p text:style-name="MP1"><draw:custom-shape text:anchor-type="char" draw:z-index="11" draw:style-name="Mgr1" draw:text-style-name="MP4" svg:width="16.948cm" svg:height="0.687cm" svg:x="11.319cm" svg:y="27.615cm"><text:p text:style-name="MP2"><text:span text:style-name="Header_20_or_20_footer"><text:span text:style-name="MT1"><text:page-number text:select-page="current">66</text:page-number></text:span></text:span><text:span text:style-name="Header_20_or_20_footer"><text:span text:style-name="MT1"><text:tab/>63</text:span></text:span></text:p><draw:enhanced-geometry draw:type="0"/></draw:custom-shape></text:p>
      </style:footer>
    </style:master-page>
    <style:master-page style:name="Converted12" style:page-layout-name="Mpm8" draw:style-name="Mdp1" style:next-style-name="Converted11">
      <style:header>
        <text:p text:style-name="MP1"><draw:custom-shape text:anchor-type="char" draw:z-index="12" draw:style-name="Mgr1" draw:text-style-name="MP4" svg:width="19.391cm" svg:height="0.687cm" svg:x="5.062cm" svg:y="4.919cm"><text:p text:style-name="MP10"><text:span text:style-name="Header_20_or_20_footer"><text:span text:style-name="MT1">BERRINGTON<text:tab/>BERWICK (1)</text:span></text:span></text:p><draw:enhanced-geometry draw:type="0"/></draw:custom-shape></text:p>
      </style:header>
      <style:footer>
        <text:p text:style-name="MP1"><draw:custom-shape text:anchor-type="char" draw:z-index="13" draw:style-name="Mgr1" draw:text-style-name="MP4" svg:width="16.89cm" svg:height="0.687cm" svg:x="11.328cm" svg:y="27.051cm"><text:p text:style-name="MP11"><text:span text:style-name="Header_20_or_20_footer"><text:span text:style-name="MT1">60<text:tab/></text:span></text:span><text:span text:style-name="Header_20_or_20_footer"><text:span text:style-name="MT1"><text:page-number text:select-page="current">11</text:page-number></text:span></text:span></text:p><draw:enhanced-geometry draw:type="0"/></draw:custom-shape></text:p>
      </style:footer>
    </style:master-page>
    <style:master-page style:name="Converted13" style:page-layout-name="Mpm4" draw:style-name="Mdp1">
      <style:footer>
        <text:p text:style-name="MP1"><draw:custom-shape text:anchor-type="char" draw:z-index="15" draw:style-name="Mgr1" draw:text-style-name="MP4" svg:width="17.118cm" svg:height="0.687cm" svg:x="11.407cm" svg:y="27.162cm"><text:p text:style-name="MP7"><text:span text:style-name="Header_20_or_20_footer"><text:span text:style-name="MT1"><text:page-number text:select-page="current">67</text:page-number></text:span></text:span><text:span text:style-name="Header_20_or_20_footer"><text:span text:style-name="MT1"><text:tab/>67</text:span></text:span></text:p><draw:enhanced-geometry draw:type="0"/></draw:custom-shape></text:p>
      </style:footer>
    </style:master-page>
    <style:master-page style:name="Converted14" style:page-layout-name="Mpm9" draw:style-name="Mdp1" style:next-style-name="Converted13">
      <style:header>
        <text:p text:style-name="MP9"/>
      </style:header>
      <style:footer>
        <text:p text:style-name="MP1"><draw:custom-shape text:anchor-type="char" draw:z-index="16" draw:style-name="Mgr2" draw:text-style-name="MP4" svg:width="0.341cm" svg:height="1.073cm" svg:x="28.219cm" svg:y="27.722cm"><text:p text:style-name="MP8"><text:span text:style-name="Header_20_or_20_footer"><text:span text:style-name="MT1"><text:page-number text:select-page="current">67</text:page-number></text:span></text:span></text:p><draw:enhanced-geometry draw:type="0"/></draw:custom-shape></text:p>
      </style:footer>
    </style:master-page>
    <style:master-page style:name="Converted15" style:page-layout-name="Mpm10" draw:style-name="Mdp1">
      <style:footer>
        <text:p text:style-name="MP1"><draw:custom-shape text:anchor-type="char" draw:z-index="66" draw:style-name="Mgr1" draw:text-style-name="MP4" svg:width="17.118cm" svg:height="0.687cm" svg:x="11.407cm" svg:y="27.162cm"><text:p text:style-name="MP7"><text:span text:style-name="Header_20_or_20_footer"><text:span text:style-name="MT1"><text:page-number text:select-page="current">71</text:page-number></text:span></text:span><text:span text:style-name="Header_20_or_20_footer"><text:span text:style-name="MT1"><text:tab/>67</text:span></text:span></text:p><draw:enhanced-geometry draw:type="0"/></draw:custom-shape></text:p>
      </style:footer>
    </style:master-page>
    <style:master-page style:name="Converted16" style:page-layout-name="Mpm10" draw:style-name="Mdp1">
      <style:footer>
        <text:p text:style-name="MP1"><draw:custom-shape text:anchor-type="char" draw:z-index="20" draw:style-name="Mgr2" draw:text-style-name="MP4" svg:width="0.341cm" svg:height="1.073cm" svg:x="28.125cm" svg:y="27.446cm"><text:p text:style-name="MP8"><text:span text:style-name="Header_20_or_20_footer"><text:span text:style-name="MT1"><text:page-number text:select-page="current">72</text:page-number></text:span></text:span></text:p><draw:enhanced-geometry draw:type="0"/></draw:custom-shape></text:p>
      </style:footer>
    </style:master-page>
    <style:master-page style:name="Converted17" style:page-layout-name="Mpm7" draw:style-name="Mdp1" style:next-style-name="Converted16">
      <style:footer>
        <text:p text:style-name="MP9"/>
      </style:footer>
    </style:master-page>
    <style:master-page style:name="Converted18" style:page-layout-name="Mpm10" draw:style-name="Mdp1">
      <style:footer>
        <text:p text:style-name="MP1"><draw:custom-shape text:anchor-type="char" draw:z-index="25" draw:style-name="Mgr2" draw:text-style-name="MP4" svg:width="0.341cm" svg:height="1.073cm" svg:x="11.31cm" svg:y="27.34cm"><text:p text:style-name="MP8"><text:span text:style-name="Header_20_or_20_footer"><text:span text:style-name="MT1"><text:page-number text:select-page="current">76</text:page-number></text:span></text:span></text:p><draw:enhanced-geometry draw:type="0"/></draw:custom-shape></text:p>
      </style:footer>
    </style:master-page>
    <style:master-page style:name="Converted19" style:page-layout-name="Mpm10" draw:style-name="Mdp1" style:next-style-name="Converted18">
      <style:footer>
        <text:p text:style-name="MP1"><draw:custom-shape text:anchor-type="char" draw:z-index="26" draw:style-name="Mgr1" draw:text-style-name="MP4" svg:width="17.266cm" svg:height="0.687cm" svg:x="11.377cm" svg:y="27.201cm"><text:p text:style-name="MP12"><text:span text:style-name="Header_20_or_20_footer"><text:span text:style-name="MT1">70<text:tab/></text:span></text:span><text:span text:style-name="Header_20_or_20_footer"><text:span text:style-name="MT1"><text:page-number text:select-page="current">73</text:page-number></text:span></text:span></text:p><draw:enhanced-geometry draw:type="0"/></draw:custom-shape></text:p>
      </style:footer>
    </style:master-page>
    <style:master-page style:name="Converted20" style:page-layout-name="Mpm11" draw:style-name="Mdp1">
      <style:footer>
        <text:p text:style-name="MP1"><draw:custom-shape text:anchor-type="char" draw:z-index="29" draw:style-name="Mgr2" draw:text-style-name="MP4" svg:width="0.341cm" svg:height="1.073cm" svg:x="28.09cm" svg:y="27.533cm"><text:p text:style-name="MP8"><text:span text:style-name="Header_20_or_20_footer"><text:span text:style-name="MT1"><text:page-number text:select-page="current">77</text:page-number></text:span></text:span></text:p><draw:enhanced-geometry draw:type="0"/></draw:custom-shape></text:p>
      </style:footer>
    </style:master-page>
    <style:master-page style:name="Converted21" style:page-layout-name="Mpm7" draw:style-name="Mdp1" style:next-style-name="Converted20">
      <style:footer>
        <text:p text:style-name="MP9"/>
      </style:footer>
    </style:master-page>
    <style:master-page style:name="Converted22" style:page-layout-name="Mpm12" draw:style-name="Mdp1">
      <style:footer>
        <text:p text:style-name="MP1"><draw:custom-shape text:anchor-type="char" draw:z-index="35" draw:style-name="Mgr1" draw:text-style-name="MP4" svg:width="17.088cm" svg:height="0.687cm" svg:x="11.225cm" svg:y="27.511cm"><text:p text:style-name="MP13"><text:span text:style-name="Header_20_or_20_footer"><text:span text:style-name="MT1"><text:page-number text:select-page="current">83</text:page-number></text:span></text:span><text:span text:style-name="Header_20_or_20_footer"><text:span text:style-name="MT1"><text:tab/>79</text:span></text:span></text:p><draw:enhanced-geometry draw:type="0"/></draw:custom-shape></text:p>
      </style:footer>
    </style:master-page>
    <style:master-page style:name="Converted23" style:page-layout-name="Mpm12" draw:style-name="Mdp1" style:next-style-name="Converted22">
      <style:footer>
        <text:p text:style-name="MP1"><draw:custom-shape text:anchor-type="char" draw:z-index="36" draw:style-name="Mgr1" draw:text-style-name="MP4" svg:width="17.178cm" svg:height="0.687cm" svg:x="11.259cm" svg:y="27.511cm"><text:p text:style-name="MP14"><text:span text:style-name="Header_20_or_20_footer"><text:span text:style-name="MT1">76<text:tab/></text:span></text:span><text:span text:style-name="Header_20_or_20_footer"><text:span text:style-name="MT1"><text:page-number text:select-page="current">79</text:page-number></text:span></text:span></text:p><draw:enhanced-geometry draw:type="0"/></draw:custom-shape></text:p>
      </style:footer>
    </style:master-page>
    <style:master-page style:name="Converted24" style:page-layout-name="Mpm12" draw:style-name="Mdp1">
      <style:footer>
        <text:p text:style-name="MP9"/>
      </style:footer>
    </style:master-page>
    <style:master-page style:name="Converted25" style:page-layout-name="Mpm7" draw:style-name="Mdp1" style:next-style-name="Converted24">
      <style:footer>
        <text:p text:style-name="MP9"/>
      </style:footer>
    </style:master-page>
    <style:master-page style:name="Converted26" style:page-layout-name="Mpm12" draw:style-name="Mdp1">
      <style:footer>
        <text:p text:style-name="MP1"><draw:custom-shape text:anchor-type="char" draw:z-index="39" draw:style-name="Mgr2" draw:text-style-name="MP4" svg:width="0.341cm" svg:height="1.073cm" svg:x="11.204cm" svg:y="27.63cm"><text:p text:style-name="MP8"><text:span text:style-name="Header_20_or_20_footer"><text:span text:style-name="MT1"><text:page-number text:select-page="current">84</text:page-number></text:span></text:span></text:p><draw:enhanced-geometry draw:type="0"/></draw:custom-shape></text:p>
      </style:footer>
    </style:master-page>
    <style:master-page style:name="Converted27" style:page-layout-name="Mpm12" draw:style-name="Mdp1">
      <style:footer>
        <text:p text:style-name="MP1"><draw:custom-shape text:anchor-type="char" draw:z-index="42" draw:style-name="Mgr2" draw:text-style-name="MP4" svg:width="0.341cm" svg:height="1.073cm" svg:x="27.951cm" svg:y="27.554cm"><text:p text:style-name="MP8"><text:span text:style-name="Header_20_or_20_footer"><text:span text:style-name="MT1"><text:page-number text:select-page="current">87</text:page-number></text:span></text:span></text:p><draw:enhanced-geometry draw:type="0"/></draw:custom-shape></text:p>
      </style:footer>
    </style:master-page>
    <style:master-page style:name="Converted28" style:page-layout-name="Mpm13" draw:style-name="Mdp1">
      <style:header>
        <text:p text:style-name="MP1"><draw:custom-shape text:anchor-type="char" draw:z-index="47" draw:style-name="Mgr1" draw:text-style-name="MP4" svg:width="21.085cm" svg:height="0.687cm" svg:x="5.018cm" svg:y="4.835cm"><text:p text:style-name="MP15"><text:span text:style-name="Header_20_or_20_footer"><text:span text:style-name="MT1">BUSBRIDGE<text:tab/>BUSSORAH MERCHANT</text:span></text:span></text:p><draw:enhanced-geometry draw:type="0"/></draw:custom-shape></text:p>
      </style:header>
      <style:footer>
        <text:p text:style-name="MP1"><draw:custom-shape text:anchor-type="char" draw:z-index="52" draw:style-name="Mgr1" draw:text-style-name="MP4" svg:width="17.042cm" svg:height="0.687cm" svg:x="11.183cm" svg:y="26.945cm"><text:p text:style-name="MP16"><text:span text:style-name="Header_20_or_20_footer"><text:span text:style-name="MT1"><text:page-number text:select-page="current">92</text:page-number></text:span></text:span><text:span text:style-name="Header_20_or_20_footer"><text:span text:style-name="MT1"><text:tab/>89</text:span></text:span></text:p><draw:enhanced-geometry draw:type="0"/></draw:custom-shape></text:p>
      </style:footer>
    </style:master-page>
    <style:master-page style:name="Converted29" style:page-layout-name="Mpm11" draw:style-name="Mdp1" style:next-style-name="Converted28">
      <style:footer>
        <text:p text:style-name="MP1"><draw:custom-shape text:anchor-type="char" draw:z-index="53" draw:style-name="Mgr1" draw:text-style-name="MP4" svg:width="16.812cm" svg:height="0.687cm" svg:x="11.377cm" svg:y="27.524cm"><text:p text:style-name="MP17"><text:span text:style-name="Header_20_or_20_footer"><text:span text:style-name="MT1">86<text:tab/></text:span></text:span><text:span text:style-name="Header_20_or_20_footer"><text:span text:style-name="MT1"><text:page-number text:select-page="current">89</text:page-number></text:span></text:span></text:p><draw:enhanced-geometry draw:type="0"/></draw:custom-shape></text:p>
      </style:footer>
    </style:master-page>
    <style:master-page style:name="Converted30" style:page-layout-name="Mpm6" draw:style-name="Mdp1" style:next-style-name="Converted27"/>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document-statistic meta:table-count="0" meta:image-count="0" meta:object-count="0" meta:page-count="66" meta:paragraph-count="1643" meta:word-count="16889" meta:character-count="87321" meta:non-whitespace-character-count="72336"/>
    <meta:generator>LibreOffice/7.4.5.1$Windows_X86_64 LibreOffice_project/9c0871452b3918c1019dde9bfac75448afc4b57f</meta:generator>
  </office:meta>
</office:document-meta>
</file>